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style:style>
    <style:style style:name="T17" style:parent-style-name="Domyślnaczcionkaakapitu" style:family="text">
      <style:text-properties fo:background-color="#80FFFF"/>
    </style:style>
    <style:style style:name="T18" style:parent-style-name="Domyślnaczcionkaakapitu" style:family="text">
      <style:text-properties style:text-underline-type="single" style:text-underline-style="solid" style:text-underline-width="auto" style:text-underline-mode="continuous"/>
    </style:style>
    <style:style style:name="P19" style:parent-style-name="Normalny" style:family="paragraph">
      <style:paragraph-properties fo:text-align="justify" fo:line-height="150%"/>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fo:background-color="#80FFFF" style:text-underline-type="single" style:text-underline-style="solid" style:text-underline-width="auto" style:text-underline-mode="continuous"/>
    </style:style>
    <style:style style:name="T22" style:parent-style-name="Domyślnaczcionkaakapitu" style:family="text">
      <style:text-properties style:text-underline-type="single" style:text-underline-style="solid" style:text-underline-width="auto" style:text-underline-mode="continuous"/>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fo:text-indent="0.2479in"/>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fo:text-indent="0.2479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fo:text-indent="0.2479in"/>
    </style:style>
    <style:style style:name="P101" style:parent-style-name="Normalny" style:family="paragraph">
      <style:paragraph-properties fo:text-align="justify" fo:line-height="150%"/>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style:style>
    <style:style style:name="T104" style:parent-style-name="Domyślnaczcionkaakapitu" style:family="text">
      <style:text-properties style:text-underline-type="single" style:text-underline-style="solid" style:text-underline-width="auto" style:text-underline-mode="continuous"/>
    </style:style>
    <style:style style:name="T105" style:parent-style-name="Domyślnaczcionkaakapitu" style:family="text">
      <style:text-properties fo:background-color="#80FFFF" style:text-underline-type="single" style:text-underline-style="solid" style:text-underline-width="auto" style:text-underline-mode="continuous"/>
    </style:style>
    <style:style style:name="T106" style:parent-style-name="Domyślnaczcionkaakapitu" style:family="text">
      <style:text-properties style:text-underline-type="single" style:text-underline-style="solid" style:text-underline-width="auto" style:text-underline-mode="continuous"/>
    </style:style>
    <style:style style:name="P107" style:parent-style-name="Normalny" style:family="paragraph">
      <style:paragraph-properties fo:text-align="justify" fo:line-height="150%" fo:text-indent="0.2479in"/>
    </style:style>
    <style:style style:name="P108" style:parent-style-name="Normalny" style:family="paragraph">
      <style:paragraph-properties fo:text-align="justify" fo:line-height="150%"/>
    </style:style>
    <style:style style:name="T109" style:parent-style-name="Domyślnaczcionkaakapitu" style:family="text">
      <style:text-properties style:text-underline-type="single" style:text-underline-style="solid" style:text-underline-width="auto" style:text-underline-mode="continuous"/>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style:style>
    <style:style style:name="T124" style:parent-style-name="Domyślnaczcionkaakapitu" style:family="text">
      <style:text-properties style:text-underline-type="single" style:text-underline-style="solid" style:text-underline-width="auto" style:text-underline-mode="continuous"/>
    </style:style>
    <style:style style:name="T125" style:parent-style-name="Domyślnaczcionkaakapitu" style:family="text">
      <style:text-properties fo:background-color="#80FFFF" style:text-underline-type="single" style:text-underline-style="solid" style:text-underline-width="auto" style:text-underline-mode="continuous"/>
    </style:style>
    <style:style style:name="T126" style:parent-style-name="Domyślnaczcionkaakapitu" style:family="text">
      <style:text-properties style:text-underline-type="single" style:text-underline-style="solid" style:text-underline-width="auto" style:text-underline-mode="continuous"/>
    </style:style>
    <style:style style:name="P127" style:parent-style-name="Normalny" style:family="paragraph">
      <style:paragraph-properties fo:text-align="justify" fo:line-height="150%" fo:text-indent="0.2479in"/>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style:style>
    <style:style style:name="T139" style:parent-style-name="Domyślnaczcionkaakapitu" style:family="text">
      <style:text-properties style:text-underline-type="single" style:text-underline-style="solid" style:text-underline-width="auto" style:text-underline-mode="continuous"/>
    </style:style>
    <style:style style:name="P140" style:parent-style-name="Normalny" style:family="paragraph">
      <style:paragraph-properties fo:text-align="justify" fo:line-height="150%" fo:text-indent="0.2479in"/>
    </style:style>
    <style:style style:name="P141" style:parent-style-name="Normalny" style:family="paragraph">
      <style:paragraph-properties fo:text-align="justify" fo:line-height="150%">
        <style:tab-stops>
          <style:tab-stop style:type="left" style:position="2.6659in"/>
        </style:tab-stops>
      </style:paragraph-properties>
    </style:style>
    <style:style style:name="T142" style:parent-style-name="Domyślnaczcionkaakapitu" style:family="text">
      <style:text-properties fo:background-color="#80FFFF" style:text-underline-type="single" style:text-underline-style="solid" style:text-underline-width="auto" style:text-underline-mode="continuous"/>
    </style:style>
    <style:style style:name="T143" style:parent-style-name="Domyślnaczcionkaakapitu" style:family="text">
      <style:text-properties style:text-underline-type="single" style:text-underline-style="solid" style:text-underline-width="auto" style:text-underline-mode="continuous"/>
    </style:style>
    <style:style style:name="T144" style:parent-style-name="Domyślnaczcionkaakapitu" style:family="text">
      <style:text-properties fo:background-color="#80FFFF" style:text-underline-type="single" style:text-underline-style="solid" style:text-underline-width="auto" style:text-underline-mode="continuous"/>
    </style:style>
    <style:style style:name="T145" style:parent-style-name="Domyślnaczcionkaakapitu" style:family="text">
      <style:text-properties style:text-underline-type="single" style:text-underline-style="solid" style:text-underline-width="auto" style:text-underline-mode="continuous"/>
    </style:style>
    <style:style style:name="T146" style:parent-style-name="Domyślnaczcionkaakapitu" style:family="text">
      <style:text-properties fo:background-color="#80FFFF" style:text-underline-type="single" style:text-underline-style="solid" style:text-underline-width="auto" style:text-underline-mode="continuous"/>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479in">
        <style:tab-stops>
          <style:tab-stop style:type="left" style:position="2.6659in"/>
        </style:tab-stops>
      </style:paragraph-properties>
    </style:style>
    <style:style style:name="P149" style:parent-style-name="Normalny" style:family="paragraph">
      <style:paragraph-properties fo:text-align="justify" fo:line-height="150%"/>
    </style:style>
    <style:style style:name="T150" style:parent-style-name="Domyślnaczcionkaakapitu" style:family="text">
      <style:text-properties style:text-underline-type="single" style:text-underline-style="solid" style:text-underline-width="auto" style:text-underline-mode="continuous"/>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style:style>
    <style:style style:name="T192" style:parent-style-name="Domyślnaczcionkaakapitu" style:family="text">
      <style:text-properties fo:background-color="#80FFFF" style:text-underline-type="single" style:text-underline-style="solid" style:text-underline-width="auto" style:text-underline-mode="continuous"/>
    </style:style>
    <style:style style:name="T193" style:parent-style-name="Domyślnaczcionkaakapitu" style:family="text">
      <style:text-properties style:text-underline-type="single" style:text-underline-style="solid" style:text-underline-width="auto" style:text-underline-mode="continuous"/>
    </style:style>
    <style:style style:name="T194" style:parent-style-name="Domyślnaczcionkaakapitu" style:family="text">
      <style:text-properties fo:background-color="#80FFFF" style:text-underline-type="single" style:text-underline-style="solid" style:text-underline-width="auto" style:text-underline-mode="continuous"/>
    </style:style>
    <style:style style:name="T195" style:parent-style-name="Domyślnaczcionkaakapitu" style:family="text">
      <style:text-properties style:text-underline-type="single" style:text-underline-style="solid" style:text-underline-width="auto" style:text-underline-mode="continuous"/>
    </style:style>
    <style:style style:name="T196" style:parent-style-name="Domyślnaczcionkaakapitu" style:family="text">
      <style:text-properties fo:background-color="#80FFFF" style:text-underline-type="single" style:text-underline-style="solid" style:text-underline-width="auto" style:text-underline-mode="continuous"/>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style:style>
    <style:style style:name="T203" style:parent-style-name="Domyślnaczcionkaakapitu" style:family="text">
      <style:text-properties style:text-underline-type="single" style:text-underline-style="solid" style:text-underline-width="auto" style:text-underline-mode="continuous"/>
    </style:style>
    <style:style style:name="T204" style:parent-style-name="Domyślnaczcionkaakapitu" style:family="text">
      <style:text-properties fo:background-color="#80FFFF" style:text-underline-type="single" style:text-underline-style="solid" style:text-underline-width="auto" style:text-underline-mode="continuous"/>
    </style:style>
    <style:style style:name="T205" style:parent-style-name="Domyślnaczcionkaakapitu" style:family="text">
      <style:text-properties style:text-underline-type="single" style:text-underline-style="solid" style:text-underline-width="auto" style:text-underline-mode="continuous"/>
    </style:style>
    <style:style style:name="P206" style:parent-style-name="Normalny" style:family="paragraph">
      <style:paragraph-properties fo:text-align="justify" fo:line-height="150%" fo:text-indent="0.2479in"/>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T286" style:parent-style-name="Domyślnaczcionkaakapitu" style:family="text">
      <style:text-properties fo:background-color="#80FFFF"/>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P303" style:parent-style-name="Normalny" style:family="paragraph">
      <style:paragraph-properties fo:text-align="justify" fo:line-height="150%" fo:text-indent="0.2479in"/>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479in"/>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479in"/>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style:style>
    <style:style style:name="T339" style:parent-style-name="Domyślnaczcionkaakapitu" style:family="text">
      <style:text-properties fo:background-color="#80FFFF" style:text-underline-type="single" style:text-underline-style="solid" style:text-underline-width="auto" style:text-underline-mode="continuous"/>
    </style:style>
    <style:style style:name="T340" style:parent-style-name="Domyślnaczcionkaakapitu" style:family="text">
      <style:text-properties style:text-underline-type="single" style:text-underline-style="solid" style:text-underline-width="auto" style:text-underline-mode="continuous"/>
    </style:style>
    <style:style style:name="T341" style:parent-style-name="Domyślnaczcionkaakapitu" style:family="text">
      <style:text-properties fo:background-color="#80FFFF" style:text-underline-type="single" style:text-underline-style="solid" style:text-underline-width="auto" style:text-underline-mode="continuous"/>
    </style:style>
    <style:style style:name="T342" style:parent-style-name="Domyślnaczcionkaakapitu" style:family="text">
      <style:text-properties style:text-underline-type="single" style:text-underline-style="solid" style:text-underline-width="auto" style:text-underline-mode="continuous"/>
    </style:style>
    <style:style style:name="T343" style:parent-style-name="Domyślnaczcionkaakapitu" style:family="text">
      <style:text-properties fo:background-color="#80FFFF" style:text-underline-type="single" style:text-underline-style="solid" style:text-underline-width="auto" style:text-underline-mode="continuous"/>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fo:text-indent="0.2479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style:style>
    <style:style style:name="T362" style:parent-style-name="Domyślnaczcionkaakapitu" style:family="text">
      <style:text-properties style:text-underline-type="single" style:text-underline-style="solid" style:text-underline-width="auto" style:text-underline-mode="continuous"/>
    </style:style>
    <style:style style:name="T363" style:parent-style-name="Domyślnaczcionkaakapitu" style:family="text">
      <style:text-properties fo:background-color="#80FFFF" style:text-underline-type="single" style:text-underline-style="solid" style:text-underline-width="auto" style:text-underline-mode="continuous"/>
    </style:style>
    <style:style style:name="T364" style:parent-style-name="Domyślnaczcionkaakapitu" style:family="text">
      <style:text-properties style:text-underline-type="single" style:text-underline-style="solid" style:text-underline-width="auto" style:text-underline-mode="continuous"/>
    </style:style>
    <style:style style:name="T365" style:parent-style-name="Domyślnaczcionkaakapitu" style:family="text">
      <style:text-properties fo:background-color="#80FFFF" style:text-underline-type="single" style:text-underline-style="solid" style:text-underline-width="auto" style:text-underline-mode="continuous"/>
    </style:style>
    <style:style style:name="T366" style:parent-style-name="Domyślnaczcionkaakapitu" style:family="text">
      <style:text-properties style:text-underline-type="single" style:text-underline-style="solid" style:text-underline-width="auto" style:text-underline-mode="continuous"/>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style:style>
    <style:style style:name="T371" style:parent-style-name="Domyślnaczcionkaakapitu" style:family="text">
      <style:text-properties fo:background-color="#80FFFF" style:text-underline-type="single" style:text-underline-style="solid" style:text-underline-width="auto" style:text-underline-mode="continuous"/>
    </style:style>
    <style:style style:name="T372" style:parent-style-name="Domyślnaczcionkaakapitu" style:family="text">
      <style:text-properties style:text-underline-type="single" style:text-underline-style="solid" style:text-underline-width="auto" style:text-underline-mode="continuous"/>
    </style:style>
    <style:style style:name="T373" style:parent-style-name="Domyślnaczcionkaakapitu" style:family="text">
      <style:text-properties fo:background-color="#80FFFF" style:text-underline-type="single" style:text-underline-style="solid" style:text-underline-width="auto" style:text-underline-mode="continuous"/>
    </style:style>
    <style:style style:name="T374" style:parent-style-name="Domyślnaczcionkaakapitu" style:family="text">
      <style:text-properties style:text-underline-type="single" style:text-underline-style="solid" style:text-underline-width="auto" style:text-underline-mode="continuous"/>
    </style:style>
    <style:style style:name="T375" style:parent-style-name="Domyślnaczcionkaakapitu" style:family="text">
      <style:text-properties fo:background-color="#80FFFF" style:text-underline-type="single" style:text-underline-style="solid" style:text-underline-width="auto" style:text-underline-mode="continuous"/>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style:tab-stops>
          <style:tab-stop style:type="left" style:position="3.377in"/>
        </style:tab-stops>
      </style:paragraph-properties>
    </style:style>
    <style:style style:name="T388" style:parent-style-name="Domyślnaczcionkaakapitu" style:family="text">
      <style:text-properties style:text-underline-type="single" style:text-underline-style="solid" style:text-underline-width="auto" style:text-underline-mode="continuous"/>
    </style:style>
    <style:style style:name="T389" style:parent-style-name="Domyślnaczcionkaakapitu" style:family="text">
      <style:text-properties fo:background-color="#80FFFF" style:text-underline-type="single" style:text-underline-style="solid" style:text-underline-width="auto" style:text-underline-mode="continuous"/>
    </style:style>
    <style:style style:name="T390" style:parent-style-name="Domyślnaczcionkaakapitu" style:family="text">
      <style:text-properties style:text-underline-type="single" style:text-underline-style="solid" style:text-underline-width="auto" style:text-underline-mode="continuous"/>
    </style:style>
    <style:style style:name="P391" style:parent-style-name="Normalny" style:family="paragraph">
      <style:paragraph-properties fo:text-align="justify" fo:line-height="150%" fo:text-indent="0.2479in">
        <style:tab-stops>
          <style:tab-stop style:type="left" style:position="3.377in"/>
        </style:tab-stops>
      </style:paragraph-properties>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style:style>
    <style:style style:name="T396" style:parent-style-name="Domyślnaczcionkaakapitu" style:family="text">
      <style:text-properties fo:background-color="#80FFFF" style:text-underline-type="single" style:text-underline-style="solid" style:text-underline-width="auto" style:text-underline-mode="continuous"/>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fo:background-color="#80FFFF" style:text-underline-type="single" style:text-underline-style="solid" style:text-underline-width="auto" style:text-underline-mode="continuous"/>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text-underline-type="single" style:text-underline-style="solid" style:text-underline-width="auto" style:text-underline-mode="continuous"/>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P407" style:parent-style-name="Normalny" style:family="paragraph">
      <style:paragraph-properties fo:text-align="justify" fo:line-height="150%"/>
    </style:style>
    <style:style style:name="T408" style:parent-style-name="Domyślnaczcionkaakapitu" style:family="text">
      <style:text-properties style:text-underline-type="single" style:text-underline-style="solid" style:text-underline-width="auto" style:text-underline-mode="continuous"/>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style:style>
    <style:style style:name="T414" style:parent-style-name="Domyślnaczcionkaakapitu" style:family="text">
      <style:text-properties fo:background-color="#80FFFF" style:text-underline-type="single" style:text-underline-style="solid" style:text-underline-width="auto" style:text-underline-mode="continuous"/>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style:text-underline-type="single" style:text-underline-style="solid" style:text-underline-width="auto" style:text-underline-mode="continuous"/>
    </style:style>
    <style:style style:name="T418" style:parent-style-name="Domyślnaczcionkaakapitu" style:family="text">
      <style:text-properties fo:background-color="#80FFFF" style:text-underline-type="single" style:text-underline-style="solid" style:text-underline-width="auto" style:text-underline-mode="continuous"/>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style:style>
    <style:style style:name="T444" style:parent-style-name="Domyślnaczcionkaakapitu" style:family="text">
      <style:text-properties style:text-underline-type="single" style:text-underline-style="solid" style:text-underline-width="auto" style:text-underline-mode="continuous"/>
    </style:style>
    <style:style style:name="P445" style:parent-style-name="Normalny" style:family="paragraph">
      <style:paragraph-properties fo:text-align="justify" fo:line-height="150%" fo:text-indent="0.2479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479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P456" style:parent-style-name="Normalny" style:family="paragraph">
      <style:paragraph-properties fo:text-align="justify" fo:line-height="150%" fo:text-indent="0.2479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style:style>
    <style:style style:name="T471" style:parent-style-name="Domyślnaczcionkaakapitu" style:family="text">
      <style:text-properties style:text-underline-type="single" style:text-underline-style="solid" style:text-underline-width="auto" style:text-underline-mode="continuous"/>
    </style:style>
    <style:style style:name="T472" style:parent-style-name="Domyślnaczcionkaakapitu" style:family="text">
      <style:text-properties fo:background-color="#80FFFF" style:text-underline-type="single" style:text-underline-style="solid" style:text-underline-width="auto" style:text-underline-mode="continuous"/>
    </style:style>
    <style:style style:name="T473" style:parent-style-name="Domyślnaczcionkaakapitu" style:family="text">
      <style:text-properties style:text-underline-type="single" style:text-underline-style="solid" style:text-underline-width="auto" style:text-underline-mode="continuous"/>
    </style:style>
    <style:style style:name="P474" style:parent-style-name="Normalny" style:family="paragraph">
      <style:paragraph-properties fo:text-align="justify" fo:line-height="150%" fo:text-indent="0.2479in"/>
    </style:style>
    <style:style style:name="T475" style:parent-style-name="Domyślnaczcionkaakapitu" style:family="text">
      <style:text-properties fo:background-color="#80FFFF"/>
    </style:style>
    <style:style style:name="P476" style:parent-style-name="Normalny" style:family="paragraph">
      <style:paragraph-properties fo:text-align="justify" fo:line-height="150%"/>
    </style:style>
    <style:style style:name="T477" style:parent-style-name="Domyślnaczcionkaakapitu" style:family="text">
      <style:text-properties fo:background-color="#80FFFF"/>
    </style:style>
    <style:style style:name="P478" style:parent-style-name="Normalny" style:family="paragraph">
      <style:paragraph-properties fo:text-align="justify" fo:line-height="150%"/>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style:style>
    <style:style style:name="T485" style:parent-style-name="Domyślnaczcionkaakapitu" style:family="text">
      <style:text-properties style:text-underline-type="single" style:text-underline-style="solid" style:text-underline-width="auto" style:text-underline-mode="continuous"/>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tab-stops>
          <style:tab-stop style:type="left" style:position="2.6604in"/>
        </style:tab-stops>
      </style:paragraph-properties>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style:tab-stops>
          <style:tab-stop style:type="left" style:position="2.6604in"/>
        </style:tab-stops>
      </style:paragraph-properties>
    </style:style>
    <style:style style:name="T637" style:parent-style-name="Domyślnaczcionkaakapitu" style:family="text">
      <style:text-properties style:text-underline-type="single" style:text-underline-style="solid" style:text-underline-width="auto" style:text-underline-mode="continuous"/>
    </style:style>
    <style:style style:name="T638" style:parent-style-name="Domyślnaczcionkaakapitu" style:family="text">
      <style:text-properties fo:background-color="#80FFFF" style:text-underline-type="single" style:text-underline-style="solid" style:text-underline-width="auto" style:text-underline-mode="continuous"/>
    </style:style>
    <style:style style:name="T639" style:parent-style-name="Domyślnaczcionkaakapitu" style:family="text">
      <style:text-properties style:text-underline-type="single" style:text-underline-style="solid" style:text-underline-width="auto" style:text-underline-mode="continuous"/>
    </style:style>
    <style:style style:name="T640" style:parent-style-name="Domyślnaczcionkaakapitu" style:family="text">
      <style:text-properties fo:background-color="#80FFFF" style:text-underline-type="single" style:text-underline-style="solid" style:text-underline-width="auto" style:text-underline-mode="continuous"/>
    </style:style>
    <style:style style:name="T641" style:parent-style-name="Domyślnaczcionkaakapitu" style:family="text">
      <style:text-properties style:text-underline-type="single" style:text-underline-style="solid" style:text-underline-width="auto" style:text-underline-mode="continuous"/>
    </style:style>
    <style:style style:name="T642" style:parent-style-name="Domyślnaczcionkaakapitu" style:family="text">
      <style:text-properties fo:background-color="#80FFFF" style:text-underline-type="single" style:text-underline-style="solid" style:text-underline-width="auto" style:text-underline-mode="continuous"/>
    </style:style>
    <style:style style:name="T643" style:parent-style-name="Domyślnaczcionkaakapitu" style:family="text">
      <style:text-properties style:text-underline-type="single" style:text-underline-style="solid" style:text-underline-width="auto" style:text-underline-mode="continuous"/>
    </style:style>
    <style:style style:name="T644" style:parent-style-name="Domyślnaczcionkaakapitu" style:family="text">
      <style:text-properties fo:background-color="#80FFFF" style:text-underline-type="single" style:text-underline-style="solid" style:text-underline-width="auto" style:text-underline-mode="continuous"/>
    </style:style>
    <style:style style:name="P645" style:parent-style-name="Normalny" style:family="paragraph">
      <style:paragraph-properties fo:text-align="justify" fo:line-height="150%" fo:text-indent="0.2479in">
        <style:tab-stops>
          <style:tab-stop style:type="left" style:position="2.6604in"/>
        </style:tab-stops>
      </style:paragraph-properties>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P664" style:parent-style-name="Normalny" style:family="paragraph">
      <style:paragraph-properties fo:text-align="justify" fo:line-height="150%"/>
    </style:style>
    <style:style style:name="T665" style:parent-style-name="Domyślnaczcionkaakapitu" style:family="text">
      <style:text-properties style:text-underline-type="single" style:text-underline-style="solid" style:text-underline-width="auto" style:text-underline-mode="continuous"/>
    </style:style>
    <style:style style:name="T666" style:parent-style-name="Domyślnaczcionkaakapitu" style:family="text">
      <style:text-properties fo:background-color="#80FFFF" style:text-underline-type="single" style:text-underline-style="solid" style:text-underline-width="auto" style:text-underline-mode="continuous"/>
    </style:style>
    <style:style style:name="T667" style:parent-style-name="Domyślnaczcionkaakapitu" style:family="text">
      <style:text-properties style:text-underline-type="single" style:text-underline-style="solid" style:text-underline-width="auto" style:text-underline-mode="continuous"/>
    </style:style>
    <style:style style:name="T668" style:parent-style-name="Domyślnaczcionkaakapitu" style:family="text">
      <style:text-properties fo:background-color="#80FFFF" style:text-underline-type="single" style:text-underline-style="solid" style:text-underline-width="auto" style:text-underline-mode="continuous"/>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479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style:style>
    <style:style style:name="T703" style:parent-style-name="Domyślnaczcionkaakapitu" style:family="text">
      <style:text-properties style:text-underline-type="single" style:text-underline-style="solid" style:text-underline-width="auto" style:text-underline-mode="continuous"/>
    </style:style>
    <style:style style:name="T704" style:parent-style-name="Domyślnaczcionkaakapitu" style:family="text">
      <style:text-properties fo:background-color="#80FFFF" style:text-underline-type="single" style:text-underline-style="solid" style:text-underline-width="auto" style:text-underline-mode="continuous"/>
    </style:style>
    <style:style style:name="T705" style:parent-style-name="Domyślnaczcionkaakapitu" style:family="text">
      <style:text-properties style:text-underline-type="single" style:text-underline-style="solid" style:text-underline-width="auto" style:text-underline-mode="continuous"/>
    </style:style>
    <style:style style:name="T706" style:parent-style-name="Domyślnaczcionkaakapitu" style:family="text">
      <style:text-properties fo:background-color="#80FFFF" style:text-underline-type="single" style:text-underline-style="solid" style:text-underline-width="auto" style:text-underline-mode="continuous"/>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fo:text-indent="0.2479in"/>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style:style>
    <style:style style:name="T713" style:parent-style-name="Domyślnaczcionkaakapitu" style:family="text">
      <style:text-properties style:text-underline-type="single" style:text-underline-style="solid" style:text-underline-width="auto" style:text-underline-mode="continuous"/>
    </style:style>
    <style:style style:name="P714" style:parent-style-name="Normalny" style:family="paragraph">
      <style:paragraph-properties fo:text-align="justify" fo:line-height="150%" fo:text-indent="0.2479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fo:text-indent="0.2479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style:style>
    <style:style style:name="T746" style:parent-style-name="Domyślnaczcionkaakapitu" style:family="text">
      <style:text-properties style:text-underline-type="single" style:text-underline-style="solid" style:text-underline-width="auto" style:text-underline-mode="continuous"/>
    </style:style>
    <style:style style:name="T747" style:parent-style-name="Domyślnaczcionkaakapitu" style:family="text">
      <style:text-properties fo:background-color="#80FFFF" style:text-underline-type="single" style:text-underline-style="solid" style:text-underline-width="auto" style:text-underline-mode="continuous"/>
    </style:style>
    <style:style style:name="T748" style:parent-style-name="Domyślnaczcionkaakapitu" style:family="text">
      <style:text-properties style:text-underline-type="single" style:text-underline-style="solid" style:text-underline-width="auto" style:text-underline-mode="continuous"/>
    </style:style>
    <style:style style:name="T749" style:parent-style-name="Domyślnaczcionkaakapitu" style:family="text">
      <style:text-properties fo:background-color="#80FFFF" style:text-underline-type="single" style:text-underline-style="solid" style:text-underline-width="auto" style:text-underline-mode="continuous"/>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tab-stops>
          <style:tab-stop style:type="left" style:position="3.0645in"/>
        </style:tab-stops>
      </style:paragraph-properties>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style:style>
    <style:style style:name="T771" style:parent-style-name="Domyślnaczcionkaakapitu" style:family="text">
      <style:text-properties fo:background-color="#80FFFF" style:text-underline-type="single" style:text-underline-style="solid" style:text-underline-width="auto" style:text-underline-mode="continuous"/>
    </style:style>
    <style:style style:name="T772" style:parent-style-name="Domyślnaczcionkaakapitu" style:family="text">
      <style:text-properties style:text-underline-type="single" style:text-underline-style="solid" style:text-underline-width="auto" style:text-underline-mode="continuous"/>
    </style:style>
    <style:style style:name="T773" style:parent-style-name="Domyślnaczcionkaakapitu" style:family="text">
      <style:text-properties fo:background-color="#80FFFF" style:text-underline-type="single" style:text-underline-style="solid" style:text-underline-width="auto" style:text-underline-mode="continuous"/>
    </style:style>
    <style:style style:name="T774" style:parent-style-name="Domyślnaczcionkaakapitu" style:family="text">
      <style:text-properties style:text-underline-type="single" style:text-underline-style="solid" style:text-underline-width="auto" style:text-underline-mode="continuous"/>
    </style:style>
    <style:style style:name="T775" style:parent-style-name="Domyślnaczcionkaakapitu" style:family="text">
      <style:text-properties fo:background-color="#80FFFF" style:text-underline-type="single" style:text-underline-style="solid" style:text-underline-width="auto" style:text-underline-mode="continuous"/>
    </style:style>
    <style:style style:name="P776" style:parent-style-name="Normalny" style:family="paragraph">
      <style:paragraph-properties fo:text-align="justify" fo:line-height="150%" fo:text-indent="0.2479in"/>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P830" style:parent-style-name="Normalny" style:family="paragraph">
      <style:paragraph-properties fo:text-align="justify" fo:line-height="150%" fo:text-indent="0.2479in"/>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479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fo:text-indent="0.2479in"/>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P902" style:parent-style-name="Normalny" style:family="paragraph">
      <style:paragraph-properties fo:text-align="justify" fo:line-height="150%" fo:text-indent="0.2479in"/>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479in"/>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P922" style:parent-style-name="Normalny" style:family="paragraph">
      <style:paragraph-properties fo:text-align="justify" fo:line-height="150%" fo:text-indent="0.2479in"/>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fo:text-indent="0.2479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479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fo:text-indent="0.2479in"/>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fo:text-indent="0.2479in">
        <style:tab-stops>
          <style:tab-stop style:type="left" style:position="2.4083in"/>
        </style:tab-stops>
      </style:paragraph-properties>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P992" style:parent-style-name="Normalny" style:family="paragraph">
      <style:paragraph-properties fo:text-align="justify" fo:line-height="150%" fo:text-indent="0.2479in">
        <style:tab-stops>
          <style:tab-stop style:type="left" style:position="2.4083in"/>
        </style:tab-stops>
      </style:paragraph-properties>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style:tab-stops>
          <style:tab-stop style:type="left" style:position="2.4083in"/>
        </style:tab-stops>
      </style:paragraph-properties>
    </style:style>
    <style:style style:name="T995" style:parent-style-name="Domyślnaczcionkaakapitu" style:family="text">
      <style:text-properties style:text-underline-type="single" style:text-underline-style="solid" style:text-underline-width="auto" style:text-underline-mode="continuous"/>
    </style:style>
    <style:style style:name="T996" style:parent-style-name="Domyślnaczcionkaakapitu" style:family="text">
      <style:text-properties fo:background-color="#80FFFF" style:text-underline-type="single" style:text-underline-style="solid" style:text-underline-width="auto" style:text-underline-mode="continuous"/>
    </style:style>
    <style:style style:name="T997" style:parent-style-name="Domyślnaczcionkaakapitu" style:family="text">
      <style:text-properties style:text-underline-type="single" style:text-underline-style="solid" style:text-underline-width="auto" style:text-underline-mode="continuous"/>
    </style:style>
    <style:style style:name="P998" style:parent-style-name="Normalny" style:family="paragraph">
      <style:paragraph-properties fo:text-align="justify" fo:line-height="150%" fo:text-indent="0.2479in">
        <style:tab-stops>
          <style:tab-stop style:type="left" style:position="2.4083in"/>
        </style:tab-stops>
      </style:paragraph-properties>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style:style>
    <style:style style:name="T1002" style:parent-style-name="Domyślnaczcionkaakapitu" style:family="text">
      <style:text-properties style:text-underline-type="single" style:text-underline-style="solid" style:text-underline-width="auto" style:text-underline-mode="continuous"/>
    </style:style>
    <style:style style:name="P1003" style:parent-style-name="Normalny" style:family="paragraph">
      <style:paragraph-properties fo:text-align="justify" fo:line-height="150%" fo:text-indent="0.2479in"/>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style:style>
    <style:style style:name="T1016" style:parent-style-name="Domyślnaczcionkaakapitu" style:family="text">
      <style:text-properties style:text-underline-type="single" style:text-underline-style="solid" style:text-underline-width="auto" style:text-underline-mode="continuous"/>
    </style:style>
    <style:style style:name="T1017" style:parent-style-name="Domyślnaczcionkaakapitu" style:family="text">
      <style:text-properties fo:background-color="#80FFFF" style:text-underline-type="single" style:text-underline-style="solid" style:text-underline-width="auto" style:text-underline-mode="continuous"/>
    </style:style>
    <style:style style:name="T1018" style:parent-style-name="Domyślnaczcionkaakapitu" style:family="text">
      <style:text-properties style:text-underline-type="single" style:text-underline-style="solid" style:text-underline-width="auto" style:text-underline-mode="continuous"/>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style:style>
    <style:style style:name="T1030" style:parent-style-name="Domyślnaczcionkaakapitu" style:family="text">
      <style:text-properties fo:background-color="#80FFFF"/>
    </style:style>
    <style:style style:name="P1031" style:parent-style-name="Normalny" style:family="paragraph">
      <style:paragraph-properties fo:text-align="justify" fo:line-height="150%" fo:text-indent="0.2479in"/>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style:style>
    <style:style style:name="T1038" style:parent-style-name="Domyślnaczcionkaakapitu" style:family="text">
      <style:text-properties fo:background-color="#80FFFF" style:text-underline-type="single" style:text-underline-style="solid" style:text-underline-width="auto" style:text-underline-mode="continuous"/>
    </style:style>
    <style:style style:name="T1039" style:parent-style-name="Domyślnaczcionkaakapitu" style:family="text">
      <style:text-properties style:text-underline-type="single" style:text-underline-style="solid" style:text-underline-width="auto" style:text-underline-mode="continuous"/>
    </style:style>
    <style:style style:name="T1040" style:parent-style-name="Domyślnaczcionkaakapitu" style:family="text">
      <style:text-properties fo:background-color="#80FFFF" style:text-underline-type="single" style:text-underline-style="solid" style:text-underline-width="auto" style:text-underline-mode="continuous"/>
    </style:style>
    <style:style style:name="T1041" style:parent-style-name="Domyślnaczcionkaakapitu" style:family="text">
      <style:text-properties style:text-underline-type="single" style:text-underline-style="solid" style:text-underline-width="auto" style:text-underline-mode="continuous"/>
    </style:style>
    <style:style style:name="T1042" style:parent-style-name="Domyślnaczcionkaakapitu" style:family="text">
      <style:text-properties fo:background-color="#80FFFF" style:text-underline-type="single" style:text-underline-style="solid" style:text-underline-width="auto" style:text-underline-mode="continuous"/>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style>
    <style:style style:name="P1045" style:parent-style-name="Normalny" style:family="paragraph">
      <style:paragraph-properties fo:text-align="justify" fo:line-height="150%"/>
    </style:style>
    <style:style style:name="T1046" style:parent-style-name="Domyślnaczcionkaakapitu" style:family="text">
      <style:text-properties fo:background-color="#80FFFF" style:text-underline-type="single" style:text-underline-style="solid" style:text-underline-width="auto" style:text-underline-mode="continuous"/>
    </style:style>
    <style:style style:name="T1047" style:parent-style-name="Domyślnaczcionkaakapitu" style:family="text">
      <style:text-properties style:text-underline-type="single" style:text-underline-style="solid" style:text-underline-width="auto" style:text-underline-mode="continuous"/>
    </style:style>
    <style:style style:name="T1048" style:parent-style-name="Domyślnaczcionkaakapitu" style:family="text">
      <style:text-properties fo:background-color="#80FFFF" style:text-underline-type="single" style:text-underline-style="solid" style:text-underline-width="auto" style:text-underline-mode="continuous"/>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style:style>
    <style:style style:name="P1087" style:parent-style-name="Normalny" style:family="paragraph">
      <style:paragraph-properties fo:text-align="justify" fo:line-height="150%" fo:text-indent="0.2479in"/>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P1110" style:parent-style-name="Normalny" style:family="paragraph">
      <style:paragraph-properties fo:text-align="justify" fo:line-height="150%" fo:text-indent="0.2479in"/>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479in"/>
    </style:style>
    <style:style style:name="P1118" style:parent-style-name="Normalny" style:family="paragraph">
      <style:paragraph-properties fo:text-align="justify" fo:line-height="150%"/>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style:style>
    <style:style style:name="T1121" style:parent-style-name="Domyślnaczcionkaakapitu" style:family="text">
      <style:text-properties fo:background-color="#80FFFF" style:text-underline-type="single" style:text-underline-style="solid" style:text-underline-width="auto" style:text-underline-mode="continuous"/>
    </style:style>
    <style:style style:name="T1122" style:parent-style-name="Domyślnaczcionkaakapitu" style:family="text">
      <style:text-properties style:text-underline-type="single" style:text-underline-style="solid" style:text-underline-width="auto" style:text-underline-mode="continuous"/>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style:style>
    <style:style style:name="T1143" style:parent-style-name="Domyślnaczcionkaakapitu" style:family="text">
      <style:text-properties fo:background-color="#80FFFF" style:text-underline-type="single" style:text-underline-style="solid" style:text-underline-width="auto" style:text-underline-mode="continuous"/>
    </style:style>
    <style:style style:name="T1144" style:parent-style-name="Domyślnaczcionkaakapitu" style:family="text">
      <style:text-properties style:text-underline-type="single" style:text-underline-style="solid" style:text-underline-width="auto" style:text-underline-mode="continuous"/>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P1150" style:parent-style-name="Normalny" style:family="paragraph">
      <style:paragraph-properties fo:text-align="justify" fo:line-height="150%"/>
    </style:style>
    <style:style style:name="T1151" style:parent-style-name="Domyślnaczcionkaakapitu" style:family="text">
      <style:text-properties style:text-underline-type="single" style:text-underline-style="solid" style:text-underline-width="auto" style:text-underline-mode="continuous"/>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479in"/>
    </style:style>
    <style:style style:name="P1170" style:parent-style-name="Normalny" style:family="paragraph">
      <style:paragraph-properties fo:text-align="justify" fo:line-height="150%"/>
    </style:style>
    <style:style style:name="T1171" style:parent-style-name="Domyślnaczcionkaakapitu" style:family="text">
      <style:text-properties fo:background-color="#80FFFF" style:text-underline-type="single" style:text-underline-style="solid" style:text-underline-width="auto" style:text-underline-mode="continuous"/>
    </style:style>
    <style:style style:name="T1172" style:parent-style-name="Domyślnaczcionkaakapitu" style:family="text">
      <style:text-properties style:text-underline-type="single" style:text-underline-style="solid" style:text-underline-width="auto" style:text-underline-mode="continuous"/>
    </style:style>
    <style:style style:name="T1173" style:parent-style-name="Domyślnaczcionkaakapitu" style:family="text">
      <style:text-properties fo:background-color="#80FFFF" style:text-underline-type="single" style:text-underline-style="solid" style:text-underline-width="auto" style:text-underline-mode="continuous"/>
    </style:style>
    <style:style style:name="T1174" style:parent-style-name="Domyślnaczcionkaakapitu" style:family="text">
      <style:text-properties style:text-underline-type="single" style:text-underline-style="solid" style:text-underline-width="auto" style:text-underline-mode="continuous"/>
    </style:style>
    <style:style style:name="T1175" style:parent-style-name="Domyślnaczcionkaakapitu" style:family="text">
      <style:text-properties fo:background-color="#80FFFF" style:text-underline-type="single" style:text-underline-style="solid" style:text-underline-width="auto" style:text-underline-mode="continuous"/>
    </style:style>
    <style:style style:name="T1176" style:parent-style-name="Domyślnaczcionkaakapitu" style:family="text">
      <style:text-properties fo:background-color="#80FFFF"/>
    </style:style>
    <style:style style:name="P1177" style:parent-style-name="Normalny" style:family="paragraph">
      <style:paragraph-properties fo:text-align="justify" fo:line-height="150%" fo:text-indent="0.2479in"/>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style:style>
    <style:style style:name="T1184" style:parent-style-name="Domyślnaczcionkaakapitu" style:family="text">
      <style:text-properties style:text-underline-type="single" style:text-underline-style="solid" style:text-underline-width="auto" style:text-underline-mode="continuous"/>
    </style:style>
    <style:style style:name="P1185" style:parent-style-name="Normalny" style:family="paragraph">
      <style:paragraph-properties fo:text-align="justify" fo:line-height="150%" fo:text-indent="0.2479in"/>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479in">
        <style:tab-stops>
          <style:tab-stop style:type="left" style:position="5.359in"/>
        </style:tab-stops>
      </style:paragraph-properties>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479in"/>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style:style>
    <style:style style:name="T1224" style:parent-style-name="Domyślnaczcionkaakapitu" style:family="text">
      <style:text-properties style:text-underline-type="single" style:text-underline-style="solid" style:text-underline-width="auto" style:text-underline-mode="continuous"/>
    </style:style>
    <style:style style:name="P1225" style:parent-style-name="Normalny" style:family="paragraph">
      <style:paragraph-properties fo:text-align="justify" fo:line-height="150%" fo:text-indent="0.2479in"/>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fo:text-indent="0.2479in"/>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P1271" style:parent-style-name="Normalny" style:family="paragraph">
      <style:paragraph-properties fo:text-align="justify" fo:line-height="150%" fo:text-indent="0.2479in"/>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479in">
        <style:tab-stops>
          <style:tab-stop style:type="left" style:position="1.5104in"/>
          <style:tab-stop style:type="left" style:position="2.202in"/>
        </style:tab-stops>
      </style:paragraph-properties>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P1327" style:parent-style-name="Normalny" style:family="paragraph">
      <style:paragraph-properties fo:text-align="justify" fo:line-height="150%" fo:text-indent="0.2479in"/>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fo:text-indent="0.2479in"/>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479in"/>
    </style:style>
    <style:style style:name="P1334" style:parent-style-name="Normalny" style:family="paragraph">
      <style:paragraph-properties fo:text-align="justify" fo:line-height="150%"/>
    </style:style>
    <style:style style:name="T1335" style:parent-style-name="Domyślnaczcionkaakapitu" style:family="text">
      <style:text-properties style:text-underline-type="single" style:text-underline-style="solid" style:text-underline-width="auto" style:text-underline-mode="continuous"/>
    </style:style>
    <style:style style:name="P1336" style:parent-style-name="Normalny" style:family="paragraph">
      <style:paragraph-properties fo:text-align="justify" fo:line-height="150%" fo:text-indent="0.2479in"/>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P1341" style:parent-style-name="Normalny" style:family="paragraph">
      <style:paragraph-properties fo:text-align="justify" fo:line-height="150%" fo:text-indent="0.2479in">
        <style:tab-stops>
          <style:tab-stop style:type="left" style:leader-style="dotted" style:leader-text="." style:position="2.918in"/>
          <style:tab-stop style:type="left" style:leader-style="dotted" style:leader-text="." style:position="3.5in"/>
          <style:tab-stop style:type="left" style:leader-style="dotted" style:leader-text="." style:position="3.6388in"/>
        </style:tab-stops>
      </style:paragraph-properties>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P1345" style:parent-style-name="Normalny" style:family="paragraph">
      <style:paragraph-properties fo:text-align="justify" fo:line-height="150%"/>
    </style:style>
    <style:style style:name="T1346" style:parent-style-name="Domyślnaczcionkaakapitu" style:family="text">
      <style:text-properties style:text-underline-type="single" style:text-underline-style="solid" style:text-underline-width="auto" style:text-underline-mode="continuous"/>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P1374" style:parent-style-name="Normalny" style:family="paragraph">
      <style:paragraph-properties fo:text-align="justify" fo:line-height="150%" fo:text-indent="0.2479in"/>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P1404" style:parent-style-name="Normalny" style:family="paragraph">
      <style:paragraph-properties fo:text-align="justify" fo:line-height="150%" fo:text-indent="0.2479in"/>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fo:text-indent="0.2479in"/>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P1424" style:parent-style-name="Normalny" style:family="paragraph">
      <style:paragraph-properties fo:text-align="justify" fo:line-height="150%" fo:text-indent="0.2479in"/>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style>
    <style:style style:name="P1433" style:parent-style-name="Normalny" style:family="paragraph">
      <style:paragraph-properties fo:text-align="justify" fo:line-height="150%" fo:text-indent="0.2479in"/>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479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P1478" style:parent-style-name="Normalny" style:family="paragraph">
      <style:paragraph-properties fo:text-align="justify" fo:line-height="150%" fo:text-indent="0.2479in"/>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fo:text-indent="0.2479in"/>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style:style>
    <style:style style:name="T1523" style:parent-style-name="Domyślnaczcionkaakapitu" style:family="text">
      <style:text-properties fo:background-color="#80FFFF" style:text-underline-type="single" style:text-underline-style="solid" style:text-underline-width="auto" style:text-underline-mode="continuous"/>
    </style:style>
    <style:style style:name="T1524" style:parent-style-name="Domyślnaczcionkaakapitu" style:family="text">
      <style:text-properties style:text-underline-type="single" style:text-underline-style="solid" style:text-underline-width="auto" style:text-underline-mode="continuous"/>
    </style:style>
    <style:style style:name="T1525" style:parent-style-name="Domyślnaczcionkaakapitu" style:family="text">
      <style:text-properties fo:background-color="#80FFFF" style:text-underline-type="single" style:text-underline-style="solid" style:text-underline-width="auto" style:text-underline-mode="continuous"/>
    </style:style>
    <style:style style:name="T1526" style:parent-style-name="Domyślnaczcionkaakapitu" style:family="text">
      <style:text-properties style:text-underline-type="single" style:text-underline-style="solid" style:text-underline-width="auto" style:text-underline-mode="continuous"/>
    </style:style>
    <style:style style:name="T1527" style:parent-style-name="Domyślnaczcionkaakapitu" style:family="text">
      <style:text-properties fo:background-color="#80FFFF" style:text-underline-type="single" style:text-underline-style="solid" style:text-underline-width="auto" style:text-underline-mode="continuous"/>
    </style:style>
    <style:style style:name="T1528" style:parent-style-name="Domyślnaczcionkaakapitu" style:family="text">
      <style:text-properties fo:background-color="#80FFFF"/>
    </style:style>
    <style:style style:name="P1529" style:parent-style-name="Normalny" style:family="paragraph">
      <style:paragraph-properties fo:text-align="justify" fo:line-height="150%" fo:text-indent="0.2479in"/>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fo:text-indent="0.2479in"/>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fo:text-indent="0.2479in"/>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style:style>
    <style:style style:name="T1544" style:parent-style-name="Domyślnaczcionkaakapitu" style:family="text">
      <style:text-properties style:text-underline-type="single" style:text-underline-style="solid" style:text-underline-width="auto" style:text-underline-mode="continuous"/>
    </style:style>
    <style:style style:name="T1545" style:parent-style-name="Domyślnaczcionkaakapitu" style:family="text">
      <style:text-properties fo:background-color="#80FFFF" style:text-underline-type="single" style:text-underline-style="solid" style:text-underline-width="auto" style:text-underline-mode="continuous"/>
    </style:style>
    <style:style style:name="T1546" style:parent-style-name="Domyślnaczcionkaakapitu" style:family="text">
      <style:text-properties style:text-underline-type="single" style:text-underline-style="solid" style:text-underline-width="auto" style:text-underline-mode="continuous"/>
    </style:style>
    <style:style style:name="T1547" style:parent-style-name="Domyślnaczcionkaakapitu" style:family="text">
      <style:text-properties fo:background-color="#80FFFF" style:text-underline-type="single" style:text-underline-style="solid" style:text-underline-width="auto" style:text-underline-mode="continuous"/>
    </style:style>
    <style:style style:name="T1548" style:parent-style-name="Domyślnaczcionkaakapitu" style:family="text">
      <style:text-properties style:text-underline-type="single" style:text-underline-style="solid" style:text-underline-width="auto" style:text-underline-mode="continuous"/>
    </style:style>
    <style:style style:name="P1549" style:parent-style-name="Normalny" style:family="paragraph">
      <style:paragraph-properties fo:text-align="justify" fo:line-height="150%" fo:text-indent="0.2479in"/>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style:style>
    <style:style style:name="T1552" style:parent-style-name="Domyślnaczcionkaakapitu" style:family="text">
      <style:text-properties fo:background-color="#80FFFF" style:text-underline-type="single" style:text-underline-style="solid" style:text-underline-width="auto" style:text-underline-mode="continuous"/>
    </style:style>
    <style:style style:name="T1553" style:parent-style-name="Domyślnaczcionkaakapitu" style:family="text">
      <style:text-properties style:text-underline-type="single" style:text-underline-style="solid" style:text-underline-width="auto" style:text-underline-mode="continuous"/>
    </style:style>
    <style:style style:name="T1554" style:parent-style-name="Domyślnaczcionkaakapitu" style:family="text">
      <style:text-properties fo:background-color="#80FFFF" style:text-underline-type="single" style:text-underline-style="solid" style:text-underline-width="auto" style:text-underline-mode="continuous"/>
    </style:style>
    <style:style style:name="T1555" style:parent-style-name="Domyślnaczcionkaakapitu" style:family="text">
      <style:text-properties style:text-underline-type="single" style:text-underline-style="solid" style:text-underline-width="auto" style:text-underline-mode="continuous"/>
    </style:style>
    <style:style style:name="T1556" style:parent-style-name="Domyślnaczcionkaakapitu" style:family="text">
      <style:text-properties fo:background-color="#80FFFF" style:text-underline-type="single" style:text-underline-style="solid" style:text-underline-width="auto" style:text-underline-mode="continuous"/>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style:style>
    <style:style style:name="T1563" style:parent-style-name="Domyślnaczcionkaakapitu" style:family="text">
      <style:text-properties style:text-underline-type="single" style:text-underline-style="solid" style:text-underline-width="auto" style:text-underline-mode="continuous"/>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479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479in"/>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fo:text-indent="0.2479in"/>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479in"/>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style:tab-stops>
          <style:tab-stop style:type="left" style:position="2.902in"/>
        </style:tab-stops>
      </style:paragraph-properties>
    </style:style>
    <style:style style:name="T1651" style:parent-style-name="Domyślnaczcionkaakapitu" style:family="text">
      <style:text-properties fo:background-color="#80FFFF" style:text-underline-type="single" style:text-underline-style="solid" style:text-underline-width="auto" style:text-underline-mode="continuous"/>
    </style:style>
    <style:style style:name="T1652" style:parent-style-name="Domyślnaczcionkaakapitu" style:family="text">
      <style:text-properties style:text-underline-type="single" style:text-underline-style="solid" style:text-underline-width="auto" style:text-underline-mode="continuous"/>
    </style:style>
    <style:style style:name="T1653" style:parent-style-name="Domyślnaczcionkaakapitu" style:family="text">
      <style:text-properties fo:background-color="#80FFFF" style:text-underline-type="single" style:text-underline-style="solid" style:text-underline-width="auto" style:text-underline-mode="continuous"/>
    </style:style>
    <style:style style:name="T1654" style:parent-style-name="Domyślnaczcionkaakapitu" style:family="text">
      <style:text-properties style:text-underline-type="single" style:text-underline-style="solid" style:text-underline-width="auto" style:text-underline-mode="continuous"/>
    </style:style>
    <style:style style:name="T1655" style:parent-style-name="Domyślnaczcionkaakapitu" style:family="text">
      <style:text-properties fo:background-color="#80FFFF" style:text-underline-type="single" style:text-underline-style="solid" style:text-underline-width="auto" style:text-underline-mode="continuous"/>
    </style:style>
    <style:style style:name="T1656" style:parent-style-name="Domyślnaczcionkaakapitu" style:family="text">
      <style:text-properties fo:background-color="#80FFFF"/>
    </style:style>
    <style:style style:name="P1657" style:parent-style-name="Normalny" style:family="paragraph">
      <style:paragraph-properties fo:text-align="justify" fo:line-height="150%" fo:text-indent="0.2479in">
        <style:tab-stops>
          <style:tab-stop style:type="left" style:position="2.902in"/>
        </style:tab-stops>
      </style:paragraph-properties>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P1663" style:parent-style-name="Normalny" style:family="paragraph">
      <style:paragraph-properties fo:text-align="justify" fo:line-height="150%">
        <style:tab-stops>
          <style:tab-stop style:type="left" style:position="2.902in"/>
        </style:tab-stops>
      </style:paragraph-properties>
    </style:style>
    <style:style style:name="T1664" style:parent-style-name="Domyślnaczcionkaakapitu" style:family="text">
      <style:text-properties style:text-underline-type="single" style:text-underline-style="solid" style:text-underline-width="auto" style:text-underline-mode="continuous"/>
    </style:style>
    <style:style style:name="T1665" style:parent-style-name="Domyślnaczcionkaakapitu" style:family="text">
      <style:text-properties fo:background-color="#80FFFF" style:text-underline-type="single" style:text-underline-style="solid" style:text-underline-width="auto" style:text-underline-mode="continuous"/>
    </style:style>
    <style:style style:name="T1666" style:parent-style-name="Domyślnaczcionkaakapitu" style:family="text">
      <style:text-properties style:text-underline-type="single" style:text-underline-style="solid" style:text-underline-width="auto" style:text-underline-mode="continuous"/>
    </style:style>
    <style:style style:name="T1667" style:parent-style-name="Domyślnaczcionkaakapitu" style:family="text">
      <style:text-properties fo:background-color="#80FFFF" style:text-underline-type="single" style:text-underline-style="solid" style:text-underline-width="auto" style:text-underline-mode="continuous"/>
    </style:style>
    <style:style style:name="T1668" style:parent-style-name="Domyślnaczcionkaakapitu" style:family="text">
      <style:text-properties style:text-underline-type="single" style:text-underline-style="solid" style:text-underline-width="auto" style:text-underline-mode="continuous"/>
    </style:style>
    <style:style style:name="T1669" style:parent-style-name="Domyślnaczcionkaakapitu" style:family="text">
      <style:text-properties fo:background-color="#80FFFF" style:text-underline-type="single" style:text-underline-style="solid" style:text-underline-width="auto" style:text-underline-mode="continuous"/>
    </style:style>
    <style:style style:name="T1670" style:parent-style-name="Domyślnaczcionkaakapitu" style:family="text">
      <style:text-properties style:text-underline-type="single" style:text-underline-style="solid" style:text-underline-width="auto" style:text-underline-mode="continuous"/>
    </style:style>
    <style:style style:name="P1671" style:parent-style-name="Normalny" style:family="paragraph">
      <style:paragraph-properties fo:text-align="justify" fo:line-height="150%" fo:text-indent="0.2479in">
        <style:tab-stops>
          <style:tab-stop style:type="left" style:position="2.902in"/>
        </style:tab-stops>
      </style:paragraph-properties>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tab-stops>
          <style:tab-stop style:type="left" style:position="1.2166in"/>
        </style:tab-stops>
      </style:paragraph-properties>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P1719" style:parent-style-name="Normalny" style:family="paragraph">
      <style:paragraph-properties fo:text-align="justify" fo:line-height="150%"/>
    </style:style>
    <style:style style:name="T1720" style:parent-style-name="Domyślnaczcionkaakapitu" style:family="text">
      <style:text-properties style:text-underline-type="single" style:text-underline-style="solid" style:text-underline-width="auto" style:text-underline-mode="continuous"/>
    </style:style>
    <style:style style:name="T1721" style:parent-style-name="Domyślnaczcionkaakapitu" style:family="text">
      <style:text-properties fo:background-color="#80FFFF" style:text-underline-type="single" style:text-underline-style="solid" style:text-underline-width="auto" style:text-underline-mode="continuous"/>
    </style:style>
    <style:style style:name="T1722" style:parent-style-name="Domyślnaczcionkaakapitu" style:family="text">
      <style:text-properties style:text-underline-type="single" style:text-underline-style="solid" style:text-underline-width="auto" style:text-underline-mode="continuous"/>
    </style:style>
    <style:style style:name="T1723" style:parent-style-name="Domyślnaczcionkaakapitu" style:family="text">
      <style:text-properties fo:background-color="#80FFFF" style:text-underline-type="single" style:text-underline-style="solid" style:text-underline-width="auto" style:text-underline-mode="continuous"/>
    </style:style>
    <style:style style:name="T1724" style:parent-style-name="Domyślnaczcionkaakapitu" style:family="text">
      <style:text-properties style:text-underline-type="single" style:text-underline-style="solid" style:text-underline-width="auto" style:text-underline-mode="continuous"/>
    </style:style>
    <style:style style:name="P1725" style:parent-style-name="Normalny" style:family="paragraph">
      <style:paragraph-properties fo:text-align="justify" fo:line-height="150%" fo:text-indent="0.2479in"/>
    </style:style>
    <style:style style:name="P1726" style:parent-style-name="Normalny" style:family="paragraph">
      <style:paragraph-properties fo:text-align="justify" fo:line-height="150%"/>
    </style:style>
    <style:style style:name="T1727" style:parent-style-name="Domyślnaczcionkaakapitu" style:family="text">
      <style:text-properties fo:background-color="#80FFFF" style:text-underline-type="single" style:text-underline-style="solid" style:text-underline-width="auto" style:text-underline-mode="continuous"/>
    </style:style>
    <style:style style:name="T1728" style:parent-style-name="Domyślnaczcionkaakapitu" style:family="text">
      <style:text-properties style:text-underline-type="single" style:text-underline-style="solid" style:text-underline-width="auto" style:text-underline-mode="continuous"/>
    </style:style>
    <style:style style:name="P1729" style:parent-style-name="Normalny" style:family="paragraph">
      <style:paragraph-properties fo:text-align="justify" fo:line-height="150%" fo:text-indent="0.2479in"/>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P1764" style:parent-style-name="Normalny" style:family="paragraph">
      <style:paragraph-properties fo:text-align="justify" fo:line-height="150%"/>
    </style:style>
    <style:style style:name="T1765" style:parent-style-name="Domyślnaczcionkaakapitu" style:family="text">
      <style:text-properties fo:background-color="#80FFFF" style:text-underline-type="single" style:text-underline-style="solid" style:text-underline-width="auto" style:text-underline-mode="continuous"/>
    </style:style>
    <style:style style:name="T1766" style:parent-style-name="Domyślnaczcionkaakapitu" style:family="text">
      <style:text-properties style:text-underline-type="single" style:text-underline-style="solid" style:text-underline-width="auto" style:text-underline-mode="continuous"/>
    </style:style>
    <style:style style:name="T1767" style:parent-style-name="Domyślnaczcionkaakapitu" style:family="text">
      <style:text-properties fo:background-color="#80FFFF" style:text-underline-type="single" style:text-underline-style="solid" style:text-underline-width="auto" style:text-underline-mode="continuous"/>
    </style:style>
    <style:style style:name="T1768" style:parent-style-name="Domyślnaczcionkaakapitu" style:family="text">
      <style:text-properties style:text-underline-type="single" style:text-underline-style="solid" style:text-underline-width="auto" style:text-underline-mode="continuous"/>
    </style:style>
    <style:style style:name="T1769" style:parent-style-name="Domyślnaczcionkaakapitu" style:family="text">
      <style:text-properties fo:background-color="#80FFFF" style:text-underline-type="single" style:text-underline-style="solid" style:text-underline-width="auto" style:text-underline-mode="continuous"/>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fo:text-indent="0.2479in"/>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P1787" style:parent-style-name="Normalny" style:family="paragraph">
      <style:paragraph-properties fo:text-align="justify" fo:line-height="150%"/>
    </style:style>
    <style:style style:name="T1788" style:parent-style-name="Domyślnaczcionkaakapitu" style:family="text">
      <style:text-properties style:text-underline-type="single" style:text-underline-style="solid" style:text-underline-width="auto" style:text-underline-mode="continuous"/>
    </style:style>
    <style:style style:name="T1789" style:parent-style-name="Domyślnaczcionkaakapitu" style:family="text">
      <style:text-properties fo:background-color="#80FFFF" style:text-underline-type="single" style:text-underline-style="solid" style:text-underline-width="auto" style:text-underline-mode="continuous"/>
    </style:style>
    <style:style style:name="T1790" style:parent-style-name="Domyślnaczcionkaakapitu" style:family="text">
      <style:text-properties style:text-underline-type="single" style:text-underline-style="solid" style:text-underline-width="auto" style:text-underline-mode="continuous"/>
    </style:style>
    <style:style style:name="T1791" style:parent-style-name="Domyślnaczcionkaakapitu" style:family="text">
      <style:text-properties fo:background-color="#80FFFF" style:text-underline-type="single" style:text-underline-style="solid" style:text-underline-width="auto" style:text-underline-mode="continuous"/>
    </style:style>
    <style:style style:name="T1792" style:parent-style-name="Domyślnaczcionkaakapitu" style:family="text">
      <style:text-properties fo:background-color="#80FFFF"/>
    </style:style>
    <style:style style:name="P1793" style:parent-style-name="Normalny" style:family="paragraph">
      <style:paragraph-properties fo:text-align="justify" fo:line-height="150%" fo:text-indent="0.2479in"/>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479in"/>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P1839" style:parent-style-name="Normalny" style:family="paragraph">
      <style:paragraph-properties fo:text-align="justify" fo:line-height="150%" fo:text-indent="0.2479in"/>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479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fo:text-indent="0.2479in"/>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P1901" style:parent-style-name="Normalny" style:family="paragraph">
      <style:paragraph-properties fo:text-align="justify" fo:line-height="150%" fo:text-indent="0.2479in"/>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P1909" style:parent-style-name="Normalny" style:family="paragraph">
      <style:paragraph-properties fo:text-align="justify" fo:line-height="150%" fo:text-indent="0.2479in"/>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479in"/>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P1940" style:parent-style-name="Normalny" style:family="paragraph">
      <style:paragraph-properties fo:text-align="justify" fo:line-height="150%" fo:text-indent="0.2479in"/>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P1949" style:parent-style-name="Normalny" style:family="paragraph">
      <style:paragraph-properties fo:text-align="justify" fo:line-height="150%" fo:text-indent="0.2479in"/>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P1957" style:parent-style-name="Normalny" style:family="paragraph">
      <style:paragraph-properties fo:text-align="justify" fo:line-height="150%" fo:text-indent="0.2479in">
        <style:tab-stops>
          <style:tab-stop style:type="left" style:position="2.1895in"/>
        </style:tab-stops>
      </style:paragraph-properties>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479in">
        <style:tab-stops>
          <style:tab-stop style:type="left" style:position="2.1895in"/>
        </style:tab-stops>
      </style:paragraph-properties>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fo:text-indent="0.2479in"/>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P2013" style:parent-style-name="Normalny" style:family="paragraph">
      <style:paragraph-properties fo:text-align="justify" fo:line-height="150%" fo:text-indent="0.2479in"/>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479in"/>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style:style>
    <style:style style:name="T2028" style:parent-style-name="Domyślnaczcionkaakapitu" style:family="text">
      <style:text-properties fo:background-color="#80FFFF" style:text-underline-type="single" style:text-underline-style="solid" style:text-underline-width="auto" style:text-underline-mode="continuous"/>
    </style:style>
    <style:style style:name="T2029" style:parent-style-name="Domyślnaczcionkaakapitu" style:family="text">
      <style:text-properties style:text-underline-type="single" style:text-underline-style="solid" style:text-underline-width="auto" style:text-underline-mode="continuous"/>
    </style:style>
    <style:style style:name="T2030" style:parent-style-name="Domyślnaczcionkaakapitu" style:family="text">
      <style:text-properties fo:background-color="#80FFFF" style:text-underline-type="single" style:text-underline-style="solid" style:text-underline-width="auto" style:text-underline-mode="continuous"/>
    </style:style>
    <style:style style:name="T2031" style:parent-style-name="Domyślnaczcionkaakapitu" style:family="text">
      <style:text-properties style:text-underline-type="single" style:text-underline-style="solid" style:text-underline-width="auto" style:text-underline-mode="continuous"/>
    </style:style>
    <style:style style:name="T2032" style:parent-style-name="Domyślnaczcionkaakapitu" style:family="text">
      <style:text-properties fo:background-color="#80FFFF" style:text-underline-type="single" style:text-underline-style="solid" style:text-underline-width="auto" style:text-underline-mode="continuous"/>
    </style:style>
    <style:style style:name="T2033" style:parent-style-name="Domyślnaczcionkaakapitu" style:family="text">
      <style:text-properties fo:background-color="#80FFFF"/>
    </style:style>
    <style:style style:name="P2034" style:parent-style-name="Normalny" style:family="paragraph">
      <style:paragraph-properties fo:text-align="justify" fo:line-height="150%" fo:text-indent="0.2479in"/>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479in"/>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style:style>
    <style:style style:name="P2058" style:parent-style-name="Normalny" style:family="paragraph">
      <style:paragraph-properties fo:text-align="justify" fo:line-height="150%"/>
    </style:style>
    <style:style style:name="T2059" style:parent-style-name="Domyślnaczcionkaakapitu" style:family="text">
      <style:text-properties style:text-underline-type="single" style:text-underline-style="solid" style:text-underline-width="auto" style:text-underline-mode="continuous"/>
    </style:style>
    <style:style style:name="P2060" style:parent-style-name="Normalny" style:family="paragraph">
      <style:paragraph-properties fo:text-align="justify" fo:line-height="150%" fo:text-indent="0.2479in"/>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style:style>
    <style:style style:name="T2079" style:parent-style-name="Domyślnaczcionkaakapitu" style:family="text">
      <style:text-properties style:text-underline-type="single" style:text-underline-style="solid" style:text-underline-width="auto" style:text-underline-mode="continuous"/>
    </style:style>
    <style:style style:name="T2080" style:parent-style-name="Domyślnaczcionkaakapitu" style:family="text">
      <style:text-properties fo:background-color="#80FFFF" style:text-underline-type="single" style:text-underline-style="solid" style:text-underline-width="auto" style:text-underline-mode="continuous"/>
    </style:style>
    <style:style style:name="T2081" style:parent-style-name="Domyślnaczcionkaakapitu" style:family="text">
      <style:text-properties style:text-underline-type="single" style:text-underline-style="solid" style:text-underline-width="auto" style:text-underline-mode="continuous"/>
    </style:style>
    <style:style style:name="P2082" style:parent-style-name="Normalny" style:family="paragraph">
      <style:paragraph-properties fo:text-align="justify" fo:line-height="150%" fo:text-indent="0.2479in"/>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479in"/>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fo:text-indent="0.2479in"/>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P2135" style:parent-style-name="Normalny" style:family="paragraph">
      <style:paragraph-properties fo:text-align="justify" fo:line-height="150%" fo:text-indent="0.2479in"/>
    </style:style>
    <style:style style:name="P2136" style:parent-style-name="Normalny" style:family="paragraph">
      <style:paragraph-properties fo:text-align="justify" fo:line-height="150%"/>
    </style:style>
    <style:style style:name="T2137" style:parent-style-name="Domyślnaczcionkaakapitu" style:family="text">
      <style:text-properties style:text-underline-type="single" style:text-underline-style="solid" style:text-underline-width="auto" style:text-underline-mode="continuous"/>
    </style:style>
    <style:style style:name="P2138" style:parent-style-name="Normalny" style:family="paragraph">
      <style:paragraph-properties fo:text-align="justify" fo:line-height="150%" fo:text-indent="0.2479in"/>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style:style>
    <style:style style:name="T2141" style:parent-style-name="Domyślnaczcionkaakapitu" style:family="text">
      <style:text-properties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479in"/>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P2229" style:parent-style-name="Normalny" style:family="paragraph">
      <style:paragraph-properties fo:text-align="justify" fo:line-height="150%" fo:text-indent="0.2479in"/>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479in"/>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P2240" style:parent-style-name="Normalny" style:family="paragraph">
      <style:paragraph-properties fo:text-align="justify" fo:line-height="150%" fo:text-indent="0.2479in"/>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fo:text-indent="0.2479in"/>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479in"/>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fo:text-indent="0.2479in"/>
    </style:style>
    <style:style style:name="P2324" style:parent-style-name="Normalny" style:family="paragraph">
      <style:paragraph-properties fo:text-align="justify" fo:line-height="150%"/>
    </style:style>
    <style:style style:name="T2325" style:parent-style-name="Domyślnaczcionkaakapitu" style:family="text">
      <style:text-properties style:text-underline-type="single" style:text-underline-style="solid" style:text-underline-width="auto" style:text-underline-mode="continuous"/>
    </style:style>
    <style:style style:name="P2326" style:parent-style-name="Normalny" style:family="paragraph">
      <style:paragraph-properties fo:text-align="justify" fo:line-height="150%" fo:text-indent="0.2479in"/>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P2331" style:parent-style-name="Normalny" style:family="paragraph">
      <style:paragraph-properties fo:text-align="justify" fo:line-height="150%" fo:text-indent="0.2479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479in"/>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P2385" style:parent-style-name="Normalny" style:family="paragraph">
      <style:paragraph-properties fo:text-align="justify" fo:line-height="150%"/>
    </style:style>
    <style:style style:name="T2386" style:parent-style-name="Domyślnaczcionkaakapitu" style:family="text">
      <style:text-properties style:text-underline-type="single" style:text-underline-style="solid" style:text-underline-width="auto" style:text-underline-mode="continuous"/>
    </style:style>
    <style:style style:name="T2387" style:parent-style-name="Domyślnaczcionkaakapitu" style:family="text">
      <style:text-properties fo:background-color="#80FFFF" style:text-underline-type="single" style:text-underline-style="solid" style:text-underline-width="auto" style:text-underline-mode="continuous"/>
    </style:style>
    <style:style style:name="T2388" style:parent-style-name="Domyślnaczcionkaakapitu" style:family="text">
      <style:text-properties style:text-underline-type="single" style:text-underline-style="solid" style:text-underline-width="auto" style:text-underline-mode="continuous"/>
    </style:style>
    <style:style style:name="T2389" style:parent-style-name="Domyślnaczcionkaakapitu" style:family="text">
      <style:text-properties fo:background-color="#80FFFF" style:text-underline-type="single" style:text-underline-style="solid" style:text-underline-width="auto" style:text-underline-mode="continuous"/>
    </style:style>
    <style:style style:name="T2390" style:parent-style-name="Domyślnaczcionkaakapitu" style:family="text">
      <style:text-properties style:text-underline-type="single" style:text-underline-style="solid" style:text-underline-width="auto" style:text-underline-mode="continuous"/>
    </style:style>
    <style:style style:name="T2391" style:parent-style-name="Domyślnaczcionkaakapitu" style:family="text">
      <style:text-properties fo:background-color="#80FFFF" style:text-underline-type="single" style:text-underline-style="solid" style:text-underline-width="auto" style:text-underline-mode="continuous"/>
    </style:style>
    <style:style style:name="T2392" style:parent-style-name="Domyślnaczcionkaakapitu" style:family="text">
      <style:text-properties style:text-underline-type="single" style:text-underline-style="solid" style:text-underline-width="auto" style:text-underline-mode="continuous"/>
    </style:style>
    <style:style style:name="T2393" style:parent-style-name="Domyślnaczcionkaakapitu" style:family="text">
      <style:text-properties fo:background-color="#80FFFF" style:text-underline-type="single" style:text-underline-style="solid" style:text-underline-width="auto" style:text-underline-mode="continuous"/>
    </style:style>
    <style:style style:name="P2394" style:parent-style-name="Normalny" style:family="paragraph">
      <style:paragraph-properties fo:text-align="justify" fo:line-height="150%" fo:text-indent="0.2479in"/>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style:style>
    <style:style style:name="P2399" style:parent-style-name="Normalny" style:family="paragraph">
      <style:paragraph-properties fo:text-align="justify" fo:line-height="150%" fo:text-indent="0.2479in"/>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style:style>
    <style:style style:name="T2404" style:parent-style-name="Domyślnaczcionkaakapitu" style:family="text">
      <style:text-properties style:text-underline-type="single" style:text-underline-style="solid" style:text-underline-width="auto" style:text-underline-mode="continuous"/>
    </style:style>
    <style:style style:name="T2405" style:parent-style-name="Domyślnaczcionkaakapitu" style:family="text">
      <style:text-properties fo:background-color="#80FFFF" style:text-underline-type="single" style:text-underline-style="solid" style:text-underline-width="auto" style:text-underline-mode="continuous"/>
    </style:style>
    <style:style style:name="T2406" style:parent-style-name="Domyślnaczcionkaakapitu" style:family="text">
      <style:text-properties style:text-underline-type="single" style:text-underline-style="solid" style:text-underline-width="auto" style:text-underline-mode="continuous"/>
    </style:style>
    <style:style style:name="T2407" style:parent-style-name="Domyślnaczcionkaakapitu" style:family="text">
      <style:text-properties fo:background-color="#80FFFF" style:text-underline-type="single" style:text-underline-style="solid" style:text-underline-width="auto" style:text-underline-mode="continuous"/>
    </style:style>
    <style:style style:name="P2408" style:parent-style-name="Normalny" style:family="paragraph">
      <style:paragraph-properties fo:text-align="justify" fo:line-height="150%" fo:text-indent="0.2479in"/>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P2411" style:parent-style-name="Normalny" style:family="paragraph">
      <style:paragraph-properties fo:text-align="justify" fo:line-height="150%"/>
    </style:style>
    <style:style style:name="T2412" style:parent-style-name="Domyślnaczcionkaakapitu" style:family="text">
      <style:text-properties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479in"/>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P2418" style:parent-style-name="Normalny" style:family="paragraph">
      <style:paragraph-properties fo:text-align="justify" fo:line-height="150%"/>
    </style:style>
    <style:style style:name="T2419" style:parent-style-name="Domyślnaczcionkaakapitu" style:family="text">
      <style:text-properties style:text-underline-type="single" style:text-underline-style="solid" style:text-underline-width="auto" style:text-underline-mode="continuous"/>
    </style:style>
    <style:style style:name="T2420" style:parent-style-name="Domyślnaczcionkaakapitu" style:family="text">
      <style:text-properties fo:background-color="#80FFFF" style:text-underline-type="single" style:text-underline-style="solid" style:text-underline-width="auto" style:text-underline-mode="continuous"/>
    </style:style>
    <style:style style:name="P2421" style:parent-style-name="Normalny" style:family="paragraph">
      <style:paragraph-properties fo:text-align="justify" fo:line-height="150%" fo:text-indent="0.2479in"/>
    </style:style>
    <style:style style:name="T2422" style:parent-style-name="Domyślnaczcionkaakapitu" style:family="text">
      <style:text-properties fo:background-color="#80FFFF"/>
    </style:style>
    <style:style style:name="P2423" style:parent-style-name="Normalny" style:family="paragraph">
      <style:paragraph-properties fo:text-align="justify" fo:line-height="150%" fo:text-indent="0.2479in"/>
    </style:style>
    <style:style style:name="P2424" style:parent-style-name="Normalny" style:family="paragraph">
      <style:paragraph-properties fo:text-align="justify" fo:line-height="150%"/>
    </style:style>
    <style:style style:name="T2425" style:parent-style-name="Domyślnaczcionkaakapitu" style:family="text">
      <style:text-properties style:text-underline-type="single" style:text-underline-style="solid" style:text-underline-width="auto" style:text-underline-mode="continuous"/>
    </style:style>
    <style:style style:name="P2426" style:parent-style-name="Normalny" style:family="paragraph">
      <style:paragraph-properties fo:text-align="justify" fo:line-height="150%" fo:text-indent="0.2479in"/>
    </style:style>
    <style:style style:name="T2427" style:parent-style-name="Domyślnaczcionkaakapitu" style:family="text">
      <style:text-properties fo:background-color="#80FFFF"/>
    </style:style>
    <style:style style:name="P2428" style:parent-style-name="Normalny" style:family="paragraph">
      <style:paragraph-properties fo:text-align="justify" fo:line-height="150%"/>
    </style:style>
    <style:style style:name="P2429" style:parent-style-name="Normalny" style:family="paragraph">
      <style:paragraph-properties fo:text-align="justify" fo:line-height="150%"/>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style:style>
    <style:style style:name="P2432" style:parent-style-name="Normalny" style:family="paragraph">
      <style:paragraph-properties fo:text-align="justify" fo:line-height="150%"/>
    </style:style>
    <style:style style:name="T2433" style:parent-style-name="Domyślnaczcionkaakapitu" style:family="text">
      <style:text-properties style:text-underline-type="single" style:text-underline-style="solid" style:text-underline-width="auto" style:text-underline-mode="continuous"/>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479in"/>
    </style:style>
    <style:style style:name="P2438" style:parent-style-name="Normalny" style:family="paragraph">
      <style:paragraph-properties fo:text-align="justify" fo:line-height="150%" fo:text-indent="0.2479in"/>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fo:text-indent="0.2479in"/>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P2464" style:parent-style-name="Normalny" style:family="paragraph">
      <style:paragraph-properties fo:text-align="justify" fo:line-height="150%"/>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T2469" style:parent-style-name="Domyślnaczcionkaakapitu" style:family="text">
      <style:text-properties style:text-underline-type="single" style:text-underline-style="solid" style:text-underline-width="auto" style:text-underline-mode="continuous"/>
    </style:style>
    <style:style style:name="T2470" style:parent-style-name="Domyślnaczcionkaakapitu" style:family="text">
      <style:text-properties fo:background-color="#80FFFF" style:text-underline-type="single" style:text-underline-style="solid" style:text-underline-width="auto" style:text-underline-mode="continuous"/>
    </style:style>
    <style:style style:name="T2471" style:parent-style-name="Domyślnaczcionkaakapitu" style:family="text">
      <style:text-properties style:text-underline-type="single" style:text-underline-style="solid" style:text-underline-width="auto" style:text-underline-mode="continuous"/>
    </style:style>
    <style:style style:name="T2472" style:parent-style-name="Domyślnaczcionkaakapitu" style:family="text">
      <style:text-properties fo:background-color="#80FFFF" style:text-underline-type="single" style:text-underline-style="solid" style:text-underline-width="auto" style:text-underline-mode="continuous"/>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fo:text-indent="0.2479in"/>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fo:text-indent="0.2479in"/>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P2512" style:parent-style-name="Normalny" style:family="paragraph">
      <style:paragraph-properties fo:text-align="justify" fo:line-height="150%" fo:text-indent="0.2479in"/>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fo:text-indent="0.2479in"/>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P2526" style:parent-style-name="Normalny" style:family="paragraph">
      <style:paragraph-properties fo:text-align="justify" fo:line-height="150%" fo:text-indent="0.2479in"/>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P2538" style:parent-style-name="Normalny" style:family="paragraph">
      <style:paragraph-properties fo:text-align="justify" fo:line-height="150%"/>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fo:text-indent="0.2479in"/>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P2550" style:parent-style-name="Normalny" style:family="paragraph">
      <style:paragraph-properties fo:text-align="justify" fo:line-height="150%" fo:text-indent="0.2479in"/>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P2564" style:parent-style-name="Normalny" style:family="paragraph">
      <style:paragraph-properties fo:text-align="justify" fo:line-height="150%" fo:text-indent="0.2479in"/>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fo:text-indent="0.2479in"/>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P2576" style:parent-style-name="Normalny" style:family="paragraph">
      <style:paragraph-properties fo:text-align="justify" fo:line-height="150%" fo:text-indent="0.2479in"/>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fo:text-indent="0.2479in"/>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P2591" style:parent-style-name="Normalny" style:family="paragraph">
      <style:paragraph-properties fo:text-align="justify" fo:line-height="150%" fo:text-indent="0.2479in"/>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479in"/>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P2606" style:parent-style-name="Normalny" style:family="paragraph">
      <style:paragraph-properties fo:text-align="justify" fo:line-height="150%" fo:text-indent="0.2479in"/>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fo:text-indent="0.2479in"/>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479in"/>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fo:text-indent="0.2479in"/>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T2655" style:parent-style-name="Domyślnaczcionkaakapitu" style:family="text">
      <style:text-properties fo:background-color="#80FFFF" style:text-underline-type="single" style:text-underline-style="solid" style:text-underline-width="auto" style:text-underline-mode="continuous"/>
    </style:style>
    <style:style style:name="T2656" style:parent-style-name="Domyślnaczcionkaakapitu" style:family="text">
      <style:text-properties style:text-underline-type="single" style:text-underline-style="solid" style:text-underline-width="auto" style:text-underline-mode="continuous"/>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fo:text-indent="0.2479in"/>
    </style:style>
    <style:style style:name="P2659" style:parent-style-name="Normalny" style:family="paragraph">
      <style:paragraph-properties fo:text-align="justify" fo:line-height="150%"/>
    </style:style>
    <style:style style:name="T2660" style:parent-style-name="Domyślnaczcionkaakapitu" style:family="text">
      <style:text-properties fo:background-color="#80FFFF" style:text-underline-type="single" style:text-underline-style="solid" style:text-underline-width="auto" style:text-underline-mode="continuous"/>
    </style:style>
    <style:style style:name="T2661" style:parent-style-name="Domyślnaczcionkaakapitu" style:family="text">
      <style:text-properties style:text-underline-type="single" style:text-underline-style="solid" style:text-underline-width="auto" style:text-underline-mode="continuous"/>
    </style:style>
    <style:style style:name="T2662" style:parent-style-name="Domyślnaczcionkaakapitu" style:family="text">
      <style:text-properties fo:background-color="#80FFFF" style:text-underline-type="single" style:text-underline-style="solid" style:text-underline-width="auto" style:text-underline-mode="continuous"/>
    </style:style>
    <style:style style:name="T2663" style:parent-style-name="Domyślnaczcionkaakapitu" style:family="text">
      <style:text-properties style:text-underline-type="single" style:text-underline-style="solid" style:text-underline-width="auto" style:text-underline-mode="continuous"/>
    </style:style>
    <style:style style:name="T2664" style:parent-style-name="Domyślnaczcionkaakapitu" style:family="text">
      <style:text-properties fo:background-color="#80FFFF" style:text-underline-type="single" style:text-underline-style="solid" style:text-underline-width="auto" style:text-underline-mode="continuous"/>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T2667" style:parent-style-name="Domyślnaczcionkaakapitu" style:family="text">
      <style:text-properties fo:background-color="#80FFFF"/>
    </style:style>
    <style:style style:name="P2668" style:parent-style-name="Normalny" style:family="paragraph">
      <style:paragraph-properties fo:text-align="justify" fo:line-height="150%">
        <style:tab-stops>
          <style:tab-stop style:type="left" style:position="3.318in"/>
        </style:tab-stops>
      </style:paragraph-properties>
    </style:style>
    <style:style style:name="T2669" style:parent-style-name="Domyślnaczcionkaakapitu" style:family="text">
      <style:text-properties style:text-underline-type="single" style:text-underline-style="solid" style:text-underline-width="auto" style:text-underline-mode="continuous"/>
    </style:style>
    <style:style style:name="T2670" style:parent-style-name="Domyślnaczcionkaakapitu" style:family="text">
      <style:text-properties fo:background-color="#80FFFF" style:text-underline-type="single" style:text-underline-style="solid" style:text-underline-width="auto" style:text-underline-mode="continuous"/>
    </style:style>
    <style:style style:name="T2671" style:parent-style-name="Domyślnaczcionkaakapitu" style:family="text">
      <style:text-properties style:text-underline-type="single" style:text-underline-style="solid" style:text-underline-width="auto" style:text-underline-mode="continuous"/>
    </style:style>
    <style:style style:name="T2672" style:parent-style-name="Domyślnaczcionkaakapitu" style:family="text">
      <style:text-properties fo:background-color="#80FFFF"/>
    </style:style>
    <style:style style:name="P2673" style:parent-style-name="Normalny" style:family="paragraph">
      <style:paragraph-properties fo:text-align="justify" fo:line-height="150%" fo:text-indent="0.2479in">
        <style:tab-stops>
          <style:tab-stop style:type="left" style:position="3.318in"/>
        </style:tab-stops>
      </style:paragraph-properties>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P2677" style:parent-style-name="Normalny" style:family="paragraph">
      <style:paragraph-properties fo:text-align="justify" fo:line-height="150%" fo:text-indent="0.2479in"/>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P2681" style:parent-style-name="Normalny" style:family="paragraph">
      <style:paragraph-properties fo:text-align="justify" fo:line-height="150%" fo:text-indent="0.2479in"/>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style:style>
    <style:style style:name="T2684" style:parent-style-name="Domyślnaczcionkaakapitu" style:family="text">
      <style:text-properties fo:background-color="#80FFFF" style:text-underline-type="single" style:text-underline-style="solid" style:text-underline-width="auto" style:text-underline-mode="continuous"/>
    </style:style>
    <style:style style:name="T2685" style:parent-style-name="Domyślnaczcionkaakapitu" style:family="text">
      <style:text-properties style:text-underline-type="single" style:text-underline-style="solid" style:text-underline-width="auto" style:text-underline-mode="continuous"/>
    </style:style>
    <style:style style:name="T2686" style:parent-style-name="Domyślnaczcionkaakapitu" style:family="text">
      <style:text-properties fo:background-color="#80FFFF" style:text-underline-type="single" style:text-underline-style="solid" style:text-underline-width="auto" style:text-underline-mode="continuous"/>
    </style:style>
    <style:style style:name="T2687" style:parent-style-name="Domyślnaczcionkaakapitu" style:family="text">
      <style:text-properties style:text-underline-type="single" style:text-underline-style="solid" style:text-underline-width="auto" style:text-underline-mode="continuous"/>
    </style:style>
    <style:style style:name="T2688" style:parent-style-name="Domyślnaczcionkaakapitu" style:family="text">
      <style:text-properties fo:background-color="#80FFFF" style:text-underline-type="single" style:text-underline-style="solid" style:text-underline-width="auto" style:text-underline-mode="continuous"/>
    </style:style>
    <style:style style:name="T2689" style:parent-style-name="Domyślnaczcionkaakapitu" style:family="text">
      <style:text-properties fo:background-color="#80FFFF"/>
    </style:style>
    <style:style style:name="P2690" style:parent-style-name="Normalny" style:family="paragraph">
      <style:paragraph-properties fo:text-align="justify" fo:line-height="150%" fo:text-indent="0.2479in"/>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style:style>
    <style:style style:name="T2693" style:parent-style-name="Domyślnaczcionkaakapitu" style:family="text">
      <style:text-properties style:text-underline-type="single" style:text-underline-style="solid" style:text-underline-width="auto" style:text-underline-mode="continuous"/>
    </style:style>
    <style:style style:name="T2694" style:parent-style-name="Domyślnaczcionkaakapitu" style:family="text">
      <style:text-properties fo:background-color="#80FFFF"/>
    </style:style>
    <style:style style:name="P2695" style:parent-style-name="Normalny" style:family="paragraph">
      <style:paragraph-properties fo:text-align="justify" fo:line-height="150%" fo:text-indent="0.2479in"/>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P2698" style:parent-style-name="Normalny" style:family="paragraph">
      <style:paragraph-properties fo:text-align="justify" fo:line-height="150%" fo:text-indent="0.2479in"/>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479in"/>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fo:text-indent="0.2479in"/>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fo:text-indent="0.2479in"/>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fo:text-indent="0.2479in"/>
    </style:style>
    <style:style style:name="T2721" style:parent-style-name="Domyślnaczcionkaakapitu" style:family="text">
      <style:text-properties fo:background-color="#80FFFF"/>
    </style:style>
    <style:style style:name="P2722" style:parent-style-name="Normalny" style:family="paragraph">
      <style:paragraph-properties fo:text-align="justify" fo:line-height="150%">
        <style:tab-stops>
          <style:tab-stop style:type="right" style:leader-style="dotted" style:leader-text="." style:position="2.4229in"/>
          <style:tab-stop style:type="left" style:position="2.5708in"/>
        </style:tab-stops>
      </style:paragraph-properties>
    </style:style>
    <style:style style:name="T2723" style:parent-style-name="Domyślnaczcionkaakapitu" style:family="text">
      <style:text-properties style:text-underline-type="single" style:text-underline-style="solid" style:text-underline-width="auto" style:text-underline-mode="continuous"/>
    </style:style>
    <style:style style:name="T2724" style:parent-style-name="Domyślnaczcionkaakapitu" style:family="text">
      <style:text-properties fo:background-color="#80FFFF" style:text-underline-type="single" style:text-underline-style="solid" style:text-underline-width="auto" style:text-underline-mode="continuous"/>
    </style:style>
    <style:style style:name="T2725" style:parent-style-name="Domyślnaczcionkaakapitu" style:family="text">
      <style:text-properties style:text-underline-type="single" style:text-underline-style="solid" style:text-underline-width="auto" style:text-underline-mode="continuous"/>
    </style:style>
    <style:style style:name="T2726" style:parent-style-name="Domyślnaczcionkaakapitu" style:family="text">
      <style:text-properties fo:background-color="#80FFFF" style:text-underline-type="single" style:text-underline-style="solid" style:text-underline-width="auto" style:text-underline-mode="continuous"/>
    </style:style>
    <style:style style:name="T2727" style:parent-style-name="Domyślnaczcionkaakapitu" style:family="text">
      <style:text-properties style:text-underline-type="single" style:text-underline-style="solid" style:text-underline-width="auto" style:text-underline-mode="continuous"/>
    </style:style>
    <style:style style:name="T2728" style:parent-style-name="Domyślnaczcionkaakapitu" style:family="text">
      <style:text-properties fo:background-color="#80FFFF" style:text-underline-type="single" style:text-underline-style="solid" style:text-underline-width="auto" style:text-underline-mode="continuous"/>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fo:text-indent="0.2479in">
        <style:tab-stops>
          <style:tab-stop style:type="right" style:leader-style="dotted" style:leader-text="." style:position="2.4229in"/>
          <style:tab-stop style:type="left" style:position="2.5708in"/>
        </style:tab-stops>
      </style:paragraph-properties>
    </style:style>
    <style:style style:name="T2731" style:parent-style-name="Domyślnaczcionkaakapitu" style:family="text">
      <style:text-properties fo:background-color="#80FFFF"/>
    </style:style>
    <style:style style:name="P2732" style:parent-style-name="Normalny" style:family="paragraph">
      <style:paragraph-properties fo:text-align="justify" fo:line-height="150%" fo:text-indent="0.2479in"/>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style:style>
    <style:style style:name="T2737" style:parent-style-name="Domyślnaczcionkaakapitu" style:family="text">
      <style:text-properties style:text-underline-type="single" style:text-underline-style="solid" style:text-underline-width="auto" style:text-underline-mode="continuous"/>
    </style:style>
    <style:style style:name="T2738" style:parent-style-name="Domyślnaczcionkaakapitu" style:family="text">
      <style:text-properties fo:background-color="#80FFFF" style:text-underline-type="single" style:text-underline-style="solid" style:text-underline-width="auto" style:text-underline-mode="continuous"/>
    </style:style>
    <style:style style:name="T2739" style:parent-style-name="Domyślnaczcionkaakapitu" style:family="text">
      <style:text-properties style:text-underline-type="single" style:text-underline-style="solid" style:text-underline-width="auto" style:text-underline-mode="continuous"/>
    </style:style>
    <style:style style:name="P2740" style:parent-style-name="Normalny" style:family="paragraph">
      <style:paragraph-properties fo:text-align="justify" fo:line-height="150%" fo:text-indent="0.2479in"/>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P2751" style:parent-style-name="Normalny" style:family="paragraph">
      <style:paragraph-properties fo:text-align="justify" fo:line-height="150%" fo:text-indent="0.2479in"/>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fo:text-indent="0.2479in"/>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fo:text-indent="0.2479in"/>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P2770" style:parent-style-name="Normalny" style:family="paragraph">
      <style:paragraph-properties fo:text-align="justify" fo:line-height="150%" fo:text-indent="0.2479in"/>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fo:text-indent="0.2479in"/>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P2796" style:parent-style-name="Normalny" style:family="paragraph">
      <style:paragraph-properties fo:text-align="justify" fo:line-height="150%" fo:text-indent="0.2479in"/>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P2808" style:parent-style-name="Normalny" style:family="paragraph">
      <style:paragraph-properties fo:text-align="justify" fo:line-height="150%" fo:text-indent="0.2479in"/>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fo:text-indent="0.2479in"/>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fo:text-indent="0.2479in"/>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P2849" style:parent-style-name="Normalny" style:family="paragraph">
      <style:paragraph-properties fo:text-align="justify" fo:line-height="150%" fo:text-indent="0.2479in"/>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P2855" style:parent-style-name="Normalny" style:family="paragraph">
      <style:paragraph-properties fo:text-align="justify" fo:line-height="150%" fo:text-indent="0.2479in"/>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479in"/>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fo:text-indent="0.2479in"/>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P2877" style:parent-style-name="Normalny" style:family="paragraph">
      <style:paragraph-properties fo:text-align="justify" fo:line-height="150%" fo:text-indent="0.2479in"/>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T2897" style:parent-style-name="Domyślnaczcionkaakapitu" style:family="text">
      <style:text-properties fo:background-color="#80FFFF"/>
    </style:style>
    <style:style style:name="P2898" style:parent-style-name="Normalny" style:family="paragraph">
      <style:paragraph-properties fo:text-align="justify" fo:line-height="150%" fo:text-indent="0.2479in"/>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P2902" style:parent-style-name="Normalny" style:family="paragraph">
      <style:paragraph-properties fo:text-align="justify" fo:line-height="150%" fo:text-indent="0.2479in"/>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P2924" style:parent-style-name="Normalny" style:family="paragraph">
      <style:paragraph-properties fo:text-align="justify" fo:line-height="150%" fo:text-indent="0.2479in"/>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T2932" style:parent-style-name="Domyślnaczcionkaakapitu" style:family="text">
      <style:text-properties fo:background-color="#80FFFF"/>
    </style:style>
    <style:style style:name="T2933" style:parent-style-name="Domyślnaczcionkaakapitu" style:family="text">
      <style:text-properties fo:background-color="#80FFFF"/>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fo:text-indent="0.2479in"/>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T2939" style:parent-style-name="Domyślnaczcionkaakapitu" style:family="text">
      <style:text-properties fo:background-color="#80FFFF"/>
    </style:style>
    <style:style style:name="T2940" style:parent-style-name="Domyślnaczcionkaakapitu" style:family="text">
      <style:text-properties fo:background-color="#80FFFF"/>
    </style:style>
    <style:style style:name="P2941" style:parent-style-name="Normalny" style:family="paragraph">
      <style:paragraph-properties fo:text-align="justify" fo:line-height="150%"/>
    </style:style>
    <style:style style:name="T2942" style:parent-style-name="Domyślnaczcionkaakapitu" style:family="text">
      <style:text-properties fo:background-color="#80FFFF"/>
    </style:style>
    <style:style style:name="P2943" style:parent-style-name="Normalny" style:family="paragraph">
      <style:paragraph-properties fo:text-align="justify" fo:line-height="150%" fo:text-indent="0.2479in"/>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P2951" style:parent-style-name="Normalny" style:family="paragraph">
      <style:paragraph-properties fo:text-align="justify" fo:line-height="150%" fo:text-indent="0.2479in"/>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P2964" style:parent-style-name="Normalny" style:family="paragraph">
      <style:paragraph-properties fo:text-align="justify" fo:line-height="150%" fo:text-indent="0.2479in"/>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fo:text-indent="0.2479in"/>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P2972" style:parent-style-name="Normalny" style:family="paragraph">
      <style:paragraph-properties fo:text-align="justify" fo:line-height="150%" fo:text-indent="0.2479in"/>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P2990" style:parent-style-name="Normalny" style:family="paragraph">
      <style:paragraph-properties fo:text-align="justify" fo:line-height="150%" fo:text-indent="0.2479in"/>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P3008" style:parent-style-name="Normalny" style:family="paragraph">
      <style:paragraph-properties fo:text-align="justify" fo:line-height="150%" fo:text-indent="0.2479in"/>
    </style:style>
    <style:style style:name="T3009" style:parent-style-name="Domyślnaczcionkaakapitu" style:family="text">
      <style:text-properties fo:background-color="#80FFFF"/>
    </style:style>
    <style:style style:name="P3010" style:parent-style-name="Normalny" style:family="paragraph">
      <style:paragraph-properties fo:text-align="justify" fo:line-height="150%"/>
    </style:style>
    <style:style style:name="T3011" style:parent-style-name="Domyślnaczcionkaakapitu" style:family="text">
      <style:text-properties fo:background-color="#80FFFF" style:text-underline-type="single" style:text-underline-style="solid" style:text-underline-width="auto" style:text-underline-mode="continuous"/>
    </style:style>
    <style:style style:name="T3012" style:parent-style-name="Domyślnaczcionkaakapitu" style:family="text">
      <style:text-properties style:text-underline-type="single" style:text-underline-style="solid" style:text-underline-width="auto" style:text-underline-mode="continuous"/>
    </style:style>
    <style:style style:name="T3013" style:parent-style-name="Domyślnaczcionkaakapitu" style:family="text">
      <style:text-properties fo:background-color="#80FFFF" style:text-underline-type="single" style:text-underline-style="solid" style:text-underline-width="auto" style:text-underline-mode="continuous"/>
    </style:style>
    <style:style style:name="T3014" style:parent-style-name="Domyślnaczcionkaakapitu" style:family="text">
      <style:text-properties style:text-underline-type="single" style:text-underline-style="solid" style:text-underline-width="auto" style:text-underline-mode="continuous"/>
    </style:style>
    <style:style style:name="T3015" style:parent-style-name="Domyślnaczcionkaakapitu" style:family="text">
      <style:text-properties fo:background-color="#80FFFF" style:text-underline-type="single" style:text-underline-style="solid" style:text-underline-width="auto" style:text-underline-mode="continuous"/>
    </style:style>
    <style:style style:name="T3016" style:parent-style-name="Domyślnaczcionkaakapitu" style:family="text">
      <style:text-properties fo:background-color="#80FFFF"/>
    </style:style>
    <style:style style:name="P3017" style:parent-style-name="Normalny" style:family="paragraph">
      <style:paragraph-properties fo:text-align="justify" fo:line-height="150%" fo:text-indent="0.2479in"/>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P3020" style:parent-style-name="Normalny" style:family="paragraph">
      <style:paragraph-properties fo:text-align="justify" fo:line-height="150%" fo:text-indent="0.2479in"/>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P3029" style:parent-style-name="Normalny" style:family="paragraph">
      <style:paragraph-properties fo:text-align="justify" fo:line-height="150%" fo:text-indent="0.2479in"/>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style:style>
    <style:style style:name="T3044" style:parent-style-name="Domyślnaczcionkaakapitu" style:family="text">
      <style:text-properties fo:background-color="#80FFFF" style:text-underline-type="single" style:text-underline-style="solid" style:text-underline-width="auto" style:text-underline-mode="continuous"/>
    </style:style>
    <style:style style:name="T3045" style:parent-style-name="Domyślnaczcionkaakapitu" style:family="text">
      <style:text-properties style:text-underline-type="single" style:text-underline-style="solid" style:text-underline-width="auto" style:text-underline-mode="continuous"/>
    </style:style>
    <style:style style:name="T3046" style:parent-style-name="Domyślnaczcionkaakapitu" style:family="text">
      <style:text-properties fo:background-color="#80FFFF" style:text-underline-type="single" style:text-underline-style="solid" style:text-underline-width="auto" style:text-underline-mode="continuous"/>
    </style:style>
    <style:style style:name="T3047" style:parent-style-name="Domyślnaczcionkaakapitu" style:family="text">
      <style:text-properties style:text-underline-type="single" style:text-underline-style="solid" style:text-underline-width="auto" style:text-underline-mode="continuous"/>
    </style:style>
    <style:style style:name="T3048" style:parent-style-name="Domyślnaczcionkaakapitu" style:family="text">
      <style:text-properties fo:background-color="#80FFFF" style:text-underline-type="single" style:text-underline-style="solid" style:text-underline-width="auto" style:text-underline-mode="continuous"/>
    </style:style>
    <style:style style:name="T3049" style:parent-style-name="Domyślnaczcionkaakapitu" style:family="text">
      <style:text-properties style:text-underline-type="single" style:text-underline-style="solid" style:text-underline-width="auto" style:text-underline-mode="continuous"/>
    </style:style>
    <style:style style:name="P3050" style:parent-style-name="Normalny" style:family="paragraph">
      <style:paragraph-properties fo:text-align="justify" fo:line-height="150%" fo:text-indent="0.2479in"/>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style:style>
    <style:style style:name="T3058" style:parent-style-name="Domyślnaczcionkaakapitu" style:family="text">
      <style:text-properties style:text-underline-type="single" style:text-underline-style="solid" style:text-underline-width="auto" style:text-underline-mode="continuous"/>
    </style:style>
    <style:style style:name="T3059" style:parent-style-name="Domyślnaczcionkaakapitu" style:family="text">
      <style:text-properties fo:background-color="#80FFFF" style:text-underline-type="single" style:text-underline-style="solid" style:text-underline-width="auto" style:text-underline-mode="continuous"/>
    </style:style>
    <style:style style:name="P3060" style:parent-style-name="Normalny" style:family="paragraph">
      <style:paragraph-properties fo:text-align="justify" fo:line-height="150%" fo:text-indent="0.2479in"/>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P3071" style:parent-style-name="Normalny" style:family="paragraph">
      <style:paragraph-properties fo:text-align="justify" fo:line-height="150%" fo:text-indent="0.2479in"/>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P3075" style:parent-style-name="Normalny" style:family="paragraph">
      <style:paragraph-properties fo:text-align="justify" fo:line-height="150%"/>
    </style:style>
    <style:style style:name="T3076" style:parent-style-name="Domyślnaczcionkaakapitu" style:family="text">
      <style:text-properties fo:background-color="#80FFFF" style:text-underline-type="single" style:text-underline-style="solid" style:text-underline-width="auto" style:text-underline-mode="continuous"/>
    </style:style>
    <style:style style:name="T3077" style:parent-style-name="Domyślnaczcionkaakapitu" style:family="text">
      <style:text-properties style:text-underline-type="single" style:text-underline-style="solid" style:text-underline-width="auto" style:text-underline-mode="continuous"/>
    </style:style>
    <style:style style:name="T3078" style:parent-style-name="Domyślnaczcionkaakapitu" style:family="text">
      <style:text-properties fo:background-color="#80FFFF" style:text-underline-type="single" style:text-underline-style="solid" style:text-underline-width="auto" style:text-underline-mode="continuous"/>
    </style:style>
    <style:style style:name="T3079" style:parent-style-name="Domyślnaczcionkaakapitu" style:family="text">
      <style:text-properties style:text-underline-type="single" style:text-underline-style="solid" style:text-underline-width="auto" style:text-underline-mode="continuous"/>
    </style:style>
    <style:style style:name="T3080" style:parent-style-name="Domyślnaczcionkaakapitu" style:family="text">
      <style:text-properties fo:background-color="#80FFFF" style:text-underline-type="single" style:text-underline-style="solid" style:text-underline-width="auto" style:text-underline-mode="continuous"/>
    </style:style>
    <style:style style:name="T3081" style:parent-style-name="Domyślnaczcionkaakapitu" style:family="text">
      <style:text-properties style:text-underline-type="single" style:text-underline-style="solid" style:text-underline-width="auto" style:text-underline-mode="continuous"/>
    </style:style>
    <style:style style:name="T3082" style:parent-style-name="Domyślnaczcionkaakapitu" style:family="text">
      <style:text-properties style:text-underline-type="single" style:text-underline-style="solid" style:text-underline-width="auto" style:text-underline-mode="continuous"/>
    </style:style>
    <style:style style:name="T3083" style:parent-style-name="Domyślnaczcionkaakapitu" style:family="text">
      <style:text-properties style:text-underline-type="single" style:text-underline-style="solid" style:text-underline-width="auto" style:text-underline-mode="continuous"/>
    </style:style>
    <style:style style:name="P3084" style:parent-style-name="Normalny" style:family="paragraph">
      <style:paragraph-properties fo:text-align="justify" fo:line-height="150%" fo:text-indent="0.2479in"/>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P3091" style:parent-style-name="Normalny" style:family="paragraph">
      <style:paragraph-properties fo:text-align="justify" fo:line-height="150%" fo:text-indent="0.2479in"/>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P3109" style:parent-style-name="Normalny" style:family="paragraph">
      <style:paragraph-properties fo:text-align="justify" fo:line-height="150%" fo:text-indent="0.2479in"/>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P3125" style:parent-style-name="Normalny" style:family="paragraph">
      <style:paragraph-properties fo:text-align="justify" fo:line-height="150%" fo:text-indent="0.2479in"/>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P3143" style:parent-style-name="Normalny" style:family="paragraph">
      <style:paragraph-properties fo:text-align="justify" fo:line-height="150%" fo:text-indent="0.2479in"/>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P3168" style:parent-style-name="Normalny" style:family="paragraph">
      <style:paragraph-properties fo:text-align="justify" fo:line-height="150%" fo:text-indent="0.2479in"/>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P3188" style:parent-style-name="Normalny" style:family="paragraph">
      <style:paragraph-properties fo:text-align="justify" fo:line-height="150%" fo:text-indent="0.2479in"/>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P3207" style:parent-style-name="Normalny" style:family="paragraph">
      <style:paragraph-properties fo:text-align="justify" fo:line-height="150%" fo:text-indent="0.2479in"/>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P3219" style:parent-style-name="Normalny" style:family="paragraph">
      <style:paragraph-properties fo:text-align="justify" fo:line-height="150%" fo:text-indent="0.2479in"/>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P3251" style:parent-style-name="Normalny" style:family="paragraph">
      <style:paragraph-properties fo:text-align="justify" fo:line-height="150%" fo:text-indent="0.2479in"/>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P3258" style:parent-style-name="Normalny" style:family="paragraph">
      <style:paragraph-properties fo:text-align="justify" fo:line-height="150%" fo:text-indent="0.2479in"/>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P3273" style:parent-style-name="Normalny" style:family="paragraph">
      <style:paragraph-properties fo:text-align="justify" fo:line-height="150%" fo:text-indent="0.2479in"/>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P3282" style:parent-style-name="Normalny" style:family="paragraph">
      <style:paragraph-properties fo:text-align="justify" fo:line-height="150%" fo:text-indent="0.2479in"/>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P3286" style:parent-style-name="Normalny" style:family="paragraph">
      <style:paragraph-properties fo:text-align="justify" fo:line-height="150%" fo:text-indent="0.2479in"/>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P3292" style:parent-style-name="Normalny" style:family="paragraph">
      <style:paragraph-properties fo:text-align="justify" fo:line-height="150%" fo:text-indent="0.2479in"/>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P3305" style:parent-style-name="Normalny" style:family="paragraph">
      <style:paragraph-properties fo:text-align="justify" fo:line-height="150%" fo:text-indent="0.2479in"/>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P3309" style:parent-style-name="Normalny" style:family="paragraph">
      <style:paragraph-properties fo:text-align="justify" fo:line-height="150%" fo:text-indent="0.2479in"/>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P3312" style:parent-style-name="Normalny" style:family="paragraph">
      <style:paragraph-properties fo:text-align="justify" fo:line-height="150%"/>
    </style:style>
    <style:style style:name="T3313" style:parent-style-name="Domyślnaczcionkaakapitu" style:family="text">
      <style:text-properties style:text-underline-type="single" style:text-underline-style="solid" style:text-underline-width="auto" style:text-underline-mode="continuous"/>
    </style:style>
    <style:style style:name="T3314" style:parent-style-name="Domyślnaczcionkaakapitu" style:family="text">
      <style:text-properties fo:background-color="#80FFFF" style:text-underline-type="single" style:text-underline-style="solid" style:text-underline-width="auto" style:text-underline-mode="continuous"/>
    </style:style>
    <style:style style:name="T3315" style:parent-style-name="Domyślnaczcionkaakapitu" style:family="text">
      <style:text-properties style:text-underline-type="single" style:text-underline-style="solid" style:text-underline-width="auto" style:text-underline-mode="continuous"/>
    </style:style>
    <style:style style:name="T3316" style:parent-style-name="Domyślnaczcionkaakapitu" style:family="text">
      <style:text-properties fo:background-color="#80FFFF" style:text-underline-type="single" style:text-underline-style="solid" style:text-underline-width="auto" style:text-underline-mode="continuous"/>
    </style:style>
    <style:style style:name="P3317" style:parent-style-name="Normalny" style:family="paragraph">
      <style:paragraph-properties fo:text-align="justify" fo:line-height="150%" fo:text-indent="0.2479in"/>
    </style:style>
    <style:style style:name="P3318" style:parent-style-name="Normalny" style:family="paragraph">
      <style:paragraph-properties fo:text-align="justify" fo:line-height="150%" fo:text-indent="0.2479in"/>
    </style:style>
    <style:style style:name="T3319" style:parent-style-name="Domyślnaczcionkaakapitu" style:family="text">
      <style:text-properties fo:background-color="#80FFFF"/>
    </style:style>
    <style:style style:name="P3320" style:parent-style-name="Normalny" style:family="paragraph">
      <style:paragraph-properties fo:text-align="justify" fo:line-height="150%"/>
    </style:style>
    <style:style style:name="T3321" style:parent-style-name="Domyślnaczcionkaakapitu" style:family="text">
      <style:text-properties fo:background-color="#80FFFF" style:text-underline-type="single" style:text-underline-style="solid" style:text-underline-width="auto" style:text-underline-mode="continuous"/>
    </style:style>
    <style:style style:name="T3322" style:parent-style-name="Domyślnaczcionkaakapitu" style:family="text">
      <style:text-properties style:text-underline-type="single" style:text-underline-style="solid" style:text-underline-width="auto" style:text-underline-mode="continuous"/>
    </style:style>
    <style:style style:name="P3323" style:parent-style-name="Normalny" style:family="paragraph">
      <style:paragraph-properties fo:text-align="justify" fo:line-height="150%" fo:text-indent="0.2479in"/>
    </style:style>
    <style:style style:name="P3324" style:parent-style-name="Normalny" style:family="paragraph">
      <style:paragraph-properties fo:text-align="justify" fo:line-height="150%" fo:text-indent="0.2479in"/>
    </style:style>
    <style:style style:name="T3325" style:parent-style-name="Domyślnaczcionkaakapitu" style:family="text">
      <style:text-properties fo:background-color="#80FFFF"/>
    </style:style>
    <style:style style:name="T3326" style:parent-style-name="Domyślnaczcionkaakapitu" style:family="text">
      <style:text-properties fo:background-color="#80FFFF"/>
    </style:style>
    <style:style style:name="T3327" style:parent-style-name="Domyślnaczcionkaakapitu" style:family="text">
      <style:text-properties fo:background-color="#80FFFF"/>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fo:text-indent="0.2479in"/>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fo:text-indent="0.2479in"/>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P3366" style:parent-style-name="Normalny" style:family="paragraph">
      <style:paragraph-properties fo:text-align="justify" fo:line-height="150%" fo:text-indent="0.2479in"/>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P3370" style:parent-style-name="Normalny" style:family="paragraph">
      <style:paragraph-properties fo:text-align="justify" fo:line-height="150%"/>
    </style:style>
    <style:style style:name="P3371" style:parent-style-name="Normalny" style:family="paragraph">
      <style:paragraph-properties fo:text-align="justify" fo:line-height="150%" fo:text-indent="0.2479in"/>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P3375" style:parent-style-name="Normalny" style:family="paragraph">
      <style:paragraph-properties fo:text-align="justify" fo:line-height="150%"/>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P3378" style:parent-style-name="Normalny" style:family="paragraph">
      <style:paragraph-properties fo:text-align="justify" fo:line-height="150%" fo:text-indent="0.2479in"/>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P3387" style:parent-style-name="Normalny" style:family="paragraph">
      <style:paragraph-properties fo:text-align="justify" fo:line-height="150%" fo:text-indent="0.2479in"/>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fo:text-indent="0.2479in"/>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P3403" style:parent-style-name="Normalny" style:family="paragraph">
      <style:paragraph-properties fo:text-align="justify" fo:line-height="150%" fo:text-indent="0.2479in"/>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P3406" style:parent-style-name="Normalny" style:family="paragraph">
      <style:paragraph-properties fo:text-align="justify" fo:line-height="150%" fo:text-indent="0.2479in"/>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P3414" style:parent-style-name="Normalny" style:family="paragraph">
      <style:paragraph-properties fo:text-align="justify" fo:line-height="150%" fo:text-indent="0.2479in"/>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P3434" style:parent-style-name="Normalny" style:family="paragraph">
      <style:paragraph-properties fo:text-align="justify" fo:line-height="150%" fo:text-indent="0.2479in"/>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P3466" style:parent-style-name="Normalny" style:family="paragraph">
      <style:paragraph-properties fo:text-align="justify" fo:line-height="150%" fo:text-indent="0.2479in"/>
    </style:style>
    <style:style style:name="P3467" style:parent-style-name="Normalny" style:family="paragraph">
      <style:paragraph-properties fo:text-align="justify" fo:line-height="150%"/>
    </style:style>
    <style:style style:name="T3468" style:parent-style-name="Domyślnaczcionkaakapitu" style:family="text">
      <style:text-properties fo:background-color="#80FFFF" style:text-underline-type="single" style:text-underline-style="solid" style:text-underline-width="auto" style:text-underline-mode="continuous"/>
    </style:style>
    <style:style style:name="T3469" style:parent-style-name="Domyślnaczcionkaakapitu" style:family="text">
      <style:text-properties style:text-underline-type="single" style:text-underline-style="solid" style:text-underline-width="auto" style:text-underline-mode="continuous"/>
    </style:style>
    <style:style style:name="T3470" style:parent-style-name="Domyślnaczcionkaakapitu" style:family="text">
      <style:text-properties fo:background-color="#80FFFF" style:text-underline-type="single" style:text-underline-style="solid" style:text-underline-width="auto" style:text-underline-mode="continuous"/>
    </style:style>
    <style:style style:name="T3471" style:parent-style-name="Domyślnaczcionkaakapitu" style:family="text">
      <style:text-properties style:text-underline-type="single" style:text-underline-style="solid" style:text-underline-width="auto" style:text-underline-mode="continuous"/>
    </style:style>
    <style:style style:name="T3472" style:parent-style-name="Domyślnaczcionkaakapitu" style:family="text">
      <style:text-properties fo:background-color="#80FFFF" style:text-underline-type="single" style:text-underline-style="solid" style:text-underline-width="auto" style:text-underline-mode="continuous"/>
    </style:style>
    <style:style style:name="T3473" style:parent-style-name="Domyślnaczcionkaakapitu" style:family="text">
      <style:text-properties style:text-underline-type="single" style:text-underline-style="solid" style:text-underline-width="auto" style:text-underline-mode="continuous"/>
    </style:style>
    <style:style style:name="T3474" style:parent-style-name="Domyślnaczcionkaakapitu" style:family="text">
      <style:text-properties fo:background-color="#80FFFF"/>
    </style:style>
    <style:style style:name="P3475" style:parent-style-name="Normalny" style:family="paragraph">
      <style:paragraph-properties fo:text-align="justify" fo:line-height="150%" fo:text-indent="0.2479in"/>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P3484" style:parent-style-name="Normalny" style:family="paragraph">
      <style:paragraph-properties fo:text-align="justify" fo:line-height="150%"/>
    </style:style>
    <style:style style:name="T3485" style:parent-style-name="Domyślnaczcionkaakapitu" style:family="text">
      <style:text-properties style:text-underline-type="single" style:text-underline-style="solid" style:text-underline-width="auto" style:text-underline-mode="continuous"/>
    </style:style>
    <style:style style:name="P3486" style:parent-style-name="Normalny" style:family="paragraph">
      <style:paragraph-properties fo:text-align="justify" fo:line-height="150%" fo:text-indent="0.2479in"/>
    </style:style>
    <style:style style:name="T3487" style:parent-style-name="Domyślnaczcionkaakapitu" style:family="text">
      <style:text-properties fo:background-color="#80FFFF"/>
    </style:style>
    <style:style style:name="P3488" style:parent-style-name="Normalny" style:family="paragraph">
      <style:paragraph-properties fo:text-align="justify" fo:line-height="150%"/>
    </style:style>
    <style:style style:name="T3489" style:parent-style-name="Domyślnaczcionkaakapitu" style:family="text">
      <style:text-properties fo:background-color="#80FFFF" style:text-underline-type="single" style:text-underline-style="solid" style:text-underline-width="auto" style:text-underline-mode="continuous"/>
    </style:style>
    <style:style style:name="T3490" style:parent-style-name="Domyślnaczcionkaakapitu" style:family="text">
      <style:text-properties style:text-underline-type="single" style:text-underline-style="solid" style:text-underline-width="auto" style:text-underline-mode="continuous"/>
    </style:style>
    <style:style style:name="T3491" style:parent-style-name="Domyślnaczcionkaakapitu" style:family="text">
      <style:text-properties fo:background-color="#80FFFF" style:text-underline-type="single" style:text-underline-style="solid" style:text-underline-width="auto" style:text-underline-mode="continuous"/>
    </style:style>
    <style:style style:name="T3492" style:parent-style-name="Domyślnaczcionkaakapitu" style:family="text">
      <style:text-properties style:text-underline-type="single" style:text-underline-style="solid" style:text-underline-width="auto" style:text-underline-mode="continuous"/>
    </style:style>
    <style:style style:name="T3493" style:parent-style-name="Domyślnaczcionkaakapitu" style:family="text">
      <style:text-properties fo:background-color="#80FFFF" style:text-underline-type="single" style:text-underline-style="solid" style:text-underline-width="auto" style:text-underline-mode="continuous"/>
    </style:style>
    <style:style style:name="T3494" style:parent-style-name="Domyślnaczcionkaakapitu" style:family="text">
      <style:text-properties fo:background-color="#80FFFF"/>
    </style:style>
    <style:style style:name="P3495" style:parent-style-name="Normalny" style:family="paragraph">
      <style:paragraph-properties fo:text-align="justify" fo:line-height="150%" fo:text-indent="0.2479in"/>
    </style:style>
    <style:style style:name="T3496" style:parent-style-name="Domyślnaczcionkaakapitu" style:family="text">
      <style:text-properties fo:background-color="#80FFFF"/>
    </style:style>
    <style:style style:name="P3497" style:parent-style-name="Normalny" style:family="paragraph">
      <style:paragraph-properties fo:text-align="justify" fo:line-height="150%"/>
    </style:style>
    <style:style style:name="T3498" style:parent-style-name="Domyślnaczcionkaakapitu" style:family="text">
      <style:text-properties style:text-underline-type="single" style:text-underline-style="solid" style:text-underline-width="auto" style:text-underline-mode="continuous"/>
    </style:style>
    <style:style style:name="P3499" style:parent-style-name="Normalny" style:family="paragraph">
      <style:paragraph-properties fo:text-align="justify" fo:line-height="150%" fo:text-indent="0.2479in"/>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P3517" style:parent-style-name="Normalny" style:family="paragraph">
      <style:paragraph-properties fo:text-align="justify" fo:line-height="150%" fo:text-indent="0.2479in"/>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P3530" style:parent-style-name="Normalny" style:family="paragraph">
      <style:paragraph-properties fo:text-align="justify" fo:line-height="150%" fo:text-indent="0.2479in"/>
    </style:style>
    <style:style style:name="T3531" style:parent-style-name="Domyślnaczcionkaakapitu" style:family="text">
      <style:text-properties fo:background-color="#80FFFF"/>
    </style:style>
    <style:style style:name="P3532" style:parent-style-name="Normalny" style:family="paragraph">
      <style:paragraph-properties fo:text-align="justify" fo:line-height="150%" fo:text-indent="0.2479in"/>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P3542" style:parent-style-name="Normalny" style:family="paragraph">
      <style:paragraph-properties fo:text-align="justify" fo:line-height="150%" fo:text-indent="0.2479in"/>
    </style:style>
    <style:style style:name="T3543" style:parent-style-name="Domyślnaczcionkaakapitu" style:family="text">
      <style:text-properties fo:background-color="#80FFFF"/>
    </style:style>
    <style:style style:name="P3544" style:parent-style-name="Normalny" style:family="paragraph">
      <style:paragraph-properties fo:text-align="justify" fo:line-height="150%" fo:text-indent="0.2479in"/>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P3549" style:parent-style-name="Normalny" style:family="paragraph">
      <style:paragraph-properties fo:text-align="justify" fo:line-height="150%" fo:text-indent="0.2479in"/>
    </style:style>
    <style:style style:name="T3550" style:parent-style-name="Domyślnaczcionkaakapitu" style:family="text">
      <style:text-properties fo:background-color="#80FFFF"/>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P3554" style:parent-style-name="Normalny" style:family="paragraph">
      <style:paragraph-properties fo:text-align="justify" fo:line-height="150%" fo:text-indent="0.2479in"/>
    </style:style>
    <style:style style:name="P3555" style:parent-style-name="Normalny" style:family="paragraph">
      <style:paragraph-properties fo:text-align="justify" fo:line-height="150%"/>
    </style:style>
    <style:style style:name="T3556" style:parent-style-name="Domyślnaczcionkaakapitu" style:family="text">
      <style:text-properties fo:background-color="#80FFFF" style:text-underline-type="single" style:text-underline-style="solid" style:text-underline-width="auto" style:text-underline-mode="continuous"/>
    </style:style>
    <style:style style:name="T3557" style:parent-style-name="Domyślnaczcionkaakapitu" style:family="text">
      <style:text-properties style:text-underline-type="single" style:text-underline-style="solid" style:text-underline-width="auto" style:text-underline-mode="continuous"/>
    </style:style>
    <style:style style:name="T3558" style:parent-style-name="Domyślnaczcionkaakapitu" style:family="text">
      <style:text-properties fo:background-color="#80FFFF" style:text-underline-type="single" style:text-underline-style="solid" style:text-underline-width="auto" style:text-underline-mode="continuous"/>
    </style:style>
    <style:style style:name="T3559" style:parent-style-name="Domyślnaczcionkaakapitu" style:family="text">
      <style:text-properties style:text-underline-type="single" style:text-underline-style="solid" style:text-underline-width="auto" style:text-underline-mode="continuous"/>
    </style:style>
    <style:style style:name="T3560" style:parent-style-name="Domyślnaczcionkaakapitu" style:family="text">
      <style:text-properties fo:background-color="#80FFFF" style:text-underline-type="single" style:text-underline-style="solid" style:text-underline-width="auto" style:text-underline-mode="continuous"/>
    </style:style>
    <style:style style:name="T3561" style:parent-style-name="Domyślnaczcionkaakapitu" style:family="text">
      <style:text-properties fo:background-color="#80FFFF"/>
    </style:style>
    <style:style style:name="P3562" style:parent-style-name="Normalny" style:family="paragraph">
      <style:paragraph-properties fo:text-align="justify" fo:line-height="150%" fo:text-indent="0.2479in"/>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P3567" style:parent-style-name="Normalny" style:family="paragraph">
      <style:paragraph-properties fo:text-align="justify" fo:line-height="150%"/>
    </style:style>
    <style:style style:name="T3568" style:parent-style-name="Domyślnaczcionkaakapitu" style:family="text">
      <style:text-properties style:text-underline-type="single" style:text-underline-style="solid" style:text-underline-width="auto" style:text-underline-mode="continuous"/>
    </style:style>
    <style:style style:name="T3569" style:parent-style-name="Domyślnaczcionkaakapitu" style:family="text">
      <style:text-properties fo:background-color="#80FFFF" style:text-underline-type="single" style:text-underline-style="solid" style:text-underline-width="auto" style:text-underline-mode="continuous"/>
    </style:style>
    <style:style style:name="P3570" style:parent-style-name="Normalny" style:family="paragraph">
      <style:paragraph-properties fo:text-align="justify" fo:line-height="150%" fo:text-indent="0.2479in"/>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P3576" style:parent-style-name="Normalny" style:family="paragraph">
      <style:paragraph-properties fo:text-align="justify" fo:line-height="150%"/>
    </style:style>
    <style:style style:name="T3577" style:parent-style-name="Domyślnaczcionkaakapitu" style:family="text">
      <style:text-properties fo:background-color="#80FFFF" style:text-underline-type="single" style:text-underline-style="solid" style:text-underline-width="auto" style:text-underline-mode="continuous"/>
    </style:style>
    <style:style style:name="T3578" style:parent-style-name="Domyślnaczcionkaakapitu" style:family="text">
      <style:text-properties style:text-underline-type="single" style:text-underline-style="solid" style:text-underline-width="auto" style:text-underline-mode="continuous"/>
    </style:style>
    <style:style style:name="T3579" style:parent-style-name="Domyślnaczcionkaakapitu" style:family="text">
      <style:text-properties fo:background-color="#80FFFF" style:text-underline-type="single" style:text-underline-style="solid" style:text-underline-width="auto" style:text-underline-mode="continuous"/>
    </style:style>
    <style:style style:name="T3580" style:parent-style-name="Domyślnaczcionkaakapitu" style:family="text">
      <style:text-properties style:text-underline-type="single" style:text-underline-style="solid" style:text-underline-width="auto" style:text-underline-mode="continuous"/>
    </style:style>
    <style:style style:name="T3581" style:parent-style-name="Domyślnaczcionkaakapitu" style:family="text">
      <style:text-properties fo:background-color="#80FFFF" style:text-underline-type="single" style:text-underline-style="solid" style:text-underline-width="auto" style:text-underline-mode="continuous"/>
    </style:style>
    <style:style style:name="T3582" style:parent-style-name="Domyślnaczcionkaakapitu" style:family="text">
      <style:text-properties fo:background-color="#80FFFF"/>
    </style:style>
    <style:style style:name="P3583" style:parent-style-name="Normalny" style:family="paragraph">
      <style:paragraph-properties fo:text-align="justify" fo:line-height="150%" fo:text-indent="0.2479in"/>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P3589" style:parent-style-name="Normalny" style:family="paragraph">
      <style:paragraph-properties fo:text-align="justify" fo:line-height="150%"/>
    </style:style>
    <style:style style:name="T3590" style:parent-style-name="Domyślnaczcionkaakapitu" style:family="text">
      <style:text-properties style:text-underline-type="single" style:text-underline-style="solid" style:text-underline-width="auto" style:text-underline-mode="continuous"/>
    </style:style>
    <style:style style:name="T3591" style:parent-style-name="Domyślnaczcionkaakapitu" style:family="text">
      <style:text-properties fo:background-color="#80FFFF" style:text-underline-type="single" style:text-underline-style="solid" style:text-underline-width="auto" style:text-underline-mode="continuous"/>
    </style:style>
    <style:style style:name="T3592" style:parent-style-name="Domyślnaczcionkaakapitu" style:family="text">
      <style:text-properties style:text-underline-type="single" style:text-underline-style="solid" style:text-underline-width="auto" style:text-underline-mode="continuous"/>
    </style:style>
    <style:style style:name="T3593" style:parent-style-name="Domyślnaczcionkaakapitu" style:family="text">
      <style:text-properties fo:background-color="#80FFFF" style:text-underline-type="single" style:text-underline-style="solid" style:text-underline-width="auto" style:text-underline-mode="continuous"/>
    </style:style>
    <style:style style:name="T3594" style:parent-style-name="Domyślnaczcionkaakapitu" style:family="text">
      <style:text-properties style:text-underline-type="single" style:text-underline-style="solid" style:text-underline-width="auto" style:text-underline-mode="continuous"/>
    </style:style>
    <style:style style:name="P3595" style:parent-style-name="Normalny" style:family="paragraph">
      <style:paragraph-properties fo:text-align="justify" fo:line-height="150%" fo:text-indent="0.2479in"/>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P3607" style:parent-style-name="Normalny" style:family="paragraph">
      <style:paragraph-properties fo:text-align="justify" fo:line-height="150%" fo:text-indent="0.2479in"/>
    </style:style>
    <style:style style:name="P3608" style:parent-style-name="Normalny" style:family="paragraph">
      <style:paragraph-properties fo:text-align="justify" fo:line-height="150%"/>
    </style:style>
    <style:style style:name="T3609" style:parent-style-name="Domyślnaczcionkaakapitu" style:family="text">
      <style:text-properties fo:background-color="#80FFFF" style:text-underline-type="single" style:text-underline-style="solid" style:text-underline-width="auto" style:text-underline-mode="continuous"/>
    </style:style>
    <style:style style:name="T3610" style:parent-style-name="Domyślnaczcionkaakapitu" style:family="text">
      <style:text-properties style:text-underline-type="single" style:text-underline-style="solid" style:text-underline-width="auto" style:text-underline-mode="continuous"/>
    </style:style>
    <style:style style:name="T3611" style:parent-style-name="Domyślnaczcionkaakapitu" style:family="text">
      <style:text-properties fo:background-color="#80FFFF" style:text-underline-type="single" style:text-underline-style="solid" style:text-underline-width="auto" style:text-underline-mode="continuous"/>
    </style:style>
    <style:style style:name="T3612" style:parent-style-name="Domyślnaczcionkaakapitu" style:family="text">
      <style:text-properties style:text-underline-type="single" style:text-underline-style="solid" style:text-underline-width="auto" style:text-underline-mode="continuous"/>
    </style:style>
    <style:style style:name="T3613" style:parent-style-name="Domyślnaczcionkaakapitu" style:family="text">
      <style:text-properties fo:background-color="#80FFFF" style:text-underline-type="single" style:text-underline-style="solid" style:text-underline-width="auto" style:text-underline-mode="continuous"/>
    </style:style>
    <style:style style:name="T3614" style:parent-style-name="Domyślnaczcionkaakapitu" style:family="text">
      <style:text-properties fo:background-color="#80FFFF"/>
    </style:style>
    <style:style style:name="P3615" style:parent-style-name="Normalny" style:family="paragraph">
      <style:paragraph-properties fo:text-align="justify" fo:line-height="150%" fo:text-indent="0.2479in"/>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P3620" style:parent-style-name="Normalny" style:family="paragraph">
      <style:paragraph-properties fo:text-align="justify" fo:line-height="150%"/>
    </style:style>
    <style:style style:name="T3621" style:parent-style-name="Domyślnaczcionkaakapitu" style:family="text">
      <style:text-properties style:text-underline-type="single" style:text-underline-style="solid" style:text-underline-width="auto" style:text-underline-mode="continuous"/>
    </style:style>
    <style:style style:name="T3622" style:parent-style-name="Domyślnaczcionkaakapitu" style:family="text">
      <style:text-properties fo:background-color="#80FFFF" style:text-underline-type="single" style:text-underline-style="solid" style:text-underline-width="auto" style:text-underline-mode="continuous"/>
    </style:style>
    <style:style style:name="P3623" style:parent-style-name="Normalny" style:family="paragraph">
      <style:paragraph-properties fo:text-align="justify" fo:line-height="150%" fo:text-indent="0.2479in"/>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P3627" style:parent-style-name="Normalny" style:family="paragraph">
      <style:paragraph-properties fo:text-align="justify" fo:line-height="150%" fo:text-indent="0.2479in"/>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P3630" style:parent-style-name="Normalny" style:family="paragraph">
      <style:paragraph-properties fo:text-align="justify" fo:line-height="150%"/>
    </style:style>
    <style:style style:name="T3631" style:parent-style-name="Domyślnaczcionkaakapitu" style:family="text">
      <style:text-properties fo:background-color="#80FFFF" style:text-underline-type="single" style:text-underline-style="solid" style:text-underline-width="auto" style:text-underline-mode="continuous"/>
    </style:style>
    <style:style style:name="T3632" style:parent-style-name="Domyślnaczcionkaakapitu" style:family="text">
      <style:text-properties style:text-underline-type="single" style:text-underline-style="solid" style:text-underline-width="auto" style:text-underline-mode="continuous"/>
    </style:style>
    <style:style style:name="T3633" style:parent-style-name="Domyślnaczcionkaakapitu" style:family="text">
      <style:text-properties fo:background-color="#80FFFF" style:text-underline-type="single" style:text-underline-style="solid" style:text-underline-width="auto" style:text-underline-mode="continuous"/>
    </style:style>
    <style:style style:name="T3634" style:parent-style-name="Domyślnaczcionkaakapitu" style:family="text">
      <style:text-properties style:text-underline-type="single" style:text-underline-style="solid" style:text-underline-width="auto" style:text-underline-mode="continuous"/>
    </style:style>
    <style:style style:name="T3635" style:parent-style-name="Domyślnaczcionkaakapitu" style:family="text">
      <style:text-properties fo:background-color="#80FFFF" style:text-underline-type="single" style:text-underline-style="solid" style:text-underline-width="auto" style:text-underline-mode="continuous"/>
    </style:style>
    <style:style style:name="T3636" style:parent-style-name="Domyślnaczcionkaakapitu" style:family="text">
      <style:text-properties fo:background-color="#80FFFF"/>
    </style:style>
    <style:style style:name="P3637" style:parent-style-name="Normalny" style:family="paragraph">
      <style:paragraph-properties fo:text-align="justify" fo:line-height="150%" fo:text-indent="0.2479in"/>
    </style:style>
    <style:style style:name="T3638" style:parent-style-name="Domyślnaczcionkaakapitu" style:family="text">
      <style:text-properties fo:background-color="#80FFFF"/>
    </style:style>
    <style:style style:name="P3639" style:parent-style-name="Normalny" style:family="paragraph">
      <style:paragraph-properties fo:text-align="justify" fo:line-height="150%"/>
    </style:style>
    <style:style style:name="T3640" style:parent-style-name="Domyślnaczcionkaakapitu" style:family="text">
      <style:text-properties style:text-underline-type="single" style:text-underline-style="solid" style:text-underline-width="auto" style:text-underline-mode="continuous"/>
    </style:style>
    <style:style style:name="T3641" style:parent-style-name="Domyślnaczcionkaakapitu" style:family="text">
      <style:text-properties fo:background-color="#80FFFF" style:text-underline-type="single" style:text-underline-style="solid" style:text-underline-width="auto" style:text-underline-mode="continuous"/>
    </style:style>
    <style:style style:name="T3642" style:parent-style-name="Domyślnaczcionkaakapitu" style:family="text">
      <style:text-properties style:text-underline-type="single" style:text-underline-style="solid" style:text-underline-width="auto" style:text-underline-mode="continuous"/>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fo:text-indent="0.2479in"/>
    </style:style>
    <style:style style:name="T3645" style:parent-style-name="Domyślnaczcionkaakapitu" style:family="text">
      <style:text-properties fo:background-color="#80FFFF"/>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P3657" style:parent-style-name="Normalny" style:family="paragraph">
      <style:paragraph-properties fo:text-align="justify" fo:line-height="150%" fo:text-indent="0.2479in"/>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P3664" style:parent-style-name="Normalny" style:family="paragraph">
      <style:paragraph-properties fo:text-align="justify" fo:line-height="150%" fo:text-indent="0.2479in"/>
    </style:style>
    <style:style style:name="T3665" style:parent-style-name="Domyślnaczcionkaakapitu" style:family="text">
      <style:text-properties fo:background-color="#80FFFF"/>
    </style:style>
    <style:style style:name="P3666" style:parent-style-name="Normalny" style:family="paragraph">
      <style:paragraph-properties fo:text-align="justify" fo:line-height="150%"/>
    </style:style>
    <style:style style:name="T3667" style:parent-style-name="Domyślnaczcionkaakapitu" style:family="text">
      <style:text-properties fo:background-color="#80FFFF" style:text-underline-type="single" style:text-underline-style="solid" style:text-underline-width="auto" style:text-underline-mode="continuous"/>
    </style:style>
    <style:style style:name="T3668" style:parent-style-name="Domyślnaczcionkaakapitu" style:family="text">
      <style:text-properties style:text-underline-type="single" style:text-underline-style="solid" style:text-underline-width="auto" style:text-underline-mode="continuous"/>
    </style:style>
    <style:style style:name="T3669" style:parent-style-name="Domyślnaczcionkaakapitu" style:family="text">
      <style:text-properties fo:background-color="#80FFFF" style:text-underline-type="single" style:text-underline-style="solid" style:text-underline-width="auto" style:text-underline-mode="continuous"/>
    </style:style>
    <style:style style:name="T3670" style:parent-style-name="Domyślnaczcionkaakapitu" style:family="text">
      <style:text-properties style:text-underline-type="single" style:text-underline-style="solid" style:text-underline-width="auto" style:text-underline-mode="continuous"/>
    </style:style>
    <style:style style:name="T3671" style:parent-style-name="Domyślnaczcionkaakapitu" style:family="text">
      <style:text-properties fo:background-color="#80FFFF" style:text-underline-type="single" style:text-underline-style="solid" style:text-underline-width="auto" style:text-underline-mode="continuous"/>
    </style:style>
    <style:style style:name="T3672" style:parent-style-name="Domyślnaczcionkaakapitu" style:family="text">
      <style:text-properties fo:background-color="#80FFFF"/>
    </style:style>
    <style:style style:name="P3673" style:parent-style-name="Normalny" style:family="paragraph">
      <style:paragraph-properties fo:text-align="justify" fo:line-height="150%" fo:text-indent="0.2479in"/>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P3676" style:parent-style-name="Normalny" style:family="paragraph">
      <style:paragraph-properties fo:text-align="justify" fo:line-height="150%"/>
    </style:style>
    <style:style style:name="T3677" style:parent-style-name="Domyślnaczcionkaakapitu" style:family="text">
      <style:text-properties style:text-underline-type="single" style:text-underline-style="solid" style:text-underline-width="auto" style:text-underline-mode="continuous"/>
    </style:style>
    <style:style style:name="P3678" style:parent-style-name="Normalny" style:family="paragraph">
      <style:paragraph-properties fo:text-align="justify" fo:line-height="150%" fo:text-indent="0.2479in"/>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P3681" style:parent-style-name="Normalny" style:family="paragraph">
      <style:paragraph-properties fo:text-align="justify" fo:line-height="150%" fo:text-indent="0.2479in"/>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P3691" style:parent-style-name="Normalny" style:family="paragraph">
      <style:paragraph-properties fo:text-align="justify" fo:line-height="150%" fo:text-indent="0.2479in"/>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T3698" style:parent-style-name="Domyślnaczcionkaakapitu" style:family="text">
      <style:text-properties fo:background-color="#80FFFF"/>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P3704" style:parent-style-name="Normalny" style:family="paragraph">
      <style:paragraph-properties fo:text-align="justify" fo:line-height="150%" fo:text-indent="0.2479in"/>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T3707" style:parent-style-name="Domyślnaczcionkaakapitu" style:family="text">
      <style:text-properties fo:background-color="#80FFFF"/>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P3711" style:parent-style-name="Normalny" style:family="paragraph">
      <style:paragraph-properties fo:text-align="justify" fo:line-height="150%" fo:text-indent="0.2479in"/>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P3715" style:parent-style-name="Normalny" style:family="paragraph">
      <style:paragraph-properties fo:text-align="justify" fo:line-height="150%" fo:text-indent="0.2479in"/>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P3725" style:parent-style-name="Normalny" style:family="paragraph">
      <style:paragraph-properties fo:text-align="justify" fo:line-height="150%" fo:text-indent="0.2479in"/>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T3733" style:parent-style-name="Domyślnaczcionkaakapitu" style:family="text">
      <style:text-properties fo:background-color="#80FFFF"/>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T3736" style:parent-style-name="Domyślnaczcionkaakapitu" style:family="text">
      <style:text-properties fo:background-color="#80FFFF"/>
    </style:style>
    <style:style style:name="T3737" style:parent-style-name="Domyślnaczcionkaakapitu" style:family="text">
      <style:text-properties fo:background-color="#80FFFF"/>
    </style:style>
    <style:style style:name="P3738" style:parent-style-name="Normalny" style:family="paragraph">
      <style:paragraph-properties fo:text-align="justify" fo:line-height="150%" fo:text-indent="0.2479in"/>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T3755" style:parent-style-name="Domyślnaczcionkaakapitu" style:family="text">
      <style:text-properties fo:background-color="#80FFFF"/>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T3763" style:parent-style-name="Domyślnaczcionkaakapitu" style:family="text">
      <style:text-properties fo:background-color="#80FFFF"/>
    </style:style>
    <style:style style:name="T3764" style:parent-style-name="Domyślnaczcionkaakapitu" style:family="text">
      <style:text-properties fo:background-color="#80FFFF"/>
    </style:style>
    <style:style style:name="T3765" style:parent-style-name="Domyślnaczcionkaakapitu" style:family="text">
      <style:text-properties fo:background-color="#80FFFF"/>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P3770" style:parent-style-name="Normalny" style:family="paragraph">
      <style:paragraph-properties fo:text-align="justify" fo:line-height="150%" fo:text-indent="0.2479in"/>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P3776" style:parent-style-name="Normalny" style:family="paragraph">
      <style:paragraph-properties fo:text-align="justify" fo:line-height="150%" fo:text-indent="0.2479in"/>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P3780" style:parent-style-name="Normalny" style:family="paragraph">
      <style:paragraph-properties fo:text-align="justify" fo:line-height="150%" fo:text-indent="0.2479in"/>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T3793" style:parent-style-name="Domyślnaczcionkaakapitu" style:family="text">
      <style:text-properties fo:background-color="#80FFFF"/>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P3798" style:parent-style-name="Normalny" style:family="paragraph">
      <style:paragraph-properties fo:text-align="justify" fo:line-height="150%" fo:text-indent="0.2479in"/>
    </style:style>
    <style:style style:name="T3799" style:parent-style-name="Domyślnaczcionkaakapitu" style:family="text">
      <style:text-properties fo:background-color="#80FFFF"/>
    </style:style>
    <style:style style:name="P3800" style:parent-style-name="Normalny" style:family="paragraph">
      <style:paragraph-properties fo:text-align="justify" fo:line-height="150%" fo:text-indent="0.2479in"/>
    </style:style>
    <style:style style:name="T3801" style:parent-style-name="Domyślnaczcionkaakapitu" style:family="text">
      <style:text-properties fo:background-color="#80FFFF"/>
    </style:style>
    <style:style style:name="P3802" style:parent-style-name="Normalny" style:family="paragraph">
      <style:paragraph-properties fo:text-align="justify" fo:line-height="150%"/>
    </style:style>
    <style:style style:name="T3803" style:parent-style-name="Domyślnaczcionkaakapitu" style:family="text">
      <style:text-properties fo:background-color="#80FFFF" style:text-underline-type="single" style:text-underline-style="solid" style:text-underline-width="auto" style:text-underline-mode="continuous"/>
    </style:style>
    <style:style style:name="T3804" style:parent-style-name="Domyślnaczcionkaakapitu" style:family="text">
      <style:text-properties style:text-underline-type="single" style:text-underline-style="solid" style:text-underline-width="auto" style:text-underline-mode="continuous"/>
    </style:style>
    <style:style style:name="T3805" style:parent-style-name="Domyślnaczcionkaakapitu" style:family="text">
      <style:text-properties fo:background-color="#80FFFF" style:text-underline-type="single" style:text-underline-style="solid" style:text-underline-width="auto" style:text-underline-mode="continuous"/>
    </style:style>
    <style:style style:name="T3806" style:parent-style-name="Domyślnaczcionkaakapitu" style:family="text">
      <style:text-properties style:text-underline-type="single" style:text-underline-style="solid" style:text-underline-width="auto" style:text-underline-mode="continuous"/>
    </style:style>
    <style:style style:name="T3807" style:parent-style-name="Domyślnaczcionkaakapitu" style:family="text">
      <style:text-properties fo:background-color="#80FFFF" style:text-underline-type="single" style:text-underline-style="solid" style:text-underline-width="auto" style:text-underline-mode="continuous"/>
    </style:style>
    <style:style style:name="T3808" style:parent-style-name="Domyślnaczcionkaakapitu" style:family="text">
      <style:text-properties style:text-underline-type="single" style:text-underline-style="solid" style:text-underline-width="auto" style:text-underline-mode="continuous"/>
    </style:style>
    <style:style style:name="T3809" style:parent-style-name="Domyślnaczcionkaakapitu" style:family="text">
      <style:text-properties fo:background-color="#80FFFF" style:text-underline-type="single" style:text-underline-style="solid" style:text-underline-width="auto" style:text-underline-mode="continuous"/>
    </style:style>
    <style:style style:name="T3810" style:parent-style-name="Domyślnaczcionkaakapitu" style:family="text">
      <style:text-properties fo:background-color="#80FFFF"/>
    </style:style>
    <style:style style:name="P3811" style:parent-style-name="Normalny" style:family="paragraph">
      <style:paragraph-properties fo:text-align="justify" fo:line-height="150%" fo:text-indent="0.2479in"/>
    </style:style>
    <style:style style:name="T3812" style:parent-style-name="Domyślnaczcionkaakapitu" style:family="text">
      <style:text-properties fo:background-color="#80FFFF"/>
    </style:style>
    <style:style style:name="T3813" style:parent-style-name="Domyślnaczcionkaakapitu" style:family="text">
      <style:text-properties fo:background-color="#80FFFF"/>
    </style:style>
    <style:style style:name="P3814" style:parent-style-name="Normalny" style:family="paragraph">
      <style:paragraph-properties fo:text-align="justify" fo:line-height="150%" fo:text-indent="0.2479in"/>
    </style:style>
    <style:style style:name="T3815" style:parent-style-name="Domyślnaczcionkaakapitu" style:family="text">
      <style:text-properties fo:background-color="#80FFFF"/>
    </style:style>
    <style:style style:name="P3816" style:parent-style-name="Normalny" style:family="paragraph">
      <style:paragraph-properties fo:text-align="justify" fo:line-height="150%"/>
    </style:style>
    <style:style style:name="T3817" style:parent-style-name="Domyślnaczcionkaakapitu" style:family="text">
      <style:text-properties style:text-underline-type="single" style:text-underline-style="solid" style:text-underline-width="auto" style:text-underline-mode="continuous"/>
    </style:style>
    <style:style style:name="T3818" style:parent-style-name="Domyślnaczcionkaakapitu" style:family="text">
      <style:text-properties fo:background-color="#80FFFF" style:text-underline-type="single" style:text-underline-style="solid" style:text-underline-width="auto" style:text-underline-mode="continuous"/>
    </style:style>
    <style:style style:name="T3819" style:parent-style-name="Domyślnaczcionkaakapitu" style:family="text">
      <style:text-properties style:text-underline-type="single" style:text-underline-style="solid" style:text-underline-width="auto" style:text-underline-mode="continuous"/>
    </style:style>
    <style:style style:name="T3820" style:parent-style-name="Domyślnaczcionkaakapitu" style:family="text">
      <style:text-properties fo:background-color="#80FFFF" style:text-underline-type="single" style:text-underline-style="solid" style:text-underline-width="auto" style:text-underline-mode="continuous"/>
    </style:style>
    <style:style style:name="T3821" style:parent-style-name="Domyślnaczcionkaakapitu" style:family="text">
      <style:text-properties style:text-underline-type="single" style:text-underline-style="solid" style:text-underline-width="auto" style:text-underline-mode="continuous"/>
    </style:style>
    <style:style style:name="P3822" style:parent-style-name="Normalny" style:family="paragraph">
      <style:paragraph-properties fo:text-align="justify" fo:line-height="150%" fo:text-indent="0.2479in"/>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P3825" style:parent-style-name="Normalny" style:family="paragraph">
      <style:paragraph-properties fo:text-align="justify" fo:line-height="150%"/>
    </style:style>
    <style:style style:name="T3826" style:parent-style-name="Domyślnaczcionkaakapitu" style:family="text">
      <style:text-properties fo:background-color="#80FFFF" style:text-underline-type="single" style:text-underline-style="solid" style:text-underline-width="auto" style:text-underline-mode="continuous"/>
    </style:style>
    <style:style style:name="T3827" style:parent-style-name="Domyślnaczcionkaakapitu" style:family="text">
      <style:text-properties style:text-underline-type="single" style:text-underline-style="solid" style:text-underline-width="auto" style:text-underline-mode="continuous"/>
    </style:style>
    <style:style style:name="T3828" style:parent-style-name="Domyślnaczcionkaakapitu" style:family="text">
      <style:text-properties fo:background-color="#80FFFF" style:text-underline-type="single" style:text-underline-style="solid" style:text-underline-width="auto" style:text-underline-mode="continuous"/>
    </style:style>
    <style:style style:name="T3829" style:parent-style-name="Domyślnaczcionkaakapitu" style:family="text">
      <style:text-properties style:text-underline-type="single" style:text-underline-style="solid" style:text-underline-width="auto" style:text-underline-mode="continuous"/>
    </style:style>
    <style:style style:name="T3830" style:parent-style-name="Domyślnaczcionkaakapitu" style:family="text">
      <style:text-properties fo:background-color="#80FFFF" style:text-underline-type="single" style:text-underline-style="solid" style:text-underline-width="auto" style:text-underline-mode="continuous"/>
    </style:style>
    <style:style style:name="T3831" style:parent-style-name="Domyślnaczcionkaakapitu" style:family="text">
      <style:text-properties fo:background-color="#80FFFF"/>
    </style:style>
    <style:style style:name="P3832" style:parent-style-name="Normalny" style:family="paragraph">
      <style:paragraph-properties fo:text-align="justify" fo:line-height="150%" fo:text-indent="0.2479in"/>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P3837" style:parent-style-name="Normalny" style:family="paragraph">
      <style:paragraph-properties fo:text-align="justify" fo:line-height="150%"/>
    </style:style>
    <style:style style:name="T3838" style:parent-style-name="Domyślnaczcionkaakapitu" style:family="text">
      <style:text-properties style:text-underline-type="single" style:text-underline-style="solid" style:text-underline-width="auto" style:text-underline-mode="continuous"/>
    </style:style>
    <style:style style:name="P3839" style:parent-style-name="Normalny" style:family="paragraph">
      <style:paragraph-properties fo:text-align="justify" fo:line-height="150%" fo:text-indent="0.2479in"/>
    </style:style>
    <style:style style:name="T3840" style:parent-style-name="Domyślnaczcionkaakapitu" style:family="text">
      <style:text-properties fo:background-color="#80FFFF"/>
    </style:style>
    <style:style style:name="P3841" style:parent-style-name="Normalny" style:family="paragraph">
      <style:paragraph-properties fo:text-align="justify" fo:line-height="150%"/>
    </style:style>
    <style:style style:name="T3842" style:parent-style-name="Domyślnaczcionkaakapitu" style:family="text">
      <style:text-properties fo:background-color="#80FFFF" style:text-underline-type="single" style:text-underline-style="solid" style:text-underline-width="auto" style:text-underline-mode="continuous"/>
    </style:style>
    <style:style style:name="T3843" style:parent-style-name="Domyślnaczcionkaakapitu" style:family="text">
      <style:text-properties style:text-underline-type="single" style:text-underline-style="solid" style:text-underline-width="auto" style:text-underline-mode="continuous"/>
    </style:style>
    <style:style style:name="T3844" style:parent-style-name="Domyślnaczcionkaakapitu" style:family="text">
      <style:text-properties fo:background-color="#80FFFF" style:text-underline-type="single" style:text-underline-style="solid" style:text-underline-width="auto" style:text-underline-mode="continuous"/>
    </style:style>
    <style:style style:name="T3845" style:parent-style-name="Domyślnaczcionkaakapitu" style:family="text">
      <style:text-properties style:text-underline-type="single" style:text-underline-style="solid" style:text-underline-width="auto" style:text-underline-mode="continuous"/>
    </style:style>
    <style:style style:name="T3846" style:parent-style-name="Domyślnaczcionkaakapitu" style:family="text">
      <style:text-properties fo:background-color="#80FFFF" style:text-underline-type="single" style:text-underline-style="solid" style:text-underline-width="auto" style:text-underline-mode="continuous"/>
    </style:style>
    <style:style style:name="T3847" style:parent-style-name="Domyślnaczcionkaakapitu" style:family="text">
      <style:text-properties fo:background-color="#80FFFF"/>
    </style:style>
    <style:style style:name="P3848" style:parent-style-name="Normalny" style:family="paragraph">
      <style:paragraph-properties fo:text-align="justify" fo:line-height="150%" fo:text-indent="0.2479in"/>
    </style:style>
    <style:style style:name="T3849" style:parent-style-name="Domyślnaczcionkaakapitu" style:family="text">
      <style:text-properties fo:background-color="#80FFFF"/>
    </style:style>
    <style:style style:name="T3850" style:parent-style-name="Domyślnaczcionkaakapitu" style:family="text">
      <style:text-properties fo:background-color="#80FFFF"/>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P3860" style:parent-style-name="Normalny" style:family="paragraph">
      <style:paragraph-properties fo:text-align="justify" fo:line-height="150%"/>
    </style:style>
    <style:style style:name="P3861" style:parent-style-name="Normalny" style:family="paragraph">
      <style:paragraph-properties fo:text-align="justify" fo:line-height="150%"/>
    </style:style>
    <style:style style:name="T3862" style:parent-style-name="Domyślnaczcionkaakapitu" style:family="text">
      <style:text-properties fo:background-color="#80FFFF" style:text-underline-type="single" style:text-underline-style="solid" style:text-underline-width="auto" style:text-underline-mode="continuous"/>
    </style:style>
    <style:style style:name="T3863" style:parent-style-name="Domyślnaczcionkaakapitu" style:family="text">
      <style:text-properties style:text-underline-type="single" style:text-underline-style="solid" style:text-underline-width="auto" style:text-underline-mode="continuous"/>
    </style:style>
    <style:style style:name="T3864" style:parent-style-name="Domyślnaczcionkaakapitu" style:family="text">
      <style:text-properties fo:background-color="#80FFFF" style:text-underline-type="single" style:text-underline-style="solid" style:text-underline-width="auto" style:text-underline-mode="continuous"/>
    </style:style>
    <style:style style:name="T3865" style:parent-style-name="Domyślnaczcionkaakapitu" style:family="text">
      <style:text-properties style:text-underline-type="single" style:text-underline-style="solid" style:text-underline-width="auto" style:text-underline-mode="continuous"/>
    </style:style>
    <style:style style:name="T3866" style:parent-style-name="Domyślnaczcionkaakapitu" style:family="text">
      <style:text-properties fo:background-color="#80FFFF" style:text-underline-type="single" style:text-underline-style="solid" style:text-underline-width="auto" style:text-underline-mode="continuous"/>
    </style:style>
    <style:style style:name="T3867" style:parent-style-name="Domyślnaczcionkaakapitu" style:family="text">
      <style:text-properties fo:background-color="#80FFFF"/>
    </style:style>
    <style:style style:name="P3868" style:parent-style-name="Normalny" style:family="paragraph">
      <style:paragraph-properties fo:text-align="justify" fo:line-height="150%" fo:text-indent="0.2479in"/>
    </style:style>
    <style:style style:name="P3869" style:parent-style-name="Normalny" style:family="paragraph">
      <style:paragraph-properties fo:text-align="justify" fo:line-height="150%"/>
    </style:style>
    <style:style style:name="T3870" style:parent-style-name="Domyślnaczcionkaakapitu" style:family="text">
      <style:text-properties style:text-underline-type="single" style:text-underline-style="solid" style:text-underline-width="auto" style:text-underline-mode="continuous"/>
    </style:style>
    <style:style style:name="P3871" style:parent-style-name="Normalny" style:family="paragraph">
      <style:paragraph-properties fo:text-align="justify" fo:line-height="150%" fo:text-indent="0.2479in"/>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P3875" style:parent-style-name="Normalny" style:family="paragraph">
      <style:paragraph-properties fo:text-align="justify" fo:line-height="150%"/>
    </style:style>
    <style:style style:name="T3876" style:parent-style-name="Domyślnaczcionkaakapitu" style:family="text">
      <style:text-properties fo:background-color="#80FFFF" style:text-underline-type="single" style:text-underline-style="solid" style:text-underline-width="auto" style:text-underline-mode="continuous"/>
    </style:style>
    <style:style style:name="T3877" style:parent-style-name="Domyślnaczcionkaakapitu" style:family="text">
      <style:text-properties style:text-underline-type="single" style:text-underline-style="solid" style:text-underline-width="auto" style:text-underline-mode="continuous"/>
    </style:style>
    <style:style style:name="T3878" style:parent-style-name="Domyślnaczcionkaakapitu" style:family="text">
      <style:text-properties fo:background-color="#80FFFF" style:text-underline-type="single" style:text-underline-style="solid" style:text-underline-width="auto" style:text-underline-mode="continuous"/>
    </style:style>
    <style:style style:name="T3879" style:parent-style-name="Domyślnaczcionkaakapitu" style:family="text">
      <style:text-properties style:text-underline-type="single" style:text-underline-style="solid" style:text-underline-width="auto" style:text-underline-mode="continuous"/>
    </style:style>
    <style:style style:name="T3880" style:parent-style-name="Domyślnaczcionkaakapitu" style:family="text">
      <style:text-properties fo:background-color="#80FFFF" style:text-underline-type="single" style:text-underline-style="solid" style:text-underline-width="auto" style:text-underline-mode="continuous"/>
    </style:style>
    <style:style style:name="T3881" style:parent-style-name="Domyślnaczcionkaakapitu" style:family="text">
      <style:text-properties fo:background-color="#80FFFF"/>
    </style:style>
    <style:style style:name="P3882" style:parent-style-name="Normalny" style:family="paragraph">
      <style:paragraph-properties fo:text-align="justify" fo:line-height="150%" fo:text-indent="0.2479in"/>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P3885" style:parent-style-name="Normalny" style:family="paragraph">
      <style:paragraph-properties fo:text-align="justify" fo:line-height="150%"/>
    </style:style>
    <style:style style:name="T3886" style:parent-style-name="Domyślnaczcionkaakapitu" style:family="text">
      <style:text-properties style:text-underline-type="single" style:text-underline-style="solid" style:text-underline-width="auto" style:text-underline-mode="continuous"/>
    </style:style>
    <style:style style:name="P3887" style:parent-style-name="Normalny" style:family="paragraph">
      <style:paragraph-properties fo:text-align="justify" fo:line-height="150%" fo:text-indent="0.2479in"/>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T3890" style:parent-style-name="Domyślnaczcionkaakapitu" style:family="text">
      <style:text-properties fo:background-color="#80FFFF"/>
    </style:style>
    <style:style style:name="T3891" style:parent-style-name="Domyślnaczcionkaakapitu" style:family="text">
      <style:text-properties fo:background-color="#80FFFF"/>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P3894" style:parent-style-name="Normalny" style:family="paragraph">
      <style:paragraph-properties fo:text-align="justify" fo:line-height="150%" fo:text-indent="0.2479in"/>
    </style:style>
    <style:style style:name="T3895" style:parent-style-name="Domyślnaczcionkaakapitu" style:family="text">
      <style:text-properties fo:background-color="#80FFFF"/>
    </style:style>
    <style:style style:name="P3896" style:parent-style-name="Normalny" style:family="paragraph">
      <style:paragraph-properties fo:text-align="justify" fo:line-height="150%"/>
    </style:style>
    <style:style style:name="P3897" style:parent-style-name="Normalny" style:family="paragraph">
      <style:paragraph-properties fo:text-align="justify" fo:line-height="150%" fo:text-indent="0.2479in"/>
    </style:style>
    <style:style style:name="T3898" style:parent-style-name="Domyślnaczcionkaakapitu" style:family="text">
      <style:text-properties fo:background-color="#80FFFF"/>
    </style:style>
    <style:style style:name="T3899" style:parent-style-name="Domyślnaczcionkaakapitu" style:family="text">
      <style:text-properties fo:background-color="#80FFFF"/>
    </style:style>
    <style:style style:name="T3900" style:parent-style-name="Domyślnaczcionkaakapitu" style:family="text">
      <style:text-properties fo:background-color="#80FFFF"/>
    </style:style>
    <style:style style:name="T3901" style:parent-style-name="Domyślnaczcionkaakapitu" style:family="text">
      <style:text-properties fo:background-color="#80FFFF"/>
    </style:style>
    <style:style style:name="T3902" style:parent-style-name="Domyślnaczcionkaakapitu" style:family="text">
      <style:text-properties fo:background-color="#80FFFF"/>
    </style:style>
    <style:style style:name="T3903" style:parent-style-name="Domyślnaczcionkaakapitu" style:family="text">
      <style:text-properties fo:background-color="#80FFFF"/>
    </style:style>
    <style:style style:name="T3904" style:parent-style-name="Domyślnaczcionkaakapitu" style:family="text">
      <style:text-properties fo:background-color="#80FFFF"/>
    </style:style>
    <style:style style:name="P3905" style:parent-style-name="Normalny" style:family="paragraph">
      <style:paragraph-properties fo:text-align="justify" fo:line-height="150%"/>
    </style:style>
    <style:style style:name="T3906" style:parent-style-name="Domyślnaczcionkaakapitu" style:family="text">
      <style:text-properties style:text-underline-type="single" style:text-underline-style="solid" style:text-underline-width="auto" style:text-underline-mode="continuous"/>
    </style:style>
    <style:style style:name="P3907" style:parent-style-name="Normalny" style:family="paragraph">
      <style:paragraph-properties fo:text-align="justify" fo:line-height="150%" fo:text-indent="0.2479in"/>
    </style:style>
    <style:style style:name="T3908" style:parent-style-name="Domyślnaczcionkaakapitu" style:family="text">
      <style:text-properties fo:background-color="#80FFFF"/>
    </style:style>
    <style:style style:name="T3909" style:parent-style-name="Domyślnaczcionkaakapitu" style:family="text">
      <style:text-properties fo:background-color="#80FFFF"/>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P3912" style:parent-style-name="Normalny" style:family="paragraph">
      <style:paragraph-properties fo:text-align="justify" fo:line-height="150%"/>
    </style:style>
    <style:style style:name="P3913" style:parent-style-name="Normalny" style:family="paragraph">
      <style:paragraph-properties fo:text-align="justify" fo:line-height="150%"/>
    </style:style>
    <style:style style:name="P3914" style:parent-style-name="Normalny" style:family="paragraph">
      <style:paragraph-properties fo:text-align="justify" fo:line-height="150%"/>
    </style:style>
    <style:style style:name="P3915" style:parent-style-name="Normalny" style:family="paragraph">
      <style:paragraph-properties fo:text-align="justify" fo:line-height="150%"/>
    </style:style>
    <style:style style:name="T3916" style:parent-style-name="Domyślnaczcionkaakapitu" style:family="text">
      <style:text-properties fo:background-color="#80FFFF"/>
    </style:style>
    <style:style style:name="T3917" style:parent-style-name="Domyślnaczcionkaakapitu" style:family="text">
      <style:text-properties fo:background-color="#80FFFF"/>
    </style:style>
    <style:style style:name="T3918" style:parent-style-name="Domyślnaczcionkaakapitu" style:family="text">
      <style:text-properties style:text-underline-type="single" style:text-underline-style="solid" style:text-underline-width="auto" style:text-underline-mode="continuous"/>
    </style:style>
    <style:style style:name="T3919" style:parent-style-name="Domyślnaczcionkaakapitu" style:family="text">
      <style:text-properties style:text-underline-type="single" style:text-underline-style="solid" style:text-underline-width="auto" style:text-underline-mode="continuous"/>
    </style:style>
    <style:style style:name="P3920" style:parent-style-name="Normalny" style:family="paragraph">
      <style:paragraph-properties fo:text-align="justify" fo:line-height="150%"/>
    </style:style>
    <style:style style:name="T3921" style:parent-style-name="Domyślnaczcionkaakapitu" style:family="text">
      <style:text-properties fo:background-color="#80FFFF" style:text-underline-type="single" style:text-underline-style="solid" style:text-underline-width="auto" style:text-underline-mode="continuous"/>
    </style:style>
    <style:style style:name="T3922" style:parent-style-name="Domyślnaczcionkaakapitu" style:family="text">
      <style:text-properties style:text-underline-type="single" style:text-underline-style="solid" style:text-underline-width="auto" style:text-underline-mode="continuous"/>
    </style:style>
    <style:style style:name="T3923" style:parent-style-name="Domyślnaczcionkaakapitu" style:family="text">
      <style:text-properties fo:background-color="#80FFFF" style:text-underline-type="single" style:text-underline-style="solid" style:text-underline-width="auto" style:text-underline-mode="continuous"/>
    </style:style>
    <style:style style:name="T3924" style:parent-style-name="Domyślnaczcionkaakapitu" style:family="text">
      <style:text-properties style:text-underline-type="single" style:text-underline-style="solid" style:text-underline-width="auto" style:text-underline-mode="continuous"/>
    </style:style>
    <style:style style:name="T3925" style:parent-style-name="Domyślnaczcionkaakapitu" style:family="text">
      <style:text-properties fo:background-color="#80FFFF" style:text-underline-type="single" style:text-underline-style="solid" style:text-underline-width="auto" style:text-underline-mode="continuous"/>
    </style:style>
    <style:style style:name="T3926" style:parent-style-name="Domyślnaczcionkaakapitu" style:family="text">
      <style:text-properties fo:background-color="#80FFFF"/>
    </style:style>
    <style:style style:name="P3927" style:parent-style-name="Normalny" style:family="paragraph">
      <style:paragraph-properties fo:text-align="justify" fo:line-height="150%" fo:text-indent="0.2479in"/>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T3931" style:parent-style-name="Domyślnaczcionkaakapitu" style:family="text">
      <style:text-properties fo:background-color="#80FFFF"/>
    </style:style>
    <style:style style:name="T3932" style:parent-style-name="Domyślnaczcionkaakapitu" style:family="text">
      <style:text-properties fo:background-color="#80FFFF"/>
    </style:style>
    <style:style style:name="T3933" style:parent-style-name="Domyślnaczcionkaakapitu" style:family="text">
      <style:text-properties fo:background-color="#80FFFF"/>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T3936" style:parent-style-name="Domyślnaczcionkaakapitu" style:family="text">
      <style:text-properties fo:background-color="#80FFFF"/>
    </style:style>
    <style:style style:name="P3937" style:parent-style-name="Normalny" style:family="paragraph">
      <style:paragraph-properties fo:text-align="justify" fo:line-height="150%" fo:text-indent="0.2479in"/>
    </style:style>
    <style:style style:name="T3938" style:parent-style-name="Domyślnaczcionkaakapitu" style:family="text">
      <style:text-properties fo:background-color="#80FFFF"/>
    </style:style>
    <style:style style:name="T3939" style:parent-style-name="Domyślnaczcionkaakapitu" style:family="text">
      <style:text-properties fo:background-color="#80FFFF"/>
    </style:style>
    <style:style style:name="T3940" style:parent-style-name="Domyślnaczcionkaakapitu" style:family="text">
      <style:text-properties fo:background-color="#80FFFF"/>
    </style:style>
    <style:style style:name="T3941" style:parent-style-name="Domyślnaczcionkaakapitu" style:family="text">
      <style:text-properties fo:background-color="#80FFFF"/>
    </style:style>
    <style:style style:name="T3942" style:parent-style-name="Domyślnaczcionkaakapitu" style:family="text">
      <style:text-properties fo:background-color="#80FFFF"/>
    </style:style>
    <style:style style:name="P3943" style:parent-style-name="Normalny" style:family="paragraph">
      <style:paragraph-properties fo:text-align="justify" fo:line-height="150%"/>
    </style:style>
    <style:style style:name="T3944" style:parent-style-name="Domyślnaczcionkaakapitu" style:family="text">
      <style:text-properties style:text-underline-type="single" style:text-underline-style="solid" style:text-underline-width="auto" style:text-underline-mode="continuous"/>
    </style:style>
    <style:style style:name="T3945" style:parent-style-name="Domyślnaczcionkaakapitu" style:family="text">
      <style:text-properties fo:background-color="#80FFFF" style:text-underline-type="single" style:text-underline-style="solid" style:text-underline-width="auto" style:text-underline-mode="continuous"/>
    </style:style>
    <style:style style:name="P3946" style:parent-style-name="Normalny" style:family="paragraph">
      <style:paragraph-properties fo:text-align="justify" fo:line-height="150%" fo:text-indent="0.2479in"/>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T3954" style:parent-style-name="Domyślnaczcionkaakapitu" style:family="text">
      <style:text-properties fo:background-color="#80FFFF"/>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T3958" style:parent-style-name="Domyślnaczcionkaakapitu" style:family="text">
      <style:text-properties fo:background-color="#80FFFF"/>
    </style:style>
    <style:style style:name="T3959" style:parent-style-name="Domyślnaczcionkaakapitu" style:family="text">
      <style:text-properties fo:background-color="#80FFFF"/>
    </style:style>
    <style:style style:name="P3960" style:parent-style-name="Normalny" style:family="paragraph">
      <style:paragraph-properties fo:text-align="justify" fo:line-height="150%" fo:text-indent="0.2479in"/>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T3966" style:parent-style-name="Domyślnaczcionkaakapitu" style:family="text">
      <style:text-properties fo:background-color="#80FFFF"/>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T3988" style:parent-style-name="Domyślnaczcionkaakapitu" style:family="text">
      <style:text-properties fo:background-color="#80FFFF"/>
    </style:style>
    <style:style style:name="T3989" style:parent-style-name="Domyślnaczcionkaakapitu" style:family="text">
      <style:text-properties fo:background-color="#80FFFF"/>
    </style:style>
    <style:style style:name="T3990" style:parent-style-name="Domyślnaczcionkaakapitu" style:family="text">
      <style:text-properties fo:background-color="#80FFFF"/>
    </style:style>
    <style:style style:name="T3991" style:parent-style-name="Domyślnaczcionkaakapitu" style:family="text">
      <style:text-properties fo:background-color="#80FFFF"/>
    </style:style>
    <style:style style:name="T3992" style:parent-style-name="Domyślnaczcionkaakapitu" style:family="text">
      <style:text-properties fo:background-color="#80FFFF"/>
    </style:style>
    <style:style style:name="T3993" style:parent-style-name="Domyślnaczcionkaakapitu" style:family="text">
      <style:text-properties fo:background-color="#80FFFF"/>
    </style:style>
    <style:style style:name="T3994" style:parent-style-name="Domyślnaczcionkaakapitu" style:family="text">
      <style:text-properties fo:background-color="#80FFFF"/>
    </style:style>
    <style:style style:name="T3995" style:parent-style-name="Domyślnaczcionkaakapitu" style:family="text">
      <style:text-properties fo:background-color="#80FFFF"/>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T3999" style:parent-style-name="Domyślnaczcionkaakapitu" style:family="text">
      <style:text-properties fo:background-color="#80FFFF"/>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T4004" style:parent-style-name="Domyślnaczcionkaakapitu" style:family="text">
      <style:text-properties fo:background-color="#80FFFF"/>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T4012" style:parent-style-name="Domyślnaczcionkaakapitu" style:family="text">
      <style:text-properties fo:background-color="#80FFFF"/>
    </style:style>
    <style:style style:name="T4013" style:parent-style-name="Domyślnaczcionkaakapitu" style:family="text">
      <style:text-properties fo:background-color="#80FFFF"/>
    </style:style>
    <style:style style:name="T4014" style:parent-style-name="Domyślnaczcionkaakapitu" style:family="text">
      <style:text-properties fo:background-color="#80FFFF"/>
    </style:style>
    <style:style style:name="T4015" style:parent-style-name="Domyślnaczcionkaakapitu" style:family="text">
      <style:text-properties fo:background-color="#80FFFF"/>
    </style:style>
    <style:style style:name="T4016" style:parent-style-name="Domyślnaczcionkaakapitu" style:family="text">
      <style:text-properties fo:background-color="#80FFFF"/>
    </style:style>
    <style:style style:name="T4017" style:parent-style-name="Domyślnaczcionkaakapitu" style:family="text">
      <style:text-properties fo:background-color="#80FFFF"/>
    </style:style>
    <style:style style:name="T4018" style:parent-style-name="Domyślnaczcionkaakapitu" style:family="text">
      <style:text-properties fo:background-color="#80FFFF"/>
    </style:style>
    <style:style style:name="T4019" style:parent-style-name="Domyślnaczcionkaakapitu" style:family="text">
      <style:text-properties fo:background-color="#80FFFF"/>
    </style:style>
    <style:style style:name="T4020" style:parent-style-name="Domyślnaczcionkaakapitu" style:family="text">
      <style:text-properties fo:background-color="#80FFFF"/>
    </style:style>
    <style:style style:name="T4021" style:parent-style-name="Domyślnaczcionkaakapitu" style:family="text">
      <style:text-properties fo:background-color="#80FFFF"/>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T4030" style:parent-style-name="Domyślnaczcionkaakapitu" style:family="text">
      <style:text-properties fo:background-color="#80FFFF"/>
    </style:style>
    <style:style style:name="T4031" style:parent-style-name="Domyślnaczcionkaakapitu" style:family="text">
      <style:text-properties fo:background-color="#80FFFF"/>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P4042" style:parent-style-name="Normalny" style:family="paragraph">
      <style:paragraph-properties fo:text-align="justify" fo:line-height="150%" fo:text-indent="0.2479in"/>
    </style:style>
    <style:style style:name="T4043" style:parent-style-name="Domyślnaczcionkaakapitu" style:family="text">
      <style:text-properties fo:background-color="#80FFFF"/>
    </style:style>
    <style:style style:name="T4044" style:parent-style-name="Domyślnaczcionkaakapitu" style:family="text">
      <style:text-properties fo:background-color="#80FFFF"/>
    </style:style>
    <style:style style:name="T4045" style:parent-style-name="Domyślnaczcionkaakapitu" style:family="text">
      <style:text-properties fo:background-color="#80FFFF"/>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T4049" style:parent-style-name="Domyślnaczcionkaakapitu" style:family="text">
      <style:text-properties fo:background-color="#80FFFF"/>
    </style:style>
    <style:style style:name="T4050" style:parent-style-name="Domyślnaczcionkaakapitu" style:family="text">
      <style:text-properties fo:background-color="#80FFFF"/>
    </style:style>
    <style:style style:name="T4051" style:parent-style-name="Domyślnaczcionkaakapitu" style:family="text">
      <style:text-properties fo:background-color="#80FFFF"/>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T4054" style:parent-style-name="Domyślnaczcionkaakapitu" style:family="text">
      <style:text-properties fo:background-color="#80FFFF"/>
    </style:style>
    <style:style style:name="T4055" style:parent-style-name="Domyślnaczcionkaakapitu" style:family="text">
      <style:text-properties fo:background-color="#80FFFF"/>
    </style:style>
    <style:style style:name="T4056" style:parent-style-name="Domyślnaczcionkaakapitu" style:family="text">
      <style:text-properties fo:background-color="#80FFFF"/>
    </style:style>
    <style:style style:name="T4057" style:parent-style-name="Domyślnaczcionkaakapitu" style:family="text">
      <style:text-properties fo:background-color="#80FFFF"/>
    </style:style>
    <style:style style:name="T4058" style:parent-style-name="Domyślnaczcionkaakapitu" style:family="text">
      <style:text-properties fo:background-color="#80FFFF"/>
    </style:style>
    <style:style style:name="T4059" style:parent-style-name="Domyślnaczcionkaakapitu" style:family="text">
      <style:text-properties fo:background-color="#80FFFF"/>
    </style:style>
    <style:style style:name="T4060" style:parent-style-name="Domyślnaczcionkaakapitu" style:family="text">
      <style:text-properties fo:background-color="#80FFFF"/>
    </style:style>
    <style:style style:name="T4061" style:parent-style-name="Domyślnaczcionkaakapitu" style:family="text">
      <style:text-properties fo:background-color="#80FFFF"/>
    </style:style>
    <style:style style:name="T4062" style:parent-style-name="Domyślnaczcionkaakapitu" style:family="text">
      <style:text-properties fo:background-color="#80FFFF"/>
    </style:style>
    <style:style style:name="T4063" style:parent-style-name="Domyślnaczcionkaakapitu" style:family="text">
      <style:text-properties fo:background-color="#80FFFF"/>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T4067" style:parent-style-name="Domyślnaczcionkaakapitu" style:family="text">
      <style:text-properties fo:background-color="#80FFFF"/>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P4072" style:parent-style-name="Normalny" style:family="paragraph">
      <style:paragraph-properties fo:text-align="justify" fo:line-height="150%" fo:text-indent="0.2479in"/>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P4085" style:parent-style-name="Normalny" style:family="paragraph">
      <style:paragraph-properties fo:text-align="justify" fo:line-height="150%" fo:text-indent="0.2479in"/>
    </style:style>
    <style:style style:name="T4086" style:parent-style-name="Domyślnaczcionkaakapitu" style:family="text">
      <style:text-properties fo:background-color="#80FFFF"/>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T4089" style:parent-style-name="Domyślnaczcionkaakapitu" style:family="text">
      <style:text-properties fo:background-color="#80FFFF"/>
    </style:style>
    <style:style style:name="T4090" style:parent-style-name="Domyślnaczcionkaakapitu" style:family="text">
      <style:text-properties fo:background-color="#80FFFF"/>
    </style:style>
    <style:style style:name="T4091" style:parent-style-name="Domyślnaczcionkaakapitu" style:family="text">
      <style:text-properties fo:background-color="#80FFFF"/>
    </style:style>
    <style:style style:name="T4092" style:parent-style-name="Domyślnaczcionkaakapitu" style:family="text">
      <style:text-properties fo:background-color="#80FFFF"/>
    </style:style>
    <style:style style:name="T4093" style:parent-style-name="Domyślnaczcionkaakapitu" style:family="text">
      <style:text-properties fo:background-color="#80FFFF"/>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P4098" style:parent-style-name="Normalny" style:family="paragraph">
      <style:paragraph-properties fo:text-align="justify" fo:line-height="150%" fo:text-indent="0.2479in"/>
    </style:style>
    <style:style style:name="T4099" style:parent-style-name="Domyślnaczcionkaakapitu" style:family="text">
      <style:text-properties fo:background-color="#80FFFF"/>
    </style:style>
    <style:style style:name="T4100" style:parent-style-name="Domyślnaczcionkaakapitu" style:family="text">
      <style:text-properties fo:background-color="#80FFFF"/>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P4111" style:parent-style-name="Normalny" style:family="paragraph">
      <style:paragraph-properties fo:text-align="justify" fo:line-height="150%" fo:text-indent="0.2479in">
        <style:tab-stops>
          <style:tab-stop style:type="right" style:leader-style="dotted" style:leader-text="." style:position="6.4263in"/>
        </style:tab-stops>
      </style:paragraph-properties>
    </style:style>
    <style:style style:name="T4112" style:parent-style-name="Domyślnaczcionkaakapitu" style:family="text">
      <style:text-properties fo:background-color="#80FFFF"/>
    </style:style>
    <style:style style:name="T4113" style:parent-style-name="Domyślnaczcionkaakapitu" style:family="text">
      <style:text-properties fo:background-color="#80FFFF"/>
    </style:style>
    <style:style style:name="T4114" style:parent-style-name="Domyślnaczcionkaakapitu" style:family="text">
      <style:text-properties fo:background-color="#80FFFF"/>
    </style:style>
    <style:style style:name="T4115" style:parent-style-name="Domyślnaczcionkaakapitu" style:family="text">
      <style:text-properties fo:background-color="#80FFFF"/>
    </style:style>
    <style:style style:name="T4116" style:parent-style-name="Domyślnaczcionkaakapitu" style:family="text">
      <style:text-properties fo:background-color="#80FFFF"/>
    </style:style>
    <style:style style:name="T4117" style:parent-style-name="Domyślnaczcionkaakapitu" style:family="text">
      <style:text-properties fo:background-color="#80FFFF"/>
    </style:style>
    <style:style style:name="T4118" style:parent-style-name="Domyślnaczcionkaakapitu" style:family="text">
      <style:text-properties fo:background-color="#80FFFF"/>
    </style:style>
    <style:style style:name="T4119" style:parent-style-name="Domyślnaczcionkaakapitu" style:family="text">
      <style:text-properties fo:background-color="#80FFFF"/>
    </style:style>
    <style:style style:name="T4120" style:parent-style-name="Domyślnaczcionkaakapitu" style:family="text">
      <style:text-properties fo:background-color="#80FFFF"/>
    </style:style>
    <style:style style:name="T4121" style:parent-style-name="Domyślnaczcionkaakapitu" style:family="text">
      <style:text-properties fo:background-color="#80FFFF"/>
    </style:style>
    <style:style style:name="T4122" style:parent-style-name="Domyślnaczcionkaakapitu" style:family="text">
      <style:text-properties fo:background-color="#80FFFF"/>
    </style:style>
    <style:style style:name="T4123" style:parent-style-name="Domyślnaczcionkaakapitu" style:family="text">
      <style:text-properties fo:background-color="#80FFFF"/>
    </style:style>
    <style:style style:name="T4124" style:parent-style-name="Domyślnaczcionkaakapitu" style:family="text">
      <style:text-properties fo:background-color="#80FFFF"/>
    </style:style>
    <style:style style:name="T4125" style:parent-style-name="Domyślnaczcionkaakapitu" style:family="text">
      <style:text-properties fo:background-color="#80FFFF"/>
    </style:style>
    <style:style style:name="T4126" style:parent-style-name="Domyślnaczcionkaakapitu" style:family="text">
      <style:text-properties fo:background-color="#80FFFF"/>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T4130" style:parent-style-name="Domyślnaczcionkaakapitu" style:family="text">
      <style:text-properties fo:background-color="#80FFFF"/>
    </style:style>
    <style:style style:name="P4131" style:parent-style-name="Normalny" style:family="paragraph">
      <style:paragraph-properties fo:text-align="justify" fo:line-height="150%" fo:text-indent="0.2479in"/>
    </style:style>
    <style:style style:name="T4132" style:parent-style-name="Domyślnaczcionkaakapitu" style:family="text">
      <style:text-properties fo:background-color="#80FFFF"/>
    </style:style>
    <style:style style:name="T4133" style:parent-style-name="Domyślnaczcionkaakapitu" style:family="text">
      <style:text-properties fo:background-color="#80FFFF"/>
    </style:style>
    <style:style style:name="T4134" style:parent-style-name="Domyślnaczcionkaakapitu" style:family="text">
      <style:text-properties fo:background-color="#80FFFF"/>
    </style:style>
    <style:style style:name="T4135" style:parent-style-name="Domyślnaczcionkaakapitu" style:family="text">
      <style:text-properties fo:background-color="#80FFFF"/>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T4142" style:parent-style-name="Domyślnaczcionkaakapitu" style:family="text">
      <style:text-properties fo:background-color="#80FFFF"/>
    </style:style>
    <style:style style:name="T4143" style:parent-style-name="Domyślnaczcionkaakapitu" style:family="text">
      <style:text-properties fo:background-color="#80FFFF"/>
    </style:style>
    <style:style style:name="P4144" style:parent-style-name="Normalny" style:family="paragraph">
      <style:paragraph-properties fo:text-align="justify" fo:line-height="150%" fo:text-indent="0.2479in"/>
    </style:style>
    <style:style style:name="P4145" style:parent-style-name="Normalny" style:family="paragraph">
      <style:paragraph-properties fo:text-align="justify" fo:line-height="150%"/>
    </style:style>
    <style:style style:name="T4146" style:parent-style-name="Domyślnaczcionkaakapitu" style:family="text">
      <style:text-properties fo:background-color="#80FFFF" style:text-underline-type="single" style:text-underline-style="solid" style:text-underline-width="auto" style:text-underline-mode="continuous"/>
    </style:style>
    <style:style style:name="T4147" style:parent-style-name="Domyślnaczcionkaakapitu" style:family="text">
      <style:text-properties style:text-underline-type="single" style:text-underline-style="solid" style:text-underline-width="auto" style:text-underline-mode="continuous"/>
    </style:style>
    <style:style style:name="T4148" style:parent-style-name="Domyślnaczcionkaakapitu" style:family="text">
      <style:text-properties fo:background-color="#80FFFF" style:text-underline-type="single" style:text-underline-style="solid" style:text-underline-width="auto" style:text-underline-mode="continuous"/>
    </style:style>
    <style:style style:name="T4149" style:parent-style-name="Domyślnaczcionkaakapitu" style:family="text">
      <style:text-properties style:text-underline-type="single" style:text-underline-style="solid" style:text-underline-width="auto" style:text-underline-mode="continuous"/>
    </style:style>
    <style:style style:name="T4150" style:parent-style-name="Domyślnaczcionkaakapitu" style:family="text">
      <style:text-properties fo:background-color="#80FFFF" style:text-underline-type="single" style:text-underline-style="solid" style:text-underline-width="auto" style:text-underline-mode="continuous"/>
    </style:style>
    <style:style style:name="T4151" style:parent-style-name="Domyślnaczcionkaakapitu" style:family="text">
      <style:text-properties fo:background-color="#80FFFF"/>
    </style:style>
    <style:style style:name="P4152" style:parent-style-name="Normalny" style:family="paragraph">
      <style:paragraph-properties fo:text-align="justify" fo:line-height="150%" fo:text-indent="0.2479in"/>
    </style:style>
    <style:style style:name="T4153" style:parent-style-name="Domyślnaczcionkaakapitu" style:family="text">
      <style:text-properties fo:background-color="#80FFFF"/>
    </style:style>
    <style:style style:name="T4154" style:parent-style-name="Domyślnaczcionkaakapitu" style:family="text">
      <style:text-properties fo:background-color="#80FFFF"/>
    </style:style>
    <style:style style:name="P4155" style:parent-style-name="Normalny" style:family="paragraph">
      <style:paragraph-properties fo:text-align="justify" fo:line-height="150%"/>
    </style:style>
    <style:style style:name="T4156" style:parent-style-name="Domyślnaczcionkaakapitu" style:family="text">
      <style:text-properties fo:background-color="#80FFFF"/>
    </style:style>
    <style:style style:name="P4157" style:parent-style-name="Normalny" style:family="paragraph">
      <style:paragraph-properties fo:text-align="justify" fo:line-height="150%"/>
    </style:style>
    <style:style style:name="T4158" style:parent-style-name="Domyślnaczcionkaakapitu" style:family="text">
      <style:text-properties fo:background-color="#80FFFF" style:text-underline-type="single" style:text-underline-style="solid" style:text-underline-width="auto" style:text-underline-mode="continuous"/>
    </style:style>
    <style:style style:name="T4159" style:parent-style-name="Domyślnaczcionkaakapitu" style:family="text">
      <style:text-properties style:text-underline-type="single" style:text-underline-style="solid" style:text-underline-width="auto" style:text-underline-mode="continuous"/>
    </style:style>
    <style:style style:name="T4160" style:parent-style-name="Domyślnaczcionkaakapitu" style:family="text">
      <style:text-properties fo:background-color="#80FFFF" style:text-underline-type="single" style:text-underline-style="solid" style:text-underline-width="auto" style:text-underline-mode="continuous"/>
    </style:style>
    <style:style style:name="T4161" style:parent-style-name="Domyślnaczcionkaakapitu" style:family="text">
      <style:text-properties style:text-underline-type="single" style:text-underline-style="solid" style:text-underline-width="auto" style:text-underline-mode="continuous"/>
    </style:style>
    <style:style style:name="T4162" style:parent-style-name="Domyślnaczcionkaakapitu" style:family="text">
      <style:text-properties fo:background-color="#80FFFF" style:text-underline-type="single" style:text-underline-style="solid" style:text-underline-width="auto" style:text-underline-mode="continuous"/>
    </style:style>
    <style:style style:name="T4163" style:parent-style-name="Domyślnaczcionkaakapitu" style:family="text">
      <style:text-properties fo:background-color="#80FFFF"/>
    </style:style>
    <style:style style:name="P4164" style:parent-style-name="Normalny" style:family="paragraph">
      <style:paragraph-properties fo:text-align="justify" fo:line-height="150%" fo:text-indent="0.2479in"/>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T4168" style:parent-style-name="Domyślnaczcionkaakapitu" style:family="text">
      <style:text-properties fo:background-color="#80FFFF"/>
    </style:style>
    <style:style style:name="P4169" style:parent-style-name="Normalny" style:family="paragraph">
      <style:paragraph-properties fo:text-align="justify" fo:line-height="150%"/>
    </style:style>
    <style:style style:name="T4170" style:parent-style-name="Domyślnaczcionkaakapitu" style:family="text">
      <style:text-properties style:text-underline-type="single" style:text-underline-style="solid" style:text-underline-width="auto" style:text-underline-mode="continuous"/>
    </style:style>
    <style:style style:name="T4171" style:parent-style-name="Domyślnaczcionkaakapitu" style:family="text">
      <style:text-properties fo:background-color="#80FFFF" style:text-underline-type="single" style:text-underline-style="solid" style:text-underline-width="auto" style:text-underline-mode="continuous"/>
    </style:style>
    <style:style style:name="T4172" style:parent-style-name="Domyślnaczcionkaakapitu" style:family="text">
      <style:text-properties style:text-underline-type="single" style:text-underline-style="solid" style:text-underline-width="auto" style:text-underline-mode="continuous"/>
    </style:style>
    <style:style style:name="P4173" style:parent-style-name="Normalny" style:family="paragraph">
      <style:paragraph-properties fo:text-align="justify" fo:line-height="150%" fo:text-indent="0.2479in"/>
    </style:style>
    <style:style style:name="T4174" style:parent-style-name="Domyślnaczcionkaakapitu" style:family="text">
      <style:text-properties fo:background-color="#80FFFF"/>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T4179" style:parent-style-name="Domyślnaczcionkaakapitu" style:family="text">
      <style:text-properties fo:background-color="#80FFFF"/>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T4186" style:parent-style-name="Domyślnaczcionkaakapitu" style:family="text">
      <style:text-properties fo:background-color="#80FFFF"/>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P4195" style:parent-style-name="Normalny" style:family="paragraph">
      <style:paragraph-properties fo:text-align="justify" fo:line-height="150%">
        <style:tab-stops>
          <style:tab-stop style:type="left" style:position="3.3256in"/>
        </style:tab-stops>
      </style:paragraph-properties>
    </style:style>
    <style:style style:name="T4196" style:parent-style-name="Domyślnaczcionkaakapitu" style:family="text">
      <style:text-properties style:text-underline-type="single" style:text-underline-style="solid" style:text-underline-width="auto" style:text-underline-mode="continuous"/>
    </style:style>
    <style:style style:name="T4197" style:parent-style-name="Domyślnaczcionkaakapitu" style:family="text">
      <style:text-properties fo:background-color="#80FFFF" style:text-underline-type="single" style:text-underline-style="solid" style:text-underline-width="auto" style:text-underline-mode="continuous"/>
    </style:style>
    <style:style style:name="T4198" style:parent-style-name="Domyślnaczcionkaakapitu" style:family="text">
      <style:text-properties style:text-underline-type="single" style:text-underline-style="solid" style:text-underline-width="auto" style:text-underline-mode="continuous"/>
    </style:style>
    <style:style style:name="T4199" style:parent-style-name="Domyślnaczcionkaakapitu" style:family="text">
      <style:text-properties fo:background-color="#80FFFF" style:text-underline-type="single" style:text-underline-style="solid" style:text-underline-width="auto" style:text-underline-mode="continuous"/>
    </style:style>
    <style:style style:name="T4200" style:parent-style-name="Domyślnaczcionkaakapitu" style:family="text">
      <style:text-properties style:text-underline-type="single" style:text-underline-style="solid" style:text-underline-width="auto" style:text-underline-mode="continuous"/>
    </style:style>
    <style:style style:name="P4201" style:parent-style-name="Normalny" style:family="paragraph">
      <style:paragraph-properties fo:text-align="justify" fo:line-height="150%" fo:text-indent="0.2479in">
        <style:tab-stops>
          <style:tab-stop style:type="left" style:position="3.3256in"/>
        </style:tab-stops>
      </style:paragraph-properties>
    </style:style>
    <style:style style:name="T4202" style:parent-style-name="Domyślnaczcionkaakapitu" style:family="text">
      <style:text-properties fo:background-color="#80FFFF"/>
    </style:style>
    <style:style style:name="P4203" style:parent-style-name="Normalny" style:family="paragraph">
      <style:paragraph-properties fo:text-align="justify" fo:line-height="150%"/>
    </style:style>
    <style:style style:name="T4204" style:parent-style-name="Domyślnaczcionkaakapitu" style:family="text">
      <style:text-properties style:text-underline-type="single" style:text-underline-style="solid" style:text-underline-width="auto" style:text-underline-mode="continuous"/>
    </style:style>
    <style:style style:name="P4205" style:parent-style-name="Normalny" style:family="paragraph">
      <style:paragraph-properties fo:text-align="justify" fo:line-height="150%" fo:text-indent="0.2479in"/>
    </style:style>
    <style:style style:name="T4206" style:parent-style-name="Domyślnaczcionkaakapitu" style:family="text">
      <style:text-properties fo:background-color="#80FFFF"/>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T4210" style:parent-style-name="Domyślnaczcionkaakapitu" style:family="text">
      <style:text-properties fo:background-color="#80FFFF"/>
    </style:style>
    <style:style style:name="T4211" style:parent-style-name="Domyślnaczcionkaakapitu" style:family="text">
      <style:text-properties fo:background-color="#80FFFF"/>
    </style:style>
    <style:style style:name="T4212" style:parent-style-name="Domyślnaczcionkaakapitu" style:family="text">
      <style:text-properties fo:background-color="#80FFFF"/>
    </style:style>
    <style:style style:name="T4213" style:parent-style-name="Domyślnaczcionkaakapitu" style:family="text">
      <style:text-properties fo:background-color="#80FFFF"/>
    </style:style>
    <style:style style:name="T4214" style:parent-style-name="Domyślnaczcionkaakapitu" style:family="text">
      <style:text-properties fo:background-color="#80FFFF"/>
    </style:style>
    <style:style style:name="P4215" style:parent-style-name="Normalny" style:family="paragraph">
      <style:paragraph-properties fo:text-align="justify" fo:line-height="150%" fo:text-indent="0.2479in"/>
    </style:style>
    <style:style style:name="T4216" style:parent-style-name="Domyślnaczcionkaakapitu" style:family="text">
      <style:text-properties fo:background-color="#80FFFF"/>
    </style:style>
    <style:style style:name="T4217" style:parent-style-name="Domyślnaczcionkaakapitu" style:family="text">
      <style:text-properties fo:background-color="#80FFFF"/>
    </style:style>
    <style:style style:name="T4218" style:parent-style-name="Domyślnaczcionkaakapitu" style:family="text">
      <style:text-properties fo:background-color="#80FFFF"/>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P4223" style:parent-style-name="Normalny" style:family="paragraph">
      <style:paragraph-properties fo:text-align="justify" fo:line-height="150%" fo:text-indent="0.2479in"/>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T4226" style:parent-style-name="Domyślnaczcionkaakapitu" style:family="text">
      <style:text-properties fo:background-color="#80FFFF"/>
    </style:style>
    <style:style style:name="T4227" style:parent-style-name="Domyślnaczcionkaakapitu" style:family="text">
      <style:text-properties fo:background-color="#80FFFF"/>
    </style:style>
    <style:style style:name="T4228" style:parent-style-name="Domyślnaczcionkaakapitu" style:family="text">
      <style:text-properties fo:background-color="#80FFFF"/>
    </style:style>
    <style:style style:name="T4229" style:parent-style-name="Domyślnaczcionkaakapitu" style:family="text">
      <style:text-properties fo:background-color="#80FFFF"/>
    </style:style>
    <style:style style:name="T4230" style:parent-style-name="Domyślnaczcionkaakapitu" style:family="text">
      <style:text-properties fo:background-color="#80FFFF"/>
    </style:style>
    <style:style style:name="P4231" style:parent-style-name="Normalny" style:family="paragraph">
      <style:paragraph-properties fo:text-align="justify" fo:line-height="150%" fo:text-indent="0.2479in"/>
    </style:style>
    <style:style style:name="T4232" style:parent-style-name="Domyślnaczcionkaakapitu" style:family="text">
      <style:text-properties fo:background-color="#80FFFF"/>
    </style:style>
    <style:style style:name="T4233" style:parent-style-name="Domyślnaczcionkaakapitu" style:family="text">
      <style:text-properties fo:background-color="#80FFFF"/>
    </style:style>
    <style:style style:name="T4234" style:parent-style-name="Domyślnaczcionkaakapitu" style:family="text">
      <style:text-properties fo:background-color="#80FFFF"/>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T4237" style:parent-style-name="Domyślnaczcionkaakapitu" style:family="text">
      <style:text-properties fo:background-color="#80FFFF"/>
    </style:style>
    <style:style style:name="P4238" style:parent-style-name="Normalny" style:family="paragraph">
      <style:paragraph-properties fo:text-align="justify" fo:line-height="150%" fo:text-indent="0.2479in"/>
    </style:style>
    <style:style style:name="T4239" style:parent-style-name="Domyślnaczcionkaakapitu" style:family="text">
      <style:text-properties fo:background-color="#80FFFF"/>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T4243" style:parent-style-name="Domyślnaczcionkaakapitu" style:family="text">
      <style:text-properties fo:background-color="#80FFFF"/>
    </style:style>
    <style:style style:name="P4244" style:parent-style-name="Normalny" style:family="paragraph">
      <style:paragraph-properties fo:text-align="justify" fo:line-height="150%" fo:text-indent="0.2479in"/>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T4247" style:parent-style-name="Domyślnaczcionkaakapitu" style:family="text">
      <style:text-properties fo:background-color="#80FFFF"/>
    </style:style>
    <style:style style:name="T4248" style:parent-style-name="Domyślnaczcionkaakapitu" style:family="text">
      <style:text-properties fo:background-color="#80FFFF"/>
    </style:style>
    <style:style style:name="T4249" style:parent-style-name="Domyślnaczcionkaakapitu" style:family="text">
      <style:text-properties fo:background-color="#80FFFF"/>
    </style:style>
    <style:style style:name="T4250" style:parent-style-name="Domyślnaczcionkaakapitu" style:family="text">
      <style:text-properties fo:background-color="#80FFFF"/>
    </style:style>
    <style:style style:name="T4251" style:parent-style-name="Domyślnaczcionkaakapitu" style:family="text">
      <style:text-properties fo:background-color="#80FFFF"/>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T4254" style:parent-style-name="Domyślnaczcionkaakapitu" style:family="text">
      <style:text-properties fo:background-color="#80FFFF"/>
    </style:style>
    <style:style style:name="T4255" style:parent-style-name="Domyślnaczcionkaakapitu" style:family="text">
      <style:text-properties fo:background-color="#80FFFF"/>
    </style:style>
    <style:style style:name="T4256" style:parent-style-name="Domyślnaczcionkaakapitu" style:family="text">
      <style:text-properties fo:background-color="#80FFFF"/>
    </style:style>
    <style:style style:name="T4257" style:parent-style-name="Domyślnaczcionkaakapitu" style:family="text">
      <style:text-properties fo:background-color="#80FFFF"/>
    </style:style>
    <style:style style:name="T4258" style:parent-style-name="Domyślnaczcionkaakapitu" style:family="text">
      <style:text-properties fo:background-color="#80FFFF"/>
    </style:style>
    <style:style style:name="T4259" style:parent-style-name="Domyślnaczcionkaakapitu" style:family="text">
      <style:text-properties fo:background-color="#80FFFF"/>
    </style:style>
    <style:style style:name="P4260" style:parent-style-name="Normalny" style:family="paragraph">
      <style:paragraph-properties fo:text-align="justify" fo:line-height="150%" fo:text-indent="0.2479in"/>
    </style:style>
    <style:style style:name="T4261" style:parent-style-name="Domyślnaczcionkaakapitu" style:family="text">
      <style:text-properties fo:background-color="#80FFFF"/>
    </style:style>
    <style:style style:name="T4262" style:parent-style-name="Domyślnaczcionkaakapitu" style:family="text">
      <style:text-properties fo:background-color="#80FFFF"/>
    </style:style>
    <style:style style:name="T4263" style:parent-style-name="Domyślnaczcionkaakapitu" style:family="text">
      <style:text-properties fo:background-color="#80FFFF"/>
    </style:style>
    <style:style style:name="T4264" style:parent-style-name="Domyślnaczcionkaakapitu" style:family="text">
      <style:text-properties fo:background-color="#80FFFF"/>
    </style:style>
    <style:style style:name="T4265" style:parent-style-name="Domyślnaczcionkaakapitu" style:family="text">
      <style:text-properties fo:background-color="#80FFFF"/>
    </style:style>
    <style:style style:name="T4266" style:parent-style-name="Domyślnaczcionkaakapitu" style:family="text">
      <style:text-properties fo:background-color="#80FFFF"/>
    </style:style>
    <style:style style:name="T4267" style:parent-style-name="Domyślnaczcionkaakapitu" style:family="text">
      <style:text-properties fo:background-color="#80FFFF"/>
    </style:style>
    <style:style style:name="T4268" style:parent-style-name="Domyślnaczcionkaakapitu" style:family="text">
      <style:text-properties fo:background-color="#80FFFF"/>
    </style:style>
    <style:style style:name="T4269" style:parent-style-name="Domyślnaczcionkaakapitu" style:family="text">
      <style:text-properties fo:background-color="#80FFFF"/>
    </style:style>
    <style:style style:name="T4270" style:parent-style-name="Domyślnaczcionkaakapitu" style:family="text">
      <style:text-properties fo:background-color="#80FFFF"/>
    </style:style>
    <style:style style:name="T4271" style:parent-style-name="Domyślnaczcionkaakapitu" style:family="text">
      <style:text-properties fo:background-color="#80FFFF"/>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P4274" style:parent-style-name="Normalny" style:family="paragraph">
      <style:paragraph-properties fo:text-align="justify" fo:line-height="150%" fo:text-indent="0.2479in"/>
    </style:style>
    <style:style style:name="T4275" style:parent-style-name="Domyślnaczcionkaakapitu" style:family="text">
      <style:text-properties fo:background-color="#80FFFF"/>
    </style:style>
    <style:style style:name="T4276" style:parent-style-name="Domyślnaczcionkaakapitu" style:family="text">
      <style:text-properties fo:background-color="#80FFFF"/>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T4282" style:parent-style-name="Domyślnaczcionkaakapitu" style:family="text">
      <style:text-properties fo:background-color="#80FFFF"/>
    </style:style>
    <style:style style:name="T4283" style:parent-style-name="Domyślnaczcionkaakapitu" style:family="text">
      <style:text-properties fo:background-color="#80FFFF"/>
    </style:style>
    <style:style style:name="T4284" style:parent-style-name="Domyślnaczcionkaakapitu" style:family="text">
      <style:text-properties fo:background-color="#80FFFF"/>
    </style:style>
    <style:style style:name="P4285" style:parent-style-name="Normalny" style:family="paragraph">
      <style:paragraph-properties fo:text-align="justify" fo:line-height="150%" fo:text-indent="0.2479in"/>
    </style:style>
    <style:style style:name="T4286" style:parent-style-name="Domyślnaczcionkaakapitu" style:family="text">
      <style:text-properties fo:background-color="#80FFFF"/>
    </style:style>
    <style:style style:name="T4287" style:parent-style-name="Domyślnaczcionkaakapitu" style:family="text">
      <style:text-properties fo:background-color="#80FFFF"/>
    </style:style>
    <style:style style:name="T4288" style:parent-style-name="Domyślnaczcionkaakapitu" style:family="text">
      <style:text-properties fo:background-color="#80FFFF"/>
    </style:style>
    <style:style style:name="T4289" style:parent-style-name="Domyślnaczcionkaakapitu" style:family="text">
      <style:text-properties fo:background-color="#80FFFF"/>
    </style:style>
    <style:style style:name="T4290" style:parent-style-name="Domyślnaczcionkaakapitu" style:family="text">
      <style:text-properties fo:background-color="#80FFFF"/>
    </style:style>
    <style:style style:name="T4291" style:parent-style-name="Domyślnaczcionkaakapitu" style:family="text">
      <style:text-properties fo:background-color="#80FFFF"/>
    </style:style>
    <style:style style:name="T4292" style:parent-style-name="Domyślnaczcionkaakapitu" style:family="text">
      <style:text-properties fo:background-color="#80FFFF"/>
    </style:style>
    <style:style style:name="T4293" style:parent-style-name="Domyślnaczcionkaakapitu" style:family="text">
      <style:text-properties fo:background-color="#80FFFF"/>
    </style:style>
    <style:style style:name="T4294" style:parent-style-name="Domyślnaczcionkaakapitu" style:family="text">
      <style:text-properties fo:background-color="#80FFFF"/>
    </style:style>
    <style:style style:name="T4295" style:parent-style-name="Domyślnaczcionkaakapitu" style:family="text">
      <style:text-properties fo:background-color="#80FFFF"/>
    </style:style>
    <style:style style:name="P4296" style:parent-style-name="Normalny" style:family="paragraph">
      <style:paragraph-properties fo:text-align="justify" fo:line-height="150%" fo:text-indent="0.2479in"/>
    </style:style>
    <style:style style:name="T4297" style:parent-style-name="Domyślnaczcionkaakapitu" style:family="text">
      <style:text-properties fo:background-color="#80FFFF"/>
    </style:style>
    <style:style style:name="T4298" style:parent-style-name="Domyślnaczcionkaakapitu" style:family="text">
      <style:text-properties fo:background-color="#80FFFF"/>
    </style:style>
    <style:style style:name="T4299" style:parent-style-name="Domyślnaczcionkaakapitu" style:family="text">
      <style:text-properties fo:background-color="#80FFFF"/>
    </style:style>
    <style:style style:name="P4300" style:parent-style-name="Normalny" style:family="paragraph">
      <style:paragraph-properties fo:text-align="justify" fo:line-height="150%" fo:text-indent="0.2479in"/>
    </style:style>
    <style:style style:name="T4301" style:parent-style-name="Domyślnaczcionkaakapitu" style:family="text">
      <style:text-properties fo:background-color="#80FFFF"/>
    </style:style>
    <style:style style:name="T4302" style:parent-style-name="Domyślnaczcionkaakapitu" style:family="text">
      <style:text-properties fo:background-color="#80FFFF"/>
    </style:style>
    <style:style style:name="P4303" style:parent-style-name="Normalny" style:family="paragraph">
      <style:paragraph-properties fo:text-align="justify" fo:line-height="150%" fo:text-indent="0.2479in"/>
    </style:style>
    <style:style style:name="T4304" style:parent-style-name="Domyślnaczcionkaakapitu" style:family="text">
      <style:text-properties fo:background-color="#80FFFF"/>
    </style:style>
    <style:style style:name="T4305" style:parent-style-name="Domyślnaczcionkaakapitu" style:family="text">
      <style:text-properties fo:background-color="#80FFFF"/>
    </style:style>
    <style:style style:name="T4306" style:parent-style-name="Domyślnaczcionkaakapitu" style:family="text">
      <style:text-properties fo:background-color="#80FFFF"/>
    </style:style>
    <style:style style:name="P4307" style:parent-style-name="Normalny" style:family="paragraph">
      <style:paragraph-properties fo:text-align="justify" fo:line-height="150%" fo:text-indent="0.2479in"/>
    </style:style>
    <style:style style:name="T4308" style:parent-style-name="Domyślnaczcionkaakapitu" style:family="text">
      <style:text-properties fo:background-color="#80FFFF"/>
    </style:style>
    <style:style style:name="T4309" style:parent-style-name="Domyślnaczcionkaakapitu" style:family="text">
      <style:text-properties fo:background-color="#80FFFF"/>
    </style:style>
    <style:style style:name="T4310" style:parent-style-name="Domyślnaczcionkaakapitu" style:family="text">
      <style:text-properties fo:background-color="#80FFFF"/>
    </style:style>
    <style:style style:name="T4311" style:parent-style-name="Domyślnaczcionkaakapitu" style:family="text">
      <style:text-properties fo:background-color="#80FFFF"/>
    </style:style>
    <style:style style:name="T4312" style:parent-style-name="Domyślnaczcionkaakapitu" style:family="text">
      <style:text-properties fo:background-color="#80FFFF"/>
    </style:style>
    <style:style style:name="T4313" style:parent-style-name="Domyślnaczcionkaakapitu" style:family="text">
      <style:text-properties fo:background-color="#80FFFF"/>
    </style:style>
    <style:style style:name="T4314" style:parent-style-name="Domyślnaczcionkaakapitu" style:family="text">
      <style:text-properties fo:background-color="#80FFFF"/>
    </style:style>
    <style:style style:name="T4315" style:parent-style-name="Domyślnaczcionkaakapitu" style:family="text">
      <style:text-properties fo:background-color="#80FFFF"/>
    </style:style>
    <style:style style:name="T4316" style:parent-style-name="Domyślnaczcionkaakapitu" style:family="text">
      <style:text-properties fo:background-color="#80FFFF"/>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P4322" style:parent-style-name="Normalny" style:family="paragraph">
      <style:paragraph-properties fo:text-align="justify" fo:line-height="150%" fo:text-indent="0.2479in"/>
    </style:style>
    <style:style style:name="T4323" style:parent-style-name="Domyślnaczcionkaakapitu" style:family="text">
      <style:text-properties fo:background-color="#80FFFF"/>
    </style:style>
    <style:style style:name="T4324" style:parent-style-name="Domyślnaczcionkaakapitu" style:family="text">
      <style:text-properties fo:background-color="#80FFFF"/>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T4327" style:parent-style-name="Domyślnaczcionkaakapitu" style:family="text">
      <style:text-properties fo:background-color="#80FFFF"/>
    </style:style>
    <style:style style:name="T4328" style:parent-style-name="Domyślnaczcionkaakapitu" style:family="text">
      <style:text-properties fo:background-color="#80FFFF"/>
    </style:style>
    <style:style style:name="P4329" style:parent-style-name="Normalny" style:family="paragraph">
      <style:paragraph-properties fo:text-align="justify" fo:line-height="150%" fo:text-indent="0.2479in"/>
    </style:style>
    <style:style style:name="T4330" style:parent-style-name="Domyślnaczcionkaakapitu" style:family="text">
      <style:text-properties fo:background-color="#80FFFF"/>
    </style:style>
    <style:style style:name="T4331" style:parent-style-name="Domyślnaczcionkaakapitu" style:family="text">
      <style:text-properties fo:background-color="#80FFFF"/>
    </style:style>
    <style:style style:name="T4332" style:parent-style-name="Domyślnaczcionkaakapitu" style:family="text">
      <style:text-properties fo:background-color="#80FFFF"/>
    </style:style>
    <style:style style:name="T4333" style:parent-style-name="Domyślnaczcionkaakapitu" style:family="text">
      <style:text-properties fo:background-color="#80FFFF"/>
    </style:style>
    <style:style style:name="T4334" style:parent-style-name="Domyślnaczcionkaakapitu" style:family="text">
      <style:text-properties fo:background-color="#80FFFF"/>
    </style:style>
    <style:style style:name="T4335" style:parent-style-name="Domyślnaczcionkaakapitu" style:family="text">
      <style:text-properties fo:background-color="#80FFFF"/>
    </style:style>
    <style:style style:name="P4336" style:parent-style-name="Normalny" style:family="paragraph">
      <style:paragraph-properties fo:text-align="justify" fo:line-height="150%" fo:text-indent="0.2479in"/>
    </style:style>
    <style:style style:name="T4337" style:parent-style-name="Domyślnaczcionkaakapitu" style:family="text">
      <style:text-properties fo:background-color="#80FFFF"/>
    </style:style>
    <style:style style:name="T4338" style:parent-style-name="Domyślnaczcionkaakapitu" style:family="text">
      <style:text-properties fo:background-color="#80FFFF"/>
    </style:style>
    <style:style style:name="T4339" style:parent-style-name="Domyślnaczcionkaakapitu" style:family="text">
      <style:text-properties fo:background-color="#80FFFF"/>
    </style:style>
    <style:style style:name="T4340" style:parent-style-name="Domyślnaczcionkaakapitu" style:family="text">
      <style:text-properties fo:background-color="#80FFFF"/>
    </style:style>
    <style:style style:name="P4341" style:parent-style-name="Normalny" style:family="paragraph">
      <style:paragraph-properties fo:text-align="justify" fo:line-height="150%" fo:text-indent="0.2479in"/>
    </style:style>
    <style:style style:name="T4342" style:parent-style-name="Domyślnaczcionkaakapitu" style:family="text">
      <style:text-properties fo:background-color="#80FFFF"/>
    </style:style>
    <style:style style:name="T4343" style:parent-style-name="Domyślnaczcionkaakapitu" style:family="text">
      <style:text-properties fo:background-color="#80FFFF"/>
    </style:style>
    <style:style style:name="T4344" style:parent-style-name="Domyślnaczcionkaakapitu" style:family="text">
      <style:text-properties fo:background-color="#80FFFF"/>
    </style:style>
    <style:style style:name="T4345" style:parent-style-name="Domyślnaczcionkaakapitu" style:family="text">
      <style:text-properties fo:background-color="#80FFFF"/>
    </style:style>
    <style:style style:name="T4346" style:parent-style-name="Domyślnaczcionkaakapitu" style:family="text">
      <style:text-properties fo:background-color="#80FFFF"/>
    </style:style>
    <style:style style:name="T4347" style:parent-style-name="Domyślnaczcionkaakapitu" style:family="text">
      <style:text-properties fo:background-color="#80FFFF"/>
    </style:style>
    <style:style style:name="T4348" style:parent-style-name="Domyślnaczcionkaakapitu" style:family="text">
      <style:text-properties fo:background-color="#80FFFF"/>
    </style:style>
    <style:style style:name="T4349" style:parent-style-name="Domyślnaczcionkaakapitu" style:family="text">
      <style:text-properties fo:background-color="#80FFFF"/>
    </style:style>
    <style:style style:name="T4350" style:parent-style-name="Domyślnaczcionkaakapitu" style:family="text">
      <style:text-properties fo:background-color="#80FFFF"/>
    </style:style>
    <style:style style:name="T4351" style:parent-style-name="Domyślnaczcionkaakapitu" style:family="text">
      <style:text-properties fo:background-color="#80FFFF"/>
    </style:style>
    <style:style style:name="P4352" style:parent-style-name="Normalny" style:family="paragraph">
      <style:paragraph-properties fo:text-align="justify" fo:line-height="150%" fo:text-indent="0.2479in"/>
    </style:style>
    <style:style style:name="T4353" style:parent-style-name="Domyślnaczcionkaakapitu" style:family="text">
      <style:text-properties fo:background-color="#80FFFF"/>
    </style:style>
    <style:style style:name="T4354" style:parent-style-name="Domyślnaczcionkaakapitu" style:family="text">
      <style:text-properties fo:background-color="#80FFFF"/>
    </style:style>
    <style:style style:name="P4355" style:parent-style-name="Normalny" style:family="paragraph">
      <style:paragraph-properties fo:text-align="justify" fo:line-height="150%" fo:text-indent="0.2479in"/>
    </style:style>
    <style:style style:name="T4356" style:parent-style-name="Domyślnaczcionkaakapitu" style:family="text">
      <style:text-properties fo:background-color="#80FFFF"/>
    </style:style>
    <style:style style:name="T4357" style:parent-style-name="Domyślnaczcionkaakapitu" style:family="text">
      <style:text-properties fo:background-color="#80FFFF"/>
    </style:style>
    <style:style style:name="T4358" style:parent-style-name="Domyślnaczcionkaakapitu" style:family="text">
      <style:text-properties fo:background-color="#80FFFF"/>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P4362" style:parent-style-name="Normalny" style:family="paragraph">
      <style:paragraph-properties fo:text-align="justify" fo:line-height="150%" fo:text-indent="0.2479in"/>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P4365" style:parent-style-name="Normalny" style:family="paragraph">
      <style:paragraph-properties fo:text-align="justify" fo:line-height="150%" fo:text-indent="0.2479in"/>
    </style:style>
    <style:style style:name="T4366" style:parent-style-name="Domyślnaczcionkaakapitu" style:family="text">
      <style:text-properties fo:background-color="#80FFFF"/>
    </style:style>
    <style:style style:name="P4367" style:parent-style-name="Normalny" style:family="paragraph">
      <style:paragraph-properties fo:text-align="justify" fo:line-height="150%">
        <style:tab-stops>
          <style:tab-stop style:type="left" style:leader-style="dotted" style:leader-text="." style:position="6.4555in"/>
        </style:tab-stops>
      </style:paragraph-properties>
    </style:style>
    <style:style style:name="T4368" style:parent-style-name="Domyślnaczcionkaakapitu" style:family="text">
      <style:text-properties fo:background-color="#80FFFF" style:text-underline-type="single" style:text-underline-style="solid" style:text-underline-width="auto" style:text-underline-mode="continuous"/>
    </style:style>
    <style:style style:name="T4369" style:parent-style-name="Domyślnaczcionkaakapitu" style:family="text">
      <style:text-properties style:text-underline-type="single" style:text-underline-style="solid" style:text-underline-width="auto" style:text-underline-mode="continuous"/>
    </style:style>
    <style:style style:name="T4370" style:parent-style-name="Domyślnaczcionkaakapitu" style:family="text">
      <style:text-properties fo:background-color="#80FFFF" style:text-underline-type="single" style:text-underline-style="solid" style:text-underline-width="auto" style:text-underline-mode="continuous"/>
    </style:style>
    <style:style style:name="T4371" style:parent-style-name="Domyślnaczcionkaakapitu" style:family="text">
      <style:text-properties style:text-underline-type="single" style:text-underline-style="solid" style:text-underline-width="auto" style:text-underline-mode="continuous"/>
    </style:style>
    <style:style style:name="T4372" style:parent-style-name="Domyślnaczcionkaakapitu" style:family="text">
      <style:text-properties fo:background-color="#80FFFF" style:text-underline-type="single" style:text-underline-style="solid" style:text-underline-width="auto" style:text-underline-mode="continuous"/>
    </style:style>
    <style:style style:name="T4373" style:parent-style-name="Domyślnaczcionkaakapitu" style:family="text">
      <style:text-properties fo:background-color="#80FFFF"/>
    </style:style>
    <style:style style:name="P4374" style:parent-style-name="Normalny" style:family="paragraph">
      <style:paragraph-properties fo:text-align="justify" fo:line-height="150%" fo:text-indent="0.2479in">
        <style:tab-stops>
          <style:tab-stop style:type="left" style:leader-style="dotted" style:leader-text="." style:position="6.4555in"/>
        </style:tab-stops>
      </style:paragraph-properties>
    </style:style>
    <style:style style:name="T4375" style:parent-style-name="Domyślnaczcionkaakapitu" style:family="text">
      <style:text-properties fo:background-color="#80FFFF"/>
    </style:style>
    <style:style style:name="T4376" style:parent-style-name="Domyślnaczcionkaakapitu" style:family="text">
      <style:text-properties fo:background-color="#80FFFF"/>
    </style:style>
    <style:style style:name="T4377" style:parent-style-name="Domyślnaczcionkaakapitu" style:family="text">
      <style:text-properties fo:background-color="#80FFFF"/>
    </style:style>
    <style:style style:name="T4378" style:parent-style-name="Domyślnaczcionkaakapitu" style:family="text">
      <style:text-properties fo:background-color="#80FFFF"/>
    </style:style>
    <style:style style:name="T4379" style:parent-style-name="Domyślnaczcionkaakapitu" style:family="text">
      <style:text-properties fo:background-color="#80FFFF"/>
    </style:style>
    <style:style style:name="T4380" style:parent-style-name="Domyślnaczcionkaakapitu" style:family="text">
      <style:text-properties fo:background-color="#80FFFF"/>
    </style:style>
    <style:style style:name="T4381" style:parent-style-name="Domyślnaczcionkaakapitu" style:family="text">
      <style:text-properties fo:background-color="#80FFFF"/>
    </style:style>
    <style:style style:name="T4382" style:parent-style-name="Domyślnaczcionkaakapitu" style:family="text">
      <style:text-properties fo:background-color="#80FFFF"/>
    </style:style>
    <style:style style:name="T4383" style:parent-style-name="Domyślnaczcionkaakapitu" style:family="text">
      <style:text-properties fo:background-color="#80FFFF"/>
    </style:style>
    <style:style style:name="T4384" style:parent-style-name="Domyślnaczcionkaakapitu" style:family="text">
      <style:text-properties fo:background-color="#80FFFF"/>
    </style:style>
    <style:style style:name="T4385" style:parent-style-name="Domyślnaczcionkaakapitu" style:family="text">
      <style:text-properties fo:background-color="#80FFFF"/>
    </style:style>
    <style:style style:name="T4386" style:parent-style-name="Domyślnaczcionkaakapitu" style:family="text">
      <style:text-properties fo:background-color="#80FFFF"/>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T4390" style:parent-style-name="Domyślnaczcionkaakapitu" style:family="text">
      <style:text-properties fo:background-color="#80FFFF"/>
    </style:style>
    <style:style style:name="T4391" style:parent-style-name="Domyślnaczcionkaakapitu" style:family="text">
      <style:text-properties fo:background-color="#80FFFF"/>
    </style:style>
    <style:style style:name="T4392" style:parent-style-name="Domyślnaczcionkaakapitu" style:family="text">
      <style:text-properties fo:background-color="#80FFFF"/>
    </style:style>
    <style:style style:name="T4393" style:parent-style-name="Domyślnaczcionkaakapitu" style:family="text">
      <style:text-properties fo:background-color="#80FFFF"/>
    </style:style>
    <style:style style:name="T4394" style:parent-style-name="Domyślnaczcionkaakapitu" style:family="text">
      <style:text-properties fo:background-color="#80FFFF"/>
    </style:style>
    <style:style style:name="P4395" style:parent-style-name="Normalny" style:family="paragraph">
      <style:paragraph-properties fo:text-align="justify" fo:line-height="150%" fo:text-indent="0.2479in"/>
    </style:style>
    <style:style style:name="T4396" style:parent-style-name="Domyślnaczcionkaakapitu" style:family="text">
      <style:text-properties fo:background-color="#80FFFF"/>
    </style:style>
    <style:style style:name="P4397" style:parent-style-name="Normalny" style:family="paragraph">
      <style:paragraph-properties fo:text-align="justify" fo:line-height="150%"/>
    </style:style>
    <style:style style:name="T4398" style:parent-style-name="Domyślnaczcionkaakapitu" style:family="text">
      <style:text-properties style:text-underline-type="single" style:text-underline-style="solid" style:text-underline-width="auto" style:text-underline-mode="continuous"/>
    </style:style>
    <style:style style:name="P4399" style:parent-style-name="Normalny" style:family="paragraph">
      <style:paragraph-properties fo:text-align="justify" fo:line-height="150%" fo:text-indent="0.2479in"/>
    </style:style>
    <style:style style:name="T4400" style:parent-style-name="Domyślnaczcionkaakapitu" style:family="text">
      <style:text-properties fo:background-color="#80FFFF"/>
    </style:style>
    <style:style style:name="T4401" style:parent-style-name="Domyślnaczcionkaakapitu" style:family="text">
      <style:text-properties fo:background-color="#80FFFF"/>
    </style:style>
    <style:style style:name="T4402" style:parent-style-name="Domyślnaczcionkaakapitu" style:family="text">
      <style:text-properties fo:background-color="#80FFFF"/>
    </style:style>
    <style:style style:name="P4403" style:parent-style-name="Normalny" style:family="paragraph">
      <style:paragraph-properties fo:text-align="justify" fo:line-height="150%" fo:text-indent="0.2479in"/>
    </style:style>
    <style:style style:name="T4404" style:parent-style-name="Domyślnaczcionkaakapitu" style:family="text">
      <style:text-properties fo:background-color="#80FFFF"/>
    </style:style>
    <style:style style:name="T4405" style:parent-style-name="Domyślnaczcionkaakapitu" style:family="text">
      <style:text-properties fo:background-color="#80FFFF"/>
    </style:style>
    <style:style style:name="T4406" style:parent-style-name="Domyślnaczcionkaakapitu" style:family="text">
      <style:text-properties fo:background-color="#80FFFF"/>
    </style:style>
    <style:style style:name="T4407" style:parent-style-name="Domyślnaczcionkaakapitu" style:family="text">
      <style:text-properties fo:background-color="#80FFFF"/>
    </style:style>
    <style:style style:name="T4408" style:parent-style-name="Domyślnaczcionkaakapitu" style:family="text">
      <style:text-properties fo:background-color="#80FFFF"/>
    </style:style>
    <style:style style:name="T4409" style:parent-style-name="Domyślnaczcionkaakapitu" style:family="text">
      <style:text-properties fo:background-color="#80FFFF"/>
    </style:style>
    <style:style style:name="T4410" style:parent-style-name="Domyślnaczcionkaakapitu" style:family="text">
      <style:text-properties fo:background-color="#80FFFF"/>
    </style:style>
    <style:style style:name="T4411" style:parent-style-name="Domyślnaczcionkaakapitu" style:family="text">
      <style:text-properties fo:background-color="#80FFFF"/>
    </style:style>
    <style:style style:name="T4412" style:parent-style-name="Domyślnaczcionkaakapitu" style:family="text">
      <style:text-properties fo:background-color="#80FFFF"/>
    </style:style>
    <style:style style:name="T4413" style:parent-style-name="Domyślnaczcionkaakapitu" style:family="text">
      <style:text-properties fo:background-color="#80FFFF"/>
    </style:style>
    <style:style style:name="T4414" style:parent-style-name="Domyślnaczcionkaakapitu" style:family="text">
      <style:text-properties fo:background-color="#80FFFF"/>
    </style:style>
    <style:style style:name="T4415" style:parent-style-name="Domyślnaczcionkaakapitu" style:family="text">
      <style:text-properties fo:background-color="#80FFFF"/>
    </style:style>
    <style:style style:name="T4416" style:parent-style-name="Domyślnaczcionkaakapitu" style:family="text">
      <style:text-properties fo:background-color="#80FFFF"/>
    </style:style>
    <style:style style:name="T4417" style:parent-style-name="Domyślnaczcionkaakapitu" style:family="text">
      <style:text-properties fo:background-color="#80FFFF"/>
    </style:style>
    <style:style style:name="T4418" style:parent-style-name="Domyślnaczcionkaakapitu" style:family="text">
      <style:text-properties fo:background-color="#80FFFF"/>
    </style:style>
    <style:style style:name="T4419" style:parent-style-name="Domyślnaczcionkaakapitu" style:family="text">
      <style:text-properties fo:background-color="#80FFFF"/>
    </style:style>
    <style:style style:name="T4420" style:parent-style-name="Domyślnaczcionkaakapitu" style:family="text">
      <style:text-properties fo:background-color="#80FFFF"/>
    </style:style>
    <style:style style:name="T4421" style:parent-style-name="Domyślnaczcionkaakapitu" style:family="text">
      <style:text-properties fo:background-color="#80FFFF"/>
    </style:style>
    <style:style style:name="T4422" style:parent-style-name="Domyślnaczcionkaakapitu" style:family="text">
      <style:text-properties fo:background-color="#80FFFF"/>
    </style:style>
    <style:style style:name="T4423" style:parent-style-name="Domyślnaczcionkaakapitu" style:family="text">
      <style:text-properties fo:background-color="#80FFFF"/>
    </style:style>
    <style:style style:name="T4424" style:parent-style-name="Domyślnaczcionkaakapitu" style:family="text">
      <style:text-properties fo:background-color="#80FFFF"/>
    </style:style>
    <style:style style:name="P4425" style:parent-style-name="Normalny" style:family="paragraph">
      <style:paragraph-properties fo:text-align="justify" fo:line-height="150%" fo:text-indent="0.2479in"/>
    </style:style>
    <style:style style:name="T4426" style:parent-style-name="Domyślnaczcionkaakapitu" style:family="text">
      <style:text-properties fo:background-color="#80FFFF"/>
    </style:style>
    <style:style style:name="T4427" style:parent-style-name="Domyślnaczcionkaakapitu" style:family="text">
      <style:text-properties fo:background-color="#80FFFF"/>
    </style:style>
    <style:style style:name="T4428" style:parent-style-name="Domyślnaczcionkaakapitu" style:family="text">
      <style:text-properties fo:background-color="#80FFFF"/>
    </style:style>
    <style:style style:name="T4429" style:parent-style-name="Domyślnaczcionkaakapitu" style:family="text">
      <style:text-properties fo:background-color="#80FFFF"/>
    </style:style>
    <style:style style:name="T4430" style:parent-style-name="Domyślnaczcionkaakapitu" style:family="text">
      <style:text-properties fo:background-color="#80FFFF"/>
    </style:style>
    <style:style style:name="T4431" style:parent-style-name="Domyślnaczcionkaakapitu" style:family="text">
      <style:text-properties fo:background-color="#80FFFF"/>
    </style:style>
    <style:style style:name="T4432" style:parent-style-name="Domyślnaczcionkaakapitu" style:family="text">
      <style:text-properties fo:background-color="#80FFFF"/>
    </style:style>
    <style:style style:name="T4433" style:parent-style-name="Domyślnaczcionkaakapitu" style:family="text">
      <style:text-properties fo:background-color="#80FFFF"/>
    </style:style>
    <style:style style:name="T4434" style:parent-style-name="Domyślnaczcionkaakapitu" style:family="text">
      <style:text-properties fo:background-color="#80FFFF"/>
    </style:style>
    <style:style style:name="T4435" style:parent-style-name="Domyślnaczcionkaakapitu" style:family="text">
      <style:text-properties fo:background-color="#80FFFF"/>
    </style:style>
    <style:style style:name="T4436" style:parent-style-name="Domyślnaczcionkaakapitu" style:family="text">
      <style:text-properties fo:background-color="#80FFFF"/>
    </style:style>
    <style:style style:name="T4437" style:parent-style-name="Domyślnaczcionkaakapitu" style:family="text">
      <style:text-properties fo:background-color="#80FFFF"/>
    </style:style>
    <style:style style:name="T4438" style:parent-style-name="Domyślnaczcionkaakapitu" style:family="text">
      <style:text-properties fo:background-color="#80FFFF"/>
    </style:style>
    <style:style style:name="P4439" style:parent-style-name="Normalny" style:family="paragraph">
      <style:paragraph-properties fo:text-align="justify" fo:line-height="150%" fo:text-indent="0.2479in"/>
    </style:style>
    <style:style style:name="T4440" style:parent-style-name="Domyślnaczcionkaakapitu" style:family="text">
      <style:text-properties fo:background-color="#80FFFF"/>
    </style:style>
    <style:style style:name="T4441" style:parent-style-name="Domyślnaczcionkaakapitu" style:family="text">
      <style:text-properties fo:background-color="#80FFFF"/>
    </style:style>
    <style:style style:name="T4442" style:parent-style-name="Domyślnaczcionkaakapitu" style:family="text">
      <style:text-properties fo:background-color="#80FFFF"/>
    </style:style>
    <style:style style:name="T4443" style:parent-style-name="Domyślnaczcionkaakapitu" style:family="text">
      <style:text-properties fo:background-color="#80FFFF"/>
    </style:style>
    <style:style style:name="T4444" style:parent-style-name="Domyślnaczcionkaakapitu" style:family="text">
      <style:text-properties fo:background-color="#80FFFF"/>
    </style:style>
    <style:style style:name="T4445" style:parent-style-name="Domyślnaczcionkaakapitu" style:family="text">
      <style:text-properties fo:background-color="#80FFFF"/>
    </style:style>
    <style:style style:name="T4446" style:parent-style-name="Domyślnaczcionkaakapitu" style:family="text">
      <style:text-properties fo:background-color="#80FFFF"/>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T4451" style:parent-style-name="Domyślnaczcionkaakapitu" style:family="text">
      <style:text-properties fo:background-color="#80FFFF"/>
    </style:style>
    <style:style style:name="P4452" style:parent-style-name="Normalny" style:family="paragraph">
      <style:paragraph-properties fo:text-align="justify" fo:line-height="150%" fo:text-indent="0.2479in"/>
    </style:style>
    <style:style style:name="T4453" style:parent-style-name="Domyślnaczcionkaakapitu" style:family="text">
      <style:text-properties fo:background-color="#80FFFF"/>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T4456" style:parent-style-name="Domyślnaczcionkaakapitu" style:family="text">
      <style:text-properties fo:background-color="#80FFFF"/>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T4459" style:parent-style-name="Domyślnaczcionkaakapitu" style:family="text">
      <style:text-properties fo:background-color="#80FFFF"/>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T4462" style:parent-style-name="Domyślnaczcionkaakapitu" style:family="text">
      <style:text-properties fo:background-color="#80FFFF"/>
    </style:style>
    <style:style style:name="T4463" style:parent-style-name="Domyślnaczcionkaakapitu" style:family="text">
      <style:text-properties fo:background-color="#80FFFF"/>
    </style:style>
    <style:style style:name="T4464" style:parent-style-name="Domyślnaczcionkaakapitu" style:family="text">
      <style:text-properties fo:background-color="#80FFFF"/>
    </style:style>
    <style:style style:name="T4465" style:parent-style-name="Domyślnaczcionkaakapitu" style:family="text">
      <style:text-properties fo:background-color="#80FFFF"/>
    </style:style>
    <style:style style:name="T4466" style:parent-style-name="Domyślnaczcionkaakapitu" style:family="text">
      <style:text-properties fo:background-color="#80FFFF"/>
    </style:style>
    <style:style style:name="T4467" style:parent-style-name="Domyślnaczcionkaakapitu" style:family="text">
      <style:text-properties fo:background-color="#80FFFF"/>
    </style:style>
    <style:style style:name="T4468" style:parent-style-name="Domyślnaczcionkaakapitu" style:family="text">
      <style:text-properties fo:background-color="#80FFFF"/>
    </style:style>
    <style:style style:name="T4469" style:parent-style-name="Domyślnaczcionkaakapitu" style:family="text">
      <style:text-properties fo:background-color="#80FFFF"/>
    </style:style>
    <style:style style:name="T4470" style:parent-style-name="Domyślnaczcionkaakapitu" style:family="text">
      <style:text-properties fo:background-color="#80FFFF"/>
    </style:style>
    <style:style style:name="T4471" style:parent-style-name="Domyślnaczcionkaakapitu" style:family="text">
      <style:text-properties fo:background-color="#80FFFF"/>
    </style:style>
    <style:style style:name="T4472" style:parent-style-name="Domyślnaczcionkaakapitu" style:family="text">
      <style:text-properties fo:background-color="#80FFFF"/>
    </style:style>
    <style:style style:name="T4473" style:parent-style-name="Domyślnaczcionkaakapitu" style:family="text">
      <style:text-properties fo:background-color="#80FFFF"/>
    </style:style>
    <style:style style:name="T4474" style:parent-style-name="Domyślnaczcionkaakapitu" style:family="text">
      <style:text-properties fo:background-color="#80FFFF"/>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T4478" style:parent-style-name="Domyślnaczcionkaakapitu" style:family="text">
      <style:text-properties fo:background-color="#80FFFF"/>
    </style:style>
    <style:style style:name="T4479" style:parent-style-name="Domyślnaczcionkaakapitu" style:family="text">
      <style:text-properties fo:background-color="#80FFFF"/>
    </style:style>
    <style:style style:name="P4480" style:parent-style-name="Normalny" style:family="paragraph">
      <style:paragraph-properties fo:text-align="justify" fo:line-height="150%" fo:text-indent="0.2479in"/>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T4483" style:parent-style-name="Domyślnaczcionkaakapitu" style:family="text">
      <style:text-properties fo:background-color="#80FFFF"/>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T4486" style:parent-style-name="Domyślnaczcionkaakapitu" style:family="text">
      <style:text-properties fo:background-color="#80FFFF"/>
    </style:style>
    <style:style style:name="T4487" style:parent-style-name="Domyślnaczcionkaakapitu" style:family="text">
      <style:text-properties fo:background-color="#80FFFF"/>
    </style:style>
    <style:style style:name="T4488" style:parent-style-name="Domyślnaczcionkaakapitu" style:family="text">
      <style:text-properties fo:background-color="#80FFFF"/>
    </style:style>
    <style:style style:name="T4489" style:parent-style-name="Domyślnaczcionkaakapitu" style:family="text">
      <style:text-properties fo:background-color="#80FFFF"/>
    </style:style>
    <style:style style:name="T4490" style:parent-style-name="Domyślnaczcionkaakapitu" style:family="text">
      <style:text-properties fo:background-color="#80FFFF"/>
    </style:style>
    <style:style style:name="T4491" style:parent-style-name="Domyślnaczcionkaakapitu" style:family="text">
      <style:text-properties fo:background-color="#80FFFF"/>
    </style:style>
    <style:style style:name="T4492" style:parent-style-name="Domyślnaczcionkaakapitu" style:family="text">
      <style:text-properties fo:background-color="#80FFFF"/>
    </style:style>
    <style:style style:name="T4493" style:parent-style-name="Domyślnaczcionkaakapitu" style:family="text">
      <style:text-properties fo:background-color="#80FFFF"/>
    </style:style>
    <style:style style:name="T4494" style:parent-style-name="Domyślnaczcionkaakapitu" style:family="text">
      <style:text-properties fo:background-color="#80FFFF"/>
    </style:style>
    <style:style style:name="T4495" style:parent-style-name="Domyślnaczcionkaakapitu" style:family="text">
      <style:text-properties fo:background-color="#80FFFF"/>
    </style:style>
    <style:style style:name="T4496" style:parent-style-name="Domyślnaczcionkaakapitu" style:family="text">
      <style:text-properties fo:background-color="#80FFFF"/>
    </style:style>
    <style:style style:name="T4497" style:parent-style-name="Domyślnaczcionkaakapitu" style:family="text">
      <style:text-properties fo:background-color="#80FFFF"/>
    </style:style>
    <style:style style:name="T4498" style:parent-style-name="Domyślnaczcionkaakapitu" style:family="text">
      <style:text-properties fo:background-color="#80FFFF"/>
    </style:style>
    <style:style style:name="P4499" style:parent-style-name="Normalny" style:family="paragraph">
      <style:paragraph-properties fo:text-align="justify" fo:line-height="150%" fo:text-indent="0.2479in"/>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T4502" style:parent-style-name="Domyślnaczcionkaakapitu" style:family="text">
      <style:text-properties fo:background-color="#80FFFF"/>
    </style:style>
    <style:style style:name="T4503" style:parent-style-name="Domyślnaczcionkaakapitu" style:family="text">
      <style:text-properties fo:background-color="#80FFFF"/>
    </style:style>
    <style:style style:name="T4504" style:parent-style-name="Domyślnaczcionkaakapitu" style:family="text">
      <style:text-properties fo:background-color="#80FFFF"/>
    </style:style>
    <style:style style:name="T4505" style:parent-style-name="Domyślnaczcionkaakapitu" style:family="text">
      <style:text-properties fo:background-color="#80FFFF"/>
    </style:style>
    <style:style style:name="T4506" style:parent-style-name="Domyślnaczcionkaakapitu" style:family="text">
      <style:text-properties fo:background-color="#80FFFF"/>
    </style:style>
    <style:style style:name="P4507" style:parent-style-name="Normalny" style:family="paragraph">
      <style:paragraph-properties fo:text-align="justify" fo:line-height="150%" fo:text-indent="0.2479in"/>
    </style:style>
    <style:style style:name="T4508" style:parent-style-name="Domyślnaczcionkaakapitu" style:family="text">
      <style:text-properties fo:background-color="#80FFFF"/>
    </style:style>
    <style:style style:name="T4509" style:parent-style-name="Domyślnaczcionkaakapitu" style:family="text">
      <style:text-properties fo:background-color="#80FFFF"/>
    </style:style>
    <style:style style:name="T4510" style:parent-style-name="Domyślnaczcionkaakapitu" style:family="text">
      <style:text-properties fo:background-color="#80FFFF"/>
    </style:style>
    <style:style style:name="T4511" style:parent-style-name="Domyślnaczcionkaakapitu" style:family="text">
      <style:text-properties fo:background-color="#80FFFF"/>
    </style:style>
    <style:style style:name="T4512" style:parent-style-name="Domyślnaczcionkaakapitu" style:family="text">
      <style:text-properties fo:background-color="#80FFFF"/>
    </style:style>
    <style:style style:name="T4513" style:parent-style-name="Domyślnaczcionkaakapitu" style:family="text">
      <style:text-properties fo:background-color="#80FFFF"/>
    </style:style>
    <style:style style:name="T4514" style:parent-style-name="Domyślnaczcionkaakapitu" style:family="text">
      <style:text-properties fo:background-color="#80FFFF"/>
    </style:style>
    <style:style style:name="P4515" style:parent-style-name="Normalny" style:family="paragraph">
      <style:paragraph-properties fo:text-align="justify" fo:line-height="150%" fo:text-indent="0.2479in"/>
    </style:style>
    <style:style style:name="T4516" style:parent-style-name="Domyślnaczcionkaakapitu" style:family="text">
      <style:text-properties fo:background-color="#80FFFF"/>
    </style:style>
    <style:style style:name="T4517" style:parent-style-name="Domyślnaczcionkaakapitu" style:family="text">
      <style:text-properties fo:background-color="#80FFFF"/>
    </style:style>
    <style:style style:name="T4518" style:parent-style-name="Domyślnaczcionkaakapitu" style:family="text">
      <style:text-properties fo:background-color="#80FFFF"/>
    </style:style>
    <style:style style:name="T4519" style:parent-style-name="Domyślnaczcionkaakapitu" style:family="text">
      <style:text-properties fo:background-color="#80FFFF"/>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T4522" style:parent-style-name="Domyślnaczcionkaakapitu" style:family="text">
      <style:text-properties fo:background-color="#80FFFF"/>
    </style:style>
    <style:style style:name="T4523" style:parent-style-name="Domyślnaczcionkaakapitu" style:family="text">
      <style:text-properties fo:background-color="#80FFFF"/>
    </style:style>
    <style:style style:name="P4524" style:parent-style-name="Normalny" style:family="paragraph">
      <style:paragraph-properties fo:text-align="justify" fo:line-height="150%" fo:text-indent="0.2479in"/>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T4527" style:parent-style-name="Domyślnaczcionkaakapitu" style:family="text">
      <style:text-properties fo:background-color="#80FFFF"/>
    </style:style>
    <style:style style:name="T4528" style:parent-style-name="Domyślnaczcionkaakapitu" style:family="text">
      <style:text-properties fo:background-color="#80FFFF"/>
    </style:style>
    <style:style style:name="T4529" style:parent-style-name="Domyślnaczcionkaakapitu" style:family="text">
      <style:text-properties fo:background-color="#80FFFF"/>
    </style:style>
    <style:style style:name="T4530" style:parent-style-name="Domyślnaczcionkaakapitu" style:family="text">
      <style:text-properties fo:background-color="#80FFFF"/>
    </style:style>
    <style:style style:name="T4531" style:parent-style-name="Domyślnaczcionkaakapitu" style:family="text">
      <style:text-properties fo:background-color="#80FFFF"/>
    </style:style>
    <style:style style:name="T4532" style:parent-style-name="Domyślnaczcionkaakapitu" style:family="text">
      <style:text-properties fo:background-color="#80FFFF"/>
    </style:style>
    <style:style style:name="P4533" style:parent-style-name="Normalny" style:family="paragraph">
      <style:paragraph-properties fo:text-align="justify" fo:line-height="150%" fo:text-indent="0.2479in"/>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T4536" style:parent-style-name="Domyślnaczcionkaakapitu" style:family="text">
      <style:text-properties fo:background-color="#80FFFF"/>
    </style:style>
    <style:style style:name="P4537" style:parent-style-name="Normalny" style:family="paragraph">
      <style:paragraph-properties fo:text-align="justify" fo:line-height="150%" fo:text-indent="0.2479in"/>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P4541" style:parent-style-name="Normalny" style:family="paragraph">
      <style:paragraph-properties fo:text-align="justify" fo:line-height="150%" fo:text-indent="0.2479in"/>
    </style:style>
    <style:style style:name="T4542" style:parent-style-name="Domyślnaczcionkaakapitu" style:family="text">
      <style:text-properties fo:background-color="#80FFFF"/>
    </style:style>
    <style:style style:name="T4543" style:parent-style-name="Domyślnaczcionkaakapitu" style:family="text">
      <style:text-properties fo:background-color="#80FFFF"/>
    </style:style>
    <style:style style:name="T4544" style:parent-style-name="Domyślnaczcionkaakapitu" style:family="text">
      <style:text-properties fo:background-color="#80FFFF"/>
    </style:style>
    <style:style style:name="P4545" style:parent-style-name="Normalny" style:family="paragraph">
      <style:paragraph-properties fo:text-align="justify" fo:line-height="150%" fo:text-indent="0.2479in"/>
    </style:style>
    <style:style style:name="T4546" style:parent-style-name="Domyślnaczcionkaakapitu" style:family="text">
      <style:text-properties fo:background-color="#80FFFF"/>
    </style:style>
    <style:style style:name="T4547" style:parent-style-name="Domyślnaczcionkaakapitu" style:family="text">
      <style:text-properties fo:background-color="#80FFFF"/>
    </style:style>
    <style:style style:name="T4548" style:parent-style-name="Domyślnaczcionkaakapitu" style:family="text">
      <style:text-properties fo:background-color="#80FFFF"/>
    </style:style>
    <style:style style:name="T4549" style:parent-style-name="Domyślnaczcionkaakapitu" style:family="text">
      <style:text-properties fo:background-color="#80FFFF"/>
    </style:style>
    <style:style style:name="T4550" style:parent-style-name="Domyślnaczcionkaakapitu" style:family="text">
      <style:text-properties fo:background-color="#80FFFF"/>
    </style:style>
    <style:style style:name="T4551" style:parent-style-name="Domyślnaczcionkaakapitu" style:family="text">
      <style:text-properties fo:background-color="#80FFFF"/>
    </style:style>
    <style:style style:name="T4552" style:parent-style-name="Domyślnaczcionkaakapitu" style:family="text">
      <style:text-properties fo:background-color="#80FFFF"/>
    </style:style>
    <style:style style:name="T4553" style:parent-style-name="Domyślnaczcionkaakapitu" style:family="text">
      <style:text-properties fo:background-color="#80FFFF"/>
    </style:style>
    <style:style style:name="T4554" style:parent-style-name="Domyślnaczcionkaakapitu" style:family="text">
      <style:text-properties fo:background-color="#80FFFF"/>
    </style:style>
    <style:style style:name="T4555" style:parent-style-name="Domyślnaczcionkaakapitu" style:family="text">
      <style:text-properties fo:background-color="#80FFFF"/>
    </style:style>
    <style:style style:name="P4556" style:parent-style-name="Normalny" style:family="paragraph">
      <style:paragraph-properties fo:text-align="justify" fo:line-height="150%" fo:text-indent="0.2479in"/>
    </style:style>
    <style:style style:name="T4557" style:parent-style-name="Domyślnaczcionkaakapitu" style:family="text">
      <style:text-properties fo:background-color="#80FFFF"/>
    </style:style>
    <style:style style:name="T4558" style:parent-style-name="Domyślnaczcionkaakapitu" style:family="text">
      <style:text-properties fo:background-color="#80FFFF"/>
    </style:style>
    <style:style style:name="T4559" style:parent-style-name="Domyślnaczcionkaakapitu" style:family="text">
      <style:text-properties fo:background-color="#80FFFF"/>
    </style:style>
    <style:style style:name="T4560" style:parent-style-name="Domyślnaczcionkaakapitu" style:family="text">
      <style:text-properties fo:background-color="#80FFFF"/>
    </style:style>
    <style:style style:name="P4561" style:parent-style-name="Normalny" style:family="paragraph">
      <style:paragraph-properties fo:text-align="justify" fo:line-height="150%" fo:text-indent="0.2479in"/>
    </style:style>
    <style:style style:name="T4562" style:parent-style-name="Domyślnaczcionkaakapitu" style:family="text">
      <style:text-properties fo:background-color="#80FFFF"/>
    </style:style>
    <style:style style:name="T4563" style:parent-style-name="Domyślnaczcionkaakapitu" style:family="text">
      <style:text-properties fo:background-color="#80FFFF"/>
    </style:style>
    <style:style style:name="T4564" style:parent-style-name="Domyślnaczcionkaakapitu" style:family="text">
      <style:text-properties fo:background-color="#80FFFF"/>
    </style:style>
    <style:style style:name="P4565" style:parent-style-name="Normalny" style:family="paragraph">
      <style:paragraph-properties fo:text-align="justify" fo:line-height="150%" fo:text-indent="0.2479in"/>
    </style:style>
    <style:style style:name="T4566" style:parent-style-name="Domyślnaczcionkaakapitu" style:family="text">
      <style:text-properties fo:background-color="#80FFFF"/>
    </style:style>
    <style:style style:name="T4567" style:parent-style-name="Domyślnaczcionkaakapitu" style:family="text">
      <style:text-properties fo:background-color="#80FFFF"/>
    </style:style>
    <style:style style:name="P4568" style:parent-style-name="Normalny" style:family="paragraph">
      <style:paragraph-properties fo:text-align="justify" fo:line-height="150%" fo:text-indent="0.2479in"/>
    </style:style>
    <style:style style:name="T4569" style:parent-style-name="Domyślnaczcionkaakapitu" style:family="text">
      <style:text-properties fo:background-color="#80FFFF"/>
    </style:style>
    <style:style style:name="T4570" style:parent-style-name="Domyślnaczcionkaakapitu" style:family="text">
      <style:text-properties fo:background-color="#80FFFF"/>
    </style:style>
    <style:style style:name="T4571" style:parent-style-name="Domyślnaczcionkaakapitu" style:family="text">
      <style:text-properties fo:background-color="#80FFFF"/>
    </style:style>
    <style:style style:name="P4572" style:parent-style-name="Normalny" style:family="paragraph">
      <style:paragraph-properties fo:text-align="justify" fo:line-height="150%" fo:text-indent="0.2479in"/>
    </style:style>
    <style:style style:name="T4573" style:parent-style-name="Domyślnaczcionkaakapitu" style:family="text">
      <style:text-properties fo:background-color="#80FFFF"/>
    </style:style>
    <style:style style:name="T4574" style:parent-style-name="Domyślnaczcionkaakapitu" style:family="text">
      <style:text-properties fo:background-color="#80FFFF"/>
    </style:style>
    <style:style style:name="T4575" style:parent-style-name="Domyślnaczcionkaakapitu" style:family="text">
      <style:text-properties fo:background-color="#80FFFF"/>
    </style:style>
    <style:style style:name="T4576" style:parent-style-name="Domyślnaczcionkaakapitu" style:family="text">
      <style:text-properties fo:background-color="#80FFFF"/>
    </style:style>
    <style:style style:name="T4577" style:parent-style-name="Domyślnaczcionkaakapitu" style:family="text">
      <style:text-properties fo:background-color="#80FFFF"/>
    </style:style>
    <style:style style:name="T4578" style:parent-style-name="Domyślnaczcionkaakapitu" style:family="text">
      <style:text-properties fo:background-color="#80FFFF"/>
    </style:style>
    <style:style style:name="T4579" style:parent-style-name="Domyślnaczcionkaakapitu" style:family="text">
      <style:text-properties fo:background-color="#80FFFF"/>
    </style:style>
    <style:style style:name="P4580" style:parent-style-name="Normalny" style:family="paragraph">
      <style:paragraph-properties fo:text-align="justify" fo:line-height="150%" fo:text-indent="0.2479in"/>
    </style:style>
    <style:style style:name="T4581" style:parent-style-name="Domyślnaczcionkaakapitu" style:family="text">
      <style:text-properties fo:background-color="#80FFFF"/>
    </style:style>
    <style:style style:name="T4582" style:parent-style-name="Domyślnaczcionkaakapitu" style:family="text">
      <style:text-properties fo:background-color="#80FFFF"/>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T4585" style:parent-style-name="Domyślnaczcionkaakapitu" style:family="text">
      <style:text-properties fo:background-color="#80FFFF"/>
    </style:style>
    <style:style style:name="T4586" style:parent-style-name="Domyślnaczcionkaakapitu" style:family="text">
      <style:text-properties fo:background-color="#80FFFF"/>
    </style:style>
    <style:style style:name="P4587" style:parent-style-name="Normalny" style:family="paragraph">
      <style:paragraph-properties fo:text-align="justify" fo:line-height="150%" fo:text-indent="0.2479in"/>
    </style:style>
    <style:style style:name="T4588" style:parent-style-name="Domyślnaczcionkaakapitu" style:family="text">
      <style:text-properties fo:background-color="#80FFFF"/>
    </style:style>
    <style:style style:name="T4589" style:parent-style-name="Domyślnaczcionkaakapitu" style:family="text">
      <style:text-properties fo:background-color="#80FFFF"/>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T4592" style:parent-style-name="Domyślnaczcionkaakapitu" style:family="text">
      <style:text-properties fo:background-color="#80FFFF"/>
    </style:style>
    <style:style style:name="T4593" style:parent-style-name="Domyślnaczcionkaakapitu" style:family="text">
      <style:text-properties fo:background-color="#80FFFF"/>
    </style:style>
    <style:style style:name="T4594" style:parent-style-name="Domyślnaczcionkaakapitu" style:family="text">
      <style:text-properties fo:background-color="#80FFFF"/>
    </style:style>
    <style:style style:name="T4595" style:parent-style-name="Domyślnaczcionkaakapitu" style:family="text">
      <style:text-properties fo:background-color="#80FFFF"/>
    </style:style>
    <style:style style:name="T4596" style:parent-style-name="Domyślnaczcionkaakapitu" style:family="text">
      <style:text-properties fo:background-color="#80FFFF"/>
    </style:style>
    <style:style style:name="T4597" style:parent-style-name="Domyślnaczcionkaakapitu" style:family="text">
      <style:text-properties fo:background-color="#80FFFF"/>
    </style:style>
    <style:style style:name="P4598" style:parent-style-name="Normalny" style:family="paragraph">
      <style:paragraph-properties fo:text-align="justify" fo:line-height="150%" fo:text-indent="0.2479in"/>
    </style:style>
    <style:style style:name="T4599" style:parent-style-name="Domyślnaczcionkaakapitu" style:family="text">
      <style:text-properties fo:background-color="#80FFFF"/>
    </style:style>
    <style:style style:name="T4600" style:parent-style-name="Domyślnaczcionkaakapitu" style:family="text">
      <style:text-properties fo:background-color="#80FFFF"/>
    </style:style>
    <style:style style:name="T4601" style:parent-style-name="Domyślnaczcionkaakapitu" style:family="text">
      <style:text-properties fo:background-color="#80FFFF"/>
    </style:style>
    <style:style style:name="T4602" style:parent-style-name="Domyślnaczcionkaakapitu" style:family="text">
      <style:text-properties fo:background-color="#80FFFF"/>
    </style:style>
    <style:style style:name="T4603" style:parent-style-name="Domyślnaczcionkaakapitu" style:family="text">
      <style:text-properties fo:background-color="#80FFFF"/>
    </style:style>
    <style:style style:name="T4604" style:parent-style-name="Domyślnaczcionkaakapitu" style:family="text">
      <style:text-properties fo:background-color="#80FFFF"/>
    </style:style>
    <style:style style:name="T4605" style:parent-style-name="Domyślnaczcionkaakapitu" style:family="text">
      <style:text-properties fo:background-color="#80FFFF"/>
    </style:style>
    <style:style style:name="T4606" style:parent-style-name="Domyślnaczcionkaakapitu" style:family="text">
      <style:text-properties fo:background-color="#80FFFF"/>
    </style:style>
    <style:style style:name="T4607" style:parent-style-name="Domyślnaczcionkaakapitu" style:family="text">
      <style:text-properties fo:background-color="#80FFFF"/>
    </style:style>
    <style:style style:name="T4608" style:parent-style-name="Domyślnaczcionkaakapitu" style:family="text">
      <style:text-properties fo:background-color="#80FFFF"/>
    </style:style>
    <style:style style:name="T4609" style:parent-style-name="Domyślnaczcionkaakapitu" style:family="text">
      <style:text-properties fo:background-color="#80FFFF"/>
    </style:style>
    <style:style style:name="T4610" style:parent-style-name="Domyślnaczcionkaakapitu" style:family="text">
      <style:text-properties fo:background-color="#80FFFF"/>
    </style:style>
    <style:style style:name="P4611" style:parent-style-name="Normalny" style:family="paragraph">
      <style:paragraph-properties fo:text-align="justify" fo:line-height="150%" fo:text-indent="0.2479in"/>
    </style:style>
    <style:style style:name="T4612" style:parent-style-name="Domyślnaczcionkaakapitu" style:family="text">
      <style:text-properties fo:background-color="#80FFFF"/>
    </style:style>
    <style:style style:name="T4613" style:parent-style-name="Domyślnaczcionkaakapitu" style:family="text">
      <style:text-properties fo:background-color="#80FFFF"/>
    </style:style>
    <style:style style:name="T4614" style:parent-style-name="Domyślnaczcionkaakapitu" style:family="text">
      <style:text-properties fo:background-color="#80FFFF"/>
    </style:style>
    <style:style style:name="T4615" style:parent-style-name="Domyślnaczcionkaakapitu" style:family="text">
      <style:text-properties fo:background-color="#80FFFF"/>
    </style:style>
    <style:style style:name="T4616" style:parent-style-name="Domyślnaczcionkaakapitu" style:family="text">
      <style:text-properties fo:background-color="#80FFFF"/>
    </style:style>
    <style:style style:name="T4617" style:parent-style-name="Domyślnaczcionkaakapitu" style:family="text">
      <style:text-properties fo:background-color="#80FFFF"/>
    </style:style>
    <style:style style:name="T4618" style:parent-style-name="Domyślnaczcionkaakapitu" style:family="text">
      <style:text-properties fo:background-color="#80FFFF"/>
    </style:style>
    <style:style style:name="T4619" style:parent-style-name="Domyślnaczcionkaakapitu" style:family="text">
      <style:text-properties fo:background-color="#80FFFF"/>
    </style:style>
    <style:style style:name="P4620" style:parent-style-name="Normalny" style:family="paragraph">
      <style:paragraph-properties fo:text-align="justify" fo:line-height="150%" fo:text-indent="0.2479in"/>
    </style:style>
    <style:style style:name="T4621" style:parent-style-name="Domyślnaczcionkaakapitu" style:family="text">
      <style:text-properties fo:background-color="#80FFFF"/>
    </style:style>
    <style:style style:name="T4622" style:parent-style-name="Domyślnaczcionkaakapitu" style:family="text">
      <style:text-properties fo:background-color="#80FFFF"/>
    </style:style>
    <style:style style:name="T4623" style:parent-style-name="Domyślnaczcionkaakapitu" style:family="text">
      <style:text-properties fo:background-color="#80FFFF"/>
    </style:style>
    <style:style style:name="T4624" style:parent-style-name="Domyślnaczcionkaakapitu" style:family="text">
      <style:text-properties fo:background-color="#80FFFF"/>
    </style:style>
    <style:style style:name="T4625" style:parent-style-name="Domyślnaczcionkaakapitu" style:family="text">
      <style:text-properties fo:background-color="#80FFFF"/>
    </style:style>
    <style:style style:name="T4626" style:parent-style-name="Domyślnaczcionkaakapitu" style:family="text">
      <style:text-properties fo:background-color="#80FFFF"/>
    </style:style>
    <style:style style:name="T4627" style:parent-style-name="Domyślnaczcionkaakapitu" style:family="text">
      <style:text-properties fo:background-color="#80FFFF"/>
    </style:style>
    <style:style style:name="T4628" style:parent-style-name="Domyślnaczcionkaakapitu" style:family="text">
      <style:text-properties fo:background-color="#80FFFF"/>
    </style:style>
    <style:style style:name="T4629" style:parent-style-name="Domyślnaczcionkaakapitu" style:family="text">
      <style:text-properties fo:background-color="#80FFFF"/>
    </style:style>
    <style:style style:name="T4630" style:parent-style-name="Domyślnaczcionkaakapitu" style:family="text">
      <style:text-properties fo:background-color="#80FFFF"/>
    </style:style>
    <style:style style:name="P4631" style:parent-style-name="Normalny" style:family="paragraph">
      <style:paragraph-properties fo:text-align="justify" fo:line-height="150%" fo:text-indent="0.2479in"/>
    </style:style>
    <style:style style:name="T4632" style:parent-style-name="Domyślnaczcionkaakapitu" style:family="text">
      <style:text-properties fo:background-color="#80FFFF"/>
    </style:style>
    <style:style style:name="P4633" style:parent-style-name="Normalny" style:family="paragraph">
      <style:paragraph-properties fo:text-align="justify" fo:line-height="150%"/>
    </style:style>
    <style:style style:name="T4634" style:parent-style-name="Domyślnaczcionkaakapitu" style:family="text">
      <style:text-properties fo:background-color="#80FFFF" style:text-underline-type="single" style:text-underline-style="solid" style:text-underline-width="auto" style:text-underline-mode="continuous"/>
    </style:style>
    <style:style style:name="T4635" style:parent-style-name="Domyślnaczcionkaakapitu" style:family="text">
      <style:text-properties style:text-underline-type="single" style:text-underline-style="solid" style:text-underline-width="auto" style:text-underline-mode="continuous"/>
    </style:style>
    <style:style style:name="T4636" style:parent-style-name="Domyślnaczcionkaakapitu" style:family="text">
      <style:text-properties fo:background-color="#80FFFF" style:text-underline-type="single" style:text-underline-style="solid" style:text-underline-width="auto" style:text-underline-mode="continuous"/>
    </style:style>
    <style:style style:name="T4637" style:parent-style-name="Domyślnaczcionkaakapitu" style:family="text">
      <style:text-properties style:text-underline-type="single" style:text-underline-style="solid" style:text-underline-width="auto" style:text-underline-mode="continuous"/>
    </style:style>
    <style:style style:name="T4638" style:parent-style-name="Domyślnaczcionkaakapitu" style:family="text">
      <style:text-properties fo:background-color="#80FFFF" style:text-underline-type="single" style:text-underline-style="solid" style:text-underline-width="auto" style:text-underline-mode="continuous"/>
    </style:style>
    <style:style style:name="T4639" style:parent-style-name="Domyślnaczcionkaakapitu" style:family="text">
      <style:text-properties fo:background-color="#80FFFF"/>
    </style:style>
    <style:style style:name="P4640" style:parent-style-name="Normalny" style:family="paragraph">
      <style:paragraph-properties fo:text-align="justify" fo:line-height="150%" fo:text-indent="0.2479in"/>
    </style:style>
    <style:style style:name="T4641" style:parent-style-name="Domyślnaczcionkaakapitu" style:family="text">
      <style:text-properties fo:background-color="#80FFFF"/>
    </style:style>
    <style:style style:name="P4642" style:parent-style-name="Normalny" style:family="paragraph">
      <style:paragraph-properties fo:text-align="justify" fo:line-height="150%"/>
    </style:style>
    <style:style style:name="T4643" style:parent-style-name="Domyślnaczcionkaakapitu" style:family="text">
      <style:text-properties style:text-underline-type="single" style:text-underline-style="solid" style:text-underline-width="auto" style:text-underline-mode="continuous"/>
    </style:style>
    <style:style style:name="P4644" style:parent-style-name="Normalny" style:family="paragraph">
      <style:paragraph-properties fo:text-align="justify" fo:line-height="150%" fo:text-indent="0.2479in"/>
    </style:style>
    <style:style style:name="T4645" style:parent-style-name="Domyślnaczcionkaakapitu" style:family="text">
      <style:text-properties fo:background-color="#80FFFF"/>
    </style:style>
    <style:style style:name="T4646" style:parent-style-name="Domyślnaczcionkaakapitu" style:family="text">
      <style:text-properties fo:background-color="#80FFFF"/>
    </style:style>
    <style:style style:name="P4647" style:parent-style-name="Normalny" style:family="paragraph">
      <style:paragraph-properties fo:text-align="justify" fo:line-height="150%" fo:text-indent="0.2479in"/>
    </style:style>
    <style:style style:name="T4648" style:parent-style-name="Domyślnaczcionkaakapitu" style:family="text">
      <style:text-properties fo:background-color="#80FFFF"/>
    </style:style>
    <style:style style:name="T4649" style:parent-style-name="Domyślnaczcionkaakapitu" style:family="text">
      <style:text-properties fo:background-color="#80FFFF"/>
    </style:style>
    <style:style style:name="T4650" style:parent-style-name="Domyślnaczcionkaakapitu" style:family="text">
      <style:text-properties fo:background-color="#80FFFF"/>
    </style:style>
    <style:style style:name="P4651" style:parent-style-name="Normalny" style:family="paragraph">
      <style:paragraph-properties fo:text-align="justify" fo:line-height="150%" fo:text-indent="0.2479in"/>
    </style:style>
    <style:style style:name="T4652" style:parent-style-name="Domyślnaczcionkaakapitu" style:family="text">
      <style:text-properties fo:background-color="#80FFFF"/>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T4655" style:parent-style-name="Domyślnaczcionkaakapitu" style:family="text">
      <style:text-properties fo:background-color="#80FFFF"/>
    </style:style>
    <style:style style:name="T4656" style:parent-style-name="Domyślnaczcionkaakapitu" style:family="text">
      <style:text-properties fo:background-color="#80FFFF"/>
    </style:style>
    <style:style style:name="T4657" style:parent-style-name="Domyślnaczcionkaakapitu" style:family="text">
      <style:text-properties fo:background-color="#80FFFF"/>
    </style:style>
    <style:style style:name="T4658" style:parent-style-name="Domyślnaczcionkaakapitu" style:family="text">
      <style:text-properties fo:background-color="#80FFFF"/>
    </style:style>
    <style:style style:name="T4659" style:parent-style-name="Domyślnaczcionkaakapitu" style:family="text">
      <style:text-properties fo:background-color="#80FFFF"/>
    </style:style>
    <style:style style:name="T4660" style:parent-style-name="Domyślnaczcionkaakapitu" style:family="text">
      <style:text-properties fo:background-color="#80FFFF"/>
    </style:style>
    <style:style style:name="T4661" style:parent-style-name="Domyślnaczcionkaakapitu" style:family="text">
      <style:text-properties fo:background-color="#80FFFF"/>
    </style:style>
    <style:style style:name="T4662" style:parent-style-name="Domyślnaczcionkaakapitu" style:family="text">
      <style:text-properties fo:background-color="#80FFFF"/>
    </style:style>
    <style:style style:name="T4663" style:parent-style-name="Domyślnaczcionkaakapitu" style:family="text">
      <style:text-properties fo:background-color="#80FFFF"/>
    </style:style>
    <style:style style:name="T4664" style:parent-style-name="Domyślnaczcionkaakapitu" style:family="text">
      <style:text-properties fo:background-color="#80FFFF"/>
    </style:style>
    <style:style style:name="T4665" style:parent-style-name="Domyślnaczcionkaakapitu" style:family="text">
      <style:text-properties fo:background-color="#80FFFF"/>
    </style:style>
    <style:style style:name="T4666" style:parent-style-name="Domyślnaczcionkaakapitu" style:family="text">
      <style:text-properties fo:background-color="#80FFFF"/>
    </style:style>
    <style:style style:name="T4667" style:parent-style-name="Domyślnaczcionkaakapitu" style:family="text">
      <style:text-properties fo:background-color="#80FFFF"/>
    </style:style>
    <style:style style:name="T4668" style:parent-style-name="Domyślnaczcionkaakapitu" style:family="text">
      <style:text-properties fo:background-color="#80FFFF"/>
    </style:style>
    <style:style style:name="P4669" style:parent-style-name="Normalny" style:family="paragraph">
      <style:paragraph-properties fo:text-align="justify" fo:line-height="150%" fo:text-indent="0.2479in"/>
    </style:style>
    <style:style style:name="T4670" style:parent-style-name="Domyślnaczcionkaakapitu" style:family="text">
      <style:text-properties fo:background-color="#80FFFF"/>
    </style:style>
    <style:style style:name="P4671" style:parent-style-name="Normalny" style:family="paragraph">
      <style:paragraph-properties fo:text-align="justify" fo:line-height="150%" fo:text-indent="0.2479in"/>
    </style:style>
    <style:style style:name="T4672" style:parent-style-name="Domyślnaczcionkaakapitu" style:family="text">
      <style:text-properties fo:background-color="#80FFFF"/>
    </style:style>
    <style:style style:name="T4673" style:parent-style-name="Domyślnaczcionkaakapitu" style:family="text">
      <style:text-properties fo:background-color="#80FFFF"/>
    </style:style>
    <style:style style:name="T4674" style:parent-style-name="Domyślnaczcionkaakapitu" style:family="text">
      <style:text-properties fo:background-color="#80FFFF"/>
    </style:style>
    <style:style style:name="P4675" style:parent-style-name="Normalny" style:family="paragraph">
      <style:paragraph-properties fo:text-align="justify" fo:line-height="150%" fo:text-indent="0.2479in"/>
    </style:style>
    <style:style style:name="T4676" style:parent-style-name="Domyślnaczcionkaakapitu" style:family="text">
      <style:text-properties fo:background-color="#80FFFF"/>
    </style:style>
    <style:style style:name="T4677" style:parent-style-name="Domyślnaczcionkaakapitu" style:family="text">
      <style:text-properties fo:background-color="#80FFFF"/>
    </style:style>
    <style:style style:name="T4678" style:parent-style-name="Domyślnaczcionkaakapitu" style:family="text">
      <style:text-properties fo:background-color="#80FFFF"/>
    </style:style>
    <style:style style:name="T4679" style:parent-style-name="Domyślnaczcionkaakapitu" style:family="text">
      <style:text-properties fo:background-color="#80FFFF"/>
    </style:style>
    <style:style style:name="T4680" style:parent-style-name="Domyślnaczcionkaakapitu" style:family="text">
      <style:text-properties fo:background-color="#80FFFF"/>
    </style:style>
    <style:style style:name="T4681" style:parent-style-name="Domyślnaczcionkaakapitu" style:family="text">
      <style:text-properties fo:background-color="#80FFFF"/>
    </style:style>
    <style:style style:name="T4682" style:parent-style-name="Domyślnaczcionkaakapitu" style:family="text">
      <style:text-properties fo:background-color="#80FFFF"/>
    </style:style>
    <style:style style:name="T4683" style:parent-style-name="Domyślnaczcionkaakapitu" style:family="text">
      <style:text-properties fo:background-color="#80FFFF"/>
    </style:style>
    <style:style style:name="P4684" style:parent-style-name="Normalny" style:family="paragraph">
      <style:paragraph-properties fo:text-align="justify" fo:line-height="150%" fo:text-indent="0.2479in"/>
    </style:style>
    <style:style style:name="T4685" style:parent-style-name="Domyślnaczcionkaakapitu" style:family="text">
      <style:text-properties fo:background-color="#80FFFF"/>
    </style:style>
    <style:style style:name="T4686" style:parent-style-name="Domyślnaczcionkaakapitu" style:family="text">
      <style:text-properties fo:background-color="#80FFFF"/>
    </style:style>
    <style:style style:name="T4687" style:parent-style-name="Domyślnaczcionkaakapitu" style:family="text">
      <style:text-properties fo:background-color="#80FFFF"/>
    </style:style>
    <style:style style:name="T4688" style:parent-style-name="Domyślnaczcionkaakapitu" style:family="text">
      <style:text-properties fo:background-color="#80FFFF"/>
    </style:style>
    <style:style style:name="T4689" style:parent-style-name="Domyślnaczcionkaakapitu" style:family="text">
      <style:text-properties fo:background-color="#80FFFF"/>
    </style:style>
    <style:style style:name="T4690" style:parent-style-name="Domyślnaczcionkaakapitu" style:family="text">
      <style:text-properties fo:background-color="#80FFFF"/>
    </style:style>
    <style:style style:name="T4691" style:parent-style-name="Domyślnaczcionkaakapitu" style:family="text">
      <style:text-properties fo:background-color="#80FFFF"/>
    </style:style>
    <style:style style:name="T4692" style:parent-style-name="Domyślnaczcionkaakapitu" style:family="text">
      <style:text-properties fo:background-color="#80FFFF"/>
    </style:style>
    <style:style style:name="T4693" style:parent-style-name="Domyślnaczcionkaakapitu" style:family="text">
      <style:text-properties fo:background-color="#80FFFF"/>
    </style:style>
    <style:style style:name="T4694" style:parent-style-name="Domyślnaczcionkaakapitu" style:family="text">
      <style:text-properties fo:background-color="#80FFFF"/>
    </style:style>
    <style:style style:name="T4695" style:parent-style-name="Domyślnaczcionkaakapitu" style:family="text">
      <style:text-properties fo:background-color="#80FFFF"/>
    </style:style>
    <style:style style:name="T4696" style:parent-style-name="Domyślnaczcionkaakapitu" style:family="text">
      <style:text-properties fo:background-color="#80FFFF"/>
    </style:style>
    <style:style style:name="P4697" style:parent-style-name="Normalny" style:family="paragraph">
      <style:paragraph-properties fo:text-align="justify" fo:line-height="150%" fo:text-indent="0.2479in"/>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T4701" style:parent-style-name="Domyślnaczcionkaakapitu" style:family="text">
      <style:text-properties fo:background-color="#80FFFF"/>
    </style:style>
    <style:style style:name="T4702" style:parent-style-name="Domyślnaczcionkaakapitu" style:family="text">
      <style:text-properties fo:background-color="#80FFFF"/>
    </style:style>
    <style:style style:name="T4703" style:parent-style-name="Domyślnaczcionkaakapitu" style:family="text">
      <style:text-properties fo:background-color="#80FFFF"/>
    </style:style>
    <style:style style:name="T4704" style:parent-style-name="Domyślnaczcionkaakapitu" style:family="text">
      <style:text-properties fo:background-color="#80FFFF"/>
    </style:style>
    <style:style style:name="T4705" style:parent-style-name="Domyślnaczcionkaakapitu" style:family="text">
      <style:text-properties fo:background-color="#80FFFF"/>
    </style:style>
    <style:style style:name="T4706" style:parent-style-name="Domyślnaczcionkaakapitu" style:family="text">
      <style:text-properties fo:background-color="#80FFFF"/>
    </style:style>
    <style:style style:name="T4707" style:parent-style-name="Domyślnaczcionkaakapitu" style:family="text">
      <style:text-properties fo:background-color="#80FFFF"/>
    </style:style>
    <style:style style:name="T4708" style:parent-style-name="Domyślnaczcionkaakapitu" style:family="text">
      <style:text-properties fo:background-color="#80FFFF"/>
    </style:style>
    <style:style style:name="T4709" style:parent-style-name="Domyślnaczcionkaakapitu" style:family="text">
      <style:text-properties fo:background-color="#80FFFF"/>
    </style:style>
    <style:style style:name="T4710" style:parent-style-name="Domyślnaczcionkaakapitu" style:family="text">
      <style:text-properties fo:background-color="#80FFFF"/>
    </style:style>
    <style:style style:name="T4711" style:parent-style-name="Domyślnaczcionkaakapitu" style:family="text">
      <style:text-properties fo:background-color="#80FFFF"/>
    </style:style>
    <style:style style:name="T4712" style:parent-style-name="Domyślnaczcionkaakapitu" style:family="text">
      <style:text-properties fo:background-color="#80FFFF"/>
    </style:style>
    <style:style style:name="P4713" style:parent-style-name="Normalny" style:family="paragraph">
      <style:paragraph-properties fo:text-align="justify" fo:line-height="150%" fo:text-indent="0.2479in"/>
    </style:style>
    <style:style style:name="T4714" style:parent-style-name="Domyślnaczcionkaakapitu" style:family="text">
      <style:text-properties fo:background-color="#80FFFF"/>
    </style:style>
    <style:style style:name="T4715" style:parent-style-name="Domyślnaczcionkaakapitu" style:family="text">
      <style:text-properties fo:background-color="#80FFFF"/>
    </style:style>
    <style:style style:name="T4716" style:parent-style-name="Domyślnaczcionkaakapitu" style:family="text">
      <style:text-properties fo:background-color="#80FFFF"/>
    </style:style>
    <style:style style:name="T4717" style:parent-style-name="Domyślnaczcionkaakapitu" style:family="text">
      <style:text-properties fo:background-color="#80FFFF"/>
    </style:style>
    <style:style style:name="P4718" style:parent-style-name="Normalny" style:family="paragraph">
      <style:paragraph-properties fo:text-align="justify" fo:line-height="150%" fo:text-indent="0.2479in"/>
    </style:style>
    <style:style style:name="T4719" style:parent-style-name="Domyślnaczcionkaakapitu" style:family="text">
      <style:text-properties fo:background-color="#80FFFF"/>
    </style:style>
    <style:style style:name="T4720" style:parent-style-name="Domyślnaczcionkaakapitu" style:family="text">
      <style:text-properties fo:background-color="#80FFFF"/>
    </style:style>
    <style:style style:name="T4721" style:parent-style-name="Domyślnaczcionkaakapitu" style:family="text">
      <style:text-properties fo:background-color="#80FFFF"/>
    </style:style>
    <style:style style:name="T4722" style:parent-style-name="Domyślnaczcionkaakapitu" style:family="text">
      <style:text-properties fo:background-color="#80FFFF"/>
    </style:style>
    <style:style style:name="T4723" style:parent-style-name="Domyślnaczcionkaakapitu" style:family="text">
      <style:text-properties fo:background-color="#80FFFF"/>
    </style:style>
    <style:style style:name="T4724" style:parent-style-name="Domyślnaczcionkaakapitu" style:family="text">
      <style:text-properties fo:background-color="#80FFFF"/>
    </style:style>
    <style:style style:name="T4725" style:parent-style-name="Domyślnaczcionkaakapitu" style:family="text">
      <style:text-properties fo:background-color="#80FFFF"/>
    </style:style>
    <style:style style:name="T4726" style:parent-style-name="Domyślnaczcionkaakapitu" style:family="text">
      <style:text-properties fo:background-color="#80FFFF"/>
    </style:style>
    <style:style style:name="T4727" style:parent-style-name="Domyślnaczcionkaakapitu" style:family="text">
      <style:text-properties fo:background-color="#80FFFF"/>
    </style:style>
    <style:style style:name="T4728" style:parent-style-name="Domyślnaczcionkaakapitu" style:family="text">
      <style:text-properties fo:background-color="#80FFFF"/>
    </style:style>
    <style:style style:name="T4729" style:parent-style-name="Domyślnaczcionkaakapitu" style:family="text">
      <style:text-properties fo:background-color="#80FFFF"/>
    </style:style>
    <style:style style:name="T4730" style:parent-style-name="Domyślnaczcionkaakapitu" style:family="text">
      <style:text-properties fo:background-color="#80FFFF"/>
    </style:style>
    <style:style style:name="T4731" style:parent-style-name="Domyślnaczcionkaakapitu" style:family="text">
      <style:text-properties fo:background-color="#80FFFF"/>
    </style:style>
    <style:style style:name="P4732" style:parent-style-name="Normalny" style:family="paragraph">
      <style:paragraph-properties fo:text-align="justify" fo:line-height="150%" fo:text-indent="0.2479in"/>
    </style:style>
    <style:style style:name="T4733" style:parent-style-name="Domyślnaczcionkaakapitu" style:family="text">
      <style:text-properties fo:background-color="#80FFFF"/>
    </style:style>
    <style:style style:name="T4734" style:parent-style-name="Domyślnaczcionkaakapitu" style:family="text">
      <style:text-properties fo:background-color="#80FFFF"/>
    </style:style>
    <style:style style:name="T4735" style:parent-style-name="Domyślnaczcionkaakapitu" style:family="text">
      <style:text-properties fo:background-color="#80FFFF"/>
    </style:style>
    <style:style style:name="P4736" style:parent-style-name="Normalny" style:family="paragraph">
      <style:paragraph-properties fo:text-align="justify" fo:line-height="150%" fo:text-indent="0.2479in"/>
    </style:style>
    <style:style style:name="T4737" style:parent-style-name="Domyślnaczcionkaakapitu" style:family="text">
      <style:text-properties fo:background-color="#80FFFF"/>
    </style:style>
    <style:style style:name="T4738" style:parent-style-name="Domyślnaczcionkaakapitu" style:family="text">
      <style:text-properties fo:background-color="#80FFFF"/>
    </style:style>
    <style:style style:name="T4739" style:parent-style-name="Domyślnaczcionkaakapitu" style:family="text">
      <style:text-properties fo:background-color="#80FFFF"/>
    </style:style>
    <style:style style:name="T4740" style:parent-style-name="Domyślnaczcionkaakapitu" style:family="text">
      <style:text-properties fo:background-color="#80FFFF"/>
    </style:style>
    <style:style style:name="T4741" style:parent-style-name="Domyślnaczcionkaakapitu" style:family="text">
      <style:text-properties fo:background-color="#80FFFF"/>
    </style:style>
    <style:style style:name="T4742" style:parent-style-name="Domyślnaczcionkaakapitu" style:family="text">
      <style:text-properties fo:background-color="#80FFFF"/>
    </style:style>
    <style:style style:name="T4743" style:parent-style-name="Domyślnaczcionkaakapitu" style:family="text">
      <style:text-properties fo:background-color="#80FFFF"/>
    </style:style>
    <style:style style:name="T4744" style:parent-style-name="Domyślnaczcionkaakapitu" style:family="text">
      <style:text-properties fo:background-color="#80FFFF"/>
    </style:style>
    <style:style style:name="T4745" style:parent-style-name="Domyślnaczcionkaakapitu" style:family="text">
      <style:text-properties fo:background-color="#80FFFF"/>
    </style:style>
    <style:style style:name="T4746" style:parent-style-name="Domyślnaczcionkaakapitu" style:family="text">
      <style:text-properties fo:background-color="#80FFFF"/>
    </style:style>
    <style:style style:name="T4747" style:parent-style-name="Domyślnaczcionkaakapitu" style:family="text">
      <style:text-properties fo:background-color="#80FFFF"/>
    </style:style>
    <style:style style:name="T4748" style:parent-style-name="Domyślnaczcionkaakapitu" style:family="text">
      <style:text-properties fo:background-color="#80FFFF"/>
    </style:style>
    <style:style style:name="T4749" style:parent-style-name="Domyślnaczcionkaakapitu" style:family="text">
      <style:text-properties fo:background-color="#80FFFF"/>
    </style:style>
    <style:style style:name="T4750" style:parent-style-name="Domyślnaczcionkaakapitu" style:family="text">
      <style:text-properties fo:background-color="#80FFFF"/>
    </style:style>
    <style:style style:name="T4751" style:parent-style-name="Domyślnaczcionkaakapitu" style:family="text">
      <style:text-properties fo:background-color="#80FFFF"/>
    </style:style>
    <style:style style:name="T4752" style:parent-style-name="Domyślnaczcionkaakapitu" style:family="text">
      <style:text-properties fo:background-color="#80FFFF"/>
    </style:style>
    <style:style style:name="T4753" style:parent-style-name="Domyślnaczcionkaakapitu" style:family="text">
      <style:text-properties fo:background-color="#80FFFF"/>
    </style:style>
    <style:style style:name="T4754" style:parent-style-name="Domyślnaczcionkaakapitu" style:family="text">
      <style:text-properties fo:background-color="#80FFFF"/>
    </style:style>
    <style:style style:name="T4755" style:parent-style-name="Domyślnaczcionkaakapitu" style:family="text">
      <style:text-properties fo:background-color="#80FFFF"/>
    </style:style>
    <style:style style:name="T4756" style:parent-style-name="Domyślnaczcionkaakapitu" style:family="text">
      <style:text-properties fo:background-color="#80FFFF"/>
    </style:style>
    <style:style style:name="T4757" style:parent-style-name="Domyślnaczcionkaakapitu" style:family="text">
      <style:text-properties fo:background-color="#80FFFF"/>
    </style:style>
    <style:style style:name="T4758" style:parent-style-name="Domyślnaczcionkaakapitu" style:family="text">
      <style:text-properties fo:background-color="#80FFFF"/>
    </style:style>
    <style:style style:name="P4759" style:parent-style-name="Normalny" style:family="paragraph">
      <style:paragraph-properties fo:text-align="justify" fo:line-height="150%" fo:text-indent="0.2479in"/>
    </style:style>
    <style:style style:name="T4760" style:parent-style-name="Domyślnaczcionkaakapitu" style:family="text">
      <style:text-properties fo:background-color="#80FFFF"/>
    </style:style>
    <style:style style:name="T4761" style:parent-style-name="Domyślnaczcionkaakapitu" style:family="text">
      <style:text-properties fo:background-color="#80FFFF"/>
    </style:style>
    <style:style style:name="T4762" style:parent-style-name="Domyślnaczcionkaakapitu" style:family="text">
      <style:text-properties fo:background-color="#80FFFF"/>
    </style:style>
    <style:style style:name="T4763" style:parent-style-name="Domyślnaczcionkaakapitu" style:family="text">
      <style:text-properties fo:background-color="#80FFFF"/>
    </style:style>
    <style:style style:name="P4764" style:parent-style-name="Normalny" style:family="paragraph">
      <style:paragraph-properties fo:text-align="justify" fo:line-height="150%" fo:text-indent="0.2479in"/>
    </style:style>
    <style:style style:name="T4765" style:parent-style-name="Domyślnaczcionkaakapitu" style:family="text">
      <style:text-properties fo:background-color="#80FFFF"/>
    </style:style>
    <style:style style:name="T4766" style:parent-style-name="Domyślnaczcionkaakapitu" style:family="text">
      <style:text-properties fo:background-color="#80FFFF"/>
    </style:style>
    <style:style style:name="T4767" style:parent-style-name="Domyślnaczcionkaakapitu" style:family="text">
      <style:text-properties fo:background-color="#80FFFF"/>
    </style:style>
    <style:style style:name="T4768" style:parent-style-name="Domyślnaczcionkaakapitu" style:family="text">
      <style:text-properties fo:background-color="#80FFFF"/>
    </style:style>
    <style:style style:name="T4769" style:parent-style-name="Domyślnaczcionkaakapitu" style:family="text">
      <style:text-properties fo:background-color="#80FFFF"/>
    </style:style>
    <style:style style:name="T4770" style:parent-style-name="Domyślnaczcionkaakapitu" style:family="text">
      <style:text-properties fo:background-color="#80FFFF"/>
    </style:style>
    <style:style style:name="T4771" style:parent-style-name="Domyślnaczcionkaakapitu" style:family="text">
      <style:text-properties fo:background-color="#80FFFF"/>
    </style:style>
    <style:style style:name="T4772" style:parent-style-name="Domyślnaczcionkaakapitu" style:family="text">
      <style:text-properties fo:background-color="#80FFFF"/>
    </style:style>
    <style:style style:name="T4773" style:parent-style-name="Domyślnaczcionkaakapitu" style:family="text">
      <style:text-properties fo:background-color="#80FFFF"/>
    </style:style>
    <style:style style:name="T4774" style:parent-style-name="Domyślnaczcionkaakapitu" style:family="text">
      <style:text-properties fo:background-color="#80FFFF"/>
    </style:style>
    <style:style style:name="T4775" style:parent-style-name="Domyślnaczcionkaakapitu" style:family="text">
      <style:text-properties fo:background-color="#80FFFF"/>
    </style:style>
    <style:style style:name="T4776" style:parent-style-name="Domyślnaczcionkaakapitu" style:family="text">
      <style:text-properties fo:background-color="#80FFFF"/>
    </style:style>
    <style:style style:name="T4777" style:parent-style-name="Domyślnaczcionkaakapitu" style:family="text">
      <style:text-properties fo:background-color="#80FFFF"/>
    </style:style>
    <style:style style:name="T4778" style:parent-style-name="Domyślnaczcionkaakapitu" style:family="text">
      <style:text-properties fo:background-color="#80FFFF"/>
    </style:style>
    <style:style style:name="T4779" style:parent-style-name="Domyślnaczcionkaakapitu" style:family="text">
      <style:text-properties fo:background-color="#80FFFF"/>
    </style:style>
    <style:style style:name="T4780" style:parent-style-name="Domyślnaczcionkaakapitu" style:family="text">
      <style:text-properties fo:background-color="#80FFFF"/>
    </style:style>
    <style:style style:name="P4781" style:parent-style-name="Normalny" style:family="paragraph">
      <style:paragraph-properties fo:text-align="justify" fo:line-height="150%" fo:text-indent="0.2479in"/>
    </style:style>
    <style:style style:name="T4782" style:parent-style-name="Domyślnaczcionkaakapitu" style:family="text">
      <style:text-properties fo:background-color="#80FFFF"/>
    </style:style>
    <style:style style:name="T4783" style:parent-style-name="Domyślnaczcionkaakapitu" style:family="text">
      <style:text-properties fo:background-color="#80FFFF"/>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T4786" style:parent-style-name="Domyślnaczcionkaakapitu" style:family="text">
      <style:text-properties fo:background-color="#80FFFF"/>
    </style:style>
    <style:style style:name="T4787" style:parent-style-name="Domyślnaczcionkaakapitu" style:family="text">
      <style:text-properties fo:background-color="#80FFFF"/>
    </style:style>
    <style:style style:name="T4788" style:parent-style-name="Domyślnaczcionkaakapitu" style:family="text">
      <style:text-properties fo:background-color="#80FFFF"/>
    </style:style>
    <style:style style:name="T4789" style:parent-style-name="Domyślnaczcionkaakapitu" style:family="text">
      <style:text-properties fo:background-color="#80FFFF"/>
    </style:style>
    <style:style style:name="T4790" style:parent-style-name="Domyślnaczcionkaakapitu" style:family="text">
      <style:text-properties fo:background-color="#80FFFF"/>
    </style:style>
    <style:style style:name="T4791" style:parent-style-name="Domyślnaczcionkaakapitu" style:family="text">
      <style:text-properties fo:background-color="#80FFFF"/>
    </style:style>
    <style:style style:name="T4792" style:parent-style-name="Domyślnaczcionkaakapitu" style:family="text">
      <style:text-properties fo:background-color="#80FFFF"/>
    </style:style>
    <style:style style:name="T4793" style:parent-style-name="Domyślnaczcionkaakapitu" style:family="text">
      <style:text-properties fo:background-color="#80FFFF"/>
    </style:style>
    <style:style style:name="T4794" style:parent-style-name="Domyślnaczcionkaakapitu" style:family="text">
      <style:text-properties fo:background-color="#80FFFF"/>
    </style:style>
    <style:style style:name="P4795" style:parent-style-name="Normalny" style:family="paragraph">
      <style:paragraph-properties fo:text-align="justify" fo:line-height="150%" fo:text-indent="0.2479in"/>
    </style:style>
    <style:style style:name="T4796" style:parent-style-name="Domyślnaczcionkaakapitu" style:family="text">
      <style:text-properties fo:background-color="#80FFFF"/>
    </style:style>
    <style:style style:name="T4797" style:parent-style-name="Domyślnaczcionkaakapitu" style:family="text">
      <style:text-properties fo:background-color="#80FFFF"/>
    </style:style>
    <style:style style:name="T4798" style:parent-style-name="Domyślnaczcionkaakapitu" style:family="text">
      <style:text-properties fo:background-color="#80FFFF"/>
    </style:style>
    <style:style style:name="T4799" style:parent-style-name="Domyślnaczcionkaakapitu" style:family="text">
      <style:text-properties fo:background-color="#80FFFF"/>
    </style:style>
    <style:style style:name="T4800" style:parent-style-name="Domyślnaczcionkaakapitu" style:family="text">
      <style:text-properties fo:background-color="#80FFFF"/>
    </style:style>
    <style:style style:name="T4801" style:parent-style-name="Domyślnaczcionkaakapitu" style:family="text">
      <style:text-properties fo:background-color="#80FFFF"/>
    </style:style>
    <style:style style:name="T4802" style:parent-style-name="Domyślnaczcionkaakapitu" style:family="text">
      <style:text-properties fo:background-color="#80FFFF"/>
    </style:style>
    <style:style style:name="T4803" style:parent-style-name="Domyślnaczcionkaakapitu" style:family="text">
      <style:text-properties fo:background-color="#80FFFF"/>
    </style:style>
    <style:style style:name="T4804" style:parent-style-name="Domyślnaczcionkaakapitu" style:family="text">
      <style:text-properties fo:background-color="#80FFFF"/>
    </style:style>
    <style:style style:name="T4805" style:parent-style-name="Domyślnaczcionkaakapitu" style:family="text">
      <style:text-properties fo:background-color="#80FFFF"/>
    </style:style>
    <style:style style:name="T4806" style:parent-style-name="Domyślnaczcionkaakapitu" style:family="text">
      <style:text-properties fo:background-color="#80FFFF"/>
    </style:style>
    <style:style style:name="T4807" style:parent-style-name="Domyślnaczcionkaakapitu" style:family="text">
      <style:text-properties fo:background-color="#80FFFF"/>
    </style:style>
    <style:style style:name="P4808" style:parent-style-name="Normalny" style:family="paragraph">
      <style:paragraph-properties fo:text-align="justify" fo:line-height="150%" fo:text-indent="0.2479in"/>
    </style:style>
    <style:style style:name="T4809" style:parent-style-name="Domyślnaczcionkaakapitu" style:family="text">
      <style:text-properties fo:background-color="#80FFFF"/>
    </style:style>
    <style:style style:name="T4810" style:parent-style-name="Domyślnaczcionkaakapitu" style:family="text">
      <style:text-properties fo:background-color="#80FFFF"/>
    </style:style>
    <style:style style:name="T4811" style:parent-style-name="Domyślnaczcionkaakapitu" style:family="text">
      <style:text-properties fo:background-color="#80FFFF"/>
    </style:style>
    <style:style style:name="T4812" style:parent-style-name="Domyślnaczcionkaakapitu" style:family="text">
      <style:text-properties fo:background-color="#80FFFF"/>
    </style:style>
    <style:style style:name="T4813" style:parent-style-name="Domyślnaczcionkaakapitu" style:family="text">
      <style:text-properties fo:background-color="#80FFFF"/>
    </style:style>
    <style:style style:name="T4814" style:parent-style-name="Domyślnaczcionkaakapitu" style:family="text">
      <style:text-properties fo:background-color="#80FFFF"/>
    </style:style>
    <style:style style:name="T4815" style:parent-style-name="Domyślnaczcionkaakapitu" style:family="text">
      <style:text-properties fo:background-color="#80FFFF"/>
    </style:style>
    <style:style style:name="T4816" style:parent-style-name="Domyślnaczcionkaakapitu" style:family="text">
      <style:text-properties fo:background-color="#80FFFF"/>
    </style:style>
    <style:style style:name="T4817" style:parent-style-name="Domyślnaczcionkaakapitu" style:family="text">
      <style:text-properties fo:background-color="#80FFFF"/>
    </style:style>
    <style:style style:name="T4818" style:parent-style-name="Domyślnaczcionkaakapitu" style:family="text">
      <style:text-properties fo:background-color="#80FFFF"/>
    </style:style>
    <style:style style:name="T4819" style:parent-style-name="Domyślnaczcionkaakapitu" style:family="text">
      <style:text-properties fo:background-color="#80FFFF"/>
    </style:style>
    <style:style style:name="T4820" style:parent-style-name="Domyślnaczcionkaakapitu" style:family="text">
      <style:text-properties fo:background-color="#80FFFF"/>
    </style:style>
    <style:style style:name="T4821" style:parent-style-name="Domyślnaczcionkaakapitu" style:family="text">
      <style:text-properties fo:background-color="#80FFFF"/>
    </style:style>
    <style:style style:name="T4822" style:parent-style-name="Domyślnaczcionkaakapitu" style:family="text">
      <style:text-properties fo:background-color="#80FFFF"/>
    </style:style>
    <style:style style:name="T4823" style:parent-style-name="Domyślnaczcionkaakapitu" style:family="text">
      <style:text-properties fo:background-color="#80FFFF"/>
    </style:style>
    <style:style style:name="P4824" style:parent-style-name="Normalny" style:family="paragraph">
      <style:paragraph-properties fo:text-align="justify" fo:line-height="150%" fo:text-indent="0.2479in"/>
    </style:style>
    <style:style style:name="T4825" style:parent-style-name="Domyślnaczcionkaakapitu" style:family="text">
      <style:text-properties fo:background-color="#80FFFF"/>
    </style:style>
    <style:style style:name="T4826" style:parent-style-name="Domyślnaczcionkaakapitu" style:family="text">
      <style:text-properties fo:background-color="#80FFFF"/>
    </style:style>
    <style:style style:name="T4827" style:parent-style-name="Domyślnaczcionkaakapitu" style:family="text">
      <style:text-properties fo:background-color="#80FFFF"/>
    </style:style>
    <style:style style:name="T4828" style:parent-style-name="Domyślnaczcionkaakapitu" style:family="text">
      <style:text-properties fo:background-color="#80FFFF"/>
    </style:style>
    <style:style style:name="T4829" style:parent-style-name="Domyślnaczcionkaakapitu" style:family="text">
      <style:text-properties fo:background-color="#80FFFF"/>
    </style:style>
    <style:style style:name="T4830" style:parent-style-name="Domyślnaczcionkaakapitu" style:family="text">
      <style:text-properties fo:background-color="#80FFFF"/>
    </style:style>
    <style:style style:name="T4831" style:parent-style-name="Domyślnaczcionkaakapitu" style:family="text">
      <style:text-properties fo:background-color="#80FFFF"/>
    </style:style>
    <style:style style:name="T4832" style:parent-style-name="Domyślnaczcionkaakapitu" style:family="text">
      <style:text-properties fo:background-color="#80FFFF"/>
    </style:style>
    <style:style style:name="T4833" style:parent-style-name="Domyślnaczcionkaakapitu" style:family="text">
      <style:text-properties fo:background-color="#80FFFF"/>
    </style:style>
    <style:style style:name="T4834" style:parent-style-name="Domyślnaczcionkaakapitu" style:family="text">
      <style:text-properties fo:background-color="#80FFFF"/>
    </style:style>
    <style:style style:name="T4835" style:parent-style-name="Domyślnaczcionkaakapitu" style:family="text">
      <style:text-properties fo:background-color="#80FFFF"/>
    </style:style>
    <style:style style:name="T4836" style:parent-style-name="Domyślnaczcionkaakapitu" style:family="text">
      <style:text-properties fo:background-color="#80FFFF"/>
    </style:style>
    <style:style style:name="T4837" style:parent-style-name="Domyślnaczcionkaakapitu" style:family="text">
      <style:text-properties fo:background-color="#80FFFF"/>
    </style:style>
    <style:style style:name="T4838" style:parent-style-name="Domyślnaczcionkaakapitu" style:family="text">
      <style:text-properties fo:background-color="#80FFFF"/>
    </style:style>
    <style:style style:name="P4839" style:parent-style-name="Normalny" style:family="paragraph">
      <style:paragraph-properties fo:text-align="justify" fo:line-height="150%" fo:text-indent="0.2479in"/>
    </style:style>
    <style:style style:name="T4840" style:parent-style-name="Domyślnaczcionkaakapitu" style:family="text">
      <style:text-properties fo:background-color="#80FFFF"/>
    </style:style>
    <style:style style:name="T4841" style:parent-style-name="Domyślnaczcionkaakapitu" style:family="text">
      <style:text-properties fo:background-color="#80FFFF"/>
    </style:style>
    <style:style style:name="T4842" style:parent-style-name="Domyślnaczcionkaakapitu" style:family="text">
      <style:text-properties fo:background-color="#80FFFF"/>
    </style:style>
    <style:style style:name="T4843" style:parent-style-name="Domyślnaczcionkaakapitu" style:family="text">
      <style:text-properties fo:background-color="#80FFFF"/>
    </style:style>
    <style:style style:name="T4844" style:parent-style-name="Domyślnaczcionkaakapitu" style:family="text">
      <style:text-properties fo:background-color="#80FFFF"/>
    </style:style>
    <style:style style:name="P4845" style:parent-style-name="Normalny" style:family="paragraph">
      <style:paragraph-properties fo:text-align="justify" fo:line-height="150%" fo:text-indent="0.2479in"/>
    </style:style>
    <style:style style:name="T4846" style:parent-style-name="Domyślnaczcionkaakapitu" style:family="text">
      <style:text-properties fo:background-color="#80FFFF"/>
    </style:style>
    <style:style style:name="P4847" style:parent-style-name="Normalny" style:family="paragraph">
      <style:paragraph-properties fo:text-align="justify" fo:line-height="150%"/>
    </style:style>
    <style:style style:name="T4848" style:parent-style-name="Domyślnaczcionkaakapitu" style:family="text">
      <style:text-properties fo:background-color="#80FFFF" style:text-underline-type="single" style:text-underline-style="solid" style:text-underline-width="auto" style:text-underline-mode="continuous"/>
    </style:style>
    <style:style style:name="T4849" style:parent-style-name="Domyślnaczcionkaakapitu" style:family="text">
      <style:text-properties style:text-underline-type="single" style:text-underline-style="solid" style:text-underline-width="auto" style:text-underline-mode="continuous"/>
    </style:style>
    <style:style style:name="T4850" style:parent-style-name="Domyślnaczcionkaakapitu" style:family="text">
      <style:text-properties fo:background-color="#80FFFF" style:text-underline-type="single" style:text-underline-style="solid" style:text-underline-width="auto" style:text-underline-mode="continuous"/>
    </style:style>
    <style:style style:name="T4851" style:parent-style-name="Domyślnaczcionkaakapitu" style:family="text">
      <style:text-properties style:text-underline-type="single" style:text-underline-style="solid" style:text-underline-width="auto" style:text-underline-mode="continuous"/>
    </style:style>
    <style:style style:name="T4852" style:parent-style-name="Domyślnaczcionkaakapitu" style:family="text">
      <style:text-properties fo:background-color="#80FFFF" style:text-underline-type="single" style:text-underline-style="solid" style:text-underline-width="auto" style:text-underline-mode="continuous"/>
    </style:style>
    <style:style style:name="T4853" style:parent-style-name="Domyślnaczcionkaakapitu" style:family="text">
      <style:text-properties fo:background-color="#80FFFF"/>
    </style:style>
    <style:style style:name="P4854" style:parent-style-name="Normalny" style:family="paragraph">
      <style:paragraph-properties fo:text-align="justify" fo:line-height="150%" fo:text-indent="0.2479in"/>
    </style:style>
    <style:style style:name="T4855" style:parent-style-name="Domyślnaczcionkaakapitu" style:family="text">
      <style:text-properties fo:background-color="#80FFFF"/>
    </style:style>
    <style:style style:name="T4856" style:parent-style-name="Domyślnaczcionkaakapitu" style:family="text">
      <style:text-properties fo:background-color="#80FFFF"/>
    </style:style>
    <style:style style:name="T4857" style:parent-style-name="Domyślnaczcionkaakapitu" style:family="text">
      <style:text-properties fo:background-color="#80FFFF"/>
    </style:style>
    <style:style style:name="T4858" style:parent-style-name="Domyślnaczcionkaakapitu" style:family="text">
      <style:text-properties fo:background-color="#80FFFF"/>
    </style:style>
    <style:style style:name="T4859" style:parent-style-name="Domyślnaczcionkaakapitu" style:family="text">
      <style:text-properties fo:background-color="#80FFFF"/>
    </style:style>
    <style:style style:name="P4860" style:parent-style-name="Normalny" style:family="paragraph">
      <style:paragraph-properties fo:text-align="justify" fo:line-height="150%"/>
    </style:style>
    <style:style style:name="T4861" style:parent-style-name="Domyślnaczcionkaakapitu" style:family="text">
      <style:text-properties fo:background-color="#80FFFF" style:text-underline-type="single" style:text-underline-style="solid" style:text-underline-width="auto" style:text-underline-mode="continuous"/>
    </style:style>
    <style:style style:name="T4862" style:parent-style-name="Domyślnaczcionkaakapitu" style:family="text">
      <style:text-properties style:text-underline-type="single" style:text-underline-style="solid" style:text-underline-width="auto" style:text-underline-mode="continuous"/>
    </style:style>
    <style:style style:name="T4863" style:parent-style-name="Domyślnaczcionkaakapitu" style:family="text">
      <style:text-properties fo:background-color="#80FFFF" style:text-underline-type="single" style:text-underline-style="solid" style:text-underline-width="auto" style:text-underline-mode="continuous"/>
    </style:style>
    <style:style style:name="T4864" style:parent-style-name="Domyślnaczcionkaakapitu" style:family="text">
      <style:text-properties style:text-underline-type="single" style:text-underline-style="solid" style:text-underline-width="auto" style:text-underline-mode="continuous"/>
    </style:style>
    <style:style style:name="P4865" style:parent-style-name="Normalny" style:family="paragraph">
      <style:paragraph-properties fo:text-align="justify" fo:line-height="150%" fo:text-indent="0.2479in"/>
    </style:style>
    <style:style style:name="T4866" style:parent-style-name="Domyślnaczcionkaakapitu" style:family="text">
      <style:text-properties fo:background-color="#80FFFF"/>
    </style:style>
    <style:style style:name="T4867" style:parent-style-name="Domyślnaczcionkaakapitu" style:family="text">
      <style:text-properties fo:background-color="#80FFFF"/>
    </style:style>
    <style:style style:name="T4868" style:parent-style-name="Domyślnaczcionkaakapitu" style:family="text">
      <style:text-properties fo:background-color="#80FFFF"/>
    </style:style>
    <style:style style:name="T4869" style:parent-style-name="Domyślnaczcionkaakapitu" style:family="text">
      <style:text-properties fo:background-color="#80FFFF"/>
    </style:style>
    <style:style style:name="T4870" style:parent-style-name="Domyślnaczcionkaakapitu" style:family="text">
      <style:text-properties fo:background-color="#80FFFF"/>
    </style:style>
    <style:style style:name="T4871" style:parent-style-name="Domyślnaczcionkaakapitu" style:family="text">
      <style:text-properties fo:background-color="#80FFFF"/>
    </style:style>
    <style:style style:name="T4872" style:parent-style-name="Domyślnaczcionkaakapitu" style:family="text">
      <style:text-properties fo:background-color="#80FFFF"/>
    </style:style>
    <style:style style:name="T4873" style:parent-style-name="Domyślnaczcionkaakapitu" style:family="text">
      <style:text-properties fo:background-color="#80FFFF"/>
    </style:style>
    <style:style style:name="T4874" style:parent-style-name="Domyślnaczcionkaakapitu" style:family="text">
      <style:text-properties fo:background-color="#80FFFF"/>
    </style:style>
    <style:style style:name="P4875" style:parent-style-name="Normalny" style:family="paragraph">
      <style:paragraph-properties fo:text-align="justify" fo:line-height="150%" fo:text-indent="0.2479in"/>
    </style:style>
    <style:style style:name="T4876" style:parent-style-name="Domyślnaczcionkaakapitu" style:family="text">
      <style:text-properties fo:background-color="#80FFFF"/>
    </style:style>
    <style:style style:name="T4877" style:parent-style-name="Domyślnaczcionkaakapitu" style:family="text">
      <style:text-properties fo:background-color="#80FFFF"/>
    </style:style>
    <style:style style:name="T4878" style:parent-style-name="Domyślnaczcionkaakapitu" style:family="text">
      <style:text-properties fo:background-color="#80FFFF"/>
    </style:style>
    <style:style style:name="T4879" style:parent-style-name="Domyślnaczcionkaakapitu" style:family="text">
      <style:text-properties fo:background-color="#80FFFF"/>
    </style:style>
    <style:style style:name="T4880" style:parent-style-name="Domyślnaczcionkaakapitu" style:family="text">
      <style:text-properties fo:background-color="#80FFFF"/>
    </style:style>
    <style:style style:name="T4881" style:parent-style-name="Domyślnaczcionkaakapitu" style:family="text">
      <style:text-properties fo:background-color="#80FFFF"/>
    </style:style>
    <style:style style:name="T4882" style:parent-style-name="Domyślnaczcionkaakapitu" style:family="text">
      <style:text-properties fo:background-color="#80FFFF"/>
    </style:style>
    <style:style style:name="T4883" style:parent-style-name="Domyślnaczcionkaakapitu" style:family="text">
      <style:text-properties fo:background-color="#80FFFF"/>
    </style:style>
    <style:style style:name="P4884" style:parent-style-name="Normalny" style:family="paragraph">
      <style:paragraph-properties fo:text-align="justify" fo:line-height="150%"/>
    </style:style>
    <style:style style:name="T4885" style:parent-style-name="Domyślnaczcionkaakapitu" style:family="text">
      <style:text-properties fo:background-color="#80FFFF" style:text-underline-type="single" style:text-underline-style="solid" style:text-underline-width="auto" style:text-underline-mode="continuous"/>
    </style:style>
    <style:style style:name="T4886" style:parent-style-name="Domyślnaczcionkaakapitu" style:family="text">
      <style:text-properties style:text-underline-type="single" style:text-underline-style="solid" style:text-underline-width="auto" style:text-underline-mode="continuous"/>
    </style:style>
    <style:style style:name="T4887" style:parent-style-name="Domyślnaczcionkaakapitu" style:family="text">
      <style:text-properties fo:background-color="#80FFFF" style:text-underline-type="single" style:text-underline-style="solid" style:text-underline-width="auto" style:text-underline-mode="continuous"/>
    </style:style>
    <style:style style:name="T4888" style:parent-style-name="Domyślnaczcionkaakapitu" style:family="text">
      <style:text-properties style:text-underline-type="single" style:text-underline-style="solid" style:text-underline-width="auto" style:text-underline-mode="continuous"/>
    </style:style>
    <style:style style:name="T4889" style:parent-style-name="Domyślnaczcionkaakapitu" style:family="text">
      <style:text-properties fo:background-color="#80FFFF" style:text-underline-type="single" style:text-underline-style="solid" style:text-underline-width="auto" style:text-underline-mode="continuous"/>
    </style:style>
    <style:style style:name="T4890" style:parent-style-name="Domyślnaczcionkaakapitu" style:family="text">
      <style:text-properties style:text-underline-type="single" style:text-underline-style="solid" style:text-underline-width="auto" style:text-underline-mode="continuous"/>
    </style:style>
    <style:style style:name="T4891" style:parent-style-name="Domyślnaczcionkaakapitu" style:family="text">
      <style:text-properties fo:background-color="#80FFFF" style:text-underline-type="single" style:text-underline-style="solid" style:text-underline-width="auto" style:text-underline-mode="continuous"/>
    </style:style>
    <style:style style:name="T4892" style:parent-style-name="Domyślnaczcionkaakapitu" style:family="text">
      <style:text-properties style:text-underline-type="single" style:text-underline-style="solid" style:text-underline-width="auto" style:text-underline-mode="continuous"/>
    </style:style>
    <style:style style:name="T4893" style:parent-style-name="Domyślnaczcionkaakapitu" style:family="text">
      <style:text-properties fo:background-color="#80FFFF" style:text-underline-type="single" style:text-underline-style="solid" style:text-underline-width="auto" style:text-underline-mode="continuous"/>
    </style:style>
    <style:style style:name="T4894" style:parent-style-name="Domyślnaczcionkaakapitu" style:family="text">
      <style:text-properties fo:background-color="#80FFFF"/>
    </style:style>
    <style:style style:name="P4895" style:parent-style-name="Normalny" style:family="paragraph">
      <style:paragraph-properties fo:text-align="justify" fo:line-height="150%" fo:text-indent="0.2479in"/>
    </style:style>
    <style:style style:name="T4896" style:parent-style-name="Domyślnaczcionkaakapitu" style:family="text">
      <style:text-properties fo:background-color="#80FFFF"/>
    </style:style>
    <style:style style:name="T4897" style:parent-style-name="Domyślnaczcionkaakapitu" style:family="text">
      <style:text-properties fo:background-color="#80FFFF"/>
    </style:style>
    <style:style style:name="T4898" style:parent-style-name="Domyślnaczcionkaakapitu" style:family="text">
      <style:text-properties fo:background-color="#80FFFF"/>
    </style:style>
    <style:style style:name="T4899" style:parent-style-name="Domyślnaczcionkaakapitu" style:family="text">
      <style:text-properties fo:background-color="#80FFFF"/>
    </style:style>
    <style:style style:name="T4900" style:parent-style-name="Domyślnaczcionkaakapitu" style:family="text">
      <style:text-properties fo:background-color="#80FFFF"/>
    </style:style>
    <style:style style:name="P4901" style:parent-style-name="Normalny" style:family="paragraph">
      <style:paragraph-properties fo:text-align="justify" fo:line-height="150%" fo:text-indent="0.2479in"/>
    </style:style>
    <style:style style:name="T4902" style:parent-style-name="Domyślnaczcionkaakapitu" style:family="text">
      <style:text-properties fo:background-color="#80FFFF"/>
    </style:style>
    <style:style style:name="P4903" style:parent-style-name="Normalny" style:family="paragraph">
      <style:paragraph-properties fo:text-align="justify" fo:line-height="150%"/>
    </style:style>
    <style:style style:name="T4904" style:parent-style-name="Domyślnaczcionkaakapitu" style:family="text">
      <style:text-properties fo:background-color="#80FFFF" style:text-underline-type="single" style:text-underline-style="solid" style:text-underline-width="auto" style:text-underline-mode="continuous"/>
    </style:style>
    <style:style style:name="T4905" style:parent-style-name="Domyślnaczcionkaakapitu" style:family="text">
      <style:text-properties fo:background-color="#80FFFF" style:text-underline-type="single" style:text-underline-style="solid" style:text-underline-width="auto" style:text-underline-mode="continuous"/>
    </style:style>
    <style:style style:name="T4906" style:parent-style-name="Domyślnaczcionkaakapitu" style:family="text">
      <style:text-properties style:text-underline-type="single" style:text-underline-style="solid" style:text-underline-width="auto" style:text-underline-mode="continuous"/>
    </style:style>
    <style:style style:name="P4907" style:parent-style-name="Normalny" style:family="paragraph">
      <style:paragraph-properties fo:text-align="justify" fo:line-height="150%" fo:text-indent="0.2479in"/>
    </style:style>
    <style:style style:name="T4908" style:parent-style-name="Domyślnaczcionkaakapitu" style:family="text">
      <style:text-properties fo:background-color="#80FFFF"/>
    </style:style>
    <style:style style:name="T4909" style:parent-style-name="Domyślnaczcionkaakapitu" style:family="text">
      <style:text-properties fo:background-color="#80FFFF"/>
    </style:style>
    <style:style style:name="P4910" style:parent-style-name="Normalny" style:family="paragraph">
      <style:paragraph-properties fo:text-align="justify" fo:line-height="150%" fo:text-indent="0.2479in"/>
    </style:style>
    <style:style style:name="T4911" style:parent-style-name="Domyślnaczcionkaakapitu" style:family="text">
      <style:text-properties fo:background-color="#80FFFF"/>
    </style:style>
    <style:style style:name="T4912" style:parent-style-name="Domyślnaczcionkaakapitu" style:family="text">
      <style:text-properties fo:background-color="#80FFFF"/>
    </style:style>
    <style:style style:name="T4913" style:parent-style-name="Domyślnaczcionkaakapitu" style:family="text">
      <style:text-properties fo:background-color="#80FFFF"/>
    </style:style>
    <style:style style:name="T4914" style:parent-style-name="Domyślnaczcionkaakapitu" style:family="text">
      <style:text-properties fo:background-color="#80FFFF"/>
    </style:style>
    <style:style style:name="T4915" style:parent-style-name="Domyślnaczcionkaakapitu" style:family="text">
      <style:text-properties fo:background-color="#80FFFF"/>
    </style:style>
    <style:style style:name="P4916" style:parent-style-name="Normalny" style:family="paragraph">
      <style:paragraph-properties fo:text-align="justify" fo:line-height="150%" fo:text-indent="0.2479in"/>
    </style:style>
    <style:style style:name="T4917" style:parent-style-name="Domyślnaczcionkaakapitu" style:family="text">
      <style:text-properties fo:background-color="#80FFFF"/>
    </style:style>
    <style:style style:name="T4918" style:parent-style-name="Domyślnaczcionkaakapitu" style:family="text">
      <style:text-properties fo:background-color="#80FFFF"/>
    </style:style>
    <style:style style:name="T4919" style:parent-style-name="Domyślnaczcionkaakapitu" style:family="text">
      <style:text-properties fo:background-color="#80FFFF"/>
    </style:style>
    <style:style style:name="T4920" style:parent-style-name="Domyślnaczcionkaakapitu" style:family="text">
      <style:text-properties fo:background-color="#80FFFF"/>
    </style:style>
    <style:style style:name="T4921" style:parent-style-name="Domyślnaczcionkaakapitu" style:family="text">
      <style:text-properties fo:background-color="#80FFFF"/>
    </style:style>
    <style:style style:name="P4922" style:parent-style-name="Normalny" style:family="paragraph">
      <style:paragraph-properties fo:text-align="justify" fo:line-height="150%" fo:text-indent="0.2479in"/>
    </style:style>
    <style:style style:name="T4923" style:parent-style-name="Domyślnaczcionkaakapitu" style:family="text">
      <style:text-properties fo:background-color="#80FFFF"/>
    </style:style>
    <style:style style:name="T4924" style:parent-style-name="Domyślnaczcionkaakapitu" style:family="text">
      <style:text-properties fo:background-color="#80FFFF"/>
    </style:style>
    <style:style style:name="T4925" style:parent-style-name="Domyślnaczcionkaakapitu" style:family="text">
      <style:text-properties fo:background-color="#80FFFF"/>
    </style:style>
    <style:style style:name="T4926" style:parent-style-name="Domyślnaczcionkaakapitu" style:family="text">
      <style:text-properties fo:background-color="#80FFFF"/>
    </style:style>
    <style:style style:name="T4927" style:parent-style-name="Domyślnaczcionkaakapitu" style:family="text">
      <style:text-properties fo:background-color="#80FFFF"/>
    </style:style>
    <style:style style:name="T4928" style:parent-style-name="Domyślnaczcionkaakapitu" style:family="text">
      <style:text-properties fo:background-color="#80FFFF"/>
    </style:style>
    <style:style style:name="T4929" style:parent-style-name="Domyślnaczcionkaakapitu" style:family="text">
      <style:text-properties fo:background-color="#80FFFF"/>
    </style:style>
    <style:style style:name="T4930" style:parent-style-name="Domyślnaczcionkaakapitu" style:family="text">
      <style:text-properties fo:background-color="#80FFFF"/>
    </style:style>
    <style:style style:name="T4931" style:parent-style-name="Domyślnaczcionkaakapitu" style:family="text">
      <style:text-properties fo:background-color="#80FFFF"/>
    </style:style>
    <style:style style:name="P4932" style:parent-style-name="Normalny" style:family="paragraph">
      <style:paragraph-properties fo:text-align="justify" fo:line-height="150%" fo:text-indent="0.2479in"/>
    </style:style>
    <style:style style:name="T4933" style:parent-style-name="Domyślnaczcionkaakapitu" style:family="text">
      <style:text-properties fo:background-color="#80FFFF"/>
    </style:style>
    <style:style style:name="T4934" style:parent-style-name="Domyślnaczcionkaakapitu" style:family="text">
      <style:text-properties fo:background-color="#80FFFF"/>
    </style:style>
    <style:style style:name="P4935" style:parent-style-name="Normalny" style:family="paragraph">
      <style:paragraph-properties fo:text-align="justify" fo:line-height="150%" fo:text-indent="0.2479in"/>
    </style:style>
    <style:style style:name="T4936" style:parent-style-name="Domyślnaczcionkaakapitu" style:family="text">
      <style:text-properties fo:background-color="#80FFFF"/>
    </style:style>
    <style:style style:name="T4937" style:parent-style-name="Domyślnaczcionkaakapitu" style:family="text">
      <style:text-properties fo:background-color="#80FFFF"/>
    </style:style>
    <style:style style:name="T4938" style:parent-style-name="Domyślnaczcionkaakapitu" style:family="text">
      <style:text-properties fo:background-color="#80FFFF"/>
    </style:style>
    <style:style style:name="P4939" style:parent-style-name="Normalny" style:family="paragraph">
      <style:paragraph-properties fo:text-align="justify" fo:line-height="150%" fo:text-indent="0.2479in"/>
    </style:style>
    <style:style style:name="T4940" style:parent-style-name="Domyślnaczcionkaakapitu" style:family="text">
      <style:text-properties fo:background-color="#80FFFF"/>
    </style:style>
    <style:style style:name="T4941" style:parent-style-name="Domyślnaczcionkaakapitu" style:family="text">
      <style:text-properties fo:background-color="#80FFFF"/>
    </style:style>
    <style:style style:name="T4942" style:parent-style-name="Domyślnaczcionkaakapitu" style:family="text">
      <style:text-properties fo:background-color="#80FFFF"/>
    </style:style>
    <style:style style:name="T4943" style:parent-style-name="Domyślnaczcionkaakapitu" style:family="text">
      <style:text-properties fo:background-color="#80FFFF"/>
    </style:style>
    <style:style style:name="T4944" style:parent-style-name="Domyślnaczcionkaakapitu" style:family="text">
      <style:text-properties fo:background-color="#80FFFF"/>
    </style:style>
    <style:style style:name="T4945" style:parent-style-name="Domyślnaczcionkaakapitu" style:family="text">
      <style:text-properties fo:background-color="#80FFFF"/>
    </style:style>
    <style:style style:name="T4946" style:parent-style-name="Domyślnaczcionkaakapitu" style:family="text">
      <style:text-properties fo:background-color="#80FFFF"/>
    </style:style>
    <style:style style:name="P4947" style:parent-style-name="Normalny" style:family="paragraph">
      <style:paragraph-properties fo:text-align="justify" fo:line-height="150%" fo:text-indent="0.2479in"/>
    </style:style>
    <style:style style:name="T4948" style:parent-style-name="Domyślnaczcionkaakapitu" style:family="text">
      <style:text-properties fo:background-color="#80FFFF"/>
    </style:style>
    <style:style style:name="T4949" style:parent-style-name="Domyślnaczcionkaakapitu" style:family="text">
      <style:text-properties fo:background-color="#80FFFF"/>
    </style:style>
    <style:style style:name="T4950" style:parent-style-name="Domyślnaczcionkaakapitu" style:family="text">
      <style:text-properties fo:background-color="#80FFFF"/>
    </style:style>
    <style:style style:name="T4951" style:parent-style-name="Domyślnaczcionkaakapitu" style:family="text">
      <style:text-properties fo:background-color="#80FFFF"/>
    </style:style>
    <style:style style:name="P4952" style:parent-style-name="Normalny" style:family="paragraph">
      <style:paragraph-properties fo:text-align="justify" fo:line-height="150%" fo:text-indent="0.2479in"/>
    </style:style>
    <style:style style:name="P4953" style:parent-style-name="Normalny" style:family="paragraph">
      <style:paragraph-properties fo:text-align="justify" fo:line-height="150%"/>
    </style:style>
    <style:style style:name="T4954" style:parent-style-name="Domyślnaczcionkaakapitu" style:family="text">
      <style:text-properties fo:background-color="#80FFFF" style:text-underline-type="single" style:text-underline-style="solid" style:text-underline-width="auto" style:text-underline-mode="continuous"/>
    </style:style>
    <style:style style:name="T4955" style:parent-style-name="Domyślnaczcionkaakapitu" style:family="text">
      <style:text-properties style:text-underline-type="single" style:text-underline-style="solid" style:text-underline-width="auto" style:text-underline-mode="continuous"/>
    </style:style>
    <style:style style:name="T4956" style:parent-style-name="Domyślnaczcionkaakapitu" style:family="text">
      <style:text-properties fo:background-color="#80FFFF" style:text-underline-type="single" style:text-underline-style="solid" style:text-underline-width="auto" style:text-underline-mode="continuous"/>
    </style:style>
    <style:style style:name="T4957" style:parent-style-name="Domyślnaczcionkaakapitu" style:family="text">
      <style:text-properties style:text-underline-type="single" style:text-underline-style="solid" style:text-underline-width="auto" style:text-underline-mode="continuous"/>
    </style:style>
    <style:style style:name="T4958" style:parent-style-name="Domyślnaczcionkaakapitu" style:family="text">
      <style:text-properties fo:background-color="#80FFFF" style:text-underline-type="single" style:text-underline-style="solid" style:text-underline-width="auto" style:text-underline-mode="continuous"/>
    </style:style>
    <style:style style:name="T4959" style:parent-style-name="Domyślnaczcionkaakapitu" style:family="text">
      <style:text-properties fo:background-color="#80FFFF"/>
    </style:style>
    <style:style style:name="P4960" style:parent-style-name="Normalny" style:family="paragraph">
      <style:paragraph-properties fo:text-align="justify" fo:line-height="150%" fo:text-indent="0.2479in"/>
    </style:style>
    <style:style style:name="T4961" style:parent-style-name="Domyślnaczcionkaakapitu" style:family="text">
      <style:text-properties fo:background-color="#80FFFF"/>
    </style:style>
    <style:style style:name="T4962" style:parent-style-name="Domyślnaczcionkaakapitu" style:family="text">
      <style:text-properties fo:background-color="#80FFFF"/>
    </style:style>
    <style:style style:name="T4963" style:parent-style-name="Domyślnaczcionkaakapitu" style:family="text">
      <style:text-properties fo:background-color="#80FFFF"/>
    </style:style>
    <style:style style:name="T4964" style:parent-style-name="Domyślnaczcionkaakapitu" style:family="text">
      <style:text-properties fo:background-color="#80FFFF"/>
    </style:style>
    <style:style style:name="P4965" style:parent-style-name="Normalny" style:family="paragraph">
      <style:paragraph-properties fo:text-align="justify" fo:line-height="150%"/>
    </style:style>
    <style:style style:name="T4966" style:parent-style-name="Domyślnaczcionkaakapitu" style:family="text">
      <style:text-properties style:text-underline-type="single" style:text-underline-style="solid" style:text-underline-width="auto" style:text-underline-mode="continuous"/>
    </style:style>
    <style:style style:name="T4967" style:parent-style-name="Domyślnaczcionkaakapitu" style:family="text">
      <style:text-properties fo:background-color="#80FFFF" style:text-underline-type="single" style:text-underline-style="solid" style:text-underline-width="auto" style:text-underline-mode="continuous"/>
    </style:style>
    <style:style style:name="T4968" style:parent-style-name="Domyślnaczcionkaakapitu" style:family="text">
      <style:text-properties style:text-underline-type="single" style:text-underline-style="solid" style:text-underline-width="auto" style:text-underline-mode="continuous"/>
    </style:style>
    <style:style style:name="T4969" style:parent-style-name="Domyślnaczcionkaakapitu" style:family="text">
      <style:text-properties fo:background-color="#80FFFF" style:text-underline-type="single" style:text-underline-style="solid" style:text-underline-width="auto" style:text-underline-mode="continuous"/>
    </style:style>
    <style:style style:name="T4970" style:parent-style-name="Domyślnaczcionkaakapitu" style:family="text">
      <style:text-properties style:text-underline-type="single" style:text-underline-style="solid" style:text-underline-width="auto" style:text-underline-mode="continuous"/>
    </style:style>
    <style:style style:name="P4971" style:parent-style-name="Normalny" style:family="paragraph">
      <style:paragraph-properties fo:text-align="justify" fo:line-height="150%" fo:text-indent="0.2479in"/>
    </style:style>
    <style:style style:name="T4972" style:parent-style-name="Domyślnaczcionkaakapitu" style:family="text">
      <style:text-properties fo:background-color="#80FFFF"/>
    </style:style>
    <style:style style:name="T4973" style:parent-style-name="Domyślnaczcionkaakapitu" style:family="text">
      <style:text-properties fo:background-color="#80FFFF"/>
    </style:style>
    <style:style style:name="T4974" style:parent-style-name="Domyślnaczcionkaakapitu" style:family="text">
      <style:text-properties fo:background-color="#80FFFF"/>
    </style:style>
    <style:style style:name="P4975" style:parent-style-name="Normalny" style:family="paragraph">
      <style:paragraph-properties fo:text-align="justify" fo:line-height="150%"/>
    </style:style>
    <style:style style:name="T4976" style:parent-style-name="Domyślnaczcionkaakapitu" style:family="text">
      <style:text-properties fo:background-color="#80FFFF" style:text-underline-type="single" style:text-underline-style="solid" style:text-underline-width="auto" style:text-underline-mode="continuous"/>
    </style:style>
    <style:style style:name="T4977" style:parent-style-name="Domyślnaczcionkaakapitu" style:family="text">
      <style:text-properties style:text-underline-type="single" style:text-underline-style="solid" style:text-underline-width="auto" style:text-underline-mode="continuous"/>
    </style:style>
    <style:style style:name="T4978" style:parent-style-name="Domyślnaczcionkaakapitu" style:family="text">
      <style:text-properties fo:background-color="#80FFFF" style:text-underline-type="single" style:text-underline-style="solid" style:text-underline-width="auto" style:text-underline-mode="continuous"/>
    </style:style>
    <style:style style:name="T4979" style:parent-style-name="Domyślnaczcionkaakapitu" style:family="text">
      <style:text-properties style:text-underline-type="single" style:text-underline-style="solid" style:text-underline-width="auto" style:text-underline-mode="continuous"/>
    </style:style>
    <style:style style:name="T4980" style:parent-style-name="Domyślnaczcionkaakapitu" style:family="text">
      <style:text-properties fo:background-color="#80FFFF" style:text-underline-type="single" style:text-underline-style="solid" style:text-underline-width="auto" style:text-underline-mode="continuous"/>
    </style:style>
    <style:style style:name="T4981" style:parent-style-name="Domyślnaczcionkaakapitu" style:family="text">
      <style:text-properties fo:background-color="#80FFFF"/>
    </style:style>
    <style:style style:name="P4982" style:parent-style-name="Normalny" style:family="paragraph">
      <style:paragraph-properties fo:text-align="justify" fo:line-height="150%" fo:text-indent="0.2479in"/>
    </style:style>
    <style:style style:name="T4983" style:parent-style-name="Domyślnaczcionkaakapitu" style:family="text">
      <style:text-properties fo:background-color="#80FFFF"/>
    </style:style>
    <style:style style:name="T4984" style:parent-style-name="Domyślnaczcionkaakapitu" style:family="text">
      <style:text-properties fo:background-color="#80FFFF"/>
    </style:style>
    <style:style style:name="T4985" style:parent-style-name="Domyślnaczcionkaakapitu" style:family="text">
      <style:text-properties fo:background-color="#80FFFF"/>
    </style:style>
    <style:style style:name="T4986" style:parent-style-name="Domyślnaczcionkaakapitu" style:family="text">
      <style:text-properties fo:background-color="#80FFFF"/>
    </style:style>
    <style:style style:name="T4987" style:parent-style-name="Domyślnaczcionkaakapitu" style:family="text">
      <style:text-properties fo:background-color="#80FFFF"/>
    </style:style>
    <style:style style:name="P4988" style:parent-style-name="Normalny" style:family="paragraph">
      <style:paragraph-properties fo:text-align="justify" fo:line-height="150%"/>
    </style:style>
    <style:style style:name="T4989" style:parent-style-name="Domyślnaczcionkaakapitu" style:family="text">
      <style:text-properties style:text-underline-type="single" style:text-underline-style="solid" style:text-underline-width="auto" style:text-underline-mode="continuous"/>
    </style:style>
    <style:style style:name="P4990" style:parent-style-name="Normalny" style:family="paragraph">
      <style:paragraph-properties fo:text-align="justify" fo:line-height="150%" fo:text-indent="0.2479in"/>
    </style:style>
    <style:style style:name="T4991" style:parent-style-name="Domyślnaczcionkaakapitu" style:family="text">
      <style:text-properties fo:background-color="#80FFFF"/>
    </style:style>
    <style:style style:name="T4992" style:parent-style-name="Domyślnaczcionkaakapitu" style:family="text">
      <style:text-properties fo:background-color="#80FFFF"/>
    </style:style>
    <style:style style:name="T4993" style:parent-style-name="Domyślnaczcionkaakapitu" style:family="text">
      <style:text-properties fo:background-color="#80FFFF"/>
    </style:style>
    <style:style style:name="P4994" style:parent-style-name="Normalny" style:family="paragraph">
      <style:paragraph-properties fo:text-align="justify" fo:line-height="150%"/>
    </style:style>
    <style:style style:name="T4995" style:parent-style-name="Domyślnaczcionkaakapitu" style:family="text">
      <style:text-properties fo:background-color="#80FFFF" style:text-underline-type="single" style:text-underline-style="solid" style:text-underline-width="auto" style:text-underline-mode="continuous"/>
    </style:style>
    <style:style style:name="T4996" style:parent-style-name="Domyślnaczcionkaakapitu" style:family="text">
      <style:text-properties style:text-underline-type="single" style:text-underline-style="solid" style:text-underline-width="auto" style:text-underline-mode="continuous"/>
    </style:style>
    <style:style style:name="T4997" style:parent-style-name="Domyślnaczcionkaakapitu" style:family="text">
      <style:text-properties fo:background-color="#80FFFF" style:text-underline-type="single" style:text-underline-style="solid" style:text-underline-width="auto" style:text-underline-mode="continuous"/>
    </style:style>
    <style:style style:name="T4998" style:parent-style-name="Domyślnaczcionkaakapitu" style:family="text">
      <style:text-properties style:text-underline-type="single" style:text-underline-style="solid" style:text-underline-width="auto" style:text-underline-mode="continuous"/>
    </style:style>
    <style:style style:name="T4999" style:parent-style-name="Domyślnaczcionkaakapitu" style:family="text">
      <style:text-properties fo:background-color="#80FFFF" style:text-underline-type="single" style:text-underline-style="solid" style:text-underline-width="auto" style:text-underline-mode="continuous"/>
    </style:style>
    <style:style style:name="T5000" style:parent-style-name="Domyślnaczcionkaakapitu" style:family="text">
      <style:text-properties fo:background-color="#80FFFF"/>
    </style:style>
    <style:style style:name="P5001" style:parent-style-name="Normalny" style:family="paragraph">
      <style:paragraph-properties fo:text-align="justify" fo:line-height="150%" fo:text-indent="0.2479in"/>
    </style:style>
    <style:style style:name="T5002" style:parent-style-name="Domyślnaczcionkaakapitu" style:family="text">
      <style:text-properties fo:background-color="#80FFFF"/>
    </style:style>
    <style:style style:name="P5003" style:parent-style-name="Normalny" style:family="paragraph">
      <style:paragraph-properties fo:text-align="justify" fo:line-height="150%"/>
    </style:style>
    <style:style style:name="T5004" style:parent-style-name="Domyślnaczcionkaakapitu" style:family="text">
      <style:text-properties fo:background-color="#80FFFF" style:text-underline-type="single" style:text-underline-style="solid" style:text-underline-width="auto" style:text-underline-mode="continuous"/>
    </style:style>
    <style:style style:name="T5005" style:parent-style-name="Domyślnaczcionkaakapitu" style:family="text">
      <style:text-properties style:text-underline-type="single" style:text-underline-style="solid" style:text-underline-width="auto" style:text-underline-mode="continuous"/>
    </style:style>
    <style:style style:name="T5006" style:parent-style-name="Domyślnaczcionkaakapitu" style:family="text">
      <style:text-properties fo:background-color="#80FFFF" style:text-underline-type="single" style:text-underline-style="solid" style:text-underline-width="auto" style:text-underline-mode="continuous"/>
    </style:style>
    <style:style style:name="T5007" style:parent-style-name="Domyślnaczcionkaakapitu" style:family="text">
      <style:text-properties style:text-underline-type="single" style:text-underline-style="solid" style:text-underline-width="auto" style:text-underline-mode="continuous"/>
    </style:style>
    <style:style style:name="P5008" style:parent-style-name="Normalny" style:family="paragraph">
      <style:paragraph-properties fo:text-align="justify" fo:line-height="150%" fo:text-indent="0.2479in"/>
    </style:style>
    <style:style style:name="T5009" style:parent-style-name="Domyślnaczcionkaakapitu" style:family="text">
      <style:text-properties fo:background-color="#80FFFF"/>
    </style:style>
    <style:style style:name="T5010" style:parent-style-name="Domyślnaczcionkaakapitu" style:family="text">
      <style:text-properties fo:background-color="#80FFFF"/>
    </style:style>
    <style:style style:name="T5011" style:parent-style-name="Domyślnaczcionkaakapitu" style:family="text">
      <style:text-properties fo:background-color="#80FFFF"/>
    </style:style>
    <style:style style:name="T5012" style:parent-style-name="Domyślnaczcionkaakapitu" style:family="text">
      <style:text-properties fo:background-color="#80FFFF"/>
    </style:style>
    <style:style style:name="T5013" style:parent-style-name="Domyślnaczcionkaakapitu" style:family="text">
      <style:text-properties fo:background-color="#80FFFF"/>
    </style:style>
    <style:style style:name="T5014" style:parent-style-name="Domyślnaczcionkaakapitu" style:family="text">
      <style:text-properties fo:background-color="#80FFFF"/>
    </style:style>
    <style:style style:name="T5015" style:parent-style-name="Domyślnaczcionkaakapitu" style:family="text">
      <style:text-properties fo:background-color="#80FFFF"/>
    </style:style>
    <style:style style:name="T5016" style:parent-style-name="Domyślnaczcionkaakapitu" style:family="text">
      <style:text-properties fo:background-color="#80FFFF"/>
    </style:style>
    <style:style style:name="P5017" style:parent-style-name="Normalny" style:family="paragraph">
      <style:paragraph-properties fo:text-align="justify" fo:line-height="150%" fo:text-indent="0.2479in"/>
    </style:style>
    <style:style style:name="T5018" style:parent-style-name="Domyślnaczcionkaakapitu" style:family="text">
      <style:text-properties fo:background-color="#80FFFF"/>
    </style:style>
    <style:style style:name="T5019" style:parent-style-name="Domyślnaczcionkaakapitu" style:family="text">
      <style:text-properties fo:background-color="#80FFFF"/>
    </style:style>
    <style:style style:name="T5020" style:parent-style-name="Domyślnaczcionkaakapitu" style:family="text">
      <style:text-properties fo:background-color="#80FFFF"/>
    </style:style>
    <style:style style:name="T5021" style:parent-style-name="Domyślnaczcionkaakapitu" style:family="text">
      <style:text-properties fo:background-color="#80FFFF"/>
    </style:style>
    <style:style style:name="T5022" style:parent-style-name="Domyślnaczcionkaakapitu" style:family="text">
      <style:text-properties fo:background-color="#80FFFF"/>
    </style:style>
    <style:style style:name="P5023" style:parent-style-name="Normalny" style:family="paragraph">
      <style:paragraph-properties fo:text-align="justify" fo:line-height="150%" fo:text-indent="0.2479in"/>
    </style:style>
    <style:style style:name="T5024" style:parent-style-name="Domyślnaczcionkaakapitu" style:family="text">
      <style:text-properties fo:background-color="#80FFFF"/>
    </style:style>
    <style:style style:name="T5025" style:parent-style-name="Domyślnaczcionkaakapitu" style:family="text">
      <style:text-properties fo:background-color="#80FFFF"/>
    </style:style>
    <style:style style:name="T5026" style:parent-style-name="Domyślnaczcionkaakapitu" style:family="text">
      <style:text-properties fo:background-color="#80FFFF"/>
    </style:style>
    <style:style style:name="T5027" style:parent-style-name="Domyślnaczcionkaakapitu" style:family="text">
      <style:text-properties fo:background-color="#80FFFF"/>
    </style:style>
    <style:style style:name="T5028" style:parent-style-name="Domyślnaczcionkaakapitu" style:family="text">
      <style:text-properties fo:background-color="#80FFFF"/>
    </style:style>
    <style:style style:name="T5029" style:parent-style-name="Domyślnaczcionkaakapitu" style:family="text">
      <style:text-properties fo:background-color="#80FFFF"/>
    </style:style>
    <style:style style:name="T5030" style:parent-style-name="Domyślnaczcionkaakapitu" style:family="text">
      <style:text-properties fo:background-color="#80FFFF"/>
    </style:style>
    <style:style style:name="T5031" style:parent-style-name="Domyślnaczcionkaakapitu" style:family="text">
      <style:text-properties fo:background-color="#80FFFF"/>
    </style:style>
    <style:style style:name="T5032" style:parent-style-name="Domyślnaczcionkaakapitu" style:family="text">
      <style:text-properties fo:background-color="#80FFFF"/>
    </style:style>
    <style:style style:name="T5033" style:parent-style-name="Domyślnaczcionkaakapitu" style:family="text">
      <style:text-properties fo:background-color="#80FFFF"/>
    </style:style>
    <style:style style:name="T5034" style:parent-style-name="Domyślnaczcionkaakapitu" style:family="text">
      <style:text-properties fo:background-color="#80FFFF"/>
    </style:style>
    <style:style style:name="P5035" style:parent-style-name="Normalny" style:family="paragraph">
      <style:paragraph-properties fo:text-align="justify" fo:line-height="150%" fo:text-indent="0.2479in"/>
    </style:style>
    <style:style style:name="T5036" style:parent-style-name="Domyślnaczcionkaakapitu" style:family="text">
      <style:text-properties fo:background-color="#80FFFF"/>
    </style:style>
    <style:style style:name="T5037" style:parent-style-name="Domyślnaczcionkaakapitu" style:family="text">
      <style:text-properties fo:background-color="#80FFFF"/>
    </style:style>
    <style:style style:name="T5038" style:parent-style-name="Domyślnaczcionkaakapitu" style:family="text">
      <style:text-properties fo:background-color="#80FFFF"/>
    </style:style>
    <style:style style:name="T5039" style:parent-style-name="Domyślnaczcionkaakapitu" style:family="text">
      <style:text-properties fo:background-color="#80FFFF"/>
    </style:style>
    <style:style style:name="T5040" style:parent-style-name="Domyślnaczcionkaakapitu" style:family="text">
      <style:text-properties fo:background-color="#80FFFF"/>
    </style:style>
    <style:style style:name="T5041" style:parent-style-name="Domyślnaczcionkaakapitu" style:family="text">
      <style:text-properties fo:background-color="#80FFFF"/>
    </style:style>
    <style:style style:name="T5042" style:parent-style-name="Domyślnaczcionkaakapitu" style:family="text">
      <style:text-properties fo:background-color="#80FFFF"/>
    </style:style>
    <style:style style:name="T5043" style:parent-style-name="Domyślnaczcionkaakapitu" style:family="text">
      <style:text-properties fo:background-color="#80FFFF"/>
    </style:style>
    <style:style style:name="P5044" style:parent-style-name="Normalny" style:family="paragraph">
      <style:paragraph-properties fo:text-align="justify" fo:line-height="150%"/>
    </style:style>
    <style:style style:name="T5045" style:parent-style-name="Domyślnaczcionkaakapitu" style:family="text">
      <style:text-properties fo:background-color="#80FFFF" style:text-underline-type="single" style:text-underline-style="solid" style:text-underline-width="auto" style:text-underline-mode="continuous"/>
    </style:style>
    <style:style style:name="T5046" style:parent-style-name="Domyślnaczcionkaakapitu" style:family="text">
      <style:text-properties style:text-underline-type="single" style:text-underline-style="solid" style:text-underline-width="auto" style:text-underline-mode="continuous"/>
    </style:style>
    <style:style style:name="T5047" style:parent-style-name="Domyślnaczcionkaakapitu" style:family="text">
      <style:text-properties fo:background-color="#80FFFF" style:text-underline-type="single" style:text-underline-style="solid" style:text-underline-width="auto" style:text-underline-mode="continuous"/>
    </style:style>
    <style:style style:name="T5048" style:parent-style-name="Domyślnaczcionkaakapitu" style:family="text">
      <style:text-properties style:text-underline-type="single" style:text-underline-style="solid" style:text-underline-width="auto" style:text-underline-mode="continuous"/>
    </style:style>
    <style:style style:name="T5049" style:parent-style-name="Domyślnaczcionkaakapitu" style:family="text">
      <style:text-properties fo:background-color="#80FFFF" style:text-underline-type="single" style:text-underline-style="solid" style:text-underline-width="auto" style:text-underline-mode="continuous"/>
    </style:style>
    <style:style style:name="T5050" style:parent-style-name="Domyślnaczcionkaakapitu" style:family="text">
      <style:text-properties fo:background-color="#80FFFF"/>
    </style:style>
    <style:style style:name="P5051" style:parent-style-name="Normalny" style:family="paragraph">
      <style:paragraph-properties fo:text-align="justify" fo:line-height="150%" fo:text-indent="0.2479in"/>
    </style:style>
    <style:style style:name="T5052" style:parent-style-name="Domyślnaczcionkaakapitu" style:family="text">
      <style:text-properties fo:background-color="#80FFFF"/>
    </style:style>
    <style:style style:name="T5053" style:parent-style-name="Domyślnaczcionkaakapitu" style:family="text">
      <style:text-properties fo:background-color="#80FFFF"/>
    </style:style>
    <style:style style:name="T5054" style:parent-style-name="Domyślnaczcionkaakapitu" style:family="text">
      <style:text-properties fo:background-color="#80FFFF"/>
    </style:style>
    <style:style style:name="T5055" style:parent-style-name="Domyślnaczcionkaakapitu" style:family="text">
      <style:text-properties fo:background-color="#80FFFF"/>
    </style:style>
    <style:style style:name="T5056" style:parent-style-name="Domyślnaczcionkaakapitu" style:family="text">
      <style:text-properties fo:background-color="#80FFFF"/>
    </style:style>
    <style:style style:name="T5057" style:parent-style-name="Domyślnaczcionkaakapitu" style:family="text">
      <style:text-properties fo:background-color="#80FFFF"/>
    </style:style>
    <style:style style:name="P5058" style:parent-style-name="Normalny" style:family="paragraph">
      <style:paragraph-properties fo:text-align="justify" fo:line-height="150%"/>
    </style:style>
    <style:style style:name="T5059" style:parent-style-name="Domyślnaczcionkaakapitu" style:family="text">
      <style:text-properties fo:background-color="#80FFFF" style:text-underline-type="single" style:text-underline-style="solid" style:text-underline-width="auto" style:text-underline-mode="continuous"/>
    </style:style>
    <style:style style:name="T5060" style:parent-style-name="Domyślnaczcionkaakapitu" style:family="text">
      <style:text-properties style:text-underline-type="single" style:text-underline-style="solid" style:text-underline-width="auto" style:text-underline-mode="continuous"/>
    </style:style>
    <style:style style:name="T5061" style:parent-style-name="Domyślnaczcionkaakapitu" style:family="text">
      <style:text-properties fo:background-color="#80FFFF" style:text-underline-type="single" style:text-underline-style="solid" style:text-underline-width="auto" style:text-underline-mode="continuous"/>
    </style:style>
    <style:style style:name="T5062" style:parent-style-name="Domyślnaczcionkaakapitu" style:family="text">
      <style:text-properties style:text-underline-type="single" style:text-underline-style="solid" style:text-underline-width="auto" style:text-underline-mode="continuous"/>
    </style:style>
    <style:style style:name="P5063" style:parent-style-name="Normalny" style:family="paragraph">
      <style:paragraph-properties fo:text-align="justify" fo:line-height="150%" fo:text-indent="0.2479in"/>
    </style:style>
    <style:style style:name="T5064" style:parent-style-name="Domyślnaczcionkaakapitu" style:family="text">
      <style:text-properties fo:background-color="#80FFFF"/>
    </style:style>
    <style:style style:name="T5065" style:parent-style-name="Domyślnaczcionkaakapitu" style:family="text">
      <style:text-properties fo:background-color="#80FFFF"/>
    </style:style>
    <style:style style:name="T5066" style:parent-style-name="Domyślnaczcionkaakapitu" style:family="text">
      <style:text-properties fo:background-color="#80FFFF"/>
    </style:style>
    <style:style style:name="T5067" style:parent-style-name="Domyślnaczcionkaakapitu" style:family="text">
      <style:text-properties fo:background-color="#80FFFF"/>
    </style:style>
    <style:style style:name="T5068" style:parent-style-name="Domyślnaczcionkaakapitu" style:family="text">
      <style:text-properties fo:background-color="#80FFFF"/>
    </style:style>
    <style:style style:name="P5069" style:parent-style-name="Normalny" style:family="paragraph">
      <style:paragraph-properties fo:text-align="justify" fo:line-height="150%"/>
    </style:style>
    <style:style style:name="T5070" style:parent-style-name="Domyślnaczcionkaakapitu" style:family="text">
      <style:text-properties fo:background-color="#80FFFF" style:text-underline-type="single" style:text-underline-style="solid" style:text-underline-width="auto" style:text-underline-mode="continuous"/>
    </style:style>
    <style:style style:name="T5071" style:parent-style-name="Domyślnaczcionkaakapitu" style:family="text">
      <style:text-properties style:text-underline-type="single" style:text-underline-style="solid" style:text-underline-width="auto" style:text-underline-mode="continuous"/>
    </style:style>
    <style:style style:name="T5072" style:parent-style-name="Domyślnaczcionkaakapitu" style:family="text">
      <style:text-properties fo:background-color="#80FFFF" style:text-underline-type="single" style:text-underline-style="solid" style:text-underline-width="auto" style:text-underline-mode="continuous"/>
    </style:style>
    <style:style style:name="T5073" style:parent-style-name="Domyślnaczcionkaakapitu" style:family="text">
      <style:text-properties style:text-underline-type="single" style:text-underline-style="solid" style:text-underline-width="auto" style:text-underline-mode="continuous"/>
    </style:style>
    <style:style style:name="T5074" style:parent-style-name="Domyślnaczcionkaakapitu" style:family="text">
      <style:text-properties fo:background-color="#80FFFF" style:text-underline-type="single" style:text-underline-style="solid" style:text-underline-width="auto" style:text-underline-mode="continuous"/>
    </style:style>
    <style:style style:name="T5075" style:parent-style-name="Domyślnaczcionkaakapitu" style:family="text">
      <style:text-properties fo:background-color="#80FFFF"/>
    </style:style>
    <style:style style:name="P5076" style:parent-style-name="Normalny" style:family="paragraph">
      <style:paragraph-properties fo:text-align="justify" fo:line-height="150%" fo:text-indent="0.2479in"/>
    </style:style>
    <style:style style:name="T5077" style:parent-style-name="Domyślnaczcionkaakapitu" style:family="text">
      <style:text-properties fo:background-color="#80FFFF"/>
    </style:style>
    <style:style style:name="P5078" style:parent-style-name="Normalny" style:family="paragraph">
      <style:paragraph-properties fo:text-align="justify" fo:line-height="150%"/>
    </style:style>
    <style:style style:name="T5079" style:parent-style-name="Domyślnaczcionkaakapitu" style:family="text">
      <style:text-properties style:text-underline-type="single" style:text-underline-style="solid" style:text-underline-width="auto" style:text-underline-mode="continuous"/>
    </style:style>
    <style:style style:name="T5080" style:parent-style-name="Domyślnaczcionkaakapitu" style:family="text">
      <style:text-properties fo:background-color="#80FFFF" style:text-underline-type="single" style:text-underline-style="solid" style:text-underline-width="auto" style:text-underline-mode="continuous"/>
    </style:style>
    <style:style style:name="T5081" style:parent-style-name="Domyślnaczcionkaakapitu" style:family="text">
      <style:text-properties style:text-underline-type="single" style:text-underline-style="solid" style:text-underline-width="auto" style:text-underline-mode="continuous"/>
    </style:style>
    <style:style style:name="T5082" style:parent-style-name="Domyślnaczcionkaakapitu" style:family="text">
      <style:text-properties fo:background-color="#80FFFF"/>
    </style:style>
    <style:style style:name="P5083" style:parent-style-name="Normalny" style:family="paragraph">
      <style:paragraph-properties fo:text-align="justify" fo:line-height="150%" fo:text-indent="0.2479in"/>
    </style:style>
    <style:style style:name="T5084" style:parent-style-name="Domyślnaczcionkaakapitu" style:family="text">
      <style:text-properties fo:background-color="#80FFFF"/>
    </style:style>
    <style:style style:name="T5085" style:parent-style-name="Domyślnaczcionkaakapitu" style:family="text">
      <style:text-properties fo:background-color="#80FFFF"/>
    </style:style>
    <style:style style:name="P5086" style:parent-style-name="Normalny" style:family="paragraph">
      <style:paragraph-properties fo:text-align="justify" fo:line-height="150%"/>
    </style:style>
    <style:style style:name="T5087" style:parent-style-name="Domyślnaczcionkaakapitu" style:family="text">
      <style:text-properties fo:background-color="#80FFFF" style:text-underline-type="single" style:text-underline-style="solid" style:text-underline-width="auto" style:text-underline-mode="continuous"/>
    </style:style>
    <style:style style:name="T5088" style:parent-style-name="Domyślnaczcionkaakapitu" style:family="text">
      <style:text-properties style:text-underline-type="single" style:text-underline-style="solid" style:text-underline-width="auto" style:text-underline-mode="continuous"/>
    </style:style>
    <style:style style:name="T5089" style:parent-style-name="Domyślnaczcionkaakapitu" style:family="text">
      <style:text-properties fo:background-color="#80FFFF" style:text-underline-type="single" style:text-underline-style="solid" style:text-underline-width="auto" style:text-underline-mode="continuous"/>
    </style:style>
    <style:style style:name="T5090" style:parent-style-name="Domyślnaczcionkaakapitu" style:family="text">
      <style:text-properties style:text-underline-type="single" style:text-underline-style="solid" style:text-underline-width="auto" style:text-underline-mode="continuous"/>
    </style:style>
    <style:style style:name="T5091" style:parent-style-name="Domyślnaczcionkaakapitu" style:family="text">
      <style:text-properties fo:background-color="#80FFFF" style:text-underline-type="single" style:text-underline-style="solid" style:text-underline-width="auto" style:text-underline-mode="continuous"/>
    </style:style>
    <style:style style:name="T5092" style:parent-style-name="Domyślnaczcionkaakapitu" style:family="text">
      <style:text-properties fo:background-color="#80FFFF"/>
    </style:style>
    <style:style style:name="P5093" style:parent-style-name="Normalny" style:family="paragraph">
      <style:paragraph-properties fo:text-align="justify" fo:line-height="150%" fo:text-indent="0.2479in"/>
    </style:style>
    <style:style style:name="T5094" style:parent-style-name="Domyślnaczcionkaakapitu" style:family="text">
      <style:text-properties fo:background-color="#80FFFF"/>
    </style:style>
    <style:style style:name="T5095" style:parent-style-name="Domyślnaczcionkaakapitu" style:family="text">
      <style:text-properties fo:background-color="#80FFFF"/>
    </style:style>
    <style:style style:name="T5096" style:parent-style-name="Domyślnaczcionkaakapitu" style:family="text">
      <style:text-properties fo:background-color="#80FFFF"/>
    </style:style>
    <style:style style:name="P5097" style:parent-style-name="Normalny" style:family="paragraph">
      <style:paragraph-properties fo:text-align="justify" fo:line-height="150%"/>
    </style:style>
    <style:style style:name="T5098" style:parent-style-name="Domyślnaczcionkaakapitu" style:family="text">
      <style:text-properties fo:background-color="#80FFFF" style:text-underline-type="single" style:text-underline-style="solid" style:text-underline-width="auto" style:text-underline-mode="continuous"/>
    </style:style>
    <style:style style:name="T5099" style:parent-style-name="Domyślnaczcionkaakapitu" style:family="text">
      <style:text-properties style:text-underline-type="single" style:text-underline-style="solid" style:text-underline-width="auto" style:text-underline-mode="continuous"/>
    </style:style>
    <style:style style:name="P5100" style:parent-style-name="Normalny" style:family="paragraph">
      <style:paragraph-properties fo:text-align="justify" fo:line-height="150%" fo:text-indent="0.2479in"/>
    </style:style>
    <style:style style:name="T5101" style:parent-style-name="Domyślnaczcionkaakapitu" style:family="text">
      <style:text-properties fo:background-color="#80FFFF"/>
    </style:style>
    <style:style style:name="P5102" style:parent-style-name="Normalny" style:family="paragraph">
      <style:paragraph-properties fo:text-align="justify" fo:line-height="150%"/>
    </style:style>
    <style:style style:name="T5103" style:parent-style-name="Domyślnaczcionkaakapitu" style:family="text">
      <style:text-properties fo:background-color="#80FFFF" style:text-underline-type="single" style:text-underline-style="solid" style:text-underline-width="auto" style:text-underline-mode="continuous"/>
    </style:style>
    <style:style style:name="T5104" style:parent-style-name="Domyślnaczcionkaakapitu" style:family="text">
      <style:text-properties style:text-underline-type="single" style:text-underline-style="solid" style:text-underline-width="auto" style:text-underline-mode="continuous"/>
    </style:style>
    <style:style style:name="T5105" style:parent-style-name="Domyślnaczcionkaakapitu" style:family="text">
      <style:text-properties fo:background-color="#80FFFF" style:text-underline-type="single" style:text-underline-style="solid" style:text-underline-width="auto" style:text-underline-mode="continuous"/>
    </style:style>
    <style:style style:name="T5106" style:parent-style-name="Domyślnaczcionkaakapitu" style:family="text">
      <style:text-properties style:text-underline-type="single" style:text-underline-style="solid" style:text-underline-width="auto" style:text-underline-mode="continuous"/>
    </style:style>
    <style:style style:name="T5107" style:parent-style-name="Domyślnaczcionkaakapitu" style:family="text">
      <style:text-properties fo:background-color="#80FFFF" style:text-underline-type="single" style:text-underline-style="solid" style:text-underline-width="auto" style:text-underline-mode="continuous"/>
    </style:style>
    <style:style style:name="T5108" style:parent-style-name="Domyślnaczcionkaakapitu" style:family="text">
      <style:text-properties fo:background-color="#80FFFF"/>
    </style:style>
    <style:style style:name="P5109" style:parent-style-name="Normalny" style:family="paragraph">
      <style:paragraph-properties fo:text-align="justify" fo:line-height="150%" fo:text-indent="0.2479in"/>
    </style:style>
    <style:style style:name="T5110" style:parent-style-name="Domyślnaczcionkaakapitu" style:family="text">
      <style:text-properties fo:background-color="#80FFFF"/>
    </style:style>
    <style:style style:name="T5111" style:parent-style-name="Domyślnaczcionkaakapitu" style:family="text">
      <style:text-properties fo:background-color="#80FFFF"/>
    </style:style>
    <style:style style:name="T5112" style:parent-style-name="Domyślnaczcionkaakapitu" style:family="text">
      <style:text-properties fo:background-color="#80FFFF"/>
    </style:style>
    <style:style style:name="T5113" style:parent-style-name="Domyślnaczcionkaakapitu" style:family="text">
      <style:text-properties fo:background-color="#80FFFF"/>
    </style:style>
    <style:style style:name="P5114" style:parent-style-name="Normalny" style:family="paragraph">
      <style:paragraph-properties fo:text-align="justify" fo:line-height="150%" fo:text-indent="0.2479in"/>
    </style:style>
    <style:style style:name="T5115" style:parent-style-name="Domyślnaczcionkaakapitu" style:family="text">
      <style:text-properties fo:background-color="#80FFFF"/>
    </style:style>
    <style:style style:name="P5116" style:parent-style-name="Normalny" style:family="paragraph">
      <style:paragraph-properties fo:text-align="justify" fo:line-height="150%"/>
    </style:style>
    <style:style style:name="T5117" style:parent-style-name="Domyślnaczcionkaakapitu" style:family="text">
      <style:text-properties style:text-underline-type="single" style:text-underline-style="solid" style:text-underline-width="auto" style:text-underline-mode="continuous"/>
    </style:style>
    <style:style style:name="T5118" style:parent-style-name="Domyślnaczcionkaakapitu" style:family="text">
      <style:text-properties fo:background-color="#80FFFF" style:text-underline-type="single" style:text-underline-style="solid" style:text-underline-width="auto" style:text-underline-mode="continuous"/>
    </style:style>
    <style:style style:name="T5119" style:parent-style-name="Domyślnaczcionkaakapitu" style:family="text">
      <style:text-properties style:text-underline-type="single" style:text-underline-style="solid" style:text-underline-width="auto" style:text-underline-mode="continuous"/>
    </style:style>
    <style:style style:name="P5120" style:parent-style-name="Normalny" style:family="paragraph">
      <style:paragraph-properties fo:text-align="justify" fo:line-height="150%" fo:text-indent="0.2479in"/>
    </style:style>
    <style:style style:name="T5121" style:parent-style-name="Domyślnaczcionkaakapitu" style:family="text">
      <style:text-properties fo:background-color="#80FFFF"/>
    </style:style>
    <style:style style:name="T5122" style:parent-style-name="Domyślnaczcionkaakapitu" style:family="text">
      <style:text-properties fo:background-color="#80FFFF"/>
    </style:style>
    <style:style style:name="T5123" style:parent-style-name="Domyślnaczcionkaakapitu" style:family="text">
      <style:text-properties fo:background-color="#80FFFF"/>
    </style:style>
    <style:style style:name="T5124" style:parent-style-name="Domyślnaczcionkaakapitu" style:family="text">
      <style:text-properties fo:background-color="#80FFFF"/>
    </style:style>
    <style:style style:name="T5125" style:parent-style-name="Domyślnaczcionkaakapitu" style:family="text">
      <style:text-properties fo:background-color="#80FFFF"/>
    </style:style>
    <style:style style:name="T5126" style:parent-style-name="Domyślnaczcionkaakapitu" style:family="text">
      <style:text-properties fo:background-color="#80FFFF"/>
    </style:style>
    <style:style style:name="P5127" style:parent-style-name="Normalny" style:family="paragraph">
      <style:paragraph-properties fo:text-align="justify" fo:line-height="150%" fo:text-indent="0.2479in"/>
    </style:style>
    <style:style style:name="T5128" style:parent-style-name="Domyślnaczcionkaakapitu" style:family="text">
      <style:text-properties fo:background-color="#80FFFF"/>
    </style:style>
    <style:style style:name="T5129" style:parent-style-name="Domyślnaczcionkaakapitu" style:family="text">
      <style:text-properties fo:background-color="#80FFFF"/>
    </style:style>
    <style:style style:name="T5130" style:parent-style-name="Domyślnaczcionkaakapitu" style:family="text">
      <style:text-properties fo:background-color="#80FFFF"/>
    </style:style>
    <style:style style:name="T5131" style:parent-style-name="Domyślnaczcionkaakapitu" style:family="text">
      <style:text-properties fo:background-color="#80FFFF"/>
    </style:style>
    <style:style style:name="T5132" style:parent-style-name="Domyślnaczcionkaakapitu" style:family="text">
      <style:text-properties fo:background-color="#80FFFF"/>
    </style:style>
    <style:style style:name="T5133" style:parent-style-name="Domyślnaczcionkaakapitu" style:family="text">
      <style:text-properties fo:background-color="#80FFFF"/>
    </style:style>
    <style:style style:name="T5134" style:parent-style-name="Domyślnaczcionkaakapitu" style:family="text">
      <style:text-properties fo:background-color="#80FFFF"/>
    </style:style>
    <style:style style:name="T5135" style:parent-style-name="Domyślnaczcionkaakapitu" style:family="text">
      <style:text-properties fo:background-color="#80FFFF"/>
    </style:style>
    <style:style style:name="T5136" style:parent-style-name="Domyślnaczcionkaakapitu" style:family="text">
      <style:text-properties fo:background-color="#80FFFF"/>
    </style:style>
    <style:style style:name="P5137" style:parent-style-name="Normalny" style:family="paragraph">
      <style:paragraph-properties fo:text-align="justify" fo:line-height="150%" fo:text-indent="0.2479in"/>
    </style:style>
    <style:style style:name="T5138" style:parent-style-name="Domyślnaczcionkaakapitu" style:family="text">
      <style:text-properties fo:background-color="#80FFFF"/>
    </style:style>
    <style:style style:name="T5139" style:parent-style-name="Domyślnaczcionkaakapitu" style:family="text">
      <style:text-properties fo:background-color="#80FFFF"/>
    </style:style>
    <style:style style:name="T5140" style:parent-style-name="Domyślnaczcionkaakapitu" style:family="text">
      <style:text-properties fo:background-color="#80FFFF"/>
    </style:style>
    <style:style style:name="T5141" style:parent-style-name="Domyślnaczcionkaakapitu" style:family="text">
      <style:text-properties fo:background-color="#80FFFF"/>
    </style:style>
    <style:style style:name="T5142" style:parent-style-name="Domyślnaczcionkaakapitu" style:family="text">
      <style:text-properties fo:background-color="#80FFFF"/>
    </style:style>
    <style:style style:name="T5143" style:parent-style-name="Domyślnaczcionkaakapitu" style:family="text">
      <style:text-properties fo:background-color="#80FFFF"/>
    </style:style>
    <style:style style:name="T5144" style:parent-style-name="Domyślnaczcionkaakapitu" style:family="text">
      <style:text-properties fo:background-color="#80FFFF"/>
    </style:style>
    <style:style style:name="T5145" style:parent-style-name="Domyślnaczcionkaakapitu" style:family="text">
      <style:text-properties fo:background-color="#80FFFF"/>
    </style:style>
    <style:style style:name="T5146" style:parent-style-name="Domyślnaczcionkaakapitu" style:family="text">
      <style:text-properties fo:background-color="#80FFFF"/>
    </style:style>
    <style:style style:name="P5147" style:parent-style-name="Normalny" style:family="paragraph">
      <style:paragraph-properties fo:text-align="justify" fo:line-height="150%" fo:text-indent="0.2479in"/>
    </style:style>
    <style:style style:name="T5148" style:parent-style-name="Domyślnaczcionkaakapitu" style:family="text">
      <style:text-properties fo:background-color="#80FFFF"/>
    </style:style>
    <style:style style:name="T5149" style:parent-style-name="Domyślnaczcionkaakapitu" style:family="text">
      <style:text-properties fo:background-color="#80FFFF"/>
    </style:style>
    <style:style style:name="T5150" style:parent-style-name="Domyślnaczcionkaakapitu" style:family="text">
      <style:text-properties fo:background-color="#80FFFF"/>
    </style:style>
    <style:style style:name="T5151" style:parent-style-name="Domyślnaczcionkaakapitu" style:family="text">
      <style:text-properties fo:background-color="#80FFFF"/>
    </style:style>
    <style:style style:name="T5152" style:parent-style-name="Domyślnaczcionkaakapitu" style:family="text">
      <style:text-properties fo:background-color="#80FFFF"/>
    </style:style>
    <style:style style:name="T5153" style:parent-style-name="Domyślnaczcionkaakapitu" style:family="text">
      <style:text-properties fo:background-color="#80FFFF"/>
    </style:style>
    <style:style style:name="T5154" style:parent-style-name="Domyślnaczcionkaakapitu" style:family="text">
      <style:text-properties fo:background-color="#80FFFF"/>
    </style:style>
    <style:style style:name="T5155" style:parent-style-name="Domyślnaczcionkaakapitu" style:family="text">
      <style:text-properties fo:background-color="#80FFFF"/>
    </style:style>
    <style:style style:name="T5156" style:parent-style-name="Domyślnaczcionkaakapitu" style:family="text">
      <style:text-properties fo:background-color="#80FFFF"/>
    </style:style>
    <style:style style:name="T5157" style:parent-style-name="Domyślnaczcionkaakapitu" style:family="text">
      <style:text-properties fo:background-color="#80FFFF"/>
    </style:style>
    <style:style style:name="T5158" style:parent-style-name="Domyślnaczcionkaakapitu" style:family="text">
      <style:text-properties fo:background-color="#80FFFF"/>
    </style:style>
    <style:style style:name="T5159" style:parent-style-name="Domyślnaczcionkaakapitu" style:family="text">
      <style:text-properties fo:background-color="#80FFFF"/>
    </style:style>
    <style:style style:name="T5160" style:parent-style-name="Domyślnaczcionkaakapitu" style:family="text">
      <style:text-properties fo:background-color="#80FFFF"/>
    </style:style>
    <style:style style:name="T5161" style:parent-style-name="Domyślnaczcionkaakapitu" style:family="text">
      <style:text-properties fo:background-color="#80FFFF"/>
    </style:style>
    <style:style style:name="T5162" style:parent-style-name="Domyślnaczcionkaakapitu" style:family="text">
      <style:text-properties fo:background-color="#80FFFF"/>
    </style:style>
    <style:style style:name="T5163" style:parent-style-name="Domyślnaczcionkaakapitu" style:family="text">
      <style:text-properties fo:background-color="#80FFFF"/>
    </style:style>
    <style:style style:name="P5164" style:parent-style-name="Normalny" style:family="paragraph">
      <style:paragraph-properties fo:text-align="justify" fo:line-height="150%" fo:text-indent="0.2479in"/>
    </style:style>
    <style:style style:name="T5165" style:parent-style-name="Domyślnaczcionkaakapitu" style:family="text">
      <style:text-properties fo:background-color="#80FFFF"/>
    </style:style>
    <style:style style:name="T5166" style:parent-style-name="Domyślnaczcionkaakapitu" style:family="text">
      <style:text-properties fo:background-color="#80FFFF"/>
    </style:style>
    <style:style style:name="T5167" style:parent-style-name="Domyślnaczcionkaakapitu" style:family="text">
      <style:text-properties fo:background-color="#80FFFF"/>
    </style:style>
    <style:style style:name="T5168" style:parent-style-name="Domyślnaczcionkaakapitu" style:family="text">
      <style:text-properties fo:background-color="#80FFFF"/>
    </style:style>
    <style:style style:name="P5169" style:parent-style-name="Normalny" style:family="paragraph">
      <style:paragraph-properties fo:text-align="justify" fo:line-height="150%" fo:text-indent="0.2479in"/>
    </style:style>
    <style:style style:name="T5170" style:parent-style-name="Domyślnaczcionkaakapitu" style:family="text">
      <style:text-properties fo:background-color="#80FFFF"/>
    </style:style>
    <style:style style:name="T5171" style:parent-style-name="Domyślnaczcionkaakapitu" style:family="text">
      <style:text-properties fo:background-color="#80FFFF"/>
    </style:style>
    <style:style style:name="T5172" style:parent-style-name="Domyślnaczcionkaakapitu" style:family="text">
      <style:text-properties fo:background-color="#80FFFF"/>
    </style:style>
    <style:style style:name="T5173" style:parent-style-name="Domyślnaczcionkaakapitu" style:family="text">
      <style:text-properties fo:background-color="#80FFFF"/>
    </style:style>
    <style:style style:name="T5174" style:parent-style-name="Domyślnaczcionkaakapitu" style:family="text">
      <style:text-properties fo:background-color="#80FFFF"/>
    </style:style>
    <style:style style:name="T5175" style:parent-style-name="Domyślnaczcionkaakapitu" style:family="text">
      <style:text-properties fo:background-color="#80FFFF"/>
    </style:style>
    <style:style style:name="T5176" style:parent-style-name="Domyślnaczcionkaakapitu" style:family="text">
      <style:text-properties fo:background-color="#80FFFF"/>
    </style:style>
    <style:style style:name="T5177" style:parent-style-name="Domyślnaczcionkaakapitu" style:family="text">
      <style:text-properties fo:background-color="#80FFFF"/>
    </style:style>
    <style:style style:name="T5178" style:parent-style-name="Domyślnaczcionkaakapitu" style:family="text">
      <style:text-properties fo:background-color="#80FFFF"/>
    </style:style>
    <style:style style:name="T5179" style:parent-style-name="Domyślnaczcionkaakapitu" style:family="text">
      <style:text-properties fo:background-color="#80FFFF"/>
    </style:style>
    <style:style style:name="T5180" style:parent-style-name="Domyślnaczcionkaakapitu" style:family="text">
      <style:text-properties fo:background-color="#80FFFF"/>
    </style:style>
    <style:style style:name="T5181" style:parent-style-name="Domyślnaczcionkaakapitu" style:family="text">
      <style:text-properties fo:background-color="#80FFFF"/>
    </style:style>
    <style:style style:name="T5182" style:parent-style-name="Domyślnaczcionkaakapitu" style:family="text">
      <style:text-properties fo:background-color="#80FFFF"/>
    </style:style>
    <style:style style:name="P5183" style:parent-style-name="Normalny" style:family="paragraph">
      <style:paragraph-properties fo:text-align="justify" fo:line-height="150%" fo:text-indent="0.2479in"/>
    </style:style>
    <style:style style:name="T5184" style:parent-style-name="Domyślnaczcionkaakapitu" style:family="text">
      <style:text-properties fo:background-color="#80FFFF"/>
    </style:style>
    <style:style style:name="T5185" style:parent-style-name="Domyślnaczcionkaakapitu" style:family="text">
      <style:text-properties fo:background-color="#80FFFF"/>
    </style:style>
    <style:style style:name="T5186" style:parent-style-name="Domyślnaczcionkaakapitu" style:family="text">
      <style:text-properties fo:background-color="#80FFFF"/>
    </style:style>
    <style:style style:name="T5187" style:parent-style-name="Domyślnaczcionkaakapitu" style:family="text">
      <style:text-properties fo:background-color="#80FFFF"/>
    </style:style>
    <style:style style:name="T5188" style:parent-style-name="Domyślnaczcionkaakapitu" style:family="text">
      <style:text-properties fo:background-color="#80FFFF"/>
    </style:style>
    <style:style style:name="T5189" style:parent-style-name="Domyślnaczcionkaakapitu" style:family="text">
      <style:text-properties fo:background-color="#80FFFF"/>
    </style:style>
    <style:style style:name="T5190" style:parent-style-name="Domyślnaczcionkaakapitu" style:family="text">
      <style:text-properties fo:background-color="#80FFFF"/>
    </style:style>
    <style:style style:name="T5191" style:parent-style-name="Domyślnaczcionkaakapitu" style:family="text">
      <style:text-properties fo:background-color="#80FFFF"/>
    </style:style>
    <style:style style:name="T5192" style:parent-style-name="Domyślnaczcionkaakapitu" style:family="text">
      <style:text-properties fo:background-color="#80FFFF"/>
    </style:style>
    <style:style style:name="T5193" style:parent-style-name="Domyślnaczcionkaakapitu" style:family="text">
      <style:text-properties fo:background-color="#80FFFF"/>
    </style:style>
    <style:style style:name="T5194" style:parent-style-name="Domyślnaczcionkaakapitu" style:family="text">
      <style:text-properties fo:background-color="#80FFFF"/>
    </style:style>
    <style:style style:name="T5195" style:parent-style-name="Domyślnaczcionkaakapitu" style:family="text">
      <style:text-properties fo:background-color="#80FFFF"/>
    </style:style>
    <style:style style:name="T5196" style:parent-style-name="Domyślnaczcionkaakapitu" style:family="text">
      <style:text-properties fo:background-color="#80FFFF"/>
    </style:style>
    <style:style style:name="T5197" style:parent-style-name="Domyślnaczcionkaakapitu" style:family="text">
      <style:text-properties fo:background-color="#80FFFF"/>
    </style:style>
    <style:style style:name="T5198" style:parent-style-name="Domyślnaczcionkaakapitu" style:family="text">
      <style:text-properties fo:background-color="#80FFFF"/>
    </style:style>
    <style:style style:name="T5199" style:parent-style-name="Domyślnaczcionkaakapitu" style:family="text">
      <style:text-properties fo:background-color="#80FFFF"/>
    </style:style>
    <style:style style:name="T5200" style:parent-style-name="Domyślnaczcionkaakapitu" style:family="text">
      <style:text-properties fo:background-color="#80FFFF"/>
    </style:style>
    <style:style style:name="T5201" style:parent-style-name="Domyślnaczcionkaakapitu" style:family="text">
      <style:text-properties fo:background-color="#80FFFF"/>
    </style:style>
    <style:style style:name="T5202" style:parent-style-name="Domyślnaczcionkaakapitu" style:family="text">
      <style:text-properties fo:background-color="#80FFFF"/>
    </style:style>
    <style:style style:name="T5203" style:parent-style-name="Domyślnaczcionkaakapitu" style:family="text">
      <style:text-properties fo:background-color="#80FFFF"/>
    </style:style>
    <style:style style:name="T5204" style:parent-style-name="Domyślnaczcionkaakapitu" style:family="text">
      <style:text-properties fo:background-color="#80FFFF"/>
    </style:style>
    <style:style style:name="T5205" style:parent-style-name="Domyślnaczcionkaakapitu" style:family="text">
      <style:text-properties fo:background-color="#80FFFF"/>
    </style:style>
    <style:style style:name="T5206" style:parent-style-name="Domyślnaczcionkaakapitu" style:family="text">
      <style:text-properties fo:background-color="#80FFFF"/>
    </style:style>
    <style:style style:name="T5207" style:parent-style-name="Domyślnaczcionkaakapitu" style:family="text">
      <style:text-properties fo:background-color="#80FFFF"/>
    </style:style>
    <style:style style:name="T5208" style:parent-style-name="Domyślnaczcionkaakapitu" style:family="text">
      <style:text-properties fo:background-color="#80FFFF"/>
    </style:style>
    <style:style style:name="T5209" style:parent-style-name="Domyślnaczcionkaakapitu" style:family="text">
      <style:text-properties fo:background-color="#80FFFF"/>
    </style:style>
    <style:style style:name="T5210" style:parent-style-name="Domyślnaczcionkaakapitu" style:family="text">
      <style:text-properties fo:background-color="#80FFFF"/>
    </style:style>
    <style:style style:name="P5211" style:parent-style-name="Normalny" style:family="paragraph">
      <style:paragraph-properties fo:text-align="justify" fo:line-height="150%" fo:text-indent="0.2479in"/>
    </style:style>
    <style:style style:name="T5212" style:parent-style-name="Domyślnaczcionkaakapitu" style:family="text">
      <style:text-properties fo:background-color="#80FFFF"/>
    </style:style>
    <style:style style:name="P5213" style:parent-style-name="Normalny" style:family="paragraph">
      <style:paragraph-properties fo:text-align="justify" fo:line-height="150%" fo:text-indent="0.2479in"/>
    </style:style>
    <style:style style:name="T5214" style:parent-style-name="Domyślnaczcionkaakapitu" style:family="text">
      <style:text-properties fo:background-color="#80FFFF"/>
    </style:style>
    <style:style style:name="T5215" style:parent-style-name="Domyślnaczcionkaakapitu" style:family="text">
      <style:text-properties fo:background-color="#80FFFF"/>
    </style:style>
    <style:style style:name="T5216" style:parent-style-name="Domyślnaczcionkaakapitu" style:family="text">
      <style:text-properties fo:background-color="#80FFFF"/>
    </style:style>
    <style:style style:name="P5217" style:parent-style-name="Normalny" style:family="paragraph">
      <style:paragraph-properties fo:text-align="justify" fo:line-height="150%" fo:text-indent="0.2479in"/>
    </style:style>
    <style:style style:name="T5218" style:parent-style-name="Domyślnaczcionkaakapitu" style:family="text">
      <style:text-properties fo:background-color="#80FFFF"/>
    </style:style>
    <style:style style:name="T5219" style:parent-style-name="Domyślnaczcionkaakapitu" style:family="text">
      <style:text-properties fo:background-color="#80FFFF"/>
    </style:style>
    <style:style style:name="T5220" style:parent-style-name="Domyślnaczcionkaakapitu" style:family="text">
      <style:text-properties fo:background-color="#80FFFF"/>
    </style:style>
    <style:style style:name="P5221" style:parent-style-name="Normalny" style:family="paragraph">
      <style:paragraph-properties fo:text-align="justify" fo:line-height="150%" fo:text-indent="0.2479in"/>
    </style:style>
    <style:style style:name="T5222" style:parent-style-name="Domyślnaczcionkaakapitu" style:family="text">
      <style:text-properties fo:background-color="#80FFFF"/>
    </style:style>
    <style:style style:name="T5223" style:parent-style-name="Domyślnaczcionkaakapitu" style:family="text">
      <style:text-properties fo:background-color="#80FFFF"/>
    </style:style>
    <style:style style:name="T5224" style:parent-style-name="Domyślnaczcionkaakapitu" style:family="text">
      <style:text-properties fo:background-color="#80FFFF"/>
    </style:style>
    <style:style style:name="P5225" style:parent-style-name="Normalny" style:family="paragraph">
      <style:paragraph-properties fo:text-align="justify" fo:line-height="150%" fo:text-indent="0.2479in"/>
    </style:style>
    <style:style style:name="T5226" style:parent-style-name="Domyślnaczcionkaakapitu" style:family="text">
      <style:text-properties fo:background-color="#80FFFF"/>
    </style:style>
    <style:style style:name="T5227" style:parent-style-name="Domyślnaczcionkaakapitu" style:family="text">
      <style:text-properties fo:background-color="#80FFFF"/>
    </style:style>
    <style:style style:name="T5228" style:parent-style-name="Domyślnaczcionkaakapitu" style:family="text">
      <style:text-properties fo:background-color="#80FFFF"/>
    </style:style>
    <style:style style:name="T5229" style:parent-style-name="Domyślnaczcionkaakapitu" style:family="text">
      <style:text-properties fo:background-color="#80FFFF"/>
    </style:style>
    <style:style style:name="T5230" style:parent-style-name="Domyślnaczcionkaakapitu" style:family="text">
      <style:text-properties fo:background-color="#80FFFF"/>
    </style:style>
    <style:style style:name="T5231" style:parent-style-name="Domyślnaczcionkaakapitu" style:family="text">
      <style:text-properties fo:background-color="#80FFFF"/>
    </style:style>
    <style:style style:name="T5232" style:parent-style-name="Domyślnaczcionkaakapitu" style:family="text">
      <style:text-properties fo:background-color="#80FFFF"/>
    </style:style>
    <style:style style:name="T5233" style:parent-style-name="Domyślnaczcionkaakapitu" style:family="text">
      <style:text-properties fo:background-color="#80FFFF"/>
    </style:style>
    <style:style style:name="T5234" style:parent-style-name="Domyślnaczcionkaakapitu" style:family="text">
      <style:text-properties fo:background-color="#80FFFF"/>
    </style:style>
    <style:style style:name="T5235" style:parent-style-name="Domyślnaczcionkaakapitu" style:family="text">
      <style:text-properties fo:background-color="#80FFFF"/>
    </style:style>
    <style:style style:name="P5236" style:parent-style-name="Normalny" style:family="paragraph">
      <style:paragraph-properties fo:text-align="justify" fo:line-height="150%" fo:text-indent="0.2479in"/>
    </style:style>
    <style:style style:name="T5237" style:parent-style-name="Domyślnaczcionkaakapitu" style:family="text">
      <style:text-properties fo:background-color="#80FFFF"/>
    </style:style>
    <style:style style:name="T5238" style:parent-style-name="Domyślnaczcionkaakapitu" style:family="text">
      <style:text-properties fo:background-color="#80FFFF"/>
    </style:style>
    <style:style style:name="T5239" style:parent-style-name="Domyślnaczcionkaakapitu" style:family="text">
      <style:text-properties fo:background-color="#80FFFF"/>
    </style:style>
    <style:style style:name="P5240" style:parent-style-name="Normalny" style:family="paragraph">
      <style:paragraph-properties fo:text-align="justify" fo:line-height="150%" fo:text-indent="0.2479in"/>
    </style:style>
    <style:style style:name="T5241" style:parent-style-name="Domyślnaczcionkaakapitu" style:family="text">
      <style:text-properties fo:background-color="#80FFFF"/>
    </style:style>
    <style:style style:name="T5242" style:parent-style-name="Domyślnaczcionkaakapitu" style:family="text">
      <style:text-properties fo:background-color="#80FFFF"/>
    </style:style>
    <style:style style:name="T5243" style:parent-style-name="Domyślnaczcionkaakapitu" style:family="text">
      <style:text-properties fo:background-color="#80FFFF"/>
    </style:style>
    <style:style style:name="T5244" style:parent-style-name="Domyślnaczcionkaakapitu" style:family="text">
      <style:text-properties fo:background-color="#80FFFF"/>
    </style:style>
    <style:style style:name="T5245" style:parent-style-name="Domyślnaczcionkaakapitu" style:family="text">
      <style:text-properties fo:background-color="#80FFFF"/>
    </style:style>
    <style:style style:name="T5246" style:parent-style-name="Domyślnaczcionkaakapitu" style:family="text">
      <style:text-properties fo:background-color="#80FFFF"/>
    </style:style>
    <style:style style:name="T5247" style:parent-style-name="Domyślnaczcionkaakapitu" style:family="text">
      <style:text-properties fo:background-color="#80FFFF"/>
    </style:style>
    <style:style style:name="T5248" style:parent-style-name="Domyślnaczcionkaakapitu" style:family="text">
      <style:text-properties fo:background-color="#80FFFF"/>
    </style:style>
    <style:style style:name="T5249" style:parent-style-name="Domyślnaczcionkaakapitu" style:family="text">
      <style:text-properties fo:background-color="#80FFFF"/>
    </style:style>
    <style:style style:name="T5250" style:parent-style-name="Domyślnaczcionkaakapitu" style:family="text">
      <style:text-properties fo:background-color="#80FFFF"/>
    </style:style>
    <style:style style:name="T5251" style:parent-style-name="Domyślnaczcionkaakapitu" style:family="text">
      <style:text-properties fo:background-color="#80FFFF"/>
    </style:style>
    <style:style style:name="T5252" style:parent-style-name="Domyślnaczcionkaakapitu" style:family="text">
      <style:text-properties fo:background-color="#80FFFF"/>
    </style:style>
    <style:style style:name="T5253" style:parent-style-name="Domyślnaczcionkaakapitu" style:family="text">
      <style:text-properties fo:background-color="#80FFFF"/>
    </style:style>
    <style:style style:name="T5254" style:parent-style-name="Domyślnaczcionkaakapitu" style:family="text">
      <style:text-properties fo:background-color="#80FFFF"/>
    </style:style>
    <style:style style:name="T5255" style:parent-style-name="Domyślnaczcionkaakapitu" style:family="text">
      <style:text-properties fo:background-color="#80FFFF"/>
    </style:style>
    <style:style style:name="T5256" style:parent-style-name="Domyślnaczcionkaakapitu" style:family="text">
      <style:text-properties fo:background-color="#80FFFF"/>
    </style:style>
    <style:style style:name="T5257" style:parent-style-name="Domyślnaczcionkaakapitu" style:family="text">
      <style:text-properties fo:background-color="#80FFFF"/>
    </style:style>
    <style:style style:name="T5258" style:parent-style-name="Domyślnaczcionkaakapitu" style:family="text">
      <style:text-properties fo:background-color="#80FFFF"/>
    </style:style>
    <style:style style:name="T5259" style:parent-style-name="Domyślnaczcionkaakapitu" style:family="text">
      <style:text-properties fo:background-color="#80FFFF"/>
    </style:style>
    <style:style style:name="T5260" style:parent-style-name="Domyślnaczcionkaakapitu" style:family="text">
      <style:text-properties fo:background-color="#80FFFF"/>
    </style:style>
    <style:style style:name="T5261" style:parent-style-name="Domyślnaczcionkaakapitu" style:family="text">
      <style:text-properties fo:background-color="#80FFFF"/>
    </style:style>
    <style:style style:name="T5262" style:parent-style-name="Domyślnaczcionkaakapitu" style:family="text">
      <style:text-properties fo:background-color="#80FFFF"/>
    </style:style>
    <style:style style:name="T5263" style:parent-style-name="Domyślnaczcionkaakapitu" style:family="text">
      <style:text-properties fo:background-color="#80FFFF"/>
    </style:style>
    <style:style style:name="T5264" style:parent-style-name="Domyślnaczcionkaakapitu" style:family="text">
      <style:text-properties fo:background-color="#80FFFF"/>
    </style:style>
    <style:style style:name="P5265" style:parent-style-name="Normalny" style:family="paragraph">
      <style:paragraph-properties fo:text-align="justify" fo:line-height="150%" fo:text-indent="0.2479in">
        <style:tab-stops>
          <style:tab-stop style:type="left" style:position="2.0895in"/>
        </style:tab-stops>
      </style:paragraph-properties>
    </style:style>
    <style:style style:name="T5266" style:parent-style-name="Domyślnaczcionkaakapitu" style:family="text">
      <style:text-properties fo:background-color="#80FFFF"/>
    </style:style>
    <style:style style:name="T5267" style:parent-style-name="Domyślnaczcionkaakapitu" style:family="text">
      <style:text-properties fo:background-color="#80FFFF"/>
    </style:style>
    <style:style style:name="T5268" style:parent-style-name="Domyślnaczcionkaakapitu" style:family="text">
      <style:text-properties fo:background-color="#80FFFF"/>
    </style:style>
    <style:style style:name="P5269" style:parent-style-name="Normalny" style:family="paragraph">
      <style:paragraph-properties fo:text-align="justify" fo:line-height="150%" fo:text-indent="0.2479in">
        <style:tab-stops>
          <style:tab-stop style:type="left" style:position="2.0895in"/>
        </style:tab-stops>
      </style:paragraph-properties>
    </style:style>
    <style:style style:name="T5270" style:parent-style-name="Domyślnaczcionkaakapitu" style:family="text">
      <style:text-properties fo:background-color="#80FFFF"/>
    </style:style>
    <style:style style:name="T5271" style:parent-style-name="Domyślnaczcionkaakapitu" style:family="text">
      <style:text-properties fo:background-color="#80FFFF"/>
    </style:style>
    <style:style style:name="T5272" style:parent-style-name="Domyślnaczcionkaakapitu" style:family="text">
      <style:text-properties fo:background-color="#80FFFF"/>
    </style:style>
    <style:style style:name="P5273" style:parent-style-name="Normalny" style:family="paragraph">
      <style:paragraph-properties fo:text-align="justify" fo:line-height="150%">
        <style:tab-stops>
          <style:tab-stop style:type="left" style:position="2.0895in"/>
        </style:tab-stops>
      </style:paragraph-properties>
    </style:style>
    <style:style style:name="T5274" style:parent-style-name="Domyślnaczcionkaakapitu" style:family="text">
      <style:text-properties fo:background-color="#80FFFF" style:text-underline-type="single" style:text-underline-style="solid" style:text-underline-width="auto" style:text-underline-mode="continuous"/>
    </style:style>
    <style:style style:name="T5275" style:parent-style-name="Domyślnaczcionkaakapitu" style:family="text">
      <style:text-properties style:text-underline-type="single" style:text-underline-style="solid" style:text-underline-width="auto" style:text-underline-mode="continuous"/>
    </style:style>
    <style:style style:name="T5276" style:parent-style-name="Domyślnaczcionkaakapitu" style:family="text">
      <style:text-properties fo:background-color="#80FFFF" style:text-underline-type="single" style:text-underline-style="solid" style:text-underline-width="auto" style:text-underline-mode="continuous"/>
    </style:style>
    <style:style style:name="T5277" style:parent-style-name="Domyślnaczcionkaakapitu" style:family="text">
      <style:text-properties style:text-underline-type="single" style:text-underline-style="solid" style:text-underline-width="auto" style:text-underline-mode="continuous"/>
    </style:style>
    <style:style style:name="T5278" style:parent-style-name="Domyślnaczcionkaakapitu" style:family="text">
      <style:text-properties fo:background-color="#80FFFF" style:text-underline-type="single" style:text-underline-style="solid" style:text-underline-width="auto" style:text-underline-mode="continuous"/>
    </style:style>
    <style:style style:name="T5279" style:parent-style-name="Domyślnaczcionkaakapitu" style:family="text">
      <style:text-properties fo:background-color="#80FFFF"/>
    </style:style>
    <style:style style:name="P5280" style:parent-style-name="Normalny" style:family="paragraph">
      <style:paragraph-properties fo:text-align="justify" fo:line-height="150%" fo:text-indent="0.2479in">
        <style:tab-stops>
          <style:tab-stop style:type="left" style:position="2.0895in"/>
        </style:tab-stops>
      </style:paragraph-properties>
    </style:style>
    <style:style style:name="T5281" style:parent-style-name="Domyślnaczcionkaakapitu" style:family="text">
      <style:text-properties fo:background-color="#80FFFF"/>
    </style:style>
    <style:style style:name="T5282" style:parent-style-name="Domyślnaczcionkaakapitu" style:family="text">
      <style:text-properties fo:background-color="#80FFFF"/>
    </style:style>
    <style:style style:name="T5283" style:parent-style-name="Domyślnaczcionkaakapitu" style:family="text">
      <style:text-properties fo:background-color="#80FFFF"/>
    </style:style>
    <style:style style:name="P5284" style:parent-style-name="Normalny" style:family="paragraph">
      <style:paragraph-properties fo:text-align="justify" fo:line-height="150%">
        <style:tab-stops>
          <style:tab-stop style:type="left" style:position="2.0895in"/>
        </style:tab-stops>
      </style:paragraph-properties>
    </style:style>
    <style:style style:name="T5285" style:parent-style-name="Domyślnaczcionkaakapitu" style:family="text">
      <style:text-properties style:text-underline-type="single" style:text-underline-style="solid" style:text-underline-width="auto" style:text-underline-mode="continuous"/>
    </style:style>
    <style:style style:name="T5286" style:parent-style-name="Domyślnaczcionkaakapitu" style:family="text">
      <style:text-properties fo:background-color="#80FFFF"/>
    </style:style>
    <style:style style:name="P5287" style:parent-style-name="Normalny" style:family="paragraph">
      <style:paragraph-properties fo:text-align="justify" fo:line-height="150%" fo:text-indent="0.2479in">
        <style:tab-stops>
          <style:tab-stop style:type="left" style:position="2.0895in"/>
        </style:tab-stops>
      </style:paragraph-properties>
    </style:style>
    <style:style style:name="T5288" style:parent-style-name="Domyślnaczcionkaakapitu" style:family="text">
      <style:text-properties fo:background-color="#80FFFF"/>
    </style:style>
    <style:style style:name="T5289" style:parent-style-name="Domyślnaczcionkaakapitu" style:family="text">
      <style:text-properties fo:background-color="#80FFFF"/>
    </style:style>
    <style:style style:name="T5290" style:parent-style-name="Domyślnaczcionkaakapitu" style:family="text">
      <style:text-properties fo:background-color="#80FFFF"/>
    </style:style>
    <style:style style:name="T5291" style:parent-style-name="Domyślnaczcionkaakapitu" style:family="text">
      <style:text-properties fo:background-color="#80FFFF"/>
    </style:style>
    <style:style style:name="T5292" style:parent-style-name="Domyślnaczcionkaakapitu" style:family="text">
      <style:text-properties fo:background-color="#80FFFF"/>
    </style:style>
    <style:style style:name="T5293" style:parent-style-name="Domyślnaczcionkaakapitu" style:family="text">
      <style:text-properties fo:background-color="#80FFFF"/>
    </style:style>
    <style:style style:name="T5294" style:parent-style-name="Domyślnaczcionkaakapitu" style:family="text">
      <style:text-properties fo:background-color="#80FFFF"/>
    </style:style>
    <style:style style:name="T5295" style:parent-style-name="Domyślnaczcionkaakapitu" style:family="text">
      <style:text-properties fo:background-color="#80FFFF"/>
    </style:style>
    <style:style style:name="T5296" style:parent-style-name="Domyślnaczcionkaakapitu" style:family="text">
      <style:text-properties fo:background-color="#80FFFF"/>
    </style:style>
    <style:style style:name="P5297" style:parent-style-name="Normalny" style:family="paragraph">
      <style:paragraph-properties fo:text-align="justify" fo:line-height="150%" fo:text-indent="0.2479in"/>
    </style:style>
    <style:style style:name="T5298" style:parent-style-name="Domyślnaczcionkaakapitu" style:family="text">
      <style:text-properties fo:background-color="#80FFFF"/>
    </style:style>
    <style:style style:name="T5299" style:parent-style-name="Domyślnaczcionkaakapitu" style:family="text">
      <style:text-properties fo:background-color="#80FFFF"/>
    </style:style>
    <style:style style:name="T5300" style:parent-style-name="Domyślnaczcionkaakapitu" style:family="text">
      <style:text-properties fo:background-color="#80FFFF"/>
    </style:style>
    <style:style style:name="T5301" style:parent-style-name="Domyślnaczcionkaakapitu" style:family="text">
      <style:text-properties fo:background-color="#80FFFF"/>
    </style:style>
    <style:style style:name="P5302" style:parent-style-name="Normalny" style:family="paragraph">
      <style:paragraph-properties fo:text-align="justify" fo:line-height="150%" fo:text-indent="0.2479in"/>
    </style:style>
    <style:style style:name="T5303" style:parent-style-name="Domyślnaczcionkaakapitu" style:family="text">
      <style:text-properties fo:background-color="#80FFFF"/>
    </style:style>
    <style:style style:name="T5304" style:parent-style-name="Domyślnaczcionkaakapitu" style:family="text">
      <style:text-properties fo:background-color="#80FFFF"/>
    </style:style>
    <style:style style:name="T5305" style:parent-style-name="Domyślnaczcionkaakapitu" style:family="text">
      <style:text-properties fo:background-color="#80FFFF"/>
    </style:style>
    <style:style style:name="T5306" style:parent-style-name="Domyślnaczcionkaakapitu" style:family="text">
      <style:text-properties fo:background-color="#80FFFF"/>
    </style:style>
    <style:style style:name="T5307" style:parent-style-name="Domyślnaczcionkaakapitu" style:family="text">
      <style:text-properties fo:background-color="#80FFFF"/>
    </style:style>
    <style:style style:name="T5308" style:parent-style-name="Domyślnaczcionkaakapitu" style:family="text">
      <style:text-properties fo:background-color="#80FFFF"/>
    </style:style>
    <style:style style:name="T5309" style:parent-style-name="Domyślnaczcionkaakapitu" style:family="text">
      <style:text-properties fo:background-color="#80FFFF"/>
    </style:style>
    <style:style style:name="T5310" style:parent-style-name="Domyślnaczcionkaakapitu" style:family="text">
      <style:text-properties fo:background-color="#80FFFF"/>
    </style:style>
    <style:style style:name="T5311" style:parent-style-name="Domyślnaczcionkaakapitu" style:family="text">
      <style:text-properties fo:background-color="#80FFFF"/>
    </style:style>
    <style:style style:name="P5312" style:parent-style-name="Normalny" style:family="paragraph">
      <style:paragraph-properties fo:text-align="justify" fo:line-height="150%" fo:text-indent="0.2479in"/>
    </style:style>
    <style:style style:name="T5313" style:parent-style-name="Domyślnaczcionkaakapitu" style:family="text">
      <style:text-properties fo:background-color="#80FFFF"/>
    </style:style>
    <style:style style:name="T5314" style:parent-style-name="Domyślnaczcionkaakapitu" style:family="text">
      <style:text-properties fo:background-color="#80FFFF"/>
    </style:style>
    <style:style style:name="T5315" style:parent-style-name="Domyślnaczcionkaakapitu" style:family="text">
      <style:text-properties fo:background-color="#80FFFF"/>
    </style:style>
    <style:style style:name="T5316" style:parent-style-name="Domyślnaczcionkaakapitu" style:family="text">
      <style:text-properties fo:background-color="#80FFFF"/>
    </style:style>
    <style:style style:name="P5317" style:parent-style-name="Normalny" style:family="paragraph">
      <style:paragraph-properties fo:text-align="justify" fo:line-height="150%"/>
    </style:style>
    <style:style style:name="T5318" style:parent-style-name="Domyślnaczcionkaakapitu" style:family="text">
      <style:text-properties fo:background-color="#80FFFF"/>
    </style:style>
    <style:style style:name="P5319" style:parent-style-name="Normalny" style:family="paragraph">
      <style:paragraph-properties fo:text-align="justify" fo:line-height="150%"/>
    </style:style>
    <style:style style:name="T5320" style:parent-style-name="Domyślnaczcionkaakapitu" style:family="text">
      <style:text-properties style:text-underline-type="single" style:text-underline-style="solid" style:text-underline-width="auto" style:text-underline-mode="continuous"/>
    </style:style>
    <style:style style:name="T5321" style:parent-style-name="Domyślnaczcionkaakapitu" style:family="text">
      <style:text-properties fo:background-color="#80FFFF"/>
    </style:style>
    <style:style style:name="P5322" style:parent-style-name="Normalny" style:family="paragraph">
      <style:paragraph-properties fo:text-align="justify" fo:line-height="150%" fo:text-indent="0.2479in"/>
    </style:style>
    <style:style style:name="T5323" style:parent-style-name="Domyślnaczcionkaakapitu" style:family="text">
      <style:text-properties fo:background-color="#80FFFF"/>
    </style:style>
    <style:style style:name="T5324" style:parent-style-name="Domyślnaczcionkaakapitu" style:family="text">
      <style:text-properties fo:background-color="#80FFFF"/>
    </style:style>
    <style:style style:name="T5325" style:parent-style-name="Domyślnaczcionkaakapitu" style:family="text">
      <style:text-properties fo:background-color="#80FFFF"/>
    </style:style>
    <style:style style:name="T5326" style:parent-style-name="Domyślnaczcionkaakapitu" style:family="text">
      <style:text-properties fo:background-color="#80FFFF"/>
    </style:style>
    <style:style style:name="T5327" style:parent-style-name="Domyślnaczcionkaakapitu" style:family="text">
      <style:text-properties fo:background-color="#80FFFF"/>
    </style:style>
    <style:style style:name="T5328" style:parent-style-name="Domyślnaczcionkaakapitu" style:family="text">
      <style:text-properties fo:background-color="#80FFFF"/>
    </style:style>
    <style:style style:name="T5329" style:parent-style-name="Domyślnaczcionkaakapitu" style:family="text">
      <style:text-properties fo:background-color="#80FFFF"/>
    </style:style>
    <style:style style:name="T5330" style:parent-style-name="Domyślnaczcionkaakapitu" style:family="text">
      <style:text-properties fo:background-color="#80FFFF"/>
    </style:style>
    <style:style style:name="T5331" style:parent-style-name="Domyślnaczcionkaakapitu" style:family="text">
      <style:text-properties fo:background-color="#80FFFF"/>
    </style:style>
    <style:style style:name="T5332" style:parent-style-name="Domyślnaczcionkaakapitu" style:family="text">
      <style:text-properties fo:background-color="#80FFFF"/>
    </style:style>
    <style:style style:name="T5333" style:parent-style-name="Domyślnaczcionkaakapitu" style:family="text">
      <style:text-properties fo:background-color="#80FFFF"/>
    </style:style>
    <style:style style:name="T5334" style:parent-style-name="Domyślnaczcionkaakapitu" style:family="text">
      <style:text-properties fo:background-color="#80FFFF"/>
    </style:style>
    <style:style style:name="T5335" style:parent-style-name="Domyślnaczcionkaakapitu" style:family="text">
      <style:text-properties fo:background-color="#80FFFF"/>
    </style:style>
    <style:style style:name="T5336" style:parent-style-name="Domyślnaczcionkaakapitu" style:family="text">
      <style:text-properties fo:background-color="#80FFFF"/>
    </style:style>
    <style:style style:name="T5337" style:parent-style-name="Domyślnaczcionkaakapitu" style:family="text">
      <style:text-properties fo:background-color="#80FFFF"/>
    </style:style>
    <style:style style:name="T5338" style:parent-style-name="Domyślnaczcionkaakapitu" style:family="text">
      <style:text-properties fo:background-color="#80FFFF"/>
    </style:style>
    <style:style style:name="T5339" style:parent-style-name="Domyślnaczcionkaakapitu" style:family="text">
      <style:text-properties fo:background-color="#80FFFF"/>
    </style:style>
    <style:style style:name="T5340" style:parent-style-name="Domyślnaczcionkaakapitu" style:family="text">
      <style:text-properties fo:background-color="#80FFFF"/>
    </style:style>
    <style:style style:name="T5341" style:parent-style-name="Domyślnaczcionkaakapitu" style:family="text">
      <style:text-properties fo:background-color="#80FFFF"/>
    </style:style>
    <style:style style:name="P5342" style:parent-style-name="Normalny" style:family="paragraph">
      <style:paragraph-properties fo:text-align="justify" fo:line-height="150%" fo:text-indent="0.2479in"/>
    </style:style>
    <style:style style:name="T5343" style:parent-style-name="Domyślnaczcionkaakapitu" style:family="text">
      <style:text-properties fo:background-color="#80FFFF"/>
    </style:style>
    <style:style style:name="T5344" style:parent-style-name="Domyślnaczcionkaakapitu" style:family="text">
      <style:text-properties fo:background-color="#80FFFF"/>
    </style:style>
    <style:style style:name="T5345" style:parent-style-name="Domyślnaczcionkaakapitu" style:family="text">
      <style:text-properties fo:background-color="#80FFFF"/>
    </style:style>
    <style:style style:name="T5346" style:parent-style-name="Domyślnaczcionkaakapitu" style:family="text">
      <style:text-properties fo:background-color="#80FFFF"/>
    </style:style>
    <style:style style:name="T5347" style:parent-style-name="Domyślnaczcionkaakapitu" style:family="text">
      <style:text-properties fo:background-color="#80FFFF"/>
    </style:style>
    <style:style style:name="T5348" style:parent-style-name="Domyślnaczcionkaakapitu" style:family="text">
      <style:text-properties fo:background-color="#80FFFF"/>
    </style:style>
    <style:style style:name="T5349" style:parent-style-name="Domyślnaczcionkaakapitu" style:family="text">
      <style:text-properties fo:background-color="#80FFFF"/>
    </style:style>
    <style:style style:name="T5350" style:parent-style-name="Domyślnaczcionkaakapitu" style:family="text">
      <style:text-properties fo:background-color="#80FFFF"/>
    </style:style>
    <style:style style:name="T5351" style:parent-style-name="Domyślnaczcionkaakapitu" style:family="text">
      <style:text-properties fo:background-color="#80FFFF"/>
    </style:style>
    <style:style style:name="T5352" style:parent-style-name="Domyślnaczcionkaakapitu" style:family="text">
      <style:text-properties fo:background-color="#80FFFF"/>
    </style:style>
    <style:style style:name="T5353" style:parent-style-name="Domyślnaczcionkaakapitu" style:family="text">
      <style:text-properties fo:background-color="#80FFFF"/>
    </style:style>
    <style:style style:name="T5354" style:parent-style-name="Domyślnaczcionkaakapitu" style:family="text">
      <style:text-properties fo:background-color="#80FFFF"/>
    </style:style>
    <style:style style:name="T5355" style:parent-style-name="Domyślnaczcionkaakapitu" style:family="text">
      <style:text-properties fo:background-color="#80FFFF"/>
    </style:style>
    <style:style style:name="P5356" style:parent-style-name="Normalny" style:family="paragraph">
      <style:paragraph-properties fo:text-align="justify" fo:line-height="150%" fo:text-indent="0.2479in"/>
    </style:style>
    <style:style style:name="T5357" style:parent-style-name="Domyślnaczcionkaakapitu" style:family="text">
      <style:text-properties fo:background-color="#80FFFF"/>
    </style:style>
    <style:style style:name="T5358" style:parent-style-name="Domyślnaczcionkaakapitu" style:family="text">
      <style:text-properties fo:background-color="#80FFFF"/>
    </style:style>
    <style:style style:name="T5359" style:parent-style-name="Domyślnaczcionkaakapitu" style:family="text">
      <style:text-properties fo:background-color="#80FFFF"/>
    </style:style>
    <style:style style:name="T5360" style:parent-style-name="Domyślnaczcionkaakapitu" style:family="text">
      <style:text-properties fo:background-color="#80FFFF"/>
    </style:style>
    <style:style style:name="T5361" style:parent-style-name="Domyślnaczcionkaakapitu" style:family="text">
      <style:text-properties fo:background-color="#80FFFF"/>
    </style:style>
    <style:style style:name="T5362" style:parent-style-name="Domyślnaczcionkaakapitu" style:family="text">
      <style:text-properties fo:background-color="#80FFFF"/>
    </style:style>
    <style:style style:name="T5363" style:parent-style-name="Domyślnaczcionkaakapitu" style:family="text">
      <style:text-properties fo:background-color="#80FFFF"/>
    </style:style>
    <style:style style:name="T5364" style:parent-style-name="Domyślnaczcionkaakapitu" style:family="text">
      <style:text-properties fo:background-color="#80FFFF"/>
    </style:style>
    <style:style style:name="T5365" style:parent-style-name="Domyślnaczcionkaakapitu" style:family="text">
      <style:text-properties fo:background-color="#80FFFF"/>
    </style:style>
    <style:style style:name="P5366" style:parent-style-name="Normalny" style:family="paragraph">
      <style:paragraph-properties fo:text-align="justify" fo:line-height="150%"/>
    </style:style>
    <style:style style:name="T5367" style:parent-style-name="Domyślnaczcionkaakapitu" style:family="text">
      <style:text-properties style:text-underline-type="single" style:text-underline-style="solid" style:text-underline-width="auto" style:text-underline-mode="continuous"/>
    </style:style>
    <style:style style:name="T5368" style:parent-style-name="Domyślnaczcionkaakapitu" style:family="text">
      <style:text-properties fo:background-color="#80FFFF" style:text-underline-type="single" style:text-underline-style="solid" style:text-underline-width="auto" style:text-underline-mode="continuous"/>
    </style:style>
    <style:style style:name="T5369" style:parent-style-name="Domyślnaczcionkaakapitu" style:family="text">
      <style:text-properties style:text-underline-type="single" style:text-underline-style="solid" style:text-underline-width="auto" style:text-underline-mode="continuous"/>
    </style:style>
    <style:style style:name="T5370" style:parent-style-name="Domyślnaczcionkaakapitu" style:family="text">
      <style:text-properties fo:background-color="#80FFFF" style:text-underline-type="single" style:text-underline-style="solid" style:text-underline-width="auto" style:text-underline-mode="continuous"/>
    </style:style>
    <style:style style:name="T5371" style:parent-style-name="Domyślnaczcionkaakapitu" style:family="text">
      <style:text-properties style:text-underline-type="single" style:text-underline-style="solid" style:text-underline-width="auto" style:text-underline-mode="continuous"/>
    </style:style>
    <style:style style:name="P5372" style:parent-style-name="Normalny" style:family="paragraph">
      <style:paragraph-properties fo:text-align="justify" fo:line-height="150%" fo:text-indent="0.2479in"/>
    </style:style>
    <style:style style:name="T5373" style:parent-style-name="Domyślnaczcionkaakapitu" style:family="text">
      <style:text-properties fo:background-color="#80FFFF"/>
    </style:style>
    <style:style style:name="T5374" style:parent-style-name="Domyślnaczcionkaakapitu" style:family="text">
      <style:text-properties fo:background-color="#80FFFF"/>
    </style:style>
    <style:style style:name="T5375" style:parent-style-name="Domyślnaczcionkaakapitu" style:family="text">
      <style:text-properties fo:background-color="#80FFFF"/>
    </style:style>
    <style:style style:name="P5376" style:parent-style-name="Normalny" style:family="paragraph">
      <style:paragraph-properties fo:text-align="justify" fo:line-height="150%">
        <style:tab-stops>
          <style:tab-stop style:type="left" style:position="2.8076in"/>
        </style:tab-stops>
      </style:paragraph-properties>
    </style:style>
    <style:style style:name="T5377" style:parent-style-name="Domyślnaczcionkaakapitu" style:family="text">
      <style:text-properties style:text-underline-type="single" style:text-underline-style="solid" style:text-underline-width="auto" style:text-underline-mode="continuous"/>
    </style:style>
    <style:style style:name="T5378" style:parent-style-name="Domyślnaczcionkaakapitu" style:family="text">
      <style:text-properties fo:background-color="#80FFFF"/>
    </style:style>
    <style:style style:name="P5379" style:parent-style-name="Normalny" style:family="paragraph">
      <style:paragraph-properties fo:text-align="justify" fo:line-height="150%" fo:text-indent="0.2479in">
        <style:tab-stops>
          <style:tab-stop style:type="left" style:position="2.8076in"/>
        </style:tab-stops>
      </style:paragraph-properties>
    </style:style>
    <style:style style:name="T5380" style:parent-style-name="Domyślnaczcionkaakapitu" style:family="text">
      <style:text-properties fo:background-color="#80FFFF"/>
    </style:style>
    <style:style style:name="T5381" style:parent-style-name="Domyślnaczcionkaakapitu" style:family="text">
      <style:text-properties fo:background-color="#80FFFF"/>
    </style:style>
    <style:style style:name="T5382" style:parent-style-name="Domyślnaczcionkaakapitu" style:family="text">
      <style:text-properties fo:background-color="#80FFFF"/>
    </style:style>
    <style:style style:name="T5383" style:parent-style-name="Domyślnaczcionkaakapitu" style:family="text">
      <style:text-properties fo:background-color="#80FFFF"/>
    </style:style>
    <style:style style:name="P5384" style:parent-style-name="Normalny" style:family="paragraph">
      <style:paragraph-properties fo:text-align="justify" fo:line-height="150%" fo:text-indent="0.2479in"/>
    </style:style>
    <style:style style:name="T5385" style:parent-style-name="Domyślnaczcionkaakapitu" style:family="text">
      <style:text-properties fo:background-color="#80FFFF"/>
    </style:style>
    <style:style style:name="T5386" style:parent-style-name="Domyślnaczcionkaakapitu" style:family="text">
      <style:text-properties fo:background-color="#80FFFF"/>
    </style:style>
    <style:style style:name="T5387" style:parent-style-name="Domyślnaczcionkaakapitu" style:family="text">
      <style:text-properties fo:background-color="#80FFFF"/>
    </style:style>
    <style:style style:name="T5388" style:parent-style-name="Domyślnaczcionkaakapitu" style:family="text">
      <style:text-properties fo:background-color="#80FFFF"/>
    </style:style>
    <style:style style:name="T5389" style:parent-style-name="Domyślnaczcionkaakapitu" style:family="text">
      <style:text-properties fo:background-color="#80FFFF"/>
    </style:style>
    <style:style style:name="T5390" style:parent-style-name="Domyślnaczcionkaakapitu" style:family="text">
      <style:text-properties fo:background-color="#80FFFF"/>
    </style:style>
    <style:style style:name="T5391" style:parent-style-name="Domyślnaczcionkaakapitu" style:family="text">
      <style:text-properties fo:background-color="#80FFFF"/>
    </style:style>
    <style:style style:name="T5392" style:parent-style-name="Domyślnaczcionkaakapitu" style:family="text">
      <style:text-properties fo:background-color="#80FFFF"/>
    </style:style>
    <style:style style:name="T5393" style:parent-style-name="Domyślnaczcionkaakapitu" style:family="text">
      <style:text-properties fo:background-color="#80FFFF"/>
    </style:style>
    <style:style style:name="T5394" style:parent-style-name="Domyślnaczcionkaakapitu" style:family="text">
      <style:text-properties fo:background-color="#80FFFF"/>
    </style:style>
    <style:style style:name="T5395" style:parent-style-name="Domyślnaczcionkaakapitu" style:family="text">
      <style:text-properties fo:background-color="#80FFFF"/>
    </style:style>
    <style:style style:name="T5396" style:parent-style-name="Domyślnaczcionkaakapitu" style:family="text">
      <style:text-properties fo:background-color="#80FFFF"/>
    </style:style>
    <style:style style:name="T5397" style:parent-style-name="Domyślnaczcionkaakapitu" style:family="text">
      <style:text-properties fo:background-color="#80FFFF"/>
    </style:style>
    <style:style style:name="T5398" style:parent-style-name="Domyślnaczcionkaakapitu" style:family="text">
      <style:text-properties fo:background-color="#80FFFF"/>
    </style:style>
    <style:style style:name="T5399" style:parent-style-name="Domyślnaczcionkaakapitu" style:family="text">
      <style:text-properties fo:background-color="#80FFFF"/>
    </style:style>
    <style:style style:name="T5400" style:parent-style-name="Domyślnaczcionkaakapitu" style:family="text">
      <style:text-properties fo:background-color="#80FFFF"/>
    </style:style>
    <style:style style:name="T5401" style:parent-style-name="Domyślnaczcionkaakapitu" style:family="text">
      <style:text-properties fo:background-color="#80FFFF"/>
    </style:style>
    <style:style style:name="T5402" style:parent-style-name="Domyślnaczcionkaakapitu" style:family="text">
      <style:text-properties fo:background-color="#80FFFF"/>
    </style:style>
    <style:style style:name="T5403" style:parent-style-name="Domyślnaczcionkaakapitu" style:family="text">
      <style:text-properties fo:background-color="#80FFFF"/>
    </style:style>
    <style:style style:name="T5404" style:parent-style-name="Domyślnaczcionkaakapitu" style:family="text">
      <style:text-properties fo:background-color="#80FFFF"/>
    </style:style>
    <style:style style:name="T5405" style:parent-style-name="Domyślnaczcionkaakapitu" style:family="text">
      <style:text-properties fo:background-color="#80FFFF"/>
    </style:style>
    <style:style style:name="T5406" style:parent-style-name="Domyślnaczcionkaakapitu" style:family="text">
      <style:text-properties fo:background-color="#80FFFF"/>
    </style:style>
    <style:style style:name="T5407" style:parent-style-name="Domyślnaczcionkaakapitu" style:family="text">
      <style:text-properties fo:background-color="#80FFFF"/>
    </style:style>
    <style:style style:name="T5408" style:parent-style-name="Domyślnaczcionkaakapitu" style:family="text">
      <style:text-properties fo:background-color="#80FFFF"/>
    </style:style>
    <style:style style:name="T5409" style:parent-style-name="Domyślnaczcionkaakapitu" style:family="text">
      <style:text-properties fo:background-color="#80FFFF"/>
    </style:style>
    <style:style style:name="T5410" style:parent-style-name="Domyślnaczcionkaakapitu" style:family="text">
      <style:text-properties fo:background-color="#80FFFF"/>
    </style:style>
    <style:style style:name="T5411" style:parent-style-name="Domyślnaczcionkaakapitu" style:family="text">
      <style:text-properties fo:background-color="#80FFFF"/>
    </style:style>
    <style:style style:name="T5412" style:parent-style-name="Domyślnaczcionkaakapitu" style:family="text">
      <style:text-properties fo:background-color="#80FFFF"/>
    </style:style>
    <style:style style:name="T5413" style:parent-style-name="Domyślnaczcionkaakapitu" style:family="text">
      <style:text-properties fo:background-color="#80FFFF"/>
    </style:style>
    <style:style style:name="T5414" style:parent-style-name="Domyślnaczcionkaakapitu" style:family="text">
      <style:text-properties fo:background-color="#80FFFF"/>
    </style:style>
    <style:style style:name="T5415" style:parent-style-name="Domyślnaczcionkaakapitu" style:family="text">
      <style:text-properties fo:background-color="#80FFFF"/>
    </style:style>
    <style:style style:name="T5416" style:parent-style-name="Domyślnaczcionkaakapitu" style:family="text">
      <style:text-properties fo:background-color="#80FFFF"/>
    </style:style>
    <style:style style:name="T5417" style:parent-style-name="Domyślnaczcionkaakapitu" style:family="text">
      <style:text-properties fo:background-color="#80FFFF"/>
    </style:style>
    <style:style style:name="T5418" style:parent-style-name="Domyślnaczcionkaakapitu" style:family="text">
      <style:text-properties fo:background-color="#80FFFF"/>
    </style:style>
    <style:style style:name="T5419" style:parent-style-name="Domyślnaczcionkaakapitu" style:family="text">
      <style:text-properties fo:background-color="#80FFFF"/>
    </style:style>
    <style:style style:name="T5420" style:parent-style-name="Domyślnaczcionkaakapitu" style:family="text">
      <style:text-properties fo:background-color="#80FFFF"/>
    </style:style>
    <style:style style:name="T5421" style:parent-style-name="Domyślnaczcionkaakapitu" style:family="text">
      <style:text-properties fo:background-color="#80FFFF"/>
    </style:style>
    <style:style style:name="T5422" style:parent-style-name="Domyślnaczcionkaakapitu" style:family="text">
      <style:text-properties fo:background-color="#80FFFF"/>
    </style:style>
    <style:style style:name="P5423" style:parent-style-name="Normalny" style:family="paragraph">
      <style:paragraph-properties fo:text-align="justify" fo:line-height="150%"/>
    </style:style>
    <style:style style:name="T5424" style:parent-style-name="Domyślnaczcionkaakapitu" style:family="text">
      <style:text-properties style:text-underline-type="single" style:text-underline-style="solid" style:text-underline-width="auto" style:text-underline-mode="continuous"/>
    </style:style>
    <style:style style:name="T5425" style:parent-style-name="Domyślnaczcionkaakapitu" style:family="text">
      <style:text-properties fo:background-color="#80FFFF" style:text-underline-type="single" style:text-underline-style="solid" style:text-underline-width="auto" style:text-underline-mode="continuous"/>
    </style:style>
    <style:style style:name="T5426" style:parent-style-name="Domyślnaczcionkaakapitu" style:family="text">
      <style:text-properties style:text-underline-type="single" style:text-underline-style="solid" style:text-underline-width="auto" style:text-underline-mode="continuous"/>
    </style:style>
    <style:style style:name="T5427" style:parent-style-name="Domyślnaczcionkaakapitu" style:family="text">
      <style:text-properties fo:background-color="#80FFFF" style:text-underline-type="single" style:text-underline-style="solid" style:text-underline-width="auto" style:text-underline-mode="continuous"/>
    </style:style>
    <style:style style:name="T5428" style:parent-style-name="Domyślnaczcionkaakapitu" style:family="text">
      <style:text-properties style:text-underline-type="single" style:text-underline-style="solid" style:text-underline-width="auto" style:text-underline-mode="continuous"/>
    </style:style>
    <style:style style:name="P5429" style:parent-style-name="Normalny" style:family="paragraph">
      <style:paragraph-properties fo:text-align="justify" fo:line-height="150%" fo:text-indent="0.2479in"/>
    </style:style>
    <style:style style:name="T5430" style:parent-style-name="Domyślnaczcionkaakapitu" style:family="text">
      <style:text-properties fo:background-color="#80FFFF"/>
    </style:style>
    <style:style style:name="P5431" style:parent-style-name="Normalny" style:family="paragraph">
      <style:paragraph-properties fo:text-align="justify" fo:line-height="150%"/>
    </style:style>
    <style:style style:name="T5432" style:parent-style-name="Domyślnaczcionkaakapitu" style:family="text">
      <style:text-properties style:text-underline-type="single" style:text-underline-style="solid" style:text-underline-width="auto" style:text-underline-mode="continuous"/>
    </style:style>
    <style:style style:name="T5433" style:parent-style-name="Domyślnaczcionkaakapitu" style:family="text">
      <style:text-properties fo:background-color="#80FFFF"/>
    </style:style>
    <style:style style:name="P5434" style:parent-style-name="Normalny" style:family="paragraph">
      <style:paragraph-properties fo:text-align="justify" fo:line-height="150%" fo:text-indent="0.2479in"/>
    </style:style>
    <style:style style:name="T5435" style:parent-style-name="Domyślnaczcionkaakapitu" style:family="text">
      <style:text-properties fo:background-color="#80FFFF"/>
    </style:style>
    <style:style style:name="T5436" style:parent-style-name="Domyślnaczcionkaakapitu" style:family="text">
      <style:text-properties fo:background-color="#80FFFF"/>
    </style:style>
    <style:style style:name="T5437" style:parent-style-name="Domyślnaczcionkaakapitu" style:family="text">
      <style:text-properties fo:background-color="#80FFFF"/>
    </style:style>
    <style:style style:name="T5438" style:parent-style-name="Domyślnaczcionkaakapitu" style:family="text">
      <style:text-properties fo:background-color="#80FFFF"/>
    </style:style>
    <style:style style:name="T5439" style:parent-style-name="Domyślnaczcionkaakapitu" style:family="text">
      <style:text-properties fo:background-color="#80FFFF"/>
    </style:style>
    <style:style style:name="T5440" style:parent-style-name="Domyślnaczcionkaakapitu" style:family="text">
      <style:text-properties fo:background-color="#80FFFF"/>
    </style:style>
    <style:style style:name="T5441" style:parent-style-name="Domyślnaczcionkaakapitu" style:family="text">
      <style:text-properties fo:background-color="#80FFFF"/>
    </style:style>
    <style:style style:name="T5442" style:parent-style-name="Domyślnaczcionkaakapitu" style:family="text">
      <style:text-properties fo:background-color="#80FFFF"/>
    </style:style>
    <style:style style:name="T5443" style:parent-style-name="Domyślnaczcionkaakapitu" style:family="text">
      <style:text-properties fo:background-color="#80FFFF"/>
    </style:style>
    <style:style style:name="T5444" style:parent-style-name="Domyślnaczcionkaakapitu" style:family="text">
      <style:text-properties fo:background-color="#80FFFF"/>
    </style:style>
    <style:style style:name="T5445" style:parent-style-name="Domyślnaczcionkaakapitu" style:family="text">
      <style:text-properties fo:background-color="#80FFFF"/>
    </style:style>
    <style:style style:name="T5446" style:parent-style-name="Domyślnaczcionkaakapitu" style:family="text">
      <style:text-properties fo:background-color="#80FFFF"/>
    </style:style>
    <style:style style:name="T5447" style:parent-style-name="Domyślnaczcionkaakapitu" style:family="text">
      <style:text-properties fo:background-color="#80FFFF"/>
    </style:style>
    <style:style style:name="T5448" style:parent-style-name="Domyślnaczcionkaakapitu" style:family="text">
      <style:text-properties fo:background-color="#80FFFF"/>
    </style:style>
    <style:style style:name="T5449" style:parent-style-name="Domyślnaczcionkaakapitu" style:family="text">
      <style:text-properties fo:background-color="#80FFFF"/>
    </style:style>
    <style:style style:name="T5450" style:parent-style-name="Domyślnaczcionkaakapitu" style:family="text">
      <style:text-properties fo:background-color="#80FFFF"/>
    </style:style>
    <style:style style:name="T5451" style:parent-style-name="Domyślnaczcionkaakapitu" style:family="text">
      <style:text-properties fo:background-color="#80FFFF"/>
    </style:style>
    <style:style style:name="T5452" style:parent-style-name="Domyślnaczcionkaakapitu" style:family="text">
      <style:text-properties fo:background-color="#80FFFF"/>
    </style:style>
    <style:style style:name="T5453" style:parent-style-name="Domyślnaczcionkaakapitu" style:family="text">
      <style:text-properties fo:background-color="#80FFFF"/>
    </style:style>
    <style:style style:name="T5454" style:parent-style-name="Domyślnaczcionkaakapitu" style:family="text">
      <style:text-properties fo:background-color="#80FFFF"/>
    </style:style>
    <style:style style:name="T5455" style:parent-style-name="Domyślnaczcionkaakapitu" style:family="text">
      <style:text-properties fo:background-color="#80FFFF"/>
    </style:style>
    <style:style style:name="T5456" style:parent-style-name="Domyślnaczcionkaakapitu" style:family="text">
      <style:text-properties fo:background-color="#80FFFF"/>
    </style:style>
    <style:style style:name="T5457" style:parent-style-name="Domyślnaczcionkaakapitu" style:family="text">
      <style:text-properties fo:background-color="#80FFFF"/>
    </style:style>
    <style:style style:name="T5458" style:parent-style-name="Domyślnaczcionkaakapitu" style:family="text">
      <style:text-properties fo:background-color="#80FFFF"/>
    </style:style>
    <style:style style:name="T5459" style:parent-style-name="Domyślnaczcionkaakapitu" style:family="text">
      <style:text-properties fo:background-color="#80FFFF"/>
    </style:style>
    <style:style style:name="T5460" style:parent-style-name="Domyślnaczcionkaakapitu" style:family="text">
      <style:text-properties fo:background-color="#80FFFF"/>
    </style:style>
    <style:style style:name="T5461" style:parent-style-name="Domyślnaczcionkaakapitu" style:family="text">
      <style:text-properties fo:background-color="#80FFFF"/>
    </style:style>
    <style:style style:name="T5462" style:parent-style-name="Domyślnaczcionkaakapitu" style:family="text">
      <style:text-properties fo:background-color="#80FFFF"/>
    </style:style>
    <style:style style:name="T5463" style:parent-style-name="Domyślnaczcionkaakapitu" style:family="text">
      <style:text-properties fo:background-color="#80FFFF"/>
    </style:style>
    <style:style style:name="T5464" style:parent-style-name="Domyślnaczcionkaakapitu" style:family="text">
      <style:text-properties fo:background-color="#80FFFF"/>
    </style:style>
    <style:style style:name="T5465" style:parent-style-name="Domyślnaczcionkaakapitu" style:family="text">
      <style:text-properties fo:background-color="#80FFFF"/>
    </style:style>
    <style:style style:name="T5466" style:parent-style-name="Domyślnaczcionkaakapitu" style:family="text">
      <style:text-properties fo:background-color="#80FFFF"/>
    </style:style>
    <style:style style:name="T5467" style:parent-style-name="Domyślnaczcionkaakapitu" style:family="text">
      <style:text-properties fo:background-color="#80FFFF"/>
    </style:style>
    <style:style style:name="T5468" style:parent-style-name="Domyślnaczcionkaakapitu" style:family="text">
      <style:text-properties fo:background-color="#80FFFF"/>
    </style:style>
    <style:style style:name="T5469" style:parent-style-name="Domyślnaczcionkaakapitu" style:family="text">
      <style:text-properties fo:background-color="#80FFFF"/>
    </style:style>
    <style:style style:name="T5470" style:parent-style-name="Domyślnaczcionkaakapitu" style:family="text">
      <style:text-properties fo:background-color="#80FFFF"/>
    </style:style>
    <style:style style:name="T5471" style:parent-style-name="Domyślnaczcionkaakapitu" style:family="text">
      <style:text-properties fo:background-color="#80FFFF"/>
    </style:style>
    <style:style style:name="T5472" style:parent-style-name="Domyślnaczcionkaakapitu" style:family="text">
      <style:text-properties fo:background-color="#80FFFF"/>
    </style:style>
    <style:style style:name="T5473" style:parent-style-name="Domyślnaczcionkaakapitu" style:family="text">
      <style:text-properties fo:background-color="#80FFFF"/>
    </style:style>
    <style:style style:name="T5474" style:parent-style-name="Domyślnaczcionkaakapitu" style:family="text">
      <style:text-properties fo:background-color="#80FFFF"/>
    </style:style>
    <style:style style:name="T5475" style:parent-style-name="Domyślnaczcionkaakapitu" style:family="text">
      <style:text-properties fo:background-color="#80FFFF"/>
    </style:style>
    <style:style style:name="P5476" style:parent-style-name="Normalny" style:family="paragraph">
      <style:paragraph-properties fo:text-align="justify" fo:line-height="150%" fo:text-indent="0.2479in">
        <style:tab-stops>
          <style:tab-stop style:type="right" style:leader-style="dotted" style:leader-text="." style:position="6.3777in"/>
        </style:tab-stops>
      </style:paragraph-properties>
    </style:style>
    <style:style style:name="T5477" style:parent-style-name="Domyślnaczcionkaakapitu" style:family="text">
      <style:text-properties fo:background-color="#80FFFF"/>
    </style:style>
    <style:style style:name="T5478" style:parent-style-name="Domyślnaczcionkaakapitu" style:family="text">
      <style:text-properties fo:background-color="#80FFFF"/>
    </style:style>
    <style:style style:name="T5479" style:parent-style-name="Domyślnaczcionkaakapitu" style:family="text">
      <style:text-properties fo:background-color="#80FFFF"/>
    </style:style>
    <style:style style:name="T5480" style:parent-style-name="Domyślnaczcionkaakapitu" style:family="text">
      <style:text-properties fo:background-color="#80FFFF"/>
    </style:style>
    <style:style style:name="T5481" style:parent-style-name="Domyślnaczcionkaakapitu" style:family="text">
      <style:text-properties fo:background-color="#80FFFF"/>
    </style:style>
    <style:style style:name="T5482" style:parent-style-name="Domyślnaczcionkaakapitu" style:family="text">
      <style:text-properties fo:background-color="#80FFFF"/>
    </style:style>
    <style:style style:name="T5483" style:parent-style-name="Domyślnaczcionkaakapitu" style:family="text">
      <style:text-properties fo:background-color="#80FFFF"/>
    </style:style>
    <style:style style:name="T5484" style:parent-style-name="Domyślnaczcionkaakapitu" style:family="text">
      <style:text-properties fo:background-color="#80FFFF"/>
    </style:style>
    <style:style style:name="T5485" style:parent-style-name="Domyślnaczcionkaakapitu" style:family="text">
      <style:text-properties fo:background-color="#80FFFF"/>
    </style:style>
    <style:style style:name="T5486" style:parent-style-name="Domyślnaczcionkaakapitu" style:family="text">
      <style:text-properties fo:background-color="#80FFFF"/>
    </style:style>
    <style:style style:name="T5487" style:parent-style-name="Domyślnaczcionkaakapitu" style:family="text">
      <style:text-properties fo:background-color="#80FFFF"/>
    </style:style>
    <style:style style:name="T5488" style:parent-style-name="Domyślnaczcionkaakapitu" style:family="text">
      <style:text-properties fo:background-color="#80FFFF"/>
    </style:style>
    <style:style style:name="T5489" style:parent-style-name="Domyślnaczcionkaakapitu" style:family="text">
      <style:text-properties fo:background-color="#80FFFF"/>
    </style:style>
    <style:style style:name="T5490" style:parent-style-name="Domyślnaczcionkaakapitu" style:family="text">
      <style:text-properties fo:background-color="#80FFFF"/>
    </style:style>
    <style:style style:name="T5491" style:parent-style-name="Domyślnaczcionkaakapitu" style:family="text">
      <style:text-properties fo:background-color="#80FFFF"/>
    </style:style>
    <style:style style:name="T5492" style:parent-style-name="Domyślnaczcionkaakapitu" style:family="text">
      <style:text-properties fo:background-color="#80FFFF"/>
    </style:style>
    <style:style style:name="P5493" style:parent-style-name="Normalny" style:family="paragraph">
      <style:paragraph-properties fo:text-align="justify" fo:line-height="150%" fo:text-indent="0.2479in"/>
    </style:style>
    <style:style style:name="T5494" style:parent-style-name="Domyślnaczcionkaakapitu" style:family="text">
      <style:text-properties fo:background-color="#80FFFF"/>
    </style:style>
    <style:style style:name="T5495" style:parent-style-name="Domyślnaczcionkaakapitu" style:family="text">
      <style:text-properties fo:background-color="#80FFFF"/>
    </style:style>
    <style:style style:name="T5496" style:parent-style-name="Domyślnaczcionkaakapitu" style:family="text">
      <style:text-properties fo:background-color="#80FFFF"/>
    </style:style>
    <style:style style:name="T5497" style:parent-style-name="Domyślnaczcionkaakapitu" style:family="text">
      <style:text-properties fo:background-color="#80FFFF"/>
    </style:style>
    <style:style style:name="T5498" style:parent-style-name="Domyślnaczcionkaakapitu" style:family="text">
      <style:text-properties fo:background-color="#80FFFF"/>
    </style:style>
    <style:style style:name="P5499" style:parent-style-name="Normalny" style:family="paragraph">
      <style:paragraph-properties fo:text-align="justify" fo:line-height="150%" fo:text-indent="0.2479in">
        <style:tab-stops>
          <style:tab-stop style:type="left" style:position="2.7895in"/>
        </style:tab-stops>
      </style:paragraph-properties>
    </style:style>
    <style:style style:name="P5500" style:parent-style-name="Normalny" style:family="paragraph">
      <style:paragraph-properties fo:text-align="justify" fo:line-height="150%">
        <style:tab-stops>
          <style:tab-stop style:type="left" style:position="2.7895in"/>
        </style:tab-stops>
      </style:paragraph-properties>
    </style:style>
    <style:style style:name="T5501" style:parent-style-name="Domyślnaczcionkaakapitu" style:family="text">
      <style:text-properties fo:background-color="#80FFFF" style:text-underline-type="single" style:text-underline-style="solid" style:text-underline-width="auto" style:text-underline-mode="continuous"/>
    </style:style>
    <style:style style:name="T5502" style:parent-style-name="Domyślnaczcionkaakapitu" style:family="text">
      <style:text-properties style:text-underline-type="single" style:text-underline-style="solid" style:text-underline-width="auto" style:text-underline-mode="continuous"/>
    </style:style>
    <style:style style:name="T5503" style:parent-style-name="Domyślnaczcionkaakapitu" style:family="text">
      <style:text-properties fo:background-color="#80FFFF" style:text-underline-type="single" style:text-underline-style="solid" style:text-underline-width="auto" style:text-underline-mode="continuous"/>
    </style:style>
    <style:style style:name="T5504" style:parent-style-name="Domyślnaczcionkaakapitu" style:family="text">
      <style:text-properties style:text-underline-type="single" style:text-underline-style="solid" style:text-underline-width="auto" style:text-underline-mode="continuous"/>
    </style:style>
    <style:style style:name="T5505" style:parent-style-name="Domyślnaczcionkaakapitu" style:family="text">
      <style:text-properties fo:background-color="#80FFFF" style:text-underline-type="single" style:text-underline-style="solid" style:text-underline-width="auto" style:text-underline-mode="continuous"/>
    </style:style>
    <style:style style:name="T5506" style:parent-style-name="Domyślnaczcionkaakapitu" style:family="text">
      <style:text-properties fo:background-color="#80FFFF"/>
    </style:style>
    <style:style style:name="P5507" style:parent-style-name="Normalny" style:family="paragraph">
      <style:paragraph-properties fo:text-align="justify" fo:line-height="150%" fo:text-indent="0.2479in">
        <style:tab-stops>
          <style:tab-stop style:type="left" style:position="2.7895in"/>
        </style:tab-stops>
      </style:paragraph-properties>
    </style:style>
    <style:style style:name="T5508" style:parent-style-name="Domyślnaczcionkaakapitu" style:family="text">
      <style:text-properties fo:background-color="#80FFFF"/>
    </style:style>
    <style:style style:name="T5509" style:parent-style-name="Domyślnaczcionkaakapitu" style:family="text">
      <style:text-properties fo:background-color="#80FFFF"/>
    </style:style>
    <style:style style:name="T5510" style:parent-style-name="Domyślnaczcionkaakapitu" style:family="text">
      <style:text-properties fo:background-color="#80FFFF"/>
    </style:style>
    <style:style style:name="T5511" style:parent-style-name="Domyślnaczcionkaakapitu" style:family="text">
      <style:text-properties fo:background-color="#80FFFF"/>
    </style:style>
    <style:style style:name="T5512" style:parent-style-name="Domyślnaczcionkaakapitu" style:family="text">
      <style:text-properties fo:background-color="#80FFFF"/>
    </style:style>
    <style:style style:name="T5513" style:parent-style-name="Domyślnaczcionkaakapitu" style:family="text">
      <style:text-properties fo:background-color="#80FFFF"/>
    </style:style>
    <style:style style:name="T5514" style:parent-style-name="Domyślnaczcionkaakapitu" style:family="text">
      <style:text-properties fo:background-color="#80FFFF"/>
    </style:style>
    <style:style style:name="T5515" style:parent-style-name="Domyślnaczcionkaakapitu" style:family="text">
      <style:text-properties fo:background-color="#80FFFF"/>
    </style:style>
    <style:style style:name="T5516" style:parent-style-name="Domyślnaczcionkaakapitu" style:family="text">
      <style:text-properties fo:background-color="#80FFFF"/>
    </style:style>
    <style:style style:name="T5517" style:parent-style-name="Domyślnaczcionkaakapitu" style:family="text">
      <style:text-properties fo:background-color="#80FFFF"/>
    </style:style>
    <style:style style:name="T5518" style:parent-style-name="Domyślnaczcionkaakapitu" style:family="text">
      <style:text-properties fo:background-color="#80FFFF"/>
    </style:style>
    <style:style style:name="T5519" style:parent-style-name="Domyślnaczcionkaakapitu" style:family="text">
      <style:text-properties fo:background-color="#80FFFF"/>
    </style:style>
    <style:style style:name="T5520" style:parent-style-name="Domyślnaczcionkaakapitu" style:family="text">
      <style:text-properties fo:background-color="#80FFFF"/>
    </style:style>
    <style:style style:name="P5521" style:parent-style-name="Normalny" style:family="paragraph">
      <style:paragraph-properties fo:text-align="justify" fo:line-height="150%" fo:text-indent="0.2479in"/>
    </style:style>
    <style:style style:name="T5522" style:parent-style-name="Domyślnaczcionkaakapitu" style:family="text">
      <style:text-properties fo:background-color="#80FFFF"/>
    </style:style>
    <style:style style:name="P5523" style:parent-style-name="Normalny" style:family="paragraph">
      <style:paragraph-properties fo:text-align="justify" fo:line-height="150%"/>
    </style:style>
    <style:style style:name="T5524" style:parent-style-name="Domyślnaczcionkaakapitu" style:family="text">
      <style:text-properties style:text-underline-type="single" style:text-underline-style="solid" style:text-underline-width="auto" style:text-underline-mode="continuous"/>
    </style:style>
    <style:style style:name="P5525" style:parent-style-name="Normalny" style:family="paragraph">
      <style:paragraph-properties fo:text-align="justify" fo:line-height="150%" fo:text-indent="0.2479in"/>
    </style:style>
    <style:style style:name="T5526" style:parent-style-name="Domyślnaczcionkaakapitu" style:family="text">
      <style:text-properties fo:background-color="#80FFFF"/>
    </style:style>
    <style:style style:name="T5527" style:parent-style-name="Domyślnaczcionkaakapitu" style:family="text">
      <style:text-properties fo:background-color="#80FFFF"/>
    </style:style>
    <style:style style:name="T5528" style:parent-style-name="Domyślnaczcionkaakapitu" style:family="text">
      <style:text-properties fo:background-color="#80FFFF"/>
    </style:style>
    <style:style style:name="P5529" style:parent-style-name="Normalny" style:family="paragraph">
      <style:paragraph-properties fo:text-align="justify" fo:line-height="150%"/>
    </style:style>
    <style:style style:name="T5530" style:parent-style-name="Domyślnaczcionkaakapitu" style:family="text">
      <style:text-properties fo:background-color="#80FFFF" style:text-underline-type="single" style:text-underline-style="solid" style:text-underline-width="auto" style:text-underline-mode="continuous"/>
    </style:style>
    <style:style style:name="T5531" style:parent-style-name="Domyślnaczcionkaakapitu" style:family="text">
      <style:text-properties style:text-underline-type="single" style:text-underline-style="solid" style:text-underline-width="auto" style:text-underline-mode="continuous"/>
    </style:style>
    <style:style style:name="T5532" style:parent-style-name="Domyślnaczcionkaakapitu" style:family="text">
      <style:text-properties fo:background-color="#80FFFF" style:text-underline-type="single" style:text-underline-style="solid" style:text-underline-width="auto" style:text-underline-mode="continuous"/>
    </style:style>
    <style:style style:name="T5533" style:parent-style-name="Domyślnaczcionkaakapitu" style:family="text">
      <style:text-properties style:text-underline-type="single" style:text-underline-style="solid" style:text-underline-width="auto" style:text-underline-mode="continuous"/>
    </style:style>
    <style:style style:name="T5534" style:parent-style-name="Domyślnaczcionkaakapitu" style:family="text">
      <style:text-properties fo:background-color="#80FFFF" style:text-underline-type="single" style:text-underline-style="solid" style:text-underline-width="auto" style:text-underline-mode="continuous"/>
    </style:style>
    <style:style style:name="T5535" style:parent-style-name="Domyślnaczcionkaakapitu" style:family="text">
      <style:text-properties fo:background-color="#80FFFF"/>
    </style:style>
    <style:style style:name="P5536" style:parent-style-name="Normalny" style:family="paragraph">
      <style:paragraph-properties fo:text-align="justify" fo:line-height="150%" fo:text-indent="0.2479in"/>
    </style:style>
    <style:style style:name="T5537" style:parent-style-name="Domyślnaczcionkaakapitu" style:family="text">
      <style:text-properties fo:background-color="#80FFFF"/>
    </style:style>
    <style:style style:name="P5538" style:parent-style-name="Normalny" style:family="paragraph">
      <style:paragraph-properties fo:text-align="justify" fo:line-height="150%"/>
    </style:style>
    <style:style style:name="T5539" style:parent-style-name="Domyślnaczcionkaakapitu" style:family="text">
      <style:text-properties style:text-underline-type="single" style:text-underline-style="solid" style:text-underline-width="auto" style:text-underline-mode="continuous"/>
    </style:style>
    <style:style style:name="P5540" style:parent-style-name="Normalny" style:family="paragraph">
      <style:paragraph-properties fo:text-align="justify" fo:line-height="150%" fo:text-indent="0.2479in"/>
    </style:style>
    <style:style style:name="T5541" style:parent-style-name="Domyślnaczcionkaakapitu" style:family="text">
      <style:text-properties fo:background-color="#80FFFF"/>
    </style:style>
    <style:style style:name="T5542" style:parent-style-name="Domyślnaczcionkaakapitu" style:family="text">
      <style:text-properties fo:background-color="#80FFFF"/>
    </style:style>
    <style:style style:name="P5543" style:parent-style-name="Normalny" style:family="paragraph">
      <style:paragraph-properties fo:text-align="justify" fo:line-height="150%"/>
    </style:style>
    <style:style style:name="T5544" style:parent-style-name="Domyślnaczcionkaakapitu" style:family="text">
      <style:text-properties fo:background-color="#80FFFF" style:text-underline-type="single" style:text-underline-style="solid" style:text-underline-width="auto" style:text-underline-mode="continuous"/>
    </style:style>
    <style:style style:name="T5545" style:parent-style-name="Domyślnaczcionkaakapitu" style:family="text">
      <style:text-properties style:text-underline-type="single" style:text-underline-style="solid" style:text-underline-width="auto" style:text-underline-mode="continuous"/>
    </style:style>
    <style:style style:name="T5546" style:parent-style-name="Domyślnaczcionkaakapitu" style:family="text">
      <style:text-properties fo:background-color="#80FFFF" style:text-underline-type="single" style:text-underline-style="solid" style:text-underline-width="auto" style:text-underline-mode="continuous"/>
    </style:style>
    <style:style style:name="T5547" style:parent-style-name="Domyślnaczcionkaakapitu" style:family="text">
      <style:text-properties style:text-underline-type="single" style:text-underline-style="solid" style:text-underline-width="auto" style:text-underline-mode="continuous"/>
    </style:style>
    <style:style style:name="T5548" style:parent-style-name="Domyślnaczcionkaakapitu" style:family="text">
      <style:text-properties fo:background-color="#80FFFF" style:text-underline-type="single" style:text-underline-style="solid" style:text-underline-width="auto" style:text-underline-mode="continuous"/>
    </style:style>
    <style:style style:name="T5549" style:parent-style-name="Domyślnaczcionkaakapitu" style:family="text">
      <style:text-properties fo:background-color="#80FFFF"/>
    </style:style>
    <style:style style:name="P5550" style:parent-style-name="Normalny" style:family="paragraph">
      <style:paragraph-properties fo:text-align="justify" fo:line-height="150%" fo:text-indent="0.2479in"/>
    </style:style>
    <style:style style:name="T5551" style:parent-style-name="Domyślnaczcionkaakapitu" style:family="text">
      <style:text-properties fo:background-color="#80FFFF"/>
    </style:style>
    <style:style style:name="P5552" style:parent-style-name="Normalny" style:family="paragraph">
      <style:paragraph-properties fo:text-align="justify" fo:line-height="150%"/>
    </style:style>
    <style:style style:name="T5553" style:parent-style-name="Domyślnaczcionkaakapitu" style:family="text">
      <style:text-properties style:text-underline-type="single" style:text-underline-style="solid" style:text-underline-width="auto" style:text-underline-mode="continuous"/>
    </style:style>
    <style:style style:name="P5554" style:parent-style-name="Normalny" style:family="paragraph">
      <style:paragraph-properties fo:text-align="justify" fo:line-height="150%" fo:text-indent="0.2479in"/>
    </style:style>
    <style:style style:name="T5555" style:parent-style-name="Domyślnaczcionkaakapitu" style:family="text">
      <style:text-properties fo:background-color="#80FFFF"/>
    </style:style>
    <style:style style:name="T5556" style:parent-style-name="Domyślnaczcionkaakapitu" style:family="text">
      <style:text-properties fo:background-color="#80FFFF"/>
    </style:style>
    <style:style style:name="T5557" style:parent-style-name="Domyślnaczcionkaakapitu" style:family="text">
      <style:text-properties fo:background-color="#80FFFF"/>
    </style:style>
    <style:style style:name="T5558" style:parent-style-name="Domyślnaczcionkaakapitu" style:family="text">
      <style:text-properties fo:background-color="#80FFFF"/>
    </style:style>
    <style:style style:name="T5559" style:parent-style-name="Domyślnaczcionkaakapitu" style:family="text">
      <style:text-properties fo:background-color="#80FFFF"/>
    </style:style>
    <style:style style:name="P5560" style:parent-style-name="Normalny" style:family="paragraph">
      <style:paragraph-properties fo:text-align="justify" fo:line-height="150%"/>
    </style:style>
    <style:style style:name="T5561" style:parent-style-name="Domyślnaczcionkaakapitu" style:family="text">
      <style:text-properties fo:background-color="#80FFFF" style:text-underline-type="single" style:text-underline-style="solid" style:text-underline-width="auto" style:text-underline-mode="continuous"/>
    </style:style>
    <style:style style:name="T5562" style:parent-style-name="Domyślnaczcionkaakapitu" style:family="text">
      <style:text-properties style:text-underline-type="single" style:text-underline-style="solid" style:text-underline-width="auto" style:text-underline-mode="continuous"/>
    </style:style>
    <style:style style:name="T5563" style:parent-style-name="Domyślnaczcionkaakapitu" style:family="text">
      <style:text-properties fo:background-color="#80FFFF" style:text-underline-type="single" style:text-underline-style="solid" style:text-underline-width="auto" style:text-underline-mode="continuous"/>
    </style:style>
    <style:style style:name="T5564" style:parent-style-name="Domyślnaczcionkaakapitu" style:family="text">
      <style:text-properties style:text-underline-type="single" style:text-underline-style="solid" style:text-underline-width="auto" style:text-underline-mode="continuous"/>
    </style:style>
    <style:style style:name="T5565" style:parent-style-name="Domyślnaczcionkaakapitu" style:family="text">
      <style:text-properties fo:background-color="#80FFFF" style:text-underline-type="single" style:text-underline-style="solid" style:text-underline-width="auto" style:text-underline-mode="continuous"/>
    </style:style>
    <style:style style:name="T5566" style:parent-style-name="Domyślnaczcionkaakapitu" style:family="text">
      <style:text-properties fo:background-color="#80FFFF"/>
    </style:style>
    <style:style style:name="P5567" style:parent-style-name="Normalny" style:family="paragraph">
      <style:paragraph-properties fo:text-align="justify" fo:line-height="150%" fo:text-indent="0.2479in"/>
    </style:style>
    <style:style style:name="T5568" style:parent-style-name="Domyślnaczcionkaakapitu" style:family="text">
      <style:text-properties fo:background-color="#80FFFF"/>
    </style:style>
    <style:style style:name="T5569" style:parent-style-name="Domyślnaczcionkaakapitu" style:family="text">
      <style:text-properties fo:background-color="#80FFFF"/>
    </style:style>
    <style:style style:name="P5570" style:parent-style-name="Normalny" style:family="paragraph">
      <style:paragraph-properties fo:text-align="justify" fo:line-height="150%"/>
    </style:style>
    <style:style style:name="T5571" style:parent-style-name="Domyślnaczcionkaakapitu" style:family="text">
      <style:text-properties style:text-underline-type="single" style:text-underline-style="solid" style:text-underline-width="auto" style:text-underline-mode="continuous"/>
    </style:style>
    <style:style style:name="P5572" style:parent-style-name="Normalny" style:family="paragraph">
      <style:paragraph-properties fo:text-align="justify" fo:line-height="150%" fo:text-indent="0.2479in"/>
    </style:style>
    <style:style style:name="T5573" style:parent-style-name="Domyślnaczcionkaakapitu" style:family="text">
      <style:text-properties fo:background-color="#80FFFF"/>
    </style:style>
    <style:style style:name="P5574" style:parent-style-name="Normalny" style:family="paragraph">
      <style:paragraph-properties fo:text-align="justify" fo:line-height="150%"/>
    </style:style>
    <style:style style:name="T5575" style:parent-style-name="Domyślnaczcionkaakapitu" style:family="text">
      <style:text-properties fo:background-color="#80FFFF" style:text-underline-type="single" style:text-underline-style="solid" style:text-underline-width="auto" style:text-underline-mode="continuous"/>
    </style:style>
    <style:style style:name="T5576" style:parent-style-name="Domyślnaczcionkaakapitu" style:family="text">
      <style:text-properties style:text-underline-type="single" style:text-underline-style="solid" style:text-underline-width="auto" style:text-underline-mode="continuous"/>
    </style:style>
    <style:style style:name="T5577" style:parent-style-name="Domyślnaczcionkaakapitu" style:family="text">
      <style:text-properties fo:background-color="#80FFFF" style:text-underline-type="single" style:text-underline-style="solid" style:text-underline-width="auto" style:text-underline-mode="continuous"/>
    </style:style>
    <style:style style:name="T5578" style:parent-style-name="Domyślnaczcionkaakapitu" style:family="text">
      <style:text-properties style:text-underline-type="single" style:text-underline-style="solid" style:text-underline-width="auto" style:text-underline-mode="continuous"/>
    </style:style>
    <style:style style:name="T5579" style:parent-style-name="Domyślnaczcionkaakapitu" style:family="text">
      <style:text-properties fo:background-color="#80FFFF" style:text-underline-type="single" style:text-underline-style="solid" style:text-underline-width="auto" style:text-underline-mode="continuous"/>
    </style:style>
    <style:style style:name="T5580" style:parent-style-name="Domyślnaczcionkaakapitu" style:family="text">
      <style:text-properties fo:background-color="#80FFFF"/>
    </style:style>
    <style:style style:name="P5581" style:parent-style-name="Normalny" style:family="paragraph">
      <style:paragraph-properties fo:text-align="justify" fo:line-height="150%" fo:text-indent="0.2479in"/>
    </style:style>
    <style:style style:name="T5582" style:parent-style-name="Domyślnaczcionkaakapitu" style:family="text">
      <style:text-properties fo:background-color="#80FFFF"/>
    </style:style>
    <style:style style:name="T5583" style:parent-style-name="Domyślnaczcionkaakapitu" style:family="text">
      <style:text-properties fo:background-color="#80FFFF"/>
    </style:style>
    <style:style style:name="T5584" style:parent-style-name="Domyślnaczcionkaakapitu" style:family="text">
      <style:text-properties fo:background-color="#80FFFF"/>
    </style:style>
    <style:style style:name="T5585" style:parent-style-name="Domyślnaczcionkaakapitu" style:family="text">
      <style:text-properties fo:background-color="#80FFFF"/>
    </style:style>
    <style:style style:name="P5586" style:parent-style-name="Normalny" style:family="paragraph">
      <style:paragraph-properties fo:text-align="justify" fo:line-height="150%"/>
    </style:style>
    <style:style style:name="T5587" style:parent-style-name="Domyślnaczcionkaakapitu" style:family="text">
      <style:text-properties style:text-underline-type="single" style:text-underline-style="solid" style:text-underline-width="auto" style:text-underline-mode="continuous"/>
    </style:style>
    <style:style style:name="T5588" style:parent-style-name="Domyślnaczcionkaakapitu" style:family="text">
      <style:text-properties fo:background-color="#80FFFF" style:text-underline-type="single" style:text-underline-style="solid" style:text-underline-width="auto" style:text-underline-mode="continuous"/>
    </style:style>
    <style:style style:name="T5589" style:parent-style-name="Domyślnaczcionkaakapitu" style:family="text">
      <style:text-properties style:text-underline-type="single" style:text-underline-style="solid" style:text-underline-width="auto" style:text-underline-mode="continuous"/>
    </style:style>
    <style:style style:name="P5590" style:parent-style-name="Normalny" style:family="paragraph">
      <style:paragraph-properties fo:text-align="justify" fo:line-height="150%" fo:text-indent="0.2479in"/>
    </style:style>
    <style:style style:name="T5591" style:parent-style-name="Domyślnaczcionkaakapitu" style:family="text">
      <style:text-properties fo:background-color="#80FFFF"/>
    </style:style>
    <style:style style:name="T5592" style:parent-style-name="Domyślnaczcionkaakapitu" style:family="text">
      <style:text-properties fo:background-color="#80FFFF"/>
    </style:style>
    <style:style style:name="T5593" style:parent-style-name="Domyślnaczcionkaakapitu" style:family="text">
      <style:text-properties fo:background-color="#80FFFF"/>
    </style:style>
    <style:style style:name="T5594" style:parent-style-name="Domyślnaczcionkaakapitu" style:family="text">
      <style:text-properties fo:background-color="#80FFFF"/>
    </style:style>
    <style:style style:name="T5595" style:parent-style-name="Domyślnaczcionkaakapitu" style:family="text">
      <style:text-properties fo:background-color="#80FFFF"/>
    </style:style>
    <style:style style:name="T5596" style:parent-style-name="Domyślnaczcionkaakapitu" style:family="text">
      <style:text-properties fo:background-color="#80FFFF"/>
    </style:style>
    <style:style style:name="T5597" style:parent-style-name="Domyślnaczcionkaakapitu" style:family="text">
      <style:text-properties fo:background-color="#80FFFF"/>
    </style:style>
    <style:style style:name="T5598" style:parent-style-name="Domyślnaczcionkaakapitu" style:family="text">
      <style:text-properties fo:background-color="#80FFFF"/>
    </style:style>
    <style:style style:name="T5599" style:parent-style-name="Domyślnaczcionkaakapitu" style:family="text">
      <style:text-properties fo:background-color="#80FFFF"/>
    </style:style>
    <style:style style:name="T5600" style:parent-style-name="Domyślnaczcionkaakapitu" style:family="text">
      <style:text-properties fo:background-color="#80FFFF"/>
    </style:style>
    <style:style style:name="T5601" style:parent-style-name="Domyślnaczcionkaakapitu" style:family="text">
      <style:text-properties fo:background-color="#80FFFF"/>
    </style:style>
    <style:style style:name="T5602" style:parent-style-name="Domyślnaczcionkaakapitu" style:family="text">
      <style:text-properties fo:background-color="#80FFFF"/>
    </style:style>
    <style:style style:name="T5603" style:parent-style-name="Domyślnaczcionkaakapitu" style:family="text">
      <style:text-properties fo:background-color="#80FFFF"/>
    </style:style>
    <style:style style:name="T5604" style:parent-style-name="Domyślnaczcionkaakapitu" style:family="text">
      <style:text-properties fo:background-color="#80FFFF"/>
    </style:style>
    <style:style style:name="T5605" style:parent-style-name="Domyślnaczcionkaakapitu" style:family="text">
      <style:text-properties fo:background-color="#80FFFF"/>
    </style:style>
    <style:style style:name="T5606" style:parent-style-name="Domyślnaczcionkaakapitu" style:family="text">
      <style:text-properties fo:background-color="#80FFFF"/>
    </style:style>
    <style:style style:name="P5607" style:parent-style-name="Normalny" style:family="paragraph">
      <style:paragraph-properties fo:text-align="justify" fo:line-height="150%" fo:text-indent="0.2479in"/>
    </style:style>
    <style:style style:name="T5608" style:parent-style-name="Domyślnaczcionkaakapitu" style:family="text">
      <style:text-properties fo:background-color="#80FFFF"/>
    </style:style>
    <style:style style:name="P5609" style:parent-style-name="Normalny" style:family="paragraph">
      <style:paragraph-properties fo:text-align="justify" fo:line-height="150%" fo:text-indent="0.2479in"/>
    </style:style>
    <style:style style:name="P5610" style:parent-style-name="Normalny" style:family="paragraph">
      <style:paragraph-properties fo:text-align="justify" fo:line-height="150%"/>
    </style:style>
    <style:style style:name="T5611" style:parent-style-name="Domyślnaczcionkaakapitu" style:family="text">
      <style:text-properties fo:background-color="#80FFFF"/>
    </style:style>
    <style:style style:name="T5612" style:parent-style-name="Domyślnaczcionkaakapitu" style:family="text">
      <style:text-properties fo:background-color="#80FFFF"/>
    </style:style>
    <style:style style:name="T5613" style:parent-style-name="Domyślnaczcionkaakapitu" style:family="text">
      <style:text-properties fo:background-color="#80FFFF"/>
    </style:style>
    <style:style style:name="T5614" style:parent-style-name="Domyślnaczcionkaakapitu" style:family="text">
      <style:text-properties fo:background-color="#80FFFF"/>
    </style:style>
    <style:style style:name="T5615" style:parent-style-name="Domyślnaczcionkaakapitu" style:family="text">
      <style:text-properties fo:background-color="#80FFFF"/>
    </style:style>
    <style:style style:name="T5616" style:parent-style-name="Domyślnaczcionkaakapitu" style:family="text">
      <style:text-properties fo:background-color="#80FFFF"/>
    </style:style>
    <style:style style:name="T5617" style:parent-style-name="Domyślnaczcionkaakapitu" style:family="text">
      <style:text-properties fo:background-color="#80FFFF"/>
    </style:style>
    <style:style style:name="P5618" style:parent-style-name="Normalny" style:family="paragraph">
      <style:paragraph-properties fo:text-align="justify" fo:line-height="150%">
        <style:tab-stops>
          <style:tab-stop style:type="left" style:position="2.0006in"/>
        </style:tab-stops>
      </style:paragraph-properties>
    </style:style>
    <style:style style:name="P5619" style:parent-style-name="Normalny" style:family="paragraph">
      <style:paragraph-properties fo:text-align="justify" fo:line-height="150%"/>
    </style:style>
    <style:style style:name="T5620" style:parent-style-name="Domyślnaczcionkaakapitu" style:family="text">
      <style:text-properties style:text-underline-type="single" style:text-underline-style="solid" style:text-underline-width="auto" style:text-underline-mode="continuous"/>
    </style:style>
    <style:style style:name="T5621" style:parent-style-name="Domyślnaczcionkaakapitu" style:family="text">
      <style:text-properties fo:background-color="#80FFFF" style:text-underline-type="single" style:text-underline-style="solid" style:text-underline-width="auto" style:text-underline-mode="continuous"/>
    </style:style>
    <style:style style:name="P5622" style:parent-style-name="Normalny" style:family="paragraph">
      <style:paragraph-properties fo:text-align="justify" fo:line-height="150%" fo:text-indent="0.2479in"/>
    </style:style>
    <style:style style:name="T5623" style:parent-style-name="Domyślnaczcionkaakapitu" style:family="text">
      <style:text-properties fo:background-color="#80FFFF"/>
    </style:style>
    <style:style style:name="P5624" style:parent-style-name="Normalny" style:family="paragraph">
      <style:paragraph-properties fo:text-align="justify" fo:line-height="150%"/>
    </style:style>
    <style:style style:name="T5625" style:parent-style-name="Domyślnaczcionkaakapitu" style:family="text">
      <style:text-properties fo:background-color="#80FFFF" style:text-underline-type="single" style:text-underline-style="solid" style:text-underline-width="auto" style:text-underline-mode="continuous"/>
    </style:style>
    <style:style style:name="T5626" style:parent-style-name="Domyślnaczcionkaakapitu" style:family="text">
      <style:text-properties style:text-underline-type="single" style:text-underline-style="solid" style:text-underline-width="auto" style:text-underline-mode="continuous"/>
    </style:style>
    <style:style style:name="T5627" style:parent-style-name="Domyślnaczcionkaakapitu" style:family="text">
      <style:text-properties fo:background-color="#80FFFF" style:text-underline-type="single" style:text-underline-style="solid" style:text-underline-width="auto" style:text-underline-mode="continuous"/>
    </style:style>
    <style:style style:name="T5628" style:parent-style-name="Domyślnaczcionkaakapitu" style:family="text">
      <style:text-properties style:text-underline-type="single" style:text-underline-style="solid" style:text-underline-width="auto" style:text-underline-mode="continuous"/>
    </style:style>
    <style:style style:name="T5629" style:parent-style-name="Domyślnaczcionkaakapitu" style:family="text">
      <style:text-properties fo:background-color="#80FFFF" style:text-underline-type="single" style:text-underline-style="solid" style:text-underline-width="auto" style:text-underline-mode="continuous"/>
    </style:style>
    <style:style style:name="T5630" style:parent-style-name="Domyślnaczcionkaakapitu" style:family="text">
      <style:text-properties fo:background-color="#80FFFF"/>
    </style:style>
    <style:style style:name="P5631" style:parent-style-name="Normalny" style:family="paragraph">
      <style:paragraph-properties fo:text-align="justify" fo:line-height="150%" fo:text-indent="0.2479in"/>
    </style:style>
    <style:style style:name="T5632" style:parent-style-name="Domyślnaczcionkaakapitu" style:family="text">
      <style:text-properties fo:background-color="#80FFFF"/>
    </style:style>
    <style:style style:name="P5633" style:parent-style-name="Normalny" style:family="paragraph">
      <style:paragraph-properties fo:text-align="justify" fo:line-height="150%"/>
    </style:style>
    <style:style style:name="T5634" style:parent-style-name="Domyślnaczcionkaakapitu" style:family="text">
      <style:text-properties style:text-underline-type="single" style:text-underline-style="solid" style:text-underline-width="auto" style:text-underline-mode="continuous"/>
    </style:style>
    <style:style style:name="T5635" style:parent-style-name="Domyślnaczcionkaakapitu" style:family="text">
      <style:text-properties fo:background-color="#80FFFF" style:text-underline-type="single" style:text-underline-style="solid" style:text-underline-width="auto" style:text-underline-mode="continuous"/>
    </style:style>
    <style:style style:name="T5636" style:parent-style-name="Domyślnaczcionkaakapitu" style:family="text">
      <style:text-properties style:text-underline-type="single" style:text-underline-style="solid" style:text-underline-width="auto" style:text-underline-mode="continuous"/>
    </style:style>
    <style:style style:name="P5637" style:parent-style-name="Normalny" style:family="paragraph">
      <style:paragraph-properties fo:text-align="justify" fo:line-height="150%"/>
    </style:style>
    <style:style style:name="T5638" style:parent-style-name="Domyślnaczcionkaakapitu" style:family="text">
      <style:text-properties fo:background-color="#80FFFF"/>
    </style:style>
    <style:style style:name="T5639" style:parent-style-name="Domyślnaczcionkaakapitu" style:family="text">
      <style:text-properties fo:background-color="#80FFFF"/>
    </style:style>
    <style:style style:name="P5640" style:parent-style-name="Normalny" style:family="paragraph">
      <style:paragraph-properties fo:text-align="justify" fo:line-height="150%" fo:text-indent="0.2479in"/>
    </style:style>
    <style:style style:name="T5641" style:parent-style-name="Domyślnaczcionkaakapitu" style:family="text">
      <style:text-properties fo:background-color="#80FFFF"/>
    </style:style>
    <style:style style:name="T5642" style:parent-style-name="Domyślnaczcionkaakapitu" style:family="text">
      <style:text-properties fo:background-color="#80FFFF"/>
    </style:style>
    <style:style style:name="T5643" style:parent-style-name="Domyślnaczcionkaakapitu" style:family="text">
      <style:text-properties fo:background-color="#80FFFF"/>
    </style:style>
    <style:style style:name="T5644" style:parent-style-name="Domyślnaczcionkaakapitu" style:family="text">
      <style:text-properties fo:background-color="#80FFFF"/>
    </style:style>
    <style:style style:name="T5645" style:parent-style-name="Domyślnaczcionkaakapitu" style:family="text">
      <style:text-properties fo:background-color="#80FFFF"/>
    </style:style>
    <style:style style:name="T5646" style:parent-style-name="Domyślnaczcionkaakapitu" style:family="text">
      <style:text-properties fo:background-color="#80FFFF"/>
    </style:style>
    <style:style style:name="P5647" style:parent-style-name="Normalny" style:family="paragraph">
      <style:paragraph-properties fo:text-align="justify" fo:line-height="150%"/>
    </style:style>
    <style:style style:name="T5648" style:parent-style-name="Domyślnaczcionkaakapitu" style:family="text">
      <style:text-properties fo:background-color="#80FFFF"/>
    </style:style>
    <style:style style:name="T5649" style:parent-style-name="Domyślnaczcionkaakapitu" style:family="text">
      <style:text-properties fo:background-color="#80FFFF"/>
    </style:style>
    <style:style style:name="T5650" style:parent-style-name="Domyślnaczcionkaakapitu" style:family="text">
      <style:text-properties fo:background-color="#80FFFF"/>
    </style:style>
    <style:style style:name="T5651" style:parent-style-name="Domyślnaczcionkaakapitu" style:family="text">
      <style:text-properties fo:background-color="#80FFFF"/>
    </style:style>
    <style:style style:name="P5652" style:parent-style-name="Normalny" style:family="paragraph">
      <style:paragraph-properties fo:text-align="justify" fo:line-height="150%" fo:text-indent="0.2479in"/>
    </style:style>
    <style:style style:name="P5653" style:parent-style-name="Normalny" style:family="paragraph">
      <style:paragraph-properties fo:text-align="justify" fo:line-height="150%"/>
    </style:style>
    <style:style style:name="T5654" style:parent-style-name="Domyślnaczcionkaakapitu" style:family="text">
      <style:text-properties fo:background-color="#80FFFF"/>
    </style:style>
    <style:style style:name="P5655" style:parent-style-name="Normalny" style:family="paragraph">
      <style:paragraph-properties fo:text-align="justify" fo:line-height="150%" fo:text-indent="0.2479in"/>
    </style:style>
    <style:style style:name="T5656" style:parent-style-name="Domyślnaczcionkaakapitu" style:family="text">
      <style:text-properties fo:background-color="#80FFFF"/>
    </style:style>
    <style:style style:name="T5657" style:parent-style-name="Domyślnaczcionkaakapitu" style:family="text">
      <style:text-properties fo:background-color="#80FFFF"/>
    </style:style>
    <style:style style:name="T5658" style:parent-style-name="Domyślnaczcionkaakapitu" style:family="text">
      <style:text-properties fo:background-color="#80FFFF"/>
    </style:style>
    <style:style style:name="P5659" style:parent-style-name="Normalny" style:family="paragraph">
      <style:paragraph-properties fo:text-align="justify" fo:line-height="150%" fo:text-indent="0.2479in"/>
    </style:style>
    <style:style style:name="T5660" style:parent-style-name="Domyślnaczcionkaakapitu" style:family="text">
      <style:text-properties fo:background-color="#80FFFF"/>
    </style:style>
    <style:style style:name="T5661" style:parent-style-name="Domyślnaczcionkaakapitu" style:family="text">
      <style:text-properties fo:background-color="#80FFFF"/>
    </style:style>
    <style:style style:name="P5662" style:parent-style-name="Normalny" style:family="paragraph">
      <style:paragraph-properties fo:text-align="justify" fo:line-height="150%"/>
    </style:style>
    <style:style style:name="T5663" style:parent-style-name="Domyślnaczcionkaakapitu" style:family="text">
      <style:text-properties fo:background-color="#80FFFF"/>
    </style:style>
    <style:style style:name="T5664" style:parent-style-name="Domyślnaczcionkaakapitu" style:family="text">
      <style:text-properties fo:background-color="#80FFFF"/>
    </style:style>
    <style:style style:name="P5665" style:parent-style-name="Normalny" style:family="paragraph">
      <style:paragraph-properties fo:text-align="justify" fo:line-height="150%" fo:text-indent="0.2479in"/>
    </style:style>
    <style:style style:name="P5666" style:parent-style-name="Normalny" style:family="paragraph">
      <style:paragraph-properties fo:text-align="justify" fo:line-height="150%"/>
    </style:style>
    <style:style style:name="T5667" style:parent-style-name="Domyślnaczcionkaakapitu" style:family="text">
      <style:text-properties fo:background-color="#80FFFF"/>
    </style:style>
    <style:style style:name="T5668" style:parent-style-name="Domyślnaczcionkaakapitu" style:family="text">
      <style:text-properties fo:background-color="#80FFFF"/>
    </style:style>
    <style:style style:name="T5669" style:parent-style-name="Domyślnaczcionkaakapitu" style:family="text">
      <style:text-properties fo:background-color="#80FFFF"/>
    </style:style>
    <style:style style:name="P5670" style:parent-style-name="Normalny" style:family="paragraph">
      <style:paragraph-properties fo:text-align="justify" fo:line-height="150%" fo:text-indent="0.2479in"/>
    </style:style>
    <style:style style:name="T5671" style:parent-style-name="Domyślnaczcionkaakapitu" style:family="text">
      <style:text-properties fo:background-color="#80FFFF"/>
    </style:style>
    <style:style style:name="T5672" style:parent-style-name="Domyślnaczcionkaakapitu" style:family="text">
      <style:text-properties fo:background-color="#80FFFF"/>
    </style:style>
    <style:style style:name="P5673" style:parent-style-name="Normalny" style:family="paragraph">
      <style:paragraph-properties fo:text-align="justify" fo:line-height="150%" fo:text-indent="0.2479in"/>
    </style:style>
    <style:style style:name="T5674" style:parent-style-name="Domyślnaczcionkaakapitu" style:family="text">
      <style:text-properties fo:background-color="#80FFFF"/>
    </style:style>
    <style:style style:name="T5675" style:parent-style-name="Domyślnaczcionkaakapitu" style:family="text">
      <style:text-properties fo:background-color="#80FFFF"/>
    </style:style>
    <style:style style:name="T5676" style:parent-style-name="Domyślnaczcionkaakapitu" style:family="text">
      <style:text-properties fo:background-color="#80FFFF"/>
    </style:style>
    <style:style style:name="T5677" style:parent-style-name="Domyślnaczcionkaakapitu" style:family="text">
      <style:text-properties fo:background-color="#80FFFF"/>
    </style:style>
    <style:style style:name="T5678" style:parent-style-name="Domyślnaczcionkaakapitu" style:family="text">
      <style:text-properties fo:background-color="#80FFFF"/>
    </style:style>
    <style:style style:name="T5679" style:parent-style-name="Domyślnaczcionkaakapitu" style:family="text">
      <style:text-properties fo:background-color="#80FFFF"/>
    </style:style>
    <style:style style:name="T5680" style:parent-style-name="Domyślnaczcionkaakapitu" style:family="text">
      <style:text-properties fo:background-color="#80FFFF"/>
    </style:style>
    <style:style style:name="T5681" style:parent-style-name="Domyślnaczcionkaakapitu" style:family="text">
      <style:text-properties fo:background-color="#80FFFF"/>
    </style:style>
    <style:style style:name="P5682" style:parent-style-name="Normalny" style:family="paragraph">
      <style:paragraph-properties fo:text-align="justify" fo:line-height="150%" fo:text-indent="0.2479in"/>
    </style:style>
    <style:style style:name="P5683" style:parent-style-name="Normalny" style:family="paragraph">
      <style:paragraph-properties fo:text-align="justify" fo:line-height="150%"/>
    </style:style>
    <style:style style:name="T5684" style:parent-style-name="Domyślnaczcionkaakapitu" style:family="text">
      <style:text-properties fo:background-color="#80FFFF"/>
    </style:style>
    <style:style style:name="P5685" style:parent-style-name="Normalny" style:family="paragraph">
      <style:paragraph-properties fo:text-align="justify" fo:line-height="150%"/>
    </style:style>
    <style:style style:name="P5686" style:parent-style-name="Normalny" style:family="paragraph">
      <style:paragraph-properties fo:text-align="justify" fo:line-height="150%" fo:text-indent="0.2479in"/>
    </style:style>
    <style:style style:name="T5687" style:parent-style-name="Domyślnaczcionkaakapitu" style:family="text">
      <style:text-properties fo:background-color="#80FFFF"/>
    </style:style>
    <style:style style:name="T5688" style:parent-style-name="Domyślnaczcionkaakapitu" style:family="text">
      <style:text-properties fo:background-color="#80FFFF"/>
    </style:style>
    <style:style style:name="T5689" style:parent-style-name="Domyślnaczcionkaakapitu" style:family="text">
      <style:text-properties fo:background-color="#80FFFF"/>
    </style:style>
    <style:style style:name="T5690" style:parent-style-name="Domyślnaczcionkaakapitu" style:family="text">
      <style:text-properties fo:background-color="#80FFFF"/>
    </style:style>
    <style:style style:name="T5691" style:parent-style-name="Domyślnaczcionkaakapitu" style:family="text">
      <style:text-properties fo:background-color="#80FFFF"/>
    </style:style>
    <style:style style:name="T5692" style:parent-style-name="Domyślnaczcionkaakapitu" style:family="text">
      <style:text-properties fo:background-color="#80FFFF"/>
    </style:style>
    <style:style style:name="P5693" style:parent-style-name="Normalny" style:family="paragraph">
      <style:paragraph-properties fo:text-align="justify" fo:line-height="150%" fo:text-indent="0.2479in"/>
    </style:style>
    <style:style style:name="T5694" style:parent-style-name="Domyślnaczcionkaakapitu" style:family="text">
      <style:text-properties fo:background-color="#80FFFF"/>
    </style:style>
    <style:style style:name="T5695" style:parent-style-name="Domyślnaczcionkaakapitu" style:family="text">
      <style:text-properties fo:background-color="#80FFFF"/>
    </style:style>
    <style:style style:name="T5696" style:parent-style-name="Domyślnaczcionkaakapitu" style:family="text">
      <style:text-properties fo:background-color="#80FFFF"/>
    </style:style>
    <style:style style:name="T5697" style:parent-style-name="Domyślnaczcionkaakapitu" style:family="text">
      <style:text-properties fo:background-color="#80FFFF"/>
    </style:style>
    <style:style style:name="T5698" style:parent-style-name="Domyślnaczcionkaakapitu" style:family="text">
      <style:text-properties fo:background-color="#80FFFF"/>
    </style:style>
    <style:style style:name="T5699" style:parent-style-name="Domyślnaczcionkaakapitu" style:family="text">
      <style:text-properties fo:background-color="#80FFFF"/>
    </style:style>
    <style:style style:name="T5700" style:parent-style-name="Domyślnaczcionkaakapitu" style:family="text">
      <style:text-properties fo:background-color="#80FFFF"/>
    </style:style>
    <style:style style:name="T5701" style:parent-style-name="Domyślnaczcionkaakapitu" style:family="text">
      <style:text-properties fo:background-color="#80FFFF"/>
    </style:style>
    <style:style style:name="T5702" style:parent-style-name="Domyślnaczcionkaakapitu" style:family="text">
      <style:text-properties fo:background-color="#80FFFF"/>
    </style:style>
    <style:style style:name="T5703" style:parent-style-name="Domyślnaczcionkaakapitu" style:family="text">
      <style:text-properties fo:background-color="#80FFFF"/>
    </style:style>
    <style:style style:name="P5704" style:parent-style-name="Normalny" style:family="paragraph">
      <style:paragraph-properties fo:text-align="justify" fo:line-height="150%" fo:text-indent="0.2479in"/>
    </style:style>
    <style:style style:name="T5705" style:parent-style-name="Domyślnaczcionkaakapitu" style:family="text">
      <style:text-properties fo:background-color="#80FFFF"/>
    </style:style>
    <style:style style:name="T5706" style:parent-style-name="Domyślnaczcionkaakapitu" style:family="text">
      <style:text-properties fo:background-color="#80FFFF"/>
    </style:style>
    <style:style style:name="T5707" style:parent-style-name="Domyślnaczcionkaakapitu" style:family="text">
      <style:text-properties fo:background-color="#80FFFF"/>
    </style:style>
    <style:style style:name="P5708" style:parent-style-name="Normalny" style:family="paragraph">
      <style:paragraph-properties fo:text-align="justify" fo:line-height="150%" fo:text-indent="0.2479in"/>
    </style:style>
    <style:style style:name="T5709" style:parent-style-name="Domyślnaczcionkaakapitu" style:family="text">
      <style:text-properties fo:background-color="#80FFFF"/>
    </style:style>
    <style:style style:name="T5710" style:parent-style-name="Domyślnaczcionkaakapitu" style:family="text">
      <style:text-properties fo:background-color="#80FFFF"/>
    </style:style>
    <style:style style:name="T5711" style:parent-style-name="Domyślnaczcionkaakapitu" style:family="text">
      <style:text-properties fo:background-color="#80FFFF"/>
    </style:style>
    <style:style style:name="T5712" style:parent-style-name="Domyślnaczcionkaakapitu" style:family="text">
      <style:text-properties fo:background-color="#80FFFF"/>
    </style:style>
    <style:style style:name="P5713" style:parent-style-name="Normalny" style:family="paragraph">
      <style:paragraph-properties fo:text-align="justify" fo:line-height="150%" fo:text-indent="0.2479in"/>
    </style:style>
    <style:style style:name="T5714" style:parent-style-name="Domyślnaczcionkaakapitu" style:family="text">
      <style:text-properties fo:background-color="#80FFFF"/>
    </style:style>
    <style:style style:name="T5715" style:parent-style-name="Domyślnaczcionkaakapitu" style:family="text">
      <style:text-properties fo:background-color="#80FFFF"/>
    </style:style>
    <style:style style:name="P5716" style:parent-style-name="Normalny" style:family="paragraph">
      <style:paragraph-properties fo:text-align="justify" fo:line-height="150%"/>
    </style:style>
    <style:style style:name="T5717" style:parent-style-name="Domyślnaczcionkaakapitu" style:family="text">
      <style:text-properties fo:background-color="#80FFFF"/>
    </style:style>
    <style:style style:name="T5718" style:parent-style-name="Domyślnaczcionkaakapitu" style:family="text">
      <style:text-properties fo:background-color="#80FFFF"/>
    </style:style>
    <style:style style:name="T5719" style:parent-style-name="Domyślnaczcionkaakapitu" style:family="text">
      <style:text-properties fo:background-color="#80FFFF"/>
    </style:style>
    <style:style style:name="P5720" style:parent-style-name="Normalny" style:family="paragraph">
      <style:paragraph-properties fo:text-align="justify" fo:line-height="150%" fo:text-indent="0.2479in"/>
    </style:style>
    <style:style style:name="T5721" style:parent-style-name="Domyślnaczcionkaakapitu" style:family="text">
      <style:text-properties fo:background-color="#80FFFF"/>
    </style:style>
    <style:style style:name="P5722" style:parent-style-name="Normalny" style:family="paragraph">
      <style:paragraph-properties fo:text-align="justify" fo:line-height="150%"/>
    </style:style>
    <style:style style:name="T5723" style:parent-style-name="Domyślnaczcionkaakapitu" style:family="text">
      <style:text-properties fo:background-color="#80FFFF"/>
    </style:style>
    <style:style style:name="P5724" style:parent-style-name="Normalny" style:family="paragraph">
      <style:paragraph-properties fo:text-align="justify" fo:line-height="150%" fo:text-indent="0.2479in"/>
    </style:style>
    <style:style style:name="T5725" style:parent-style-name="Domyślnaczcionkaakapitu" style:family="text">
      <style:text-properties fo:background-color="#80FFFF"/>
    </style:style>
    <style:style style:name="T5726" style:parent-style-name="Domyślnaczcionkaakapitu" style:family="text">
      <style:text-properties fo:background-color="#80FFFF"/>
    </style:style>
    <style:style style:name="T5727" style:parent-style-name="Domyślnaczcionkaakapitu" style:family="text">
      <style:text-properties fo:background-color="#80FFFF"/>
    </style:style>
    <style:style style:name="T5728" style:parent-style-name="Domyślnaczcionkaakapitu" style:family="text">
      <style:text-properties fo:background-color="#80FFFF"/>
    </style:style>
    <style:style style:name="T5729" style:parent-style-name="Domyślnaczcionkaakapitu" style:family="text">
      <style:text-properties fo:background-color="#80FFFF"/>
    </style:style>
    <style:style style:name="P5730" style:parent-style-name="Normalny" style:family="paragraph">
      <style:paragraph-properties fo:text-align="justify" fo:line-height="150%" fo:text-indent="0.2479in"/>
    </style:style>
    <style:style style:name="P5731" style:parent-style-name="Normalny" style:family="paragraph">
      <style:paragraph-properties fo:text-align="justify" fo:line-height="150%"/>
    </style:style>
    <style:style style:name="T5732" style:parent-style-name="Domyślnaczcionkaakapitu" style:family="text">
      <style:text-properties style:text-underline-type="single" style:text-underline-style="solid" style:text-underline-width="auto" style:text-underline-mode="continuous"/>
    </style:style>
    <style:style style:name="T5733" style:parent-style-name="Domyślnaczcionkaakapitu" style:family="text">
      <style:text-properties fo:background-color="#80FFFF" style:text-underline-type="single" style:text-underline-style="solid" style:text-underline-width="auto" style:text-underline-mode="continuous"/>
    </style:style>
    <style:style style:name="T5734" style:parent-style-name="Domyślnaczcionkaakapitu" style:family="text">
      <style:text-properties style:text-underline-type="single" style:text-underline-style="solid" style:text-underline-width="auto" style:text-underline-mode="continuous"/>
    </style:style>
    <style:style style:name="T5735" style:parent-style-name="Domyślnaczcionkaakapitu" style:family="text">
      <style:text-properties fo:background-color="#80FFFF" style:text-underline-type="single" style:text-underline-style="solid" style:text-underline-width="auto" style:text-underline-mode="continuous"/>
    </style:style>
    <style:style style:name="T5736" style:parent-style-name="Domyślnaczcionkaakapitu" style:family="text">
      <style:text-properties style:text-underline-type="single" style:text-underline-style="solid" style:text-underline-width="auto" style:text-underline-mode="continuous"/>
    </style:style>
    <style:style style:name="P5737" style:parent-style-name="Normalny" style:family="paragraph">
      <style:paragraph-properties fo:text-align="justify" fo:line-height="150%" fo:text-indent="0.2479in"/>
    </style:style>
    <style:style style:name="T5738" style:parent-style-name="Domyślnaczcionkaakapitu" style:family="text">
      <style:text-properties fo:background-color="#80FFFF"/>
    </style:style>
    <style:style style:name="T5739" style:parent-style-name="Domyślnaczcionkaakapitu" style:family="text">
      <style:text-properties fo:background-color="#80FFFF"/>
    </style:style>
    <style:style style:name="T5740" style:parent-style-name="Domyślnaczcionkaakapitu" style:family="text">
      <style:text-properties fo:background-color="#80FFFF"/>
    </style:style>
    <style:style style:name="P5741" style:parent-style-name="Normalny" style:family="paragraph">
      <style:paragraph-properties fo:text-align="justify" fo:line-height="150%" fo:text-indent="0.2479in"/>
    </style:style>
    <style:style style:name="T5742" style:parent-style-name="Domyślnaczcionkaakapitu" style:family="text">
      <style:text-properties fo:background-color="#80FFFF"/>
    </style:style>
    <style:style style:name="T5743" style:parent-style-name="Domyślnaczcionkaakapitu" style:family="text">
      <style:text-properties fo:background-color="#80FFFF"/>
    </style:style>
    <style:style style:name="T5744" style:parent-style-name="Domyślnaczcionkaakapitu" style:family="text">
      <style:text-properties fo:background-color="#80FFFF"/>
    </style:style>
    <style:style style:name="T5745" style:parent-style-name="Domyślnaczcionkaakapitu" style:family="text">
      <style:text-properties fo:background-color="#80FFFF"/>
    </style:style>
    <style:style style:name="T5746" style:parent-style-name="Domyślnaczcionkaakapitu" style:family="text">
      <style:text-properties fo:background-color="#80FFFF"/>
    </style:style>
    <style:style style:name="T5747" style:parent-style-name="Domyślnaczcionkaakapitu" style:family="text">
      <style:text-properties fo:background-color="#80FFFF"/>
    </style:style>
    <style:style style:name="T5748" style:parent-style-name="Domyślnaczcionkaakapitu" style:family="text">
      <style:text-properties fo:background-color="#80FFFF"/>
    </style:style>
    <style:style style:name="T5749" style:parent-style-name="Domyślnaczcionkaakapitu" style:family="text">
      <style:text-properties fo:background-color="#80FFFF"/>
    </style:style>
    <style:style style:name="T5750" style:parent-style-name="Domyślnaczcionkaakapitu" style:family="text">
      <style:text-properties fo:background-color="#80FFFF"/>
    </style:style>
    <style:style style:name="P5751" style:parent-style-name="Normalny" style:family="paragraph">
      <style:paragraph-properties fo:text-align="justify" fo:line-height="150%" fo:text-indent="0.2479in"/>
    </style:style>
    <style:style style:name="T5752" style:parent-style-name="Domyślnaczcionkaakapitu" style:family="text">
      <style:text-properties fo:background-color="#80FFFF"/>
    </style:style>
    <style:style style:name="T5753" style:parent-style-name="Domyślnaczcionkaakapitu" style:family="text">
      <style:text-properties fo:background-color="#80FFFF"/>
    </style:style>
    <style:style style:name="T5754" style:parent-style-name="Domyślnaczcionkaakapitu" style:family="text">
      <style:text-properties fo:background-color="#80FFFF"/>
    </style:style>
    <style:style style:name="T5755" style:parent-style-name="Domyślnaczcionkaakapitu" style:family="text">
      <style:text-properties fo:background-color="#80FFFF"/>
    </style:style>
    <style:style style:name="T5756" style:parent-style-name="Domyślnaczcionkaakapitu" style:family="text">
      <style:text-properties fo:background-color="#80FFFF"/>
    </style:style>
    <style:style style:name="P5757" style:parent-style-name="Normalny" style:family="paragraph">
      <style:paragraph-properties fo:text-align="justify" fo:line-height="150%" fo:text-indent="0.2479in"/>
    </style:style>
    <style:style style:name="T5758" style:parent-style-name="Domyślnaczcionkaakapitu" style:family="text">
      <style:text-properties fo:background-color="#80FFFF"/>
    </style:style>
    <style:style style:name="P5759" style:parent-style-name="Normalny" style:family="paragraph">
      <style:paragraph-properties fo:text-align="justify" fo:line-height="150%" fo:text-indent="0.2479in"/>
    </style:style>
    <style:style style:name="T5760" style:parent-style-name="Domyślnaczcionkaakapitu" style:family="text">
      <style:text-properties fo:background-color="#80FFFF"/>
    </style:style>
    <style:style style:name="T5761" style:parent-style-name="Domyślnaczcionkaakapitu" style:family="text">
      <style:text-properties fo:background-color="#80FFFF"/>
    </style:style>
    <style:style style:name="T5762" style:parent-style-name="Domyślnaczcionkaakapitu" style:family="text">
      <style:text-properties fo:background-color="#80FFFF"/>
    </style:style>
    <style:style style:name="T5763" style:parent-style-name="Domyślnaczcionkaakapitu" style:family="text">
      <style:text-properties fo:background-color="#80FFFF"/>
    </style:style>
    <style:style style:name="P5764" style:parent-style-name="Normalny" style:family="paragraph">
      <style:paragraph-properties fo:text-align="justify" fo:line-height="150%"/>
    </style:style>
    <style:style style:name="T5765" style:parent-style-name="Domyślnaczcionkaakapitu" style:family="text">
      <style:text-properties style:text-underline-type="single" style:text-underline-style="solid" style:text-underline-width="auto" style:text-underline-mode="continuous"/>
    </style:style>
    <style:style style:name="T5766" style:parent-style-name="Domyślnaczcionkaakapitu" style:family="text">
      <style:text-properties fo:background-color="#80FFFF" style:text-underline-type="single" style:text-underline-style="solid" style:text-underline-width="auto" style:text-underline-mode="continuous"/>
    </style:style>
    <style:style style:name="T5767" style:parent-style-name="Domyślnaczcionkaakapitu" style:family="text">
      <style:text-properties style:text-underline-type="single" style:text-underline-style="solid" style:text-underline-width="auto" style:text-underline-mode="continuous"/>
    </style:style>
    <style:style style:name="T5768" style:parent-style-name="Domyślnaczcionkaakapitu" style:family="text">
      <style:text-properties fo:background-color="#80FFFF" style:text-underline-type="single" style:text-underline-style="solid" style:text-underline-width="auto" style:text-underline-mode="continuous"/>
    </style:style>
    <style:style style:name="T5769" style:parent-style-name="Domyślnaczcionkaakapitu" style:family="text">
      <style:text-properties style:text-underline-type="single" style:text-underline-style="solid" style:text-underline-width="auto" style:text-underline-mode="continuous"/>
    </style:style>
    <style:style style:name="T5770" style:parent-style-name="Domyślnaczcionkaakapitu" style:family="text">
      <style:text-properties fo:background-color="#80FFFF"/>
    </style:style>
    <style:style style:name="P5771" style:parent-style-name="Normalny" style:family="paragraph">
      <style:paragraph-properties fo:text-align="justify" fo:line-height="150%" fo:text-indent="0.2479in"/>
    </style:style>
    <style:style style:name="P5772" style:parent-style-name="Normalny" style:family="paragraph">
      <style:paragraph-properties fo:text-align="justify" fo:line-height="150%"/>
    </style:style>
    <style:style style:name="T5773" style:parent-style-name="Domyślnaczcionkaakapitu" style:family="text">
      <style:text-properties style:text-underline-type="single" style:text-underline-style="solid" style:text-underline-width="auto" style:text-underline-mode="continuous"/>
    </style:style>
    <style:style style:name="P5774" style:parent-style-name="Normalny" style:family="paragraph">
      <style:paragraph-properties fo:text-align="justify" fo:line-height="150%" fo:text-indent="0.2479in"/>
    </style:style>
    <style:style style:name="T5775" style:parent-style-name="Domyślnaczcionkaakapitu" style:family="text">
      <style:text-properties fo:background-color="#80FFFF"/>
    </style:style>
    <style:style style:name="T5776" style:parent-style-name="Domyślnaczcionkaakapitu" style:family="text">
      <style:text-properties fo:background-color="#80FFFF"/>
    </style:style>
    <style:style style:name="T5777" style:parent-style-name="Domyślnaczcionkaakapitu" style:family="text">
      <style:text-properties fo:background-color="#80FFFF"/>
    </style:style>
    <style:style style:name="T5778" style:parent-style-name="Domyślnaczcionkaakapitu" style:family="text">
      <style:text-properties fo:background-color="#80FFFF"/>
    </style:style>
    <style:style style:name="T5779" style:parent-style-name="Domyślnaczcionkaakapitu" style:family="text">
      <style:text-properties fo:background-color="#80FFFF"/>
    </style:style>
    <style:style style:name="T5780" style:parent-style-name="Domyślnaczcionkaakapitu" style:family="text">
      <style:text-properties fo:background-color="#80FFFF"/>
    </style:style>
    <style:style style:name="T5781" style:parent-style-name="Domyślnaczcionkaakapitu" style:family="text">
      <style:text-properties fo:background-color="#80FFFF"/>
    </style:style>
    <style:style style:name="P5782" style:parent-style-name="Normalny" style:family="paragraph">
      <style:paragraph-properties fo:text-align="justify" fo:line-height="150%">
        <style:tab-stops>
          <style:tab-stop style:type="left" style:position="2.7618in"/>
        </style:tab-stops>
      </style:paragraph-properties>
    </style:style>
    <style:style style:name="T5783" style:parent-style-name="Domyślnaczcionkaakapitu" style:family="text">
      <style:text-properties fo:background-color="#80FFFF" style:text-underline-type="single" style:text-underline-style="solid" style:text-underline-width="auto" style:text-underline-mode="continuous"/>
    </style:style>
    <style:style style:name="T5784" style:parent-style-name="Domyślnaczcionkaakapitu" style:family="text">
      <style:text-properties style:text-underline-type="single" style:text-underline-style="solid" style:text-underline-width="auto" style:text-underline-mode="continuous"/>
    </style:style>
    <style:style style:name="T5785" style:parent-style-name="Domyślnaczcionkaakapitu" style:family="text">
      <style:text-properties fo:background-color="#80FFFF" style:text-underline-type="single" style:text-underline-style="solid" style:text-underline-width="auto" style:text-underline-mode="continuous"/>
    </style:style>
    <style:style style:name="T5786" style:parent-style-name="Domyślnaczcionkaakapitu" style:family="text">
      <style:text-properties style:text-underline-type="single" style:text-underline-style="solid" style:text-underline-width="auto" style:text-underline-mode="continuous"/>
    </style:style>
    <style:style style:name="T5787" style:parent-style-name="Domyślnaczcionkaakapitu" style:family="text">
      <style:text-properties fo:background-color="#80FFFF" style:text-underline-type="single" style:text-underline-style="solid" style:text-underline-width="auto" style:text-underline-mode="continuous"/>
    </style:style>
    <style:style style:name="T5788" style:parent-style-name="Domyślnaczcionkaakapitu" style:family="text">
      <style:text-properties fo:background-color="#80FFFF"/>
    </style:style>
    <style:style style:name="P5789" style:parent-style-name="Normalny" style:family="paragraph">
      <style:paragraph-properties fo:text-align="justify" fo:line-height="150%" fo:text-indent="0.2479in">
        <style:tab-stops>
          <style:tab-stop style:type="left" style:position="2.7618in"/>
        </style:tab-stops>
      </style:paragraph-properties>
    </style:style>
    <style:style style:name="T5790" style:parent-style-name="Domyślnaczcionkaakapitu" style:family="text">
      <style:text-properties fo:background-color="#80FFFF"/>
    </style:style>
    <style:style style:name="T5791" style:parent-style-name="Domyślnaczcionkaakapitu" style:family="text">
      <style:text-properties fo:background-color="#80FFFF"/>
    </style:style>
    <style:style style:name="T5792" style:parent-style-name="Domyślnaczcionkaakapitu" style:family="text">
      <style:text-properties fo:background-color="#80FFFF"/>
    </style:style>
    <style:style style:name="T5793" style:parent-style-name="Domyślnaczcionkaakapitu" style:family="text">
      <style:text-properties fo:background-color="#80FFFF"/>
    </style:style>
    <style:style style:name="T5794" style:parent-style-name="Domyślnaczcionkaakapitu" style:family="text">
      <style:text-properties fo:background-color="#80FFFF"/>
    </style:style>
    <style:style style:name="P5795" style:parent-style-name="Normalny" style:family="paragraph">
      <style:paragraph-properties fo:text-align="justify" fo:line-height="150%"/>
    </style:style>
    <style:style style:name="T5796" style:parent-style-name="Domyślnaczcionkaakapitu" style:family="text">
      <style:text-properties style:text-underline-type="single" style:text-underline-style="solid" style:text-underline-width="auto" style:text-underline-mode="continuous"/>
    </style:style>
    <style:style style:name="T5797" style:parent-style-name="Domyślnaczcionkaakapitu" style:family="text">
      <style:text-properties style:text-underline-type="single" style:text-underline-style="solid" style:text-underline-width="auto" style:text-underline-mode="continuous"/>
    </style:style>
    <style:style style:name="T5798" style:parent-style-name="Domyślnaczcionkaakapitu" style:family="text">
      <style:text-properties fo:background-color="#80FFFF" style:text-underline-type="single" style:text-underline-style="solid" style:text-underline-width="auto" style:text-underline-mode="continuous"/>
    </style:style>
    <style:style style:name="T5799" style:parent-style-name="Domyślnaczcionkaakapitu" style:family="text">
      <style:text-properties style:text-underline-type="single" style:text-underline-style="solid" style:text-underline-width="auto" style:text-underline-mode="continuous"/>
    </style:style>
    <style:style style:name="T5800" style:parent-style-name="Domyślnaczcionkaakapitu" style:family="text">
      <style:text-properties fo:background-color="#80FFFF" style:text-underline-type="single" style:text-underline-style="solid" style:text-underline-width="auto" style:text-underline-mode="continuous"/>
    </style:style>
    <style:style style:name="P5801" style:parent-style-name="Normalny" style:family="paragraph">
      <style:paragraph-properties fo:text-align="justify" fo:line-height="150%" fo:text-indent="0.2479in"/>
    </style:style>
    <style:style style:name="T5802" style:parent-style-name="Domyślnaczcionkaakapitu" style:family="text">
      <style:text-properties fo:background-color="#80FFFF"/>
    </style:style>
    <style:style style:name="T5803" style:parent-style-name="Domyślnaczcionkaakapitu" style:family="text">
      <style:text-properties fo:background-color="#80FFFF"/>
    </style:style>
    <style:style style:name="P5804" style:parent-style-name="Normalny" style:family="paragraph">
      <style:paragraph-properties fo:text-align="justify" fo:line-height="150%">
        <style:tab-stops>
          <style:tab-stop style:type="left" style:position="2.7618in"/>
        </style:tab-stops>
      </style:paragraph-properties>
    </style:style>
    <style:style style:name="T5805" style:parent-style-name="Domyślnaczcionkaakapitu" style:family="text">
      <style:text-properties fo:background-color="#80FFFF" style:text-underline-type="single" style:text-underline-style="solid" style:text-underline-width="auto" style:text-underline-mode="continuous"/>
    </style:style>
    <style:style style:name="T5806" style:parent-style-name="Domyślnaczcionkaakapitu" style:family="text">
      <style:text-properties style:text-underline-type="single" style:text-underline-style="solid" style:text-underline-width="auto" style:text-underline-mode="continuous"/>
    </style:style>
    <style:style style:name="T5807" style:parent-style-name="Domyślnaczcionkaakapitu" style:family="text">
      <style:text-properties fo:background-color="#80FFFF" style:text-underline-type="single" style:text-underline-style="solid" style:text-underline-width="auto" style:text-underline-mode="continuous"/>
    </style:style>
    <style:style style:name="T5808" style:parent-style-name="Domyślnaczcionkaakapitu" style:family="text">
      <style:text-properties style:text-underline-type="single" style:text-underline-style="solid" style:text-underline-width="auto" style:text-underline-mode="continuous"/>
    </style:style>
    <style:style style:name="T5809" style:parent-style-name="Domyślnaczcionkaakapitu" style:family="text">
      <style:text-properties fo:background-color="#80FFFF" style:text-underline-type="single" style:text-underline-style="solid" style:text-underline-width="auto" style:text-underline-mode="continuous"/>
    </style:style>
    <style:style style:name="T5810" style:parent-style-name="Domyślnaczcionkaakapitu" style:family="text">
      <style:text-properties fo:background-color="#80FFFF"/>
    </style:style>
    <style:style style:name="P5811" style:parent-style-name="Normalny" style:family="paragraph">
      <style:paragraph-properties fo:text-align="justify" fo:line-height="150%" fo:text-indent="0.2479in">
        <style:tab-stops>
          <style:tab-stop style:type="left" style:position="2.7618in"/>
        </style:tab-stops>
      </style:paragraph-properties>
    </style:style>
    <style:style style:name="P5812" style:parent-style-name="Normalny" style:family="paragraph">
      <style:paragraph-properties fo:text-align="justify" fo:line-height="150%"/>
    </style:style>
    <style:style style:name="T5813" style:parent-style-name="Domyślnaczcionkaakapitu" style:family="text">
      <style:text-properties style:text-underline-type="single" style:text-underline-style="solid" style:text-underline-width="auto" style:text-underline-mode="continuous"/>
    </style:style>
    <style:style style:name="P5814" style:parent-style-name="Normalny" style:family="paragraph">
      <style:paragraph-properties fo:text-align="justify" fo:line-height="150%" fo:text-indent="0.2479in"/>
    </style:style>
    <style:style style:name="T5815" style:parent-style-name="Domyślnaczcionkaakapitu" style:family="text">
      <style:text-properties fo:background-color="#80FFFF"/>
    </style:style>
    <style:style style:name="T5816" style:parent-style-name="Domyślnaczcionkaakapitu" style:family="text">
      <style:text-properties fo:background-color="#80FFFF"/>
    </style:style>
    <style:style style:name="T5817" style:parent-style-name="Domyślnaczcionkaakapitu" style:family="text">
      <style:text-properties fo:background-color="#80FFFF"/>
    </style:style>
    <style:style style:name="T5818" style:parent-style-name="Domyślnaczcionkaakapitu" style:family="text">
      <style:text-properties fo:background-color="#80FFFF"/>
    </style:style>
    <style:style style:name="P5819" style:parent-style-name="Normalny" style:family="paragraph">
      <style:paragraph-properties fo:text-align="justify" fo:line-height="150%"/>
    </style:style>
    <style:style style:name="T5820" style:parent-style-name="Domyślnaczcionkaakapitu" style:family="text">
      <style:text-properties style:text-underline-type="single" style:text-underline-style="solid" style:text-underline-width="auto" style:text-underline-mode="continuous"/>
    </style:style>
    <style:style style:name="T5821" style:parent-style-name="Domyślnaczcionkaakapitu" style:family="text">
      <style:text-properties fo:background-color="#80FFFF" style:text-underline-type="single" style:text-underline-style="solid" style:text-underline-width="auto" style:text-underline-mode="continuous"/>
    </style:style>
    <style:style style:name="T5822" style:parent-style-name="Domyślnaczcionkaakapitu" style:family="text">
      <style:text-properties style:text-underline-type="single" style:text-underline-style="solid" style:text-underline-width="auto" style:text-underline-mode="continuous"/>
    </style:style>
    <style:style style:name="T5823" style:parent-style-name="Domyślnaczcionkaakapitu" style:family="text">
      <style:text-properties fo:background-color="#80FFFF" style:text-underline-type="single" style:text-underline-style="solid" style:text-underline-width="auto" style:text-underline-mode="continuous"/>
    </style:style>
    <style:style style:name="P5824" style:parent-style-name="Normalny" style:family="paragraph">
      <style:paragraph-properties fo:text-align="justify" fo:line-height="150%" fo:text-indent="0.2479in"/>
    </style:style>
    <style:style style:name="T5825" style:parent-style-name="Domyślnaczcionkaakapitu" style:family="text">
      <style:text-properties fo:background-color="#80FFFF"/>
    </style:style>
    <style:style style:name="P5826" style:parent-style-name="Normalny" style:family="paragraph">
      <style:paragraph-properties fo:text-align="justify" fo:line-height="150%"/>
    </style:style>
    <style:style style:name="T5827" style:parent-style-name="Domyślnaczcionkaakapitu" style:family="text">
      <style:text-properties style:text-underline-type="single" style:text-underline-style="solid" style:text-underline-width="auto" style:text-underline-mode="continuous"/>
    </style:style>
    <style:style style:name="P5828" style:parent-style-name="Normalny" style:family="paragraph">
      <style:paragraph-properties fo:text-align="justify" fo:line-height="150%" fo:text-indent="0.2479in"/>
    </style:style>
    <style:style style:name="T5829" style:parent-style-name="Domyślnaczcionkaakapitu" style:family="text">
      <style:text-properties fo:background-color="#80FFFF"/>
    </style:style>
    <style:style style:name="P5830" style:parent-style-name="Normalny" style:family="paragraph">
      <style:paragraph-properties fo:text-align="justify" fo:line-height="150%"/>
    </style:style>
    <style:style style:name="T5831" style:parent-style-name="Domyślnaczcionkaakapitu" style:family="text">
      <style:text-properties style:text-underline-type="single" style:text-underline-style="solid" style:text-underline-width="auto" style:text-underline-mode="continuous"/>
    </style:style>
    <style:style style:name="T5832" style:parent-style-name="Domyślnaczcionkaakapitu" style:family="text">
      <style:text-properties fo:background-color="#80FFFF" style:text-underline-type="single" style:text-underline-style="solid" style:text-underline-width="auto" style:text-underline-mode="continuous"/>
    </style:style>
    <style:style style:name="T5833" style:parent-style-name="Domyślnaczcionkaakapitu" style:family="text">
      <style:text-properties style:text-underline-type="single" style:text-underline-style="solid" style:text-underline-width="auto" style:text-underline-mode="continuous"/>
    </style:style>
    <style:style style:name="T5834" style:parent-style-name="Domyślnaczcionkaakapitu" style:family="text">
      <style:text-properties fo:background-color="#80FFFF" style:text-underline-type="single" style:text-underline-style="solid" style:text-underline-width="auto" style:text-underline-mode="continuous"/>
    </style:style>
    <style:style style:name="T5835" style:parent-style-name="Domyślnaczcionkaakapitu" style:family="text">
      <style:text-properties style:text-underline-type="single" style:text-underline-style="solid" style:text-underline-width="auto" style:text-underline-mode="continuous"/>
    </style:style>
    <style:style style:name="T5836" style:parent-style-name="Domyślnaczcionkaakapitu" style:family="text">
      <style:text-properties fo:background-color="#80FFFF" style:text-underline-type="single" style:text-underline-style="solid" style:text-underline-width="auto" style:text-underline-mode="continuous"/>
    </style:style>
    <style:style style:name="P5837" style:parent-style-name="Normalny" style:family="paragraph">
      <style:paragraph-properties fo:text-align="justify" fo:line-height="150%" fo:text-indent="0.2479in"/>
    </style:style>
    <style:style style:name="T5838" style:parent-style-name="Domyślnaczcionkaakapitu" style:family="text">
      <style:text-properties fo:background-color="#80FFFF"/>
    </style:style>
    <style:style style:name="T5839" style:parent-style-name="Domyślnaczcionkaakapitu" style:family="text">
      <style:text-properties fo:background-color="#80FFFF"/>
    </style:style>
    <style:style style:name="P5840" style:parent-style-name="Normalny" style:family="paragraph">
      <style:paragraph-properties fo:text-align="justify" fo:line-height="150%"/>
    </style:style>
    <style:style style:name="T5841" style:parent-style-name="Domyślnaczcionkaakapitu" style:family="text">
      <style:text-properties fo:background-color="#80FFFF"/>
    </style:style>
    <style:style style:name="T5842" style:parent-style-name="Domyślnaczcionkaakapitu" style:family="text">
      <style:text-properties fo:background-color="#80FFFF"/>
    </style:style>
    <style:style style:name="T5843" style:parent-style-name="Domyślnaczcionkaakapitu" style:family="text">
      <style:text-properties fo:background-color="#80FFFF"/>
    </style:style>
    <style:style style:name="P5844" style:parent-style-name="Normalny" style:family="paragraph">
      <style:paragraph-properties fo:text-align="justify" fo:line-height="150%"/>
    </style:style>
    <style:style style:name="T5845" style:parent-style-name="Domyślnaczcionkaakapitu" style:family="text">
      <style:text-properties style:text-underline-type="single" style:text-underline-style="solid" style:text-underline-width="auto" style:text-underline-mode="continuous"/>
    </style:style>
    <style:style style:name="T5846" style:parent-style-name="Domyślnaczcionkaakapitu" style:family="text">
      <style:text-properties fo:background-color="#80FFFF" style:text-underline-type="single" style:text-underline-style="solid" style:text-underline-width="auto" style:text-underline-mode="continuous"/>
    </style:style>
    <style:style style:name="T5847" style:parent-style-name="Domyślnaczcionkaakapitu" style:family="text">
      <style:text-properties style:text-underline-type="single" style:text-underline-style="solid" style:text-underline-width="auto" style:text-underline-mode="continuous"/>
    </style:style>
    <style:style style:name="T5848" style:parent-style-name="Domyślnaczcionkaakapitu" style:family="text">
      <style:text-properties fo:background-color="#80FFFF" style:text-underline-type="single" style:text-underline-style="solid" style:text-underline-width="auto" style:text-underline-mode="continuous"/>
    </style:style>
    <style:style style:name="T5849" style:parent-style-name="Domyślnaczcionkaakapitu" style:family="text">
      <style:text-properties style:text-underline-type="single" style:text-underline-style="solid" style:text-underline-width="auto" style:text-underline-mode="continuous"/>
    </style:style>
    <style:style style:name="T5850" style:parent-style-name="Domyślnaczcionkaakapitu" style:family="text">
      <style:text-properties fo:background-color="#80FFFF" style:text-underline-type="single" style:text-underline-style="solid" style:text-underline-width="auto" style:text-underline-mode="continuous"/>
    </style:style>
    <style:style style:name="P5851" style:parent-style-name="Normalny" style:family="paragraph">
      <style:paragraph-properties fo:text-align="justify" fo:line-height="150%" fo:text-indent="0.2479in"/>
    </style:style>
    <style:style style:name="T5852" style:parent-style-name="Domyślnaczcionkaakapitu" style:family="text">
      <style:text-properties fo:background-color="#80FFFF"/>
    </style:style>
    <style:style style:name="T5853" style:parent-style-name="Domyślnaczcionkaakapitu" style:family="text">
      <style:text-properties fo:background-color="#80FFFF"/>
    </style:style>
    <style:style style:name="T5854" style:parent-style-name="Domyślnaczcionkaakapitu" style:family="text">
      <style:text-properties fo:background-color="#80FFFF"/>
    </style:style>
    <style:style style:name="T5855" style:parent-style-name="Domyślnaczcionkaakapitu" style:family="text">
      <style:text-properties fo:background-color="#80FFFF"/>
    </style:style>
    <style:style style:name="P5856" style:parent-style-name="Normalny" style:family="paragraph">
      <style:paragraph-properties fo:text-align="justify" fo:line-height="150%"/>
    </style:style>
    <style:style style:name="T5857" style:parent-style-name="Domyślnaczcionkaakapitu" style:family="text">
      <style:text-properties style:text-underline-type="single" style:text-underline-style="solid" style:text-underline-width="auto" style:text-underline-mode="continuous"/>
    </style:style>
    <style:style style:name="P5858" style:parent-style-name="Normalny" style:family="paragraph">
      <style:paragraph-properties fo:text-align="justify" fo:line-height="150%" fo:text-indent="0.2479in"/>
    </style:style>
    <style:style style:name="T5859" style:parent-style-name="Domyślnaczcionkaakapitu" style:family="text">
      <style:text-properties fo:background-color="#80FFFF"/>
    </style:style>
    <style:style style:name="T5860" style:parent-style-name="Domyślnaczcionkaakapitu" style:family="text">
      <style:text-properties fo:background-color="#80FFFF"/>
    </style:style>
    <style:style style:name="P5861" style:parent-style-name="Normalny" style:family="paragraph">
      <style:paragraph-properties fo:text-align="justify" fo:line-height="150%"/>
    </style:style>
    <style:style style:name="T5862" style:parent-style-name="Domyślnaczcionkaakapitu" style:family="text">
      <style:text-properties fo:background-color="#80FFFF" style:text-underline-type="single" style:text-underline-style="solid" style:text-underline-width="auto" style:text-underline-mode="continuous"/>
    </style:style>
    <style:style style:name="T5863" style:parent-style-name="Domyślnaczcionkaakapitu" style:family="text">
      <style:text-properties style:text-underline-type="single" style:text-underline-style="solid" style:text-underline-width="auto" style:text-underline-mode="continuous"/>
    </style:style>
    <style:style style:name="T5864" style:parent-style-name="Domyślnaczcionkaakapitu" style:family="text">
      <style:text-properties fo:background-color="#80FFFF" style:text-underline-type="single" style:text-underline-style="solid" style:text-underline-width="auto" style:text-underline-mode="continuous"/>
    </style:style>
    <style:style style:name="T5865" style:parent-style-name="Domyślnaczcionkaakapitu" style:family="text">
      <style:text-properties style:text-underline-type="single" style:text-underline-style="solid" style:text-underline-width="auto" style:text-underline-mode="continuous"/>
    </style:style>
    <style:style style:name="T5866" style:parent-style-name="Domyślnaczcionkaakapitu" style:family="text">
      <style:text-properties fo:background-color="#80FFFF" style:text-underline-type="single" style:text-underline-style="solid" style:text-underline-width="auto" style:text-underline-mode="continuous"/>
    </style:style>
    <style:style style:name="T5867" style:parent-style-name="Domyślnaczcionkaakapitu" style:family="text">
      <style:text-properties fo:background-color="#80FFFF"/>
    </style:style>
    <style:style style:name="P5868" style:parent-style-name="Normalny" style:family="paragraph">
      <style:paragraph-properties fo:text-align="justify" fo:line-height="150%" fo:text-indent="0.2479in"/>
    </style:style>
    <style:style style:name="T5869" style:parent-style-name="Domyślnaczcionkaakapitu" style:family="text">
      <style:text-properties fo:background-color="#80FFFF"/>
    </style:style>
    <style:style style:name="P5870" style:parent-style-name="Normalny" style:family="paragraph">
      <style:paragraph-properties fo:text-align="justify" fo:line-height="150%"/>
    </style:style>
    <style:style style:name="T5871" style:parent-style-name="Domyślnaczcionkaakapitu" style:family="text">
      <style:text-properties style:text-underline-type="single" style:text-underline-style="solid" style:text-underline-width="auto" style:text-underline-mode="continuous"/>
    </style:style>
    <style:style style:name="P5872" style:parent-style-name="Normalny" style:family="paragraph">
      <style:paragraph-properties fo:text-align="justify" fo:line-height="150%" fo:text-indent="0.2479in"/>
    </style:style>
    <style:style style:name="T5873" style:parent-style-name="Domyślnaczcionkaakapitu" style:family="text">
      <style:text-properties fo:background-color="#80FFFF"/>
    </style:style>
    <style:style style:name="T5874" style:parent-style-name="Domyślnaczcionkaakapitu" style:family="text">
      <style:text-properties fo:background-color="#80FFFF"/>
    </style:style>
    <style:style style:name="T5875" style:parent-style-name="Domyślnaczcionkaakapitu" style:family="text">
      <style:text-properties fo:background-color="#80FFFF"/>
    </style:style>
    <style:style style:name="T5876" style:parent-style-name="Domyślnaczcionkaakapitu" style:family="text">
      <style:text-properties fo:background-color="#80FFFF"/>
    </style:style>
    <style:style style:name="T5877" style:parent-style-name="Domyślnaczcionkaakapitu" style:family="text">
      <style:text-properties fo:background-color="#80FFFF"/>
    </style:style>
    <style:style style:name="T5878" style:parent-style-name="Domyślnaczcionkaakapitu" style:family="text">
      <style:text-properties fo:background-color="#80FFFF"/>
    </style:style>
    <style:style style:name="T5879" style:parent-style-name="Domyślnaczcionkaakapitu" style:family="text">
      <style:text-properties fo:background-color="#80FFFF"/>
    </style:style>
    <style:style style:name="T5880" style:parent-style-name="Domyślnaczcionkaakapitu" style:family="text">
      <style:text-properties fo:background-color="#80FFFF"/>
    </style:style>
    <style:style style:name="T5881" style:parent-style-name="Domyślnaczcionkaakapitu" style:family="text">
      <style:text-properties fo:background-color="#80FFFF"/>
    </style:style>
    <style:style style:name="T5882" style:parent-style-name="Domyślnaczcionkaakapitu" style:family="text">
      <style:text-properties fo:background-color="#80FFFF"/>
    </style:style>
    <style:style style:name="T5883" style:parent-style-name="Domyślnaczcionkaakapitu" style:family="text">
      <style:text-properties fo:background-color="#80FFFF"/>
    </style:style>
    <style:style style:name="T5884" style:parent-style-name="Domyślnaczcionkaakapitu" style:family="text">
      <style:text-properties fo:background-color="#80FFFF"/>
    </style:style>
    <style:style style:name="P5885" style:parent-style-name="Normalny" style:family="paragraph">
      <style:paragraph-properties fo:text-align="justify" fo:line-height="150%" fo:text-indent="0.2479in"/>
    </style:style>
    <style:style style:name="T5886" style:parent-style-name="Domyślnaczcionkaakapitu" style:family="text">
      <style:text-properties fo:background-color="#80FFFF"/>
    </style:style>
    <style:style style:name="T5887" style:parent-style-name="Domyślnaczcionkaakapitu" style:family="text">
      <style:text-properties fo:background-color="#80FFFF"/>
    </style:style>
    <style:style style:name="T5888" style:parent-style-name="Domyślnaczcionkaakapitu" style:family="text">
      <style:text-properties fo:background-color="#80FFFF"/>
    </style:style>
    <style:style style:name="T5889" style:parent-style-name="Domyślnaczcionkaakapitu" style:family="text">
      <style:text-properties fo:background-color="#80FFFF"/>
    </style:style>
    <style:style style:name="T5890" style:parent-style-name="Domyślnaczcionkaakapitu" style:family="text">
      <style:text-properties fo:background-color="#80FFFF"/>
    </style:style>
    <style:style style:name="T5891" style:parent-style-name="Domyślnaczcionkaakapitu" style:family="text">
      <style:text-properties fo:background-color="#80FFFF"/>
    </style:style>
    <style:style style:name="T5892" style:parent-style-name="Domyślnaczcionkaakapitu" style:family="text">
      <style:text-properties fo:background-color="#80FFFF"/>
    </style:style>
    <style:style style:name="T5893" style:parent-style-name="Domyślnaczcionkaakapitu" style:family="text">
      <style:text-properties fo:background-color="#80FFFF"/>
    </style:style>
    <style:style style:name="T5894" style:parent-style-name="Domyślnaczcionkaakapitu" style:family="text">
      <style:text-properties fo:background-color="#80FFFF"/>
    </style:style>
    <style:style style:name="T5895" style:parent-style-name="Domyślnaczcionkaakapitu" style:family="text">
      <style:text-properties fo:background-color="#80FFFF"/>
    </style:style>
    <style:style style:name="T5896" style:parent-style-name="Domyślnaczcionkaakapitu" style:family="text">
      <style:text-properties fo:background-color="#80FFFF"/>
    </style:style>
    <style:style style:name="T5897" style:parent-style-name="Domyślnaczcionkaakapitu" style:family="text">
      <style:text-properties fo:background-color="#80FFFF"/>
    </style:style>
    <style:style style:name="T5898" style:parent-style-name="Domyślnaczcionkaakapitu" style:family="text">
      <style:text-properties fo:background-color="#80FFFF"/>
    </style:style>
    <style:style style:name="P5899" style:parent-style-name="Normalny" style:family="paragraph">
      <style:paragraph-properties fo:text-align="justify" fo:line-height="150%" fo:text-indent="0.2479in"/>
    </style:style>
    <style:style style:name="T5900" style:parent-style-name="Domyślnaczcionkaakapitu" style:family="text">
      <style:text-properties fo:background-color="#80FFFF"/>
    </style:style>
    <style:style style:name="T5901" style:parent-style-name="Domyślnaczcionkaakapitu" style:family="text">
      <style:text-properties fo:background-color="#80FFFF"/>
    </style:style>
    <style:style style:name="T5902" style:parent-style-name="Domyślnaczcionkaakapitu" style:family="text">
      <style:text-properties fo:background-color="#80FFFF"/>
    </style:style>
    <style:style style:name="T5903" style:parent-style-name="Domyślnaczcionkaakapitu" style:family="text">
      <style:text-properties fo:background-color="#80FFFF"/>
    </style:style>
    <style:style style:name="T5904" style:parent-style-name="Domyślnaczcionkaakapitu" style:family="text">
      <style:text-properties fo:background-color="#80FFFF"/>
    </style:style>
    <style:style style:name="T5905" style:parent-style-name="Domyślnaczcionkaakapitu" style:family="text">
      <style:text-properties fo:background-color="#80FFFF"/>
    </style:style>
    <style:style style:name="T5906" style:parent-style-name="Domyślnaczcionkaakapitu" style:family="text">
      <style:text-properties fo:background-color="#80FFFF"/>
    </style:style>
    <style:style style:name="T5907" style:parent-style-name="Domyślnaczcionkaakapitu" style:family="text">
      <style:text-properties fo:background-color="#80FFFF"/>
    </style:style>
    <style:style style:name="T5908" style:parent-style-name="Domyślnaczcionkaakapitu" style:family="text">
      <style:text-properties fo:background-color="#80FFFF"/>
    </style:style>
    <style:style style:name="P5909" style:parent-style-name="Normalny" style:family="paragraph">
      <style:paragraph-properties fo:text-align="justify" fo:line-height="150%"/>
    </style:style>
    <style:style style:name="T5910" style:parent-style-name="Domyślnaczcionkaakapitu" style:family="text">
      <style:text-properties fo:background-color="#80FFFF" style:text-underline-type="single" style:text-underline-style="solid" style:text-underline-width="auto" style:text-underline-mode="continuous"/>
    </style:style>
    <style:style style:name="T5911" style:parent-style-name="Domyślnaczcionkaakapitu" style:family="text">
      <style:text-properties style:text-underline-type="single" style:text-underline-style="solid" style:text-underline-width="auto" style:text-underline-mode="continuous"/>
    </style:style>
    <style:style style:name="T5912" style:parent-style-name="Domyślnaczcionkaakapitu" style:family="text">
      <style:text-properties fo:background-color="#80FFFF" style:text-underline-type="single" style:text-underline-style="solid" style:text-underline-width="auto" style:text-underline-mode="continuous"/>
    </style:style>
    <style:style style:name="T5913" style:parent-style-name="Domyślnaczcionkaakapitu" style:family="text">
      <style:text-properties style:text-underline-type="single" style:text-underline-style="solid" style:text-underline-width="auto" style:text-underline-mode="continuous"/>
    </style:style>
    <style:style style:name="T5914" style:parent-style-name="Domyślnaczcionkaakapitu" style:family="text">
      <style:text-properties fo:background-color="#80FFFF" style:text-underline-type="single" style:text-underline-style="solid" style:text-underline-width="auto" style:text-underline-mode="continuous"/>
    </style:style>
    <style:style style:name="T5915" style:parent-style-name="Domyślnaczcionkaakapitu" style:family="text">
      <style:text-properties fo:background-color="#80FFFF"/>
    </style:style>
    <style:style style:name="P5916" style:parent-style-name="Normalny" style:family="paragraph">
      <style:paragraph-properties fo:text-align="justify" fo:line-height="150%" fo:text-indent="0.2479in"/>
    </style:style>
    <style:style style:name="T5917" style:parent-style-name="Domyślnaczcionkaakapitu" style:family="text">
      <style:text-properties fo:background-color="#80FFFF"/>
    </style:style>
    <style:style style:name="P5918" style:parent-style-name="Normalny" style:family="paragraph">
      <style:paragraph-properties fo:text-align="justify" fo:line-height="150%"/>
    </style:style>
    <style:style style:name="T5919" style:parent-style-name="Domyślnaczcionkaakapitu" style:family="text">
      <style:text-properties fo:background-color="#80FFFF"/>
    </style:style>
    <style:style style:name="T5920" style:parent-style-name="Domyślnaczcionkaakapitu" style:family="text">
      <style:text-properties fo:background-color="#80FFFF"/>
    </style:style>
    <style:style style:name="P5921" style:parent-style-name="Normalny" style:family="paragraph">
      <style:paragraph-properties fo:text-align="justify" fo:line-height="150%"/>
    </style:style>
    <style:style style:name="T5922" style:parent-style-name="Domyślnaczcionkaakapitu" style:family="text">
      <style:text-properties style:text-underline-type="single" style:text-underline-style="solid" style:text-underline-width="auto" style:text-underline-mode="continuous"/>
    </style:style>
    <style:style style:name="T5923" style:parent-style-name="Domyślnaczcionkaakapitu" style:family="text">
      <style:text-properties fo:background-color="#80FFFF" style:text-underline-type="single" style:text-underline-style="solid" style:text-underline-width="auto" style:text-underline-mode="continuous"/>
    </style:style>
    <style:style style:name="T5924" style:parent-style-name="Domyślnaczcionkaakapitu" style:family="text">
      <style:text-properties style:text-underline-type="single" style:text-underline-style="solid" style:text-underline-width="auto" style:text-underline-mode="continuous"/>
    </style:style>
    <style:style style:name="P5925" style:parent-style-name="Normalny" style:family="paragraph">
      <style:paragraph-properties fo:text-align="justify" fo:line-height="150%" fo:text-indent="0.2479in"/>
    </style:style>
    <style:style style:name="T5926" style:parent-style-name="Domyślnaczcionkaakapitu" style:family="text">
      <style:text-properties fo:background-color="#80FFFF"/>
    </style:style>
    <style:style style:name="P5927" style:parent-style-name="Normalny" style:family="paragraph">
      <style:paragraph-properties fo:text-align="justify" fo:line-height="150%"/>
    </style:style>
    <style:style style:name="T5928" style:parent-style-name="Domyślnaczcionkaakapitu" style:family="text">
      <style:text-properties fo:background-color="#80FFFF" style:text-underline-type="single" style:text-underline-style="solid" style:text-underline-width="auto" style:text-underline-mode="continuous"/>
    </style:style>
    <style:style style:name="T5929" style:parent-style-name="Domyślnaczcionkaakapitu" style:family="text">
      <style:text-properties style:text-underline-type="single" style:text-underline-style="solid" style:text-underline-width="auto" style:text-underline-mode="continuous"/>
    </style:style>
    <style:style style:name="T5930" style:parent-style-name="Domyślnaczcionkaakapitu" style:family="text">
      <style:text-properties fo:background-color="#80FFFF" style:text-underline-type="single" style:text-underline-style="solid" style:text-underline-width="auto" style:text-underline-mode="continuous"/>
    </style:style>
    <style:style style:name="T5931" style:parent-style-name="Domyślnaczcionkaakapitu" style:family="text">
      <style:text-properties style:text-underline-type="single" style:text-underline-style="solid" style:text-underline-width="auto" style:text-underline-mode="continuous"/>
    </style:style>
    <style:style style:name="T5932" style:parent-style-name="Domyślnaczcionkaakapitu" style:family="text">
      <style:text-properties fo:background-color="#80FFFF" style:text-underline-type="single" style:text-underline-style="solid" style:text-underline-width="auto" style:text-underline-mode="continuous"/>
    </style:style>
    <style:style style:name="T5933" style:parent-style-name="Domyślnaczcionkaakapitu" style:family="text">
      <style:text-properties fo:background-color="#80FFFF"/>
    </style:style>
    <style:style style:name="P5934" style:parent-style-name="Normalny" style:family="paragraph">
      <style:paragraph-properties fo:text-align="justify" fo:line-height="150%" fo:text-indent="0.2479in"/>
    </style:style>
    <style:style style:name="T5935" style:parent-style-name="Domyślnaczcionkaakapitu" style:family="text">
      <style:text-properties fo:background-color="#80FFFF"/>
    </style:style>
    <style:style style:name="P5936" style:parent-style-name="Normalny" style:family="paragraph">
      <style:paragraph-properties fo:text-align="justify" fo:line-height="150%" fo:text-indent="0.2479in"/>
    </style:style>
    <style:style style:name="T5937" style:parent-style-name="Domyślnaczcionkaakapitu" style:family="text">
      <style:text-properties fo:background-color="#80FFFF"/>
    </style:style>
    <style:style style:name="T5938" style:parent-style-name="Domyślnaczcionkaakapitu" style:family="text">
      <style:text-properties fo:background-color="#80FFFF"/>
    </style:style>
    <style:style style:name="T5939" style:parent-style-name="Domyślnaczcionkaakapitu" style:family="text">
      <style:text-properties fo:background-color="#80FFFF"/>
    </style:style>
    <style:style style:name="T5940" style:parent-style-name="Domyślnaczcionkaakapitu" style:family="text">
      <style:text-properties fo:background-color="#80FFFF"/>
    </style:style>
    <style:style style:name="T5941" style:parent-style-name="Domyślnaczcionkaakapitu" style:family="text">
      <style:text-properties fo:background-color="#80FFFF"/>
    </style:style>
    <style:style style:name="T5942" style:parent-style-name="Domyślnaczcionkaakapitu" style:family="text">
      <style:text-properties fo:background-color="#80FFFF"/>
    </style:style>
    <style:style style:name="T5943" style:parent-style-name="Domyślnaczcionkaakapitu" style:family="text">
      <style:text-properties fo:background-color="#80FFFF"/>
    </style:style>
    <style:style style:name="T5944" style:parent-style-name="Domyślnaczcionkaakapitu" style:family="text">
      <style:text-properties fo:background-color="#80FFFF"/>
    </style:style>
    <style:style style:name="T5945" style:parent-style-name="Domyślnaczcionkaakapitu" style:family="text">
      <style:text-properties fo:background-color="#80FFFF"/>
    </style:style>
    <style:style style:name="T5946" style:parent-style-name="Domyślnaczcionkaakapitu" style:family="text">
      <style:text-properties fo:background-color="#80FFFF"/>
    </style:style>
    <style:style style:name="T5947" style:parent-style-name="Domyślnaczcionkaakapitu" style:family="text">
      <style:text-properties fo:background-color="#80FFFF"/>
    </style:style>
    <style:style style:name="T5948" style:parent-style-name="Domyślnaczcionkaakapitu" style:family="text">
      <style:text-properties fo:background-color="#80FFFF"/>
    </style:style>
    <style:style style:name="T5949" style:parent-style-name="Domyślnaczcionkaakapitu" style:family="text">
      <style:text-properties fo:background-color="#80FFFF"/>
    </style:style>
    <style:style style:name="T5950" style:parent-style-name="Domyślnaczcionkaakapitu" style:family="text">
      <style:text-properties fo:background-color="#80FFFF"/>
    </style:style>
    <style:style style:name="T5951" style:parent-style-name="Domyślnaczcionkaakapitu" style:family="text">
      <style:text-properties fo:background-color="#80FFFF"/>
    </style:style>
    <style:style style:name="P5952" style:parent-style-name="Normalny" style:family="paragraph">
      <style:paragraph-properties fo:text-align="justify" fo:line-height="150%"/>
    </style:style>
    <style:style style:name="T5953" style:parent-style-name="Domyślnaczcionkaakapitu" style:family="text">
      <style:text-properties fo:background-color="#80FFFF"/>
    </style:style>
    <style:style style:name="P5954" style:parent-style-name="Normalny" style:family="paragraph">
      <style:paragraph-properties fo:text-align="justify" fo:line-height="150%">
        <style:tab-stops>
          <style:tab-stop style:type="left" style:position="3.1534in"/>
        </style:tab-stops>
      </style:paragraph-properties>
    </style:style>
    <style:style style:name="T5955" style:parent-style-name="Domyślnaczcionkaakapitu" style:family="text">
      <style:text-properties fo:background-color="#80FFFF" style:text-underline-type="single" style:text-underline-style="solid" style:text-underline-width="auto" style:text-underline-mode="continuous"/>
    </style:style>
    <style:style style:name="T5956" style:parent-style-name="Domyślnaczcionkaakapitu" style:family="text">
      <style:text-properties style:text-underline-type="single" style:text-underline-style="solid" style:text-underline-width="auto" style:text-underline-mode="continuous"/>
    </style:style>
    <style:style style:name="T5957" style:parent-style-name="Domyślnaczcionkaakapitu" style:family="text">
      <style:text-properties fo:background-color="#80FFFF" style:text-underline-type="single" style:text-underline-style="solid" style:text-underline-width="auto" style:text-underline-mode="continuous"/>
    </style:style>
    <style:style style:name="T5958" style:parent-style-name="Domyślnaczcionkaakapitu" style:family="text">
      <style:text-properties style:text-underline-type="single" style:text-underline-style="solid" style:text-underline-width="auto" style:text-underline-mode="continuous"/>
    </style:style>
    <style:style style:name="T5959" style:parent-style-name="Domyślnaczcionkaakapitu" style:family="text">
      <style:text-properties fo:background-color="#80FFFF" style:text-underline-type="single" style:text-underline-style="solid" style:text-underline-width="auto" style:text-underline-mode="continuous"/>
    </style:style>
    <style:style style:name="T5960" style:parent-style-name="Domyślnaczcionkaakapitu" style:family="text">
      <style:text-properties fo:background-color="#80FFFF"/>
    </style:style>
    <style:style style:name="P5961" style:parent-style-name="Normalny" style:family="paragraph">
      <style:paragraph-properties fo:text-align="justify" fo:line-height="150%" fo:text-indent="0.2479in">
        <style:tab-stops>
          <style:tab-stop style:type="left" style:position="3.1534in"/>
        </style:tab-stops>
      </style:paragraph-properties>
    </style:style>
    <style:style style:name="T5962" style:parent-style-name="Domyślnaczcionkaakapitu" style:family="text">
      <style:text-properties fo:background-color="#80FFFF"/>
    </style:style>
    <style:style style:name="T5963" style:parent-style-name="Domyślnaczcionkaakapitu" style:family="text">
      <style:text-properties fo:background-color="#80FFFF"/>
    </style:style>
    <style:style style:name="P5964" style:parent-style-name="Normalny" style:family="paragraph">
      <style:paragraph-properties fo:text-align="justify" fo:line-height="150%" fo:text-indent="0.2479in"/>
    </style:style>
    <style:style style:name="T5965" style:parent-style-name="Domyślnaczcionkaakapitu" style:family="text">
      <style:text-properties fo:background-color="#80FFFF"/>
    </style:style>
    <style:style style:name="T5966" style:parent-style-name="Domyślnaczcionkaakapitu" style:family="text">
      <style:text-properties fo:background-color="#80FFFF"/>
    </style:style>
    <style:style style:name="T5967" style:parent-style-name="Domyślnaczcionkaakapitu" style:family="text">
      <style:text-properties fo:background-color="#80FFFF"/>
    </style:style>
    <style:style style:name="T5968" style:parent-style-name="Domyślnaczcionkaakapitu" style:family="text">
      <style:text-properties fo:background-color="#80FFFF"/>
    </style:style>
    <style:style style:name="T5969" style:parent-style-name="Domyślnaczcionkaakapitu" style:family="text">
      <style:text-properties fo:background-color="#80FFFF"/>
    </style:style>
    <style:style style:name="T5970" style:parent-style-name="Domyślnaczcionkaakapitu" style:family="text">
      <style:text-properties fo:background-color="#80FFFF"/>
    </style:style>
    <style:style style:name="T5971" style:parent-style-name="Domyślnaczcionkaakapitu" style:family="text">
      <style:text-properties fo:background-color="#80FFFF"/>
    </style:style>
    <style:style style:name="T5972" style:parent-style-name="Domyślnaczcionkaakapitu" style:family="text">
      <style:text-properties fo:background-color="#80FFFF"/>
    </style:style>
    <style:style style:name="P5973" style:parent-style-name="Normalny" style:family="paragraph">
      <style:paragraph-properties fo:text-align="justify" fo:line-height="150%" fo:text-indent="0.2479in"/>
    </style:style>
    <style:style style:name="T5974" style:parent-style-name="Domyślnaczcionkaakapitu" style:family="text">
      <style:text-properties fo:background-color="#80FFFF"/>
    </style:style>
    <style:style style:name="T5975" style:parent-style-name="Domyślnaczcionkaakapitu" style:family="text">
      <style:text-properties fo:background-color="#80FFFF"/>
    </style:style>
    <style:style style:name="T5976" style:parent-style-name="Domyślnaczcionkaakapitu" style:family="text">
      <style:text-properties fo:background-color="#80FFFF"/>
    </style:style>
    <style:style style:name="T5977" style:parent-style-name="Domyślnaczcionkaakapitu" style:family="text">
      <style:text-properties fo:background-color="#80FFFF"/>
    </style:style>
    <style:style style:name="T5978" style:parent-style-name="Domyślnaczcionkaakapitu" style:family="text">
      <style:text-properties fo:background-color="#80FFFF"/>
    </style:style>
    <style:style style:name="T5979" style:parent-style-name="Domyślnaczcionkaakapitu" style:family="text">
      <style:text-properties fo:background-color="#80FFFF"/>
    </style:style>
    <style:style style:name="P5980" style:parent-style-name="Normalny" style:family="paragraph">
      <style:paragraph-properties fo:text-align="justify" fo:line-height="150%"/>
    </style:style>
    <style:style style:name="T5981" style:parent-style-name="Domyślnaczcionkaakapitu" style:family="text">
      <style:text-properties style:text-underline-type="single" style:text-underline-style="solid" style:text-underline-width="auto" style:text-underline-mode="continuous"/>
    </style:style>
    <style:style style:name="T5982" style:parent-style-name="Domyślnaczcionkaakapitu" style:family="text">
      <style:text-properties fo:background-color="#80FFFF" style:text-underline-type="single" style:text-underline-style="solid" style:text-underline-width="auto" style:text-underline-mode="continuous"/>
    </style:style>
    <style:style style:name="T5983" style:parent-style-name="Domyślnaczcionkaakapitu" style:family="text">
      <style:text-properties style:text-underline-type="single" style:text-underline-style="solid" style:text-underline-width="auto" style:text-underline-mode="continuous"/>
    </style:style>
    <style:style style:name="T5984" style:parent-style-name="Domyślnaczcionkaakapitu" style:family="text">
      <style:text-properties fo:background-color="#80FFFF" style:text-underline-type="single" style:text-underline-style="solid" style:text-underline-width="auto" style:text-underline-mode="continuous"/>
    </style:style>
    <style:style style:name="T5985" style:parent-style-name="Domyślnaczcionkaakapitu" style:family="text">
      <style:text-properties style:text-underline-type="single" style:text-underline-style="solid" style:text-underline-width="auto" style:text-underline-mode="continuous"/>
    </style:style>
    <style:style style:name="T5986" style:parent-style-name="Domyślnaczcionkaakapitu" style:family="text">
      <style:text-properties fo:background-color="#80FFFF" style:text-underline-type="single" style:text-underline-style="solid" style:text-underline-width="auto" style:text-underline-mode="continuous"/>
    </style:style>
    <style:style style:name="T5987" style:parent-style-name="Domyślnaczcionkaakapitu" style:family="text">
      <style:text-properties style:text-underline-type="single" style:text-underline-style="solid" style:text-underline-width="auto" style:text-underline-mode="continuous"/>
    </style:style>
    <style:style style:name="T5988" style:parent-style-name="Domyślnaczcionkaakapitu" style:family="text">
      <style:text-properties fo:background-color="#80FFFF" style:text-underline-type="single" style:text-underline-style="solid" style:text-underline-width="auto" style:text-underline-mode="continuous"/>
    </style:style>
    <style:style style:name="P5989" style:parent-style-name="Normalny" style:family="paragraph">
      <style:paragraph-properties fo:text-align="justify" fo:line-height="150%" fo:text-indent="0.2479in"/>
    </style:style>
    <style:style style:name="T5990" style:parent-style-name="Domyślnaczcionkaakapitu" style:family="text">
      <style:text-properties fo:background-color="#80FFFF"/>
    </style:style>
    <style:style style:name="T5991" style:parent-style-name="Domyślnaczcionkaakapitu" style:family="text">
      <style:text-properties fo:background-color="#80FFFF"/>
    </style:style>
    <style:style style:name="P5992" style:parent-style-name="Normalny" style:family="paragraph">
      <style:paragraph-properties fo:text-align="justify" fo:line-height="150%"/>
    </style:style>
    <style:style style:name="T5993" style:parent-style-name="Domyślnaczcionkaakapitu" style:family="text">
      <style:text-properties fo:background-color="#80FFFF" style:text-underline-type="single" style:text-underline-style="solid" style:text-underline-width="auto" style:text-underline-mode="continuous"/>
    </style:style>
    <style:style style:name="T5994" style:parent-style-name="Domyślnaczcionkaakapitu" style:family="text">
      <style:text-properties style:text-underline-type="single" style:text-underline-style="solid" style:text-underline-width="auto" style:text-underline-mode="continuous"/>
    </style:style>
    <style:style style:name="T5995" style:parent-style-name="Domyślnaczcionkaakapitu" style:family="text">
      <style:text-properties fo:background-color="#80FFFF" style:text-underline-type="single" style:text-underline-style="solid" style:text-underline-width="auto" style:text-underline-mode="continuous"/>
    </style:style>
    <style:style style:name="T5996" style:parent-style-name="Domyślnaczcionkaakapitu" style:family="text">
      <style:text-properties style:text-underline-type="single" style:text-underline-style="solid" style:text-underline-width="auto" style:text-underline-mode="continuous"/>
    </style:style>
    <style:style style:name="T5997" style:parent-style-name="Domyślnaczcionkaakapitu" style:family="text">
      <style:text-properties fo:background-color="#80FFFF" style:text-underline-type="single" style:text-underline-style="solid" style:text-underline-width="auto" style:text-underline-mode="continuous"/>
    </style:style>
    <style:style style:name="T5998" style:parent-style-name="Domyślnaczcionkaakapitu" style:family="text">
      <style:text-properties fo:background-color="#80FFFF"/>
    </style:style>
    <style:style style:name="P5999" style:parent-style-name="Normalny" style:family="paragraph">
      <style:paragraph-properties fo:text-align="justify" fo:line-height="150%" fo:text-indent="0.2479in"/>
    </style:style>
    <style:style style:name="T6000" style:parent-style-name="Domyślnaczcionkaakapitu" style:family="text">
      <style:text-properties fo:background-color="#80FFFF"/>
    </style:style>
    <style:style style:name="T6001" style:parent-style-name="Domyślnaczcionkaakapitu" style:family="text">
      <style:text-properties fo:background-color="#80FFFF"/>
    </style:style>
    <style:style style:name="T6002" style:parent-style-name="Domyślnaczcionkaakapitu" style:family="text">
      <style:text-properties fo:background-color="#80FFFF"/>
    </style:style>
    <style:style style:name="T6003" style:parent-style-name="Domyślnaczcionkaakapitu" style:family="text">
      <style:text-properties fo:background-color="#80FFFF"/>
    </style:style>
    <style:style style:name="T6004" style:parent-style-name="Domyślnaczcionkaakapitu" style:family="text">
      <style:text-properties fo:background-color="#80FFFF"/>
    </style:style>
    <style:style style:name="T6005" style:parent-style-name="Domyślnaczcionkaakapitu" style:family="text">
      <style:text-properties fo:background-color="#80FFFF"/>
    </style:style>
    <style:style style:name="T6006" style:parent-style-name="Domyślnaczcionkaakapitu" style:family="text">
      <style:text-properties fo:background-color="#80FFFF"/>
    </style:style>
    <style:style style:name="P6007" style:parent-style-name="Normalny" style:family="paragraph">
      <style:paragraph-properties fo:text-align="justify" fo:line-height="150%" fo:text-indent="0.2479in"/>
    </style:style>
    <style:style style:name="T6008" style:parent-style-name="Domyślnaczcionkaakapitu" style:family="text">
      <style:text-properties fo:background-color="#80FFFF"/>
    </style:style>
    <style:style style:name="T6009" style:parent-style-name="Domyślnaczcionkaakapitu" style:family="text">
      <style:text-properties fo:background-color="#80FFFF"/>
    </style:style>
    <style:style style:name="T6010" style:parent-style-name="Domyślnaczcionkaakapitu" style:family="text">
      <style:text-properties fo:background-color="#80FFFF"/>
    </style:style>
    <style:style style:name="T6011" style:parent-style-name="Domyślnaczcionkaakapitu" style:family="text">
      <style:text-properties fo:background-color="#80FFFF"/>
    </style:style>
    <style:style style:name="T6012" style:parent-style-name="Domyślnaczcionkaakapitu" style:family="text">
      <style:text-properties fo:background-color="#80FFFF"/>
    </style:style>
    <style:style style:name="T6013" style:parent-style-name="Domyślnaczcionkaakapitu" style:family="text">
      <style:text-properties fo:background-color="#80FFFF"/>
    </style:style>
    <style:style style:name="P6014" style:parent-style-name="Normalny" style:family="paragraph">
      <style:paragraph-properties fo:text-align="justify" fo:line-height="150%"/>
    </style:style>
    <style:style style:name="T6015" style:parent-style-name="Domyślnaczcionkaakapitu" style:family="text">
      <style:text-properties style:text-underline-type="single" style:text-underline-style="solid" style:text-underline-width="auto" style:text-underline-mode="continuous"/>
    </style:style>
    <style:style style:name="P6016" style:parent-style-name="Normalny" style:family="paragraph">
      <style:paragraph-properties fo:text-align="justify" fo:line-height="150%" fo:text-indent="0.2479in"/>
    </style:style>
    <style:style style:name="P6017" style:parent-style-name="Normalny" style:family="paragraph">
      <style:paragraph-properties fo:text-align="justify" fo:line-height="150%">
        <style:tab-stops>
          <style:tab-stop style:type="left" style:position="2.7576in"/>
        </style:tab-stops>
      </style:paragraph-properties>
    </style:style>
    <style:style style:name="T6018" style:parent-style-name="Domyślnaczcionkaakapitu" style:family="text">
      <style:text-properties fo:background-color="#80FFFF" style:text-underline-type="single" style:text-underline-style="solid" style:text-underline-width="auto" style:text-underline-mode="continuous"/>
    </style:style>
    <style:style style:name="T6019" style:parent-style-name="Domyślnaczcionkaakapitu" style:family="text">
      <style:text-properties style:text-underline-type="single" style:text-underline-style="solid" style:text-underline-width="auto" style:text-underline-mode="continuous"/>
    </style:style>
    <style:style style:name="T6020" style:parent-style-name="Domyślnaczcionkaakapitu" style:family="text">
      <style:text-properties fo:background-color="#80FFFF" style:text-underline-type="single" style:text-underline-style="solid" style:text-underline-width="auto" style:text-underline-mode="continuous"/>
    </style:style>
    <style:style style:name="T6021" style:parent-style-name="Domyślnaczcionkaakapitu" style:family="text">
      <style:text-properties style:text-underline-type="single" style:text-underline-style="solid" style:text-underline-width="auto" style:text-underline-mode="continuous"/>
    </style:style>
    <style:style style:name="T6022" style:parent-style-name="Domyślnaczcionkaakapitu" style:family="text">
      <style:text-properties fo:background-color="#80FFFF" style:text-underline-type="single" style:text-underline-style="solid" style:text-underline-width="auto" style:text-underline-mode="continuous"/>
    </style:style>
    <style:style style:name="T6023" style:parent-style-name="Domyślnaczcionkaakapitu" style:family="text">
      <style:text-properties fo:background-color="#80FFFF"/>
    </style:style>
    <style:style style:name="P6024" style:parent-style-name="Normalny" style:family="paragraph">
      <style:paragraph-properties fo:text-align="justify" fo:line-height="150%" fo:text-indent="0.2479in">
        <style:tab-stops>
          <style:tab-stop style:type="left" style:position="2.7576in"/>
        </style:tab-stops>
      </style:paragraph-properties>
    </style:style>
    <style:style style:name="T6025" style:parent-style-name="Domyślnaczcionkaakapitu" style:family="text">
      <style:text-properties fo:background-color="#80FFFF"/>
    </style:style>
    <style:style style:name="P6026" style:parent-style-name="Normalny" style:family="paragraph">
      <style:paragraph-properties fo:text-align="justify" fo:line-height="150%"/>
    </style:style>
    <style:style style:name="T6027" style:parent-style-name="Domyślnaczcionkaakapitu" style:family="text">
      <style:text-properties style:text-underline-type="single" style:text-underline-style="solid" style:text-underline-width="auto" style:text-underline-mode="continuous"/>
    </style:style>
    <style:style style:name="P6028" style:parent-style-name="Normalny" style:family="paragraph">
      <style:paragraph-properties fo:text-align="justify" fo:line-height="150%" fo:text-indent="0.2479in"/>
    </style:style>
    <style:style style:name="T6029" style:parent-style-name="Domyślnaczcionkaakapitu" style:family="text">
      <style:text-properties fo:background-color="#80FFFF"/>
    </style:style>
    <style:style style:name="T6030" style:parent-style-name="Domyślnaczcionkaakapitu" style:family="text">
      <style:text-properties fo:background-color="#80FFFF"/>
    </style:style>
    <style:style style:name="P6031" style:parent-style-name="Normalny" style:family="paragraph">
      <style:paragraph-properties fo:text-align="justify" fo:line-height="150%"/>
    </style:style>
    <style:style style:name="T6032" style:parent-style-name="Domyślnaczcionkaakapitu" style:family="text">
      <style:text-properties style:text-underline-type="single" style:text-underline-style="solid" style:text-underline-width="auto" style:text-underline-mode="continuous"/>
    </style:style>
    <style:style style:name="T6033" style:parent-style-name="Domyślnaczcionkaakapitu" style:family="text">
      <style:text-properties fo:background-color="#80FFFF" style:text-underline-type="single" style:text-underline-style="solid" style:text-underline-width="auto" style:text-underline-mode="continuous"/>
    </style:style>
    <style:style style:name="T6034" style:parent-style-name="Domyślnaczcionkaakapitu" style:family="text">
      <style:text-properties style:text-underline-type="single" style:text-underline-style="solid" style:text-underline-width="auto" style:text-underline-mode="continuous"/>
    </style:style>
    <style:style style:name="T6035" style:parent-style-name="Domyślnaczcionkaakapitu" style:family="text">
      <style:text-properties fo:background-color="#80FFFF" style:text-underline-type="single" style:text-underline-style="solid" style:text-underline-width="auto" style:text-underline-mode="continuous"/>
    </style:style>
    <style:style style:name="T6036" style:parent-style-name="Domyślnaczcionkaakapitu" style:family="text">
      <style:text-properties style:text-underline-type="single" style:text-underline-style="solid" style:text-underline-width="auto" style:text-underline-mode="continuous"/>
    </style:style>
    <style:style style:name="T6037" style:parent-style-name="Domyślnaczcionkaakapitu" style:family="text">
      <style:text-properties fo:background-color="#80FFFF" style:text-underline-type="single" style:text-underline-style="solid" style:text-underline-width="auto" style:text-underline-mode="continuous"/>
    </style:style>
    <style:style style:name="T6038" style:parent-style-name="Domyślnaczcionkaakapitu" style:family="text">
      <style:text-properties fo:background-color="#80FFFF"/>
    </style:style>
    <style:style style:name="P6039" style:parent-style-name="Normalny" style:family="paragraph">
      <style:paragraph-properties fo:text-align="justify" fo:line-height="150%" fo:text-indent="0.2479in"/>
    </style:style>
    <style:style style:name="P6040" style:parent-style-name="Normalny" style:family="paragraph">
      <style:paragraph-properties fo:text-align="justify" fo:line-height="150%"/>
    </style:style>
    <style:style style:name="T6041" style:parent-style-name="Domyślnaczcionkaakapitu" style:family="text">
      <style:text-properties fo:background-color="#80FFFF" style:text-underline-type="single" style:text-underline-style="solid" style:text-underline-width="auto" style:text-underline-mode="continuous"/>
    </style:style>
    <style:style style:name="T6042" style:parent-style-name="Domyślnaczcionkaakapitu" style:family="text">
      <style:text-properties style:text-underline-type="single" style:text-underline-style="solid" style:text-underline-width="auto" style:text-underline-mode="continuous"/>
    </style:style>
    <style:style style:name="T6043" style:parent-style-name="Domyślnaczcionkaakapitu" style:family="text">
      <style:text-properties fo:background-color="#80FFFF" style:text-underline-type="single" style:text-underline-style="solid" style:text-underline-width="auto" style:text-underline-mode="continuous"/>
    </style:style>
    <style:style style:name="T6044" style:parent-style-name="Domyślnaczcionkaakapitu" style:family="text">
      <style:text-properties style:text-underline-type="single" style:text-underline-style="solid" style:text-underline-width="auto" style:text-underline-mode="continuous"/>
    </style:style>
    <style:style style:name="T6045" style:parent-style-name="Domyślnaczcionkaakapitu" style:family="text">
      <style:text-properties fo:background-color="#80FFFF" style:text-underline-type="single" style:text-underline-style="solid" style:text-underline-width="auto" style:text-underline-mode="continuous"/>
    </style:style>
    <style:style style:name="T6046" style:parent-style-name="Domyślnaczcionkaakapitu" style:family="text">
      <style:text-properties fo:background-color="#80FFFF"/>
    </style:style>
    <style:style style:name="P6047" style:parent-style-name="Normalny" style:family="paragraph">
      <style:paragraph-properties fo:text-align="justify" fo:line-height="150%" fo:text-indent="0.2479in"/>
    </style:style>
    <style:style style:name="T6048" style:parent-style-name="Domyślnaczcionkaakapitu" style:family="text">
      <style:text-properties fo:background-color="#80FFFF"/>
    </style:style>
    <style:style style:name="P6049" style:parent-style-name="Normalny" style:family="paragraph">
      <style:paragraph-properties fo:text-align="justify" fo:line-height="150%"/>
    </style:style>
    <style:style style:name="T6050" style:parent-style-name="Domyślnaczcionkaakapitu" style:family="text">
      <style:text-properties style:text-underline-type="single" style:text-underline-style="solid" style:text-underline-width="auto" style:text-underline-mode="continuous"/>
    </style:style>
    <style:style style:name="P6051" style:parent-style-name="Normalny" style:family="paragraph">
      <style:paragraph-properties fo:text-align="justify" fo:line-height="150%" fo:text-indent="0.2479in"/>
    </style:style>
    <style:style style:name="T6052" style:parent-style-name="Domyślnaczcionkaakapitu" style:family="text">
      <style:text-properties fo:background-color="#80FFFF"/>
    </style:style>
    <style:style style:name="T6053" style:parent-style-name="Domyślnaczcionkaakapitu" style:family="text">
      <style:text-properties fo:background-color="#80FFFF"/>
    </style:style>
    <style:style style:name="P6054" style:parent-style-name="Normalny" style:family="paragraph">
      <style:paragraph-properties fo:text-align="justify" fo:line-height="150%"/>
    </style:style>
    <style:style style:name="T6055" style:parent-style-name="Domyślnaczcionkaakapitu" style:family="text">
      <style:text-properties style:text-underline-type="single" style:text-underline-style="solid" style:text-underline-width="auto" style:text-underline-mode="continuous"/>
    </style:style>
    <style:style style:name="T6056" style:parent-style-name="Domyślnaczcionkaakapitu" style:family="text">
      <style:text-properties fo:background-color="#80FFFF" style:text-underline-type="single" style:text-underline-style="solid" style:text-underline-width="auto" style:text-underline-mode="continuous"/>
    </style:style>
    <style:style style:name="T6057" style:parent-style-name="Domyślnaczcionkaakapitu" style:family="text">
      <style:text-properties style:text-underline-type="single" style:text-underline-style="solid" style:text-underline-width="auto" style:text-underline-mode="continuous"/>
    </style:style>
    <style:style style:name="P6058" style:parent-style-name="Normalny" style:family="paragraph">
      <style:paragraph-properties fo:text-align="justify" fo:line-height="150%" fo:text-indent="0.2479in"/>
    </style:style>
    <style:style style:name="T6059" style:parent-style-name="Domyślnaczcionkaakapitu" style:family="text">
      <style:text-properties fo:background-color="#80FFFF"/>
    </style:style>
    <style:style style:name="T6060" style:parent-style-name="Domyślnaczcionkaakapitu" style:family="text">
      <style:text-properties fo:background-color="#80FFFF"/>
    </style:style>
    <style:style style:name="P6061" style:parent-style-name="Normalny" style:family="paragraph">
      <style:paragraph-properties fo:text-align="justify" fo:line-height="150%"/>
    </style:style>
    <style:style style:name="T6062" style:parent-style-name="Domyślnaczcionkaakapitu" style:family="text">
      <style:text-properties style:text-underline-type="single" style:text-underline-style="solid" style:text-underline-width="auto" style:text-underline-mode="continuous"/>
    </style:style>
    <style:style style:name="P6063" style:parent-style-name="Normalny" style:family="paragraph">
      <style:paragraph-properties fo:text-align="justify" fo:line-height="150%" fo:text-indent="0.2479in"/>
    </style:style>
    <style:style style:name="T6064" style:parent-style-name="Domyślnaczcionkaakapitu" style:family="text">
      <style:text-properties fo:background-color="#80FFFF"/>
    </style:style>
    <style:style style:name="T6065" style:parent-style-name="Domyślnaczcionkaakapitu" style:family="text">
      <style:text-properties fo:background-color="#80FFFF"/>
    </style:style>
    <style:style style:name="P6066" style:parent-style-name="Normalny" style:family="paragraph">
      <style:paragraph-properties fo:text-align="justify" fo:line-height="150%"/>
    </style:style>
    <style:style style:name="T6067" style:parent-style-name="Domyślnaczcionkaakapitu" style:family="text">
      <style:text-properties fo:background-color="#80FFFF" style:text-underline-type="single" style:text-underline-style="solid" style:text-underline-width="auto" style:text-underline-mode="continuous"/>
    </style:style>
    <style:style style:name="T6068" style:parent-style-name="Domyślnaczcionkaakapitu" style:family="text">
      <style:text-properties style:text-underline-type="single" style:text-underline-style="solid" style:text-underline-width="auto" style:text-underline-mode="continuous"/>
    </style:style>
    <style:style style:name="T6069" style:parent-style-name="Domyślnaczcionkaakapitu" style:family="text">
      <style:text-properties fo:background-color="#80FFFF" style:text-underline-type="single" style:text-underline-style="solid" style:text-underline-width="auto" style:text-underline-mode="continuous"/>
    </style:style>
    <style:style style:name="T6070" style:parent-style-name="Domyślnaczcionkaakapitu" style:family="text">
      <style:text-properties style:text-underline-type="single" style:text-underline-style="solid" style:text-underline-width="auto" style:text-underline-mode="continuous"/>
    </style:style>
    <style:style style:name="T6071" style:parent-style-name="Domyślnaczcionkaakapitu" style:family="text">
      <style:text-properties fo:background-color="#80FFFF" style:text-underline-type="single" style:text-underline-style="solid" style:text-underline-width="auto" style:text-underline-mode="continuous"/>
    </style:style>
    <style:style style:name="T6072" style:parent-style-name="Domyślnaczcionkaakapitu" style:family="text">
      <style:text-properties fo:background-color="#80FFFF"/>
    </style:style>
    <style:style style:name="P6073" style:parent-style-name="Normalny" style:family="paragraph">
      <style:paragraph-properties fo:text-align="justify" fo:line-height="150%" fo:text-indent="0.2479in"/>
    </style:style>
    <style:style style:name="T6074" style:parent-style-name="Domyślnaczcionkaakapitu" style:family="text">
      <style:text-properties fo:background-color="#80FFFF"/>
    </style:style>
    <style:style style:name="T6075" style:parent-style-name="Domyślnaczcionkaakapitu" style:family="text">
      <style:text-properties fo:background-color="#80FFFF"/>
    </style:style>
    <style:style style:name="T6076" style:parent-style-name="Domyślnaczcionkaakapitu" style:family="text">
      <style:text-properties fo:background-color="#80FFFF"/>
    </style:style>
    <style:style style:name="T6077" style:parent-style-name="Domyślnaczcionkaakapitu" style:family="text">
      <style:text-properties fo:background-color="#80FFFF"/>
    </style:style>
    <style:style style:name="T6078" style:parent-style-name="Domyślnaczcionkaakapitu" style:family="text">
      <style:text-properties fo:background-color="#80FFFF"/>
    </style:style>
    <style:style style:name="P6079" style:parent-style-name="Normalny" style:family="paragraph">
      <style:paragraph-properties fo:text-align="justify" fo:line-height="150%" fo:text-indent="0.2479in"/>
    </style:style>
    <style:style style:name="T6080" style:parent-style-name="Domyślnaczcionkaakapitu" style:family="text">
      <style:text-properties fo:background-color="#80FFFF"/>
    </style:style>
    <style:style style:name="P6081" style:parent-style-name="Normalny" style:family="paragraph">
      <style:paragraph-properties fo:text-align="justify" fo:line-height="150%"/>
    </style:style>
    <style:style style:name="T6082" style:parent-style-name="Domyślnaczcionkaakapitu" style:family="text">
      <style:text-properties style:text-underline-type="single" style:text-underline-style="solid" style:text-underline-width="auto" style:text-underline-mode="continuous"/>
    </style:style>
    <style:style style:name="P6083" style:parent-style-name="Normalny" style:family="paragraph">
      <style:paragraph-properties fo:text-align="justify" fo:line-height="150%" fo:text-indent="0.2479in"/>
    </style:style>
    <style:style style:name="T6084" style:parent-style-name="Domyślnaczcionkaakapitu" style:family="text">
      <style:text-properties fo:background-color="#80FFFF"/>
    </style:style>
    <style:style style:name="T6085" style:parent-style-name="Domyślnaczcionkaakapitu" style:family="text">
      <style:text-properties fo:background-color="#80FFFF"/>
    </style:style>
    <style:style style:name="T6086" style:parent-style-name="Domyślnaczcionkaakapitu" style:family="text">
      <style:text-properties fo:background-color="#80FFFF"/>
    </style:style>
    <style:style style:name="T6087" style:parent-style-name="Domyślnaczcionkaakapitu" style:family="text">
      <style:text-properties fo:background-color="#80FFFF"/>
    </style:style>
    <style:style style:name="T6088" style:parent-style-name="Domyślnaczcionkaakapitu" style:family="text">
      <style:text-properties fo:background-color="#80FFFF"/>
    </style:style>
    <style:style style:name="T6089" style:parent-style-name="Domyślnaczcionkaakapitu" style:family="text">
      <style:text-properties fo:background-color="#80FFFF"/>
    </style:style>
    <style:style style:name="T6090" style:parent-style-name="Domyślnaczcionkaakapitu" style:family="text">
      <style:text-properties fo:background-color="#80FFFF"/>
    </style:style>
    <style:style style:name="T6091" style:parent-style-name="Domyślnaczcionkaakapitu" style:family="text">
      <style:text-properties fo:background-color="#80FFFF"/>
    </style:style>
    <style:style style:name="T6092" style:parent-style-name="Domyślnaczcionkaakapitu" style:family="text">
      <style:text-properties fo:background-color="#80FFFF"/>
    </style:style>
    <style:style style:name="T6093" style:parent-style-name="Domyślnaczcionkaakapitu" style:family="text">
      <style:text-properties fo:background-color="#80FFFF"/>
    </style:style>
    <style:style style:name="T6094" style:parent-style-name="Domyślnaczcionkaakapitu" style:family="text">
      <style:text-properties fo:background-color="#80FFFF"/>
    </style:style>
    <style:style style:name="T6095" style:parent-style-name="Domyślnaczcionkaakapitu" style:family="text">
      <style:text-properties fo:background-color="#80FFFF"/>
    </style:style>
    <style:style style:name="T6096" style:parent-style-name="Domyślnaczcionkaakapitu" style:family="text">
      <style:text-properties fo:background-color="#80FFFF"/>
    </style:style>
    <style:style style:name="T6097" style:parent-style-name="Domyślnaczcionkaakapitu" style:family="text">
      <style:text-properties fo:background-color="#80FFFF"/>
    </style:style>
    <style:style style:name="T6098" style:parent-style-name="Domyślnaczcionkaakapitu" style:family="text">
      <style:text-properties fo:background-color="#80FFFF"/>
    </style:style>
    <style:style style:name="P6099" style:parent-style-name="Normalny" style:family="paragraph">
      <style:paragraph-properties fo:text-align="justify" fo:line-height="150%" fo:text-indent="0.2479in"/>
    </style:style>
    <style:style style:name="T6100" style:parent-style-name="Domyślnaczcionkaakapitu" style:family="text">
      <style:text-properties fo:background-color="#80FFFF"/>
    </style:style>
    <style:style style:name="T6101" style:parent-style-name="Domyślnaczcionkaakapitu" style:family="text">
      <style:text-properties fo:background-color="#80FFFF"/>
    </style:style>
    <style:style style:name="T6102" style:parent-style-name="Domyślnaczcionkaakapitu" style:family="text">
      <style:text-properties fo:background-color="#80FFFF"/>
    </style:style>
    <style:style style:name="P6103" style:parent-style-name="Normalny" style:family="paragraph">
      <style:paragraph-properties fo:text-align="justify" fo:line-height="150%"/>
    </style:style>
    <style:style style:name="T6104" style:parent-style-name="Domyślnaczcionkaakapitu" style:family="text">
      <style:text-properties fo:background-color="#80FFFF" style:text-underline-type="single" style:text-underline-style="solid" style:text-underline-width="auto" style:text-underline-mode="continuous"/>
    </style:style>
    <style:style style:name="T6105" style:parent-style-name="Domyślnaczcionkaakapitu" style:family="text">
      <style:text-properties style:text-underline-type="single" style:text-underline-style="solid" style:text-underline-width="auto" style:text-underline-mode="continuous"/>
    </style:style>
    <style:style style:name="T6106" style:parent-style-name="Domyślnaczcionkaakapitu" style:family="text">
      <style:text-properties fo:background-color="#80FFFF" style:text-underline-type="single" style:text-underline-style="solid" style:text-underline-width="auto" style:text-underline-mode="continuous"/>
    </style:style>
    <style:style style:name="T6107" style:parent-style-name="Domyślnaczcionkaakapitu" style:family="text">
      <style:text-properties style:text-underline-type="single" style:text-underline-style="solid" style:text-underline-width="auto" style:text-underline-mode="continuous"/>
    </style:style>
    <style:style style:name="T6108" style:parent-style-name="Domyślnaczcionkaakapitu" style:family="text">
      <style:text-properties fo:background-color="#80FFFF" style:text-underline-type="single" style:text-underline-style="solid" style:text-underline-width="auto" style:text-underline-mode="continuous"/>
    </style:style>
    <style:style style:name="T6109" style:parent-style-name="Domyślnaczcionkaakapitu" style:family="text">
      <style:text-properties fo:background-color="#80FFFF"/>
    </style:style>
    <style:style style:name="P6110" style:parent-style-name="Normalny" style:family="paragraph">
      <style:paragraph-properties fo:text-align="justify" fo:line-height="150%" fo:text-indent="0.2479in"/>
    </style:style>
    <style:style style:name="T6111" style:parent-style-name="Domyślnaczcionkaakapitu" style:family="text">
      <style:text-properties fo:background-color="#80FFFF"/>
    </style:style>
    <style:style style:name="T6112" style:parent-style-name="Domyślnaczcionkaakapitu" style:family="text">
      <style:text-properties fo:background-color="#80FFFF"/>
    </style:style>
    <style:style style:name="T6113" style:parent-style-name="Domyślnaczcionkaakapitu" style:family="text">
      <style:text-properties fo:background-color="#80FFFF"/>
    </style:style>
    <style:style style:name="T6114" style:parent-style-name="Domyślnaczcionkaakapitu" style:family="text">
      <style:text-properties fo:background-color="#80FFFF"/>
    </style:style>
    <style:style style:name="T6115" style:parent-style-name="Domyślnaczcionkaakapitu" style:family="text">
      <style:text-properties fo:background-color="#80FFFF"/>
    </style:style>
    <style:style style:name="T6116" style:parent-style-name="Domyślnaczcionkaakapitu" style:family="text">
      <style:text-properties fo:background-color="#80FFFF"/>
    </style:style>
    <style:style style:name="T6117" style:parent-style-name="Domyślnaczcionkaakapitu" style:family="text">
      <style:text-properties fo:background-color="#80FFFF"/>
    </style:style>
    <style:style style:name="T6118" style:parent-style-name="Domyślnaczcionkaakapitu" style:family="text">
      <style:text-properties fo:background-color="#80FFFF"/>
    </style:style>
    <style:style style:name="T6119" style:parent-style-name="Domyślnaczcionkaakapitu" style:family="text">
      <style:text-properties fo:background-color="#80FFFF"/>
    </style:style>
    <style:style style:name="T6120" style:parent-style-name="Domyślnaczcionkaakapitu" style:family="text">
      <style:text-properties fo:background-color="#80FFFF"/>
    </style:style>
    <style:style style:name="P6121" style:parent-style-name="Normalny" style:family="paragraph">
      <style:paragraph-properties fo:text-align="justify" fo:line-height="150%"/>
    </style:style>
    <style:style style:name="T6122" style:parent-style-name="Domyślnaczcionkaakapitu" style:family="text">
      <style:text-properties style:text-underline-type="single" style:text-underline-style="solid" style:text-underline-width="auto" style:text-underline-mode="continuous"/>
    </style:style>
    <style:style style:name="T6123" style:parent-style-name="Domyślnaczcionkaakapitu" style:family="text">
      <style:text-properties fo:background-color="#80FFFF" style:text-underline-type="single" style:text-underline-style="solid" style:text-underline-width="auto" style:text-underline-mode="continuous"/>
    </style:style>
    <style:style style:name="P6124" style:parent-style-name="Normalny" style:family="paragraph">
      <style:paragraph-properties fo:text-align="justify" fo:line-height="150%" fo:text-indent="0.2479in"/>
    </style:style>
    <style:style style:name="T6125" style:parent-style-name="Domyślnaczcionkaakapitu" style:family="text">
      <style:text-properties fo:background-color="#80FFFF"/>
    </style:style>
    <style:style style:name="T6126" style:parent-style-name="Domyślnaczcionkaakapitu" style:family="text">
      <style:text-properties fo:background-color="#80FFFF"/>
    </style:style>
    <style:style style:name="T6127" style:parent-style-name="Domyślnaczcionkaakapitu" style:family="text">
      <style:text-properties fo:background-color="#80FFFF"/>
    </style:style>
    <style:style style:name="T6128" style:parent-style-name="Domyślnaczcionkaakapitu" style:family="text">
      <style:text-properties fo:background-color="#80FFFF"/>
    </style:style>
    <style:style style:name="T6129" style:parent-style-name="Domyślnaczcionkaakapitu" style:family="text">
      <style:text-properties fo:background-color="#80FFFF"/>
    </style:style>
    <style:style style:name="T6130" style:parent-style-name="Domyślnaczcionkaakapitu" style:family="text">
      <style:text-properties fo:background-color="#80FFFF"/>
    </style:style>
    <style:style style:name="T6131" style:parent-style-name="Domyślnaczcionkaakapitu" style:family="text">
      <style:text-properties fo:background-color="#80FFFF"/>
    </style:style>
    <style:style style:name="T6132" style:parent-style-name="Domyślnaczcionkaakapitu" style:family="text">
      <style:text-properties fo:background-color="#80FFFF"/>
    </style:style>
    <style:style style:name="P6133" style:parent-style-name="Normalny" style:family="paragraph">
      <style:paragraph-properties fo:text-align="justify" fo:line-height="150%"/>
    </style:style>
    <style:style style:name="T6134" style:parent-style-name="Domyślnaczcionkaakapitu" style:family="text">
      <style:text-properties fo:background-color="#80FFFF" style:text-underline-type="single" style:text-underline-style="solid" style:text-underline-width="auto" style:text-underline-mode="continuous"/>
    </style:style>
    <style:style style:name="T6135" style:parent-style-name="Domyślnaczcionkaakapitu" style:family="text">
      <style:text-properties style:text-underline-type="single" style:text-underline-style="solid" style:text-underline-width="auto" style:text-underline-mode="continuous"/>
    </style:style>
    <style:style style:name="T6136" style:parent-style-name="Domyślnaczcionkaakapitu" style:family="text">
      <style:text-properties style:text-underline-type="single" style:text-underline-style="solid" style:text-underline-width="auto" style:text-underline-mode="continuous"/>
    </style:style>
    <style:style style:name="T6137" style:parent-style-name="Domyślnaczcionkaakapitu" style:family="text">
      <style:text-properties style:text-underline-type="single" style:text-underline-style="solid" style:text-underline-width="auto" style:text-underline-mode="continuous"/>
    </style:style>
    <style:style style:name="P6138" style:parent-style-name="Normalny" style:family="paragraph">
      <style:paragraph-properties fo:text-align="justify" fo:line-height="150%" fo:text-indent="0.2479in"/>
    </style:style>
    <style:style style:name="T6139" style:parent-style-name="Domyślnaczcionkaakapitu" style:family="text">
      <style:text-properties fo:background-color="#80FFFF"/>
    </style:style>
    <style:style style:name="T6140" style:parent-style-name="Domyślnaczcionkaakapitu" style:family="text">
      <style:text-properties fo:background-color="#80FFFF"/>
    </style:style>
    <style:style style:name="T6141" style:parent-style-name="Domyślnaczcionkaakapitu" style:family="text">
      <style:text-properties fo:background-color="#80FFFF"/>
    </style:style>
    <style:style style:name="T6142" style:parent-style-name="Domyślnaczcionkaakapitu" style:family="text">
      <style:text-properties fo:background-color="#80FFFF"/>
    </style:style>
    <style:style style:name="T6143" style:parent-style-name="Domyślnaczcionkaakapitu" style:family="text">
      <style:text-properties fo:background-color="#80FFFF"/>
    </style:style>
    <style:style style:name="T6144" style:parent-style-name="Domyślnaczcionkaakapitu" style:family="text">
      <style:text-properties fo:background-color="#80FFFF"/>
    </style:style>
    <style:style style:name="T6145" style:parent-style-name="Domyślnaczcionkaakapitu" style:family="text">
      <style:text-properties fo:background-color="#80FFFF"/>
    </style:style>
    <style:style style:name="T6146" style:parent-style-name="Domyślnaczcionkaakapitu" style:family="text">
      <style:text-properties fo:background-color="#80FFFF"/>
    </style:style>
    <style:style style:name="T6147" style:parent-style-name="Domyślnaczcionkaakapitu" style:family="text">
      <style:text-properties fo:background-color="#80FFFF"/>
    </style:style>
    <style:style style:name="T6148" style:parent-style-name="Domyślnaczcionkaakapitu" style:family="text">
      <style:text-properties fo:background-color="#80FFFF"/>
    </style:style>
    <style:style style:name="T6149" style:parent-style-name="Domyślnaczcionkaakapitu" style:family="text">
      <style:text-properties fo:background-color="#80FFFF"/>
    </style:style>
    <style:style style:name="T6150" style:parent-style-name="Domyślnaczcionkaakapitu" style:family="text">
      <style:text-properties fo:background-color="#80FFFF"/>
    </style:style>
    <style:style style:name="T6151" style:parent-style-name="Domyślnaczcionkaakapitu" style:family="text">
      <style:text-properties fo:background-color="#80FFFF"/>
    </style:style>
    <style:style style:name="P6152" style:parent-style-name="Normalny" style:family="paragraph">
      <style:paragraph-properties fo:text-align="justify" fo:line-height="150%"/>
    </style:style>
    <style:style style:name="T6153" style:parent-style-name="Domyślnaczcionkaakapitu" style:family="text">
      <style:text-properties fo:background-color="#80FFFF" style:text-underline-type="single" style:text-underline-style="solid" style:text-underline-width="auto" style:text-underline-mode="continuous"/>
    </style:style>
    <style:style style:name="T6154" style:parent-style-name="Domyślnaczcionkaakapitu" style:family="text">
      <style:text-properties style:text-underline-type="single" style:text-underline-style="solid" style:text-underline-width="auto" style:text-underline-mode="continuous"/>
    </style:style>
    <style:style style:name="T6155" style:parent-style-name="Domyślnaczcionkaakapitu" style:family="text">
      <style:text-properties fo:background-color="#80FFFF" style:text-underline-type="single" style:text-underline-style="solid" style:text-underline-width="auto" style:text-underline-mode="continuous"/>
    </style:style>
    <style:style style:name="T6156" style:parent-style-name="Domyślnaczcionkaakapitu" style:family="text">
      <style:text-properties style:text-underline-type="single" style:text-underline-style="solid" style:text-underline-width="auto" style:text-underline-mode="continuous"/>
    </style:style>
    <style:style style:name="T6157" style:parent-style-name="Domyślnaczcionkaakapitu" style:family="text">
      <style:text-properties fo:background-color="#80FFFF" style:text-underline-type="single" style:text-underline-style="solid" style:text-underline-width="auto" style:text-underline-mode="continuous"/>
    </style:style>
    <style:style style:name="T6158" style:parent-style-name="Domyślnaczcionkaakapitu" style:family="text">
      <style:text-properties fo:background-color="#80FFFF"/>
    </style:style>
    <style:style style:name="P6159" style:parent-style-name="Normalny" style:family="paragraph">
      <style:paragraph-properties fo:text-align="justify" fo:line-height="150%" fo:text-indent="0.2479in"/>
    </style:style>
    <style:style style:name="T6160" style:parent-style-name="Domyślnaczcionkaakapitu" style:family="text">
      <style:text-properties fo:background-color="#80FFFF"/>
    </style:style>
    <style:style style:name="T6161" style:parent-style-name="Domyślnaczcionkaakapitu" style:family="text">
      <style:text-properties fo:background-color="#80FFFF"/>
    </style:style>
    <style:style style:name="T6162" style:parent-style-name="Domyślnaczcionkaakapitu" style:family="text">
      <style:text-properties fo:background-color="#80FFFF"/>
    </style:style>
    <style:style style:name="P6163" style:parent-style-name="Normalny" style:family="paragraph">
      <style:paragraph-properties fo:text-align="justify" fo:line-height="150%"/>
    </style:style>
    <style:style style:name="T6164" style:parent-style-name="Domyślnaczcionkaakapitu" style:family="text">
      <style:text-properties style:text-underline-type="single" style:text-underline-style="solid" style:text-underline-width="auto" style:text-underline-mode="continuous"/>
    </style:style>
    <style:style style:name="T6165" style:parent-style-name="Domyślnaczcionkaakapitu" style:family="text">
      <style:text-properties fo:background-color="#80FFFF" style:text-underline-type="single" style:text-underline-style="solid" style:text-underline-width="auto" style:text-underline-mode="continuous"/>
    </style:style>
    <style:style style:name="T6166" style:parent-style-name="Domyślnaczcionkaakapitu" style:family="text">
      <style:text-properties style:text-underline-type="single" style:text-underline-style="solid" style:text-underline-width="auto" style:text-underline-mode="continuous"/>
    </style:style>
    <style:style style:name="T6167" style:parent-style-name="Domyślnaczcionkaakapitu" style:family="text">
      <style:text-properties fo:background-color="#80FFFF" style:text-underline-type="single" style:text-underline-style="solid" style:text-underline-width="auto" style:text-underline-mode="continuous"/>
    </style:style>
    <style:style style:name="T6168" style:parent-style-name="Domyślnaczcionkaakapitu" style:family="text">
      <style:text-properties style:text-underline-type="single" style:text-underline-style="solid" style:text-underline-width="auto" style:text-underline-mode="continuous"/>
    </style:style>
    <style:style style:name="P6169" style:parent-style-name="Normalny" style:family="paragraph">
      <style:paragraph-properties fo:text-align="justify" fo:line-height="150%" fo:text-indent="0.2479in"/>
    </style:style>
    <style:style style:name="T6170" style:parent-style-name="Domyślnaczcionkaakapitu" style:family="text">
      <style:text-properties fo:background-color="#80FFFF"/>
    </style:style>
    <style:style style:name="T6171" style:parent-style-name="Domyślnaczcionkaakapitu" style:family="text">
      <style:text-properties fo:background-color="#80FFFF"/>
    </style:style>
    <style:style style:name="P6172" style:parent-style-name="Normalny" style:family="paragraph">
      <style:paragraph-properties fo:text-align="justify" fo:line-height="150%" fo:text-indent="0.2479in"/>
    </style:style>
    <style:style style:name="T6173" style:parent-style-name="Domyślnaczcionkaakapitu" style:family="text">
      <style:text-properties fo:background-color="#80FFFF"/>
    </style:style>
    <style:style style:name="T6174" style:parent-style-name="Domyślnaczcionkaakapitu" style:family="text">
      <style:text-properties fo:background-color="#80FFFF"/>
    </style:style>
    <style:style style:name="T6175" style:parent-style-name="Domyślnaczcionkaakapitu" style:family="text">
      <style:text-properties fo:background-color="#80FFFF"/>
    </style:style>
    <style:style style:name="P6176" style:parent-style-name="Normalny" style:family="paragraph">
      <style:paragraph-properties fo:text-align="justify" fo:line-height="150%"/>
    </style:style>
    <style:style style:name="T6177" style:parent-style-name="Domyślnaczcionkaakapitu" style:family="text">
      <style:text-properties fo:background-color="#80FFFF" style:text-underline-type="single" style:text-underline-style="solid" style:text-underline-width="auto" style:text-underline-mode="continuous"/>
    </style:style>
    <style:style style:name="T6178" style:parent-style-name="Domyślnaczcionkaakapitu" style:family="text">
      <style:text-properties style:text-underline-type="single" style:text-underline-style="solid" style:text-underline-width="auto" style:text-underline-mode="continuous"/>
    </style:style>
    <style:style style:name="T6179" style:parent-style-name="Domyślnaczcionkaakapitu" style:family="text">
      <style:text-properties fo:background-color="#80FFFF" style:text-underline-type="single" style:text-underline-style="solid" style:text-underline-width="auto" style:text-underline-mode="continuous"/>
    </style:style>
    <style:style style:name="T6180" style:parent-style-name="Domyślnaczcionkaakapitu" style:family="text">
      <style:text-properties style:text-underline-type="single" style:text-underline-style="solid" style:text-underline-width="auto" style:text-underline-mode="continuous"/>
    </style:style>
    <style:style style:name="T6181" style:parent-style-name="Domyślnaczcionkaakapitu" style:family="text">
      <style:text-properties fo:background-color="#80FFFF" style:text-underline-type="single" style:text-underline-style="solid" style:text-underline-width="auto" style:text-underline-mode="continuous"/>
    </style:style>
    <style:style style:name="T6182" style:parent-style-name="Domyślnaczcionkaakapitu" style:family="text">
      <style:text-properties fo:background-color="#80FFFF"/>
    </style:style>
    <style:style style:name="P6183" style:parent-style-name="Normalny" style:family="paragraph">
      <style:paragraph-properties fo:text-align="justify" fo:line-height="150%" fo:text-indent="0.2479in"/>
    </style:style>
    <style:style style:name="T6184" style:parent-style-name="Domyślnaczcionkaakapitu" style:family="text">
      <style:text-properties fo:background-color="#80FFFF"/>
    </style:style>
    <style:style style:name="T6185" style:parent-style-name="Domyślnaczcionkaakapitu" style:family="text">
      <style:text-properties fo:background-color="#80FFFF"/>
    </style:style>
    <style:style style:name="T6186" style:parent-style-name="Domyślnaczcionkaakapitu" style:family="text">
      <style:text-properties fo:background-color="#80FFFF"/>
    </style:style>
    <style:style style:name="P6187" style:parent-style-name="Normalny" style:family="paragraph">
      <style:paragraph-properties fo:text-align="justify" fo:line-height="150%" fo:text-indent="0.2479in"/>
    </style:style>
    <style:style style:name="T6188" style:parent-style-name="Domyślnaczcionkaakapitu" style:family="text">
      <style:text-properties fo:background-color="#80FFFF"/>
    </style:style>
    <style:style style:name="T6189" style:parent-style-name="Domyślnaczcionkaakapitu" style:family="text">
      <style:text-properties fo:background-color="#80FFFF"/>
    </style:style>
    <style:style style:name="P6190" style:parent-style-name="Normalny" style:family="paragraph">
      <style:paragraph-properties fo:text-align="justify" fo:line-height="150%"/>
    </style:style>
    <style:style style:name="T6191" style:parent-style-name="Domyślnaczcionkaakapitu" style:family="text">
      <style:text-properties style:text-underline-type="single" style:text-underline-style="solid" style:text-underline-width="auto" style:text-underline-mode="continuous"/>
    </style:style>
    <style:style style:name="P6192" style:parent-style-name="Normalny" style:family="paragraph">
      <style:paragraph-properties fo:text-align="justify" fo:line-height="150%" fo:text-indent="0.2479in"/>
    </style:style>
    <style:style style:name="T6193" style:parent-style-name="Domyślnaczcionkaakapitu" style:family="text">
      <style:text-properties fo:background-color="#80FFFF"/>
    </style:style>
    <style:style style:name="T6194" style:parent-style-name="Domyślnaczcionkaakapitu" style:family="text">
      <style:text-properties fo:background-color="#80FFFF"/>
    </style:style>
    <style:style style:name="T6195" style:parent-style-name="Domyślnaczcionkaakapitu" style:family="text">
      <style:text-properties fo:background-color="#80FFFF"/>
    </style:style>
    <style:style style:name="P6196" style:parent-style-name="Normalny" style:family="paragraph">
      <style:paragraph-properties fo:text-align="justify" fo:line-height="150%"/>
    </style:style>
    <style:style style:name="P6197" style:parent-style-name="Normalny" style:family="paragraph">
      <style:paragraph-properties fo:text-align="justify" fo:line-height="150%"/>
    </style:style>
    <style:style style:name="T6198" style:parent-style-name="Domyślnaczcionkaakapitu" style:family="text">
      <style:text-properties style:text-underline-type="single" style:text-underline-style="solid" style:text-underline-width="auto" style:text-underline-mode="continuous"/>
    </style:style>
    <style:style style:name="P6199" style:parent-style-name="Normalny" style:family="paragraph">
      <style:paragraph-properties fo:text-align="justify" fo:line-height="150%" fo:text-indent="0.2479in"/>
    </style:style>
    <style:style style:name="T6200" style:parent-style-name="Domyślnaczcionkaakapitu" style:family="text">
      <style:text-properties fo:background-color="#80FFFF"/>
    </style:style>
    <style:style style:name="P6201" style:parent-style-name="Normalny" style:family="paragraph">
      <style:paragraph-properties fo:text-align="justify" fo:line-height="150%"/>
    </style:style>
    <style:style style:name="T6202" style:parent-style-name="Domyślnaczcionkaakapitu" style:family="text">
      <style:text-properties style:text-underline-type="single" style:text-underline-style="solid" style:text-underline-width="auto" style:text-underline-mode="continuous"/>
    </style:style>
    <style:style style:name="P6203" style:parent-style-name="Normalny" style:family="paragraph">
      <style:paragraph-properties fo:text-align="justify" fo:line-height="150%"/>
    </style:style>
    <style:style style:name="T6204" style:parent-style-name="Domyślnaczcionkaakapitu" style:family="text">
      <style:text-properties fo:background-color="#80FFFF"/>
    </style:style>
    <style:style style:name="P6205" style:parent-style-name="Normalny" style:family="paragraph">
      <style:paragraph-properties fo:text-align="justify" fo:line-height="150%"/>
    </style:style>
    <style:style style:name="T6206" style:parent-style-name="Domyślnaczcionkaakapitu" style:family="text">
      <style:text-properties style:text-underline-type="single" style:text-underline-style="solid" style:text-underline-width="auto" style:text-underline-mode="continuous"/>
    </style:style>
    <style:style style:name="T6207" style:parent-style-name="Domyślnaczcionkaakapitu" style:family="text">
      <style:text-properties fo:background-color="#80FFFF" style:text-underline-type="single" style:text-underline-style="solid" style:text-underline-width="auto" style:text-underline-mode="continuous"/>
    </style:style>
    <style:style style:name="T6208" style:parent-style-name="Domyślnaczcionkaakapitu" style:family="text">
      <style:text-properties style:text-underline-type="single" style:text-underline-style="solid" style:text-underline-width="auto" style:text-underline-mode="continuous"/>
    </style:style>
    <style:style style:name="T6209" style:parent-style-name="Domyślnaczcionkaakapitu" style:family="text">
      <style:text-properties fo:background-color="#80FFFF" style:text-underline-type="single" style:text-underline-style="solid" style:text-underline-width="auto" style:text-underline-mode="continuous"/>
    </style:style>
    <style:style style:name="T6210" style:parent-style-name="Domyślnaczcionkaakapitu" style:family="text">
      <style:text-properties style:text-underline-type="single" style:text-underline-style="solid" style:text-underline-width="auto" style:text-underline-mode="continuous"/>
    </style:style>
    <style:style style:name="T6211" style:parent-style-name="Domyślnaczcionkaakapitu" style:family="text">
      <style:text-properties fo:background-color="#80FFFF" style:text-underline-type="single" style:text-underline-style="solid" style:text-underline-width="auto" style:text-underline-mode="continuous"/>
    </style:style>
    <style:style style:name="P6212" style:parent-style-name="Normalny" style:family="paragraph">
      <style:paragraph-properties fo:text-align="justify" fo:line-height="150%" fo:text-indent="0.2479in"/>
    </style:style>
    <style:style style:name="T6213" style:parent-style-name="Domyślnaczcionkaakapitu" style:family="text">
      <style:text-properties fo:background-color="#80FFFF"/>
    </style:style>
    <style:style style:name="T6214" style:parent-style-name="Domyślnaczcionkaakapitu" style:family="text">
      <style:text-properties fo:background-color="#80FFFF"/>
    </style:style>
    <style:style style:name="T6215" style:parent-style-name="Domyślnaczcionkaakapitu" style:family="text">
      <style:text-properties fo:background-color="#80FFFF"/>
    </style:style>
    <style:style style:name="P6216" style:parent-style-name="Normalny" style:family="paragraph">
      <style:paragraph-properties fo:text-align="justify" fo:line-height="150%"/>
    </style:style>
    <style:style style:name="T6217" style:parent-style-name="Domyślnaczcionkaakapitu" style:family="text">
      <style:text-properties fo:background-color="#80FFFF" style:text-underline-type="single" style:text-underline-style="solid" style:text-underline-width="auto" style:text-underline-mode="continuous"/>
    </style:style>
    <style:style style:name="T6218" style:parent-style-name="Domyślnaczcionkaakapitu" style:family="text">
      <style:text-properties style:text-underline-type="single" style:text-underline-style="solid" style:text-underline-width="auto" style:text-underline-mode="continuous"/>
    </style:style>
    <style:style style:name="T6219" style:parent-style-name="Domyślnaczcionkaakapitu" style:family="text">
      <style:text-properties fo:background-color="#80FFFF" style:text-underline-type="single" style:text-underline-style="solid" style:text-underline-width="auto" style:text-underline-mode="continuous"/>
    </style:style>
    <style:style style:name="T6220" style:parent-style-name="Domyślnaczcionkaakapitu" style:family="text">
      <style:text-properties style:text-underline-type="single" style:text-underline-style="solid" style:text-underline-width="auto" style:text-underline-mode="continuous"/>
    </style:style>
    <style:style style:name="T6221" style:parent-style-name="Domyślnaczcionkaakapitu" style:family="text">
      <style:text-properties fo:background-color="#80FFFF" style:text-underline-type="single" style:text-underline-style="solid" style:text-underline-width="auto" style:text-underline-mode="continuous"/>
    </style:style>
    <style:style style:name="T6222" style:parent-style-name="Domyślnaczcionkaakapitu" style:family="text">
      <style:text-properties fo:background-color="#80FFFF"/>
    </style:style>
    <style:style style:name="P6223" style:parent-style-name="Normalny" style:family="paragraph">
      <style:paragraph-properties fo:text-align="justify" fo:line-height="150%" fo:text-indent="0.2479in"/>
    </style:style>
    <style:style style:name="T6224" style:parent-style-name="Domyślnaczcionkaakapitu" style:family="text">
      <style:text-properties fo:background-color="#80FFFF"/>
    </style:style>
    <style:style style:name="P6225" style:parent-style-name="Normalny" style:family="paragraph">
      <style:paragraph-properties fo:text-align="justify" fo:line-height="150%"/>
    </style:style>
    <style:style style:name="T6226" style:parent-style-name="Domyślnaczcionkaakapitu" style:family="text">
      <style:text-properties style:text-underline-type="single" style:text-underline-style="solid" style:text-underline-width="auto" style:text-underline-mode="continuous"/>
    </style:style>
    <style:style style:name="P6227" style:parent-style-name="Normalny" style:family="paragraph">
      <style:paragraph-properties fo:text-align="justify" fo:line-height="150%" fo:text-indent="0.2479in"/>
    </style:style>
    <style:style style:name="T6228" style:parent-style-name="Domyślnaczcionkaakapitu" style:family="text">
      <style:text-properties fo:background-color="#80FFFF"/>
    </style:style>
    <style:style style:name="T6229" style:parent-style-name="Domyślnaczcionkaakapitu" style:family="text">
      <style:text-properties fo:background-color="#80FFFF"/>
    </style:style>
    <style:style style:name="T6230" style:parent-style-name="Domyślnaczcionkaakapitu" style:family="text">
      <style:text-properties fo:background-color="#80FFFF"/>
    </style:style>
    <style:style style:name="T6231" style:parent-style-name="Domyślnaczcionkaakapitu" style:family="text">
      <style:text-properties fo:background-color="#80FFFF"/>
    </style:style>
    <style:style style:name="T6232" style:parent-style-name="Domyślnaczcionkaakapitu" style:family="text">
      <style:text-properties fo:background-color="#80FFFF"/>
    </style:style>
    <style:style style:name="T6233" style:parent-style-name="Domyślnaczcionkaakapitu" style:family="text">
      <style:text-properties fo:background-color="#80FFFF"/>
    </style:style>
    <style:style style:name="T6234" style:parent-style-name="Domyślnaczcionkaakapitu" style:family="text">
      <style:text-properties fo:background-color="#80FFFF"/>
    </style:style>
    <style:style style:name="T6235" style:parent-style-name="Domyślnaczcionkaakapitu" style:family="text">
      <style:text-properties fo:background-color="#80FFFF"/>
    </style:style>
    <style:style style:name="P6236" style:parent-style-name="Normalny" style:family="paragraph">
      <style:paragraph-properties fo:text-align="justify" fo:line-height="150%"/>
    </style:style>
    <style:style style:name="T6237" style:parent-style-name="Domyślnaczcionkaakapitu" style:family="text">
      <style:text-properties fo:background-color="#80FFFF" style:text-underline-type="single" style:text-underline-style="solid" style:text-underline-width="auto" style:text-underline-mode="continuous"/>
    </style:style>
    <style:style style:name="T6238" style:parent-style-name="Domyślnaczcionkaakapitu" style:family="text">
      <style:text-properties style:text-underline-type="single" style:text-underline-style="solid" style:text-underline-width="auto" style:text-underline-mode="continuous"/>
    </style:style>
    <style:style style:name="T6239" style:parent-style-name="Domyślnaczcionkaakapitu" style:family="text">
      <style:text-properties fo:background-color="#80FFFF" style:text-underline-type="single" style:text-underline-style="solid" style:text-underline-width="auto" style:text-underline-mode="continuous"/>
    </style:style>
    <style:style style:name="T6240" style:parent-style-name="Domyślnaczcionkaakapitu" style:family="text">
      <style:text-properties style:text-underline-type="single" style:text-underline-style="solid" style:text-underline-width="auto" style:text-underline-mode="continuous"/>
    </style:style>
    <style:style style:name="T6241" style:parent-style-name="Domyślnaczcionkaakapitu" style:family="text">
      <style:text-properties fo:background-color="#80FFFF" style:text-underline-type="single" style:text-underline-style="solid" style:text-underline-width="auto" style:text-underline-mode="continuous"/>
    </style:style>
    <style:style style:name="T6242" style:parent-style-name="Domyślnaczcionkaakapitu" style:family="text">
      <style:text-properties fo:background-color="#80FFFF"/>
    </style:style>
    <style:style style:name="P6243" style:parent-style-name="Normalny" style:family="paragraph">
      <style:paragraph-properties fo:text-align="justify" fo:line-height="150%" fo:text-indent="0.2479in"/>
    </style:style>
    <style:style style:name="T6244" style:parent-style-name="Domyślnaczcionkaakapitu" style:family="text">
      <style:text-properties fo:background-color="#80FFFF"/>
    </style:style>
    <style:style style:name="P6245" style:parent-style-name="Normalny" style:family="paragraph">
      <style:paragraph-properties fo:text-align="justify" fo:line-height="150%"/>
    </style:style>
    <style:style style:name="T6246" style:parent-style-name="Domyślnaczcionkaakapitu" style:family="text">
      <style:text-properties style:text-underline-type="single" style:text-underline-style="solid" style:text-underline-width="auto" style:text-underline-mode="continuous"/>
    </style:style>
    <style:style style:name="P6247" style:parent-style-name="Normalny" style:family="paragraph">
      <style:paragraph-properties fo:text-align="justify" fo:line-height="150%" fo:text-indent="0.2479in"/>
    </style:style>
    <style:style style:name="P6248" style:parent-style-name="Normalny" style:family="paragraph">
      <style:paragraph-properties fo:text-align="justify" fo:line-height="150%"/>
    </style:style>
    <style:style style:name="T6249" style:parent-style-name="Domyślnaczcionkaakapitu" style:family="text">
      <style:text-properties fo:background-color="#80FFFF" style:text-underline-type="single" style:text-underline-style="solid" style:text-underline-width="auto" style:text-underline-mode="continuous"/>
    </style:style>
    <style:style style:name="T6250" style:parent-style-name="Domyślnaczcionkaakapitu" style:family="text">
      <style:text-properties style:text-underline-type="single" style:text-underline-style="solid" style:text-underline-width="auto" style:text-underline-mode="continuous"/>
    </style:style>
    <style:style style:name="T6251" style:parent-style-name="Domyślnaczcionkaakapitu" style:family="text">
      <style:text-properties fo:background-color="#80FFFF" style:text-underline-type="single" style:text-underline-style="solid" style:text-underline-width="auto" style:text-underline-mode="continuous"/>
    </style:style>
    <style:style style:name="T6252" style:parent-style-name="Domyślnaczcionkaakapitu" style:family="text">
      <style:text-properties style:text-underline-type="single" style:text-underline-style="solid" style:text-underline-width="auto" style:text-underline-mode="continuous"/>
    </style:style>
    <style:style style:name="T6253" style:parent-style-name="Domyślnaczcionkaakapitu" style:family="text">
      <style:text-properties fo:background-color="#80FFFF" style:text-underline-type="single" style:text-underline-style="solid" style:text-underline-width="auto" style:text-underline-mode="continuous"/>
    </style:style>
    <style:style style:name="T6254" style:parent-style-name="Domyślnaczcionkaakapitu" style:family="text">
      <style:text-properties fo:background-color="#80FFFF"/>
    </style:style>
    <style:style style:name="P6255" style:parent-style-name="Normalny" style:family="paragraph">
      <style:paragraph-properties fo:text-align="justify" fo:line-height="150%" fo:text-indent="0.2479in"/>
    </style:style>
    <style:style style:name="T6256" style:parent-style-name="Domyślnaczcionkaakapitu" style:family="text">
      <style:text-properties fo:background-color="#80FFFF"/>
    </style:style>
    <style:style style:name="T6257" style:parent-style-name="Domyślnaczcionkaakapitu" style:family="text">
      <style:text-properties fo:background-color="#80FFFF"/>
    </style:style>
    <style:style style:name="P6258" style:parent-style-name="Normalny" style:family="paragraph">
      <style:paragraph-properties fo:text-align="justify" fo:line-height="150%"/>
    </style:style>
    <style:style style:name="T6259" style:parent-style-name="Domyślnaczcionkaakapitu" style:family="text">
      <style:text-properties style:text-underline-type="single" style:text-underline-style="solid" style:text-underline-width="auto" style:text-underline-mode="continuous"/>
    </style:style>
    <style:style style:name="P6260" style:parent-style-name="Normalny" style:family="paragraph">
      <style:paragraph-properties fo:text-align="justify" fo:line-height="150%" fo:text-indent="0.2479in"/>
    </style:style>
    <style:style style:name="T6261" style:parent-style-name="Domyślnaczcionkaakapitu" style:family="text">
      <style:text-properties fo:background-color="#80FFFF"/>
    </style:style>
    <style:style style:name="T6262" style:parent-style-name="Domyślnaczcionkaakapitu" style:family="text">
      <style:text-properties fo:background-color="#80FFFF"/>
    </style:style>
    <style:style style:name="T6263" style:parent-style-name="Domyślnaczcionkaakapitu" style:family="text">
      <style:text-properties fo:background-color="#80FFFF"/>
    </style:style>
    <style:style style:name="T6264" style:parent-style-name="Domyślnaczcionkaakapitu" style:family="text">
      <style:text-properties fo:background-color="#80FFFF"/>
    </style:style>
    <style:style style:name="T6265" style:parent-style-name="Domyślnaczcionkaakapitu" style:family="text">
      <style:text-properties fo:background-color="#80FFFF"/>
    </style:style>
    <style:style style:name="T6266" style:parent-style-name="Domyślnaczcionkaakapitu" style:family="text">
      <style:text-properties fo:background-color="#80FFFF"/>
    </style:style>
    <style:style style:name="P6267" style:parent-style-name="Normalny" style:family="paragraph">
      <style:paragraph-properties fo:text-align="justify" fo:line-height="150%"/>
    </style:style>
    <style:style style:name="T6268" style:parent-style-name="Domyślnaczcionkaakapitu" style:family="text">
      <style:text-properties style:text-underline-type="single" style:text-underline-style="solid" style:text-underline-width="auto" style:text-underline-mode="continuous"/>
    </style:style>
    <style:style style:name="T6269" style:parent-style-name="Domyślnaczcionkaakapitu" style:family="text">
      <style:text-properties fo:background-color="#80FFFF" style:text-underline-type="single" style:text-underline-style="solid" style:text-underline-width="auto" style:text-underline-mode="continuous"/>
    </style:style>
    <style:style style:name="T6270" style:parent-style-name="Domyślnaczcionkaakapitu" style:family="text">
      <style:text-properties style:text-underline-type="single" style:text-underline-style="solid" style:text-underline-width="auto" style:text-underline-mode="continuous"/>
    </style:style>
    <style:style style:name="P6271" style:parent-style-name="Normalny" style:family="paragraph">
      <style:paragraph-properties fo:text-align="justify" fo:line-height="150%" fo:text-indent="0.2479in"/>
    </style:style>
    <style:style style:name="P6272" style:parent-style-name="Normalny" style:family="paragraph">
      <style:paragraph-properties fo:text-align="justify" fo:line-height="150%"/>
    </style:style>
    <style:style style:name="P6273" style:parent-style-name="Normalny" style:family="paragraph">
      <style:paragraph-properties fo:text-align="justify" fo:line-height="150%"/>
    </style:style>
    <style:style style:name="T6274" style:parent-style-name="Domyślnaczcionkaakapitu" style:family="text">
      <style:text-properties style:text-underline-type="single" style:text-underline-style="solid" style:text-underline-width="auto" style:text-underline-mode="continuous"/>
    </style:style>
    <style:style style:name="P6275" style:parent-style-name="Normalny" style:family="paragraph">
      <style:paragraph-properties fo:text-align="justify" fo:line-height="150%" fo:text-indent="0.2479in"/>
    </style:style>
    <style:style style:name="T6276" style:parent-style-name="Domyślnaczcionkaakapitu" style:family="text">
      <style:text-properties fo:background-color="#80FFFF"/>
    </style:style>
    <style:style style:name="T6277" style:parent-style-name="Domyślnaczcionkaakapitu" style:family="text">
      <style:text-properties fo:background-color="#80FFFF"/>
    </style:style>
    <style:style style:name="T6278" style:parent-style-name="Domyślnaczcionkaakapitu" style:family="text">
      <style:text-properties fo:background-color="#80FFFF"/>
    </style:style>
    <style:style style:name="T6279" style:parent-style-name="Domyślnaczcionkaakapitu" style:family="text">
      <style:text-properties fo:background-color="#80FFFF"/>
    </style:style>
    <style:style style:name="T6280" style:parent-style-name="Domyślnaczcionkaakapitu" style:family="text">
      <style:text-properties fo:background-color="#80FFFF"/>
    </style:style>
    <style:style style:name="T6281" style:parent-style-name="Domyślnaczcionkaakapitu" style:family="text">
      <style:text-properties fo:background-color="#80FFFF"/>
    </style:style>
    <style:style style:name="T6282" style:parent-style-name="Domyślnaczcionkaakapitu" style:family="text">
      <style:text-properties fo:background-color="#80FFFF"/>
    </style:style>
    <style:style style:name="T6283" style:parent-style-name="Domyślnaczcionkaakapitu" style:family="text">
      <style:text-properties fo:background-color="#80FFFF"/>
    </style:style>
    <style:style style:name="P6284" style:parent-style-name="Normalny" style:family="paragraph">
      <style:paragraph-properties fo:text-align="justify" fo:line-height="150%"/>
    </style:style>
    <style:style style:name="T6285" style:parent-style-name="Domyślnaczcionkaakapitu" style:family="text">
      <style:text-properties fo:background-color="#80FFFF" style:text-underline-type="single" style:text-underline-style="solid" style:text-underline-width="auto" style:text-underline-mode="continuous"/>
    </style:style>
    <style:style style:name="T6286" style:parent-style-name="Domyślnaczcionkaakapitu" style:family="text">
      <style:text-properties style:text-underline-type="single" style:text-underline-style="solid" style:text-underline-width="auto" style:text-underline-mode="continuous"/>
    </style:style>
    <style:style style:name="T6287" style:parent-style-name="Domyślnaczcionkaakapitu" style:family="text">
      <style:text-properties fo:background-color="#80FFFF" style:text-underline-type="single" style:text-underline-style="solid" style:text-underline-width="auto" style:text-underline-mode="continuous"/>
    </style:style>
    <style:style style:name="T6288" style:parent-style-name="Domyślnaczcionkaakapitu" style:family="text">
      <style:text-properties style:text-underline-type="single" style:text-underline-style="solid" style:text-underline-width="auto" style:text-underline-mode="continuous"/>
    </style:style>
    <style:style style:name="T6289" style:parent-style-name="Domyślnaczcionkaakapitu" style:family="text">
      <style:text-properties fo:background-color="#80FFFF" style:text-underline-type="single" style:text-underline-style="solid" style:text-underline-width="auto" style:text-underline-mode="continuous"/>
    </style:style>
    <style:style style:name="T6290" style:parent-style-name="Domyślnaczcionkaakapitu" style:family="text">
      <style:text-properties fo:background-color="#80FFFF"/>
    </style:style>
    <style:style style:name="P6291" style:parent-style-name="Normalny" style:family="paragraph">
      <style:paragraph-properties fo:text-align="justify" fo:line-height="150%" fo:text-indent="0.2479in"/>
    </style:style>
    <style:style style:name="T6292" style:parent-style-name="Domyślnaczcionkaakapitu" style:family="text">
      <style:text-properties fo:background-color="#80FFFF"/>
    </style:style>
    <style:style style:name="T6293" style:parent-style-name="Domyślnaczcionkaakapitu" style:family="text">
      <style:text-properties fo:background-color="#80FFFF"/>
    </style:style>
    <style:style style:name="T6294" style:parent-style-name="Domyślnaczcionkaakapitu" style:family="text">
      <style:text-properties fo:background-color="#80FFFF"/>
    </style:style>
    <style:style style:name="P6295" style:parent-style-name="Normalny" style:family="paragraph">
      <style:paragraph-properties fo:text-align="justify" fo:line-height="150%"/>
    </style:style>
    <style:style style:name="P6296" style:parent-style-name="Normalny" style:family="paragraph">
      <style:paragraph-properties fo:text-align="justify" fo:line-height="150%" fo:text-indent="0.2479in"/>
    </style:style>
    <style:style style:name="T6297" style:parent-style-name="Domyślnaczcionkaakapitu" style:family="text">
      <style:text-properties fo:background-color="#80FFFF"/>
    </style:style>
    <style:style style:name="T6298" style:parent-style-name="Domyślnaczcionkaakapitu" style:family="text">
      <style:text-properties fo:background-color="#80FFFF"/>
    </style:style>
    <style:style style:name="P6299" style:parent-style-name="Normalny" style:family="paragraph">
      <style:paragraph-properties fo:text-align="justify" fo:line-height="150%"/>
    </style:style>
    <style:style style:name="T6300" style:parent-style-name="Domyślnaczcionkaakapitu" style:family="text">
      <style:text-properties style:text-underline-type="single" style:text-underline-style="solid" style:text-underline-width="auto" style:text-underline-mode="continuous"/>
    </style:style>
    <style:style style:name="P6301" style:parent-style-name="Normalny" style:family="paragraph">
      <style:paragraph-properties fo:text-align="justify" fo:line-height="150%" fo:text-indent="0.2479in"/>
    </style:style>
    <style:style style:name="P6302" style:parent-style-name="Normalny" style:family="paragraph">
      <style:paragraph-properties fo:text-align="justify" fo:line-height="150%"/>
    </style:style>
    <style:style style:name="T6303" style:parent-style-name="Domyślnaczcionkaakapitu" style:family="text">
      <style:text-properties fo:background-color="#80FFFF" style:text-underline-type="single" style:text-underline-style="solid" style:text-underline-width="auto" style:text-underline-mode="continuous"/>
    </style:style>
    <style:style style:name="T6304" style:parent-style-name="Domyślnaczcionkaakapitu" style:family="text">
      <style:text-properties style:text-underline-type="single" style:text-underline-style="solid" style:text-underline-width="auto" style:text-underline-mode="continuous"/>
    </style:style>
    <style:style style:name="T6305" style:parent-style-name="Domyślnaczcionkaakapitu" style:family="text">
      <style:text-properties fo:background-color="#80FFFF" style:text-underline-type="single" style:text-underline-style="solid" style:text-underline-width="auto" style:text-underline-mode="continuous"/>
    </style:style>
    <style:style style:name="T6306" style:parent-style-name="Domyślnaczcionkaakapitu" style:family="text">
      <style:text-properties style:text-underline-type="single" style:text-underline-style="solid" style:text-underline-width="auto" style:text-underline-mode="continuous"/>
    </style:style>
    <style:style style:name="T6307" style:parent-style-name="Domyślnaczcionkaakapitu" style:family="text">
      <style:text-properties fo:background-color="#80FFFF" style:text-underline-type="single" style:text-underline-style="solid" style:text-underline-width="auto" style:text-underline-mode="continuous"/>
    </style:style>
    <style:style style:name="T6308" style:parent-style-name="Domyślnaczcionkaakapitu" style:family="text">
      <style:text-properties fo:background-color="#80FFFF"/>
    </style:style>
    <style:style style:name="P6309" style:parent-style-name="Normalny" style:family="paragraph">
      <style:paragraph-properties fo:text-align="justify" fo:line-height="150%" fo:text-indent="0.2479in"/>
    </style:style>
    <style:style style:name="T6310" style:parent-style-name="Domyślnaczcionkaakapitu" style:family="text">
      <style:text-properties fo:background-color="#80FFFF"/>
    </style:style>
    <style:style style:name="T6311" style:parent-style-name="Domyślnaczcionkaakapitu" style:family="text">
      <style:text-properties fo:background-color="#80FFFF"/>
    </style:style>
    <style:style style:name="T6312" style:parent-style-name="Domyślnaczcionkaakapitu" style:family="text">
      <style:text-properties fo:background-color="#80FFFF"/>
    </style:style>
    <style:style style:name="P6313" style:parent-style-name="Normalny" style:family="paragraph">
      <style:paragraph-properties fo:text-align="justify" fo:line-height="150%"/>
    </style:style>
    <style:style style:name="T6314" style:parent-style-name="Domyślnaczcionkaakapitu" style:family="text">
      <style:text-properties style:text-underline-type="single" style:text-underline-style="solid" style:text-underline-width="auto" style:text-underline-mode="continuous"/>
    </style:style>
    <style:style style:name="P6315" style:parent-style-name="Normalny" style:family="paragraph">
      <style:paragraph-properties fo:text-align="justify" fo:line-height="150%" fo:text-indent="0.2479in"/>
    </style:style>
    <style:style style:name="T6316" style:parent-style-name="Domyślnaczcionkaakapitu" style:family="text">
      <style:text-properties fo:background-color="#80FFFF"/>
    </style:style>
    <style:style style:name="T6317" style:parent-style-name="Domyślnaczcionkaakapitu" style:family="text">
      <style:text-properties fo:background-color="#80FFFF"/>
    </style:style>
    <style:style style:name="T6318" style:parent-style-name="Domyślnaczcionkaakapitu" style:family="text">
      <style:text-properties fo:background-color="#80FFFF"/>
    </style:style>
    <style:style style:name="T6319" style:parent-style-name="Domyślnaczcionkaakapitu" style:family="text">
      <style:text-properties fo:background-color="#80FFFF"/>
    </style:style>
    <style:style style:name="T6320" style:parent-style-name="Domyślnaczcionkaakapitu" style:family="text">
      <style:text-properties fo:background-color="#80FFFF"/>
    </style:style>
    <style:style style:name="T6321" style:parent-style-name="Domyślnaczcionkaakapitu" style:family="text">
      <style:text-properties fo:background-color="#80FFFF"/>
    </style:style>
    <style:style style:name="T6322" style:parent-style-name="Domyślnaczcionkaakapitu" style:family="text">
      <style:text-properties fo:background-color="#80FFFF"/>
    </style:style>
    <style:style style:name="T6323" style:parent-style-name="Domyślnaczcionkaakapitu" style:family="text">
      <style:text-properties fo:background-color="#80FFFF"/>
    </style:style>
    <style:style style:name="T6324"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Stowarzyszeń i Samorządu Terytorialnego</text:p>
      <text:p text:style-name="P3">TYTUŁ= STENOGRAM z posiedzenia Grupy do spraw Samorządu Terytorialnego [2]</text:p>
      <text:p text:style-name="P4">DATA= 25 lutego 1989 r.</text:p>
      <text:p text:style-name="P5">SYGNATURA= C9540/14</text:p>
      <text:p text:style-name="P6">INW= 46043</text:p>
      <text:p text:style-name="P7">TEKST=</text:p>
      <text:p text:style-name="P8">Stenogram z posiedzenia Grupy d<text:span text:style-name="T9">o</text:span><text:s/><text:span text:style-name="T10">sp</text:span>raw Sam<text:span text:style-name="T11">or</text:span>ządu Te<text:span text:style-name="T12">rytor</text:span>i<text:span text:style-name="T13">a</text:span>l<text:span text:style-name="T14">neg</text:span>o<text:s/><text:span text:style-name="T15">w</text:span><text:s/>dniu 25 lutego 1989 r.</text:p>
      <text:p text:style-name="P16">/Obradom<text:s/>przewodniczy<text:s/>ob<text:span text:style-name="T17">.</text:span><text:s/><text:span text:style-name="T18">Jerzy Regulski</text:span>/.</text:p>
      <text:p text:style-name="P19"><text:span text:style-name="T20">Przewodni</text:span><text:span text:style-name="T21">cz</text:span><text:span text:style-name="T22">ący</text:span>:</text:p>
      <text:p text:style-name="P23">Mam przyjemność przywitania państwa<text:s/><text:span text:style-name="T24">n</text:span>a naszym roboczym posiedzeniu<text:span text:style-name="T25">.</text:span><text:s/>Uzgodniliśmy z panem prof. Sokolewiczem, jako współprzewodniczącym,<text:s/><text:span text:style-name="T26">ż</text:span>e będziemy prowadzić zebrania w kolejności<text:s/><text:span text:style-name="T27">c</text:span>o dwie godziny zmieniającą pałeczkę, tzn. od przerwy do przerwy, a mnie przypadł ten zaszczyt i przyjemność ponieważ zaczynam się na<text:s/>„R”<text:span text:style-name="T28">,</text:span><text:s/>a prof<text:span text:style-name="T29">.</text:span><text:s/>Sokolewicz na<text:s/>„S”<text:span text:style-name="T30">.</text:span><text:s/><text:span text:style-name="T31">Z</text:span><text:s/>tego powodu tzw. obiektywne kryteria wskazały na mnie, prof. Sokolewicz na<text:s/>„S”<text:s/>to zawsze przegrywa<text:span text:style-name="T32">.</text:span></text:p>
      <text:p text:style-name="P33">Proszę państwa rozumiem,<text:s/><text:span text:style-name="T34">ż</text:span>e naszym zadaniem jest wypracować konkretne ustalenia dotyczące koncepcji reformy, tworzenia, nie chcę tu prowadzić do używania niewłaściwych słów, do tego tworzenia samorządu ter<text:span text:style-name="T35">yt</text:span>orialn<text:span text:style-name="T36">eg</text:span>o w Polsce.</text:p>
      <text:p text:style-name="P37">Rozumiem,<text:s/><text:span text:style-name="T38">ż</text:span>e z tych wypowiedzi z wtorku wynikało dosyć j<text:span text:style-name="T39">ed</text:span>n<text:span text:style-name="T40">oz</text:span>na<text:span text:style-name="T41">cz</text:span>ni<text:span text:style-name="T42">e</text:span>, że w<text:span text:style-name="T43">sz</text:span>y<text:span text:style-name="T44">st</text:span>k<text:span text:style-name="T45">ie</text:span><text:s/><text:span text:style-name="T46">stron</text:span>y tutaj r<text:span text:style-name="T47">ep</text:span>r<text:span text:style-name="T48">ezent</text:span>owane są za tym, aby samorząd terytorialny w Polsce istniał, funkcjonował i reprezentował w sposób właściwy interesy loka<text:span text:style-name="T49">ln</text:span>e<text:span text:style-name="T50">.</text:span></text:p>
      <text:p text:style-name="P51">Je<text:span text:style-name="T52">ż</text:span>eli tak jest to zwalnia z nas z konieczności uzasadnienia potrzeby tego, żeby samorząd terytorialny istniał.<text:s/><text:span text:style-name="T53">W</text:span>obec tego proponowałbym, abyśmy sobie skonc<text:span text:style-name="T54">en</text:span>trowa<text:span text:style-name="T55">li</text:span><text:s/>naszą uwag<text:span text:style-name="T56">ę</text:span><text:s/>na tym j<text:span text:style-name="T57">a</text:span>ki on ma być, jak go wprowadzić. Natomiast żebyśmy zrezygnowali z uzasadniania, że on jest potrzebny.<text:s/>Myślę,<text:s/><text:span text:style-name="T58">że</text:span><text:s/><text:span text:style-name="T59">w</text:span><text:s/>tej sprawie jest dosy<text:span text:style-name="T60">ć</text:span><text:s/>istotny konsensus i to możemy sobie darować<text:span text:style-name="T61">.</text:span></text:p>
      <text:p text:style-name="P62">Mamy stosunkowo rozumiem mało czasu<text:span text:style-name="T63">,</text:span><text:s/>bo mamy dzisiaj... i jeszcze się spotkamy poza dzisiejszym jeden raz, czy dwa,<text:s/><text:span text:style-name="T64">i</text:span><text:s/>powinniśmy doprowadzić do jakichś j<text:span text:style-name="T65">ed</text:span>noznacznych ustaleń i z naszej strony zależałoby nam, aby te ustalenia były konkretne, żeby z nich od razu coś wynikało, żeby to nie sprowadzało się jedynie do pewnych deklaracji, bo to już prawda w tej chwili za dużo deklaracji było zgłaszanych i niestety nie znajdowały odbicia w życiu.</text:p>
      <text:p text:style-name="P66"><text:span text:style-name="T67">W</text:span><text:s/>związku z tym będę apelował do wszystkich państwa i myślę, że będziemy<text:s/><text:span text:style-name="T68">z</text:span>godni z panem prof<text:span text:style-name="T69">.</text:span><text:s/>Sokolewiczem, o wypowiedzi konkretne, kon<text:span text:style-name="T70">st</text:span>ruktywne prowadzące do jakichś k<text:span text:style-name="T71">on</text:span>kr<text:span text:style-name="T72">et</text:span>nych u<text:span text:style-name="T73">st</text:span>a<text:span text:style-name="T74">leń.</text:span></text:p>
      <text:p text:style-name="P75">Proponuję<text:s/><text:span text:style-name="T76">że</text:span>by<text:span text:style-name="T77">ś</text:span>my jako zasadę panie profesorze, to jest oczywiście... nie j<text:span text:style-name="T78">e</text:span>st duża liczba osób, możemy mówić w jakiejś kolejności z tym, że w zasadzie powinniśmy mówić na zmiany w jakiś sposób, ale to oczywiście traktujmy luźno, rozumiem, że pan profesor będzie zgodny, że pozwolimy sobie wzajemnie jeżeli w każdym momencie przewodniczący będzie mógł zabrać głos do<text:s/><text:span text:style-name="T79">k</text:span>rótkiego komentarza czy uki<text:span text:style-name="T80">er</text:span>unkowania niezależnie od jakiejś kolejki dyskusyjnej, która się wytworzy, by utrzymać ten rytm jakiegoś konkr<text:span text:style-name="T81">et</text:span>n<text:span text:style-name="T82">eg</text:span>o posuwania się do przodu<text:span text:style-name="T83">.</text:span></text:p>
      <text:p text:style-name="P84">Jaki jest samorząd? Jeśl<text:span text:style-name="T85">i</text:span><text:s/>pan profesor pozwoli to ja bym pr<text:span text:style-name="T86">o</text:span>sił pana doc<text:span text:style-name="T87">.</text:span><text:s/>Kuleszę o przedstawienie co<text:s/><text:soft-page-break/>my rozumiemy pod hasłem samorząd lokalny<text:span text:style-name="T88">.</text:span><text:s/>Proponowałbym jednocześnie, żebyśmy ograniczyli, porządkując naszą dyskusję w pierwszym okresie skoncentrowali się na samorządzie stopnia<text:s/>podstawowego,<text:s/><text:span text:style-name="T89">a</text:span><text:s/>więc samorząd miasta<text:s/><text:span text:style-name="T90">i</text:span><text:s/>gminy, żeby nasza dyskusja nie rozmyła s<text:span text:style-name="T91">ię</text:span><text:s/>w jakiejś dużej wielkiej ilości spraw z tym związanych, a sprawy sposobu realizacji interesów ponad lokalnych, w tym organizacji województw, potraktowali jako drugi punkt porządku dziennego odkładając, żebyśmy się w t<text:span text:style-name="T92">ej</text:span><text:s/>chw<text:span text:style-name="T93">il</text:span>i sk<text:span text:style-name="T94">on</text:span>centrowa<text:span text:style-name="T95">li</text:span><text:s/>na samorządzie mia<text:span text:style-name="T96">st</text:span><text:s/>i gm<text:span text:style-name="T97">in,</text:span><text:s/>kt<text:span text:style-name="T98">ó</text:span>ry chyba państwo si<text:span text:style-name="T99">ę</text:span><text:s/>zgodzą stanowi tą podstawową jednostkę samorządową, w której stopień usamorządowienia może iść znacznie dalej niż w innych szczeblach wyższych.</text:p>
      <text:p text:style-name="P100">Proszę bardzo.</text:p>
      <text:p text:style-name="P101"><text:span text:style-name="T102">/Głos</text:span><text:s/>z sali: Można w sprawie formalnej?/.</text:p>
      <text:p text:style-name="P103"><text:span text:style-name="T104">Przewodni</text:span><text:span text:style-name="T105">cz</text:span><text:span text:style-name="T106">ący</text:span>:</text:p>
      <text:p text:style-name="P107">Proszę bardzo.</text:p>
      <text:p text:style-name="P108"><text:span text:style-name="T109"><text:s text:c="29"/></text:span><text:span text:style-name="T110">:</text:span></text:p>
      <text:p text:style-name="P111">Co do procedury całej<text:span text:style-name="T112">.</text:span><text:s/>Ja uważam,<text:s/><text:span text:style-name="T113">ż</text:span>e nad każdym punktem powinniśmy czy problemem powinniśmy dyskutować krótko, wypowiedzi i uzyskiwać consensus, w krótkich jedno- półminutowych wypowi<text:span text:style-name="T114">ed</text:span>ziach.</text:p>
      <text:p text:style-name="P115">Natomiast chcę się zwrócić do panów współprzewodniczących z prośbą, mianowicie opozycja ma swojego współprz<text:span text:style-name="T116">e</text:span>wodniczącego, władza również a OPZZ, który reprezentuję n<text:span text:style-name="T117">i</text:span>e ma takiego współprzewodnicząc<text:span text:style-name="T118">eg</text:span>o, więc prosiłbym o przywilej dla OPZZ, żeby w pierwszej kolejności przedstawił swój pakiet problemów i postulatów, któr<text:span text:style-name="T119">y</text:span><text:s/>właśnie w ramach samorządności widzi. Tylko taką prośbę<text:s/><text:span text:style-name="T120">m</text:span>am<text:s/><text:span text:style-name="T121">je</text:span>śli można<text:span text:style-name="T122">.</text:span></text:p>
      <text:p text:style-name="P123"><text:span text:style-name="T124">Przewodn</text:span><text:span text:style-name="T125">icz</text:span><text:span text:style-name="T126">ący</text:span>:</text:p>
      <text:p text:style-name="P127"><text:span text:style-name="T128">Proszę</text:span><text:s/>bardzo nie mam żadnych ograniczeń, bardzo proszę w takim razie może pan zechce pierwszy zabrać głos, wprowadzić swój pakiet, a w następnej kolejności...<text:s/><text:span text:style-name="T129">Z</text:span><text:s/>tym, że rozumiemy, że mówimy cały czas o samorządności t<text:span text:style-name="T130">eryt</text:span>orialn<text:span text:style-name="T131">ej</text:span><text:s/>lokalnej, jeżeli pan<text:s/><text:span text:style-name="T132">się</text:span><text:s/>z<text:span text:style-name="T133">g</text:span>odzi to bardzo prosiłbym mówi<text:span text:style-name="T134">ć</text:span><text:s/><text:span text:style-name="T135">j</text:span>ak widzimy tę sprawę samorządu na szczeblu lokalnym i samorządu terytorialnego, a nie o innych formach sam<text:span text:style-name="T136">orzą</text:span>dowy<text:span text:style-name="T137">ch</text:span>.</text:p>
      <text:p text:style-name="P138"><text:span text:style-name="T139">Ob. Wojciech Sokolewicz</text:span>:</text:p>
      <text:p text:style-name="P140">Panie przewodniczący czy mogę poprosić o dwie minuty w sprawie czysto formalnej. Mianowicie chciałem złożyć oświadczenie tutaj...</text:p>
      <text:p text:style-name="P141"><text:span text:style-name="T142">Przewod</text:span><text:span text:style-name="T143">n</text:span><text:span text:style-name="T144">ic</text:span><text:span text:style-name="T145">ząc</text:span><text:span text:style-name="T146">y</text:span><text:span text:style-name="T147">:</text:span></text:p>
      <text:p text:style-name="P148">Sprawa formalna, proszę o przedstawianie się kto mówi, ponieważ po głosie trudno poznać.</text:p>
      <text:p text:style-name="P149"><text:span text:style-name="T150">Ob. Wojciech Sokolewicz</text:span>:</text:p>
      <text:p text:style-name="P151">Chciałem złożyć krótkie oświadczenie w sprawie formalnej. Ponieważ jako pilny oglądacz<text:span text:style-name="T152"><text:s/></text:span>programów t<text:span text:style-name="T153">elewizyj</text:span>nych natrafiłem na wypowiedź jednego z uczestników naszej grupy roboczej po posiedzeniu popr<text:span text:style-name="T154">ze</text:span>dnim naszego zespołu, w której to wypowiedzi padło takie zdanie, iż jest propozycja, by zaczynać budowę samorządu ter<text:span text:style-name="T155">yt</text:span>orialnego od<text:s/><text:span text:style-name="T156">ś</text:span>rodka niejako, tzn. od województwa. Co ja zrozumiałem jako pewne nawiązanie do tego co ja powi<text:span text:style-name="T157">ed</text:span>ziałem, a w każdym razie chciałem powiedzieć na tym poprzednim posiedzeniu.</text:p>
      <text:p text:style-name="P158">Otóż chciałem z całą stanowczością stwierdzić,<text:s/><text:span text:style-name="T159">ż</text:span>e ja jestem także za budową samorządu ter<text:span text:style-name="T160">yt</text:span>orialnego<text:s/><text:soft-page-break/>od dołu, ale nie zatrzymywania s<text:span text:style-name="T161">i</text:span>ę<text:span text:style-name="T162">.</text:span><text:s/><text:span text:style-name="T163">I</text:span><text:s/>pójścia dalej do województwa. To bynajmniej nie znaczy, że chcę zaczynać od województwa czy jak wyrażono<text:s/><text:span text:style-name="T164">s</text:span>ię od środka.</text:p>
      <text:p text:style-name="P165"><text:span text:style-name="T166">I</text:span><text:s/>może jeszcze taki załącznik do tego oświadczenia. Otóż w interesie równoprawnoś<text:span text:style-name="T167">ci</text:span><text:s/>nie stron, ale równoprawności zespołów i podzespołów chciałbym upomnieć się i to jest adresowane do prasy, do środków masowego przekazu, ja n<text:span text:style-name="T168">i</text:span>e wie<text:span text:style-name="T169">m,</text:span><text:s/>jak wygląda obsługa prasowa tych naszych posiedzeń, by stosowano równą miarę do poszc<text:span text:style-name="T170">zeg</text:span>ólnych podzespołów<text:span text:style-name="T171">.</text:span><text:s/>Mówię<text:span text:style-name="T172"><text:s/></text:span>o tych strukturach identycznych co do rangi<text:span text:style-name="T173">.</text:span><text:s/>A mianowicie albo wym<text:span text:style-name="T174">ien</text:span>ia się<text:s/><text:span text:style-name="T175">ek</text:span>sp<text:span text:style-name="T176">er</text:span>tów, którzy przemawia<text:span text:style-name="T177">ją</text:span>, a<text:span text:style-name="T178">lb</text:span>o nie wymienia s<text:span text:style-name="T179">i</text:span>ę<text:span text:style-name="T180">.</text:span><text:s/>Dlatego,<text:s/><text:span text:style-name="T181">że</text:span><text:s/>jest dla mnie ni<text:span text:style-name="T182">eo</text:span>dpowi<text:span text:style-name="T183">ed</text:span>nią taka sytuacja, w której jeden Podzespół do spraw Prawa i Praworządności czy jak oni się tam nazywają wymienia wszystkich ekspertów, którzy zabra<text:span text:style-name="T184">l</text:span>i głos w dyskusji. Natom<text:span text:style-name="T185">i</text:span>ast eksperci, którzy zabierali głos w dyskusji w naszym podzespole zostali pominięci w komunika<text:span text:style-name="T186">ci</text:span>e pr<text:span text:style-name="T187">aso</text:span>wym<text:span text:style-name="T188">.</text:span></text:p>
      <text:p text:style-name="P189">Dziękuję<text:span text:style-name="T190">.</text:span></text:p>
      <text:p text:style-name="P191"><text:span text:style-name="T192">Przewod</text:span><text:span text:style-name="T193">n</text:span><text:span text:style-name="T194">ic</text:span><text:span text:style-name="T195">ząc</text:span><text:span text:style-name="T196">y</text:span><text:span text:style-name="T197">:</text:span></text:p>
      <text:p text:style-name="P198">Dziękuję<text:span text:style-name="T199">.</text:span><text:s/>W takim razie bardzo pro<text:span text:style-name="T200">s</text:span>z<text:span text:style-name="T201">ę</text:span><text:s/>pana.</text:p>
      <text:p text:style-name="P202"><text:span text:style-name="T203">Ob</text:span><text:span text:style-name="T204">.</text:span><text:span text:style-name="T205"><text:s/>Henryk Martyniuk</text:span>:</text:p>
      <text:p text:style-name="P206">Ja s<text:span text:style-name="T207">i</text:span>ę prz<text:span text:style-name="T208">ed</text:span>stawię, nazywam si<text:span text:style-name="T209">ę</text:span><text:s/>Henryk Martyniuk, jeszcze raz, bo może nie wszyscy na poprzedn<text:span text:style-name="T210">i</text:span>m zebraniu byli i prosz<text:span text:style-name="T211">ę</text:span><text:s/>nie wiąza<text:span text:style-name="T212">ć</text:span><text:s/>mojego nazwiska z wiceprzewodniczącym Wacławem Martyniukiem, bo ani mój kuzyn, ani zna<text:span text:style-name="T213">j</text:span>omy<text:span text:style-name="T214">.</text:span></text:p>
      <text:p text:style-name="P215">R<text:span text:style-name="T216">e</text:span>prezentuj<text:span text:style-name="T217">ę</text:span><text:s/>natomiast OPZZ, ale nie tylko i chciałem tutaj powiedzieć o tym co repr<text:span text:style-name="T218">ezen</text:span>tuj<text:span text:style-name="T219">ę</text:span><text:s/>i kogo reprezentuję. Opró<text:span text:style-name="T220">cz</text:span><text:s/>OPZZ r<text:span text:style-name="T221">ep</text:span>r<text:span text:style-name="T222">ezent</text:span>u<text:span text:style-name="T223">ję</text:span><text:s/>F<text:span text:style-name="T224">eder</text:span>a<text:span text:style-name="T225">cj</text:span>ę Rob<text:span text:style-name="T226">ot</text:span>n<text:span text:style-name="T227">icz</text:span>ych S<text:span text:style-name="T228">t</text:span>owarzyszeń Twórców Ku<text:span text:style-name="T229">lt</text:span>ury. J<text:span text:style-name="T230">est</text:span><text:s/>to<text:s/><text:span text:style-name="T231">st</text:span>ru<text:span text:style-name="T232">kt</text:span>ura kilkutysię<text:span text:style-name="T233">cz</text:span>na, ale jest to wł<text:span text:style-name="T234">a</text:span>ściwie można powiedzie<text:span text:style-name="T235">ć</text:span><text:s/>elita intelektualna klasy robotniczej. To s<text:span text:style-name="T236">ą</text:span><text:s/>robotnicy piszący publikacje<text:span text:style-name="T237">,</text:span><text:s/>wiersze, poezje, niektórzy książki wydają, malują, rzeźbią i inne sztuki artystyczne uprawiają<text:span text:style-name="T238">.</text:span><text:s/>A więc je<text:span text:style-name="T239">s</text:span>t to<text:s/><text:span text:style-name="T240">j</text:span>akaś elita nieprof<text:span text:style-name="T241">esj</text:span>ona<text:span text:style-name="T242">ln</text:span>ych twórców.</text:p>
      <text:p text:style-name="P243">Również reprezentuję z ranienia grup partnerskich, które<text:s/><text:span text:style-name="T244">j</text:span>est w stanie tworzenia i jestem członkiem komitetu in<text:span text:style-name="T245">icj</text:span>atywnego<text:span text:style-name="T246">,</text:span><text:s/>w marcu odbędzie<text:s/><text:span text:style-name="T247">s</text:span>i<text:span text:style-name="T248">ę</text:span><text:s/>pierwsze posiedzenie społecznego przedstawicielstwa grup partnerskich i program, referat programowy na poprzednim posiedzeniu wręczyłem i panu Bujakowi i panu prof. Secomskiemu. Do ni<text:span text:style-name="T249">eg</text:span>o będę nawiązywał w moich po<text:span text:style-name="T250">st</text:span>ulatach<text:span text:style-name="T251">.</text:span></text:p>
      <text:p text:style-name="P252">Równi<text:span text:style-name="T253">eż</text:span><text:s/>r<text:span text:style-name="T254">ep</text:span>r<text:span text:style-name="T255">ezen</text:span>tuję tut<text:span text:style-name="T256">aj</text:span><text:s/><text:span text:style-name="T257">st</text:span>ru<text:span text:style-name="T258">kt</text:span>ur<text:span text:style-name="T259">ę,</text:span><text:s/>o<text:span text:style-name="T260">cz</text:span>ywiście w t<text:span text:style-name="T261">ej</text:span><text:s/>stru<text:span text:style-name="T262">kt</text:span>urze grup partn<text:span text:style-name="T263">er</text:span>s<text:span text:style-name="T264">ki</text:span>c<text:span text:style-name="T265">h,</text:span><text:s/>których<text:s/><text:span text:style-name="T266">statys</text:span>tyki podają 60 tys<text:span text:style-name="T267">.</text:span><text:s/>w Polsce, a de facto tak naprawd<text:span text:style-name="T268">ę</text:span><text:s/>to jest kilka tysięcy z tego prawdziwych, takich dobrze zorganizowanych grup partnerskich jest kilkaset może<text:span text:style-name="T269">.</text:span><text:s/>A więc jest to pewna<text:s/><text:span text:style-name="T270">i</text:span>lość osób, głównie robotników, która<text:s/><text:span text:style-name="T271">fu</text:span>nkcjonuje w now<text:span text:style-name="T272">ej</text:span><text:s/>sprawi<text:span text:style-name="T273">e</text:span>, w samorządnych strukturach małej skali, w grupach<text:span text:style-name="T274">.</text:span></text:p>
      <text:p text:style-name="P275">Również jestem koordynatorem komitetu założycielskiego Zrzeszenia Gospodarzy Ziemi Rzeszowskiej i tu<text:s/><text:span text:style-name="T276">bę</text:span>dę nawiązywał w postulatach, że jest to coś w rodzaju jak gdyby eksperymentu na temat samorządu ter<text:span text:style-name="T277">yt</text:span>orialnego oraz również jestem głównym koordynatorem<text:s/><text:span text:style-name="T278">Ty</text:span><text:span text:style-name="T279">mcza</text:span><text:span text:style-name="T280">so</text:span>wego O<text:span text:style-name="T281">g</text:span>ó<text:span text:style-name="T282">l</text:span>n<text:span text:style-name="T283">o</text:span>p<text:span text:style-name="T284">o</text:span>ls<text:span text:style-name="T285">ki</text:span>e<text:span text:style-name="T286">go<text:s/></text:span>Komitetu Organ<text:span text:style-name="T287">iz</text:span>acyjnego Stowarzyszeń Gospodarzy, tymczasowego dlatego, że po ukonstytuowaniu s<text:span text:style-name="T288">i</text:span>ę Stowarzyszeń Gospodarzy we wszystkich w<text:span text:style-name="T289">oj</text:span>ewództwach ten komitet si<text:span text:style-name="T290">ę</text:span><text:s/>rozwiąże<text:s/><text:span text:style-name="T291">i</text:span><text:s/>nie będzie jakąś<text:s/>„czapką”<text:s/>nad<text:s/><text:span text:style-name="T292">st</text:span>rukturami<text:span text:style-name="T293">.</text:span></text:p>
      <text:p text:style-name="P294">No<text:s/><text:span text:style-name="T295">i</text:span><text:s/>w jak<text:span text:style-name="T296">i</text:span>mś sensie reprezentuję NOT ponieważ od wielu lat jestem przewodniczącym Komitetu N<text:span text:style-name="T297">au</text:span>kow<text:span text:style-name="T298">o</text:span>-Te<text:span text:style-name="T299">c</text:span>hn<text:span text:style-name="T300">ic</text:span>zn<text:span text:style-name="T301">e</text:span>go do spraw Organizacji Zarządzania i Reform Gospodarczych<text:span text:style-name="T302">.</text:span></text:p>
      <text:soft-page-break/>
      <text:p text:style-name="P303">A więc z tych sześciu odłamów, które wymieniłem nie bę<text:span text:style-name="T304">dę</text:span><text:s/>mówił więce<text:span text:style-name="T305">j,</text:span><text:s/>repr<text:span text:style-name="T306">ezen</text:span>tu<text:span text:style-name="T307">ję</text:span><text:s/>sw<text:span text:style-name="T308">oj</text:span>e<text:s/><text:span text:style-name="T309">st</text:span>anow<text:span text:style-name="T310">isk</text:span>o.</text:p>
      <text:p text:style-name="P311">Ja mam te postulaty jest ich 11 na tej jednej stronie. Po kolei chcę je zaprezentować<text:s/><text:span text:style-name="T312">i</text:span><text:s/>omówić. Ale wpierw<text:s/>chciałem uzyskać consensus<text:s/><text:span text:style-name="T313">w</text:span><text:s/>sprawie na<text:span text:style-name="T314">stę</text:span>pujących dwóch zdaniach jeżeli je przyjmiemy.</text:p>
      <text:p text:style-name="P315">Pierwsze zdanie d<text:span text:style-name="T316">ot</text:span>ych<text:span text:style-name="T317">cz</text:span>asowe rozw<text:span text:style-name="T318">ią</text:span>zania sa<text:span text:style-name="T319">m</text:span>orządno<text:span text:style-name="T320">ś</text:span>ci w Polsce były i s<text:span text:style-name="T321">ą</text:span><text:s/>złe i niereformowalne. Tzn<text:span text:style-name="T322">.</text:span><text:s/>nawet jeżeli są reformowalne to z tego tytułu nie uzyska si<text:span text:style-name="T323">ę</text:span><text:s/>lepszych efektywności ekonomicznych<text:span text:style-name="T324">.</text:span></text:p>
      <text:p text:style-name="P325"><text:span text:style-name="T326">I</text:span><text:s/>drugie zdanie należy je,<text:s/><text:span text:style-name="T327">w</text:span><text:s/>konsekwencji pierwszego, należy j<text:span text:style-name="T328">e</text:span><text:s/>odrzuci<text:span text:style-name="T329">ć</text:span><text:s/>i budować samorządy nowego typu zgodnie z logiką w oparciu o najnowsze osiągnięcia organ<text:span text:style-name="T330">iz</text:span>acyjne<text:span text:style-name="T331">. I</text:span><text:s/>o tych organ<text:span text:style-name="T332">iz</text:span>acyjnych w jednym postulacie będę mówił<text:span text:style-name="T333">.</text:span><text:s/><text:span text:style-name="T334">A<text:s/></text:span>więc na ten podstawowy temat trzeba s<text:span text:style-name="T335">ię</text:span><text:s/>wypowiedzieć ażebyśmy mogli powiedzie<text:span text:style-name="T336">ć</text:span><text:s/>czy prezentować te postulaty, które są właśnie oparte o pierwsze zdanie.<text:span text:style-name="T337">..</text:span></text:p>
      <text:p text:style-name="P338"><text:span text:style-name="T339">Przewod</text:span><text:span text:style-name="T340">n</text:span><text:span text:style-name="T341">ic</text:span><text:span text:style-name="T342">ząc</text:span><text:span text:style-name="T343">y</text:span><text:span text:style-name="T344">:</text:span></text:p>
      <text:p text:style-name="P345">Przepraszam, w sprawie tych zdań<text:span text:style-name="T346">.<text:s/></text:span>Ja zgadzam się z panem, że istniejący system terytorialn<text:span text:style-name="T347">ej,<text:s/></text:span>chciałem podkreślić że o tym mówimy, a nie w ogóle o samorządności jest niewłaściwy<text:span text:style-name="T348">.</text:span><text:s/>Natomiast ja bym proponował nie dyskutować sprawy czy obecny system jest reformowalny czy nie w tych kategoriach, bo natychmiast wchodzimy w jakieś bardzo ogólne dyskusje typu<text:s/><text:span text:style-name="T349">ideo</text:span>lo<text:span text:style-name="T350">gi</text:span>cznego, w któ<text:span text:style-name="T351">r</text:span>ych każdy z nas jest w jaki<text:span text:style-name="T352">ś</text:span><text:s/>spos<text:span text:style-name="T353">ó</text:span>b związany z przeszłością<text:span text:style-name="T354">.</text:span><text:s/><text:span text:style-name="T355">A</text:span><text:s/>wydaje mi się,<text:s/><text:span text:style-name="T356">ż</text:span>e my powinniśmy mówić o przyszłości i abstrahować<text:span text:style-name="T357"><text:s/></text:span>od pewnych związków zewnętrznych starszych, prz<text:span text:style-name="T358">es</text:span>złościowych. Dlatego ja bym proponował nie dyskutować reformowalny czy nie.<text:s/><text:span text:style-name="T359">M</text:span>ówmy o tym czego chcemy, a potem zobaczymy jak to co jest możemy przekształcić<text:span text:style-name="T360">.</text:span></text:p>
      <text:p text:style-name="P361"><text:span text:style-name="T362">Pr</text:span><text:span text:style-name="T363">of.</text:span><text:span text:style-name="T364"><text:s/>Zawadz</text:span><text:span text:style-name="T365">k</text:span><text:span text:style-name="T366">a</text:span>:</text:p>
      <text:p text:style-name="P367"><text:span text:style-name="T368">W</text:span><text:s/>kwestii formalnej. Ja proponowałabym jednak zakreślić jakieś rozsądne ramy czasowe wypowiedzi, proponowałabym 15 minut maksimum, przez 15 minut można powiedzieć mnóstwo<text:span text:style-name="T369">.</text:span></text:p>
      <text:p text:style-name="P370"><text:span text:style-name="T371">Przewod</text:span><text:span text:style-name="T372">n</text:span><text:span text:style-name="T373">ic</text:span><text:span text:style-name="T374">ząc</text:span><text:span text:style-name="T375">y</text:span><text:span text:style-name="T376">:</text:span></text:p>
      <text:p text:style-name="P377">Czy państwo<text:s/><text:span text:style-name="T378">się</text:span><text:s/>z<text:span text:style-name="T379">g</text:span>adzają? Dobrze przyjmujemy 15-minutowy termin wypowiedzi, z tym że oczywi<text:span text:style-name="T380">ś</text:span>cie nie ma żadnych powodów,<text:s/><text:span text:style-name="T381">ż</text:span>eby zabra<text:span text:style-name="T382">ć</text:span><text:s/>kilkakrotnie głos<text:span text:style-name="T383">.</text:span></text:p>
      <text:p text:style-name="P384">Dzięku<text:span text:style-name="T385">ję</text:span><text:s/>toś<text:span text:style-name="T386">m</text:span>y przyjęli.</text:p>
      <text:p text:style-name="P387"><text:span text:style-name="T388">Ob</text:span><text:span text:style-name="T389">.</text:span><text:span text:style-name="T390"><text:s/>Henryk Martyniuk</text:span>:</text:p>
      <text:p text:style-name="P391">Ja si<text:span text:style-name="T392">ę</text:span><text:s/>zgadzam, żeby zmienić<text:s/><text:span text:style-name="T393">t</text:span><text:span text:style-name="T394">o</text:span><text:s/>sformułowanie i powiedzieć, że dotychczasowe rozwiązania samorządności w Polsce są niedobre.</text:p>
      <text:p text:style-name="P395"><text:span text:style-name="T396">Przewod</text:span><text:span text:style-name="T397">n</text:span><text:span text:style-name="T398">ic</text:span><text:span text:style-name="T399">ząc</text:span><text:span text:style-name="T400">y</text:span><text:span text:style-name="T401">:</text:span></text:p>
      <text:p text:style-name="P402">To się chyba możemy<text:span text:style-name="T403">.</text:span><text:s/>Gdyby były dobre to byśmy<text:s/><text:span text:style-name="T404">ic</text:span>h tutaj dzisiaj n<text:span text:style-name="T405">ie</text:span><text:s/>dyskutowa<text:span text:style-name="T406">li.</text:span></text:p>
      <text:p text:style-name="P407"><text:span text:style-name="T408">Henryk Martyniuk</text:span>:</text:p>
      <text:p text:style-name="P409"><text:span text:style-name="T410">J</text:span>eżeli nie<text:s/><text:span text:style-name="T411">m</text:span>a uwag do tych sformułowań to przeszedłbym do prezentowania kolejno punktów<text:span text:style-name="T412">.</text:span></text:p>
      <text:p text:style-name="P413"><text:span text:style-name="T414">Przewod</text:span><text:span text:style-name="T415">n</text:span><text:span text:style-name="T416">ic</text:span><text:span text:style-name="T417">ząc</text:span><text:span text:style-name="T418">y</text:span><text:span text:style-name="T419">:</text:span></text:p>
      <text:p text:style-name="P420">C<text:span text:style-name="T421">z</text:span>y tekstu pańskiego nie można by odbić i rozdać, chyba są możliwości. Ale bardzo proszę może pan przeczyta.</text:p>
      <text:p text:style-name="P422"><text:span text:style-name="T423">Wojciech Sokolewicz</text:span>:<text:s/></text:p>
      <text:p text:style-name="P424">W kwestii formalnej jeśli wolno. Ja proponuję, żebyśmy prz<text:span text:style-name="T425">ep</text:span>rowadz<text:span text:style-name="T426">ili</text:span><text:s/>dyskusję. Natomiast przecież nie ustosunkowywali do tego czy to zdanie je<text:span text:style-name="T427">s</text:span>t do przyj<text:span text:style-name="T428">ę</text:span>cia czy tamto zdanie jest do przyj<text:span text:style-name="T429">ę</text:span>cia, tylko<text:s/><text:soft-page-break/>rezultaty zostaną w jaki<text:span text:style-name="T430">ś</text:span><text:s/>sposób przyjęte na tego rodzaju gremiach,<text:s/><text:span text:style-name="T431">sf</text:span>ormułowane i przed<text:span text:style-name="T432">s</text:span>taw<text:span text:style-name="T433">io</text:span>ne w t<text:span text:style-name="T434">ej</text:span><text:s/>chw<text:span text:style-name="T435">ili</text:span><text:s/>j<text:span text:style-name="T436">est</text:span><text:s/>burza mózgów, każdy<text:s/><text:span text:style-name="T437">m</text:span>a prawo wypowi<text:span text:style-name="T438">ed</text:span>zieć to co uważa za właściwe, a nie wypowiada jedno zdanie<text:s/><text:span text:style-name="T439">i</text:span><text:s/>pyta się czy państwo si<text:span text:style-name="T440">ę</text:span><text:s/>na to zdanie godzą<text:span text:style-name="T441">.</text:span><text:s/>Proponuję, żeby tego typu założeń nie przyjmować<text:span text:style-name="T442">.</text:span></text:p>
      <text:p text:style-name="P443"><text:span text:style-name="T444">Henryk Martyniuk</text:span>:</text:p>
      <text:p text:style-name="P445">Dobrze wobec tego ja to sumarycznie przedstawił jedenaście postulatów<text:s/><text:span text:style-name="T446">i</text:span><text:s/>problemów,<text:s/><text:span text:style-name="T447">a</text:span><text:s/><text:span text:style-name="T448">j</text:span>eżeli one łącznie uzyskają consensus będ<text:span text:style-name="T449">ę</text:span><text:s/>si<text:span text:style-name="T450">ę</text:span><text:s/>czuł dobrze.</text:p>
      <text:p text:style-name="P451">Otóż pierwsze dwa to są postulaty w sprawie definicji, definicji samorządu i samorządnośc<text:span text:style-name="T452">i.</text:span><text:s/>Proponuj<text:span text:style-name="T453">ę</text:span>, żeby rozumieć pod tym słowem samodzielne i niezależne zawiadywanie sowimi sprawami. Podkreślam swoimi sprawami dlatego, że zawiadywanie nie swoimi sprawami nie j<text:span text:style-name="T454">e</text:span>st prawdziwą samorządnością. I związana z tym definicja terytorium rozumiana jako obszar, na którym samorząd zawiaduje właśnie tymi swoimi sprawami. A więc pewien obszar, który ma wytyczony.</text:p>
      <text:p text:style-name="P455">Na tle tych dwóch definicji dopiero mają sens następne propozycje i następne postulaty.</text:p>
      <text:p text:style-name="P456">Trzeci postulat porządkow<text:span text:style-name="T457">y</text:span><text:s/>tzn. budować samorządność od ogniw oddolnych poczynając to jest od kilkuosobowych spe<text:span text:style-name="T458">cj</text:span>alistycznych związków gospodarzy na wsi, mam na myśli gospodarstwa indywidualne, podobnie w rzemiośle handlu i usługach, a w przemy<text:span text:style-name="T459">ś</text:span>le mam na myśli brygady produkcyjne w jednostkach gospodarki uspołecznion<text:span text:style-name="T460">ej.</text:span><text:s/>Żeby budowa<text:span text:style-name="T461">ć</text:span><text:s/>od tych ogniw. A więc jest to ogniwo podstawowe znacznie niższe od szczebla gmin i od szczebla miasta, tak jak padła propozycja wcześniej.</text:p>
      <text:p text:style-name="P462">Czwarty postulat o charakterze właściwie wyborczym, żeby do samorządów... Do samorządów mogą kandydować<text:span text:style-name="T463"><text:s/></text:span>tylko osoby gospodarujące na swoim lub maj<text:span text:style-name="T464">ą</text:span>ce spółki z jednos<text:span text:style-name="T465">t</text:span>kami gospodarki uspołecznion<text:span text:style-name="T466">ej</text:span>.</text:p>
      <text:p text:style-name="P467"><text:span text:style-name="T468">/Głos</text:span><text:s/>z sali:<text:s/>Przepraszam mog<text:span text:style-name="T469">ą</text:span><text:s/>kandydować?/.</text:p>
      <text:p text:style-name="P470"><text:span text:style-name="T471">H</text:span><text:span text:style-name="T472">en</text:span><text:span text:style-name="T473">ryk Martyniuk</text:span>:</text:p>
      <text:p text:style-name="P474">Kandydować tylko osoby będące na swoim lub mające spółki z jednostkami gospodarki uspołecznion<text:span text:style-name="T475">ej</text:span>.</text:p>
      <text:p text:style-name="P476">/Głos z sali: nie słycha<text:span text:style-name="T477">ć</text:span>/.</text:p>
      <text:p text:style-name="P478"><text:span text:style-name="T479">/Głos</text:span><text:s/>z sali:<text:s/>Przepraszam,<text:s/><text:span text:style-name="T480">m</text:span>oże pozwo<text:span text:style-name="T481">l</text:span>imy do końca powied<text:span text:style-name="T482">z</text:span>ieć,<text:s/><text:span text:style-name="T483">a</text:span><text:s/>następny postulat to wyjaśni/.</text:p>
      <text:p text:style-name="P484"><text:span text:style-name="T485">Henryk Martyniuk</text:span>:</text:p>
      <text:p text:style-name="P486">Postulat piąty dotyczy..<text:span text:style-name="T487">.</text:span><text:s/>majątkowy właściwie<text:span text:style-name="T488">.</text:span><text:s/>Rząd wyda dekret o nadaniu majątku robo<text:span text:style-name="T489">t</text:span>n<text:span text:style-name="T490">i</text:span>kom i technikom w formie minimum 20 proc<text:span text:style-name="T491">.</text:span><text:s/>udziału kapitałowego o<text:span text:style-name="T492">d</text:span><text:s/>wartości stanowisk pracy, na których pracują. Jest to dekret, który może być pod hasłem cała władza w r<text:span text:style-name="T493">ę</text:span>ce samorządu<text:span text:style-name="T494">.</text:span></text:p>
      <text:p text:style-name="P495">Postulat szósty o charakterze społecznym<text:span text:style-name="T496">.</text:span><text:s/>Uwłaszczeni rob<text:span text:style-name="T497">ot</text:span>nicy<text:s/><text:span text:style-name="T498">i</text:span><text:s/>technicy będą organizować s<text:span text:style-name="T499">ię</text:span><text:s/>na bazie brygad produkc<text:span text:style-name="T500">yj</text:span>nych czy związków gospodarzy na wsi w spółki rob<text:span text:style-name="T501">ot</text:span>nic<text:span text:style-name="T502">z</text:span>o-inżynierskie w oparciu o dotychczasowe przepisy prawne.<text:s/><text:span text:style-name="T503">Nie</text:span><text:s/>trzeba stwarzać nowego prawa<text:span text:style-name="T504">.</text:span><text:s/>Oczywiście spółki robotniczo-inżynierskie z 80-proc<text:span text:style-name="T505">en</text:span>towym udziałem kapitałowym państwa<text:span text:style-name="T506">.</text:span></text:p>
      <text:p text:style-name="P507">Problem<text:s/><text:span text:style-name="T508">s</text:span>ió<text:span text:style-name="T509">d</text:span>my wolnościowy. Zrzeszanie się podmiotów gospodarujących, a więc współwłaścici<text:span text:style-name="T510">eli</text:span><text:s/>na podstawie art<text:span text:style-name="T511">.</text:span><text:s/>6 ustawy o pod<text:span text:style-name="T512">ej</text:span>mowaniu dz<text:span text:style-name="T513">i</text:span>ałalności gospodarczej nie powinno wymagać rejestracji o ile działal<text:span text:style-name="T514">n</text:span>o<text:span text:style-name="T515">ś</text:span>ć ich nie wykracza poza problematykę gospodarczą. Powinno obowiązywać tylko zg<text:span text:style-name="T516">łoszenie</text:span><text:s/>utworzon<text:span text:style-name="T517">eg</text:span>o zw<text:span text:style-name="T518">ią</text:span>zku, k<text:span text:style-name="T519">oł</text:span>a<text:s/><text:span text:style-name="T520">cz</text:span>y łańcucha kół czy zrzeszenia do celów ewidencyjnych i informacyjnych<text:span text:style-name="T521">.</text:span></text:p>
      <text:p text:style-name="P522">Postulat ósmy, organizac<text:span text:style-name="T523">yj</text:span>ny<text:span text:style-name="T524">.</text:span><text:s/>Przyjąć dla samorządów wsz<text:span text:style-name="T525">yst</text:span>kich szcz<text:span text:style-name="T526">ebli</text:span><text:s/>zasady now<text:span text:style-name="T527">ej</text:span><text:s/>orga<text:span text:style-name="T528">ni</text:span>za<text:span text:style-name="T529">cji,</text:span><text:s/>a główna zasada t<text:span text:style-name="T530">e</text:span>j organizacji polega na tym, ż<text:span text:style-name="T531">e</text:span><text:s/>władzą jedyną i niepodzielną jes<text:span text:style-name="T532">t</text:span><text:s/>ogólne zgromadzenie<text:s/><text:soft-page-break/>wspólników lub zrzeszonych gospodarzy. Jest to nowego typu struktura, a którą potem w pytaniach<text:s/><text:span text:style-name="T533">m</text:span>ogę rozszerzyć.</text:p>
      <text:p text:style-name="P534"><text:span text:style-name="T535">Po</text:span>stu<text:span text:style-name="T536">lat</text:span><text:s/>dziew<text:span text:style-name="T537">ią</text:span>ty to je<text:span text:style-name="T538">st</text:span><text:s/>po<text:span text:style-name="T539">stulat</text:span><text:s/>re<text:span text:style-name="T540">f</text:span>ormy oddo<text:span text:style-name="T541">lnej<text:s/></text:span>i on jest właściwie ujęty w materiale, który dostarczyłem na poprz<text:span text:style-name="T542">ed</text:span>nim sp<text:span text:style-name="T543">ot</text:span>kaniu, mianowi<text:span text:style-name="T544">ci</text:span>e<text:s/><text:span text:style-name="T545">w</text:span><text:s/><text:span text:style-name="T546">sf</text:span>ormu<text:span text:style-name="T547">łow</text:span>aniu<text:s/><text:span text:style-name="T548">je</text:span>dn<text:span text:style-name="T549">oz</text:span>daniowym brzmi tak<text:s/><text:span text:style-name="T550">-</text:span><text:s/>„rząd przyjmie postulat oddolnej reformy zwartej w 9-punkto<text:span text:style-name="T551">w</text:span>y<text:span text:style-name="T552">m</text:span><text:s/>programie”...</text:p>
      <text:p text:style-name="P553"><text:span text:style-name="T554">/</text:span>Chwilowy brak<text:s/>w<text:s/>nagrani<text:span text:style-name="T555">u</text:span>/<text:span text:style-name="T556">.</text:span></text:p>
      <text:p text:style-name="P557">I postulat dziesiąty legislacyjny.<text:s/><text:span text:style-name="T558">R</text:span>ząd powoła pilnie grupy robocze w tym robotników w tych grupach i rolników do opracowan<text:span text:style-name="T559">i</text:span>a projektu dwóch ustaw o samorządnych g<text:span text:style-name="T560">r</text:span>upach partnerskich i związkach gospodarzy,<text:s/><text:span text:style-name="T561">które</text:span><text:s/>przeks<text:span text:style-name="T562">zta</text:span>łcaj<text:span text:style-name="T563">ą<text:s/></text:span>się w spółki, bo właśc<text:span text:style-name="T564">i</text:span>wie grupy partnerskie<text:s/><text:span text:style-name="T565">w</text:span><text:s/>przemyśle przekształca<text:span text:style-name="T566">ją</text:span><text:s/><text:span text:style-name="T567">się</text:span><text:s/><text:span text:style-name="T568">w</text:span><text:s/>spółki rob<text:span text:style-name="T569">ot</text:span>niczo-in<text:span text:style-name="T570">ż</text:span>yn<text:span text:style-name="T571">i</text:span>erskie i u<text:span text:style-name="T572">s</text:span>taw<text:span text:style-name="T573">ę<text:s/></text:span>o samorządzie t<text:span text:style-name="T574">eryt</text:span>orialnym oraz wyda Rozporządzenie Rady<text:s/><text:span text:style-name="T575">M</text:span>inistrów o przebudowie or<text:span text:style-name="T576">g</text:span>a<text:span text:style-name="T577">n</text:span>izac<text:span text:style-name="T578">yj</text:span>nych jednostek gospodarki uspołecznion<text:span text:style-name="T579">ej</text:span>. Otóż wprowadzenie takiej samorządności w jednostkach gospodarki uspołecznion<text:span text:style-name="T580">ej</text:span><text:s/>wymaga odejścia od tradyc<text:span text:style-name="T581">yj</text:span>n<text:span text:style-name="T582">ej</text:span><text:s/><text:span text:style-name="T583">st</text:span>ru<text:span text:style-name="T584">kt</text:span>ury prz<text:span text:style-name="T585">ed</text:span>siębior<text:span text:style-name="T586">s</text:span>t<text:span text:style-name="T587">w</text:span>.<text:s/><text:span text:style-name="T588">Nie</text:span><text:s/>b<text:span text:style-name="T589">ę</text:span>d<text:span text:style-name="T590">ę</text:span><text:s/>mów<text:span text:style-name="T591">ił</text:span><text:s/>o t<text:span text:style-name="T592">ych</text:span><text:s/><text:span text:style-name="T593">spr</text:span>awa<text:span text:style-name="T594">ch</text:span><text:s/>szerzej<text:span text:style-name="T595">.</text:span></text:p>
      <text:p text:style-name="P596"><text:span text:style-name="T597">I</text:span><text:s/>jedenasty, który jest tutaj jak gdyby postulatem odczekania p<text:span text:style-name="T598">e</text:span>wne<text:span text:style-name="T599">g</text:span>o czas<text:span text:style-name="T600">u</text:span><text:s/>w sprawie uformowania si<text:span text:style-name="T601">ę</text:span>, tz<text:span text:style-name="T602">n.</text:span><text:s/>do czasu sfor<text:span text:style-name="T603">m</text:span>owan<text:span text:style-name="T604">i</text:span>a si<text:span text:style-name="T605">ę</text:span><text:s/>oddolnie samorządności aż do szczebla centralnego wstrzymać ewentualne prace nad formowaniem drugiej izby parlamentu. Dlatego wstrzymać,<text:s/><text:span text:style-name="T606">że</text:span><text:s/>ja spodziewam się<text:span text:style-name="T607">,</text:span><text:s/>że z tej struktury zrodzi się nowa izba samorządowa, jaka ona będzie trudno dzi<text:span text:style-name="T608">s</text:span>ia<text:span text:style-name="T609">j</text:span><text:s/>zawyrokowa<text:span text:style-name="T610">ć</text:span>, ale wydaje mi się, że wtedy dopi<text:span text:style-name="T611">e</text:span>ro dojrzeje sprawa<text:span text:style-name="T612">.</text:span><text:s/>Tym bardzi<text:span text:style-name="T613">ej</text:span>,<text:s/><text:span text:style-name="T614">ż</text:span>e w tej chwili już są właśnie dwa eksperymenty.<text:s/><text:span text:style-name="T615">I</text:span><text:s/><text:span text:style-name="T616">s</text:span>ą realizowane.<text:s/><text:span text:style-name="T617">J</text:span><text:span text:style-name="T618">e</text:span>den eksperyment na szczeblu wojewódzkim stworzenia takiego samorządu na szczeblu wojewódzkim, to mog<text:span text:style-name="T619">ę</text:span><text:s/>rozwinąć w dyskusji, mam nawet statut takiego zrzeszenia gospodarzy Ziemi Rzeszowski<text:span text:style-name="T620">ej,</text:span><text:s/>bo to si<text:span text:style-name="T621">ę</text:span><text:s/><text:span text:style-name="T622">w</text:span><text:s/>Rzeszowie dzieje<text:s/><text:span text:style-name="T623">i</text:span><text:s/>zalążkiem czy eksperymentem jest społeczne przedstawicielstwo gr<text:span text:style-name="T624">u</text:span>p partnerskich, gdzie 49 robotników i tylko robotników, liderów grup partnerskich jest zalążkiem takiego parlamentu, takiej izby samorządow<text:span text:style-name="T625">ej</text:span>, która potem rozwinie si<text:span text:style-name="T626">ę</text:span><text:s/><text:span text:style-name="T627">b</text:span>ąd<text:span text:style-name="T628">ź</text:span><text:s/>o 49 z 49 województw przedstawicieli rolników i 49 wyobrażamy to sobie ze sfery usług, a więc i nauczycieli, lekarzy i innych ludzi ze sfery usług, a więc jest to w tej chw<text:span text:style-name="T629">i</text:span>li w eksp<text:span text:style-name="T630">er</text:span>ymen<text:span text:style-name="T631">cie</text:span><text:s/>i wydaje mi si<text:span text:style-name="T632">ę</text:span>, że trzeba by poczekać z tym, ale to już przenieść na<text:s/>„stolik”<text:s/>tam gdzie dyskutują o tych sprawach<text:span text:style-name="T633">.</text:span></text:p>
      <text:p text:style-name="P634">To tyle, wyczerpałem, rozwinąć mogę każdy punkt<text:span text:style-name="T635">.</text:span></text:p>
      <text:p text:style-name="P636"><text:span text:style-name="T637">P</text:span><text:span text:style-name="T638">rz</text:span><text:span text:style-name="T639">ew</text:span><text:span text:style-name="T640">od</text:span><text:span text:style-name="T641">nic</text:span><text:span text:style-name="T642">z</text:span><text:span text:style-name="T643">ąc</text:span><text:span text:style-name="T644">y</text:span>:</text:p>
      <text:p text:style-name="P645"><text:span text:style-name="T646">Dziękuję</text:span><text:s/>bardzo<text:span text:style-name="T647">.</text:span><text:s/>R<text:span text:style-name="T648">oz</text:span>umiem, gdyby pan był w stanie tą rzecz odbić<text:s/><text:span text:style-name="T649">i</text:span><text:s/>rozdać nam jako tekst, myślę, że to technicznie jest możliwe do wykonania, dokonanie odbicia i rozprowadzeni<text:span text:style-name="T650">e.</text:span></text:p>
      <text:p text:style-name="P651">Ja myślę, że pan przedstawił koncepc<text:span text:style-name="T652">j</text:span>ę bardzo generalnej zmiany ustrojowej państwa, która w jakiś zasadniczy sposób wykracza<text:s/><text:span text:style-name="T653">p</text:span>oza zakres bezpośredniego zainteresowania i kompetencji naszego<text:s/>„stolika”. Jeżeli to jest propozycja OPZZ to rozumiem, że prz<text:span text:style-name="T654">ed</text:span>stawiciele OPZZ w innych komórkach czy w innych zes<text:span text:style-name="T655">p</text:span>ołach przedstawią, bo tam jest sprawa parlamentu<text:span text:style-name="T656">.</text:span><text:s/>Rozumiem, że to jest jakiś kompleksowy projekt OPZZ, który będzie jednocześnie referowany w różnych zespołach, myśl<text:span text:style-name="T657">ę</text:span>, że to gdzieś w każdym razie znajdzie odbicie w zespołach wystąpienie pańskie<text:span text:style-name="T658">.</text:span><text:s/>Natomiast u nas, jak by<text:span text:style-name="T659">ś</text:span>my dostali ten tekst, to byśmy zobaczyli co z tego byśmy mogli wyciągnąć do naszej roboty, do naszego zakresu. T<text:span text:style-name="T660">o</text:span><text:s/><text:span text:style-name="T661">by</text:span><text:s/>nam bardzo ułatwiło,<text:s/><text:span text:style-name="T662">g</text:span>dyby pan to da<text:span text:style-name="T663">ł.<text:s/></text:span>Proszę bardzo, panie profesorze.</text:p>
      <text:p text:style-name="P664"><text:span text:style-name="T665">Prof. Wojciech<text:s/></text:span><text:span text:style-name="T666">S</text:span><text:span text:style-name="T667">okolewi</text:span><text:span text:style-name="T668">cz</text:span>:</text:p>
      <text:soft-page-break/>
      <text:p text:style-name="P669">Mnie si<text:span text:style-name="T670">ę</text:span><text:s/>wydaje, że przynajmniej dw<text:span text:style-name="T671">a</text:span><text:s/>problemy, które podniósł tutaj pan przedstawiający<text:s/><text:span text:style-name="T672">O</text:span>P<text:span text:style-name="T673">ZZ</text:span><text:s/>zasługują na uwagę<text:s/><text:span text:style-name="T674">w</text:span><text:s/>naszych dalszych pracach, ponieważ one mogły trochę, jakby to powiedzieć, być utopione<text:s/><text:span text:style-name="T675">w</text:span><text:s/>tych 11 punktach<text:span text:style-name="T676">.</text:span><text:s/>Ja chciałbym je wydobyć<text:span text:style-name="T677">.</text:span></text:p>
      <text:p text:style-name="P678">Pierwsza rzecz, to jest kwestia tych najniższych komórek samorządu<text:span text:style-name="T679">.</text:span><text:s/>Samorząd na szczeblu gminnym<text:span text:style-name="T680">,</text:span><text:s/>a samorząd mieszkańców, krótko mówiąc,<text:s/><text:span text:style-name="T681">w</text:span><text:s/>d<text:span text:style-name="T682">ot</text:span>ychczasowych naszych kategoriach, jest to problem realny i zapewne będzie do niego trzeba nawiązać<text:span text:style-name="T683">.</text:span><text:s/>I d<text:span text:style-name="T684">r</text:span>ugi problem, jest to problem, jest to problem powiązania samorządu terytorialnego z samorządem pra<text:span text:style-name="T685">co</text:span>wniczym, samorządem zawodowym i innymi typami samorządnoś<text:span text:style-name="T686">ci,</text:span><text:s/>kró<text:span text:style-name="T687">tk</text:span>o mó<text:span text:style-name="T688">wi</text:span>ą<text:span text:style-name="T689">c.</text:span></text:p>
      <text:p text:style-name="P690">Ponieważ pan Bujak tu obecny na poprzednim posiedzeniu powoływał się gęsto na gen<text:span text:style-name="T691">.</text:span><text:s/>Kiszczaka, ja powołam się na pana Wałęsę i przypomnę, że w<text:s/><text:span text:style-name="T692">19</text:span>80 r<text:span text:style-name="T693">.</text:span><text:s/>traktował on w jednej ze swoich wypowiedzi samorząd terytorialny jako swojego rodzaju centrum ogniskujące całą działalność samorządową.<text:s/><text:span text:style-name="T694">I</text:span><text:s/>jak zrozumiałem jego wypowiedź, postulował właśnie stworzenie jakichś instytu<text:span text:style-name="T695">cj</text:span>onalnych więzi pomiędzy samorządnością terytorialną a innymi typami samorządności.<text:span text:style-name="T696"><text:s/></text:span>Myślę, że do tej myśli warto by<text:s/><text:span text:style-name="T697">wr</text:span>ó<text:span text:style-name="T698">c</text:span>i<text:span text:style-name="T699">ć.</text:span></text:p>
      <text:p text:style-name="P700">Dziękuję<text:span text:style-name="T701">.</text:span></text:p>
      <text:p text:style-name="P702"><text:span text:style-name="T703">Prze</text:span><text:span text:style-name="T704">wo</text:span><text:span text:style-name="T705">dnicząc</text:span><text:span text:style-name="T706">y</text:span><text:span text:style-name="T707">:</text:span></text:p>
      <text:p text:style-name="P708">Dziękuję bardzo. Chyba sobie zanotowaliśmy i to rzeczywiście trzeba wz<text:span text:style-name="T709">i</text:span>ąć pod uwagę<text:span text:style-name="T710">.<text:s/></text:span>Pani Moskal<text:span text:style-name="T711">.</text:span></text:p>
      <text:p text:style-name="P712"><text:span text:style-name="T713">Ob. Maria Moskal</text:span>:</text:p>
      <text:p text:style-name="P714"><text:span text:style-name="T715">Z</text:span><text:s/>wypowiedzi przedmówcy wynika<text:s/><text:span text:style-name="T716">je</text:span>dnozna<text:span text:style-name="T717">cz</text:span>nie, że<text:s/><text:span text:style-name="T718">tu</text:span>t<text:span text:style-name="T719">aj</text:span><text:s/>ch<text:span text:style-name="T720">cieli</text:span>b<text:span text:style-name="T721">yś</text:span>my mó<text:span text:style-name="T722">wić</text:span><text:s/>o bar<text:span text:style-name="T723">dz</text:span>o pos<text:span text:style-name="T724">ze</text:span>r<text:span text:style-name="T725">zon</text:span>e<text:span text:style-name="T726">j</text:span><text:s/>bazie samorządow<text:span text:style-name="T727">ej,</text:span><text:s/>bo i pracowniczej, i rolników indywidualnych<text:span text:style-name="T728">.</text:span><text:s/>Ale nie<text:s/><text:span text:style-name="T729">z</text:span><text:s/>pana wypowiedzi, tylko poprzednika<text:span text:style-name="T730">.</text:span></text:p>
      <text:p text:style-name="P731"><text:span text:style-name="T732">I</text:span><text:s/><text:span text:style-name="T733">w</text:span><text:s/>związku z tym proponuję, żebyśmy faktycznie uściślili zakres naszej tutaj pracy<text:span text:style-name="T734">.</text:span><text:s/>I<text:s/><text:span text:style-name="T735">z</text:span><text:s/>tej po prostu historii wynika jednoznacznie sprawa taka, że pominęliśmy jeszcze jeden samorząd<text:span text:style-name="T736">.</text:span><text:s/>Bo tutaj<text:s/><text:span text:style-name="T737">w</text:span><text:s/>propozycji pana nie znalazłam odniesienia do samorządów np<text:span text:style-name="T738">.</text:span><text:s/>spółdzielczych, które również po prostu na tej wsi funkcjonują. Więc może ustalmy, którym samorządem do końca będziemy<text:s/><text:span text:style-name="T739">s</text:span>ię zajmować, od początku do koń<text:span text:style-name="T740">ca.</text:span></text:p>
      <text:p text:style-name="P741">Więc tutaj jeżeli mówimy tylko o samorządzie<text:s/><text:span text:style-name="T742">t</text:span>er<text:span text:style-name="T743">y</text:span>torialnym, no to po prostu<text:s/><text:span text:style-name="T744">w</text:span><text:s/>kwestii tylko takiej.</text:p>
      <text:p text:style-name="P745"><text:span text:style-name="T746">Przewodni</text:span><text:span text:style-name="T747">cz</text:span><text:span text:style-name="T748">ąc</text:span><text:span text:style-name="T749">y</text:span><text:span text:style-name="T750">:</text:span></text:p>
      <text:p text:style-name="P751">Myślę, że wniosek pani jest chyba słuszny, że musimy sobie wyraźnie określić granice, o czym my mówimy<text:span text:style-name="T752">.</text:span><text:s/>Ja rozumiem, że w tytule naszego zespołu, to jest samorząd terytorialny.<text:s/><text:span text:style-name="T753">I</text:span><text:s/>wobec tego my oczywiście musimy brać pod uwagę relacje między samorządem ter<text:span text:style-name="T754">yt</text:span>orialnym a innymi formami działań samorządowych i również administracyjnych, których też nie możemy pomijać. Nie można wyjąć ten samorząd i traktować jako coś oderwanego<text:span text:style-name="T755">.</text:span><text:s/>Te powiązania<text:span text:style-name="T756">.</text:span></text:p>
      <text:p text:style-name="P757">Ale, panie profesorze, jesteśmy zgodni, że naszym zadaniem jest samorząd terytorialny, a inne elementy stanowią dla tego tylko otoczenie<text:span text:style-name="T758">.</text:span></text:p>
      <text:p text:style-name="P759">Czy można w takim razie prosić z kolei pana do<text:span text:style-name="T760">c.<text:s/></text:span>Kuleszę o przedstawienie propozycji, tak jak my to widzimy. Ponieważ mamy tekst po<text:span text:style-name="T761">w</text:span>ie<text:span text:style-name="T762">l</text:span>ony, to może bym bardzo pro<text:span text:style-name="T763">si</text:span>ł o rozdanie u<text:span text:style-name="T764">czest</text:span>nikom tam<text:span text:style-name="T765">tej</text:span><text:s/><text:span text:style-name="T766">str</text:span>ony<text:s/><text:span text:style-name="T767">sto</text:span>łu,<text:s/><text:span text:style-name="T768">że</text:span>byśmy wiedzieli o czym mówimy<text:span text:style-name="T769">.</text:span></text:p>
      <text:p text:style-name="P770"><text:span text:style-name="T771">Ob.</text:span><text:span text:style-name="T772"><text:s/>M</text:span><text:span text:style-name="T773">i</text:span><text:span text:style-name="T774">chał Kules</text:span><text:span text:style-name="T775">za</text:span>:</text:p>
      <text:p text:style-name="P776">Proszę państwa, sąd<text:span text:style-name="T777">z</text:span>ę,<text:s/><text:span text:style-name="T778">ż</text:span>e<text:s/><text:span text:style-name="T779">z</text:span>as<text:span text:style-name="T780">adą<text:s/></text:span>tego spotkania musi być rozmawianie nie o słowach, a o pewnych<text:s/><text:soft-page-break/>konstruk<text:span text:style-name="T781">cj</text:span>ach prawnych i rozwiązaniach prawnych, które<text:s/><text:span text:style-name="T782">w</text:span><text:s/>efekcie tworzą pojęcie samorządu, tworzą instytucję samorządu<text:span text:style-name="T783">.</text:span><text:s/>Dlatego też nie chciałbym tut<text:span text:style-name="T784">a</text:span>j podawać żadnych definicji ani wprowadzać nurtu dyskusji naukowej co je<text:span text:style-name="T785">s</text:span>t samorządem, a co nie jest, bo sądzę, że na to nie<text:s/><text:span text:style-name="T786">m</text:span>a tutaj ani czasu, ani też nie jest to<text:s/><text:span text:style-name="T787">w</text:span><text:s/>tym gronie potrzebne<text:span text:style-name="T788">.</text:span></text:p>
      <text:p text:style-name="P789">W związku<text:s/><text:span text:style-name="T790">z</text:span><text:s/>tym chciałbym pokrótce omówić, a właściwie przedstawić, a nie omówić, pewne aspekty prawne instytucji ter<text:span text:style-name="T791">yt</text:span>orialnych, których realizacja<text:s/><text:span text:style-name="T792">w</text:span><text:s/>na<text:span text:style-name="T793">s</text:span>zym przekonaniu składa się na to, że podmiot władzy publicznej, z którym będziemy mieli do czynienia, będzie miał charakter samorządowy<text:span text:style-name="T794">.</text:span><text:s/>Chcę szczególnie<text:s/><text:span text:style-name="T795">w</text:span><text:s/>nawiązaniu do pierwszego dzisiejszego przemówienia powiedzieć i podkreślić z całym naciskiem, że interesuje nas tylko samorząd terytorialn<text:span text:style-name="T796">y,</text:span><text:s/>nie żaden inny samorząd, że samor<text:span text:style-name="T797">zą</text:span>d<text:s/><text:span text:style-name="T798">te</text:span>ry<text:span text:style-name="T799">to</text:span>rialny<text:s/><text:span text:style-name="T800">je</text:span>st organiza<text:span text:style-name="T801">cj</text:span>ą m<text:span text:style-name="T802">iesz</text:span>kańców danego terytorium i że interesuje nas tutaj samorząd jako podmiot władzy publicznej, a nie jako wspólnota go<text:span text:style-name="T803">s</text:span>podarcza, czy wspólnota innego rodzaju interesów.</text:p>
      <text:p text:style-name="P804"><text:span text:style-name="T805">I</text:span><text:s/>teraz jeżeli chodzi o zasadnicze aspekty prawne pojęcia, tzn<text:span text:style-name="T806">.</text:span><text:s/>zasadnicze aspekty prawne tej konstrukcji samorządowej, to chcę powiedzieć dalej, że niektóre z elementów przeze mnie omawianych są zawarte w systemie prawnym, inne są<text:s/><text:span text:style-name="T807">w</text:span><text:s/>trakcie powstawania, a jeszcze innych nie ma.<text:s/><text:span text:style-name="T808">W</text:span><text:s/>związku z tym jak gdyby nie chciałbym dyskusji, która być może nastąpi, nakierować na stwierdzenie, że te rzeczy to już są, więc po co one się tutaj znalazły. Zależy nam na przedstawieniu postulatów mechanizmu samorządo<text:span text:style-name="T809">we</text:span>go<text:s/><text:span text:style-name="T810">w</text:span><text:s/>całości później<text:s/><text:span text:style-name="T811">z</text:span>aś będziemy ewentualnie dyskutować o ty<text:span text:style-name="T812">m.</text:span><text:s/>By<text:span text:style-name="T813">ć</text:span><text:s/>może<text:s/><text:span text:style-name="T814">w</text:span><text:s/>jakimś zakresie i obecny stan prawny wymaga<text:s/><text:span text:style-name="T815">w</text:span><text:s/>tym względzie zmi<text:span text:style-name="T816">an</text:span>.</text:p>
      <text:p text:style-name="P817">Pierwszą zasadniczą,<text:s/><text:span text:style-name="T818">z</text:span><text:s/>prawnego punktu widzenia, konstrukcją, która<text:s/><text:span text:style-name="T819">w</text:span><text:s/>instytucjach samorządowych je<text:span text:style-name="T820">s</text:span>t niezbędna, to jest upodmiotowienie prawne jednostki<text:s/><text:span text:style-name="T821">te</text:span>r<text:span text:style-name="T822">yt</text:span>orialn<text:span text:style-name="T823">ej,</text:span><text:s/>jako związku mieszkańców. To oznacza, że jednostki terytorialne, a<text:s/><text:span text:style-name="T824">w</text:span>ięc miasta, gminy, a także związki tych jednostek, powinny posiadać osobowość prawną<text:span text:style-name="T825">.</text:span><text:s/>Osobowość prawna w kategoriach prawa cywilnego oznacza zdolność w sferze prawa majątkowego przede wszystkim<text:span text:style-name="T826">.</text:span><text:s/>Natomiast, aby samorząd terytorialny mógł pełnić funkcje podmiotu władzy publicznej musi być rozumiany również jako jednostka posiadająca podmiotowość publicznoprawną.</text:p>
      <text:p text:style-name="P827"><text:span text:style-name="T828">W</text:span><text:s/>innym przypadku będziemy mieli do czynienia cały czas z taką sytuacją, jaką mamy obecnie, że samorządowe funkcje władzy lokalnej odnosi się wyłącznie do obrotu cywilno-prawnego, do działalności gospodarcz<text:span text:style-name="T829">ej.</text:span></text:p>
      <text:p text:style-name="P830">Wydaje mi się, że na temat podmiotowości prawnej miast i gmin tyle wystarczy<text:span text:style-name="T831">.</text:span></text:p>
      <text:p text:style-name="P832">Drugi punkt, który jest niezwykle istotny i który w stosunkowo być może małym stopniu zależy akurat od ustaleń tego<text:s/>„stolika”, czy tego<text:s/>„podstolika”, to jest zasada demokratycznej ordynacji wyborczej. Jeżeli przyjmujemy, że samorząd reprezentuje mieszkańców, jeżeli zatem przyjmujemy, że tym ciałem przedstawicielskim jest rada, rada miejska, rada gminna, to w oczywisty sposób jako tło zorganiz<text:span text:style-name="T833">ow</text:span>ania, tło powstania takiej rady musi zaistnieć ordynacja wyborcza pozwalająca artykułować,<text:s/><text:span text:style-name="T834">a</text:span><text:s/>następnie integrować interesy mie<text:span text:style-name="T835">s</text:span>zkańc<text:span text:style-name="T836">ów</text:span><text:s/><text:span text:style-name="T837">w</text:span><text:s/>takim kształcie,<text:s/><text:span text:style-name="T838">w</text:span><text:s/>jakim one rzeczywiście występują<text:span text:style-name="T839">.<text:s/></text:span>Chodzi bowiem o uczynienie rady odzwierciedleniem rzeczywistych interesów mieszkańców przynajmniej na tyle, na ile współczesne mechanizmy polityczne pozwalają na to<text:span text:style-name="T840">.</text:span><text:s/>Wiadomo,<text:s/><text:span text:style-name="T841">ż</text:span>e one nawet najbardziej<text:s/><text:span text:style-name="T842">w</text:span><text:s/>swoim demokraty<text:span text:style-name="T843">cz</text:span>nym kształcie i tak są niedoskonałe<text:span text:style-name="T844">.</text:span></text:p>
      <text:p text:style-name="P845">Istnienie samorządu<text:s/><text:span text:style-name="T846">te</text:span>r<text:span text:style-name="T847">yt</text:span>orialnego wymaga istnienia własnych organów uchwałodawczych dla<text:s/><text:soft-page-break/>jednostek tego samorządu a więc rady, rady miejskiej, rady miasta, rady gminy<text:span text:style-name="T848">.<text:s/></text:span>Chodzi tutaj<text:s/><text:span text:style-name="T849">w</text:span><text:s/>szczeg<text:span text:style-name="T850">ól</text:span>ności o podkreślenie zasady,<text:s/><text:span text:style-name="T851">ż</text:span>e organy te, organy uchwałodawcze są wyłącznie organami samorządu terytorialnego, a zatem nie pełnią żadnych innych funkcji w systemie państwowym, w szczególności nie są, tak jak dziś terenowymi organami władzy państwowej<text:span text:style-name="T852">.</text:span><text:s/>Sądzimy, że ów dualizm funkcjonalny stanowi zaprzeczenie konstrukcji samorządu terytorialnego<text:span text:style-name="T853">.</text:span></text:p>
      <text:p text:style-name="P854">Punkt kolejny to teza, że samorząd terytorialn<text:span text:style-name="T855">y</text:span>, tak jak posiada włas<text:span text:style-name="T856">n</text:span>y organ uchwałodawczy, tak samo musi posiadać własny aparat wykonawczy.<text:s/><text:span text:style-name="T857">I</text:span><text:s/>to pojęcie aparatu wykonawczego rozkłada się na dwa elementy<text:span text:style-name="T858">.</text:span><text:s/>Element pierwszy to jest własny organ wykonawczy<text:s/><text:span text:style-name="T859">w</text:span><text:s/>sensie ścisłym - zarząd, wójt, burmistrz,<text:s/><text:span text:style-name="T860">czy</text:span><text:s/>jak go zwał, to wszystko jedno, w każdym razie organ wykonawczy. A po drugie - własny aparat administracyjny, a więc aparat administrac<text:span text:style-name="T861">yj</text:span>ny składający się z pracowników komunalnych, którzy podlegają radzie, podlegają zatem swojemu pracodawcy, działają wyłącznie na rzecz interesów samorządu<text:s/><text:span text:style-name="T862">t</text:span>erytorialnego, a nie na rzecz innego pracodawcy<text:span text:style-name="T863">,</text:span><text:s/>jakim<text:s/><text:span text:style-name="T864">w</text:span><text:s/>obecnym stanie rzec<text:span text:style-name="T865">z</text:span>y jest państwo.</text:p>
      <text:p text:style-name="P866">Kolejna rzecz, to kwestia własności komunalnej<text:span text:style-name="T867">.<text:s/></text:span>Konstytucja wprowadziła odrębną kategorię własności publicznej<text:s/><text:span text:style-name="T868">-</text:span><text:s/>własność komunalną, i oczywiście samorząd terytorialny będąc osobą prawną prawa cywilnego i prawa publicznego, będzie dysponować własnością, swoim majątkiem w ramach przez u<text:span text:style-name="T869">s</text:span>tawę wyznaczonych<text:span text:style-name="T870">.</text:span></text:p>
      <text:p text:style-name="P871">Kolejny punkt to sprawa autonomii finansowej, którą chcemy widzieć w kilku aspektach, dlatego że jak wszystkim doskonale wiadomo, bardzo jest niewiele na świecie instytucji samorządowych miast, gmin, które są samowystar<text:span text:style-name="T872">cz</text:span>alne finansowo<text:span text:style-name="T873">.</text:span><text:s/><text:span text:style-name="T874">W</text:span><text:s/>związku z tym chodzi tutaj o to, aby samorząd terytorialny posiadał źródła dochodów własnych i mógł korzystać z dotacji, przy czym dotacji przyznawanych według zobiektywizowanych kryteriów, zobiektywizowanego systemu zbudowanego w skali og<text:span text:style-name="T875">ó</text:span>lnopań<text:span text:style-name="T876">s</text:span>twowej. Zatem chodzi tu o dość wyraźne jednoznaczne ograniczenie woluntaryzmu decyzyjnego ze strony administra<text:span text:style-name="T877">cj</text:span>i centralnej, administra<text:span text:style-name="T878">cj</text:span>i finanso<text:span text:style-name="T879">wej.</text:span></text:p>
      <text:p text:style-name="P880">Przy czy<text:span text:style-name="T881">m</text:span><text:s/>przez autonomię finansową rozumiem tutaj swobodę dysponowania środkami w ramach obwiązującego prawa nie chodzi nam tylko, aby władza lokalna miała wystarczające dochody, ale również aby mogła dysponować tymi środkami według ustalonych przez siebie zasad i przez prawo zasad<text:span text:style-name="T882">.</text:span></text:p>
      <text:p text:style-name="P883">Środki finansowe - to chcemy podkreślić<text:s/><text:span text:style-name="T884">z</text:span><text:s/>całym naciskiem - muszą być wy<text:span text:style-name="T885">st</text:span>arcz<text:span text:style-name="T886">aj</text:span>ące przynajmni<text:span text:style-name="T887">ej</text:span><text:s/>do wykonania tych zadań, które mają z mocy prawa charakter obowiązkowy.</text:p>
      <text:p text:style-name="P888">Na podobnej zasadzie władza terytorialna, samorząd terytorialny musi, powinna mieć swobodę ustalania sposobów realizacji swoich zadań, a wi<text:span text:style-name="T889">ęc</text:span><text:s/>musi mieć prawo powoływania in<text:span text:style-name="T890">styt</text:span>u<text:span text:style-name="T891">cji</text:span><text:s/>gospodarczych, prz<text:span text:style-name="T892">ed</text:span>siębiorstw spółek instytu<text:span text:style-name="T893">cji<text:s/></text:span>użyteczności publicznej o takim charakterze, jaki wynika z potrzeby zadania publicznego, o które chodzi, może wchodzić w dowolne związki gospodarcze z innymi podmiotami, a także tworzyć związk<text:span text:style-name="T894">i</text:span><text:s/>między komunalne dla realizacji zadali publi<text:span text:style-name="T895">cz</text:span>nych o charakterze ponadlokalnym.</text:p>
      <text:p text:style-name="P896"><text:span text:style-name="T897">Z</text:span><text:s/>całym naciskiem chcemy oddzielić sferę działalności gospodarczej władzy lokalnej od wykonywania zadań publicznych władzy lokalnej. Rozumiemy, że podstawowym celem istnienia władzy lokalnej i samorządu jest realiza<text:span text:style-name="T898">cj</text:span>a zadań publi<text:span text:style-name="T899">cz</text:span>nych. Działa<text:span text:style-name="T900">ln</text:span>ość gospodarcza, którą władza lokalna może prowadzić to działalność, która służy pośrednio prawidłowemu wykonywaniu zadań publicznych, bo taki jest jedyny sens i cel istnienia samorządu ter<text:span text:style-name="T901">yt</text:span>orialnego.</text:p>
      <text:soft-page-break/>
      <text:p text:style-name="P902">Wreszcie ostatnia grupa punktów to jest po pierwsze<text:s/>ograniczenie ingerencji władz administracji czy ogólniej rzecz biorąc władz państwowych przede wszystkim do kryterium zgodności z prawem, jako kryterium zasadniczego<text:span text:style-name="T903">.</text:span><text:s/>Kontrola i ingerencja z punktu widzenia celowości ograniczona wyłącznie do przypadków konkretnie określonych ustawowo<text:span text:style-name="T904">.</text:span><text:s/>Wszyscy zdają sobie sprawę, że również w ramach zgodności z prawem istnieją w prawie klauzule niedookreślone, które element celowościo<text:span text:style-name="T905">w</text:span>y wprowadzają do instrumentów, do podstaw nadzoru i wie<text:span text:style-name="T906">m</text:span>y doskonale, że uniknąć się tego nigdy nie da, ale właśnie chodzi o to, aby kryteria celowościowe ograniczone były tylko do przypadków, gdy wynikają ze szczególnej podstawy prawnej, a nie z podstawy prawnej o charakterze generalnym, tak jak jest to obecnie<text:span text:style-name="T907">.</text:span></text:p>
      <text:p text:style-name="P908"><text:span text:style-name="T909">I</text:span><text:s/>punkt ostatni to jest, jak formułujemy tutaj w naszym tekście to jest prawo do opieki sądowej. Innymi słowy sądzimy,<text:s/><text:span text:style-name="T910">ż</text:span>e samorząd terytorialny powinien mie<text:span text:style-name="T911">ć</text:span><text:s/>możliwość obrony swojego zakresu kompetencji przed ingerencjami z<text:span text:style-name="T912">e</text:span><text:s/>strony władz wyższych.</text:p>
      <text:p text:style-name="P913">Kwestia zorganizowania nadzoru państwowego nad działalnością samorządową będzie tutaj na pewno oddzielnym punktem do dyskusji w każdym bądź razie chcemy zwróci<text:span text:style-name="T914">ć</text:span><text:s/>uwagę na to, że właśnie to sąd najbardziej jest powołany do rozpatrywania sporu o prawo, a jeżeli powiadamy, iż kontrola, że działalność samorządu t<text:span text:style-name="T915">eryt</text:span>orialnego powinna podlegać kontroli wyłącznie z punktu widzenia kryterium legalności, to jest zupełnie oczywiste, że najbardziej powołanym dla kontroli legalności ustalania uchybień w tym zakresie ewentualnie występujących jest sąd<text:span text:style-name="T916">.</text:span><text:s/>Także spory pomiędzy samorządami i samorządami, a w<text:span text:style-name="T917">ł</text:span>adz<text:span text:style-name="T918">ą</text:span><text:s/>państwową i inne spory powinny być rozstrzygane sądowo<text:span text:style-name="T919">.</text:span><text:s/>Chcę podkreślić<text:s/><text:span text:style-name="T920">z</text:span><text:s/>całym naciskiem<text:span text:style-name="T921">.<text:s/></text:span>Jeszcze na koniec trzy punkty dodatkowe.</text:p>
      <text:p text:style-name="P922">Po pierwsze zgadzam si<text:span text:style-name="T923">ę</text:span><text:s/>bardzo silnie z tym co na poprzednim posiedzeniu mówił pan prof<text:span text:style-name="T924">.</text:span><text:s/>Łętowski i chyba nie sp<text:span text:style-name="T925">ot</text:span>kał si<text:span text:style-name="T926">ę</text:span><text:s/>ze sprzeciwem, że samorząd terytoria<text:span text:style-name="T927">ln</text:span>y tak, jak każda instytucja publiczna znajdzie w sobie wiele tendencji do wyradzania się<text:span text:style-name="T928">.</text:span><text:s/>do biurokratyzowania<text:s/><text:span text:style-name="T929">i</text:span><text:s/>do wszystkich podobnych chorób jakie, jakimi grz<text:span text:style-name="T930">es</text:span>zą, jakimi mogą być zarażone wszelkie instytucje publiczne. W związku z tym nie sądzimy, że to jest jakieś cudowne panaceum na problemy dnia dzisiejszego<text:span text:style-name="T931">.</text:span><text:s/><text:span text:style-name="T932">W</text:span><text:s/>szczególności również sądzimy, tak jak to mówił pan prof<text:span text:style-name="T933">.</text:span><text:s/>Łętowski, że obywatel musi znaleźć ochronę przed samorządem tak samo, jak znajduje ją przed administra<text:span text:style-name="T934">cj</text:span>ą państwo<text:span text:style-name="T935">wą</text:span>. Bowiem może być, jak powinien ją znajdywać przed administracją państwową, bowiem ta jego autonomia podmiotowa może być tutaj naruszona.</text:p>
      <text:p text:style-name="P936">Druga rzecz, o której tutaj chciałem podkreślić, którą chciałem pow<text:span text:style-name="T937">i</text:span>e<text:span text:style-name="T938">d</text:span>zieć to to, że wymieniony przeze mn<text:span text:style-name="T939">i</text:span>e katalog cech, gdyby został zaakceptowany sam w sobie bardzo niewiele wnosi jeszcze do naszej dyskusji niestety<text:span text:style-name="T940">.</text:span><text:s/>Ponieważ je<text:span text:style-name="T941">st</text:span><text:s/>to dopi<text:span text:style-name="T942">er</text:span>o po<text:span text:style-name="T943">cząt</text:span>ek<text:span text:style-name="T944">.</text:span></text:p>
      <text:p text:style-name="P945">Istota tego czym będzie samorząd, czym będzie władza lokalna jakkolwiek jej nie<text:span text:style-name="T946"><text:s/></text:span>zwać zależy od kilku czynników, z k<text:span text:style-name="T947">t</text:span>órych jednym są treści obowiązującego prawa materialnego w bardzo szerokim zakresie. I to przyjęcie takiego czy innego katalogu postulatów wstępnych oznacza zgodę na kryteria rewizji prawa materialnego, a nie zamknięcie dysku<text:span text:style-name="T948">s</text:span>j<text:span text:style-name="T949">i</text:span><text:s/>co do zasady<text:span text:style-name="T950">.</text:span><text:s/>J<text:span text:style-name="T951">e</text:span>s<text:span text:style-name="T952">t</text:span><text:s/>to dopiero otwarcie dyskusji i wspólne kontynuowanie dalszych bardzo trudnych i poważnych prac<text:span text:style-name="T953">.</text:span></text:p>
      <text:p text:style-name="P954">Tak sa<text:span text:style-name="T955">m</text:span>o czynniki, które mogą stworzyć lub uniemożliwić stworzenie samorządu leżą w istotnym zakresie poza prawem jako takim<text:span text:style-name="T956">.</text:span><text:s/>Mianowicie w systemie politycznym i w systemie gospodarczym państwa<text:span text:style-name="T957">.</text:span><text:s/>Dlatego to mówię<text:span text:style-name="T958">,</text:span><text:s/>że trzeba rozumieć, jak sądzę wszyscy na tej sali to doskonale wiedzą, że mówimy o pewnej formule prawnej<text:span text:style-name="T959">.</text:span><text:s/><text:span text:style-name="T960">T</text:span><text:span text:style-name="T961">a</text:span><text:s/>formuła prawna musi by<text:span text:style-name="T962">ć</text:span><text:s/>wype<text:span text:style-name="T963">ł</text:span>niona treścią polityczną z jednej<text:s/><text:soft-page-break/>strony, a z drugiej strony treścią gospodarczą<text:span text:style-name="T964">.</text:span><text:s/>W szczególności chc<text:span text:style-name="T965">ę</text:span><text:s/>powiedzieć o tym, że jeżeli nie zostanie zmieniona strategia gospodarcza państwa, którą znamy z ostatnich lat 40 i wynikiem, któr<text:span text:style-name="T966">ej</text:span><text:s/>j<text:span text:style-name="T967">est</text:span><text:s/>całkowi<text:span text:style-name="T968">ci</text:span>e upadek g<text:span text:style-name="T969">os</text:span>podarki komuna<text:span text:style-name="T970">lnej</text:span>, dewastacja mienia komunalnego, to żadne zmiany ustrojowo-prawne nie pomogą samorządowi t<text:span text:style-name="T971">er</text:span>ytorialnemu, a wprowadzone naw<text:span text:style-name="T972">et<text:s/></text:span>zmiany takiej czy innej j<text:span text:style-name="T973">es</text:span>z<text:span text:style-name="T974">cz</text:span>e bardzi<text:span text:style-name="T975">ej</text:span><text:s/>radykalnej po prostu skompromitują tę ideę.<text:s/><text:span text:style-name="T976">I</text:span><text:s/>to chciałbym z całym naciskiem podkreśli<text:span text:style-name="T977">ć</text:span>, że duża część powodzenia nie zależy wcale od takiego czy innego ustalenia przepisów prawa o samorządzie terytorialnym<text:span text:style-name="T978">.</text:span></text:p>
      <text:p text:style-name="P979">I ostatnia kwestia w tej materii nie sądzę, żeby można było powiedzieć, że zaczynamy w kwestiach samorządów t<text:span text:style-name="T980">e</text:span>rytorialnych jakieś sprawy podejmować na polu, na którym nic nie rośnie<text:span text:style-name="T981">.</text:span><text:s/>C<text:span text:style-name="T982">z</text:span>y<text:s/><text:span text:style-name="T983">s</text:span>ię to komu podoba czy się komu nie podoba, czy jest to dobre czy jest to złe samorząd terytorialny jeśli powstanie to powstanie w miejscu, gdzie od lat i to nie 40 tylko od lat 70 al<text:span text:style-name="T984">b</text:span>o jak państwo chcą jeszcze dawniej prowadzona jest działalność publiczna w wymiarze lokalnym<text:span text:style-name="T985">.</text:span></text:p>
      <text:p text:style-name="P986"><text:span text:style-name="T987">W</text:span><text:s/>związku z tym chodziłoby o to, żeby dyskutując dziś o samorządzie terytorialnym nie uronić ju<text:span text:style-name="T988">ż</text:span><text:s/>nic więcej z doświadczeń pozytywnych, które były i są, bo to co dzieje się, bo zdarza<text:s/><text:span text:style-name="T989">s</text:span>i<text:span text:style-name="T990">ę</text:span><text:s/>zbyt często, ż<text:span text:style-name="T991">e</text:span><text:s/>negujemy własną historię i własne te osiągnięcia w sposób niepotrzebny i zupełnie zabawny.</text:p>
      <text:p text:style-name="P992">Dziękuję bardz<text:span text:style-name="T993">o.</text:span></text:p>
      <text:p text:style-name="P994"><text:span text:style-name="T995">Przewodn</text:span><text:span text:style-name="T996">iczą</text:span><text:span text:style-name="T997">cy</text:span>:</text:p>
      <text:p text:style-name="P998">Dz<text:span text:style-name="T999">iękuję</text:span><text:s/>ba<text:span text:style-name="T1000">rdzo.</text:span></text:p>
      <text:p text:style-name="P1001"><text:span text:style-name="T1002">Prof. Wojciech Sokolewicz</text:span>:</text:p>
      <text:p text:style-name="P1003">Ja nie bardzo zrozumiałem<text:s/><text:span text:style-name="T1004">jedn</text:span>ą<text:span text:style-name="T1005"><text:s/></text:span>rzecz, jak ty sobie<text:s/>Michale<text:s/>wyobrażasz organizację na szczeblu tym gminnym, administra<text:span text:style-name="T1006">cj</text:span>i? To znaczy czy adm<text:span text:style-name="T1007">inist</text:span>racja rządowa na szczeblu gminnym ma b<text:span text:style-name="T1008">y</text:span>ć<text:s/>wykonywana przez oddzielny organ od admini<text:span text:style-name="T1009">st</text:span>ra<text:span text:style-name="T1010">cji</text:span><text:s/>samorządow<text:span text:style-name="T1011">ej</text:span>? Czy też jednak dopuszczasz możliwo<text:span text:style-name="T1012">ś</text:span>ć tego, żeby administra<text:span text:style-name="T1013">cj</text:span>a samorządowa działa w pewnym sensie jako agenda administracji<text:s/><text:span text:style-name="T1014">rządowej</text:span><text:s/>tutaj?</text:p>
      <text:p text:style-name="P1015"><text:span text:style-name="T1016">O</text:span><text:span text:style-name="T1017">b.</text:span><text:span text:style-name="T1018"><text:s/>Zawadzka</text:span>:</text:p>
      <text:p text:style-name="P1019">Ja t<text:span text:style-name="T1020">eż</text:span><text:s/>p<text:span text:style-name="T1021">yt</text:span>an<text:span text:style-name="T1022">ie</text:span><text:s/>ni<text:span text:style-name="T1023">e</text:span>zal<text:span text:style-name="T1024">e</text:span>żn<text:span text:style-name="T1025">i</text:span>e od t<text:span text:style-name="T1026">eg</text:span>o, że zabiorę głos. Jak pan sobie wyobraża nadzór sądowy nad samorządem mieszkańców, jaki to miałby być sąd<text:span text:style-name="T1027">.</text:span><text:s/>Czy to sądownic<text:span text:style-name="T1028">t</text:span>wo ogólne czy może raczej sąd...</text:p>
      <text:p text:style-name="P1029">/Chwilowy brak na<text:span text:style-name="T1030">g</text:span>rania/.</text:p>
      <text:p text:style-name="P1031"><text:span text:style-name="T1032">...</text:span>przeprowadzi?<text:s/><text:span text:style-name="T1033">D</text:span><text:span text:style-name="T1034">zi</text:span>ę<text:span text:style-name="T1035">kuję</text:span><text:s/>na razie<text:span text:style-name="T1036">.</text:span></text:p>
      <text:p text:style-name="P1037"><text:span text:style-name="T1038">Przewod</text:span><text:span text:style-name="T1039">n</text:span><text:span text:style-name="T1040">ic</text:span><text:span text:style-name="T1041">ząc</text:span><text:span text:style-name="T1042">y</text:span><text:span text:style-name="T1043">:</text:span></text:p>
      <text:p text:style-name="P1044">Czy są jeszcze jakieś pytania? Proszę bardzo.</text:p>
      <text:p text:style-name="P1045"><text:span text:style-name="T1046">O</text:span><text:span text:style-name="T1047">b. Lang</text:span><text:span text:style-name="T1048">er:</text:span></text:p>
      <text:p text:style-name="P1049">Jestem profesorem teorii i prawa, i przewodniczącym Wojewódzkiej Rady<text:s/><text:span text:style-name="T1050">N</text:span>arodowej w Gdańsku. Ja mam takie pytanie do pana. Otóż jest tu pewna niespó<text:span text:style-name="T1051">j</text:span>no<text:span text:style-name="T1052">ś</text:span>ć doś<text:span text:style-name="T1053">ć<text:s/></text:span>istotna w pańskim dokumencie.<text:s/><text:span text:style-name="T1054">A</text:span><text:s/>mianowicie stwierdza pan, że samorząd terytorialny musi posiadać własny organ wykonawczy, a n<text:span text:style-name="T1055">i</text:span>e działać poprzez administra<text:span text:style-name="T1056">cj</text:span>ę państwową? Czyli jak gdyby pan separuje te dwie struktury od siebie w i<text:span text:style-name="T1057">mi</text:span>ę<text:s/>upodmi<text:span text:style-name="T1058">o</text:span>towienia sa<text:span text:style-name="T1059">m</text:span>orządu czy uwiary<text:span text:style-name="T1060">g</text:span>odnienia sa<text:span text:style-name="T1061">m</text:span>orządu<text:span text:style-name="T1062">.</text:span><text:s/>A jednocześnie<text:s/><text:span text:style-name="T1063">w</text:span><text:s/>punkcie<text:s/>„h”, wprowadza pan kasacyjną kontrolę w punkcie<text:s/>„h”<text:s/>mówi pan o dwóch rze<text:span text:style-name="T1064">c</text:span>zach<text:span text:style-name="T1065">.</text:span><text:s/>A mianowicie tak ogran<text:span text:style-name="T1066">icz</text:span>enie ing<text:span text:style-name="T1067">erencji</text:span><text:s/>admini<text:span text:style-name="T1068">st</text:span>ra<text:span text:style-name="T1069">cji</text:span><text:s/>pań<text:span text:style-name="T1070">st</text:span>wow<text:span text:style-name="T1071">ej</text:span><text:s/>to jest j<text:span text:style-name="T1072">eżel</text:span>i to ma być zgodne z punktem, z tą<text:s/><text:span text:style-name="T1073">t</text:span>ez<text:span text:style-name="T1074">ą</text:span><text:s/>o separacji to nie ograniczenie a likwidacja, bo pan dopuszcza, że istnieje jakaś boczna furtka, przez którą ta admin<text:span text:style-name="T1075">ist</text:span>ra<text:span text:style-name="T1076">cj</text:span>a<text:s/><text:soft-page-break/>państwowa będzie ingerować w oddzieloną od siebie struktur<text:span text:style-name="T1077">ę</text:span><text:s/>organów wykonawczych komunalnych<text:span text:style-name="T1078">.</text:span><text:s/>To jest nielogiczne<text:span text:style-name="T1079">.</text:span></text:p>
      <text:p text:style-name="P1080"><text:span text:style-name="T1081">I</text:span><text:s/>następna sprawa<text:span text:style-name="T1082">.</text:span><text:s/>Skoro pan zakłada dwudzielność<text:span text:style-name="T1083"><text:s/></text:span>tych struktur, to ja nie bardzo rozumiem<text:span text:style-name="T1084">.</text:span>.<text:span text:style-name="T1085">.</text:span></text:p>
      <text:p text:style-name="P1086">/Chwilowy brak głosu/.</text:p>
      <text:p text:style-name="P1087"><text:span text:style-name="T1088">...</text:span>nagle wprowadza w punkcie<text:s/>„h”<text:s/>zupełnie przecież nieprawdopodobną instytucję kontroli kasacyjnej administra<text:span text:style-name="T1089">cj</text:span>i z punktu widzenia zgodności prawem działań organów samorządowych<text:span text:style-name="T1090">.</text:span><text:s/>Ergo również działań organów wykonawczych samorządowych. To znaczy najpierw pan ich separuje, a potem organizacji wykonawczej rządowej przyznaje prawo do kontroli kasacyjnej działa<text:span text:style-name="T1091">ń</text:span><text:s/>organów wykonawczych samorządu<text:span text:style-name="T1092">.</text:span><text:s/>To ja nie bardzo rozumiem.</text:p>
      <text:p text:style-name="P1093"><text:span text:style-name="T1094">Na</text:span>s<text:span text:style-name="T1095">t</text:span>ę<text:span text:style-name="T1096">p</text:span>n<text:span text:style-name="T1097">a</text:span><text:s/>kwestia, której ja nie rozumiem<text:span text:style-name="T1098">.</text:span><text:s/>Używa pan pojęcia autonom<text:span text:style-name="T1099">i</text:span>a finansowa. Takiej jako tytuł autonomia finansowa<text:s/><text:span text:style-name="T1100">i</text:span><text:s/>pod tym pojęciem autonomia finansowa, pan jest prawnikiem, i ja jestem prawnikiem i orientujemy<text:s/><text:span text:style-name="T1101">się</text:span>, że poję<text:span text:style-name="T1102">ci</text:span>e autonom<text:span text:style-name="T1103">ii</text:span><text:s/>to j<text:span text:style-name="T1104">est</text:span><text:s/>p<text:span text:style-name="T1105">oj</text:span>ę<text:span text:style-name="T1106">ci</text:span>e funk<text:span text:style-name="T1107">cj</text:span>onowania sam<text:span text:style-name="T1108">od</text:span>zi<text:span text:style-name="T1109">el</text:span>nego na pewnym wyodrębnionym polu obejmującego co najmniej dwie grupy uprawnień.</text:p>
      <text:p text:style-name="P1110">Po pierwsze uprawnienie do swobodnego stanowienia prawa i do swobodnej realizacji prawa. Otóż samorząd w żadnym razie przecież nie może by<text:span text:style-name="T1111">ć</text:span>, jeżeli spojrzymy na rozwinięcie pańskiej tezy, nie może być przec<text:span text:style-name="T1112">i</text:span>eż oparty o układ autonomiczny dlatego skoro pan mówi o spółkach, skoro pan mówi o dofinansowania ze<text:s/><text:span text:style-name="T1113">oś</text:span>rodków zewnętrznych to automatycznie przekreśla pan kwesti<text:span text:style-name="T1114">ę</text:span><text:s/>autonomii. Tylko pan się układa na celowe, patrzy pan na pewne celowe zewnętrzne zasilania cho<text:span text:style-name="T1115">ci</text:span>ażby w ramach norm prawnych ogólnych<text:span text:style-name="T1116">.</text:span></text:p>
      <text:p text:style-name="P1117">Następna kwestia, której ja nie rozumiem...</text:p>
      <text:p text:style-name="P1118"><text:span text:style-name="T1119">/Głos</text:span><text:s/>z sali: nie słychać/.</text:p>
      <text:p text:style-name="P1120"><text:span text:style-name="T1121">O</text:span><text:span text:style-name="T1122">b. Langer</text:span>:</text:p>
      <text:p text:style-name="P1123">N<text:span text:style-name="T1124">i</text:span>e to są rzeczy, których ja nie r<text:span text:style-name="T1125">o</text:span>zumiem, nie chc<text:span text:style-name="T1126">ę</text:span><text:s/>polemizować póki nie będę miał jasności.</text:p>
      <text:p text:style-name="P1127">Mianowicie pisze pan samorząd terytorialny z obligatoryjnym związkiem mieszkańców. T<text:span text:style-name="T1128">o</text:span><text:s/>znaczy czy ja mog<text:span text:style-name="T1129">ę</text:span><text:s/>z tego rozumieć, że prawo do samorządu jest takim samym prawem człowieka, jak prawo do życia, prawo do rozwoju, prawo<text:span text:style-name="T1130">...<text:s/></text:span>czy oto jest prawo ind<text:span text:style-name="T1131">y</text:span>widualne człowieka, bo jak tak przynajmniej rozumiem, że prawo do samorządu jest takim samym prawem, jak np. prawo wyborcze. Ludzie mają prawo do samorządów, a więc i<text:span text:style-name="T1132">s</text:span>tota prawa do samorządu płynie nie z faktu, że oto pewne terytorium państwa się w jaki<text:span text:style-name="T1133">ś</text:span><text:s/>sposób wyodrębn<text:span text:style-name="T1134">i</text:span>a i tworzy jakąś struktur<text:span text:style-name="T1135">ę</text:span><text:s/>prz<text:span text:style-name="T1136">edst</text:span>awic<text:span text:style-name="T1137">iels</text:span>ką<text:s/><text:span text:style-name="T1138">i</text:span><text:s/>ta struktura działa w imieniu mieszkańców tylko, że to jest indywidualne prawo każdego dorosłego człowieka do tego czy pan tak to rozumie, czy też pan rozumie, że jest to prawo zewn<text:span text:style-name="T1139">ę</text:span>trzne przysługujące strukturze<text:span text:style-name="T1140">.</text:span><text:s/>Tyle mam pytań na razie<text:span text:style-name="T1141">.</text:span></text:p>
      <text:p text:style-name="P1142"><text:span text:style-name="T1143">Przewod</text:span><text:span text:style-name="T1144">n</text:span><text:span text:style-name="T1145">ic</text:span><text:span text:style-name="T1146">ząc</text:span><text:span text:style-name="T1147">y</text:span><text:span text:style-name="T1148">:</text:span></text:p>
      <text:p text:style-name="P1149">Dziękuję bardzo. Proszę pan...</text:p>
      <text:p text:style-name="P1150"><text:span text:style-name="T1151"><text:s text:c="29"/></text:span><text:s/>/kółka rolnicze/:</text:p>
      <text:p text:style-name="P1152">Ja mam jedno pytanie tylko<text:span text:style-name="T1153">.</text:span><text:s/><text:span text:style-name="T1154">Cz</text:span>y to jest przypadek, przypuszczam, że to przypadek, że kiedy pan powoływał si<text:span text:style-name="T1155">ę</text:span><text:s/>na pana prof.<text:s/><text:span text:style-name="T1156">Ł</text:span>ętow<text:span text:style-name="T1157">s</text:span>kiego, to mówił pan o tej obronie obywateli pr<text:span text:style-name="T1158">z</text:span>ed samorządem co zreszt<text:span text:style-name="T1159">ą</text:span><text:s/>bardzo pochwalam i bardzo ml to odpowiada czy n<text:span text:style-name="T1160">i</text:span>e rozwin<text:span text:style-name="T1161">ął</text:span><text:s/>pan wtedy, pan od<text:s/><text:span text:style-name="T1162">r</text:span>azu<text:s/><text:span text:style-name="T1163">t</text:span>ej myśli<text:s/><text:span text:style-name="T1164">o</text:span><text:s/>obronie organizacji społecznych, zawodowych zwłaszcza na ws<text:span text:style-name="T1165">i</text:span><text:s/>również przed samorządem<text:span text:style-name="T1166">.</text:span><text:s/>Np. w samej<text:s/><text:soft-page-break/>rzeczy terytorialn<text:span text:style-name="T1167">ej,</text:span><text:s/>bo tak<text:span text:style-name="T1168">i</text:span>e jest... bo takie jest życie dzisiaj.</text:p>
      <text:p text:style-name="P1169">Dziękuję bardzo.</text:p>
      <text:p text:style-name="P1170"><text:span text:style-name="T1171">Przewod</text:span><text:span text:style-name="T1172">n</text:span><text:span text:style-name="T1173">ic</text:span><text:span text:style-name="T1174">ząc</text:span><text:span text:style-name="T1175">y</text:span><text:span text:style-name="T1176">:</text:span></text:p>
      <text:p text:style-name="P1177"><text:span text:style-name="T1178">Cz</text:span>y są jeszcze jakieś pytania? To może popros<text:span text:style-name="T1179">z</text:span>ę pana Kuleszę o<text:s/><text:span text:style-name="T1180">o</text:span>dpowi<text:span text:style-name="T1181">e</text:span>d<text:span text:style-name="T1182">ź</text:span>.</text:p>
      <text:p text:style-name="P1183"><text:span text:style-name="T1184">Michał Kulesza</text:span>:</text:p>
      <text:p text:style-name="P1185">To właściwie nie są już pytania, jest to początek dyskusji<text:span text:style-name="T1186">.</text:span><text:s/>Ale dlatego pozwolę sobie odpowiadać bardzo krótko rozumiejąc<text:span text:style-name="T1187">,</text:span><text:s/>że będziemy większoś<text:span text:style-name="T1188">ć</text:span><text:s/>z tych zagadnie<text:span text:style-name="T1189">ń</text:span><text:s/>dyskut<text:span text:style-name="T1190">o</text:span>wali jednak trochę bardziej szczegółowo, są to bowiem w istocie podstawowe pytania, które państwo tutaj zadawali w dużej częś<text:span text:style-name="T1191">c</text:span>i tego materiału. Za chwilę odpowiem według kolejności pytań<text:span text:style-name="T1192">.</text:span></text:p>
      <text:p text:style-name="P1193">Natomiast jedną kwestię chciałbym wysunąć przed nawias, bo ona się będzie odnosiła do dużej części podniesionych problemów. Kryterium, które jest p<text:span text:style-name="T1194">o</text:span>d<text:span text:style-name="T1195">s</text:span>tawą wyodrębnienia instytucji, a następnie zakresu działania samorządu jako kryterium podkreślam ra<text:span text:style-name="T1196">cj</text:span>onalne, bo można w dowolny sposób te instytucje układać.<text:s/><text:span text:style-name="T1197">W</text:span>i<text:span text:style-name="T1198">ę</text:span>c powiadam kryterium racjonalne c<text:span text:style-name="T1199">o</text:span><text:s/>jest po<text:span text:style-name="T1200">j</text:span>ęc<text:span text:style-name="T1201">ie</text:span>m interesu lokalnego. Innymi słowy nie można władzy lokalnej, władzy samorządowej powierzać takich zadań, które znajdują s<text:span text:style-name="T1202">i</text:span>ę w zdecydowanym konflikcie z inter<text:span text:style-name="T1203">es</text:span>em lokalnym.</text:p>
      <text:p text:style-name="P1204">Trzeba powiedzie<text:span text:style-name="T1205">ć</text:span><text:s/>nie można im niekiedy powierzać takich zadań, które leżą w interesie lokalnym również<text:span text:style-name="T1206">.</text:span><text:span text:style-name="T1207"><text:s/></text:span>Ponieważ<text:s/><text:span text:style-name="T1208">w</text:span><text:s/>niektórych przypadkach działania tego typu mogł<text:span text:style-name="T1209">o</text:span>by prowadzić do ewidentnych naruszeń interesów publicznych wyższego szczebla.</text:p>
      <text:p text:style-name="P1210">Teraz odpowiadam po kolei. Pierwsze pytanie związane z administracją państwową w gminie.</text:p>
      <text:p text:style-name="P1211">Ni<text:span text:style-name="T1212">e</text:span><text:s/>wykluczam... inaczej. Mój pogląd jest taki nie wid<text:span text:style-name="T1213">z</text:span>ę absolutnie żadnego powodu ani sensu tworzenia administra<text:span text:style-name="T1214">c</text:span>ji równoległej do administracji samorządowej w gminie. Rozwiązanie natomiast problemu,<text:s/><text:span text:style-name="T1215">o</text:span><text:s/>którym mówiłeś mogą być najróżni<text:span text:style-name="T1216">ej</text:span>sze i one wymagają być m<text:span text:style-name="T1217">o</text:span>że dużej k<text:span text:style-name="T1218">łó</text:span>tni.</text:p>
      <text:p text:style-name="P1219"><text:span text:style-name="T1220">/Głos</text:span><text:s/>z sa<text:span text:style-name="T1221">l</text:span>i: n<text:span text:style-name="T1222">i</text:span>e słychać/.</text:p>
      <text:p text:style-name="P1223"><text:span text:style-name="T1224">Michał Kulesza</text:span>:</text:p>
      <text:p text:style-name="P1225"><text:span text:style-name="T1226">T</text:span><text:span text:style-name="T1227">ak.</text:span><text:s/>Nadzór sądowy i Rada Państwa wobec samorządu terytorialnego, Rada Państwa w obecnym kształ<text:span text:style-name="T1228">c</text:span>ie absolutnie już nie może pełnić ty<text:span text:style-name="T1229">c</text:span>h funk<text:span text:style-name="T1230">cj</text:span>i nadzorczych<text:span text:style-name="T1231">.</text:span><text:s/>Ponieważ jest to organ zupełnie inny niejako struktury instytucjonalnej.</text:p>
      <text:p text:style-name="P1232">W zw<text:span text:style-name="T1233">i</text:span>ązku z tym tutaj ten problem zwieńczenia samorządu w ogóle nie był podnoszony, bo jest to znowu kwestia techniczna. Sądzimy, że je<text:span text:style-name="T1234">s</text:span>t potrzebna jakaś organizacja samorządowa typu związek n<text:span text:style-name="T1235">i</text:span>e wiem miast i gmin, najróżni<text:span text:style-name="T1236">ej</text:span>sze s<text:span text:style-name="T1237">ą</text:span><text:s/>możliwe<text:span text:style-name="T1238">.</text:span><text:s/>Natomiast co do problemu kontroli sądowej, o której pani profesor mówiła, i to jest w pewnym sensie nawiązanie do pytania pana prof. Langera, no właśnie ponieważ chodzi o spór o prawo, za każdym razem jest to tylko spór o prawo, to najlepszy do rozwiązania sporu o prawo jest zawsze sąd<text:span text:style-name="T1239">.</text:span></text:p>
      <text:p text:style-name="P1240">Spory, które tutaj będą wchodziły w grę są oczywiście sporami dwojakiego rodzaju<text:span text:style-name="T1241">.</text:span><text:s/>Są to z jednej strony spory o charakterze cywilno-prawnym i majątkowym, i nie ma najmniejszego pow<text:span text:style-name="T1242">o</text:span>du, ż<text:span text:style-name="T1243">a</text:span>by tutaj tworzyć jakieś szczególne instytucje sądown<text:span text:style-name="T1244">i</text:span>cze<text:span text:style-name="T1245">.</text:span><text:s/>S<text:span text:style-name="T1246">ą</text:span><text:s/><text:span text:style-name="T1247">s</text:span>ądy cywilne, ewentualnie bę<text:span text:style-name="T1248">dą<text:s/></text:span>s<text:span text:style-name="T1249">ą</text:span>dy gospodarcze, nie ma najmni<text:span text:style-name="T1250">ej</text:span>szego absolutnie problemu<text:s/><text:span text:style-name="T1251">w</text:span><text:s/>tym zakre<text:span text:style-name="T1252">s</text:span>i<text:span text:style-name="T1253">e</text:span>.</text:p>
      <text:p text:style-name="P1254">Natomiast tam gdzie o spór o prawo w sensie prawa publicznego to oczywiście ma pani rację<text:span text:style-name="T1255">,</text:span><text:s/>jest to niewątpliwy postulat do rozszerzenia<text:s/><text:span text:style-name="T1256">z</text:span><text:s/>zakresu kognicji N<text:span text:style-name="T1257">S</text:span>A, w takim zakresie w jakim traktujemy<text:s/><text:soft-page-break/>samorząd terytorialny, jednostkę<text:span text:style-name="T1258"><text:s/></text:span>samorządu terytorialnego jako podmiot prawa, jako podmiot prawa<text:span text:style-name="T1259">.</text:span><text:s/>A zatem w takim zakresie, w jakim prawa podmiotowe tej jednostki zostały naruszone ingerencją władzy<text:span text:style-name="T1260">.</text:span><text:s/>W tym wypadku władzy państwowej<text:span text:style-name="T1261">.</text:span><text:s/>Jest to konstrukcja analogiczna do dzisiejszej konstrukcji, że tak powiem strukturaln<text:span text:style-name="T1262">ej</text:span><text:s/>działania NSA, tylko w oczywiście o wiele rozszerzonym zakresie.</text:p>
      <text:p text:style-name="P1263"><text:span text:style-name="T1264">T</text:span>u przy okazji odpowiedź na pańskie pytanie mówiące o obronie w c<text:span text:style-name="T1265">u</text:span>dzysłowie przed samorządem, obronie obywatela, mam na myśli wszystkie instytuc<text:span text:style-name="T1266">j</text:span>e, które mogą się w takiej sytuacji znale<text:span text:style-name="T1267">źć</text:span><text:s/>to jest obywatel, to jest organizacja społeczna, to jest spółdzielnia, to jest związek zawodowy, kółko rolnicze<text:span text:style-name="T1268">.</text:span><text:s/>Obywatel stanowi tutaj po prostu symbol jednostki, tak zawsze trzeba<text:s/><text:span text:style-name="T1269">s</text:span>ądz<text:span text:style-name="T1270">ę</text:span><text:s/>w tej rozmowie rozumieć.</text:p>
      <text:p text:style-name="P1271"><text:span text:style-name="T1272">W</text:span><text:s/>związku z tym powstaje zasadniczy problem od razu kontynuując pytanie o prawo do samorządu. Ja nie umiem w tej chwili p<text:span text:style-name="T1273">o</text:span>dać odpowiedzi jeśl<text:span text:style-name="T1274">i</text:span><text:s/>tak wolno r<text:span text:style-name="T1275">z</text:span>ec uzgodnionej, bo myśmy o tym po prostu nie dyskutowali i to trzeba tu mówić kiedy pogląd jest indywidualny, a kiedy jest uzgodniony być może sądzę, że prawo do samorządu powinno si<text:span text:style-name="T1276">ę</text:span><text:s/>znaleź<text:span text:style-name="T1277">ć</text:span><text:s/>w naszej Konstytucji<text:span text:style-name="T1278">.</text:span><text:s/>W oczywisty sposób<text:span text:style-name="T1279">.</text:span><text:s/>Stąd, to jest<text:s/>chyba bezpośrednia odpowi<text:span text:style-name="T1280">e</text:span>dź na to pytanie zadane<text:s/><text:span text:style-name="T1281">mi</text:span>.<text:s/><text:span text:style-name="T1282">I</text:span><text:s/>teraz wobec tego te pozostałe problemy.</text:p>
      <text:p text:style-name="P1283">Ja nie widzę sprzeczności istotnej pomiędzy ogłaszaniem samodzi<text:span text:style-name="T1284">el</text:span>ności prawnej samorządu<text:span text:style-name="T1285">,</text:span><text:s/>słowo autonomia jest oczywiście p<text:span text:style-name="T1286">e</text:span>wn<text:span text:style-name="T1287">ą</text:span><text:s/>przesadą tutaj i kolokwializmem<text:span text:style-name="T1288">,</text:span><text:s/>takie pro<text:span text:style-name="T1289">s</text:span>zę nie<text:s/><text:span text:style-name="T1290">ch</text:span>wyta<text:span text:style-name="T1291">ć</text:span><text:s/>za to słowo, to nie chodzi o tą autonomię w takim ściśle prawn<text:span text:style-name="T1292">i</text:span>czym rozumieniu. W ka<text:span text:style-name="T1293">ż</text:span>dym razie ogłaszanie samodzielności prawnej samorządu nie stoi w moim rozumieniu w żadnej sprzeczności<text:s/><text:span text:style-name="T1294">z</text:span><text:s/>możliwością powierzenia państwu uprawnień nadzorczych nad tym samorządem, bo jest to kwestia działania w ramach tej samej struktury państwowej. Mówiono na poprzednim spotkaniu o właśnie, mówiono na poprzednim spotkaniu o tym, że być może ta strona społeczna przeciwstawiała kiedyś c<text:span text:style-name="T1295">z</text:span>y niepotrzebnie za nadto czy w ogóle samorząd państwu.<text:s/><text:span text:style-name="T1296">Nie</text:span><text:s/><text:span text:style-name="T1297">ch</text:span>cę w tej ch<text:span text:style-name="T1298">w</text:span>i<text:span text:style-name="T1299">l</text:span>i wraca<text:span text:style-name="T1300">ć</text:span><text:s/>o co prosił pro<text:span text:style-name="T1301">f.<text:s/></text:span>Regulski, nie chcę w tej chwili wracać do polemik dawniejszych i odpowiadać na pytanie czy tak, osy nie, czy to takie były czy inne poglądy<text:span text:style-name="T1302">.</text:span></text:p>
      <text:p text:style-name="P1303">Samorząd działa w państwie, samorząd jest rodzajem władzy publicznej, a więc w związku z tym jeżeli samorząd działa w państwie i jest rodzajem władzy publicznej to powinien by<text:span text:style-name="T1304">ć</text:span><text:s/>kontrolowany co do zgodności działania<text:s/><text:span text:style-name="T1305">z</text:span><text:s/>prawem, tak jak każda inna władza<text:span text:style-name="T1306">.</text:span></text:p>
      <text:p text:style-name="P1307">Sugerujemy, aby organem kontroli był sąd, ale będzie tu jeśl<text:span text:style-name="T1308">i</text:span><text:s/>rzec tak wolno powód<text:s/><text:span text:style-name="T1309">i</text:span><text:s/>pozwany. Jest zupełnie oczywiste,<text:s/><text:span text:style-name="T1310">ż</text:span>e pozwanym będzie samorząd, a powodem będzie organ państwa, organ rządowy, a może być i odwrotnie, nie stoi nic na przeszkodzie<text:span text:style-name="T1311">.</text:span><text:s/>Tu chodzi o spór o prawo, a więc prawo naruszone przez jednego z u<text:span text:style-name="T1312">c</text:span>z<text:span text:style-name="T1313">es</text:span>tników obrotu prawnego.<text:s/>Więcej nie chciałbym w tej chwil<text:span text:style-name="T1314">i</text:span><text:s/>wchodzić w t<text:span text:style-name="T1315">ę</text:span><text:s/>dyskusję.</text:p>
      <text:p text:style-name="P1316">I ostatnie pytanie chyba jeśli nie zgubiłem czegoś to problem owej autonomii finansowej, odkładając problem autonomii zostaje kwestia zakresu samodzi<text:span text:style-name="T1317">el</text:span>ności finansowej. Jest to dość szczegółowy problem, o którym będziemy oddzielnie dyskutować<text:span text:style-name="T1318">.</text:span><text:s/><text:span text:style-name="T1319">T</text:span><text:span text:style-name="T1320">u</text:span><text:s/>chodzi mianowi<text:span text:style-name="T1321">c</text:span>ie o przeciwstawienie się takiemu do<text:span text:style-name="T1322">ść</text:span><text:s/>często wysuwanemu poglądowi, że kto płaci ten koniecznie musi kontrolowa<text:span text:style-name="T1323">ć</text:span><text:s/><text:span text:style-name="T1324">i</text:span><text:s/>rządzić pieniędzmi, które dał otó<text:span text:style-name="T1325">ż</text:span><text:s/>niekoni<text:span text:style-name="T1326">ec</text:span>znie.</text:p>
      <text:p text:style-name="P1327">Sądzimy, że poza tego typu sytuacjami, że dotacja ma charakter celowy jest przeznaczona na realizację konkretnych zadań i oczywiście wówczas pod nadzorem drogiego darczyńcy potrzebny jest mechanizm indeksowanych dotacji ogólnych, przeznaczonych na ogóle cele samorządu i niekontrolowanych z punktu widzenia tego<text:span text:style-name="T1328">.</text:span></text:p>
      <text:soft-page-break/>
      <text:p text:style-name="P1329">Sądzę, że na ten moment odpowiedzi wystarc<text:span text:style-name="T1330">z</text:span>y, będziemy j<text:span text:style-name="T1331">es</text:span>zcze wraca<text:span text:style-name="T1332">ć</text:span><text:s/>do tych problemów.</text:p>
      <text:p text:style-name="P1333">Dziękuję bardzo.</text:p>
      <text:p text:style-name="P1334"><text:span text:style-name="T1335">Przewodniczący</text:span>:</text:p>
      <text:p text:style-name="P1336"><text:span text:style-name="T1337">Dziękuję</text:span>. Prz<text:span text:style-name="T1338">ed</text:span>stawiając ten program chcielibyśmy stworzyć jakąś z naszej strony płaszczyznę do dyskusji dla dobrego wzajemnego zrozumienia<text:s/><text:span text:style-name="T1339">się</text:span><text:s/>o czym mówimy, a wydawało się, że to jest konieczne po to, ażeby unikną<text:span text:style-name="T1340">ć<text:s/></text:span>po prostu nieporozumień, jakichś dyskusji pozornych o rzeczach które... Stąd zajęliśmy trochę czasu.</text:p>
      <text:p text:style-name="P1341">Proszę bardzo kto z państwa chciał zabra<text:span text:style-name="T1342">ć</text:span><text:s/>głos. Pan<text:span text:style-name="T1343">i<text:s/></text:span>prof<text:span text:style-name="T1344">.</text:span><text:s/>Zawadzka, potem pan... w kolejności już po raz<text:s/>drugi.</text:p>
      <text:p text:style-name="P1345"><text:span text:style-name="T1346">Barbara Zawadzka</text:span>:</text:p>
      <text:p text:style-name="P1347">Nazywam się Barbara Zawadzka, pracuję w Instytucie Państwa i Prawa<text:s/><text:span text:style-name="T1348">P</text:span>A<text:span text:style-name="T1349">N.</text:span><text:s/>Chciałam nawiązać<text:s/>do wstępnej wypowiedzi pr<text:span text:style-name="T1350">o</text:span>f. Regulskiego<text:s/><text:span text:style-name="T1351">i</text:span><text:s/>do tego stwierdzenia<text:s/><text:span text:style-name="T1352">z</text:span><text:s/>którym si<text:span text:style-name="T1353">ę</text:span><text:s/>zgadzam, ż<text:span text:style-name="T1354">e</text:span><text:s/>w sprawie zasadniczej to znacz<text:span text:style-name="T1355">y</text:span><text:s/><text:span text:style-name="T1356">w</text:span><text:s/>sprawie,<text:s/><text:span text:style-name="T1357">ż</text:span>e stan samorządu terytorialnego nie jest dobry i ż<text:span text:style-name="T1358">e</text:span><text:s/>trzeba go poprawić, rozbieżności właściwie nie ma.<text:s/><text:span text:style-name="T1359">I</text:span><text:s/>wobec tego chcę si<text:span text:style-name="T1360">ę</text:span><text:s/>skupi<text:span text:style-name="T1361">ć</text:span><text:s/>na problemach konkretnych. Bo ta płaszczyzna, którą przedstawił<text:s/><text:span text:style-name="T1362">i</text:span><text:s/>pan prof<text:span text:style-name="T1363">.</text:span><text:s/>Regulski na pop<text:span text:style-name="T1364">rz</text:span>e<text:span text:style-name="T1365">d</text:span>n<text:span text:style-name="T1366">i</text:span>m posiedzeniu i ta, którą przedstawił teraz pan doc<text:span text:style-name="T1367">.<text:s/></text:span>Kulesza są one w dużym stopniu, są one właściwie zbieżne<text:span text:style-name="T1368">.<text:s/></text:span>Natomiast są one dosy<text:span text:style-name="T1369">ć</text:span><text:s/>ogólne i wyma<text:span text:style-name="T1370">g</text:span>a<text:span text:style-name="T1371">j</text:span>ą konkr<text:span text:style-name="T1372">et</text:span>yza<text:span text:style-name="T1373">cj</text:span>i.</text:p>
      <text:p text:style-name="P1374">Sądzę, że rezultatem naszej pracy powinny być postulaty o dużo większym stopniu konkr<text:span text:style-name="T1375">e</text:span>tności. I chciałam szereg rodzaju konkretów rozwiązań zasugerować<text:span text:style-name="T1376">.</text:span></text:p>
      <text:p text:style-name="P1377">Po pierwsze w polu naszej uwagi uważam, powinien być również samorząd mieszkańc<text:span text:style-name="T1378">ó</text:span>w w ni<text:span text:style-name="T1379">e</text:span><text:s/>mni<text:span text:style-name="T1380">ej</text:span>szym stopniu niż rady narodowe<text:span text:style-name="T1381">.</text:span><text:s/>O tyle może w mniejszym, że regulacja prawna samorządu mieszkańców j<text:span text:style-name="T1382">es</text:span>t chyba z grubsza biorąc zadowalająca w tej chwili i jest chyba w tej chwili chyba głównie problem s<text:span text:style-name="T1383">o</text:span>c<text:span text:style-name="T1384">j</text:span>ologicznych uwarunkowań wykorzystania tych uprawnień, które ma samorząd mieszkańców w mieście. Bo ten wiejski raczej nie wykorzystuje. I jeżeli się skupiamy przede wszystkim na sprawach rad narodowych to dlatego, że tutaj podstawa legislacyjna jest dużo mniej zadowalają<text:span text:style-name="T1385">c</text:span>a, dużo bardziej jej brakuje, ale przy takich wypowi<text:span text:style-name="T1386">ed</text:span>ziach natury ogólnej nie należy samorządu mieszkańców gubić z uwagi jako tego najniższego rzeczywiście stopnia samorządu terytorialnego, który powinien odgrywa<text:span text:style-name="T1387">ć</text:span><text:s/>coraz większą rolę<text:span text:style-name="T1388">.</text:span></text:p>
      <text:p text:style-name="P1389"><text:span text:style-name="T1390">W</text:span><text:s/>szczególności przy takiej konstrukcji gminy, jaką mamy obecnie w Polsce przy gminie skupiającej kilkadziesiąt jednostek osi<text:span text:style-name="T1391">ed</text:span>leńczych rzeczywiście rola samorządu mieszkańców pojedynczych wsi musi być odpowiednio wyeksponowana.</text:p>
      <text:p text:style-name="P1392">Natomiast ja nie zgłaszam w odniesieniu do tego szczebla samorządu projektów legislacyjnych. Może tylko warto zaznaczyć<text:span text:style-name="T1393">,</text:span><text:s/><text:span text:style-name="T1394">t</text:span><text:span text:style-name="T1395">o</text:span><text:s/>będzie taka drobna tylko, drobne nawiązanie do spraw ogólnych, że właśnie na tym najniższym szczeblu mamy do odnoto<text:span text:style-name="T1396">w</text:span>ania suk<text:span text:style-name="T1397">c</text:span>esy właśnie na terenie wsi. Samorząd mieszkańców wsi ma wiele sukcesów. Potrafi zorganizować<text:span text:style-name="T1398">,</text:span><text:s/>potrafi wiele osiągnąć, i no... i niech to świadczy, że z tym samorządem terytorialnym dotychczas nie było tak zupełnie ź<text:span text:style-name="T1399">l</text:span>e, a pozwalam sobie wrócić do spraw ogólnych w związku z tym, że padła na poprzednim posiedzeniu taka myśl, no nie eksponowana przez prof. Regulskiego i słusznie, że może by odejść od nazwy rad narodowych. Proponowałabym tamtą sprawę zostawić bez dalszego biegu w naszej dyskusji, dlatego, że jest to akurat taka propozycja, która<text:s/>musiałaby<text:s/><text:soft-page-break/>nas prowadzić na tory polemik ideologicznych itd. i można tutaj chociażby dotychczasowe osiągnięcia samorządu mieszkańców wsi są, były tutaj argumentem do przeciwstawienia się tego rodzaju propozycjom<text:span text:style-name="T1400">.</text:span><text:s/>Proponuję nad tym<text:s/><text:span text:style-name="T1401">się</text:span><text:s/>dalej nie skupiać<text:span text:style-name="T1402">.</text:span></text:p>
      <text:p text:style-name="P1403">Natomiast co uważam za rzeczy zasadnicze.</text:p>
      <text:p text:style-name="P1404">Po pierwsze potrzebne są konkretne reformy w obszarze finansów<text:span text:style-name="T1405">.</text:span><text:s/>Oczywiście<text:s/><text:span text:style-name="T1406">sł</text:span>uszny jest postulat, że rady powinny być samodzielne finansowo i my też powtarzamy go od dziesiątków lat, ale to jest o wiele za mało<text:span text:style-name="T1407">.</text:span><text:s/>Ja tu widz<text:span text:style-name="T1408">ę</text:span><text:s/>sprawy następujące<text:span text:style-name="T1409">.</text:span><text:s/>Po pierwsze właśnie owe zobiektywizowane kryteria.<text:s/><text:span text:style-name="T1410">J</text:span>u<text:span text:style-name="T1411">ż</text:span><text:s/>w ostatniej nowelizacji.<text:span text:style-name="T1412">..</text:span><text:s/>Zobiektyw<text:span text:style-name="T1413">iz</text:span>owane kryteria dotacji, bo to nie jest tak, nawiązuję do tej wypowiedzi czy pytania prof. Langera, że każda dotacja musi oznacza<text:span text:style-name="T1414">ć</text:span><text:s/><text:span text:style-name="T1415">i</text:span>ngerencję organu dotującego<text:span text:style-name="T1416">.</text:span><text:s/>Jeżeli dotacja ma ogólny charakter<text:s/><text:span text:style-name="T1417">i</text:span><text:s/>nie musi takiej ingeren<text:span text:style-name="T1418">c</text:span>ji oznaczać.</text:p>
      <text:p text:style-name="P1419">Otóż w ostatniej nowelizacji ustawy o radach narodowych z czerwca już jest mowa o zobiektywizowanych dotacjach, jest bodajże jakieś zobowiązanie dla Ministerstwa Finansów do wypracowania kryteriów. Ja osobiście nie znam s<text:span text:style-name="T1420">i</text:span>ę szczegółowo na sprawach finansów, ale wiem od znaw<text:span text:style-name="T1421">c</text:span>ów tej dziedziny, że jest to sprawa bardzo skomplikowana i podobno nigdzie na świecie dotąd się nie udało od razu za pierwszym podejściem<text:s/><text:span text:style-name="T1422">sf</text:span>ormułować tych obiektywnych kryteriów dotowania tak, żeby nie trzeba było ich potem zmienia<text:span text:style-name="T1423">ć</text:span>.</text:p>
      <text:p text:style-name="P1424">W<text:span text:style-name="T1425">ię</text:span>c<text:s/>byłoby<text:s/>może w związku<text:s/><text:span text:style-name="T1426">z</text:span><text:s/>tym sensowne, żebyśmy przyjęli w wyniku naszych obrad jakieś kryteria zaproponowali kryteria, przepraszam zaproponowali jakieś terminy w których zaczęłoby s<text:span text:style-name="T1427">i</text:span>ę wypróbowywanie systemu zobiektywizowanych dotacji na razie w trybie eksperymentu na niektórych wybranych jednostkach, po to ażeby ewentualny<text:span text:style-name="T1428">ch</text:span><text:s/>błędów, które popełnienie przy tak skomp<text:span text:style-name="T1429">li</text:span>kowanej sprawy jest pr<text:span text:style-name="T1430">a</text:span>wdopodobne nie powielać od razu w całym kraju<text:span text:style-name="T1431">.</text:span><text:s/>To byłaby jedna sprawa.</text:p>
      <text:p text:style-name="P1432">Druga sprawa, to znaczy, że termin wprowadzania w życie, korzystania z tych uprawnień mógłby być bardzo bliski.</text:p>
      <text:p text:style-name="P1433">Ponieważ rok finansowy już się zaczął, to chyba trudno, żeby ten termin był bardziej odległy niż początek przyszłego roku, ale na pewno powinien to być termin nie bardziej odległy<text:span text:style-name="T1434">.</text:span></text:p>
      <text:p text:style-name="P1435">Druga sprawa na<text:span text:style-name="T1436">le</text:span>ży natychmiast podjąć prace nad reformą prawa budżetowego<text:span text:style-name="T1437">.</text:span><text:s/><text:span text:style-name="T1438">I</text:span><text:s/>dopóki nie ulegnie zmianie prawo budżetowe to ani mienie komunalne, ani zaktywizowane kryteria, ani prz<text:span text:style-name="T1439">ed</text:span>si<text:span text:style-name="T1440">ę</text:span>biorczość rad narodowych<text:s/><text:span text:style-name="T1441">i</text:span><text:s/>wypracowywanie własnych dochodów nie będzie mieć<text:s/><text:span text:style-name="T1442">ż</text:span>adnego znaczenia. Dopóki będzie istnie<text:span text:style-name="T1443">ć</text:span><text:s/>instytucja zbiorczego budżetu państwa. który wyznaczy radom te ramy finansowe, że prawda wolno im wyda<text:span text:style-name="T1444">ć<text:s/></text:span>tyle, a w tym na płace tyle<text:span text:style-name="T1445">.</text:span><text:s/>Podjąć<text:s/><text:span text:style-name="T1446">ż</text:span>e prace pow<text:span text:style-name="T1447">i</text:span>nny<text:span text:style-name="T1448">,</text:span><text:s/>podjęte te prace powinny być natychmiast i sądzę, że również możemy zaproponować termin ukończenia tych prac taki, ażeby od przyszłego roku kal<text:span text:style-name="T1449">en</text:span>darzowego w nowym roku budżetowym można było podjąć<text:span text:style-name="T1450">...</text:span><text:s/>żeby rady mogły podjąć działalność na podstawie nowego już prawa budżetowego<text:span text:style-name="T1451">.</text:span></text:p>
      <text:p text:style-name="P1452">Następnie, no właśnie, instytucja udziału budżetów wyższego stopnia w ramach, w budżetach niższego stopnia<text:span text:style-name="T1453">.<text:s/></text:span>Do<text:span text:style-name="T1454">p</text:span>óki istnieje ta instytuc<text:span text:style-name="T1455">j</text:span>a udziału budżetów wyższego stopnia w budżetach stopnia niższego to również żaden wzrost dochodów rad ani żaden wzrost samodzielności nie ma praktycznie zna<text:span text:style-name="T1456">c</text:span>zenia<text:span text:style-name="T1457">.</text:span><text:s/><text:span text:style-name="T1458">T</text:span>a instytucja jest obecnie zapisana w ustawie o systemie rad narodowych<text:span text:style-name="T1459">.</text:span><text:s/><text:span text:style-name="T1460">I</text:span><text:s/>sądzę, że ponieważ kolejna nowelizacja tej ustawy w szybkim czasie jest niezbędna, to bliższe sprecyzowanie tej instytucji powinniśmy postulować właśnie przy okazji najbliższej ustawy o systemie rad narodowych. Bo w ogóle ta instytucja jest<text:s/><text:soft-page-break/>konie<text:span text:style-name="T1461">c</text:span>zna w celu przy redystrybucji środków pomiędzy terenami wysoko rozwiniętymi, a nisko rozwiniętymi, które w większym stopniu muszą korzystać<text:s/><text:span text:style-name="T1462">z</text:span><text:s/>dotacji<text:span text:style-name="T1463">.</text:span><text:s/>Natomiast powinny być jakoś określone kryteria ustalania tych udziałów budżetów wyższego stopnia, jak również tryb ich ustalania<text:span text:style-name="T1464">.</text:span><text:s/>Do<text:span text:style-name="T1465">t</text:span>ychczas ten<text:s/><text:span text:style-name="T1466">t</text:span>ryb jest, o tym trybie ustawa milczy, w praktyce to jest albo działania jednostronne wyższego stopnia w stosunku do niższego albo też jeżeli niższy sz<text:span text:style-name="T1467">c</text:span>zebel protestuje, nego<text:span text:style-name="T1468">c</text:span>jacje, są<text:span text:style-name="T1469">d</text:span>zę,<text:s/><text:span text:style-name="T1470">ż</text:span>e należałoby tutaj należałoby przynajmniej tryb<text:span text:style-name="T1471">.</text:span>.. obowiązek ustawowy wzajemnego uzgadniania wysokości takiej dotacji ustali<text:span text:style-name="T1472">ć</text:span><text:s/>i również jakoś ustal<text:span text:style-name="T1473">i</text:span>ć jej kryteria samego stosowania tej instytucji. W oparciu również o te zobiektywizowane kryteria dotacji. Ponieważ ich punktem wyjś<text:span text:style-name="T1474">c</text:span>iowym musi być jakiś zobie<text:span text:style-name="T1475">kt</text:span>yw<text:span text:style-name="T1476">iz</text:span>owany ogólny rachunek kosztów utrzymania danej jednostki terytorialn<text:span text:style-name="T1477">ej.</text:span></text:p>
      <text:p text:style-name="P1478">Wprowadzanie również eksp<text:span text:style-name="T1479">er</text:span>ymentalne jeżeli będziemy eksperymentalnie wprowadzać zobiektywizowane dotacje. To jest jedna sfera<text:span text:style-name="T1480">,</text:span><text:s/>to jest sfera finansów.</text:p>
      <text:p text:style-name="P1481">Druga sfera komp<text:span text:style-name="T1482">e</text:span>ten<text:span text:style-name="T1483">c</text:span>ji. Zgadzam się całkowicie z doc.<text:span text:style-name="T1484"><text:s/></text:span>Kuleszą, że kompetencje rad zal<text:span text:style-name="T1485">e</text:span>ż<text:span text:style-name="T1486">ą</text:span><text:s/>od prawa admin<text:span text:style-name="T1487">is</text:span>tracyjnego materialnego w związku z tym należałoby postulowa<text:span text:style-name="T1488">ć</text:span><text:s/>przejrzenie w jak<text:span text:style-name="T1489">i</text:span>mś stopniu, w krótkim rozsądnym czasie całego prawa administracyjnego materialnego z punktu widzenia jego zg<text:span text:style-name="T1490">o</text:span>dności z podstawowymi ustrojowymi założeniami systemu rad narodowych. Niech by był to termin dwóch lat. Wydaje mi się, że jest to realne.</text:p>
      <text:p text:style-name="P1491">Następnie ustawa o mieniu<text:s/><text:span text:style-name="T1492">ko</text:span>munalnym, której projekt<text:s/><text:span text:style-name="T1493">ot</text:span>rzyma<text:span text:style-name="T1494">li</text:span>śmy.<text:s/><text:span text:style-name="T1495">S</text:span>ądzę<text:span text:style-name="T1496">,</text:span><text:s/>że tutaj można sformułować dwa ogólne postulaty. Jeden to ten, że nie dostatecznie tu zostało uwzględnione, jednak interesy jednostek stopnia podstawowego gmin i miast i<text:s/><text:span text:style-name="T1497">z</text:span><text:s/>tendencjami regulowania stanu majątkowego gmin i miast w centrum to jest chyba trudne w ogóle do prz<text:span text:style-name="T1498">ep</text:span>rowadzenia, do prawidłowego przeprowadzenia<text:s/><text:span text:style-name="T1499">c</text:span>hyba niemożliwe. I że chyba nie została jeszcze zadowalająco rozwi<text:span text:style-name="T1500">ąz</text:span>ana sprawa gestii samorządu mieszkańców w stosunku do tego majątku, który powstał w rezultacie czynów społecznych, to jest sprawą bardzo żywotną na wsi<text:span text:style-name="T1501">.</text:span></text:p>
      <text:p text:style-name="P1502">Wydaje mi si<text:span text:style-name="T1503">ę,</text:span><text:s/>że jeżeli sformułujemy te albo inne konkretne uwagi do projektu ustawy o m<text:span text:style-name="T1504">i</text:span>en<text:span text:style-name="T1505">i</text:span>u komunalnym to podmiotem, który będzie prowadzić dalsze prace nad tym projektem<text:s/><text:span text:style-name="T1506">i</text:span><text:s/>do którego byłyby te nasze uwagi adresowane powinna być odpowiednia komisja Sejmu.</text:p>
      <text:p text:style-name="P1507">Co do nadzoru sądowego nad działalnością samorządu terytorialnego sądzę, że byłoby to pożądane nie tylko w płaszczyźnie krzywdzony przez organ samorządu czy<text:s/><text:span text:style-name="T1508">i</text:span>nny organ publiczny, tutaj oczywiście w tej chwili jest uregulowane. Natomiast ja miałam na my<text:span text:style-name="T1509">ś</text:span>li problem<text:span text:style-name="T1510">,</text:span><text:s/>stosunków wzajemny<text:span text:style-name="T1511">c</text:span>h między organami władzy publi<text:span text:style-name="T1512">c</text:span>znej. Tak.<text:s/><text:span text:style-name="T1513">I</text:span><text:s/>sądzę, że w tym przypadku najwłaściwszy byłby sąd administracyjny. Z tym, że byłaby konieczna wła<text:span text:style-name="T1514">ś</text:span>nie odpowiednia nowelizacja ustawy co również może<text:s/><text:span text:style-name="T1515">s</text:span>i<text:span text:style-name="T1516">ę</text:span><text:s/>znaleźć w naszy<text:span text:style-name="T1517">c</text:span>h konkr<text:span text:style-name="T1518">e</text:span>tnych postulatach i czego termin nie powinien być odległy najdalej tak, ażeby znowu z początkiem nowego rzecz uprawiać w życie.</text:p>
      <text:p text:style-name="P1519"><text:span text:style-name="T1520">D</text:span>zi<text:span text:style-name="T1521">ę</text:span>kuję,</text:p>
      <text:p text:style-name="P1522"><text:span text:style-name="T1523">Przewod</text:span><text:span text:style-name="T1524">n</text:span><text:span text:style-name="T1525">ic</text:span><text:span text:style-name="T1526">ząc</text:span><text:span text:style-name="T1527">y</text:span><text:span text:style-name="T1528">:</text:span></text:p>
      <text:p text:style-name="P1529">Pani profesor miód na serce to<text:s/><text:span text:style-name="T1530">c</text:span>o pani powiedziała, Jest mi naprawdę strasznie przyjemnie, bo myśmy w przeszłości parę razy byli zdania przeciwnego, bardzo mi miło osobiście usłyszeć to co pani mówi, bo jesteśmy naprawdę bardzo blisko siebie. Rozumiem, że w tym co pani powi<text:span text:style-name="T1531">e</text:span>działa wynika jedna rzecz, dla nas spr<text:span text:style-name="T1532">a</text:span>wa finansów jest rzeczą kluczową, nie ma władzy bez pieniądza, kompetencji<text:s/><text:span text:style-name="T1533">i</text:span><text:s/>uważamy, że<text:s/><text:soft-page-break/>wszystko w dwa lata rzeczywiście można załatwić<text:s/><text:span text:style-name="T1534">i</text:span><text:s/>trzeba to zacząć, oczywiście o sz<text:span text:style-name="T1535">c</text:span>z<text:span text:style-name="T1536">e</text:span>gółach musimy jeszcze pomówić<text:span text:style-name="T1537">.</text:span></text:p>
      <text:p text:style-name="P1538">Dla informacji my mamy styl bardzo pobieżnego czytania dostarczonego nam wczoraj ustawy o mieniu komunalnym, mamy do niej bardzo duż<text:span text:style-name="T1539">o</text:span><text:s/>poważnych zastrzeżeń, Ale rozumiem, że nie jesteśmy jeszcze w stanie powiedzieć<text:span text:style-name="T1540">.</text:span></text:p>
      <text:p text:style-name="P1541">Czy ja mogę zadać pan<text:span text:style-name="T1542">i</text:span><text:s/>jedno pytanie?</text:p>
      <text:p text:style-name="P1543"><text:span text:style-name="T1544">Doc. B</text:span><text:span text:style-name="T1545">.</text:span><text:span text:style-name="T1546"><text:s/>Zawad</text:span><text:span text:style-name="T1547">z</text:span><text:span text:style-name="T1548">ka</text:span>:</text:p>
      <text:p text:style-name="P1549">Proszę bardzo<text:span text:style-name="T1550">.</text:span></text:p>
      <text:p text:style-name="P1551"><text:span text:style-name="T1552">Przewod</text:span><text:span text:style-name="T1553">n</text:span><text:span text:style-name="T1554">ic</text:span><text:span text:style-name="T1555">ząc</text:span><text:span text:style-name="T1556">y</text:span><text:span text:style-name="T1557">:</text:span></text:p>
      <text:p text:style-name="P1558">Co pani uważa na temat tej tezy o własnych organach uchwa<text:span text:style-name="T1559">łod</text:span>aw<text:span text:style-name="T1560">cz</text:span>ych, to znaczy odejś<text:span text:style-name="T1561">c</text:span>ie od dualizmu funkcyjnego rady narodowej?</text:p>
      <text:p text:style-name="P1562"><text:span text:style-name="T1563">pro</text:span><text:span text:style-name="T1564">f</text:span><text:span text:style-name="T1565">. Zawadzk</text:span><text:span text:style-name="T1566">a</text:span><text:span text:style-name="T1567">:</text:span></text:p>
      <text:p text:style-name="P1568">D<text:span text:style-name="T1569">z</text:span>iękuję za to pytanie<text:span text:style-name="T1570">.</text:span><text:s/>Zapomniałam, zresztą pewien cały obszerny dosyć wątek mojej wypowiedzi mi<text:s/><text:span text:style-name="T1571">się</text:span><text:s/>zapomniał<text:span text:style-name="T1572">.</text:span><text:s/>Otóż mnie się wydaje, że w tej chwili przewodnikiem decyzji szczebli wyższych i przewodnikiem podporządkowania pionowego w systemie rad są organy admin<text:span text:style-name="T1573">is</text:span>tra<text:span text:style-name="T1574">cj</text:span>i terenowej<text:span text:style-name="T1575">.</text:span><text:s/>Jeśl<text:span text:style-name="T1576">i</text:span><text:s/>chodzi o same rady terenowe to ja nie widzę w chwili obecnej niczego co by je sprowadzało z drogi wyrażania wol<text:span text:style-name="T1577">i</text:span><text:s/>miejscowej ludności. Moim zdaniem ustawa obecna<text:s/><text:span text:style-name="T1578">i</text:span>ch do tego n<text:span text:style-name="T1579">i</text:span>e obowiązuje<text:span text:style-name="T1580">.</text:span></text:p>
      <text:p text:style-name="P1581">Co s<text:span text:style-name="T1582">i</text:span>ę tyczy generalnie sprawy samorząd a pań<text:span text:style-name="T1583">s</text:span>two. Ja nie chciałam o tym mówi<text:span text:style-name="T1584">ć</text:span>,<text:s/><text:span text:style-name="T1585">b</text:span>o wydawało mi się, że to należy do tych problemów ogólnych, od których się dy<text:span text:style-name="T1586">st</text:span>ansujemy, ale<text:s/><text:span text:style-name="T1587">s</text:span>koro to ma reperkusje praktyczne to proszę bardzo<text:span text:style-name="T1588">.</text:span><text:s/>Mnie<text:s/><text:span text:style-name="T1589">się</text:span><text:s/><text:span text:style-name="T1590">wyda</text:span>je<text:span text:style-name="T1591">,</text:span><text:s/><text:span text:style-name="T1592">ż</text:span>e państwo<text:s/><text:span text:style-name="T1593">je</text:span>steście<text:s/><text:span text:style-name="T1594">c</text:span>hyba trochę zanadto zaparzeni na model<text:s/><text:span text:style-name="T1595">XIX</text:span>-wi<text:span text:style-name="T1596">e</text:span>czny samorządu, właśnie z tym ścisłym oddzielaniem samorządu od pań<text:span text:style-name="T1597">s</text:span>twa<text:span text:style-name="T1598">,</text:span><text:s/>a to bynajmniej n<text:span text:style-name="T1599">i</text:span>e jest ostatnie słowo wiedzy o samorządach, ani<text:s/><text:span text:style-name="T1600">jed</text:span>yna teoria samorządu, ani jedyna z klasycznych teorii samorządu<text:span text:style-name="T1601">.</text:span><text:s/>Dosy<text:span text:style-name="T1602">ć<text:s/></text:span>dużo można przytoczyć w teorii samorządu, które do<text:span text:style-name="T1603">c</text:span>eniając to<text:span text:style-name="T1604">,</text:span><text:s/>że samorząd działa w państwie widzą również potrzeby<text:s/><text:span text:style-name="T1605">i<text:s/></text:span>płaszczyzny różnego rodzaju współdziałania.</text:p>
      <text:p text:style-name="P1606">Otóż ja chciałam i to jest też dosyć ważny motyw jeszcze odnieś<text:span text:style-name="T1607">ć</text:span><text:s/><text:span text:style-name="T1608">się</text:span><text:s/>jeszcze do problemu charakteru organu wykonawczego samorządu<text:s/><text:span text:style-name="T1609">i</text:span><text:s/>do problemu wykonywania w jednostkach terytorialnych tzw<text:span text:style-name="T1610">.</text:span><text:s/>kompetencji scentralizowanych czyli tych spraw, które mają znacznie ogólnokrajowe i powinny być w całym kraju jednolicie rozwiązywane<text:span text:style-name="T1611">.</text:span><text:s/><text:span text:style-name="T1612">O</text:span>tóż ja uważam<text:span text:style-name="T1613">,</text:span><text:s/>że nie powinniśmy się wyrzekać wpływu samorządu na wykonywanie w jednostkach terytorialnych tych spraw scentralizowanych. Byłoby wyrzeczenie<text:s/><text:span text:style-name="T1614">się</text:span><text:s/>tego, byłoby cofnięciem si<text:span text:style-name="T1615">ę</text:span><text:s/>przed rok<text:s/>‘45, bo chcę przypomnieć,<text:s/><text:span text:style-name="T1616">ż</text:span>e w latach<text:s/>‘45<text:s/>–<text:s/>‘50 rady narodowe miały prawo kontrolowania wojewodów i starostów<text:span text:style-name="T1617">.</text:span><text:s/>Właśnie rady narodowe wniosły ten nowy moment do samorządu terytorialnego, samorząd przedwojenny takiego prawa nie miał<text:span text:style-name="T1618">.</text:span></text:p>
      <text:p text:style-name="P1619"><text:span text:style-name="T1620">I</text:span><text:s/>wydaje mi<text:s/><text:span text:style-name="T1621">się,</text:span><text:s/><text:span text:style-name="T1622">ż</text:span>e organ wykonawczy - jestem bardzo za tym i<text:s/><text:span text:style-name="T1623">o</text:span>d dawna to postulowałam w różnych sw<text:span text:style-name="T1624">oi</text:span>ch publikacjach<text:s/><text:span text:style-name="T1625">-</text:span><text:s/>powinien by<text:span text:style-name="T1626">ć</text:span><text:s/>organem<text:s/><text:span text:style-name="T1627">r</text:span>ady<text:span text:style-name="T1628">.</text:span><text:s/>Powinien być konsekwentnie organem rady<text:span text:style-name="T1629">.</text:span></text:p>
      <text:p text:style-name="P1630">Natomiast<text:s/><text:span text:style-name="T1631">je</text:span>śli idzie o sprawy scentralizowane uważam, że one powinny by<text:span text:style-name="T1632">ć</text:span><text:s/>powierzane samorządowi terytorialnemu i nie organowi wykonaw<text:span text:style-name="T1633">cz</text:span>emu, ale samorządowi terytorialnemu w całości, po to a<text:span text:style-name="T1634">ż</text:span>eby rada mogła kontrolować wykonywanie ty<text:span text:style-name="T1635">c</text:span>h spraw scentra<text:span text:style-name="T1636">li</text:span>zowanych na swoim terenie<text:span text:style-name="T1637">.</text:span><text:s/>Jest to<text:s/><text:span text:style-name="T1638">w</text:span><text:s/>końcu jej interes, jak jest na jej terenie wykonywany chociażby pobór rekruta, taka bardzo scentralizowana sprawa wymagająca jednolitej regulacji.</text:p>
      <text:soft-page-break/>
      <text:p text:style-name="P1639">Dlatego też wydaje mi się, że nie jest nam w ogóle potrzebny funkc<text:span text:style-name="T1640">j</text:span>onariusz, jak państwo<text:s/><text:span text:style-name="T1641">się</text:span><text:s/>wyrażacie, mnie ta terminologia nie bardzo odpowiada państwa, czy funkcjonariusz powiedzmy bezpośrednio podporządkowany organom centralnym, jak ja bym powiedziała. Wydaje mi się, że jeżeli przyjmiemy do wykonywania kompetencji scentralizowanych powinien by<text:span text:style-name="T1642">ć</text:span><text:s/>uprawniony samorząd i wykonywanie ich nadzorowane w tym trybie co wykonywanie wszystkich innych kompetencji samorządu<text:span text:style-name="T1643">.</text:span><text:s/>Ten tryb byłby do rozważenia, w tej chwili mi<text:s/><text:span text:style-name="T1644">się</text:span><text:s/>nie zarysowuje wyraźnie taka koncepcja. To tego rodzaju wyrzeczenie<text:s/><text:span text:style-name="T1645">s</text:span>ię przez<text:s/><text:span text:style-name="T1646">sa</text:span>morząd wpływu jakiegokolwiek na wykonywanie na jej terenie kompetencji scentralizowanych<text:s/><text:span text:style-name="T1647">i</text:span><text:s/>oddanie tego w kompetencje organowi ściśle podporządkowanemu pionowo nie jest w ogóle potrzebne.</text:p>
      <text:p text:style-name="P1648">Dziękuję<text:span text:style-name="T1649">.</text:span></text:p>
      <text:p text:style-name="P1650"><text:span text:style-name="T1651">Przewod</text:span><text:span text:style-name="T1652">n</text:span><text:span text:style-name="T1653">ic</text:span><text:span text:style-name="T1654">ząc</text:span><text:span text:style-name="T1655">y</text:span><text:span text:style-name="T1656">:</text:span></text:p>
      <text:p text:style-name="P1657">Dzięku<text:span text:style-name="T1658">ję</text:span><text:s/>bardzo. Przepraszam pan prof<text:span text:style-name="T1659">.</text:span><text:s/>Łętowski prosił, potem pan prof<text:span text:style-name="T1660">.</text:span><text:s/>Langner,<text:s/><text:span text:style-name="T1661">i</text:span>.<text:span text:style-name="T1662">.</text:span>.</text:p>
      <text:p text:style-name="P1663"><text:span text:style-name="T1664">P</text:span><text:span text:style-name="T1665">r</text:span><text:span text:style-name="T1666">o</text:span><text:span text:style-name="T1667">f.</text:span><text:span text:style-name="T1668"><text:s/></text:span><text:span text:style-name="T1669">M</text:span><text:span text:style-name="T1670">ałecki</text:span>:</text:p>
      <text:p text:style-name="P1671">Jeżeli można to ja chciałbym najbardziej ogólnie.<text:s/><text:span text:style-name="T1672">Z</text:span><text:s/>czym my mamy wyj<text:span text:style-name="T1673">ść</text:span><text:s/>z tego pokoiku? Z książką? Przecież zaczyna się w tej chwili dyskusja taka, jaką normalnie s<text:span text:style-name="T1674">i</text:span>ę toczy na uniwersyteckich seminariach, wspaniała zresztą, fascynująca, ciekawa, atrakcyjna. Ale rezultatem naszego spotkania ma być książka? Na razie wziąłem do ręki tekst pana Kuleszy i pierwsza myśl taka, bardzo ciekawy, bardzo dobry, tylko o połow<text:span text:style-name="T1675">ę</text:span><text:s/>za długie<text:span text:style-name="T1676">.</text:span><text:span text:style-name="T1677"><text:s/></text:span>Ja sobie wyobrażam, że my wychodzimy st<text:span text:style-name="T1678">ą</text:span>d<text:s/><text:span text:style-name="T1679">z</text:span><text:s/>pewnymi zasadni<text:span text:style-name="T1680">c</text:span>zymi<text:s/><text:span text:style-name="T1681">st</text:span>wierdz<text:span text:style-name="T1682">en</text:span>iami na których ma się oprze<text:span text:style-name="T1683">ć</text:span><text:s/>później funkcjonowanie władzy<text:s/><text:span text:style-name="T1684">l</text:span>okalnej w Polsce<text:span text:style-name="T1685">.</text:span><text:s/>Ja wystąpię z propozycją skrajną. Ż<text:span text:style-name="T1686">e</text:span>b<text:span text:style-name="T1687">y</text:span><text:s/>sformułować pr<text:span text:style-name="T1688">o</text:span>tokół zgody, w których by rzeczywiście zdania, każde zdanie m<text:span text:style-name="T1689">i</text:span>ało zasadniczy fundam<text:span text:style-name="T1690">en</text:span>talny sens. Dlaczego nie wyjść stąd np. improwizują w tej chwili zdanie pierwsza - władza lokalna w Polsce wykonywana jest przez organy samorządu terytorialnego. Może być koniec, kropka.</text:p>
      <text:p text:style-name="P1691">2.<text:tab/>Organy samorządu t<text:span text:style-name="T1692">eryt</text:span>oria<text:span text:style-name="T1693">lneg</text:span>o po<text:span text:style-name="T1694">c</text:span>hodzą z wyborów.</text:p>
      <text:p text:style-name="P1695">3.<text:tab/>Samorząd terytorialny dysponuje własnością komunalną i własnymi dochodami<text:span text:style-name="T1696">.</text:span></text:p>
      <text:p text:style-name="P1697">4<text:span text:style-name="T1698">.</text:span><text:tab/>Samorząd wybiera i odwołuje urzędników lokalny<text:span text:style-name="T1699">c</text:span>h.</text:p>
      <text:p text:style-name="P1700">Dalej<text:s/><text:span text:style-name="T1701">-</text:span><text:s/>samorząd terytorialny ma prawo do korzystania z pomocy pań<text:span text:style-name="T1702">st</text:span>wa na zasadach określonych przepisami.</text:p>
      <text:p text:style-name="P1703"><text:span text:style-name="T1704">D</text:span>alej<text:s/><text:span text:style-name="T1705">-</text:span><text:s/>samorząd terytorialny może, ma prawo do skargi sądowej w wypadku kiedy uważa, że naruszono jego<text:s/><text:span text:style-name="T1706">s</text:span>amodzielność<text:span text:style-name="T1707">.</text:span><text:s/>etc<text:span text:style-name="T1708">.</text:span>, etc<text:span text:style-name="T1709">.</text:span><text:s/>Wyjść z<text:s/><text:span text:style-name="T1710">c</text:span>zymś<text:s/><text:span text:style-name="T1711">t</text:span>akim. Na prawdę, żeb<text:span text:style-name="T1712">y<text:s/></text:span>to się wszystko zmieściło na jednej karteczce, bo inaczej..<text:span text:style-name="T1713">.</text:span></text:p>
      <text:p text:style-name="P1714">/Głos z sali: nie słychać/.</text:p>
      <text:p text:style-name="P1715"><text:span text:style-name="T1716">N</text:span><text:span text:style-name="T1717">o</text:span><text:s/>tak<text:span text:style-name="T1718">..</text:span>.</text:p>
      <text:p text:style-name="P1719"><text:span text:style-name="T1720">Pr</text:span><text:span text:style-name="T1721">o</text:span><text:span text:style-name="T1722">f. Zawadz</text:span><text:span text:style-name="T1723">ka</text:span><text:span text:style-name="T1724">:</text:span></text:p>
      <text:p text:style-name="P1725">Bo jeżeli powiemy, że samorząd ma własne dochody ustalane na podstawie ustaw to jest blankiet, to nic nie znaczy.</text:p>
      <text:p text:style-name="P1726"><text:span text:style-name="T1727">O</text:span><text:span text:style-name="T1728">b. Małecki</text:span>:</text:p>
      <text:p text:style-name="P1729">Ale to jest pewna dyrektywa na przyszłość<text:span text:style-name="T1730">.</text:span><text:s/>Dyrektywa,<text:s/><text:span text:style-name="T1731">c</text:span>o byśmy nie napisali nie ma takiej rzeczy, której w praktyce nie można wypaczyć, albo wykrę<text:span text:style-name="T1732">c</text:span>ić, ale prz<text:span text:style-name="T1733">yj</text:span>mijm<text:span text:style-name="T1734">y</text:span><text:s/><text:span text:style-name="T1735">d</text:span>yrektywę, że wychodzim<text:span text:style-name="T1736">y</text:span><text:s/><text:span text:style-name="T1737">s</text:span>tąd z dyrektywami o ogromnym zasadn<text:span text:style-name="T1738">i</text:span>czym stopniu ogólności, żebyśmy s<text:span text:style-name="T1739">ię<text:s/></text:span>tutaj razem zapłakali na śmierć nie<text:s/><text:soft-page-break/>stworzymy z<text:s/><text:span text:style-name="T1740">j</text:span>edne<text:span text:style-name="T1741">j</text:span><text:s/>strony książk<text:span text:style-name="T1742">i</text:span>, a z drugiej strony n<text:span text:style-name="T1743">i</text:span>e stworzymy mając, dysponują<text:span text:style-name="T1744">c</text:span><text:s/>tylko<text:s/><text:span text:style-name="T1745">i</text:span>nstrumentami werbalnymi, to znaczy możemy wy<text:span text:style-name="T1746">j</text:span>ść<text:span text:style-name="T1747"><text:s/></text:span>stąd tylko ze stwierdzeniami<text:span text:style-name="T1748">.</text:span><text:s/>Nie ma na świecie takich możliwości, żeby wy<text:span text:style-name="T1749">j</text:span>ś<text:span text:style-name="T1750">ć</text:span><text:s/>stąd ze stw<text:span text:style-name="T1751">i</text:span>erdzen<text:span text:style-name="T1752">i</text:span>ami, których później w razie czego nie będzie można tak czy inaczej podważyć, naruszy<text:span text:style-name="T1753">ć</text:span>, ale jeżeli oczekuje się od nas, że tak powiem zaj<text:span text:style-name="T1754">ę</text:span>cia stanowiska o charakterze zasadniczym to zajmiemy stanowisko o charakterze zasadni<text:span text:style-name="T1755">czy</text:span>m<text:span text:style-name="T1756">.</text:span><text:s/>Nie<text:span text:style-name="T1757">c</text:span>h to będzie na jednej kartce. ale niech będzie jasne, jak ten pr<text:span text:style-name="T1758">ot</text:span>okół z<text:span text:style-name="T1759">g</text:span>od<text:span text:style-name="T1760">y</text:span><text:s/>wygląda<text:span text:style-name="T1761">.</text:span><text:span text:style-name="T1762"><text:s/></text:span>Natomiast wpadanie czasami w szczególiki czy takie dotacje, czy takie dotacje, czy takie, tego wszystkiego na tej sali nie rozstrzygniemy. Skoncentrujmy się na zasadniczych sprawach<text:span text:style-name="T1763">.</text:span></text:p>
      <text:p text:style-name="P1764"><text:span text:style-name="T1765">Przewod</text:span><text:span text:style-name="T1766">n</text:span><text:span text:style-name="T1767">ic</text:span><text:span text:style-name="T1768">ząc</text:span><text:span text:style-name="T1769">y</text:span><text:span text:style-name="T1770">:</text:span></text:p>
      <text:p text:style-name="P1771"><text:span text:style-name="T1772">J</text:span>a s<text:span text:style-name="T1773">i</text:span>ę w pełni z panem profesorem zgadzam i myśl<text:span text:style-name="T1774">ę</text:span>, że my takie zasady b<text:span text:style-name="T1775">ę</text:span>dziemy w stanie skonkr<text:span text:style-name="T1776">et</text:span>yzować, natomiast wydaje mi się, że w<text:s/><text:span text:style-name="T1777">ś</text:span>lad za tymi zasadami mu<text:span text:style-name="T1778">sim</text:span>y powiedzieć<text:s/><text:span text:style-name="T1779">c</text:span>o trzeba konkretnie zrobi<text:span text:style-name="T1780">ć</text:span><text:s/>już, dziś w ramach powiedzmy umownie tej kadencji Sejmu. jako pewnego najbliższego terminu<text:span text:style-name="T1781">.</text:span><text:s/>I wydaje<text:s/><text:span text:style-name="T1782">się</text:span>, że to trzeba powi<text:span text:style-name="T1783">ed</text:span>zie<text:span text:style-name="T1784">ć</text:span>. Proszę bardzo pan prof<text:span text:style-name="T1785">.</text:span><text:s/>Lang<text:span text:style-name="T1786">er.</text:span></text:p>
      <text:p text:style-name="P1787"><text:span text:style-name="T1788">P</text:span><text:span text:style-name="T1789">rof.</text:span><text:span text:style-name="T1790"><text:s/>Lang</text:span><text:span text:style-name="T1791">er</text:span><text:span text:style-name="T1792">:</text:span></text:p>
      <text:p text:style-name="P1793"><text:span text:style-name="T1794">Proszę</text:span><text:s/>pa<text:span text:style-name="T1795">ń</text:span>stwa otóż ja mam tą, że tak powiem ten handicap, że ja jestem przewodniczącym Łódzkiej<text:s/><text:span text:style-name="T1796">R</text:span>ady Narodowej c<text:span text:style-name="T1797">o</text:span><text:s/>prawda pierwszą kadencję, ale zdążyłem<text:s/><text:span text:style-name="T1798">z</text:span>aobserwować pewne takie elementy takie funkc<text:span text:style-name="T1799">j</text:span>onalne, również z płaszczyzny psychologiczn<text:span text:style-name="T1800">ej.</text:span></text:p>
      <text:p text:style-name="P1801">Otóż przede wszystkim po to, żeby zbudować samorząd to muszą istnieć<text:s/><text:span text:style-name="T1802">w</text:span><text:s/>społ<text:span text:style-name="T1803">ec</text:span>zeństwie postawy pr<text:span text:style-name="T1804">o</text:span>-<text:span text:style-name="T1805">s</text:span>amorządowe<text:span text:style-name="T1806">.</text:span><text:s/>Musi istnieć rzeczywiste społeczne zaangażowanie działalnością samorządową<text:span text:style-name="T1807">.</text:span><text:s/>Ja z całą odpowi<text:span text:style-name="T1808">ed</text:span>zia<text:span text:style-name="T1809">ln</text:span>ością stwierdzam, że takich postaw pr<text:span text:style-name="T1810">o</text:span>-<text:span text:style-name="T1811">s</text:span>amorządowych globalnie rzecz biorąc społeczeństwo nie ma. Co na to wpłyn<text:span text:style-name="T1812">ę</text:span>ło?</text:p>
      <text:p text:style-name="P1813">Na to wpłynęły dwie rzeczy. Moim zdaniem po pierwsze wpłynął na to fakt, że właściwie wszystkie d<text:span text:style-name="T1814">ot</text:span>ychczasowe refo<text:span text:style-name="T1815">rm</text:span>y lub zmiany struktur lub komp<text:span text:style-name="T1816">et</text:span>encji rad narodowych rozumianych jako organu samorządu t<text:span text:style-name="T1817">er</text:span>ytorialn<text:span text:style-name="T1818">eg</text:span>o miały charakter albo<text:s/>deklaratoryjny, albo dekoracyjny. I rady zawsze znajdowały się niejako w widłach dwóch potężnych czynników. Z jednej strony były traktowane z mniejszym lub większym stopniem jako model transmisji od sił politycznych do organów prz<text:span text:style-name="T1819">ed</text:span>stawicielskich. A więc j<text:span text:style-name="T1820">es</text:span>t to może pewna zmodyfikowana forma układu<text:s/><text:span text:style-name="T1821">st</text:span>a<text:span text:style-name="T1822">li</text:span>nowskiego, a z drugiej strony rady i samorządy zna<text:span text:style-name="T1823">jd</text:span>owały się<text:s/>mi<text:span text:style-name="T1824">ędzy</text:span><text:s/>potężnym kowadłem administra<text:span text:style-name="T1825">cji</text:span><text:s/>rządowej i j<text:span text:style-name="T1826">eszcz</text:span>e uzbrojonej w broń masowego rażenia, która wynikała z faktu tego, że organa admini<text:span text:style-name="T1827">st</text:span>racji państwowej rzeczy<text:span text:style-name="T1828">w</text:span>iście dysponowały pieniędzmi. I to są dwa podstawowe czynniki, które można zidentyfikowa<text:span text:style-name="T1829">ć</text:span>. I tych postaw pr<text:span text:style-name="T1830">o</text:span>-<text:span text:style-name="T1831">s</text:span>amorządowych nie ma. Nie ma. Ja jestem absolutnie przekonany, że najlepsza ustawa, którą jesteśmy w stanie stworzyć uwzględniając wszystkie postulaty, które tutaj w drodze consensusu, bo my się przecież n<text:span text:style-name="T1832">i</text:span>e różnimy w zasadzie zasadniczo, an<text:span text:style-name="T1833">i</text:span><text:s/>strona opozycyjno- s<text:span text:style-name="T1834">o</text:span>lidarnościowa, ten dokument od strony opozycy<text:span text:style-name="T1835">j</text:span>no-solidarnościowej mógłby być doskonale dokumentem strony rządowej.<text:s/><text:span text:style-name="T1836">M</text:span>ięd<text:span text:style-name="T1837">zy</text:span><text:s/>nami nie ma różni<text:span text:style-name="T1838">c</text:span><text:s/>co do zasady.</text:p>
      <text:p text:style-name="P1839">Natomiast pozostają p<text:span text:style-name="T1840">o</text:span>t<text:span text:style-name="T1841">ę</text:span>żne hamulce formalne i pozaforma<text:span text:style-name="T1842">ln</text:span>e<text:s/><text:span text:style-name="T1843">w</text:span><text:s/>dojściu do samorządu<text:span text:style-name="T1844">.</text:span><text:s/>W moim przekonaniu najlepsza ustawa o samorządzie terytorialnym sama w<text:s/><text:span text:style-name="T1845">so</text:span>bie automatycznie z momentem jej uchwalenia nie zbuduje postaw pro-samorządowy<text:span text:style-name="T1846">ch</text:span><text:s/>w społeczeństwie. To jest proces. To jest proces, który jest wmontowany nie tylko w system samego przedstawicielstwa w państwie, ale to jest również proces<text:s/><text:soft-page-break/>szeroko korelujący<text:s/><text:span text:style-name="T1847">z</text:span><text:s/>układami politycznymi, i z układami ekonomicznymi<text:span text:style-name="T1848">.</text:span><text:s/>Ludzie s<text:span text:style-name="T1849">ię</text:span><text:s/>po prostu muszą przekonać o tym, że warto jest brać udział w czym<text:span text:style-name="T1850">ś</text:span><text:s/>takim jakim samorząd. Na dzień dzisiejszy mamy taką sytuację, że po to żeby znaleźć kandydatów na radnych ze wszystkich<text:s/><text:span text:style-name="T1851">st</text:span>ron, bo ja przecież mam, bo rada wojewódzka w Gdańsku liczy 199 osób. Jest 72 bezpartyjnych<text:span text:style-name="T1852">,</text:span><text:s/>jest klub bezpartyjnych.<text:s/><text:span text:style-name="T1853">T</text:span>o jest najsilniejsza i jednolita<text:s/><text:span text:style-name="T1854">g</text:span>rupa w wojewódzkiej radzie narodowej, ale po to żeby znaleź<text:span text:style-name="T1855">ć</text:span><text:s/>dzisiaj kandydatów na radnych, ludzi<text:span text:style-name="T1856">,</text:span><text:s/>którzy chcieliby w ogóle pracowa<text:span text:style-name="T1857">ć</text:span><text:s/><text:span text:style-name="T1858">w</text:span><text:s/>radzie jest strasznie trudno<text:span text:style-name="T1859">.</text:span></text:p>
      <text:p text:style-name="P1860">Czy ta optyka zmieni s<text:span text:style-name="T1861">i</text:span>ę natychmiast po przestrojeniu<text:s/>jurydycznym<text:s/>układu samorządowego ja wątpię<text:span text:style-name="T1862">.</text:span><text:s/>To jest proces. I teraz spójrzmy na ten proces. Istnieje ustawa z 19..<text:span text:style-name="T1863">.<text:s/></text:span>ta znowelizowana ustawa z czerwca '88 r., w której nikt jeszcze nie pozwolił p<text:span text:style-name="T1864">o</text:span>żyć w normalnym układzie. Nikt nie pozwolił poży<text:span text:style-name="T1865">ć</text:span>. Dlaczego nie pozwolił pożyć? Bo ta ustawa z<text:s/>‘88 r. przecież wprowadziła pewne instrumenty<text:s/><text:span text:style-name="T1866">p</text:span>rawne, które<text:s/><text:span text:style-name="T1867">w</text:span><text:s/><text:span text:style-name="T1868">w</text:span>ykładni logicznej językowej tekstów prawnych są daleko idące.<text:s/><text:span text:style-name="T1869">A</text:span><text:s/>spójrzmy na praktykę<text:span text:style-name="T1870">.</text:span><text:s/><text:span text:style-name="T1871">J</text:span>aka jest praktyka?<text:s/><text:span text:style-name="T1872">W</text:span><text:s/>Gdańsku powstała, ja o tym nie wiem, ale<text:s/><text:span text:style-name="T1873">c</text:span>zuję, że państwo wiecie, zresztą przy udziale bardzo dużego gremium m<text:span text:style-name="T1874">.</text:span>in<text:span text:style-name="T1875">.</text:span><text:s/>członków gdańskiej<text:s/><text:span text:style-name="T1876">in</text:span>ic<text:span text:style-name="T1877">jatyw</text:span>y obywatelski<text:span text:style-name="T1878">ej</text:span><text:s/>skupiających zinstytucjon<text:span text:style-name="T1879">ali</text:span>zowaną opozycję, bo nawet te kręg<text:span text:style-name="T1880">i</text:span><text:s/>były konsultowane w tym układzie<text:span text:style-name="T1881">.</text:span><text:s/>Po dokładnym przejrzeniu, jednym z głównych postulatów jest np<text:span text:style-name="T1882">.</text:span><text:s/>paradok<text:span text:style-name="T1883">s.</text:span><text:s/>Ja nie wiem czy państwo wiecie,<text:s/><text:span text:style-name="T1884">ż</text:span>e porty czyli to z<text:s/><text:span text:style-name="T1885">c</text:span>zego powinny żyć miasta nie należą do miast<text:span text:style-name="T1886">.</text:span><text:s/>Porty nie są miejskie<text:span text:style-name="T1887">.</text:span><text:s/><text:span text:style-name="T1888">W</text:span><text:s/>całym cywilizowanym świecie miasta portowe żyją z portów i vice versa<text:span text:style-name="T1889">.</text:span><text:s/>Otóż miasta nie mają prawa wejścia do portów, n<text:span text:style-name="T1890">i</text:span>e ma ustawy o mieniu komunalnym<text:span text:style-name="T1891">.</text:span></text:p>
      <text:p text:style-name="P1892">Ja nie chcę tutaj tej sprawy głębiej poruszać, poszerzać, ale są niebezpieczne tendencje idące dalej w tym kierunku<text:span text:style-name="T1893">.</text:span><text:s/>Otóż w pewnym ministerstwie powstał projekt centralizacji portów, to jest centralny zarząd lotnisk, zbudować w tej chwili centralny zarz<text:span text:style-name="T1894">ą</text:span>d portów<text:span text:style-name="T1895">,</text:span><text:s/><text:span text:style-name="T1896">s</text:span>tworzy<text:span text:style-name="T1897">ć</text:span><text:s/>w pewnym sensie ek<text:span text:style-name="T1898">s</text:span>terytorialność portów, wy<text:span text:style-name="T1899">ł</text:span>ą<text:span text:style-name="T1900">czy</text:span>ć porty spod wpływów samorządu terytorialnego. Przecież to jest działanie absolutnie sprzeczne z koncepcją mienia komunalnego.</text:p>
      <text:p text:style-name="P1901">Następna kwestia do której<text:s/><text:span text:style-name="T1902">ż</text:span>e<text:span text:style-name="T1903">śmy</text:span><text:s/>doszli. Otóż w pierwszej wersji tej ogólnej wersji gdańskiej inicjatywy samorządowo<text:span text:style-name="T1904">-</text:span>g<text:span text:style-name="T1905">os</text:span>pod<text:span text:style-name="T1906">a</text:span>rc<text:span text:style-name="T1907">zej</text:span>, powstała również koncepcja rozdziału samorządów od władzy, istnieje ta koncepcja oddzielenia układu władzy wykonawczej rządowej władzy wykonawczej od samorządowych władz wykonawczych<text:span text:style-name="T1908">.</text:span></text:p>
      <text:p text:style-name="P1909"><text:span text:style-name="T1910">I</text:span><text:s/>po bardzo długiej i wnikl<text:span text:style-name="T1911">i</text:span>wej dyskusji doszliśmy do wniosku, że jest to bardzo cenna koncepcja. Tylko niestety my mamy za sobą 45 lat dewiacyjn<text:span text:style-name="T1912">ej</text:span><text:s/>praktyki<text:span text:style-name="T1913">.</text:span><text:s/>Nawet wtedy gdybyśmy zgodzili się na tą koncepcji, o której mówił pan prof. Kulesza<text:span text:style-name="T1914">,</text:span><text:s/>to przecież poza wszystkim, doskonale wiemy, a ja wiem na pewno, doskonale wiemy, że nie tylko<text:s/><text:span text:style-name="T1915">się</text:span><text:s/>nie da przedmiotowo rozdzielić tych centralnyc<text:span text:style-name="T1916">h</text:span><text:s/>działań od działań lokalnych, bo to są sprzężone, o których<text:s/>za<text:s/><text:span text:style-name="T1917">sek</text:span>u<text:span text:style-name="T1918">n</text:span>dę powiem, ale również istnieją potężne wpływy n<text:span text:style-name="T1919">i</text:span>eformalne ośrodków władzy wykonawczej na układy samorządowe jeżeli nawet obecne układy rad narodowych w pełni uznamy za samorządowe.<text:s/><text:span text:style-name="T1920">I</text:span><text:s/>tutaj żadna ustawa nie zbuduje natychmiast bariery oddzi<text:span text:style-name="T1921">el</text:span>ając<text:span text:style-name="T1922">ej</text:span><text:s/>wpływ władz wykonawczych r<text:span text:style-name="T1923">z</text:span>ądowych na działalno<text:span text:style-name="T1924">ś</text:span>ć rad.</text:p>
      <text:p text:style-name="P1925">My doszliśmy do wniosków takich<text:span text:style-name="T1926">,</text:span><text:s/><text:span text:style-name="T1927">ż</text:span>e skoro istnieje taka sytuacja, istnieje takie niebezpieczeństwo to w okresie w którym, w takim okresie<text:s/><text:span text:style-name="T1928">dojścio</text:span>w<text:span text:style-name="T1929">y</text:span>m do pełnej samorządności rady narodowe jako organa samorządu traktowane, nie mogą wypuścić ze swojej ręki kontroli nie tylko prawnej, ale i funk<text:span text:style-name="T1930">cj</text:span>onalnej nad działaniem aparatu rządowego w terenie<text:span text:style-name="T1931">. M</text:span>y tego nie możemy zrobić<text:span text:style-name="T1932">.</text:span><text:s/>Dlatego, że uwzględniając te wszystkie elementy, o których ja mówiłem do tej pory po prostu ten aparat si<text:span text:style-name="T1933">ę</text:span><text:s/>wyalienuje<text:span text:style-name="T1934">.</text:span><text:s/><text:span text:style-name="T1935">A</text:span><text:s/>korzy<text:span text:style-name="T1936">staj</text:span>ąc z<text:s/><text:soft-page-break/>tych wszystkich przeróżnych możliwości wpływów pozaformalnych on jest w stanie zwłaszcza w małych jednostkach terenowych, w pod<text:span text:style-name="T1937">s</text:span>tawowy<text:span text:style-name="T1938">c</text:span>h jednostkach terenowych rozłożyć tą samorządność<text:span text:style-name="T1939">.</text:span></text:p>
      <text:p text:style-name="P1940">Myśmy powinni dążyć na tym szczeblu, na którym już w tej chwili istniejemy do maksymalnej kontroli działania admin<text:span text:style-name="T1941">i</text:span>stracji pań<text:span text:style-name="T1942">s</text:span>twow<text:span text:style-name="T1943">e</text:span>j przyznanej samorządom.<text:s/><text:span text:style-name="T1944">I</text:span><text:s/>to jest powi<text:span text:style-name="T1945">ed</text:span>ziałbym nie tylko w układzie, że samorządy wybierają naczelników, a wojewódzkie rady narodowe wojewodów i odwołują w obligatoryjnych terminach tzn. mogą im wotum nieufności uchwalić<text:span text:style-name="T1946">,</text:span><text:s/>bo to jest kwestia bardzo istotna, ale nie najważni<text:span text:style-name="T1947">ejs</text:span>za<text:span text:style-name="T1948">.</text:span></text:p>
      <text:p text:style-name="P1949">Natomiast najważni<text:span text:style-name="T1950">ej</text:span>szą rzeczą jest zupełnie podstawową rzeczą jest to, że samorządy terytorialne czy to w podstawowych jednostkach czy te<text:span text:style-name="T1951">ż</text:span><text:s/>na szczeblu woj<text:span text:style-name="T1952">e</text:span>w<text:span text:style-name="T1953">ó</text:span>d<text:span text:style-name="T1954">z</text:span>ki<text:span text:style-name="T1955">m<text:s/></text:span>powinny mieć dwa uprawnienia<text:span text:style-name="T1956">.</text:span></text:p>
      <text:p text:style-name="P1957">Pierwsze uprawnienie jest takie, że nie ma funduszów na funk<text:span text:style-name="T1958">cjo</text:span>nowan<text:span text:style-name="T1959">ie</text:span><text:s/>wojewód<text:span text:style-name="T1960">z</text:span>twa czy gmi<text:span text:style-name="T1961">n</text:span><text:s/>innych niż fundusze samorządowe<text:span text:style-name="T1962">.</text:span><text:s/>Nawet jeżeli te fundusze samorządowe pochodzą czy to z redystrybu<text:span text:style-name="T1963">cj</text:span>i dokonywanej na szczeblu wojewódzkim pomiędzy, bo są i bogate gminy, i biedne gminy, czy też one są przekazywane centralnie to one w każdym układzie powinny wchodzić najpierw do samorządu<text:span text:style-name="T1964">.</text:span><text:s/>I nie powinny by<text:span text:style-name="T1965">ć</text:span><text:s/>adresowane nawet wtedy kiedy organy wykonawcze realizują funk<text:span text:style-name="T1966">c</text:span>je rządowe. I mają na to specjalne środki, to one nie powinny tych środków<text:s/><text:span text:style-name="T1967">do</text:span>stawa<text:span text:style-name="T1968">ć</text:span><text:s/>do ręki. Te środki powinny trafiać do organów samorządowych,<text:s/><text:span text:style-name="T1969">s</text:span>tawać<text:s/><text:span text:style-name="T1970">się</text:span><text:s/>częścią budżetu<text:s/><text:span text:style-name="T1971">i</text:span><text:s/>podlega<text:span text:style-name="T1972">ć<text:s/></text:span>absolutnej kontroli nie tylko jurydycznej, ale funk<text:span text:style-name="T1973">cj</text:span>onaln<text:span text:style-name="T1974">ej</text:span>.<text:s/><text:span text:style-name="T1975">W</text:span><text:s/>tym momencie, proszę państwa pojawiają się rzeczy niebezpieczne, mianowicie wnioski o przydzielenie wojewodom prawa do przesuwania tzw. tytułów budżetowych w ramach roz<text:span text:style-name="T1976">d</text:span>zia<text:span text:style-name="T1977">łó</text:span>w budżetów to jest strasznie niebezpieczna sytuacja<text:span text:style-name="T1978">.</text:span><text:s/>Ot<text:span text:style-name="T1979">óż</text:span><text:s/>w tym, je<text:span text:style-name="T1980">ż</text:span>eli my zdobędziemy kontrole nad finansami we wszystkich płaszczyznach p<text:span text:style-name="T1981">oj</text:span>awiających się finansowych w województwie czy w gminie, to my rzeczywiście uzyskujemy wpływ na działalność.</text:p>
      <text:p text:style-name="P1982">Chcę jeszcze jedną rzecz powiedzieć ju<text:span text:style-name="T1983">ż</text:span><text:s/>o zupełnej praktyce.<text:s/><text:span text:style-name="T1984">Ż</text:span>e w uprawnieniach samorządów terytorialnych powinna leże<text:span text:style-name="T1985">ć</text:span><text:s/>jeszcze jedna ważna bardzo, być może nie jest to pozycja w budżecie najważni<text:span text:style-name="T1986">ej</text:span>sza, ale to jest pozycja prestiżowa. Otóż budżet dla urzędu wojewódzkiego, urzędu gminnego powinien by<text:span text:style-name="T1987">ć</text:span><text:s/>uchwalany w całości przez samorząd.<text:s/><text:span text:style-name="T1988">W</text:span><text:s/>całości. Projekt oczyw<text:span text:style-name="T1989">i</text:span>ś<text:span text:style-name="T1990">c</text:span>ie może prz<text:span text:style-name="T1991">ygo</text:span>t<text:span text:style-name="T1992">o</text:span>wać odpowiedni nacz<text:span text:style-name="T1993">el</text:span>nik, ale uchwalenie tego budżetu powinno nastąpi<text:span text:style-name="T1994">ć</text:span><text:s/>przez samorząd.<text:s/><text:span text:style-name="T1995">M</text:span>y mamy taką sytuację w woj. gdańskim, że my jesteśmy jednym z 5 województw,<text:s/><text:span text:style-name="T1996">o</text:span>d których si<text:span text:style-name="T1997">ę</text:span><text:s/>zabiera pieniądze, my mamy nadwyżki, my jesteśmy absolutnie samowy<text:span text:style-name="T1998">st</text:span>arczalni, ale na zewnątrz województwa mamy taką sytuację<text:span text:style-name="T1999">,</text:span><text:s/>że jest 57<text:s/><text:span text:style-name="T2000">j</text:span>ednost<text:span text:style-name="T2001">e</text:span>k lokalnych, samorządów podstawowych z tego tylko<text:s/><text:span text:style-name="T2002">11</text:span><text:s/>jest samofinansujących wobec tego funkcja r<text:span text:style-name="T2003">ed</text:span>ystrybucyjna musi<text:s/><text:span text:style-name="T2004">i</text:span>stnieć<text:span text:style-name="T2005">.</text:span><text:s/><text:span text:style-name="T2006">J</text:span>a już ko<text:span text:style-name="T2007">ń</text:span>czę<text:span text:style-name="T2008">.</text:span></text:p>
      <text:p text:style-name="P2009">I jeszcze jedno co myśmy powinni pokazać jako samorząd<text:span text:style-name="T2010">?</text:span><text:s/>Samorząd powinien mieć prawo dokonania w każdej chwili z każdego powodu rewizji struktur władzy wykonawczej czy gminy czy województwa, rewizji struktur. To znaczy wyjścia władczego w<text:s/><text:span text:style-name="T2011">s</text:span>tru<text:span text:style-name="T2012">k</text:span>tury.</text:p>
      <text:p text:style-name="P2013"><text:span text:style-name="T2014">Pros</text:span>zę p<text:span text:style-name="T2015">a</text:span>ń<text:span text:style-name="T2016">st</text:span>w<text:span text:style-name="T2017">a</text:span><text:s/>ja n<text:span text:style-name="T2018">i</text:span>e twierdzę,<text:s/><text:span text:style-name="T2019">że</text:span><text:s/>taki powinien być model docelowy, ale po to, żeby wywalczyć ten model, o którym mówił prof. Kulesza my musimy najpierw stwo<text:span text:style-name="T2020">rz</text:span>yć sytuację nacisku<text:span text:style-name="T2021">.</text:span><text:s/>Sytuac<text:span text:style-name="T2022">j</text:span>ę nacisku. My musimy sobie wywalczyć tą pozycję,<text:s/><text:span text:style-name="T2023">b</text:span>o nam normy prawne tego nie wywalczą, a kiedy b<text:span text:style-name="T2024">ę</text:span>dziemy mieli środki, kiedy będziemy mogli jednego czy drugiego naczelnika czy wojewodę, taki samorząd odwołać wtedy powstanie groźba i samorząd będzie rósł w siłę.</text:p>
      <text:p text:style-name="P2025">Dzięku<text:span text:style-name="T2026">ję.</text:span></text:p>
      <text:soft-page-break/>
      <text:p text:style-name="P2027"><text:span text:style-name="T2028">Przewod</text:span><text:span text:style-name="T2029">n</text:span><text:span text:style-name="T2030">ic</text:span><text:span text:style-name="T2031">ząc</text:span><text:span text:style-name="T2032">y</text:span><text:span text:style-name="T2033">:</text:span></text:p>
      <text:p text:style-name="P2034"><text:span text:style-name="T2035">D</text:span>z<text:span text:style-name="T2036">i</text:span>ę<text:span text:style-name="T2037">k</text:span>u<text:span text:style-name="T2038">ję.</text:span><text:s/>Proszę państwa do przerwy mamy jakieś 10 minut, musimy zrob<text:span text:style-name="T2039">i</text:span>ć przerwę<text:s/><text:span text:style-name="T2040">i</text:span><text:s/>mamy w tej chwili zgłoszonych do dyskusji 4 osoby. Proponuję, żeby ograniczyć do dwóch głosów bo<text:s/><text:span text:style-name="T2041">się</text:span><text:s/>n<text:span text:style-name="T2042">i</text:span>e zmieścimy, chciałem zaproponować,<text:span text:style-name="T2043"><text:s/></text:span>żeby jeszcze z naszej strony ponieważ z tamtej strony głos zabrał kol<text:span text:style-name="T2044">.</text:span><text:s/>Stępniak, również przewodniczący Rady Narodowej tylko troszkę mniejszej od skali i może kto<text:span text:style-name="T2045">ś</text:span>..<text:span text:style-name="T2046">.</text:span><text:s/>jeden z panów<text:s/><text:span text:style-name="T2047">i</text:span><text:s/>potem dla<text:span text:style-name="T2048">.</text:span>.<text:span text:style-name="T2049">.</text:span><text:s/>ja bym przekazał panu profesorowi, może pan Martyniuk, który by zabrał głos i by<text:span text:style-name="T2050">ś</text:span>my na tym skończyl<text:span text:style-name="T2051">i</text:span><text:s/>i zrobili przerwę i potem pan prof<text:span text:style-name="T2052">.</text:span><text:s/>Sokolewicz przejąłby przewodnictwo<text:span text:style-name="T2053">.</text:span></text:p>
      <text:p text:style-name="P2054">Prosz<text:span text:style-name="T2055">ę</text:span><text:s/>bardzo pan Stępniak i potem jeden głos i zrobi<text:span text:style-name="T2056">ę</text:span><text:s/>przerwę.</text:p>
      <text:p text:style-name="P2057">/Głos z sali: nie słychać/.</text:p>
      <text:p text:style-name="P2058"><text:span text:style-name="T2059">Janusz Stępniak</text:span>:</text:p>
      <text:p text:style-name="P2060">Obraz, który pan nakreślił jest<text:s/><text:span text:style-name="T2061">r</text:span>zeczywiście obrazem rz<text:span text:style-name="T2062">ec</text:span>zyw<text:span text:style-name="T2063">ist</text:span>ym, tak to wygląda w tej chwili samorządność rad narodowych.</text:p>
      <text:p text:style-name="P2064">Oczywiście wiadomo ten centralistyczny system zarządzania powoduje, że słowo samorząd jest absolutnie zdewaluowane<text:span text:style-name="T2065">.</text:span><text:s/><text:span text:style-name="T2066">4</text:span>0 lat oduczono nas samorządności. przytoczę takie dane, to co pani prof<text:span text:style-name="T2067">.</text:span><text:s/>Zawadzka powiedziała, o samorządach wiejskich, że tam to jeszcze nieźle wygląda,<text:s/><text:span text:style-name="T2068">i</text:span><text:s/>to wygląda wtedy nie<text:span text:style-name="T2069">ź</text:span>le, kiedy jest jakaś konkretna robota do zrobienia, budowa drogi<text:span text:style-name="T2070">,</text:span><text:s/>budowa szkoły, budowa czegoś. Natomiast kiedy jest sytuacja, że nie ma takiej potrzeby, tzn. albo tą szkołę wybudowano, potrzeby są wielkie<text:span text:style-name="T2071">.</text:span><text:s/>Są to potrzeby niezbędne - jest to niezbędna rz<text:span text:style-name="T2072">e</text:span>cz do zrobienia, wtedy ludzie biorą się do roboty, zakasują rękawy i pracują.</text:p>
      <text:p text:style-name="P2073">Natomiast w sytuacji kiedy trzeba wybrać tzw. radę sołecką to prosz<text:span text:style-name="T2074">ę</text:span><text:s/>sobie wyobrazić u mnie frekwencja na zebraniach była poniże<text:span text:style-name="T2075">j</text:span><text:s/>10 proc. Mimo, że...</text:p>
      <text:p text:style-name="P2076"><text:span text:style-name="T2077">/Głos</text:span><text:s/>z sali:<text:s/>Ilu?/.</text:p>
      <text:p text:style-name="P2078"><text:span text:style-name="T2079">Prof. Janu</text:span><text:span text:style-name="T2080">s</text:span><text:span text:style-name="T2081">z Stępniak</text:span>:</text:p>
      <text:p text:style-name="P2082">Poni<text:span text:style-name="T2083">żej</text:span><text:s/>10 proc.<text:span text:style-name="T2084">,</text:span><text:s/>taka jest prawda i to potwierdza to co powiedział pan Langer. Rzeczywiście ludzi oduczono samorządności. Jeden na zebraniu przewodniczących rad sołeckich, jeden z przewodniczących powiedział tak to<text:span text:style-name="T2085">,</text:span><text:s/>że niektórzy si<text:span text:style-name="T2086">ę</text:span><text:s/>zgodzili kandydować do rad, do samorządów to jest wynikiem tego, że zaczynają coś rozumieć,<text:s/><text:span text:style-name="T2087">ż</text:span>e tu jest potrzebny rzeczywisty nacisk. Potrzebny jest nacisk, bo bez tego nacisku już nie będzie. To wszystko<text:s/><text:span text:style-name="T2088">się</text:span><text:s/>wali, rozwala, w tej chwili jest potrzebny nam jest, potrzebne są<text:s/><text:span text:style-name="T2089">ja</text:span>kie<text:span text:style-name="T2090">ś</text:span><text:s/>działania, ruszenie tej ludzkiej inicjatywy, żeby wywrzeć nacisk na cały ten beton ażeby to wszystko przełamać, to jest podstawowa rzeczywiście sprawa. Tylko czy ten sposób postępowania, tzn. pan tutaj powiedział, ż<text:span text:style-name="T2091">e</text:span><text:s/>u<text:span text:style-name="T2092">s</text:span>tawa<text:span text:style-name="T2093">.</text:span><text:s/>Rzeczywiście sama ustawa niczego nie załatwi<text:span text:style-name="T2094">.</text:span><text:s/>Natomiast musi<text:s/><text:span text:style-name="T2095">iść</text:span><text:s/>ta ustawa<text:s/><text:span text:style-name="T2096">i</text:span><text:s/>wtedy dopiero my na dole posługując s<text:span text:style-name="T2097">ię</text:span><text:s/>tą ustawą możemy wal<text:span text:style-name="T2098">czy</text:span>ć o te swoje prawa, o prawa samorządu<text:span text:style-name="T2099">.</text:span><text:s/>Czyli musi... te wszystkie rzeczy<text:s/><text:span text:style-name="T2100">muszą iść, muszą</text:span><text:s/>by<text:span text:style-name="T2101">ć</text:span><text:s/>odpowiednie uprawnienia dla samorządu,<text:s/><text:span text:style-name="T2102">i</text:span><text:s/>dopiero potem ludzie, którzy zechcą to wszystko niestety poprzez nacisk robi<text:span text:style-name="T2103">ć</text:span>. To jest podstawowa rzecz.</text:p>
      <text:p text:style-name="P2104">Tutaj rzeczywiście powiedział pan o tych trzech.<text:span text:style-name="T2105">..<text:s/></text:span>Ja sobie zapisywałem to w ten sposób.<text:s/><text:span text:style-name="T2106">W</text:span><text:s/>gminie w tej chwili.<text:span text:style-name="T2107">.</text:span>.<text:s/>poza tym sama sprawa prawa tutaj. Prawo nam po porostu nie pozwala, żebyśmy t<text:span text:style-name="T2108">ą</text:span><text:s/>gmin<text:span text:style-name="T2109">ą</text:span><text:s/>rządzili. Ja ro<text:span text:style-name="T2110">z</text:span>umiem rządzenie w ten sposób, że jak są jakieś sprawy do załatwienia przychodzi<text:s/><text:span text:style-name="T2111">c</text:span>złowiek do przewodniczącego czy do w<text:span text:style-name="T2112">ó</text:span>jta i m<text:span text:style-name="T2113">ó</text:span>wi:<text:s/>„słuchaj załatw mi tą sprawę”<text:span text:style-name="T2114">.</text:span><text:s/>I wtedy ja tą sprawę staram s<text:span text:style-name="T2115">i</text:span>ę załatwiać.</text:p>
      <text:soft-page-break/>
      <text:p text:style-name="P2116">Ale, jak ja mogę<text:s/>np. załatwiać sprawy takie, jak człowiek przychodzi i mów<text:span text:style-name="T2117">i</text:span><text:s/><text:span text:style-name="T2118">m</text:span>i, że ceny są za wysokie. Czy czegoś nie ma w sklepie. To są rzeczy.<text:span text:style-name="T2119">..</text:span><text:s/>ta działalnoś<text:span text:style-name="T2120">ć</text:span><text:s/>jest jak gdyby wtopiona<text:s/><text:span text:style-name="T2121">w</text:span><text:s/>rzeczywi<text:span text:style-name="T2122">st</text:span>ość<text:span text:style-name="T2123">.</text:span><text:s/>Czyli my prawdę mówiąc przez<text:s/><text:span text:style-name="T2124">s</text:span>amoistnienie w tej chwili takiego samorządu, jaki jest robimy antyreklamę samorządową. Ja w tej chwili, czasami ludzie m<text:span text:style-name="T2125">ó</text:span>wią słuchaj, wszedłeś w te samorządy i co zrobiłeś. Mnie strasznie wkurza takie stwierdzenie. Bo ja prawdę m<text:span text:style-name="T2126">ó</text:span>wiąc nie mogą nic zrobić, jeżeli nawet poprzez naciski, poprzez takie czy inne wyrwę gdzieś tam trochę pieniędzy na jakiś asfalt, gdzieś na jakąś drogę to wiadomo, że druga wieś czy druga gmina tego nie dostanie. Czyli to jest praktycznie rze<text:span text:style-name="T2127">c</text:span>z biorąc bezsensowne.</text:p>
      <text:p text:style-name="P2128">Jeszcze raz wracam do tego, potrzebne są zmiany prawne<text:s/><text:span text:style-name="T2129">z</text:span><text:s/>czym powinniśmy stąd wyjść. Następnie potrzebny jest nacisk.<text:s/><text:span text:style-name="T2130">C</text:span>zyl<text:span text:style-name="T2131">i</text:span><text:s/>potrzebne jest niestety, ale rozumiem, że w okre<text:span text:style-name="T2132">s</text:span>ie tych dwóch lat, powołanie, spowodowanie nowych wyborów do samorządów wiejskich, do samorządów t<text:span text:style-name="T2133">er</text:span>ytor<text:span text:style-name="T2134">ia</text:span>lnych.</text:p>
      <text:p text:style-name="P2135">Dziękuję bardzo.</text:p>
      <text:p text:style-name="P2136"><text:span text:style-name="T2137">Przewodniczący</text:span>:</text:p>
      <text:p text:style-name="P2138">Dzi<text:span text:style-name="T2139">ę</text:span>kuję bardzo. Pan Martyniuk rozumiem jako ostatni przed przerwą.</text:p>
      <text:p text:style-name="P2140"><text:span text:style-name="T2141">Henryk Martyniuk</text:span>:</text:p>
      <text:p text:style-name="P2142"><text:span text:style-name="T2143">J</text:span>a proszą pa<text:span text:style-name="T2144">ń</text:span>stwa zgadzam s<text:span text:style-name="T2145">i</text:span>ę z przedmówcą, że nie powinniśmy stąd wyjś<text:span text:style-name="T2146">ć</text:span><text:s/>z książką nową napisaną<text:span text:style-name="T2147">.</text:span><text:s/>Ja<text:s/><text:span text:style-name="T2148">się</text:span><text:s/>do tego nie b<text:span text:style-name="T2149">ę</text:span>dę współprzy<text:span text:style-name="T2150">czy</text:span>niał,<text:s/>ponieważ ja jestem praktykiem<text:span text:style-name="T2151">.</text:span><text:s/><text:span text:style-name="T2152">D</text:span>wa słowa na ten temat<text:span text:style-name="T2153">.</text:span></text:p>
      <text:p text:style-name="P2154">Ja od dawna, od lat pięćdziesiątych kierowałem najpierw małymi zespołami ludzkimi, a<text:span text:style-name="T2155">ż</text:span><text:s/>doszedłem do kierowania zespołami 15- tysięcznymi<text:span text:style-name="T2156">.</text:span><text:s/>I mo<text:span text:style-name="T2157">j</text:span>e doświadczenie jest doświad<text:span text:style-name="T2158">c</text:span>z<text:span text:style-name="T2159">en</text:span>iem pra<text:span text:style-name="T2160">k</text:span>tyka, który s<text:span text:style-name="T2161">i</text:span>ę para jako inżynier techniczny konstruktor silników lotniczych, przekwalifikował się bardzo dawno w zakresie organizatora Organizacji Pracy<text:s/><text:span text:style-name="T2162">i</text:span><text:s/>Zarządzania, a właściwie dzisiaj mogę powiedzieć, że mam wiedzę praktyczną z zakresu inżynierii społecznej podbudowaną w określony sposób i t<text:span text:style-name="T2163">e</text:span>or<text:span text:style-name="T2164">e</text:span>ty<text:span text:style-name="T2165">c</text:span>zn<text:span text:style-name="T2166">i</text:span>e w organizacji i zarządzaniu występuję również i problem samorządności<text:span text:style-name="T2167">.</text:span><text:s/>Ja mów<text:span text:style-name="T2168">i</text:span>ę o rzeczach prakty<text:span text:style-name="T2169">c</text:span>znych z doświad<text:span text:style-name="T2170">czen</text:span>ia.</text:p>
      <text:p text:style-name="P2171">Proszę państwa z samorządami miałem kontakt od rad robotniczych po małej rewolucji w '56 r<text:span text:style-name="T2172">.,</text:span><text:s/>rad robotniczych, które stłamszono wtedy, potem mam doświadczenia z różnego typu konferencjami samorządu robotniczego w fabryce,<text:s/><text:span text:style-name="T2173">i</text:span><text:s/>te doświad<text:span text:style-name="T2174">c</text:span>zenia n<text:span text:style-name="T2175">i</text:span>e są<text:s/><text:span text:style-name="T2176">t</text:span>utaj rozbieżne od moich przedmówców tutaj wojewody gdańskiego czy niższego szczebla<text:span text:style-name="T2177">.</text:span><text:s/>Są bardzo pokrewne<text:span text:style-name="T2178">.</text:span><text:s/><text:span text:style-name="T2179">W</text:span><text:s/>prz<text:span text:style-name="T2180">ed</text:span>s<text:span text:style-name="T2181">i</text:span>ębiorstwie jako dyrektor miałem koło siebie konferencje samorządu robotniczego, która nie mogła spełnić funkcji samorządu<text:span text:style-name="T2182">.</text:span><text:s/>Bo samorządność i zgadzam się nie ma tendencji pr<text:span text:style-name="T2183">o</text:span><text:span text:style-name="T2184">-</text:span><text:span text:style-name="T2185">s</text:span>am<text:span text:style-name="T2186">or</text:span>ządno<text:span text:style-name="T2187">ś</text:span>c<text:span text:style-name="T2188">io</text:span>wych, jak tu powiedział wojewoda gdański<text:span text:style-name="T2189">.</text:span><text:s/>Dlaczego?</text:p>
      <text:p text:style-name="P2190">Bo pro-samorządnościowa postawa budzi s<text:span text:style-name="T2191">i</text:span>ę wtedy, kiedy się gospodaruje na<text:s/><text:span text:style-name="T2192">s</text:span>woim, a kim jest konferencja samorządu czy rada narodowa, czy<text:span text:style-name="T2193">..</text:span>. tego czy innego szczebla?<text:s/>Jest<text:s/><text:span text:style-name="T2194">t</text:span>o po prostu zbiór ludzi, którzy pracują<text:s/><text:span text:style-name="T2195">w</text:span><text:s/>formie najemnej<text:span text:style-name="T2196">.</text:span><text:s/><text:span text:style-name="T2197">N</text:span>i<text:span text:style-name="T2198">e</text:span><text:s/><text:span text:style-name="T2199">s</text:span>ą związani z jakąś własnoś<text:span text:style-name="T2200">c</text:span>ią. Ich samorządność jest nieodpowi<text:span text:style-name="T2201">ed</text:span>zialna, w niczym nieodpowi<text:span text:style-name="T2202">ed</text:span>zialna, on<text:span text:style-name="T2203">i<text:s/></text:span>dbaj<text:span text:style-name="T2204">ą</text:span><text:s/>tylko o swoje<text:span text:style-name="T2205">.</text:span><text:s/>Gdzie robotnik może s<text:span text:style-name="T2206">i</text:span>ę porządzić czy pro-samorządzi<text:span text:style-name="T2207">ć</text:span>?<text:s/><text:span text:style-name="T2208">U</text:span><text:s/>siebie w domu<text:span text:style-name="T2209">.</text:span><text:s/>Bo jest na swoim<text:span text:style-name="T2210">.</text:span><text:s/><text:span text:style-name="T2211">A</text:span><text:s/>w przedsiębiorstwie on nie ma w tym udziału i dlatego mówi<text:span text:style-name="T2212">ę</text:span><text:s/>o uwłaszczeniu, uwłaszczenie spowoduje zbudzenie postaw pro-samorządno<text:span text:style-name="T2213">ś</text:span>ci<text:span text:style-name="T2214">o</text:span>w<text:span text:style-name="T2215">ych</text:span>.</text:p>
      <text:p text:style-name="P2216">Ja chcę teraz powiedzieć k<text:span text:style-name="T2217">i</text:span>lka słów na temat właśnie struktur, a potem nawiąza<text:span text:style-name="T2218">ć</text:span><text:s/>do pana wypowiedzi<text:s/><text:soft-page-break/>o<text:s/><text:span text:style-name="T2219">z</text:span>wyradnianiu si<text:span text:style-name="T2220">ę</text:span><text:s/>samorządu. Otó<text:span text:style-name="T2221">ż</text:span><text:s/>proszę państwa to co mamy w tej<text:s/><text:span text:style-name="T2222">c</text:span>hwili<text:span text:style-name="T2223">.</text:span><text:s/>to mamy układ taki<text:s/><text:span text:style-name="T2224">i</text:span><text:s/>to potwierdzają moi przedmówcy, że samorząd różnej formy jest wspomag<text:span text:style-name="T2225">a</text:span>jącym społecznym, jakimś elementem wspomagającym administra<text:span text:style-name="T2226">cj</text:span>ę w sprawowaniu władzy, czy dyrektora w prz<text:span text:style-name="T2227">ed</text:span>siębiorstwie, czy wojewody, czy naczelnika gminy<text:span text:style-name="T2228">.</text:span></text:p>
      <text:p text:style-name="P2229">Można sobie wyróżnić taki układ partnerski międz<text:span text:style-name="T2230">y<text:s/></text:span>administra<text:span text:style-name="T2231">cj</text:span>ą określonego szczebla<text:s/><text:span text:style-name="T2232">i</text:span><text:s/>samorządem czy radą narodową określonego<text:s/><text:span text:style-name="T2233">s</text:span>zczebla<text:span text:style-name="T2234">.</text:span></text:p>
      <text:p text:style-name="P2235">Ale w układzie partnerskim jest to wadliwy układ, dlatego że rodzi s<text:span text:style-name="T2236">ię</text:span><text:s/>ciągła rywalizacja o większe.<text:span text:style-name="T2237">..<text:s/></text:span>kto powinien mieć większe wpływy. I zamiast współdziałania rodzi s<text:span text:style-name="T2238">i</text:span>ę rywalizacja<text:span text:style-name="T2239">.</text:span></text:p>
      <text:p text:style-name="P2240">I trzecia wersja, za którą ja optuję to<text:s/><text:span text:style-name="T2241">je</text:span>st wersja,<text:s/><text:span text:style-name="T2242">ż</text:span>e samorząd powinien mieć władzę nadrzędną nad tą lokalną administracją określonego szczebla. I decydencką. Administra<text:span text:style-name="T2243">c</text:span>ja powinna by<text:span text:style-name="T2244">ć</text:span><text:s/>tylko wykonawcą woli samorządu.</text:p>
      <text:p text:style-name="P2245"><text:span text:style-name="T2246">Ja</text:span><text:s/>mówiłem tuta<text:span text:style-name="T2247">j</text:span><text:s/>w jednym punkcie 8<text:span text:style-name="T2248">,</text:span><text:s/>o tym krótko,<text:s/><text:span text:style-name="T2249">ż</text:span>e<text:s/><text:span text:style-name="T2250">s</text:span>amor<text:span text:style-name="T2251">z</text:span>ąd powinien mieć władz<text:span text:style-name="T2252">ę</text:span><text:s/>jedyną i niepodzielną, i mówiłem o ty<text:span text:style-name="T2253">c</text:span>h nowych r<text:span text:style-name="T2254">o</text:span>związan<text:span text:style-name="T2255">ia</text:span>ch organiza<text:span text:style-name="T2256">c</text:span>yjnych<text:span text:style-name="T2257">.</text:span><text:s/>Tutaj pan prof<text:span text:style-name="T2258">.<text:s/></text:span>Kulesza ma rac<text:span text:style-name="T2259">j</text:span>ę,<text:s/><text:span text:style-name="T2260">ż</text:span>e grozi zwyrodnienie samorządu, ale pod jednym warunkiem,<text:s/><text:span text:style-name="T2261">ż</text:span>e ten samorząd będzie<text:s/><text:span text:style-name="T2262">się</text:span><text:s/>hi<text:span text:style-name="T2263">er</text:span>archizował w kierunku władzy<text:span text:style-name="T2264">.</text:span><text:s/>To znaczy samorząd ,większe<text:s/><text:span text:style-name="T2265">ci</text:span>ało wybierze mniejsze ciało, jako zarząd samorządu, a zarząd samorządu wybierze przewodniczącego, wiceprzewodni<text:span text:style-name="T2266">cz</text:span>ą<text:span text:style-name="T2267">ceg</text:span>o. Ta struktura tak się kształtuj<text:span text:style-name="T2268">e</text:span>. B<text:span text:style-name="T2269">o</text:span><text:s/>każdy przewodniczący musi<text:s/><text:span text:style-name="T2270">się</text:span><text:s/>otaczać jaką<text:span text:style-name="T2271">ś</text:span><text:s/>pomocniczą administracją zawsze i to jest nieuchronne,<text:s/><text:span text:style-name="T2272">i</text:span><text:s/>obok administracji istniejącej w samorządach będziemy mieli administrację nową, żeby tego uniknąć,<text:s/><text:span text:style-name="T2273">w</text:span><text:s/>tej chwili mówiłem o tych eksperymentach, jest status Stowarzyszenia Gospodarzy Wojew<text:span text:style-name="T2274">ó</text:span>dztwa Rzeszowskiego<text:span text:style-name="T2275">,</text:span><text:s/>które jako zgromadzenie prz<text:span text:style-name="T2276">e</text:span>dstawicieli gospodarzy nie hierar<text:span text:style-name="T2277">ch</text:span>izuje się w tym kierunku, nie jest władzą ogólne zgromadzenie i jest niepodzielne<text:span text:style-name="T2278">.</text:span><text:s/>Jak wobec tego to funkcjonuje w taki sposób?</text:p>
      <text:p text:style-name="P2279">Otóż to zgromadzenie u<text:span text:style-name="T2280">st</text:span>anawia powi<text:span text:style-name="T2281">er</text:span>ników. Powi<text:span text:style-name="T2282">er</text:span>ników służących zgromadzeniu, a nie sprawującym nad nimi władzę.<text:span text:style-name="T2283"><text:s/></text:span>I to powiernictwo jest<text:s/><text:span text:style-name="T2284">z</text:span><text:s/>reguły płatne<text:span text:style-name="T2285">.</text:span><text:s/>Obsługa Zgromadzenia Ogólnego Gospodarzy polega np. kanc<text:span text:style-name="T2286">e</text:span>l<text:span text:style-name="T2287">aryjn</text:span>a i<text:s/><text:span text:style-name="T2288">fo</text:span>rmalno<text:span text:style-name="T2289">-</text:span>prawna polega na tym, że powierza określoną funkcję np. kancelarii adwokackiej, która załatwia te sprawy od strony kancelaryjn<text:span text:style-name="T2290">ej<text:s/></text:span>i porad, informan<text:span text:style-name="T2291">iz</text:span>owan<text:span text:style-name="T2292">ia</text:span><text:s/>prawnego decyzji. U<text:span text:style-name="T2293">st</text:span>anawia głównego koordynatora, który ma rol<text:span text:style-name="T2294">ę</text:span><text:s/>służebną względem<text:s/><text:span text:style-name="T2295">z</text:span>gr<text:span text:style-name="T2296">o</text:span>madzenia, a nie<text:s/><text:span text:style-name="T2297">n</text:span>adrzędną<text:span text:style-name="T2298">.</text:span><text:s/>A w<text:span text:style-name="T2299">i</text:span>ęc jest to powiernictwo, które ma rol<text:span text:style-name="T2300">ę</text:span><text:s/>służebną, a nie władczą<text:span text:style-name="T2301">.</text:span><text:s/>I ja szerzej tego tutaj nie przedstawiam, ale to jest zupełnie nowego typu struktura, ona<text:s/><text:span text:style-name="T2302">j</text:span>est spotykana na<text:s/><text:span text:style-name="T2303">Z</text:span>achodzie<text:span text:style-name="T2304">,</text:span><text:s/>a<text:s/><text:span text:style-name="T2305">w</text:span><text:s/>naszych krajach<text:s/>„demoluda<text:span text:style-name="T2306">c</text:span>h”<text:s/>tak zwanych jeszcze nie spotykana<text:span text:style-name="T2307">.</text:span><text:s/><text:span text:style-name="T2308">I</text:span><text:s/>ja proponuję, optuję<text:s/><text:span text:style-name="T2309">z</text:span>a nową strukturą organizacyjną tych samorządów. Dlatego, że<text:s/><text:span text:style-name="T2310">i</text:span>naczej to my tylko powiększymy budu<text:span text:style-name="T2311">j</text:span>ąc taką samą samorządno<text:span text:style-name="T2312">ś</text:span>ć w tradycyjnym wydaniu zarząd - prezes ona będzie musiała obrasta<text:span text:style-name="T2313">ć</text:span><text:s/><text:span text:style-name="T2314">w</text:span><text:s/>nową admini<text:span text:style-name="T2315">st</text:span>racj<text:span text:style-name="T2316">ę</text:span>. A wi<text:span text:style-name="T2317">ę</text:span>c powiększym<text:span text:style-name="T2318">y</text:span><text:s/>potężną<text:s/><text:span text:style-name="T2319">i</text:span><text:s/>tak admini<text:span text:style-name="T2320">st</text:span>racj<text:span text:style-name="T2321">ę</text:span><text:s/>do jeszcze większych rozmiarów. I tego należy unika<text:span text:style-name="T2322">ć.</text:span></text:p>
      <text:p text:style-name="P2323">Ja na tym bym skończył moją wypowiedź.</text:p>
      <text:p text:style-name="P2324"><text:span text:style-name="T2325">Przewodniczący</text:span>:</text:p>
      <text:p text:style-name="P2326">Dziękuję bardzo. Ja strasznie pana Wilkanowicza przepraszam, bo pan był zgłoszony, może prz<text:span text:style-name="T2327">e</text:span>r<text:span text:style-name="T2328">z</text:span>ucimy już po przerwie, jeśli można. Strasznie pana przepraszam. Ja rozumiem, że moja kadencja jako przewodniczącego dobiega k<text:span text:style-name="T2329">o</text:span>ńca, po przerwie przekażemy przewodnictwo panu prof. Sokolewiczowi. Ja rozumiem, że mamy sytuację taką<text:span text:style-name="T2330">.</text:span></text:p>
      <text:p text:style-name="P2331">W gruncie rzeczy bardzo ogólnie nie wchodząc w szczegóły, ta kartka spotkała się z pozytywnym<text:s/><text:soft-page-break/>przyjęciem. Rozumiem, że ona mogłaby stanowić... do zrobienia czegoś co pan pr<text:span text:style-name="T2332">o</text:span>f. Ł<text:span text:style-name="T2333">ę</text:span>towski nazwał<text:s/>„protokół zgody”, który ja w pełni potwierdzam, że taką rzecz trzeba napisać. W szczególności mogę zauważyć, że właściwie wszyscy wypowiadający się podkreślili konieczność podporządkowania lokalnych administracji lokalnym organom wyborczym, a więc uk<text:span text:style-name="T2334">o</text:span>munalnienie administracji lokalnej, która oczywiście mogłaby spełniać pewne zlecone funkcje. I że to jest bardzo istotna sprawa, która wydaje mi<text:s/><text:span text:style-name="T2335">s</text:span>i<text:span text:style-name="T2336">ę</text:span><text:s/>znalazła ogólny kons<text:span text:style-name="T2337">e</text:span>n<text:span text:style-name="T2338">s</text:span>us. Poza tym wszyscy pa<text:span text:style-name="T2339">ńs</text:span>two podkreślali,<text:s/><text:span text:style-name="T2340">c</text:span>i którzy zabierali głos o wadze reformy budżetowej<text:s/><text:span text:style-name="T2341">i</text:span><text:s/>reformy systemu finansowego.<text:s/><text:span text:style-name="T2342">I</text:span><text:s/>rozumiem, że to jest również zadanie, które byśmy musieli s<text:span text:style-name="T2343">ię</text:span><text:s/>zastanow<text:span text:style-name="T2344">i</text:span>ć<text:s/><text:span text:style-name="T2345">w</text:span><text:s/>jakim zakresie, w<text:s/><text:span text:style-name="T2346">ja</text:span>kim stopniu byśmy mogli dokona<text:span text:style-name="T2347">ć</text:span><text:s/><text:span text:style-name="T2348">w</text:span><text:s/>rama<text:span text:style-name="T2349">ch</text:span><text:s/>naszej pracy w ciągu tych najbliższych spotkań<text:span text:style-name="T2350">,</text:span><text:s/>to jest problem do za<text:span text:style-name="T2351">st</text:span>anowi<text:span text:style-name="T2352">en</text:span>ia si<text:span text:style-name="T2353">ę</text:span>, jaką formę, dlatego powinniśmy w<text:span text:style-name="T2354">yjś</text:span>ć z jakimi<text:span text:style-name="T2355">ś</text:span><text:s/>t<text:span text:style-name="T2356">ez</text:span>ami, zasadami<text:s/><text:span text:style-name="T2357">cz</text:span>y harmonogramem wdrożeń no<text:span text:style-name="T2358">we</text:span>j zasady<text:s/><text:span text:style-name="T2359">fi</text:span>nan<text:span text:style-name="T2360">s</text:span>o<text:span text:style-name="T2361">wa</text:span>nia.</text:p>
      <text:p text:style-name="P2362">Jednocześnie zupełnie słusznie pani prof. Zawadzka podkreśliła<text:s/><text:span text:style-name="T2363">i</text:span><text:s/>to znalazło<text:s/><text:span text:style-name="T2364">s</text:span>ię<text:s/><text:span text:style-name="T2365">w</text:span><text:s/>paru innych wypowiedziach o konieczności zwrócenia uwagi na samorząd mieszkańców<text:span text:style-name="T2366">,</text:span><text:s/>czy<text:s/><text:span text:style-name="T2367">-<text:s/></text:span>nazwijmy to<text:s/><text:span text:style-name="T2368">-</text:span><text:s/>„podpodstawowy”,<text:s/>„podlokalny”<text:s/>na tym szczeblu najniższym<text:span text:style-name="T2369">.</text:span><text:s/>I to by się trzeba też zastanowić na formą, jak to mamy robić<text:span text:style-name="T2370">.</text:span></text:p>
      <text:p text:style-name="P2371"><text:span text:style-name="T2372">I</text:span><text:s/>wreszcie z dużą prz<text:span text:style-name="T2373">yj</text:span>emnością, przyznam się, tu przyjąłem te<text:s/><text:span text:style-name="T2374">sfo</text:span>rmu<text:span text:style-name="T2375">łowani</text:span>a<text:span text:style-name="T2376">,</text:span><text:s/>które dotyczyły pewnego ustalenia harmonogramu, czy horyzontu czasowego w ramach którego te wszystkie zmiany ustawy - bo jak rozumiem, wszystkie te wypowiedzi były zgodne, że aktualną ustawę trzeba opracować od nowa, gruntownie zmienić lub zrobić od nowa<text:s/><text:span text:style-name="T2377">-</text:span><text:s/>i trzeba dokonać rewizji prawa ma<text:span text:style-name="T2378">te</text:span>rialnego<text:span text:style-name="T2379">.</text:span><text:s/><text:span text:style-name="T2380">I</text:span><text:s/>tuta<text:span text:style-name="T2381">j</text:span><text:s/>to zanotowaliśmy termin, czy ten horyzont czasu, o którym pani profesor wspomniała, tych dwóch lat, który nam bardzo odpowiada, bo ja mówiłem też, że należałoby to w ciągu<text:s/><text:span text:style-name="T2382">198</text:span>9 i 1990 r. generalnie przebudować<text:span text:style-name="T2383">.</text:span></text:p>
      <text:p text:style-name="P2384">Rozumiem, że w tym momencie moglibyśmy zrobić przerwę, panie profesorze.</text:p>
      <text:p text:style-name="P2385"><text:span text:style-name="T2386">Prof</text:span><text:span text:style-name="T2387">.</text:span><text:span text:style-name="T2388"><text:s/>S</text:span><text:span text:style-name="T2389">o</text:span><text:span text:style-name="T2390">k</text:span><text:span text:style-name="T2391">ol</text:span><text:span text:style-name="T2392">ewi</text:span><text:span text:style-name="T2393">cz</text:span>:</text:p>
      <text:p text:style-name="P2394"><text:span text:style-name="T2395">T</text:span>ak<text:s/><text:span text:style-name="T2396">j</text:span>est<text:span text:style-name="T2397">.</text:span></text:p>
      <text:p text:style-name="P2398">/Głosy z sali - wypowiedzi niezrozumiałe, kilka głosów jednocześnie/.</text:p>
      <text:p text:style-name="P2399">To nie<text:s/><text:span text:style-name="T2400">j</text:span>est jeszcze chyba podsumowanie dyskusji dzisi<text:span text:style-name="T2401">ej</text:span>sz<text:span text:style-name="T2402">ej.</text:span></text:p>
      <text:p text:style-name="P2403"><text:span text:style-name="T2404">Prze</text:span><text:span text:style-name="T2405">w</text:span><text:span text:style-name="T2406">odnicząc</text:span><text:span text:style-name="T2407">y</text:span>:</text:p>
      <text:p text:style-name="P2408">Ni<text:span text:style-name="T2409">e</text:span>, nie. Ja w tej chwili chciałem wypunktować te punkty, po prostu co do których mamy consensus, żeby budować po kolei<text:span text:style-name="T2410">.</text:span></text:p>
      <text:p text:style-name="P2411"><text:span text:style-name="T2412">Prof. Wojciech Sokolewicz</text:span>:</text:p>
      <text:p text:style-name="P2413">Przewodni<text:span text:style-name="T2414">cz</text:span>ąc<text:span text:style-name="T2415">y,</text:span><text:s/>jak każdy przewodniczący, jak pan słusznie zauważył wcześniej, staje się biurokratą już<text:span text:style-name="T2416">.</text:span><text:s/>I nadużywa władzy<text:span text:style-name="T2417">.</text:span></text:p>
      <text:p text:style-name="P2418"><text:span text:style-name="T2419">Przewodnicząc</text:span><text:span text:style-name="T2420">y</text:span>:</text:p>
      <text:p text:style-name="P2421">No oczywiście<text:span text:style-name="T2422">.</text:span><text:s/>Trochę biurokracji jest zawsze potrzebne.</text:p>
      <text:p text:style-name="P2423">Ja rozumiem, że moja rola się kończy. Panie profesorze, ile czasu dajemy sobie i innym?</text:p>
      <text:p text:style-name="P2424"><text:span text:style-name="T2425">Prof. Wojciech Sokolewicz</text:span>:</text:p>
      <text:p text:style-name="P2426">Co najmniej 1<text:span text:style-name="T2427">5</text:span><text:s/>minut, co najmniej dwa papierosy.</text:p>
      <text:p text:style-name="P2428"/>
      <text:p text:style-name="P2429">/<text:span text:style-name="T2430">Przerwa</text:span>/.</text:p>
      <text:p text:style-name="P2431"/>
      <text:p text:style-name="P2432"><text:span text:style-name="T2433">Przewodniczący - prof. Sokolewicz</text:span>:</text:p>
      <text:p text:style-name="P2434">Wznawiamy obrady. Chciałem powiedzieć, że jak na razie na liście mówców mam 6 osób. I apeluję do państwa o zgłaszanie się do głosu, z uprzejmą prośbą o podawanie nazwisk. Proszę?</text:p>
      <text:p text:style-name="P2435"><text:span text:style-name="T2436">/</text:span>Głos z sali: nie słychać/.</text:p>
      <text:p text:style-name="P2437">Ja chciałem wyjaśnić od razu, że być może nie będę w kolejności zgłoszeń udzielał głosu, ale to tylko dlatego, żeby zgodnie z przyjętym tutaj zwyczajem przeplatać i mniej więcej tak, żeby po głosie z jednej strony następował głos z drugiej. Przepraszam, jeżeli w tym uchybię komuś.</text:p>
      <text:p text:style-name="P2438">Chciałem też powiedzieć jeszcze dwa słowa w takiej sprawie porządkowej. Otóż w czasie przerwy porozumiewaliśmy si<text:span text:style-name="T2439">ę</text:span>, obaj współprzewodniczący porozumiewali się ze sobą, zresztą szeroko konsultując innych uczestników naszego zebrania i doszliśmy do wniosku, że zapewne w wyniku tego naszego posiedzenia, czy dla opracowania - może lepiej<text:s/>–<text:s/>wyników<text:s/>tego naszego dzisiejszego posiedzenia, utworzymy grupy redakcyjne, które by przygotowały na następne posiedzenie, które jest przewidziane<text:s/><text:span text:style-name="T2440">w</text:span><text:s/>piątek,<text:s/><text:span text:style-name="T2441">w</text:span><text:s/>najbliższy piątek, które by przygotowały już na piśmie gotowe teksty do ewentualnego zaak<text:span text:style-name="T2442">ce</text:span>p<text:span text:style-name="T2443">to</text:span>wania i przyjęcia jako stanowisko naszej grupy roboczej, w tych punktach, gdzie to się da uzgodnić, a takich punktów, jak widzę, jest wiele jako uzgodnione stanowisko<text:span text:style-name="T2444">.<text:s/></text:span>A w<text:s/>innych punktach, jakoś porządkujące te rozbieżności, których nie da się w toku dyskusji us<text:span text:style-name="T2445">u</text:span>nąć<text:span text:style-name="T2446">.</text:span></text:p>
      <text:p text:style-name="P2447">Jak mnie się wydaje, to<text:s/><text:span text:style-name="T2448">p</text:span>owinny być grupy redakcyjne o minimalnym składzie, dwu, trzyosobowe<text:span text:style-name="T2449">.</text:span><text:s/>Mówię trzyosobowe dlatego, że mam na uwadze być może także potrzeby strony<text:s/><text:span text:style-name="T2450">O</text:span>PZZ uczestniczenia również<text:s/><text:span text:style-name="T2451">w</text:span><text:s/>tych pracach redakc<text:span text:style-name="T2452">yj</text:span>nych<text:span text:style-name="T2453">.</text:span></text:p>
      <text:p text:style-name="P2454">Ale ta myśl dojrzewa powoli<text:span text:style-name="T2455">.</text:span><text:s/>Mam nadzieję, że smaczny posiłek przyspieszy ten proces dojrzewania i po obiedzie już współprzewodniczący, pan prof<text:span text:style-name="T2456">.</text:span><text:s/>Regulski pokieruje tymi pracami organizac<text:span text:style-name="T2457">yj</text:span>nymi, zmierzającymi do utworzenia tych zespołów redakc<text:span text:style-name="T2458">yj</text:span>nych<text:span text:style-name="T2459">.</text:span></text:p>
      <text:p text:style-name="P2460">Jako pierwszemu udzielam głosu panu Miłoszowi<text:s/><text:span text:style-name="T2461">Wi</text:span>lkanowiczowi<text:s/><text:span text:style-name="T2462">-</text:span><text:s/>dyrektorowi Biura Rad Narodowych Rady Państwa<text:span text:style-name="T2463">.</text:span></text:p>
      <text:p text:style-name="P2464"><text:span text:style-name="T2465">Dyr. M</text:span><text:span text:style-name="T2466">i</text:span><text:span text:style-name="T2467">ło</text:span><text:span text:style-name="T2468">s</text:span><text:span text:style-name="T2469">z<text:s/></text:span><text:span text:style-name="T2470">Wi</text:span><text:span text:style-name="T2471">lkanowi</text:span><text:span text:style-name="T2472">cz</text:span><text:span text:style-name="T2473">:</text:span></text:p>
      <text:p text:style-name="P2474">Dziękuję<text:s/><text:span text:style-name="T2475">bardzo.</text:span></text:p>
      <text:p text:style-name="P2476">Ja chciałem powiedzieć, skonstato<text:span text:style-name="T2477">w</text:span>ać właściwie<text:span text:style-name="T2478">,</text:span><text:s/><text:span text:style-name="T2479">ż</text:span>e po tych wypaczeniach i odwróceniu proporcji pomiędzy pozycją rad narodowych - admini<text:span text:style-name="T2480">st</text:span>ra<text:span text:style-name="T2481">cji</text:span><text:s/><text:span text:style-name="T2482">w</text:span><text:s/>latach siedemdziesiątych, my<text:s/><text:span text:style-name="T2483">w</text:span><text:s/>sumie zmierzamy<text:s/><text:span text:style-name="T2484">w</text:span><text:s/>tym kierunku, o który nam wspólnie chodził. To, że jest duża niecierpliwość społeczna co do nie<text:span text:style-name="T2485">do</text:span>statecznego tempa tych zmian, podzielamy ten pogląd i uważamy, że powinniśmy iść<text:s/><text:span text:style-name="T2486">w</text:span><text:s/>tym kierunku dalej.</text:p>
      <text:p text:style-name="P2487"><text:span text:style-name="T2488">W</text:span><text:s/>czym się zgadzamy? Zgadzamy się<text:span text:style-name="T2489">,</text:span><text:s/>wydaje mi się, przede wszystkim jeśli chodzi o tytuł naszej grupy roboczej, czy podzespołu, to zgadzamy się co do niedoskonał<text:span text:style-name="T2490">ej</text:span><text:s/>formuły samorządu<text:s/><text:span text:style-name="T2491">te</text:span>rytorialnego i to znalazło wyraz<text:s/><text:span text:style-name="T2492">w</text:span><text:s/>projekcie ustawy o mieniu komunalnym, gdzie ten niedoskonały zapis i<text:s/><text:span text:style-name="T2493">w</text:span><text:s/>Konstytucji, i<text:s/><text:span text:style-name="T2494">w</text:span><text:s/>samej ustawie o systemie rad narodowych jest poprawiony<text:s/><text:span text:style-name="T2495">w</text:span><text:s/>tym sensie, że podmiotowe prawa obywateli i samorząd rozumiany jako zbiór wszystkich z terytorium gminy czy miasta je<text:span text:style-name="T2496">s</text:span>t właśnie tym podmiotem i tym samorządem<text:span text:style-name="T2497">. A</text:span><text:s/>rada organem wykonaw<text:span text:style-name="T2498">cz</text:span>ym<text:span text:style-name="T2499">.</text:span></text:p>
      <text:p text:style-name="P2500">Natomiast,<text:s/><text:span text:style-name="T2501">co</text:span>.<text:span text:style-name="T2502">.</text:span>.<text:s/><text:span text:style-name="T2503">I</text:span><text:s/>chciałem tu jeszcze powiedzieć, że<text:s/><text:span text:style-name="T2504">id</text:span>ąc<text:s/><text:span text:style-name="T2505">w</text:span><text:s/>tym kierunku ten proces zmian on się<text:s/><text:soft-page-break/>właściwie nie skończył na tych decyzjach Sejmu z<text:s/><text:span text:style-name="T2506">1</text:span>6 czerwca<text:span text:style-name="T2507">.</text:span><text:s/>Tam osiągnęliśmy pewien postęp, ale jest kontynuowany<text:span text:style-name="T2508">.</text:span><text:s/>Mianowicie w tej sferze finansowej w ostatnich ustawach, w ustawie<text:s/><text:span text:style-name="T2509">m</text:span>.i<text:span text:style-name="T2510">n.<text:s/></text:span>o gospodarce finansowej przedsiębiorstw państwowych takim nowym źródłem dochodów, które być może przeszły w sposób niezauważony, są dywidendy od wkładu skarbu państwa, które z mocy tej ustawy, jeśli chodzi o przedsiębiorstwa terenowe, mają zasilać budżety terenowe<text:span text:style-name="T2511">.</text:span></text:p>
      <text:p text:style-name="P2512">Co prawda nie do końca i sprawa upadła w Sejmie, nie znala<text:span text:style-name="T2513">z</text:span>ła zrozumienia pogłów, upadła sprawa pewnych ulg moty<text:span text:style-name="T2514">w</text:span>acyjnych dla stworzenia systemu zachęt do partycypacji przedsiębiorstw państwowych i w ogóle jednostek gospodarki uspołe<text:span text:style-name="T2515">cz</text:span>nion<text:span text:style-name="T2516">ej</text:span><text:s/>na rzecz rozbudowy infrastruktury terenowej<text:span text:style-name="T2517">.<text:s/></text:span>Bo to jest i w ustawie o zasadach gospodarki finansowej osób prawnych z udziałem kapitału zagranicznego, jak również i w gospodarce finansowej przedsiębiorstw<text:span text:style-name="T2518">.</text:span><text:s/>Tam są takie zapisy, że jeśli przedsiębiorstwo part<text:span text:style-name="T2519">y</text:span>cypuje na cele ogólnospołeczne - nie chciano się zgodzić na zapis w Sejmie, żeby to było wyraźnie napisane na rzecz rad narodowych i gospodarki terenowej<text:s/><text:span text:style-name="T2520">-</text:span><text:s/>to wówczas odlicza się od podstawy wymiaru podatku dochodowego kwotę tej partycypa<text:span text:style-name="T2521">cj</text:span>i<text:span text:style-name="T2522">.</text:span></text:p>
      <text:p text:style-name="P2523">Czyli krótko mówiąc trzeba odnotować, że my nie stoimy w miejscu, nie czekamy<text:span text:style-name="T2524">.</text:span><text:s/><text:span text:style-name="T2525">I</text:span><text:s/>chociaż podzielamy niecierpliwość i sami jesteśmy niecierpliwi, to jednak nie siedzi się, nie traktuje się jako jakiegoś procesu zamkniętego tych zmian, które zostały dokonane.</text:p>
      <text:p text:style-name="P2526">Również tu nawiązując do tego, co była łaskawa pani prof<text:span text:style-name="T2527">.</text:span><text:s/>Zawadzka powiedzieć, uchwała Sejmu z 1<text:span text:style-name="T2528">6</text:span><text:s/>czerwca ub. roku zobowiązuje rząd do uchwalenia do końca br<text:span text:style-name="T2529">.</text:span><text:s/>zobiektywizowanych kryteriów dotacji<text:span text:style-name="T2530">.</text:span><text:s/>Jest to rzecz trudna, chociaż na Węgrzech na przykład w sposób niedoskonały to funkcjonuje, bo znowuż są tam jakieś zabiegi,<text:s/><text:span text:style-name="T2531">p</text:span>ozaformalne na<text:span text:style-name="T2532">c</text:span>i<text:span text:style-name="T2533">s</text:span>ki, tam się kategoryzuje na jednego mieszkańca,<text:s/><text:span text:style-name="T2534">w</text:span>ysokość dotacji na mieszkańca gminy, na mieszkańca małego miasta, dużego miasta, i w ten sposób są dzielone dotacje<text:span text:style-name="T2535">.</text:span><text:s/>Chociaż tam one stanowią<text:s/><text:span text:style-name="T2536">50</text:span><text:s/>p<text:span text:style-name="T2537">r</text:span>oc. u nas spodziewamy się - nie ma jeszcze szacunków, co do...<text:s/></text:p>
      <text:p text:style-name="P2538"><text:span text:style-name="T2539">/</text:span>Przerwa<text:s/><text:span text:style-name="T2540">w</text:span><text:s/>nagraniu<text:span text:style-name="T2541">/</text:span>.</text:p>
      <text:p text:style-name="P2542"><text:span text:style-name="T2543">..</text:span>.powiedział, jakie skutki są<text:s/><text:span text:style-name="T2544">w</text:span><text:s/>woj. gdańskim, ale myślimy że ten udział dotacji z 30 proc<text:span text:style-name="T2545">.</text:span><text:s/>spadnie do gdzieś około 7<text:s/><text:span text:style-name="T2546">-</text:span><text:s/>15 proc<text:span text:style-name="T2547">.</text:span><text:s/>po tych zmianach i restrukturyza<text:span text:style-name="T2548">cj</text:span>i dochodów<text:span text:style-name="T2549">.</text:span></text:p>
      <text:p text:style-name="P2550">Tutaj poziom zaspokojenia potrzeb jest rzeczą dyskusyjną i zależy o jakie kryteria ten system zabezpieczenia potrzeb byśmy opierali<text:span text:style-name="T2551">.</text:span><text:s/>Jeśli dokonujem<text:span text:style-name="T2552">y.</text:span>.<text:span text:style-name="T2553">.</text:span><text:s/>przecież ten manewr gospodarczy, który został pr<text:span text:style-name="T2554">ze</text:span>prowadzony w tegorocznej ustawie budżetowej i który opiewa, zatwierdzony przez Sejm kształt planu konsolidacji gospodarki narodowej, to przecież on polega właściwie na tym, że zostały obcięte możliwości inwestyc<text:span text:style-name="T2555">yj</text:span>ne, jeśli chodzi o rozbudowę infra<text:span text:style-name="T2556">st</text:span>ruktury społecznej<text:span text:style-name="T2557">.</text:span><text:s/><text:span text:style-name="T2558">I</text:span><text:s/>to jest skierowane wszystko na rozwój rolnictwa, przygotowanie terenów<text:span text:style-name="T2559">.</text:span><text:s/>Mało tego<text:s/><text:span text:style-name="T2560">-</text:span><text:s/>rezerwy są skon<text:span text:style-name="T2561">ce</text:span>ntrowane jako rezerwy celowe u ministrów. I w sumie 51 proc. nakładów inwestycyjnych zostało w Warszawie<text:span text:style-name="T2562">.</text:span><text:s/>Taka jest<text:s/>„naga prawda”<text:span text:style-name="T2563">.</text:span></text:p>
      <text:p text:style-name="P2564">Teraz będzie przez ministrów na te celowe zadania, na te trzy priorytety<text:s/><text:span text:style-name="T2565">-</text:span><text:s/>ochrona środowiska, zabezpieczanie terenów pod budownictwo mieszkanio<text:span text:style-name="T2566">we</text:span><text:s/>i na rozwój rolnictwa kierowane.</text:p>
      <text:p text:style-name="P2567">Ale to na marginesie, bo nie o tych smutnych... chociaż myślę, że trudno to oderwać od realiów, w których my się poruszamy<text:span text:style-name="T2568">.</text:span><text:s/>Bo stale my zmierzamy do umacniania budżetów terenowych przy tym ogromnym deficycie budżetu centralnego<text:span text:style-name="T2569">.<text:s/></text:span>Stąd wszystkie wysiłki, które są podejmowane ze strony Rady Państwa i tych wszystkich, którzy reprezentują interes rad narodowych i gospodarki terenowej, są niezmiernie trudne do realizacji. Krótko mówiąc, jest to dzielenie biedy<text:span text:style-name="T2570">.<text:s/></text:span>I ta bieda jest dzielona<text:span text:style-name="T2571">.</text:span><text:s/>A że pozycja<text:s/><text:soft-page-break/>rad narodowych nie j<text:span text:style-name="T2572">e</text:span>st najsilniejsza, to często to się i kosztem rad narodowych odbywa<text:span text:style-name="T2573">.</text:span><text:s/><text:span text:style-name="T2574">I</text:span><text:s/>to jest prawda obiektywna<text:span text:style-name="T2575">.</text:span></text:p>
      <text:p text:style-name="P2576">Natomiast, co nas dzieli? W tych poglądach<text:span text:style-name="T2577">.</text:span><text:s/>Czyli jeszcze, żeby zamknąć tą sferę dzielenia biedy i tych finansów, bo to jest właściwie podstawa wszystkiego, oprócz tego, że prowadzimy dialog polemiczny, to jednocześnie i konstruktywn<text:span text:style-name="T2578">y</text:span>.<text:span text:style-name="T2579"><text:s/>I</text:span><text:s/>tu jeżeli by były konkretne propozycje rozwiązań, które mogłyby sprzyjać umocnieniu finansowej i ekonomicznej pozycji rad narodowych, to te wszystkie rozwiązania byłyby niezmiernie cenne dla osiągnięcia consensusu i tego celu, o który nam chodzi.</text:p>
      <text:p text:style-name="P2580">To jest jednocześnie i warunek wykorzystania tych nowych rozwiązań ustawy o systemie rad narodowych, które pozwalają na swobodny udział w działalności gospodarcz<text:span text:style-name="T2581">ej<text:s/></text:span>rad narodowych. Bo prawda jest taka, przepisy są, są inicjatywy, natomiast brakuje po prostu środków na realizację<text:span text:style-name="T2582">.<text:s/></text:span>I tu wynika z tego, że ta ogólna sytuacja ekonomiczna państwa odkłada się również negatywnie na sytuacji rad narodowych.</text:p>
      <text:p text:style-name="P2583">Natomiast co nas różni? My uważamy, że powinno się idąc konsekwentnie za odwracaniem negatywnych procesów z lat siedemdziesiątych umacniać nadrzędne cele rad narodowych nad administra<text:span text:style-name="T2584">cj</text:span>ą<text:span text:style-name="T2585">.</text:span><text:s/>To co zostało wprowadzone do ustawy też nie odbyło się bez pewnych obopólnych kompromisów i pewnej walki w łonie aparatu rządowego, czy państwowego. Bo te opcje są różne.</text:p>
      <text:p text:style-name="P2586">Na pewno jeszcze w tych rozwiązaniach można by pójść dalej<text:span text:style-name="T2587">.</text:span><text:s/>I myślę, że dojrzeje czas, że dalej się pójdzie. Natomiast myślę, że jeśli chcemy utrzymać ten kierunek nadrzędności rad nad administra<text:span text:style-name="T2588">cj</text:span>ą, to nie możemy wyzbyć rad narodowych<text:s/><text:span text:style-name="T2589">z</text:span><text:s/>tego atrybutu organów władzy<text:span text:style-name="T2590">.</text:span></text:p>
      <text:p text:style-name="P2591">Natomiast powinniśmy iś<text:span text:style-name="T2592">ć</text:span><text:s/><text:span text:style-name="T2593">w</text:span><text:s/>kierunku odwracania i konstytucyjnego utrwalenia, może odwrócenia proporcji, że najpierw one są samorządem, a dopiero później mają pewne atrybuty organów władzy<text:span text:style-name="T2594">.</text:span><text:s/><text:span text:style-name="T2595">A</text:span>le jeżeli wrócimy do tego modelu, że administracja będzie kontrolowała rady narodowe, to naprawdę zrobimy krok w złym kierunku<text:span text:style-name="T2596">.</text:span><text:s/><text:span text:style-name="T2597">I</text:span><text:s/>to je<text:span text:style-name="T2598">s</text:span>t właściwie jedyny motyw.</text:p>
      <text:p text:style-name="P2599">Również jesteśmy zdania, że ani nie ma warunków, ani chyba nie ma potrzeby, żeby tworzyć czy dublować administrację<text:s/><text:span text:style-name="T2600">tere</text:span>nową. Może naprawdę z punktu widzenia pewnych takich klasycznych rozwiązań to jest taka ponętna sytuacja. Tylko dzisiaj jest sytuacja realna taka, że nie ma tam ludzi na odpowiednim poziomie do zatrudnienia w już istniejących urzędach<text:span text:style-name="T2601">.</text:span><text:s/>I jest sprawa również i poziomu kadr w tych urzędach.<text:s/><text:span text:style-name="T2602">B</text:span>o to też kształtuje i poziom<text:s/><text:span text:style-name="T2603">f</text:span>unk<text:span text:style-name="T2604">cj</text:span>ono<text:span text:style-name="T2605">wa</text:span>nia rad narodowych i załatwiania spraw, które są przypisane radom i administracji terenowej.</text:p>
      <text:p text:style-name="P2606">Z tych względów, żeby właśnie utrwalać samodzielność rad narodowych i ograniczać możliwość ingerencji w sytuacjach pewnych ekstremalnych, czy podyktowanych doraźnym interesem, to uważamy, że mienie komunalne powinno być również stworzone na szczeblu wojewódzkim. Bo to mienie komunalne ma dwie<text:s/><text:span text:style-name="T2607">b</text:span>a<text:span text:style-name="T2608">rw</text:span>y.<text:span text:style-name="T2609"><text:s/></text:span>Jedną to jest ten system ekonomicznej motywacji do większej gospodarności. A więc system zasilania dochodami budżetu samorządowego w obrębie gospodarki komunalnej i pokrywania wydatków w obrębie finan<text:span text:style-name="T2610">s</text:span>o<text:span text:style-name="T2611">wa</text:span>nym przez budżet samorządowy i zadań samorządowych<text:span text:style-name="T2612">.</text:span><text:s/>My w gminach, które nie mają infrastruktury rozbudowanej takiego systemu nie stworzymy. I muszą tam iść dotacje<text:span text:style-name="T2613">.</text:span><text:s/>Chcemy, żeby były zobiektywizowane<text:span text:style-name="T2614">.</text:span><text:span text:style-name="T2615"><text:s/></text:span><text:span text:style-name="T2616">W</text:span><text:s/>większych miastach ten system samoza<text:span text:style-name="T2617">s</text:span>ilania i samofinansowania budżetów samorządowych jest możliwy do stworzenia<text:span text:style-name="T2618">.<text:s/></text:span>Ale na pewno jest możliwy do stworzenia w w<text:span text:style-name="T2619">oj</text:span>ewództwach<text:span text:style-name="T2620">.</text:span></text:p>
      <text:p text:style-name="P2621">Poza tym tworząc mienie komunalne<text:s/><text:span text:style-name="T2622">-</text:span><text:s/>dzisiaj gros majątku jest w w<text:span text:style-name="T2623">oj</text:span>ewództwach, a bieda jest na<text:s/><text:soft-page-break/>szczeblu podstawowym<text:span text:style-name="T2624">.</text:span><text:s/>Podobnie ma się rzecz z układem zadań terenowych<text:span text:style-name="T2625">.<text:s/></text:span>Czyli tworząc mienie i na szczeblu wojewódzkim, i na szczeblu podstawowym nie hamuje się procesu decentraliza<text:span text:style-name="T2626">cj</text:span>i.</text:p>
      <text:p text:style-name="P2627">Słowem uważamy, że jeśli chcemy zmierzać do tej samodzielności ekonomicznej i tworzenia moty<text:span text:style-name="T2628">w</text:span>ac<text:span text:style-name="T2629">yj</text:span>nego systemu, i samofinansowania w obrębie mienia i własności komunalnej budżetu sa<text:span text:style-name="T2630">mo</text:span>rządowego z niej pochodnego, to musimy to mienie.<text:span text:style-name="T2631">..</text:span><text:s/>to szanse największe na stworzenie tego systemu są właśnie w województwie i w dużych miastach.</text:p>
      <text:p text:style-name="P2632">No i jest sprawa - co prawda nie dzisiaj, ale w pierwszych wystąpieniach był podnoszony postulat przyspieszenia wyborów do rad narodowych<text:span text:style-name="T2633">.</text:span><text:s/>Profesor Langer mówił, jakie są realia i jaka społe<text:span text:style-name="T2634">cz</text:span>nikowska pasja do pełnienia różnych funkcji społecznych, w tym i również mandatu radnego. Na pewno trzeba, jeśli wyniki obrad<text:s/>„okrągłego stołu<text:span text:style-name="T2635">”</text:span><text:s/>przesądzą te sprawy, żeby rady narodowe również były radami pluralistycznymi. I żeby konstruktywna opozycja zajęła i odgrywała istotną rolę w funk<text:span text:style-name="T2636">cjo</text:span>nowaniu rad narodowych. I w tym widzimy ich szanse na umocnienie i urealnienie działania rad naro<text:span text:style-name="T2637">do</text:span>wych<text:span text:style-name="T2638">.</text:span></text:p>
      <text:p text:style-name="P2639">Podzielamy również poglądy - zresztą one<text:s/><text:span text:style-name="T2640">s</text:span>ą wyrażone w dokumentach również i partyjnych X Plenum, że system oddziaływania politycznego na rady narodowe wykazuje w praktyce szereg wadliwości. Chociaż decyzje centralne i te kierunki centralne są tutaj zbieżne<text:s/><text:span text:style-name="T2641">z</text:span><text:s/>tym, co zostało wcześniej powiedziane, a<text:s/><text:span text:style-name="T2642">w</text:span>i<text:span text:style-name="T2643">ę</text:span>c działanie każdej partii i każdej grupy, i każ<text:span text:style-name="T2644">d</text:span>ego związku poprzez radnych<text:span text:style-name="T2645">.</text:span><text:s/>Chociaż chcę powiedzieć, że nie jest to praktyka dnia codziennego<text:span text:style-name="T2646">.</text:span><text:s/>Bo my mamy wystąpienia z OPZZ, żebyśmy karcili jako Rada Państwa rady narodowe i naruszali ich samodzielność np. w związku z tym, że one uchwalają podatek od usług turystycznych<text:span text:style-name="T2647">.</text:span><text:s/>Mamy naciski z jakiegoś towarzystwa przyjaciół zwierząt, czy opieki nad zwierzętami, bo znowuż tam jakieś interesy są naruszane. Tak, że te werbalne starania o samodzielność, ono<text:s/><text:span text:style-name="T2648">w</text:span><text:s/>praktyce czasami są łamane<text:span text:style-name="T2649">.</text:span><text:s/><text:span text:style-name="T2650">I</text:span><text:s/>były łamane i w przeszłości<text:span text:style-name="T2651">.<text:s/></text:span>To tyle<text:span text:style-name="T2652">.</text:span></text:p>
      <text:p text:style-name="P2653"><text:span text:style-name="T2654">O</text:span><text:span text:style-name="T2655">b.</text:span><text:span text:style-name="T2656"><text:s text:c="23"/></text:span><text:span text:style-name="T2657">:</text:span></text:p>
      <text:p text:style-name="P2658">Czy mogę ad vocem?</text:p>
      <text:p text:style-name="P2659"><text:span text:style-name="T2660">Przewod</text:span><text:span text:style-name="T2661">n</text:span><text:span text:style-name="T2662">ic</text:span><text:span text:style-name="T2663">ząc</text:span><text:span text:style-name="T2664">y</text:span><text:span text:style-name="T2665">:</text:span></text:p>
      <text:p text:style-name="P2666">Ale to znaczy, że krótko<text:span text:style-name="T2667">.</text:span><text:s/>Ja tak dobrze łaciny nie znam.</text:p>
      <text:p text:style-name="P2668"><text:span text:style-name="T2669">O</text:span><text:span text:style-name="T2670">b.</text:span><text:span text:style-name="T2671"><text:s text:c="23"/></text:span><text:span text:style-name="T2672">:</text:span></text:p>
      <text:p text:style-name="P2673">Dwie mistyfika<text:span text:style-name="T2674">cj</text:span>e, proszę państwa. Pierwsza mistyfikacja to jest ta, że samorząd nie powinien być organem władzy państwowej<text:span text:style-name="T2675">.</text:span><text:s/>Przy tej koncepcji pojęcia władzy państwowej, która oznacza, że władza państwowa jest to ten organ państwowy, który jest uprawniony do stanowienia prawa w odniesieniu do samorządu prawa lokalnego, samorząd zawsze będzie organem władzy państwowej. Prawda? A więc organa wykonawcze będą podległe samorządowi<text:span text:style-name="T2676">.</text:span></text:p>
      <text:p text:style-name="P2677">I druga mistyfikacja<text:s/><text:span text:style-name="T2678">-</text:span><text:s/>mienie komunalne jako zbawcze źródło. Proszę państwa, ja wiem i widzę to mienie komunalne. Najpierw<text:s/><text:span text:style-name="T2679">9</text:span>0 proc. tego mienia komunalnego trzeba grubo zainwestować, żeby ono dawało pieniądze, żeby ono dawało dochody. Czyli najpierw to jest czarna dziura, w bardzo wielkiej ilości przypadków, którą trzeba wypełnić pieniędzmi. Taka jest prawda z mieniem komunalnym<text:span text:style-name="T2680">.</text:span></text:p>
      <text:p text:style-name="P2681">Dziękuję bardzo<text:span text:style-name="T2682">.</text:span></text:p>
      <text:p text:style-name="P2683"><text:span text:style-name="T2684">Przewod</text:span><text:span text:style-name="T2685">n</text:span><text:span text:style-name="T2686">ic</text:span><text:span text:style-name="T2687">ząc</text:span><text:span text:style-name="T2688">y</text:span><text:span text:style-name="T2689">:</text:span></text:p>
      <text:p text:style-name="P2690">Proszę bardzo, ale błagam tylko o zwięzłość wypowiedzi, dlatego że na liście mówców moi drodzy, na my 11 osób<text:span text:style-name="T2691">.</text:span></text:p>
      <text:soft-page-break/>
      <text:p text:style-name="P2692"><text:span text:style-name="T2693"><text:s text:c="29"/></text:span><text:span text:style-name="T2694">:</text:span></text:p>
      <text:p text:style-name="P2695">Ja dosłownie d<text:span text:style-name="T2696">w</text:span>ie minuty<text:span text:style-name="T2697">.</text:span></text:p>
      <text:p text:style-name="P2698">Pierwsza spraw<text:span text:style-name="T2699">a</text:span>.<text:s/><text:span text:style-name="T2700">T</text:span>utaj pan powiedział o prawdzie obiektywnej. Ja przepraszam bardzo, ale kto tą pozycję radnego, która mówi o tym, że pozycja rad je<text:span text:style-name="T2701">s</text:span>t słaba, co doprowadziło do tej słabości? To jest jedna rzecz<text:span text:style-name="T2702">.</text:span></text:p>
      <text:p text:style-name="P2703">Druga rzecz<text:s/><text:span text:style-name="T2704">-</text:span><text:s/>nie tylko brakuje środków. Pan mówi, że o słabości rad przede wszystkim to, że brakuje spodków<text:span text:style-name="T2705">.<text:s/></text:span>Brakuje również ludzi, brakuje zdrowych zasad funkcjonowania tej instytucji.</text:p>
      <text:p text:style-name="P2706"><text:span text:style-name="T2707">I</text:span><text:s/>wreszcie trzecia sprawa<text:s/><text:span text:style-name="T2708">-</text:span><text:s/>tu nie chodzi o dublowanie admini<text:span text:style-name="T2709">st</text:span>ra<text:span text:style-name="T2710">cj</text:span>i<text:span text:style-name="T2711">.</text:span><text:s/>Chyba tylko chodzi po prostu o to, żeby uciąć tą nitkę administra<text:span text:style-name="T2712">cj</text:span>i i dać<text:s/><text:span text:style-name="T2713">t</text:span>ą władzę samorządom<text:span text:style-name="T2714">. I</text:span><text:s/>żeby uzdrowić tą sytuację.</text:p>
      <text:p text:style-name="P2715">Wreszcie trzecia sprawa - działanie wszystkich organizacji w radzie<text:span text:style-name="T2716">.</text:span><text:s/><text:span text:style-name="T2717">A</text:span><text:s/>co będzie w<text:s/><text:span text:style-name="T2718">r</text:span>ym układzie z PZPR, który w tej chwili ma, że tak powiem, taką uprzywil<text:span text:style-name="T2719">ej</text:span>owaną pozycję?</text:p>
      <text:p text:style-name="P2720">Dziękuję bardzo<text:span text:style-name="T2721">.</text:span></text:p>
      <text:p text:style-name="P2722"><text:span text:style-name="T2723">O</text:span><text:span text:style-name="T2724">b.</text:span><text:span text:style-name="T2725"><text:s/></text:span><text:span text:style-name="T2726">Je</text:span><text:span text:style-name="T2727">rzy Regulsk</text:span><text:span text:style-name="T2728">i</text:span><text:span text:style-name="T2729">:</text:span></text:p>
      <text:p text:style-name="P2730">Ja jeszcze raz chciałem ogromnie prosić wszystkich państwa o dyscyplinę słowa i dyscyplinę... dlatego,<text:tab/>że mamy naprawdę dużo pracy jeszcze i naprawdę lista mówców je<text:span text:style-name="T2731">s</text:span>t, i szereg osób, które dotąd nie zabierały głosu.</text:p>
      <text:p text:style-name="P2732"><text:span text:style-name="T2733">U</text:span>dzielam głosu teraz panu Adamowi Kowalewskiemu,<text:s/><text:span text:style-name="T2734">a</text:span><text:s/>przygotuje się do dyskusji pan Maciej<text:s/><text:span text:style-name="T2735">G</text:span>raniecki.</text:p>
      <text:p text:style-name="P2736"><text:span text:style-name="T2737">Ob</text:span><text:span text:style-name="T2738">.</text:span><text:span text:style-name="T2739"><text:s/>Adam Kowalewski</text:span>:</text:p>
      <text:p text:style-name="P2740">Najpierw chcę poruszyć wątek do tej pory nieporuszany, ale chcieliśmy dzisiaj<text:s/><text:span text:style-name="T2741">-</text:span><text:s/>ja mó<text:span text:style-name="T2742">w</text:span>ię<text:s/><text:span text:style-name="T2743">t</text:span>o<text:s/><text:span text:style-name="T2744">w</text:span><text:s/>imieniu strony<text:s/><text:span text:style-name="T2745">całej, bo mieliśmy</text:span><text:s/>to przedyskutowane i ten wątek, żeby<text:s/><text:span text:style-name="T2746">b</text:span>ył tematem obrad<text:span text:style-name="T2747">.</text:span><text:s/>Chodzi o to, jaką koncepcję wdrażania samorządów przyjąć?<text:s/><text:span text:style-name="T2748">Bo jedną</text:span><text:s/>sprawą jest słuszność<text:s/><text:span text:style-name="T2749">t</text:span>ez, a drugą sprawą jest umiejętne wdrożenie po to, żeby tych tez nie skompromitować, jak to z dużymi talentami wielokrotnie ronimy<text:span text:style-name="T2750">.</text:span></text:p>
      <text:p text:style-name="P2751">Otóż, żeby zastanowić się nad koncepcją wdrażania trzeba się najpierw zastanowić nad tym,<text:s/><text:span text:style-name="T2752">w</text:span><text:s/>jakich warunkach ten samorząd będzie u nas wdrażany. I ten<text:s/><text:span text:style-name="T2753">te</text:span>mat się przewija<text:s/><text:span text:style-name="T2754">w</text:span><text:s/>dyskusji<text:span text:style-name="T2755">.</text:span><text:s/>Jakie są zagrożenia obiektywne, subiektywne we wdrażaniu samorządu?</text:p>
      <text:p text:style-name="P2756">Ja nie chcę tego powtarzać o<text:s/><text:span text:style-name="T2757">t</text:span>ym 35-letnim, czy<text:s/><text:span text:style-name="T2758">3</text:span>8<text:span text:style-name="T2759">-letni</text:span>m braku samorządów<text:span text:style-name="T2760">.</text:span><text:s/>Natomiast co jest bardzo ważne? Została skompromitowana idea samorządów.<text:s/><text:span text:style-name="T2761">I</text:span><text:s/>ja by<text:span text:style-name="T2762">m</text:span><text:s/>się z panem Wilkanowiczem nie zgodzi<text:span text:style-name="T2763">ł</text:span>, że ludzie z niecierpliwością oczekują na samorządy. Ludzie od bardzo dawna już nie wierzą w samorządy. Jest generalna niewiara. Rada narodowa nikomu się nie kojarzy w tej chwili z organem samorządowym<text:span text:style-name="T2764">.</text:span><text:s/>I co<text:s/><text:span text:style-name="T2765">r</text:span>o spowodowało?</text:p>
      <text:p text:style-name="P2766">Spowodowało to takie problemy, jak niedemokratyczne wybory. Po drugie<text:s/><text:span text:style-name="T2767">-</text:span><text:s/>manipulacje radami narodowymi, w sposób prawie że jawny. Ja byłem sam świadkiem działając wiele lat<text:s/><text:span text:style-name="T2768">we</text:span><text:s/>władzach terenowych, w ich organach, jak radny otrzymywał reprymendę i musiał się na piśmie tłumaczyć przewodniczącemu rady narodowej stołecznej, że zabrał głos, ponieważ on nie był przewidziany na karteczce u tego przewodniczącego jako jeden z mówców na sesji<text:span text:style-name="T2769">.</text:span></text:p>
      <text:p text:style-name="P2770">Po trze<text:span text:style-name="T2771">c</text:span>ie<text:s/><text:span text:style-name="T2772">-</text:span><text:s/><text:span text:style-name="T2773">ż</text:span>e są to,<text:s/><text:span text:style-name="T2774">j</text:span>ak to już wielokrotnie było mó<text:span text:style-name="T2775">w</text:span>ione<text:s/><text:span text:style-name="T2776">-</text:span><text:s/>instytucje be<text:span text:style-name="T2777">z</text:span><text:s/>realnej w<text:span text:style-name="T2778">ł</text:span>adzy<text:span text:style-name="T2779">.</text:span><text:s/>Mało rzeczy jest tak kompromitujących jak pozory<text:span text:style-name="T2780">.</text:span></text:p>
      <text:soft-page-break/>
      <text:p text:style-name="P2781">Druga grupa zagadnień, które muszą być rozwiązane - przed chwilą b<text:span text:style-name="T2782">yła</text:span><text:s/>o tym<text:s/><text:span text:style-name="T2783">mowa<text:s/></text:span><text:span text:style-name="T2784">-</text:span><text:span text:style-name="T2785"><text:s/>to upadek</text:span><text:s/>gospodarki komunalnej zarówno<text:s/><text:span text:style-name="T2786">w</text:span><text:s/>sensie strategicznego inwestowania, stra<text:span text:style-name="T2787">t</text:span>egii gospodarczej pa<text:span text:style-name="T2788">ń</text:span>stwa, jak i sposobu zarządzania tym majątkiem.<text:span text:style-name="T2789"><text:s/></text:span>Ale jeśli<text:s/><text:span text:style-name="T2790">-</text:span><text:s/>ja do<text:s/><text:span text:style-name="T2791">t</text:span>ego dojdę problemu mówiąc o propozycjach pierwszego etapu, ale<text:s/><text:span text:style-name="T2792">to j</text:span><text:span text:style-name="T2793">es</text:span>t bardzo ważne, że ten sposób zarządzania również decyduje o tym, jak ten majątek wygląda<text:span text:style-name="T2794">.<text:s/></text:span>Nie tylko to, że państwo zbyt skąpe środki kierowało na sektor komunalny<text:span text:style-name="T2795">.</text:span></text:p>
      <text:p text:style-name="P2796">Następny problem, o którym się tu prawie<text:s/><text:span text:style-name="T2797">w</text:span><text:s/>ogóle nie mówiło, to m<text:span text:style-name="T2798">a</text:span>f<text:span text:style-name="T2799">i</text:span>jny system zarządzania<text:s/><text:span text:style-name="T2800">w</text:span><text:s/>terenie i demoralizacja całego aparatu<text:span text:style-name="T2801">.</text:span><text:s/>W swoim wystąpieniu wprowadz<text:span text:style-name="T2802">aj</text:span>ącym wspomniał o<text:s/><text:span text:style-name="T2803">t</text:span>ym prof. Regulski. Ale jak się rozmawia z ludźmi, którzy działają<text:s/><text:span text:style-name="T2804">w</text:span><text:s/>gminach, to mówią wprost, że po prostu wioską rządzi parę osób, t<text:span text:style-name="T2805">eść</text:span><text:s/>jest komendantem, wujek jest przewodniczącym rady, a córka jest sklepową<text:span text:style-name="T2806">.</text:span><text:s/>I właściwie ten mafijny<text:s/><text:span text:style-name="T2807">-</text:span><text:s/>taki formalnie już prawie działający system skompromitował zarówno władze w terenie jak i system samorządowy.</text:p>
      <text:p text:style-name="P2808"><text:span text:style-name="T2809">To wszystko</text:span><text:s/>powoduje to, co jest - ja jestem przekonany<text:s/><text:span text:style-name="T2810">-</text:span><text:s/>najgorszym problemem, przed jakim stoimy, to<text:s/><text:span text:style-name="T2811">je</text:span>s<text:span text:style-name="T2812">t</text:span><text:s/>apatia i niewiara, że się cokolwiek da zrobi<text:span text:style-name="T2813">ć</text:span>.<text:s/><text:span text:style-name="T2814">To jest</text:span><text:s/>najgorszy problem.</text:p>
      <text:p text:style-name="P2815">Istnieją również trudności obiektywne, które m<text:span text:style-name="T2816">u</text:span>szą<text:s/><text:span text:style-name="T2817">b</text:span>yć rozwiązane. Pierwszy to jest niezrównoważona struktura przestrzenna kraju w wyniku reformy z 1975 r. Ja nie chcę tego tematu rozwijać<text:span text:style-name="T2818">.</text:span><text:s/>On<text:s/><text:span text:style-name="T2819">b</text:span>ył na bardzo<text:s/><text:span text:style-name="T2820">w</text:span>ielu zespo<text:span text:style-name="T2821">ł</text:span>ach, w<text:span text:style-name="T2822"><text:s/></text:span>wielu dyskusjach poruszany,<text:s/><text:span text:style-name="T2823">ż</text:span>e jest to bariera<text:s/><text:span text:style-name="T2824">t</text:span>e<text:span text:style-name="T2825">ż</text:span><text:s/>na bardzo wielu obszarach kraju przeciwko sukcesowi w odbudo<text:span text:style-name="T2826">wi</text:span>e samorządu<text:span text:style-name="T2827">,</text:span><text:s/>czy<text:s/><text:span text:style-name="T2828">w</text:span><text:s/>budowie samorządu<text:span text:style-name="T2829">.</text:span></text:p>
      <text:p text:style-name="P2830">I drugi, bardzo ważny problem t<text:span text:style-name="T2831">o</text:span><text:s/>f<text:span text:style-name="T2832">a</text:span>bryc<text:span text:style-name="T2833">z</text:span>no-za<text:span text:style-name="T2834">kł</text:span>adowy system organizacji naszego społeczeństwa<text:span text:style-name="T2835">.</text:span><text:s/>Po prostu<text:s/><text:span text:style-name="T2836">w</text:span><text:s/>bardzo wielu układach jednostki terytorialne nie mają żadnej struktury organizac<text:span text:style-name="T2837">yj</text:span>n<text:span text:style-name="T2838">ej.</text:span><text:s/><text:span text:style-name="T2839">I</text:span><text:s/>jeś<text:span text:style-name="T2840">l</text:span>i<text:span text:style-name="T2841">b</text:span>y nawet im powiedzieć, róbcie sobie wybory,<text:s/><text:span text:style-name="T2842">d</text:span>emokratyczne i wo<text:span text:style-name="T2843">l</text:span>ne, to do kogo<text:s/><text:span text:style-name="T2844">iś</text:span>ć z tym hasłem? Ponieważ<text:s/><text:span text:style-name="T2845">i</text:span><text:s/>organizacja pracy, i organizacje partyjne,<text:s/>„Solidarność”<text:span text:style-name="T2846">,</text:span><text:s/>wszyscy się zorganizowali<text:s/><text:span text:style-name="T2847">w</text:span><text:s/>układzie fabryk i zakładów<text:span text:style-name="T2848">.</text:span></text:p>
      <text:p text:style-name="P2849">Krótko mówiąc tu je<text:span text:style-name="T2850">st</text:span><text:s/>brak w ogóle platformy do te<text:span text:style-name="T2851">g</text:span>o,<text:s/><text:span text:style-name="T2852">ż</text:span>eby jakikolwiek ruch mógł zacząć być<text:s/><text:span text:style-name="T2853">b</text:span>udowany<text:span text:style-name="T2854">.</text:span></text:p>
      <text:p text:style-name="P2855">Jakie są<text:s/><text:span text:style-name="T2856">w</text:span><text:s/>tej sytuacji wnioski? Jeśli zakładamy, że tezy nad którymi dyskutujemy są uzgodnione<text:s/><text:span text:style-name="T2857">i</text:span><text:s/>chcemy je<text:s/><text:span text:style-name="T2858">w</text:span>droż<text:span text:style-name="T2859">yć</text:span>. Jest propozycja, aby wdrożeniowy program<text:s/><text:span text:style-name="T2860">b</text:span>ył podzielony<text:s/><text:span text:style-name="T2861">n</text:span>a dwie grupy zagadnień<text:span text:style-name="T2862">.</text:span></text:p>
      <text:p text:style-name="P2863">Po pierwsze<text:s/><text:span text:style-name="T2864">-</text:span><text:s/>żeby uruchomić proces budowy samorządu<text:span text:style-name="T2865">.</text:span><text:s/>Czyli d<text:span text:style-name="T2866">ać</text:span><text:s/>pakiet wdrożeniowy na dziś, coś co będzie odpowiadało czterem kryteriom, da stosunkowo szybko efekty, po drugie<text:s/><text:span text:style-name="T2867">-</text:span><text:s/>będzie stanowiło masę krytyczną, która proces uruchomi, bo<text:s/><text:span text:style-name="T2868">t</text:span>o musi być zestaw spójnych działań, które przekroczą pewien próg krytyczny uruchami<text:span text:style-name="T2869">aj</text:span>ący proces odbudowy samorządności. I po trzecie - że on będzie wewnętrznie zgodny. Tzn., że jedna z propozycji nie będzie wykluczała drugiej, czego bardzo często jesteśmy świadkami w naszym systemie działania<text:span text:style-name="T2870">.</text:span></text:p>
      <text:p text:style-name="P2871">Jakie są stąd wnioski,<text:s/><text:span text:style-name="T2872">c</text:span>o<text:s/><text:span text:style-name="T2873">d</text:span>o pierwszego etapu? Proponuję, aby trzy tematy były przedmiotem pierwszego<text:s/>etapu wdrożenia<text:span text:style-name="T2874">.</text:span><text:s/>Przy czyni zakładamy, że ten etap byłby przedmiotem działań Sejmu bieżącej kadencji<text:span text:style-name="T2875">.</text:span><text:s/>I byłby sprawą najbliższego pół roku<text:span text:style-name="T2876">.</text:span></text:p>
      <text:p text:style-name="P2877">Po pierwsze<text:s/><text:span text:style-name="T2878">-</text:span><text:s/>to nie jest n<text:span text:style-name="T2879">aj</text:span>ważniejsze, ale to je<text:span text:style-name="T2880">s</text:span>t spra<text:span text:style-name="T2881">wa</text:span>, kt<text:span text:style-name="T2882">ó</text:span>ra już się toczy<text:span text:style-name="T2883">,</text:span><text:s/>to zbudować mienie komunalne<text:span text:style-name="T2884">.<text:s/></text:span>Przy czym mamy tu<text:s/><text:span text:style-name="T2885">-</text:span><text:s/>ja nie chcę tematu rozwijać, je<text:span text:style-name="T2886">s</text:span>t propozycja robocza, żeby jakiś zespół tą us<text:span text:style-name="T2887">ta</text:span>wą przygotowaną się zaj<text:span text:style-name="T2888">ą</text:span>ł. Chodzi o to jednak, jako zasada<text:span text:style-name="T2889">,</text:span><text:s/>aby tym mieniem komunalnym jak najszybciej zaczęły zarządzać jednostki samorządu terytorialnego<text:span text:style-name="T2890">.</text:span><text:s/>Bo jeśli on jest niedoinwestowany, to ch<text:span text:style-name="T2891">o</text:span>dzi o to, aby przyszłe decyzje, te najbliższe<text:span text:style-name="T2892">,</text:span><text:s/><text:span text:style-name="T2893">w</text:span><text:s/>co inwertować<text:span text:style-name="T2894">,<text:s/></text:span>podejmował już samorząd<text:span text:style-name="T2895">.</text:span><text:s/>Bo nie ma<text:s/><text:soft-page-break/>żadnej gwarancji, jeśli się pozostawi to nawet<text:s/><text:span text:style-name="T2896">w</text:span><text:s/>rękach państwa, że te inwestycje dalej będą prowadzone bez sen<text:span text:style-name="T2897">s</text:span>u.</text:p>
      <text:p text:style-name="P2898">Krótko mówiąc, tu im szybciej się to uzdrowi jako sy<text:span text:style-name="T2899">st</text:span>emo<text:span text:style-name="T2900">we</text:span><text:s/>działanie, tym lepi<text:span text:style-name="T2901">ej</text:span>.</text:p>
      <text:p text:style-name="P2902">Tak jak było tu już mówione, jak prof<text:span text:style-name="T2903">...</text:span><text:span text:style-name="T2904"><text:s/></text:span>To jest problem, który wielokrotnie<text:s/><text:span text:style-name="T2905">b</text:span>ył omó<text:span text:style-name="T2906">w</text:span>iony, ale uważam<text:s/><text:span text:style-name="T2907">ż</text:span>e to powinien by<text:span text:style-name="T2908">ć</text:span><text:s/>pierwszy etap<text:span text:style-name="T2909">,</text:span><text:s/>to zobiektywizowane podstawy<text:s/><text:span text:style-name="T2910">fi</text:span>nan<text:span text:style-name="T2911">so</text:span>wania samorządów, be<text:span text:style-name="T2912">z</text:span><text:s/>środków własnych, którymi<text:s/><text:span text:style-name="T2913">s</text:span>a<text:span text:style-name="T2914">m</text:span>orząd dysponuje nie rozpocznie<text:s/><text:span text:style-name="T2915">s</text:span>i<text:span text:style-name="T2916">ę</text:span><text:s/>proces budo<text:span text:style-name="T2917">w</text:span>y samorządów. Jest to bariera psychologiczna, bariera techniczna, bariera prawna pod każdym względem<text:span text:style-name="T2918">.</text:span><text:s/><text:span text:style-name="T2919">I</text:span><text:s/>to wynika z wszystkich<text:s/><text:span text:style-name="T2920">-</text:span><text:s/>j<text:span text:style-name="T2921">a<text:s/></text:span>te<text:span text:style-name="T2922">g</text:span>o nie będę uzasadniał<text:span text:style-name="T2923">.</text:span></text:p>
      <text:p text:style-name="P2924">Chciałem tylko na jedną rzecz zwrócić u<text:span text:style-name="T2925">w</text:span>agę<text:span text:style-name="T2926">,</text:span><text:s/>że proszę państwa,<text:s/><text:span text:style-name="T2927">w</text:span><text:s/>końcu siedzą tu sami fachowcy przy tym stole, a my często mówimy o rzeczach zupełnie elementarnych<text:span text:style-name="T2928">.</text:span><text:s/>Systemy budowy budżetów jednostek terenowych są bardzo różne i de facto one są niezależne od systemu politycznego<text:span text:style-name="T2929">.</text:span><text:s/>Ponieważ mamy<text:s/><text:span text:style-name="T2930">w</text:span><text:s/>gospodarkach wolnorynkowych budżety budowane<text:s/><text:span text:style-name="T2931">w</text:span><text:s/>całości z dotacji<text:span text:style-name="T2932">.</text:span><text:s/>I mamy<text:s/><text:span text:style-name="T2933">w</text:span><text:s/>Polsce<text:s/><text:span text:style-name="T2934">w</text:span><text:s/>chwili obecnej budżety jednostek terenowych, które już są w stu procentach pokrywane z własnych dochodów<text:span text:style-name="T2935">.</text:span></text:p>
      <text:p text:style-name="P2936">Czyli tutaj<text:span text:style-name="T2937">...</text:span><text:s/>nie jest możliwe<text:span text:style-name="T2938">.</text:span><text:s/>Tutaj trzeba tylko szukać po prostu rozwiązania konkretnego, które w naszych warunkach będzie funk<text:span text:style-name="T2939">cj</text:span>onowało. Przy czym w ramach konkretnych wnioskó<text:span text:style-name="T2940">w</text:span>, wydaje się, że zostawianie półtora roku rządowi na przygotowanie propozycji kryteriów, to już żart.</text:p>
      <text:p text:style-name="P2941">/<text:span text:style-name="T2942">G</text:span>łos z sali: nie słychać/.</text:p>
      <text:p text:style-name="P2943">Jak to pół roku, do końca tego roku, jak słyszałem.<text:s/><text:span text:style-name="T2944">A</text:span><text:s/>uchwała jest z połowy ub<text:span text:style-name="T2945">.</text:span><text:s/>roku. To jest półtora roku, żeby kryteria opracować<text:span text:style-name="T2946">.</text:span><text:s/>Tutaj mowa o niecierpliwości<text:span text:style-name="T2947">.</text:span><text:s/>To jest bezczelność w ogóle takie terminy, jeśli sprawa<text:s/><text:span text:style-name="T2948">je</text:span>st poważna<text:span text:style-name="T2949">.<text:s/></text:span>Chyba, że jest niepoważna, to wtedy oczywiście jest to doskonały termin<text:span text:style-name="T2950">.</text:span></text:p>
      <text:p text:style-name="P2951"><text:span text:style-name="T2952">I</text:span><text:s/>trzecia sprawa.<text:s/>Już<text:s/><text:span text:style-name="T2953">w</text:span><text:s/>pierwszym etapie należy tworzyć oddzielne władze wykonawcze dla jednostek terytorialnych<text:span text:style-name="T2954">.</text:span><text:s/>Od tego trzeba zacząć i jest to po<text:span text:style-name="T2955">s</text:span>tulat pierwszego etapu, warunek wstępny i warunek wyjściowy<text:span text:style-name="T2956">.</text:span><text:s/>Była o tym<text:s/><text:span text:style-name="T2957">m</text:span>o<text:span text:style-name="T2958">w</text:span>a wielokrotnie. Ja znowu nie chcę tego uzasadniać<text:span text:style-name="T2959">.</text:span><text:s/>Natomiast chcę powiedzieć, że to będzie spójnia zarówno z mieniem komunalnym jak i z podstawami<text:s/><text:span text:style-name="T2960">fi</text:span>nansowymi<text:span text:style-name="T2961">.</text:span><text:s/>Chodzi o to, że te trzy propozycje tworzą pewien zespół, który daje<text:s/><text:span text:style-name="T2962">s</text:span>zanse aby uruchomiony został proces<text:span text:style-name="T2963">.</text:span></text:p>
      <text:p text:style-name="P2964">Oczywiście, to wywoła potrzebę rewizji przepisów o pracowniku państwowym. Konieczna tu pojawia się kategoria pracownika komunalnego itd<text:span text:style-name="T2965">.</text:span>, itd<text:span text:style-name="T2966">.</text:span><text:s/>Ale ja zakładam, że jeśli sprawa jest priorytetowa, to rzeczy<text:s/><text:span text:style-name="T2967">w</text:span><text:s/>ramach bieżącej kadencji Sejmu da się przeprowadzić<text:span text:style-name="T2968">.</text:span></text:p>
      <text:p text:style-name="P2969">Oczywiście jest bardzo wiele dalej niebezpieczeństw. Przecież ten cały pakiet, o którym mówimy, będzie wdrażała stara rada narodowa, wybrana według starych niedemokratycznych wyborów, z wszystkimi naleciałościami historycznymi. Ale<text:s/><text:span text:style-name="T2970">wyda</text:span>je się, że nie unikniemy wdrażania pierwszego etapu<text:s/><text:span text:style-name="T2971">w</text:span><text:s/>warunkach bardzo trudnych i bardzo nieraz przeciwstawnych temu o co nam chodzi.</text:p>
      <text:p text:style-name="P2972"><text:span text:style-name="T2973">W</text:span><text:s/>drugim etapie oczywiście byłyby wtedy wszystkie te konstytuc<text:span text:style-name="T2974">yj</text:span>ne generalne sprawy, zaczynając od konstytucji nowej ordynacji wyborczej<text:s/><text:span text:style-name="T2975">-</text:span><text:s/>musi być całkowicie zmieniona, przebudowy legislacji w zakresie prawa<text:span text:style-name="T2976">.</text:span>.<text:span text:style-name="T2977">.</text:span><text:s/>Tu już o tym było bardzo dużo mówione, ja nie będę tego powtarzał<text:s/><text:span text:style-name="T2978">-</text:span><text:s/>systemu politycznego, a więc rola partii politycznych w samorządzie. Wydaje się, że przy bardzo dużej mobilizacji istnieje możliwość, aby skrócić ten proces drugiego etapu do końca roku 1990. Propozycja<text:s/><text:span text:style-name="T2979">j</text:span>est<text:span text:style-name="T2980">,</text:span><text:s/>aby przyspieszać wybory rad narodowych<text:span text:style-name="T2981">,</text:span><text:s/><text:span text:style-name="T2982">a</text:span>by te rady były możliwie szybko oparte już o nowy system wyborczy, zaczęły funk<text:span text:style-name="T2983">cjo</text:span>no<text:span text:style-name="T2984">wa</text:span>ć jako nowi radni,<text:s/><text:span text:style-name="T2985">w</text:span><text:s/>nowych warunkach<text:span text:style-name="T2986">.</text:span><text:s/>Wydaje się jednak bardzo mało prawdopodobne, aby to udało się<text:s/><text:soft-page-break/>nawet przy olbrzymiej mobilizacji i zaangażowaniu<text:span text:style-name="T2987">,</text:span><text:s/>zrobić szybciej, niż<text:s/><text:span text:style-name="T2988">d</text:span>o końca 1990 r<text:span text:style-name="T2989">.</text:span></text:p>
      <text:p text:style-name="P2990">I dlatego je<text:span text:style-name="T2991">s</text:span>t konkretny wniosek, żeby mówiąc o tym, co chcemy<text:s/><text:span text:style-name="T2992">w</text:span><text:s/>ramach samorządu zbudować, mówić o tym, co budujemy<text:s/><text:span text:style-name="T2993">w</text:span><text:s/>tej chwili, na jakich warunkach i<text:s/><text:span text:style-name="T2994">ja</text:span>k ma wyglądać model pełny, oczywiście zakładając znowu, że jest to proces<text:span text:style-name="T2995">,<text:s/></text:span>że rok 1990 też ni<text:span text:style-name="T2996">cz</text:span>ego nie zamyka,<text:s/><text:span text:style-name="T2997">ż</text:span>e my się będziemy te<text:span text:style-name="T2998">g</text:span>o uczyć<text:span text:style-name="T2999">,</text:span><text:s/>będziemy popełniać błędy, będziemy mieli olbrzymie nadużycia itd<text:span text:style-name="T3000">.</text:span>, itd<text:span text:style-name="T3001">.</text:span><text:s/>To wszystko o czym tu było mówione.<text:s/><text:span text:style-name="T3002">M</text:span>a<text:span text:style-name="T3003">m</text:span>y świadomość tego.<text:s/><text:span text:style-name="T3004">A</text:span>le chodzi o zaczęcie procesu<text:s/><text:span text:style-name="T3005">w</text:span><text:s/>spo<text:span text:style-name="T3006">s</text:span>ób taki, który da realne efekty<text:span text:style-name="T3007">.</text:span></text:p>
      <text:p text:style-name="P3008">Dziękuję bardzo<text:span text:style-name="T3009">.</text:span></text:p>
      <text:p text:style-name="P3010"><text:span text:style-name="T3011">Przewod</text:span><text:span text:style-name="T3012">n</text:span><text:span text:style-name="T3013">ic</text:span><text:span text:style-name="T3014">ząc</text:span><text:span text:style-name="T3015">y</text:span><text:span text:style-name="T3016">:</text:span></text:p>
      <text:p text:style-name="P3017">Dz<text:span text:style-name="T3018">ię</text:span>kuję bardzo<text:span text:style-name="T3019">.</text:span></text:p>
      <text:p text:style-name="P3020">Jest mi ogromnie przykro, ale jako współprzewodniczący z ramienia strony koalic<text:span text:style-name="T3021">yj</text:span>no-rządow<text:span text:style-name="T3022">ej</text:span><text:s/>nie mogę nie wyrazić po tym przemówieniu życzenia i najbardziej pokornej prośby do państwa o unikanie epitetów pewnych<text:span text:style-name="T3023">.</text:span><text:s/>Dlatego, że określenie, iż pewna decyzja była bezczelnością, decyzja, która zawarta je<text:span text:style-name="T3024">s</text:span>t w uchwale Sejmu<text:s/><text:span text:style-name="T3025">-</text:span><text:s/>nie uważamy tego za n<text:span text:style-name="T3026">aj</text:span>odpowiedni<text:span text:style-name="T3027">ej</text:span>sze<text:span text:style-name="T3028">.</text:span></text:p>
      <text:p text:style-name="P3029">Tak samo ocen<text:span text:style-name="T3030">a</text:span>, iż cały aparat terenowy jest zdemoralizow<text:span text:style-name="T3031">a</text:span>ny, wydaje mi się, nieco przesadna<text:span text:style-name="T3032">.</text:span><text:s/><text:span text:style-name="T3033">Mnie</text:span><text:s/>chodzi o to słowo<text:s/><text:span text:style-name="T3034">„</text:span>cał<text:span text:style-name="T3035">y</text:span><text:span text:style-name="T3036">”</text:span>. Gdyby pan powiedział, że duża cz<text:span text:style-name="T3037">ę</text:span>ść - podpisuję się pod tym<text:span text:style-name="T3038">.</text:span><text:s/><text:span text:style-name="T3039">A</text:span>le cały<text:span text:style-name="T3040">...</text:span><text:s/>Jest w tym pewna doza przes<text:span text:style-name="T3041">a</text:span>dy, na którą się nie mogę zgodzić w imieniu tych biednych uczciwych urzędników, którzy tam w końcu też są<text:span text:style-name="T3042">.</text:span></text:p>
      <text:p text:style-name="P3043"><text:span text:style-name="T3044">O</text:span><text:span text:style-name="T3045">b</text:span><text:span text:style-name="T3046">.</text:span><text:span text:style-name="T3047"><text:s/></text:span><text:span text:style-name="T3048">Ada</text:span><text:span text:style-name="T3049">m Kowalewski</text:span>:</text:p>
      <text:p text:style-name="P3050">Przepraszam<text:s/><text:span text:style-name="T3051">b</text:span>ardzo,<text:s/><text:span text:style-name="T3052">j</text:span>a nie użyłem<text:s/><text:span text:style-name="T3053">s</text:span>łowa<text:s/><text:span text:style-name="T3054">„</text:span>cały<text:span text:style-name="T3055">”</text:span>, to można sprawdzić, bo jest to nagrane<text:span text:style-name="T3056">.</text:span></text:p>
      <text:p text:style-name="P3057"><text:span text:style-name="T3058">Przewodnicząc</text:span><text:span text:style-name="T3059">y</text:span>:</text:p>
      <text:p text:style-name="P3060">Kiedy<text:s/><text:span text:style-name="T3061">j</text:span>a to zanotowałem<text:span text:style-name="T3062">.</text:span><text:s/>Sprawdzimy potem<text:span text:style-name="T3063">.</text:span><text:s/>Przepraszam bardzo za<text:s/><text:span text:style-name="T3064">tę</text:span><text:s/>uwagę, to była moja<text:s/><text:span text:style-name="T3065">-</text:span><text:s/>jak powiedziałem<text:s/><text:span text:style-name="T3066">-</text:span><text:s/>pokorna prośba tylko o unikanie epitetów i nie stawianie mnie<text:s/><text:span text:style-name="T3067">w</text:span><text:s/>takiej sytuacji, że muszę<text:s/><text:span text:style-name="T3068">w</text:span><text:s/>ten właśnie sposób reagować wbrew mojej gołębio-sercow<text:span text:style-name="T3069">ej</text:span><text:s/>naturze<text:span text:style-name="T3070">.</text:span></text:p>
      <text:p text:style-name="P3071">Obecnie głos ma pan Maciej Graniecki<text:s/><text:span text:style-name="T3072">-</text:span><text:s/>dyrektor Biura Prawnego Urzędu Rady Ministrów, a przygotuje się pan An<text:span text:style-name="T3073">to</text:span>ni Paris - o ile nie pomyliłem nazwiska<text:span text:style-name="T3074">.</text:span></text:p>
      <text:p text:style-name="P3075"><text:span text:style-name="T3076">O</text:span><text:span text:style-name="T3077">b</text:span><text:span text:style-name="T3078">.</text:span><text:span text:style-name="T3079"><text:s/>Maci</text:span><text:span text:style-name="T3080">ej</text:span><text:span text:style-name="T3081"><text:s/>Grani</text:span><text:span text:style-name="T3082">e</text:span><text:span text:style-name="T3083">cki</text:span>:</text:p>
      <text:p text:style-name="P3084">Ja chciałem przede wszystkim kilka słów poświęcić sprawie mienia komunalnego i projektu ustawy, ale nim to uczynię chciałbym podzielić część wyrażonych tu poglądów, że samorząd terytorialny tak jak sobie to wyobrażamy je<text:span text:style-name="T3085">s</text:span>t pewnym modelem, pewnym stanem, do którego w moim odczuciu dopiero zmierzamy<text:span text:style-name="T3086">.</text:span><text:s/>I tak też to odbieram, owe 9 punktów przedłożonych przez pana doc<text:span text:style-name="T3087">.</text:span><text:s/>Kuleszę, że są to jakby<text:s/><text:span text:style-name="T3088">t</text:span>akie etapy, czy elementy dopiero tej konstrukcji, którą chcemy zbudo<text:span text:style-name="T3089">w</text:span>a<text:span text:style-name="T3090">ć.</text:span></text:p>
      <text:p text:style-name="P3091">Mówię to po to, ażebyśmy nie dążyli do tego, iżby zbyt wiele rzeczy nie dz<text:span text:style-name="T3092">i</text:span>ało się naraz<text:span text:style-name="T3093">.</text:span><text:s/>Nie przebudowywać wszystkiego naraz, łącznie z mieniem komunalnym, który - jak wiemy<text:s/><text:span text:style-name="T3094">-</text:span><text:s/>w innych systemach, tam gdzie funk<text:span text:style-name="T3095">cj</text:span>onuje samorząd<text:s/><text:span text:style-name="T3096">te</text:span>ry<text:span text:style-name="T3097">to</text:span>rialny, on rozwija się, przyrasta, obra<text:span text:style-name="T3098">s</text:span>t<text:span text:style-name="T3099">a</text:span><text:s/><text:span text:style-name="T3100">w</text:span><text:s/>dobra majątkowe przede wszystkim<text:span text:style-name="T3101">.</text:span><text:s/>Natomiast tr<text:span text:style-name="T3102">u</text:span>dno mi powiedzieć, a chyba nigdzie się jeszcze nie zdarzyło, że chcemy nagle, niemalże z dnia na dzień, bo przyjmujemy że z mocy prawa<text:s/><text:span text:style-name="T3103">z</text:span><text:s/>jakimś dniem, nagle dokonać<text:s/><text:span text:style-name="T3104">t</text:span>ak drastycznego<text:s/><text:span text:style-name="T3105">w</text:span><text:s/>istocie podziału stosunków własnościowych i majątkowych<text:s/><text:span text:style-name="T3106">w</text:span><text:s/>gospodarce naro<text:span text:style-name="T3107">do</text:span>w<text:span text:style-name="T3108">ej.</text:span></text:p>
      <text:p text:style-name="P3109">St<text:span text:style-name="T3110">ą</text:span>d przestrzegałbym mo<text:span text:style-name="T3111">ż</text:span>e przed tak<text:span text:style-name="T3112">i</text:span>m z<text:span text:style-name="T3113">b</text:span>yt radykalnym podejściem<text:span text:style-name="T3114">.</text:span><text:s/>I radziłbym patrzeć na kwestię<text:s/><text:soft-page-break/>mienia komunalnego właśnie jako jeden<text:s/><text:span text:style-name="T3115">z</text:span><text:s/>elementów, który będz<text:span text:style-name="T3116">i</text:span>e ewoluował<text:s/><text:span text:style-name="T3117">w</text:span><text:s/>całym procesie bacowan<text:span text:style-name="T3118">i</text:span>a samorządu ter<text:span text:style-name="T3119">yt</text:span>orialnego.<text:s/><text:span text:style-name="T3120">A</text:span><text:s/>może nawet szerzej<text:s/><text:span text:style-name="T3121">-</text:span><text:s/>samorządności tery<text:span text:style-name="T3122">to</text:span>rialnej, bo<text:span text:style-name="T3123">w</text:span>iem nie utożsamiam tych dwóch pojęć<text:span text:style-name="T3124">.</text:span></text:p>
      <text:p text:style-name="P3125">Chc<text:span text:style-name="T3126">i</text:span>ałbym<text:s/><text:span text:style-name="T3127">s</text:span>ię<text:s/><text:span text:style-name="T3128">w</text:span><text:s/>pełni zgodzić z panem prof<text:span text:style-name="T3129">.</text:span><text:s/>Langerem,<text:s/><text:span text:style-name="T3130">ż</text:span>e sprawą kluczową<text:s/><text:span text:style-name="T3131">-</text:span><text:s/>i to mó<text:span text:style-name="T3132">wi</text:span>ę p<text:span text:style-name="T3133">r</text:span>zede wszystkim jako obywatel,<text:s/><text:span text:style-name="T3134">t</text:span>ak to postrzegam - je<text:span text:style-name="T3135">st</text:span><text:s/>sprawa świadomości samorządowej. Natomiast cała struktura prawno-organizac<text:span text:style-name="T3136">yj</text:span>na, czy będziemy ją tworzyli zupełnie od nowa, budowali<text:s/><text:span text:style-name="T3137">w</text:span><text:s/>oparciu o takie czy inne kryteria<text:span text:style-name="T3138">,</text:span><text:s/>czy też przebudowywali istniejące struktury, bo to<text:s/><text:span text:style-name="T3139">w</text:span>cale nie je<text:span text:style-name="T3140">st</text:span><text:s/>jednoznacznie przesą<text:span text:style-name="T3141">d</text:span>zone<text:span text:style-name="T3142">,<text:s/></text:span>od tego zależy właściwie kształt samorządu terytorialnego.</text:p>
      <text:p text:style-name="P3143">I teraz właśnie,<text:s/><text:span text:style-name="T3144">cz</text:span>y my chcemy adaptować to co<text:s/><text:span text:style-name="T3145">je</text:span>s<text:span text:style-name="T3146">t,</text:span><text:s/><text:span text:style-name="T3147">do</text:span>wartościowywać, pr<text:span text:style-name="T3148">ze</text:span>budowywać, pr<text:span text:style-name="T3149">ze</text:span>mod<text:span text:style-name="T3150">el</text:span>o<text:span text:style-name="T3151">wy</text:span>wać, czy<text:s/><text:span text:style-name="T3152">t</text:span>e<text:span text:style-name="T3153">ż</text:span><text:s/>budować zupełnie coś nowego?<text:s/><text:span text:style-name="T3154">I</text:span><text:s/>stąd na przykład<text:s/><text:span text:style-name="T3155">w<text:s/></text:span>pewnej sprzeczności<text:s/><text:span text:style-name="T3156">z</text:span><text:s/>tak postawioną tezą,<text:s/>że<text:s/>mu<text:span text:style-name="T3157">s</text:span>imy dochodzić d<text:span text:style-name="T3158">o</text:span>piero do pewnego optymalnego stanu samorządu terytorialnego, samorządności<text:s/><text:span text:style-name="T3159">te</text:span>rytorialn<text:span text:style-name="T3160">ej,</text:span><text:s/>je<text:span text:style-name="T3161">s</text:span>t np<text:span text:style-name="T3162">.</text:span><text:s/>teza o dalszym umacnianiu nadrzędności<text:s/><text:span text:style-name="T3163">r</text:span>ad narodowych nad administracją terenową<text:span text:style-name="T3164">.</text:span><text:s/>Przecież<text:s/><text:span text:style-name="T3165">w</text:span><text:s/>sytuacji takiej, jaka je<text:span text:style-name="T3166">s</text:span>t dzisiaj, one są w swoistym konflikcie, ale w konflikcie, który nie jest ich winą. One po prostu są<text:s/><text:span text:style-name="T3167">w</text:span><text:s/>takim systemie, jednolitym systemie władzy państwowej.</text:p>
      <text:p text:style-name="P3168">A zatem trzeba zastanawiać się - i temu dały wyraz<text:s/>i gremia polityczne dotychczas, od lat już o tym si<text:span text:style-name="T3169">ę<text:s/></text:span>mówi, żeby właśnie podejść do przekonstruowania tego systemu ustroju władzy terenowej,<text:s/><text:span text:style-name="T3170">a</text:span><text:s/>nie<text:span text:style-name="T3171">...</text:span><text:s/>po pro<text:span text:style-name="T3172">s</text:span>tu<text:s/><text:span text:style-name="T3173">t</text:span>rzeba przeciąć pewne sprawy.<text:s/>Nie<text:s/>do<text:span text:style-name="T3174">w</text:span>artościo<text:span text:style-name="T3175">w</text:span>y<text:span text:style-name="T3176">w</text:span>ać i pr<text:span text:style-name="T3177">z</text:span>e<text:span text:style-name="T3178">w</text:span>ar<text:span text:style-name="T3179">t</text:span>ościo<text:span text:style-name="T3180">w</text:span>y<text:span text:style-name="T3181">w</text:span>a<text:span text:style-name="T3182">ć</text:span><text:s/>istniejące<text:s/><text:span text:style-name="T3183">s</text:span>truktury, ale budować nowe, może nie równolegle, ale z tą świadomością,<text:s/><text:span text:style-name="T3184">że to</text:span><text:s/>nie jest ich wina, że tak si<text:span text:style-name="T3185">ę</text:span><text:s/>sprawy mają i tak si<text:span text:style-name="T3186">ę</text:span><text:s/>historia potoczyła<text:span text:style-name="T3187">.</text:span></text:p>
      <text:p text:style-name="P3188">I stąd tu właśnie chciałem<text:s/><text:span text:style-name="T3189">p</text:span>odzielić obawy prof<text:span text:style-name="T3190">.</text:span><text:s/><text:span text:style-name="T3191">S</text:span>o<text:span text:style-name="T3192">k</text:span>ole<text:span text:style-name="T3193">w</text:span>icza, że jeżeli o tej administra<text:span text:style-name="T3194">cj</text:span>i terenowej dziś zaczęlibyśmy mówić<text:span text:style-name="T3195">,</text:span><text:s/><text:span text:style-name="T3196">ż</text:span>e ona jest zła, mafijna i<text:s/><text:span text:style-name="T3197">t</text:span>rzeba ją rozbić, i na to miejsce utworzyć nową administra<text:span text:style-name="T3198">cj</text:span>ę samorządową,<text:s/>to proszę zważyć, że moglibyśmy tak tez<text:span text:style-name="T3199">ę</text:span><text:s/>stawiać - ja oczywiście przejaskrawiam to trochę specjalnie - gdybyśmy mieli armię ludzi, kt<text:span text:style-name="T3200">ó</text:span>rzy są gotowi wstąpić na miejsce te<text:span text:style-name="T3201">j</text:span><text:s/>administra<text:span text:style-name="T3202">cj</text:span>i, czyl<text:span text:style-name="T3203">i<text:s/></text:span>w<text:s/><text:span text:style-name="T3204">i</text:span>stocie dopełnić tego rozbicia administracji obecnie funk<text:span text:style-name="T3205">cj</text:span>onując<text:span text:style-name="T3206">ej.</text:span></text:p>
      <text:p text:style-name="P3207">Po drugie mam pewne obawy, to są moje osobiste obawy czy<text:s/><text:span text:style-name="T3208">-</text:span><text:s/>tak zrozumiałem wypowied<text:span text:style-name="T3209">ź</text:span><text:s/>mojego przedmówcy<text:s/><text:span text:style-name="T3210">-</text:span><text:s/>na pewno jesteśmy pewni, że jednych mafii nie zamienimy na inne mafie. Jest to, jak sądzę sprawa już pewnej psychologii społecznej tutaj<text:span text:style-name="T3211">.</text:span><text:s/><text:span text:style-name="T3212">N</text:span>a to nie ma rady. Czy to będzie w systemie samorządu terytorialnego pełnego c<text:span text:style-name="T3213">z</text:span>y też w takim systemie jak jest obecn<text:span text:style-name="T3214">i</text:span>e tutaj chyba na mafię nie ma sposobu. A<text:span text:style-name="T3215">c</text:span>zkolwiek oczywiście sądzę, że większa kontrola społeczna i wpływ właśnie społeczności lokalnej na funkc<text:span text:style-name="T3216">jo</text:span>nowanie organów, które zarządzają ich bąd<text:span text:style-name="T3217">ź</text:span><text:s/>co bądź majątkiem to ma niepomiernie większe znaczenie<text:span text:style-name="T3218">.</text:span></text:p>
      <text:p text:style-name="P3219"><text:span text:style-name="T3220">J</text:span>e<text:span text:style-name="T3221">ż</text:span>el<text:span text:style-name="T3222">i</text:span><text:s/>chodzi o ustawę o mieniu komunalnym, dlatego pozwoliłem sobie na taki wstęp. Powiem tak, do tej ustawy instytucji mie<text:span text:style-name="T3223">n</text:span>ia komunalnego podchodzą Rada Ministrów i Rada Państwa, które w ubiegłym tygodniu, na początku ubiegłego tygodnia rozpatrywały ten projekt. Właśnie jako pewien element budowania samorządu terytorialnego i przy czym, zdajmy sobie sprawę, pan był uprzejmy podkreślić<text:span text:style-name="T3224">,</text:span><text:s/><text:span text:style-name="T3225">ż</text:span>e<text:s/><text:span text:style-name="T3226">w</text:span><text:s/>większości znamy s<text:span text:style-name="T3227">i</text:span>ę na tych, jak jesteśmy fachowcami, że mu<text:span text:style-name="T3228">s</text:span>imy to właśnie dopasowywać do istniejących elementów już ustrojowych<text:s/><text:span text:style-name="T3229">i</text:span><text:s/>or<text:span text:style-name="T3230">g</text:span>ani<text:span text:style-name="T3231">z</text:span>acyjnych<text:span text:style-name="T3232">.</text:span><text:s/>A więc ona musi bazowa<text:span text:style-name="T3233">ć</text:span><text:s/>na tym co jest<text:span text:style-name="T3234">.</text:span><text:s/>Na ustawie o systemie rad narodowych, którą co prawda nowelizu<text:span text:style-name="T3235">j</text:span>e, ale w dość skromnym zakresie, jakby<text:s/><text:soft-page-break/>początkuje dopiero proces przebudowywania samorządu terytorialnego w zakresie niezbędnym<text:span text:style-name="T3236">.</text:span><text:s/><text:span text:style-name="T3237">O</text:span>na wypełnia dyspozycje ustrojodawcy podjętą w czerwcu<text:s/><text:span text:style-name="T3238">-</text:span><text:s/>my<text:span text:style-name="T3239">ś</text:span>lę o zmianie Konstytucji<text:s/><text:span text:style-name="T3240">-</text:span><text:s/><text:span text:style-name="T3241">i</text:span><text:s/>stara się po prostu jakby tylko stworzyć te infra<text:span text:style-name="T3242">st</text:span>ruktury samorządu terytorialnego w sferze majątkowej. Taki jest cel tej ustawy<text:span text:style-name="T3243">.</text:span><text:s/>Być może ma ona pewne ułomności, nad nimi należy dyskutować, ale musz<text:span text:style-name="T3244">ę</text:span><text:s/>poczynić te za<text:span text:style-name="T3245">st</text:span>rz<text:span text:style-name="T3246">eż</text:span>enie, ż<text:span text:style-name="T3247">e</text:span><text:s/>nie jest tak, iż ta ustawa właściwie warunkuje wszystko. I wcale nie należy wykluczać - mówię to z całą świadomością<text:s/><text:span text:style-name="T3248">-</text:span><text:s/>że np<text:span text:style-name="T3249">.</text:span><text:s/>za rok jak zacznie funkcjonować mienie komunalne czy za półtora roku będzie obiektywna potrzeba udoskonalenia zmiany ustawy, mało tego, w ogóle uchylenia tej ustawy, bowiem będzie ta materia wmontowana do ustawy zapewne o systemie czy samorządzie terytorialnym jeśli do tego dojdziemy<text:span text:style-name="T3250">.</text:span></text:p>
      <text:p text:style-name="P3251">Także ona w tym sensie ma pewien charakter taki techniczno-organizacyjny. Ja przepraszam za to<text:s/><text:span text:style-name="T3252">sf</text:span>ormułowanie. Aczkolwiek zgadzam się, że pewne generalia tu są niezwykle<text:s/><text:span text:style-name="T3253">i</text:span>stotne<text:span text:style-name="T3254">.</text:span><text:s/>Ona zarysowuje już ten model na przyszłość. Jeżeli chodzi o sprawy finansowania budżetu bo właśnie to<text:s/><text:span text:style-name="T3255">i</text:span>mplikuje, ta ustawa, jak powiedziałem jest tylko jednym z elementów<text:span text:style-name="T3256">.</text:span><text:s/>Rada Ministrów zobligowała ministrów przede wszystkim Ministra Finansów do... w niezwykle szybkim trybie, pilnym trybie, przygotowania gruntownej zmiany prawa budż<text:span text:style-name="T3257">et</text:span>owego.</text:p>
      <text:p text:style-name="P3258">Jak z tego co wiem Ministerstwo Finansów pracuje<text:s/>nad zmianami<text:s/><text:span text:style-name="T3259">w</text:span><text:s/>prawie budżetowym, ale to są takie prace studialne, jak dotąd, natomiast ta sytuacja nowa, kiedy ustawa o mieniu komunalnym już nabrała tego kształtu i jest kierowana do Sejmu, wymaga to niezwykle pilnego podjęcia prac już konkretnych<text:span text:style-name="T3260">.</text:span><text:s/>Nale<text:span text:style-name="T3261">ż</text:span>y<text:s/><text:span text:style-name="T3262">się</text:span><text:s/>spodziewać, że w pierwszej dekadzie kwietnia Minister Finansów przedłoży Komitetowi Ekonom<text:span text:style-name="T3263">i</text:span>cznemu Rady<text:s/><text:span text:style-name="T3264">Mi</text:span><text:span text:style-name="T3265">n</text:span><text:span text:style-name="T3266">i</text:span><text:span text:style-name="T3267">s</text:span><text:span text:style-name="T3268">t</text:span><text:span text:style-name="T3269">r</text:span>ów<text:s/>propozycje konkretne w przebudowie prawa budżetowego w tym kierunku, iż by właśnie zarysować<text:s/><text:span text:style-name="T3270">j</text:span>akiś nowy zupełnie system finansowy samorządu terytorialneg<text:span text:style-name="T3271">o<text:s/></text:span>pod kątem mienia komunalnego<text:span text:style-name="T3272">.</text:span></text:p>
      <text:p text:style-name="P3273">Z tym s<text:span text:style-name="T3274">i</text:span>ę wiąże szereg innych kwestii. Sprawa w ogóle usytuowania i pozycji przedsiębiorstwa<text:span text:style-name="T3275">.</text:span><text:s/>Specjalnie nie mówię<text:span text:style-name="T3276"><text:s/></text:span>przedsiębiorstwa państwowego, albowiem będziemy mieli do czynienia z prz<text:span text:style-name="T3277">ed</text:span>siębiorstwem, które można nazwać tak zupełnie na roboczo, technicznie prz<text:span text:style-name="T3278">ed</text:span>siębiorstwem uspołecznionym<text:span text:style-name="T3279">.</text:span><text:s/>Bo mienie komunalne jest niewątpliwie jednym, jedną z form własności społ<text:span text:style-name="T3280">ec</text:span>zn<text:span text:style-name="T3281">ej.</text:span></text:p>
      <text:p text:style-name="P3282"><text:span text:style-name="T3283">Wi</text:span>ę<text:span text:style-name="T3284">c</text:span><text:s/>to jest sprawa w ogóle podejścia na nowo, jakby do przedsiębiorstwa i pewnej przebudowy gospodarki przedsiębiorstw<text:span text:style-name="T3285">.</text:span></text:p>
      <text:p text:style-name="P3286">Jeżeli chodzi o sprawę wywłaszczania gospodarki gruntami i uwłaszczenie ruchomości planowania przestrzennego tu z kolei Minister Gospodarki Prz<text:span text:style-name="T3287">es</text:span>trzenn<text:span text:style-name="T3288">ej</text:span><text:s/>został zob<text:span text:style-name="T3289">l</text:span>igowany, żeby również w takim trybie i w takim czasie przedłożyć pakiet propozycji odpowiednich stosownych zmian w odpowiedni<text:span text:style-name="T3290">c</text:span>h ustawach<text:span text:style-name="T3291">.</text:span></text:p>
      <text:p text:style-name="P3292">J<text:span text:style-name="T3293">e</text:span>ś<text:span text:style-name="T3294">l</text:span>i chodzi o sprawę przeglądu całego prawa materialnego jest to zadanie ambitne i na pewno długofalowe<text:span text:style-name="T3295">.</text:span><text:s/><text:span text:style-name="T3296">Ni</text:span>emniej jednak Rada Ministrów zobowiązała już wszystkich ministrów, którzy działają w obszarach tych podstawowych usta<text:span text:style-name="T3297">w</text:span>,<text:span text:style-name="T3298"><text:s/></text:span>w obszarze,<text:s/><text:span text:style-name="T3299">k</text:span>tórych działają do właśnie przedłożenia propozycji na tle koncepcji<text:s/><text:span text:style-name="T3300">i</text:span><text:s/>samego projektu...<text:span text:style-name="T3301"><text:s/></text:span>komunalnym zmian czyli adaptujących te elementy systemu prawnego do instytucji mienia komunalnego.<text:s/><text:span text:style-name="T3302">N</text:span>ależy się spodziewać i jeste<text:span text:style-name="T3303">ś</text:span>my o tym przekonani, że nastąpi to w przewidywanym terminie, a zatem należy się spodziewać, że w okresie kiedy w Sejmie na dobre potoczą się prace nad tą ustawą, wówczas rząd będzie mógł równolegle informować o postępie prac tych<text:s/><text:soft-page-break/>towarzyszących w jakże istotnych obszarach, które muszą być znowelizowane, które muszą by<text:span text:style-name="T3304">ć</text:span><text:s/>zmienione ze względu na wprowadzenie, znaczy wejście w życie ustawy o mieniu komunalnym.</text:p>
      <text:p text:style-name="P3305">Ustawa ta przewiduje s<text:span text:style-name="T3306">i</text:span>ę, iż by wchodziła w życie 1 stycznia<text:s/>‘90 r. w odniesieniu do szczebla podstawowego i z półrocznym poślizgiem w odniesieniu do mienia na szczeblu w<text:span text:style-name="T3307">oj</text:span>ewódzkim<text:span text:style-name="T3308">.</text:span></text:p>
      <text:p text:style-name="P3309">To tyle z mojej strony panie przewodniczący, gdybym mógł jeszcze co<text:span text:style-name="T3310">ś</text:span><text:s/>uzupełniająco to potem.<text:span text:style-name="T3311">..</text:span></text:p>
      <text:p text:style-name="P3312"><text:span text:style-name="T3313">Prz</text:span><text:span text:style-name="T3314">ew</text:span><text:span text:style-name="T3315">odnicząc</text:span><text:span text:style-name="T3316">y</text:span>:</text:p>
      <text:p text:style-name="P3317">Dziękuję. No oczywiście jeszcze jeśli czasu stanie.</text:p>
      <text:p text:style-name="P3318">Teraz głos ma pan Antoni Par<text:span text:style-name="T3319">i</text:span>s, a przygotuje się pan Józef Musioł.</text:p>
      <text:p text:style-name="P3320"><text:span text:style-name="T3321">O</text:span><text:span text:style-name="T3322">b. Antoni Paris</text:span>:</text:p>
      <text:p text:style-name="P3323">Szanowni Państwo! Tutaj na samym wstępie ludzie się podzielili na strony, ja nie mogę reprezentować żadnej strony, dlatego że jestem organizacją samorządną, a poza tym chłop jest całkiem samorządny.</text:p>
      <text:p text:style-name="P3324">Chciałem państwu powiedzieć bez dowcipów już, że mam ogromny dylemat wewnętrzny,<text:s/><text:span text:style-name="T3325">j</text:span>akieś takie rozdarcie, jak tutaj sformułowa<text:span text:style-name="T3326">ć</text:span><text:s/>swoje myśl<text:span text:style-name="T3327">i</text:span>. Dlatego że faktycznie na tej roli żyję,<text:s/><text:span text:style-name="T3328">i</text:span><text:s/>pracuj<text:span text:style-name="T3329">ę</text:span>, i z tego żyje moja rodzina.<text:s/><text:span text:style-name="T3330">I</text:span><text:s/>mam jako obywatel bardzo krytyczne spojrzenie, bardzo krytyczny sąd o samorządzie terytorialnym<text:span text:style-name="T3331">.</text:span><text:s/><text:span text:style-name="T3332">S</text:span>ąd ten wyrabia si<text:span text:style-name="T3333">ę</text:span><text:s/>nie tylko z polityki czy z tego co się słyszy, czy z tego, te obsługuje swoich kolegów, że tam w moim kółku rolniczym są ogromne skargi czy na szczeblu gminnym czy wojewódzkim, ciągłe są starcia. Np. starcia ze stołeczną<text:s/><text:span text:style-name="T3334">R</text:span>adą Narodową są to bym powiedział bardzo poważne historie, więc niedomogi ustawy, niedomogi samorządu terytorialnego instytu<text:span text:style-name="T3335">cj</text:span>onalne są ogromne<text:span text:style-name="T3336">.</text:span><text:s/>I tutaj, jak pan profesor powiedział jeden i drugi nie trzeba s<text:span text:style-name="T3337">i</text:span>ę do tego przekonywać. Ja podam k<text:span text:style-name="T3338">i</text:span>lka szczegółów.</text:p>
      <text:p text:style-name="P3339">Nam działaczom kółek rolniczych, którzy w liczbie tych<text:s/><text:span text:style-name="T3340">s</text:span>t<text:span text:style-name="T3341">u</text:span><text:s/>p<text:span text:style-name="T3342">a</text:span>ru<text:s/>zbierają s<text:span text:style-name="T3343">i</text:span>ę bardzo często wydawało się, że ustawa o samorządzie terytorialnym zwłaszcza jeśli chodzi o uprawnienia samorządu wiejskiego w pewnym sensie zrobiła negatywną robotę na ws<text:span text:style-name="T3344">i.</text:span><text:s/>Dlatego<text:s/>że<text:s/>jakby nie było pieniędzmi<text:s/><text:span text:style-name="T3345">z</text:span><text:s/>podatków np. dawny fundusz rozwoju rolnictwa dysponowali podatnicy tego podatku<text:span text:style-name="T3346">.</text:span></text:p>
      <text:p text:style-name="P3347"><text:span text:style-name="T3348">I</text:span><text:s/>tutaj podzielono to na fundusz wiejski, fundusz gminny.<text:s/><text:span text:style-name="T3349">W</text:span><text:s/>sumie praktycznie państwu chcę powiedzieć<text:span text:style-name="T3350">.</text:span><text:s/>Je<text:span text:style-name="T3351">ż</text:span>eli ktoś gospodarzy w jednej jednostce administracyjn<text:span text:style-name="T3352">ej</text:span><text:s/>np. we wsi<text:s/>„x”, w danej gminie,<text:s/><text:span text:style-name="T3353">a</text:span><text:s/>mieszka zupełnie w innej gminie to gdzie ona ma się stara<text:span text:style-name="T3354">ć</text:span><text:s/>np. o dopłatę nie do w<text:span text:style-name="T3355">c</text:span>zasów tylko do wypoczynku dla dzieci? Jeżeli oświata o nim zapomni, a broń Boże chciałby skorzystać z funduszu wiejskiego, to z tego funduszu wiejskiego tam gdzie pracuje nie skorzysta, a<text:s/><text:span text:style-name="T3356">z</text:span><text:s/>kole<text:span text:style-name="T3357">i</text:span><text:s/>tam gdz<text:span text:style-name="T3358">i</text:span>e n<text:span text:style-name="T3359">i</text:span>e pracuje, a mieszka n<text:span text:style-name="T3360">i</text:span>e ma uprawnień<text:span text:style-name="T3361">.<text:s/></text:span>Bo ci ludzie na<text:span text:style-name="T3362">w</text:span>et go nie znają bo on tam śpi<text:span text:style-name="T3363">.</text:span><text:s/>Prosz<text:span text:style-name="T3364">ę</text:span><text:s/>bardzo<text:span text:style-name="T3365">.</text:span></text:p>
      <text:p text:style-name="P3366">Powinniśmy więc, tu... ten przykład podaje, powinniśmy p<text:span text:style-name="T3367">i</text:span>sząc nowe założenia czy nową ustawę, jak s<text:span text:style-name="T3368">ię</text:span><text:s/>będzie pisać - - ja się do spraw prawnych nie chcę broń Boże tutaj wyrażać w sposób konkretny, bo prawnikiem nie jestem - to powinniśmy również uważać<text:span text:style-name="T3369">...</text:span></text:p>
      <text:p text:style-name="P3370">/Przerwa w nagraniu/.</text:p>
      <text:p text:style-name="P3371">.<text:span text:style-name="T3372">..</text:span>jeśli chodzi o uprawnienia samorządu wi<text:span text:style-name="T3373">e</text:span>jskiego<text:span text:style-name="T3374">...</text:span></text:p>
      <text:p text:style-name="P3375"><text:span text:style-name="T3376">/</text:span>Przerwa w nagraniu/<text:span text:style-name="T3377">.</text:span></text:p>
      <text:p text:style-name="P3378">Całkiem<text:s/><text:span text:style-name="T3379">ś</text:span>miało mogę powiedzieć, że mnie osobiście i moim kol<text:span text:style-name="T3380">eg</text:span>om<text:span text:style-name="T3381"><text:s/></text:span>rolnikom zależy na tym, żeby samorząd był samorządny i żeby absolutnie władza wykonawcza tego samorządu, jak by si<text:span text:style-name="T3382">ę</text:span><text:s/>ona nie nazywała podlegała bezpośrednio temu samor<text:span text:style-name="T3383">z</text:span>ądowi<text:span text:style-name="T3384">.</text:span><text:s/>Chyba się doś<text:span text:style-name="T3385">ć</text:span><text:s/>jasno wyraziłem<text:span text:style-name="T3386">.</text:span></text:p>
      <text:soft-page-break/>
      <text:p text:style-name="P3387">Manipulacje władzy państwowej w sensie, no znów nie chcę nikogo obrazić, ale wsz<text:span text:style-name="T3388">ę</text:span>dzie pracują ludzie prawda w tej gminie, one są odbierane na takiej zasadzie, że krzywdzi człowieka państwo<text:span text:style-name="T3389">.</text:span><text:s/>Krzywdzi człowieka ten ustrój, to pań<text:span text:style-name="T3390">s</text:span>two jest to bardzo delikatna rzecz, jak tworzyć, jak bardzo klarownie i bardzo dokładnie zapisy pewne zrobić w tych nowych przepisach, w nowym życiu samorządu, aby nie było nadużyć, aby maksymalnie jeżeli prawo to może w ogóle zrobić, prawo tego nie zrobi samo, maksymalnie zagwarantować, najprościej napisać, w tym języku, żeby ją mógł chłop zrozumieć<text:span text:style-name="T3391">.</text:span></text:p>
      <text:p text:style-name="P3392">Panie przewodniczący ja rozmawiałem teraz w t<text:span text:style-name="T3393">e</text:span>j kampani<text:span text:style-name="T3394">i</text:span><text:s/>do rad wojewó<text:span text:style-name="T3395">d</text:span>zkich rozmawiałem z wieloma rolnikami właśnie nad treścią ewentualnych zmian w te<text:span text:style-name="T3396">j</text:span><text:s/>ustawie o majątku komunalnym, o zmianach w te<text:span text:style-name="T3397">j</text:span><text:s/>ustawie, o samorządzie terytorialnym przecież rolnicy tej ustawy nie czytają. Rolnik ciągle j<text:span text:style-name="T3398">es</text:span>zcze chce widzieć jedną porządną władzę, a n<text:span text:style-name="T3399">i</text:span>e<text:s/><text:span text:style-name="T3400">c</text:span>hodzić do kilku pokoi i w każdym pokoju się dowiadywać, że jesz<text:span text:style-name="T3401">c</text:span>ze trzeba w innym pokoju załatwić. Także nas nie interesuje dwuwładza, trójwładza, nas Interesuje jedna silna uczciwa władza, jedna władza.<text:s/><text:span text:style-name="T3402">I</text:span><text:s/>własna, oczywiście że własna, przez nas wybierana własna władza.</text:p>
      <text:p text:style-name="P3403">System finansowania ja po trochu tylko o tym systemie powiem. Dlatego, że akurat pochodzę z gminy bogatej, jakkolwiek nie bogatej w przedsiębiorstwa<text:span text:style-name="T3404">.</text:span><text:s/>W<text:span text:style-name="T3405">i</text:span>ęc ta gmina choć bogata podatnikami ona nie będzie samodzielna finansowo. Dlatego mnie interesuje również rozszerzenie samorządu tu w kwestii tej zwłaszcza na samorządy wojewódzkie ewentualnie. Nie, żeby tylko był samorząd i władza samorządowa tylko była w terenie, w jednostkach podstawowych czy też w tych mniej niż podstawowych, gdzie jest wieś.</text:p>
      <text:p text:style-name="P3406"><text:span text:style-name="T3407">J</text:span>a jestem praktykiem i uważam, szczebel wojewódzki jeżeli b<text:span text:style-name="T3408">ę</text:span>dzie również przyzwoicie uspołeczniony i będzie tam właśnie samorząd, to będzie s<text:span text:style-name="T3409">i</text:span>ę w tym województwie lep<text:span text:style-name="T3410">i</text:span>ej działać, będzie może mniej pomników budowanych<text:span text:style-name="T3411">.</text:span><text:s/><text:span text:style-name="T3412">M</text:span>y rolnicy tutaj z Warszawy, z okolic Warszawy zawsze mieli<text:span text:style-name="T3413">ś</text:span>my pretensje, że za dużo pomników się buduje, a za mało melioracji.</text:p>
      <text:p text:style-name="P3414">W związku z tym chciałbym jeszcze dodać następującą sprawę<text:span text:style-name="T3415">.</text:span><text:s/>Mianowicie zapisy d<text:span text:style-name="T3416">ot</text:span>ych<text:span text:style-name="T3417">cz</text:span>asow<text:span text:style-name="T3418">ej</text:span><text:s/>ustawy one świetnie p<text:span text:style-name="T3419">i</text:span>szą się w różnych artykułach o tym, że dana organizacja<text:s/><text:span text:style-name="T3420">s</text:span>połeczno-zawodowa czy w ogóle organiza<text:span text:style-name="T3421">c</text:span>ja ma obowiązek ustosunkować się do uchwały b<text:span text:style-name="T3422">ąd</text:span>ź tam jakiegoś postanowienia prezydium czy rady narodowej w ciągu jednego miesiąca<text:span text:style-name="T3423">.</text:span><text:s/>Nigdzie natomiast ja nie czytam, jak ma<text:s/><text:span text:style-name="T3424">się</text:span><text:s/>ustosunkować z kolei ten samorz<text:span text:style-name="T3425">ą</text:span>d<text:span text:style-name="T3426">,</text:span><text:s/>ta rada narodowa czy jej biuro wykonawcze k<text:span text:style-name="T3427">i</text:span>edy ma<text:s/><text:span text:style-name="T3428">się</text:span><text:s/>ustosunkowa<text:span text:style-name="T3429">ć</text:span><text:s/>do jakiejś potężnej wartości, którą stworzy jaka<text:span text:style-name="T3430">ś</text:span><text:s/>organizacja spo<text:span text:style-name="T3431">łecz</text:span>no-zaw<text:span text:style-name="T3432">od</text:span>owa<text:span text:style-name="T3433">.</text:span></text:p>
      <text:p text:style-name="P3434">Pamiętajmy o tym, że kiedy<text:s/><text:span text:style-name="T3435">s</text:span>ię tworzy teraz samorząd terytorialny jest to rzecz prawie że nowa<text:span text:style-name="T3436">.</text:span><text:s/>Głównie ludzie na wsi byli zawsze w poj<text:span text:style-name="T3437">ę</text:span>ciach reprezenta<text:span text:style-name="T3438">cj</text:span>i zawodowej<text:span text:style-name="T3439">.</text:span><text:s/><text:span text:style-name="T3440">I</text:span><text:s/>teraz jeżeli to nowe tworzymy to nie możemy pozbawić tej reprezentacji zawodowej instrumentów, które będą jej gwarantowa<text:span text:style-name="T3441">ć<text:s/></text:span>funk<text:span text:style-name="T3442">cj</text:span>onowanie<text:span text:style-name="T3443">.</text:span><text:s/>P<text:span text:style-name="T3444">o</text:span><text:s/>prostu funkcjonowanie<text:span text:style-name="T3445">.</text:span><text:s/>Bo istnieją nadużycia<text:span text:style-name="T3446">.</text:span><text:s/><text:span text:style-name="T3447">I</text:span>stnieją naduży<text:span text:style-name="T3448">c</text:span>ia nawet w dobrych gminach. Jest tych gmin może niewiele, ale są<text:s/><text:span text:style-name="T3449">i</text:span><text:s/>dobre społecznie powiedzmy rządzące s<text:span text:style-name="T3450">i</text:span>ę gminy, gdzie większość radnych to są mieszkańcy autentyczni radni,<text:s/><text:span text:style-name="T3451">p</text:span>ochodz<text:span text:style-name="T3452">ą</text:span>cy ze wsi<text:span text:style-name="T3453">.</text:span><text:s/>Ale nawet i tam odbywają się przeróżne nadużycia poprzez np<text:span text:style-name="T3454">.</text:span><text:s/>takie sformułowanie - a ja już to załatwiłam mówi naczelnik z komisją, z Komisją Rady Narodowej<text:span text:style-name="T3455">.</text:span><text:s/><text:span text:style-name="T3456">N</text:span>o chwileczkę, ja to prawo akurat na tyle znam, że jeszcze to powinno być wcześniej gdzie indziej konsultowane. Ja wygrałem spór,<text:s/><text:span text:style-name="T3457">ja</text:span>ko gmina wygraliśmy spór, jako związek wygraliśmy spór z Prezydium Rady Narodowej Stołecznej. Ale to tylko dlatego<text:s/><text:span text:style-name="T3458">żeśmy</text:span><text:s/>umieli go wygrać, ż<text:span text:style-name="T3459">e</text:span>śm<text:span text:style-name="T3460">y</text:span><text:s/>wiedzieli, a<text:s/><text:span text:style-name="T3461">i</text:span>le jest gmin w Polsce, ile jest społecznych sił w Polsce, którymi można zamanipulowa<text:span text:style-name="T3462">ć</text:span><text:s/>dlatego, że n<text:span text:style-name="T3463">i</text:span>e wiedzą,<text:s/><text:soft-page-break/>jakie mają prawo. Dlatego mój generalny postulat to jest pisanie prawa tak zrozumiałego, by rozumiał to prawo każdy i aby nie można było w gąszczu różnych przepisów robić przeróżny<text:span text:style-name="T3464">ch</text:span><text:s/>nadużyć<text:span text:style-name="T3465">.</text:span></text:p>
      <text:p text:style-name="P3466">Dziękuję bardzo.</text:p>
      <text:p text:style-name="P3467"><text:span text:style-name="T3468">P</text:span><text:span text:style-name="T3469">rz</text:span><text:span text:style-name="T3470">e</text:span><text:span text:style-name="T3471">wodn</text:span><text:span text:style-name="T3472">icz</text:span><text:span text:style-name="T3473">ący</text:span><text:span text:style-name="T3474">:</text:span></text:p>
      <text:p text:style-name="P3475">Dziękuję bardzo<text:span text:style-name="T3476">.</text:span><text:s/>Obe<text:span text:style-name="T3477">c</text:span>nie głos ma pan Józef<text:s/><text:span text:style-name="T3478">M</text:span>u<text:span text:style-name="T3479">s</text:span>ioł, który wprawdzie jest wiceministrem sprawiedliwości, reprezent<text:span text:style-name="T3480">uj</text:span>e tutaj Stronnictwo Demokraty<text:span text:style-name="T3481">cz</text:span>ne, z czego wynika<text:span text:style-name="T3482">,</text:span><text:s/>że w wypadku konfliktu między tymi wartościami sprawiedliwością i demokracją bierz<text:span text:style-name="T3483">e</text:span><text:s/>demokracja.</text:p>
      <text:p text:style-name="P3484"><text:span text:style-name="T3485">Józef Musioł</text:span>:</text:p>
      <text:p text:style-name="P3486">Ja my<text:span text:style-name="T3487">ś</text:span>lę, że nie ma sprawiedliwości bez demokracji.</text:p>
      <text:p text:style-name="P3488"><text:span text:style-name="T3489">Przewod</text:span><text:span text:style-name="T3490">n</text:span><text:span text:style-name="T3491">ic</text:span><text:span text:style-name="T3492">ząc</text:span><text:span text:style-name="T3493">y</text:span><text:span text:style-name="T3494">:</text:span></text:p>
      <text:p text:style-name="P3495">Powiedziałem w wypadku konfliktów, ale przepraszam, za niestosowny żart<text:span text:style-name="T3496">.</text:span></text:p>
      <text:p text:style-name="P3497"><text:span text:style-name="T3498">Józef Musioł</text:span>:</text:p>
      <text:p text:style-name="P3499">Nie? Dlaczego? Tak nawiązuję do wypowiedzi pana Parisa<text:s/><text:span text:style-name="T3500">i</text:span><text:s/>chciałbym przez to skwitowa<text:span text:style-name="T3501">ć</text:span><text:s/>tak, że najlepsze jest takie prawo, które nie jest złamane<text:span text:style-name="T3502">.</text:span><text:s/>Ale jak do tego dojś<text:span text:style-name="T3503">ć</text:span>? Musi by<text:span text:style-name="T3504">ć</text:span><text:s/>tutaj i ta intencja, i ta wiedza, i ta fachowość legislatora<text:span text:style-name="T3505">.</text:span><text:s/>Ale tu chciałem przede wszystkim wystąpić jako prz<text:span text:style-name="T3506">ed</text:span>stawiciel Stronnictwa Demokratyczn<text:span text:style-name="T3507">eg</text:span>o. Otóż te wystąpienia właściwie prawie że w całości pokrywają się z oczekiwaniami naszego Stronnictwa wyrażanymi nie od roku, ale szczególnie w naszym kongresie w '81 r<text:span text:style-name="T3508">.</text:span><text:s/>Właściwie sprowadza się to do postulatów przekształcania w pełnoprawne organy samorządu terytorialnego, przekazanie temu samorządowi terytorialnemu wszystkich właściwie spraw do załatwienia w tym zakresie, dalej ograniczenia nadzoru nad samorządem terytorialnym tylko i wyłącznie do sfery legalności. Następnie w tych naszych dokumentach i również w tych przygotowywanych teraz na XIV kongres jest zapis, czy właściwie jest tutaj oczekiwanie pełnego usamorządowi<text:span text:style-name="T3509">en</text:span>ia aparatu wykonawczego rad narodowych<text:span text:style-name="T3510">.</text:span><text:s/><text:span text:style-name="T3511">I</text:span><text:s/>tutaj właściwie w kontekście wypowiedzi różnie jak gdyby widzące tą sprawę to stronnictwo raczej się opowiada za przeformowaniem charakteru rad narodowych z organów władzy, a zarazem organu samorządu terytorialnego<text:s/><text:span text:style-name="T3512">w</text:span><text:s/>organy samorządu terytorialnego,<text:s/><text:span text:style-name="T3513">w</text:span><text:s/>którym ustawy szczególne mają czy mogą zleca<text:span text:style-name="T3514">ć</text:span><text:s/>sprawowanie określonych obowiązków z zakresu władzy państwowej<text:span text:style-name="T3515">.</text:span><text:s/>To jest stanowisko naszego Stronnictwa w związku już tutaj bodajże poprzednią wypowiedzią przed 5 min<text:span text:style-name="T3516">.</text:span></text:p>
      <text:p text:style-name="P3517"><text:span text:style-name="T3518">D</text:span>alej oczywistą jest koniecznoś<text:span text:style-name="T3519">ć</text:span><text:s/>unormowania na nowych zasadach finansów komunalnych<text:span text:style-name="T3520">.</text:span><text:s/>I oczywiście,<text:s/><text:span text:style-name="T3521">ż</text:span>e tak p<text:span text:style-name="T3522">o</text:span>wiem wskazanie, jak to ma być. My<text:span text:style-name="T3523">ś</text:span>l<text:span text:style-name="T3524">ę,</text:span><text:s/><text:span text:style-name="T3525">ż</text:span>e przy tym stole my dzisiaj nie dopracujemy si<text:span text:style-name="T3526">ę</text:span><text:s/>tego do końca<text:span text:style-name="T3527">.</text:span><text:s/>Aczkolwiek nie u<text:span text:style-name="T3528">c</text:span>ieknie się od tego pytania skąd te środki, jak to w ogóle organizować? Wiadomo, że są i biedniejsi, i bogatsi<text:span text:style-name="T3529">.</text:span></text:p>
      <text:p text:style-name="P3530">Dalej również pragnęlibyśmy szczególnego podkreślenia roli samorządów mieszkańców. Pragnę również dodać, że opowiadamy się za gruntowną zmianą ordynacji wyborczej do samorządu i to nie tylko do samorządu<text:span text:style-name="T3531">.</text:span></text:p>
      <text:p text:style-name="P3532">Przechodząc do innych spraw należy chyba zwrócić uwagę na postulat rozdzielenia organów wykonawczych w terenie, to znaczy o to, że w terenie może być to rozważane tylko na szczeblu wojewódzkim<text:span text:style-name="T3533">.</text:span><text:s/>Budowa odrębnych aparatów na szczeblu np<text:span text:style-name="T3534">.</text:span><text:s/>gminy myślę, że nie zyskałaby aprobaty społecznej<text:span text:style-name="T3535">.</text:span><text:s/>Już tego aparatu jest w zasadzie za dużo i wcale rozrost aparatu admini<text:span text:style-name="T3536">st</text:span>racyjnego nie przyczynił s<text:span text:style-name="T3537">i</text:span>ę do powiedziałbym lepszej obsługi obywatela<text:span text:style-name="T3538">.</text:span><text:s/>Wręcz odwrotnie jest to uważam pewnym<text:s/><text:soft-page-break/>momentem uważam coś w rodzaju narośli na społeczeństwie<text:span text:style-name="T3539">.</text:span><text:s/>I to rz<text:span text:style-name="T3540">ą</text:span>dzi się własnymi prawami<text:span text:style-name="T3541">.</text:span></text:p>
      <text:p text:style-name="P3542">Są jeszcze oczywiście może dwie<text:s/><text:span text:style-name="T3543">s</text:span>prawy, które do tej pory nie zostały tutaj, jak gdyby poruszone, nikt nie podniósł być może że chodzi o to, że to jest oczywiście, ale chciałbym żeby i to zaniechanie było świadome. Albo też może to jeszcze w późniejszych obradach zwróci uwagę.</text:p>
      <text:p text:style-name="P3544">Mianowicie zachowania dwusz<text:span text:style-name="T3545">czeb</text:span>lowe<text:span text:style-name="T3546">g</text:span>o podziału administracyjnego to byłaby jakby jedna sprawa i uporządkowanie podziału kraju w ogóle na te rejony<text:span text:style-name="T3547">.</text:span><text:s/>Już w tej chwili rodzi s<text:span text:style-name="T3548">i</text:span>ę tu ogromna ilość i problemów, i również w kontekście - skoro już mnie pan wywołał profesorze do tablicy - że również jestem pracownikiem Ministerstwa Sprawiedliwości to również w kontekście funkcjonowania m.in. naszego sądownictwa względnie chociażby takich prawda instytucji jak BPN czyli biura notarialne.</text:p>
      <text:p text:style-name="P3549"><text:span text:style-name="T3550">I</text:span><text:s/>w zasadzie muszę powiedzieć, że to stanowisko Stronnictwa Demokratycznego jest tutaj jak gdyby pokrywającym s<text:span text:style-name="T3551">i</text:span>ę z tym głównym nurtem wystąpień<text:s/><text:span text:style-name="T3552">i</text:span><text:s/>również w tym przedstawionym przez grupę roboczą i jak gdyby też po<text:span text:style-name="T3553">st</text:span>ulowalibyśmy, żeby faktycznie podążać do jak gdyby zmierzać do końca i w miarę przejrzyście sformułować te podstawowe tematy, w których jesteśmy zgodni.</text:p>
      <text:p text:style-name="P3554">Dziękuję.</text:p>
      <text:p text:style-name="P3555"><text:span text:style-name="T3556">Przewod</text:span><text:span text:style-name="T3557">n</text:span><text:span text:style-name="T3558">ic</text:span><text:span text:style-name="T3559">ząc</text:span><text:span text:style-name="T3560">y</text:span><text:span text:style-name="T3561">:</text:span></text:p>
      <text:p text:style-name="P3562">Bardzo dziękuję. Ponieważ wiem, że panowie mają na piśmie takie pewne tezy wobec tego w imieniu myślę i mojego współprzewodniczącego i własnym poproszę uprzejmie pan<text:span text:style-name="T3563">ów</text:span>, żebyście może nam dostarczyli te tezy właśnie<text:s/><text:span text:style-name="T3564">w</text:span><text:s/>formie pisemnej, bo to bardzo może pomóc<text:s/><text:span text:style-name="T3565">w</text:span><text:s/>przygotowaniu tych ostatecznych dokumentów<text:span text:style-name="T3566">.</text:span></text:p>
      <text:p text:style-name="P3567"><text:span text:style-name="T3568">Józef Musio</text:span><text:span text:style-name="T3569">ł</text:span>:</text:p>
      <text:p text:style-name="P3570"><text:span text:style-name="T3571">Je</text:span>ś<text:span text:style-name="T3572">li</text:span><text:s/>mój rękopis nie jest tak czy<text:span text:style-name="T3573">t</text:span>e<text:span text:style-name="T3574">l</text:span>ny, jak mojego poprzednika, który nas przedtem 11 punktami uraczył, ale myślę, że w ciągu jednego dnia przygotujemy, ale jeżeli to może, to proszę bardzo można odbić<text:span text:style-name="T3575">.</text:span></text:p>
      <text:p text:style-name="P3576"><text:span text:style-name="T3577">Przewod</text:span><text:span text:style-name="T3578">n</text:span><text:span text:style-name="T3579">ic</text:span><text:span text:style-name="T3580">ząc</text:span><text:span text:style-name="T3581">y</text:span><text:span text:style-name="T3582">:</text:span></text:p>
      <text:p text:style-name="P3583"><text:span text:style-name="T3584">T</text:span>ak,<text:s/><text:span text:style-name="T3585">o</text:span>czywiście ba<text:span text:style-name="T3586">rdzo</text:span><text:s/>pr<text:span text:style-name="T3587">osz</text:span>ę<text:span text:style-name="T3588">.</text:span></text:p>
      <text:p text:style-name="P3589"><text:span text:style-name="T3590">P</text:span><text:span text:style-name="T3591">ro</text:span><text:span text:style-name="T3592">f</text:span><text:span text:style-name="T3593">.</text:span><text:span text:style-name="T3594"><text:s/>Jerzy Regulski</text:span>:</text:p>
      <text:p text:style-name="P3595">Dla wyjaśnienia tutaj nieporozumienia my nie chcemy tworzy<text:span text:style-name="T3596">ć</text:span><text:s/>odrębnego systemu administracji komunalnej na szczeblu lokalnym, odrębnego od administracji państwowej. Naszym postulatem jest dokonanie z mocy ustawy przejęcia istni<text:span text:style-name="T3597">e</text:span>jącego w admin<text:span text:style-name="T3598">is</text:span>tra<text:span text:style-name="T3599">cj</text:span>i państwowej przez rady narodowe<text:s/><text:span text:style-name="T3600">i</text:span>ch zmian charakteru z urzędników państwowych na urzędników komunalnych.<text:s/><text:span text:style-name="T3601">I</text:span><text:s/>oczywiście z jednoczesnym upoważnieniem rad narodowych szczebla podstawowego do modyfikacji struktur organ<text:span text:style-name="T3602">iz</text:span>acyjnych w zależności od normalnych potrzeb<text:span text:style-name="T3603">.</text:span><text:s/>A więc po prostu, żeby to się stały organami samorządowymi<text:span text:style-name="T3604">.</text:span><text:s/>Oczywiście nie chodzi o odbudowanie równoległego innego odrębnego aparatu od aparatury państwowej. Przejąć, zreorgan<text:span text:style-name="T3605">iz</text:span>ować, dostosowa<text:span text:style-name="T3606">ć</text:span><text:s/>do lokalnych potrzeb.</text:p>
      <text:p text:style-name="P3607">Dziękuję.</text:p>
      <text:p text:style-name="P3608"><text:span text:style-name="T3609">Przewod</text:span><text:span text:style-name="T3610">n</text:span><text:span text:style-name="T3611">ic</text:span><text:span text:style-name="T3612">ząc</text:span><text:span text:style-name="T3613">y</text:span><text:span text:style-name="T3614">:</text:span></text:p>
      <text:p text:style-name="P3615">Bardzo dz<text:span text:style-name="T3616">i</text:span>ęku<text:span text:style-name="T3617">j</text:span>ę za to wyjaśnienie i gło<text:span text:style-name="T3618">s</text:span><text:s/>ma pan prof<text:span text:style-name="T3619">.</text:span><text:s/>Andrzej Piekara, a przygotuje się, bo następnym mówcą będzie pan Pańko. Proszę bardzo.</text:p>
      <text:p text:style-name="P3620"><text:span text:style-name="T3621">Ob. Piekar</text:span><text:span text:style-name="T3622">a</text:span>:</text:p>
      <text:p text:style-name="P3623">Proszę państwa chciałbym w naszym wspólnym imieniu wyrazić pogląd na temat wprowadzenia<text:s/><text:soft-page-break/>samorządu terytorialnego<text:s/><text:span text:style-name="T3624">i</text:span><text:s/>instytucji mienia komunalnego na<text:s/><text:span text:style-name="T3625">s</text:span>zczebel wojew<text:span text:style-name="T3626">ó</text:span>dzki.</text:p>
      <text:p text:style-name="P3627">Wprawdzie na samym początku dzisiaj prawie<text:s/><text:span text:style-name="T3628">ż</text:span>e umówiliśmy się nie wnikać w tą problematykę, ale ponieważ<text:span text:style-name="T3629">...</text:span></text:p>
      <text:p text:style-name="P3630"><text:span text:style-name="T3631">Przewod</text:span><text:span text:style-name="T3632">n</text:span><text:span text:style-name="T3633">ic</text:span><text:span text:style-name="T3634">ząc</text:span><text:span text:style-name="T3635">y</text:span><text:span text:style-name="T3636">:</text:span></text:p>
      <text:p text:style-name="P3637">To wasz przewodniczący zabronił<text:span text:style-name="T3638">...</text:span></text:p>
      <text:p text:style-name="P3639"><text:span text:style-name="T3640">O</text:span><text:span text:style-name="T3641">b.</text:span><text:span text:style-name="T3642"><text:s/>Piekara</text:span><text:span text:style-name="T3643">:</text:span><text:s/></text:p>
      <text:p text:style-name="P3644">Też dlatego mówię, że prawie umówiliśmy się<text:span text:style-name="T3645">.</text:span><text:s/>Jednakże w dyskusji poruszano ten problem, szeroko na ten temat mówił pan Wilkanowicz, którego z dużym zainter<text:span text:style-name="T3646">es</text:span>owaniem wysłuchałem i m<text:span text:style-name="T3647">.i</text:span>n<text:span text:style-name="T3648">.</text:span><text:s/>do jego wypowiedzi chciałbym się też u<text:span text:style-name="T3649">st</text:span>osunkować<text:span text:style-name="T3650">.</text:span><text:s/>Otóż rozumiemy argumenty przemawiające i nawet podzielamy częściowo ich słuszność, przemawiające za tym, żeby samorząd terytorialny wprowadzić na szczebel wojewódzki wraz z mieniem komunalnym, ale nie spieszmy s<text:span text:style-name="T3651">i</text:span>ę z tym<text:span text:style-name="T3652">.</text:span><text:s/>I spójrzmy także, że oprócz zalet i walorów takiego rozwiązania są i wady bardzo niepokojące. I teraz rozważmy, po której stronie jest przewaga<text:span text:style-name="T3653">.</text:span><text:s/>Czy po stronie zalet i korzyści, czy po stronie wad i nieb<text:span text:style-name="T3654">ez</text:span>pi<text:span text:style-name="T3655">ec</text:span>zeństw<text:span text:style-name="T3656">?</text:span></text:p>
      <text:p text:style-name="P3657">Otóż wydaje się nam, że w aktualnej sytuacji przeważają jednak niekorzyści i zagrożenia.<text:s/><text:span text:style-name="T3658">I</text:span><text:s/>jesteśmy zdania, że dobrze byłoby przynajmniej na najbliższych k<text:span text:style-name="T3659">i</text:span>lka lat ograniczy<text:span text:style-name="T3660">ć</text:span><text:s/>się do zbudowania autentycznego samorządu terytorialnego w jednostkach stopnia podstawowego i w jednostkach osiedleńczych<text:span text:style-name="T3661">.</text:span><text:s/>Tzn<text:span text:style-name="T3662">.<text:s/></text:span>w osiedlach i sołectwach<text:span text:style-name="T3663">.</text:span></text:p>
      <text:p text:style-name="P3664">Nie chciałbym przedłużać moich wypowiedzi<text:s/><text:span text:style-name="T3665">i...</text:span></text:p>
      <text:p text:style-name="P3666"><text:span text:style-name="T3667">Przewod</text:span><text:span text:style-name="T3668">n</text:span><text:span text:style-name="T3669">ic</text:span><text:span text:style-name="T3670">ząc</text:span><text:span text:style-name="T3671">y</text:span><text:span text:style-name="T3672">:</text:span></text:p>
      <text:p text:style-name="P3673">Ale powiedz koniecznie,<text:s/><text:span text:style-name="T3674">ja</text:span>kie to są zagrożenia, to trochę tak jak ja w muzeum to mnie się podoba, to mnie się nie podoba<text:span text:style-name="T3675">.</text:span></text:p>
      <text:p text:style-name="P3676"><text:span text:style-name="T3677">Ob. Piekara</text:span>:</text:p>
      <text:p text:style-name="P3678">Mówią<text:span text:style-name="T3679">c</text:span>, że nie chciałbym przedłużać wypowiedzi na temat<text:s/>samorządu, ewentualnego samorządu na szczeblu wojewódzkim chciałbym jednak na te ważniejsze minusy wskazać<text:span text:style-name="T3680">.</text:span></text:p>
      <text:p text:style-name="P3681"><text:span text:style-name="T3682">P</text:span>o pierwsze proszę państwa w obecnej sytuacj<text:span text:style-name="T3683">i</text:span><text:s/><text:span text:style-name="T3684">i</text:span><text:s/>polityczn<text:span text:style-name="T3685">e</text:span>j, i admini<text:span text:style-name="T3686">st</text:span>racyjn<text:span text:style-name="T3687">ej</text:span>, i gospodarcz<text:span text:style-name="T3688">ej,</text:span><text:s/>w jakiej s<text:span text:style-name="T3689">ię</text:span><text:s/>kraj znajduje przez dłuży czas jeszcze z przyczyn obiektywnych i naturalnych województwo będzie traktowane przez centrum państwowe, jako przede wszystkim teren działania rządu<text:span text:style-name="T3690">.</text:span></text:p>
      <text:p text:style-name="P3691">Bądźmy realistami<text:span text:style-name="T3692">.</text:span><text:s/>Wydawać<text:s/><text:span text:style-name="T3693">się</text:span><text:s/>może to co powiedziałem jakieś może niedemokratyczne<text:s/><text:span text:style-name="T3694">i</text:span><text:s/>nie służące idei demokracji i samorządności terytorialnej<text:span text:style-name="T3695">.</text:span><text:s/><text:span text:style-name="T3696">A</text:span>l<text:span text:style-name="T3697">e</text:span><text:s/>to z pozoru<text:span text:style-name="T3698">.</text:span><text:s/><text:span text:style-name="T3699">J</text:span><text:span text:style-name="T3700">eżel</text:span>i jesteśmy za tym, żeby szczebel wojewódzki był bastionem silnej sprawnej, ra<text:span text:style-name="T3701">c</text:span>jonalnej, mądrej władzy - niektórzy mówią państwowej - my bądźmy dosłowni i powiedzmy po prostu rządu<text:span text:style-name="T3702">.</text:span><text:s/>I sprawował w mądry i właściwy sposób, i praworządny nadzór nad autentycznym samorządem terytorialnym w jednostkach stopnia podstawowego, to to chyba byłaby rola w każdym razie na pewien okres czasu dla województwa<text:span text:style-name="T3703">.</text:span></text:p>
      <text:p text:style-name="P3704">Równocześnie silny, autentyczny samorząd terytorialny upodmiotowiony ekonomicznie i pr<text:span text:style-name="T3705">a</text:span>wno-publicznie przecież musi podlega<text:span text:style-name="T3706">ć</text:span><text:s/>pewnemu ogólnemu<text:s/><text:span text:style-name="T3707">-</text:span><text:s/>podkreślam ogólnemu<text:s/><text:span text:style-name="T3708">-</text:span><text:s/>kierownictwu, nadzorowi już wspomnianemu, w końcu właśnie nie jesteśmy za przeciwstawianiem samorządu państwu, niech ż<text:span text:style-name="T3709">e</text:span><text:s/>on będzie pod światłym, sprawnym nadzorem organów, które t<text:span text:style-name="T3710">ę<text:s/></text:span>państwową rację reprezentują, ale równocześnie niech on będzie autentyczny.</text:p>
      <text:p text:style-name="P3711">Drugi argument, na ogół samorząd terytorialny autentyczny wiąże się ze społecznościami typu<text:s/><text:soft-page-break/>lokalnego<text:span text:style-name="T3712">.</text:span><text:s/>Tylko w takim zakresie socjologicznie rzecz ujmując społecznym, właśnie lokalnym, a więc sołeckim, osiedlowym, gminnym, miasteczkowym społeczność może być zintegrowaną społecznością mogącą obiektywnie korzystać<text:s/><text:span text:style-name="T3713">z</text:span><text:s/>autentycznego samorządu terytorialnego<text:span text:style-name="T3714">.</text:span></text:p>
      <text:p text:style-name="P3715">Obawa trzecia<text:span text:style-name="T3716">.</text:span><text:s/>Proszę zwrócić uwagę na to słowo ujednolicimy<text:s/><text:span text:style-name="T3717">i</text:span><text:s/>będziemy mieli jednolity samorząd na szczeblu wojewódzkim i podstawowym. I jednolitą własnoś<text:span text:style-name="T3718">ć</text:span><text:s/>komunalną, to tylko nazwy się zmieniają i wracamy do.<text:span text:style-name="T3719">.</text:span>. możemy wrócić<text:s/><text:span text:style-name="T3720">-</text:span><text:s/>bądźmy ostrożni - do tego co już było<text:span text:style-name="T3721">.</text:span><text:s/>Będzie jednolita władza terenowa, wprawdzie będzie się teraz nazywać samorządową i będzie jednolita własność komunalna, która s<text:span text:style-name="T3722">i</text:span>ę będzie nazywać komunalną, a może funkcjonować będzie bardzo podobnie do tego sposobu, w jakim funk<text:span text:style-name="T3723">cj</text:span>onowała własność państwowa w terenie<text:span text:style-name="T3724">.</text:span></text:p>
      <text:p text:style-name="P3725">Proszę państwa jest to coś w rodzaju głośnego myślenia, my w tej chwili nie wykonujemy gestów r<text:span text:style-name="T3726">ej</text:span>tanowskich i w poprzek się nie rzucamy samorządowi wojewódzkiemu czy mieniu komunalnemu na szczeblu wojewódzkim, ale widzimy przeważające wady niepokoje i bylibyśmy raczej przeciwko zbyt pospiesznemu usamorządowieniu szczebla wojewódzkiego, upodm<text:span text:style-name="T3727">iot</text:span>owieniu w sensie cyw<text:span text:style-name="T3728">il</text:span>no-prawnym, majątkowym, bo to może prowadzi<text:span text:style-name="T3729">ć</text:span><text:s/>do fikc<text:span text:style-name="T3730">j</text:span>i. Niech będzie autentyczny samorząd skromnie na szczeblu podstawowym<text:s/><text:span text:style-name="T3731">i</text:span><text:s/>jednostek osiedleńczych<text:span text:style-name="T3732">.</text:span><text:s/>Teraz przechodzę do drugiej kwestii i szybciutko jeśli chodzi o samorząd terytorialny realizowany w j<text:span text:style-name="T3733">e</text:span>dnostkach osi<text:span text:style-name="T3734">ed</text:span>leńczych.<text:s/><text:span text:style-name="T3735">M</text:span>am tu na myś<text:span text:style-name="T3736">l</text:span>i przede wszystkim sołectwa<text:span text:style-name="T3737">.</text:span></text:p>
      <text:p text:style-name="P3738">Prosz<text:span text:style-name="T3739">ę</text:span><text:s/>państwa jesteśmy zdania, to chyba by trzeba było uzupełnić i to nasz zapr<text:span text:style-name="T3740">ezen</text:span>towany punkt widzenia, że duża część sołectw zarobiła na to mówiąc potocznym<text:s/><text:span text:style-name="T3741">j</text:span>ęzykiem i w cudzysłowi<text:span text:style-name="T3742">e</text:span>, dorobiła si<text:span text:style-name="T3743">ę</text:span><text:s/>tego, żeby być upodm<text:span text:style-name="T3744">ioto</text:span>w<text:span text:style-name="T3745">io</text:span>nym cywilnie, prawnie cz<text:span text:style-name="T3746">y</text:span>l<text:span text:style-name="T3747">i</text:span><text:s/>krótko mów<text:span text:style-name="T3748">i</text:span>ąc m<text:span text:style-name="T3749">i</text:span>e<text:span text:style-name="T3750">ć</text:span><text:s/>osobowość prawną<text:span text:style-name="T3751">.<text:s/></text:span>Oczywiście kontrargument może być tak<text:span text:style-name="T3752">i</text:span>, że są również<text:s/><text:span text:style-name="T3753">i<text:s/></text:span>sołectwa, które są pustką społeczną, ale są takie, no ściana wschodnia jest przykładem<text:span text:style-name="T3754">.</text:span><text:s/>Ale do kogo i do czego my mamy równać? No dajmy szansę tym, którzy już wyb<text:span text:style-name="T3755">i</text:span>li się na samorząd de facto<text:span text:style-name="T3756">.</text:span><text:s/>Jest de facto w w<text:span text:style-name="T3757">i</text:span>elu sołectwach identyczny samorząd w sensie społeczno-pol<text:span text:style-name="T3758">i</text:span>tycznym i gospodar<text:span text:style-name="T3759">c</text:span>zym<text:span text:style-name="T3760">.</text:span><text:s/>Mają przez siebie własnym<text:span text:style-name="T3761">i</text:span><text:s/>środkami wypracowany majątek, maszyny<text:span text:style-name="T3762">,<text:s/></text:span>nieruchomości, budynki<text:s/><text:span text:style-name="T3763">i</text:span><text:s/>teraz nagle oni się dowiadują, że to<text:s/><text:span text:style-name="T3764">si</text:span>ę komunalizuje, czyli staje<text:s/><text:span text:style-name="T3765">się</text:span><text:s/>nie ich sołeckie tylko gminne<text:span text:style-name="T3766">.</text:span><text:s/>Oczywiście z punktu widzenia ekonomisty i prawnika uczonego to może być drobiazgowość i powiedzieć kochani, i tak to jest wasze, bo będziecie tym zarządzać. Ale nie można tak z ludźmi rozmawiać, bo oni wi<text:span text:style-name="T3767">ed</text:span>zą, że oni chcą mieć t<text:span text:style-name="T3768">yt</text:span>uł<text:span text:style-name="T3769"><text:s/></text:span>własności i chcą być w sensie prawnym właścicielem, móc bronić swoich interesów i procesować się jako pełnoprawna strona postępowania sądowego.</text:p>
      <text:p text:style-name="P3770">Dlatego respektujmy to na co ci ludzie zarobili i czego się dorobili<text:span text:style-name="T3771">.</text:span><text:s/>Myślę, że byśmy się poważnej części opinii środowiska wiejskiego narazili gdybyśmy nie dostrzegli tego<text:s/><text:span text:style-name="T3772">i</text:span>ch dorobku, a poza tym przecież zależy nam, żeby ten samorząd był nie tylko dla jakichś czystości doktrynalnej przecież głównym celem tego naszego starania się o samorząd i demokrację w terenie jest to, żeby ludzie byli kreatywni, żeby ludzie byli kreatywni, żeby jednostki terytorialne osiedleńcze były kreatywne społecznie, kulturalnie, gospodarczo a myślę, że upodmi<text:span text:style-name="T3773">ot</text:span>owienie sołectwa tę kreatywność tej kreatywności może sprz<text:span text:style-name="T3774">yj</text:span>a<text:span text:style-name="T3775">ć</text:span>.</text:p>
      <text:p text:style-name="P3776"><text:span text:style-name="T3777">I</text:span><text:s/>już dosłownie ostatnie zdanie<text:span text:style-name="T3778">.</text:span><text:s/>Samorząd w osiedlu<text:span text:style-name="T3779">.</text:span></text:p>
      <text:p text:style-name="P3780">Pros<text:span text:style-name="T3781">z</text:span>ę państwa tylko tytułem powiedzmy sobie krótkiej uwagi, która nie<text:span text:style-name="T3782">c</text:span>h będzie w jakimś sensie głosem alarmującym.<text:s/><text:span text:style-name="T3783">W</text:span><text:s/>bardzo wielu osiedlach miejskich spółdzielczych samorząd mieszkańców<text:s/><text:soft-page-break/>napotyka na...<text:s/><text:span text:style-name="T3784">r</text:span>ealiza<text:span text:style-name="T3785">cj</text:span>a samorządu terytorialnego poprzez samorząd mieszkańców napotyka na ogromne trudności<text:span text:style-name="T3786">.<text:s/></text:span>Ponieważ nie ma<text:s/>„podstol<text:span text:style-name="T3787">i</text:span>ka”, ani podzespołu o ile s<text:span text:style-name="T3788">i</text:span>ę dobrze orientuję do spraw spółdzi<text:span text:style-name="T3789">el</text:span>czych zasygna<text:span text:style-name="T3790">liz</text:span>ujmy tu w tym miejscu, że spółdzielczość mieszkaniowa w bardzo dużym, silnym i szerokim zakresie torpeduje samorząd terytorialny sprowadzając go do fikcji, torpeduje go poprzez ograni<text:span text:style-name="T3791">c</text:span>zanie rozwoju samorządu mieszkańców<text:span text:style-name="T3792">.</text:span><text:s/><text:span text:style-name="T3793">A</text:span><text:s/>ponieważ samorząd terytorialny nas tu interesuje, interesuje nas samorząd mieszkańców nie tylko na wsi, ale w środowisku miejskim powiedzmy sobie, że samorząd mieszkańców w osiedlach napotyka na ogromne trudności w funk<text:span text:style-name="T3794">cj</text:span>onowan<text:span text:style-name="T3795">iu.</text:span><text:s/>Przykładami mogę służyć, bo badałem te rzeczy doś<text:span text:style-name="T3796">ć</text:span><text:s/>długo i w szerokim zakresie<text:span text:style-name="T3797">.</text:span></text:p>
      <text:p text:style-name="P3798">Samorząd mieszkańców jako postać samorządu terytorialnego jest poważnie ograniczana przez spółdzielczość mieszkaniową<text:span text:style-name="T3799">.</text:span></text:p>
      <text:p text:style-name="P3800">Dziękuję za uwagę<text:span text:style-name="T3801">.</text:span></text:p>
      <text:p text:style-name="P3802"><text:span text:style-name="T3803">Przewod</text:span><text:span text:style-name="T3804">n</text:span><text:span text:style-name="T3805">i</text:span><text:span text:style-name="T3806">c</text:span><text:span text:style-name="T3807">zą</text:span><text:span text:style-name="T3808">c</text:span><text:span text:style-name="T3809">y</text:span><text:span text:style-name="T3810">:</text:span></text:p>
      <text:p text:style-name="P3811">Dziękuję bardzo. Przepraszam za moje reakcje, ale zawsze mnie się chce zadać w takim momencie pytanie, a w ilu zebraniach swojego samorządu spółdzielczego czy mi<text:span text:style-name="T3812">esz</text:span>kaniow<text:span text:style-name="T3813">eg</text:span>o właśnie pan brał udział osobiście?</text:p>
      <text:p text:style-name="P3814">Na Boga czy można zorganizować jeszcze dublowa<text:span text:style-name="T3815">ć</text:span><text:s/>te struktury i tworzyć struktury spółdzielczego samorządu, które muszą być z natury rzeczy oparte na...</text:p>
      <text:p text:style-name="P3816"><text:span text:style-name="T3817">Ob</text:span><text:span text:style-name="T3818">.</text:span><text:span text:style-name="T3819"><text:s/>P</text:span><text:span text:style-name="T3820">i</text:span><text:span text:style-name="T3821">ekara</text:span>:</text:p>
      <text:p text:style-name="P3822"><text:span text:style-name="T3823">P</text:span>rawo przewiduje, że ten samorząd spółdzielczy powinien realizować<text:span text:style-name="T3824">...</text:span></text:p>
      <text:p text:style-name="P3825"><text:span text:style-name="T3826">Przewod</text:span><text:span text:style-name="T3827">n</text:span><text:span text:style-name="T3828">ic</text:span><text:span text:style-name="T3829">ząc</text:span><text:span text:style-name="T3830">y</text:span><text:span text:style-name="T3831">:</text:span></text:p>
      <text:p text:style-name="P3832">Przecież do jednych struktur nie mamy ludzi, ile mamy osób na zebraniach, dajcie żyć<text:span text:style-name="T3833">.</text:span><text:s/>Ale nie, oczywiście wszystko jest przedmiotem dyskusji<text:span text:style-name="T3834">.</text:span><text:s/>Kochany na ten temat miałem akurat spory we własnym środowisku, więc<text:span text:style-name="T3835"><text:s/></text:span>dlatego zbyt emocjonalnie podchodzę do tego<text:span text:style-name="T3836">..</text:span>.</text:p>
      <text:p text:style-name="P3837"><text:span text:style-name="T3838">Jerzy Regulski</text:span>:</text:p>
      <text:p text:style-name="P3839">Proszę o prawo repliki, jednym zdaniem.<text:span text:style-name="T3840">..</text:span></text:p>
      <text:p text:style-name="P3841"><text:span text:style-name="T3842">Przewod</text:span><text:span text:style-name="T3843">n</text:span><text:span text:style-name="T3844">ic</text:span><text:span text:style-name="T3845">ząc</text:span><text:span text:style-name="T3846">y</text:span><text:span text:style-name="T3847">:</text:span></text:p>
      <text:p text:style-name="P3848">Al<text:span text:style-name="T3849">e</text:span>, n<text:span text:style-name="T3850">ie</text:span>, nie t<text:span text:style-name="T3851">o..</text:span>. prz<text:span text:style-name="T3852">ep</text:span>raszam bardzo ja mam ważny komunikat organizacyjny. Mianowicie istnieje możliwość spożycia posiłku już niebawem, czy nie byłoby wobec tego możliwe jeżeli państwo<text:span text:style-name="T3853">.</text:span>.. ja chętnie zrezygnuję przed czasem ze swojej władzy i może byśmy zrobili w ten sposób, że rzeczywiście byśmy w tej chwili przerwa<text:span text:style-name="T3854">l</text:span>i<text:span text:style-name="T3855"><text:s/></text:span>dyskusję, mieli przerwę, no ile? Może trzy kwadranse, czyli do godziny<text:s/><text:span text:style-name="T3856">14</text:span>.<text:span text:style-name="T3857">15</text:span>.<text:s/><text:span text:style-name="T3858">P</text:span><text:span text:style-name="T3859">o</text:span><text:s/>przerwie pan przewodniczący by objąłby urzędowanie i dopuścił do głosu co najmniej jeszcze 6 osób, które już są zapisane na liście.</text:p>
      <text:p text:style-name="P3860">/Głos z sali: nie słychać/.</text:p>
      <text:p text:style-name="P3861"><text:span text:style-name="T3862">Przewod</text:span><text:span text:style-name="T3863">n</text:span><text:span text:style-name="T3864">ic</text:span><text:span text:style-name="T3865">ząc</text:span><text:span text:style-name="T3866">y</text:span><text:span text:style-name="T3867">:</text:span></text:p>
      <text:p text:style-name="P3868">A to w piątek...</text:p>
      <text:p text:style-name="P3869"><text:span text:style-name="T3870">Jerzy Regulski</text:span>:</text:p>
      <text:p text:style-name="P3871">Panie przewodniczący czy można jedną<text:s/><text:span text:style-name="T3872">u</text:span>w<text:span text:style-name="T3873">a</text:span>g<text:span text:style-name="T3874">ę</text:span><text:s/>do wypowiedzi kol. Piekary.</text:p>
      <text:p text:style-name="P3875"><text:span text:style-name="T3876">Przewod</text:span><text:span text:style-name="T3877">n</text:span><text:span text:style-name="T3878">ic</text:span><text:span text:style-name="T3879">ząc</text:span><text:span text:style-name="T3880">y</text:span><text:span text:style-name="T3881">:</text:span></text:p>
      <text:p text:style-name="P3882">Ba<text:span text:style-name="T3883">rd</text:span>zo pr<text:span text:style-name="T3884">oszę.</text:span></text:p>
      <text:soft-page-break/>
      <text:p text:style-name="P3885"><text:span text:style-name="T3886">Jerzy Regulski</text:span>:</text:p>
      <text:p text:style-name="P3887"><text:s/>Kolega Piekara jest człowiekiem łagodnego serca<text:s/><text:span text:style-name="T3888">i</text:span><text:s/>może z jego wypowiedzi n<text:span text:style-name="T3889">i</text:span>e wynikło j<text:span text:style-name="T3890">e</text:span>dnoznaczne nasze stanowisko, które jest negatywne w<text:s/><text:span text:style-name="T3891">st</text:span>osunku do wprowadzania samorządu, pełnego samorządu na szczeblu wojewódzkim z osobowością prawną i z własnym mieniem wojewódzkim. Chciałbym, żeby<text:s/><text:span text:style-name="T3892">w</text:span><text:s/>tej chwili my jesteśmy za uspołecznieniem i nadzorem społecznym, nad działalnością władz wojewódzkich, ale jesteśmy zdecydowanie negatywni w stosunku do próby wprowadzania drugiej warstwy samorządowej, które by tworzyły jakąś pseudo-hi<text:span text:style-name="T3893">e</text:span>rarchię samorządową jedną nad drugim.</text:p>
      <text:p text:style-name="P3894">Jesteśmy zdecydowanie za wprowadzan<text:span text:style-name="T3895">ie</text:span>m jednoznacznego usamorządowienia na szczeblu lokalnym, ale w pełnym tego słowa znaczeniu, a jesteśmy przeciwko tworzeniu pozorowanego samorządu w tym momencie nie ma możliwości na szczeblu wojewódzkim zrobić.</text:p>
      <text:p text:style-name="P3896">/Głos z sali: nie słychać/.</text:p>
      <text:p text:style-name="P3897">M<text:span text:style-name="T3898">o</text:span>że o tym będziemy mówili już po przerwie, żeby już n<text:span text:style-name="T3899">i</text:span>e ro<text:span text:style-name="T3900">z</text:span>począć<text:s/><text:span text:style-name="T3901">d</text:span>yskusji. Ale w każ<text:span text:style-name="T3902">d</text:span>ym razie chciałbym to wyraźnie podkreśli<text:span text:style-name="T3903">ć</text:span><text:s/>w stosunku do wypowiedzi pana prof. Piekary<text:span text:style-name="T3904">.</text:span></text:p>
      <text:p text:style-name="P3905"><text:span text:style-name="T3906">Przewodniczący</text:span>:</text:p>
      <text:p text:style-name="P3907">T<text:span text:style-name="T3908">akże</text:span><text:s/>zgadzają<text:s/><text:span text:style-name="T3909">s</text:span>i<text:span text:style-name="T3910">ę</text:span><text:s/>pa<text:span text:style-name="T3911">ńst</text:span>wo byśmy przerwali obrady i wznowili je piętnaście po drugiej. Dla pana współprzewodniczącego mam listę mówców.</text:p>
      <text:p text:style-name="P3912"/>
      <text:p text:style-name="P3913">/Przerwa/.</text:p>
      <text:p text:style-name="P3914"/>
      <text:p text:style-name="P3915">/<text:span text:style-name="T3916">Po</text:span><text:s/>przerwie<text:s/><text:span text:style-name="T3917">-</text:span><text:s/><text:span text:style-name="T3918">przewodnictwo</text:span><text:s/>obrad przejmuje<text:s/><text:span text:style-name="T3919">Jerzy Regulski</text:span>/.</text:p>
      <text:p text:style-name="P3920"><text:span text:style-name="T3921">Przewod</text:span><text:span text:style-name="T3922">n</text:span><text:span text:style-name="T3923">ic</text:span><text:span text:style-name="T3924">ząc</text:span><text:span text:style-name="T3925">y</text:span><text:span text:style-name="T3926">:</text:span></text:p>
      <text:p text:style-name="P3927">Po przerwie posileni na duchu i<text:s/><text:span text:style-name="T3928">c</text:span>iele możemy przy<text:span text:style-name="T3929">s</text:span>tąpić do następne etapu. Mamy tu listę paru osób. Z tym, że ja pozwolę sobie przypomnieć, że zgodnie z tym cośmy rozmawiał i poprzednio, chcielibyśmy jednak zacząć powoli budować jakąś formę uzgodnienia<text:s/><text:span text:style-name="T3930">i</text:span><text:s/>byłoby dobrze, tutaj nawiązaliśmy kontakty z panią prof. Zawadzką, żeby spróbowa<text:span text:style-name="T3931">ć<text:s/></text:span>zrobić pierwszą wersję<text:s/>protokołu<text:s/>uzgodnień, co proponował prof. Łętowski. I potem b<text:span text:style-name="T3932">ę</text:span>dziemy musieli się zastanowić<text:s/><text:span text:style-name="T3933">w</text:span><text:s/>ciągu tych godzin, w jaki sposób nadamy bieg pracy nad oceną c<text:span text:style-name="T3934">z</text:span>y<text:span text:style-name="T3935"><text:s/></text:span>stanowiskiem w stosunku do ustawy o mieniu komunalnym. My ze swej strony chcemy zająć w tej sprawie stanowisko, może dobrze by było gdyby to było wspólne stanowisko od razu całego zespołu w ciągu dni najbliższych, przed następnym posi<text:span text:style-name="T3936">e</text:span>dzeniem.</text:p>
      <text:p text:style-name="P3937">Chcielibyśmy również zaproponować, żeby na następne posiedzenie obie strony przygotowały jakieś wstępne teksty, czy propozycje dotyczące systemu finansowego. My musimy na tym spokojnie popracować, a na ten cel musimy mieć jakieś teksty napisane, założenia. Co to znaczy ta autonomia, czy ta reforma systemu finansowego.<text:s/><text:span text:style-name="T3938">W</text:span><text:s/>związku z tym może sugestia, żeby<text:span text:style-name="T3939">ś</text:span>my to sobie ustalili, jako zadania domowe na na<text:span text:style-name="T3940">s</text:span>tępne posiedzenie. Mam tu listę 6 osób, b<text:span text:style-name="T3941">ę</text:span>d<text:span text:style-name="T3942">ę</text:span><text:s/>prosił o krótkie i konkretne wypowiedzi. Mam zaległość w stosunku do pana doc. Pańki, któremu poprzednio głosu nie dałem, on już dawno chciał, potem pan...</text:p>
      <text:p text:style-name="P3943"><text:span text:style-name="T3944">Doc. Walerian Pańk</text:span><text:span text:style-name="T3945">o</text:span>:</text:p>
      <text:p text:style-name="P3946">Ja na marginesie głosu pani prof. Zawadzkiej<text:span text:style-name="T3947">.</text:span><text:span text:style-name="T3948"><text:s/></text:span>Otóż<text:s/><text:span text:style-name="T3949">w</text:span><text:s/>ocenie takiej bardzo pozytywnej, tak mi s<text:span text:style-name="T3950">i</text:span>ę wydawało, pozycji samorządu mieszkańców zabrakło mi jednak krytycznej oceny tego na<text:s/><text:span text:style-name="T3951">c</text:span>zym polega<text:s/><text:soft-page-break/>jednak ta kompetencja samorządu mieszkańców.<text:s/><text:span text:style-name="T3952">I</text:span><text:s/>otóż ja uważam, że zgodnie z powszechną opinią zakres kompetencji, a tu siedzi właściwie diabeł w szczegółach, zakres kompetencji zarówno stanowiącej, jak i opiniodawczej, jak i kontroli samorządów mieszkańców jest po prostu za wąski.<text:s/><text:span text:style-name="T3953">W</text:span><text:s/>związku z tym uważam, że taka ocena, że samorząd mieszkańców wsi albo też samorząd mieszkańców osiedli czy obwodu, bo ustawa też dopuszcza jest wy<text:span text:style-name="T3954">st</text:span>arczający, najpierw trzeba by było powiedzie<text:span text:style-name="T3955">ć</text:span>, kiedy się mówi ilu przychodzi na zebranie, i jakie jest zainteresowanie tu do głosu pana pr<text:span text:style-name="T3956">of.</text:span><text:s/>Sokolewicza, jakie jest zaint<text:span text:style-name="T3957">eres</text:span>owanie samorządem mi<text:span text:style-name="T3958">es</text:span>zkańców, trzeba by sobie odpowiedzieć na pytanie co ma do powiedzenia samorząd mieszkańców? I wtedy dopiero powiedzie<text:span text:style-name="T3959">ć</text:span><text:s/>czy on może być atrakcyjną formą ludowładztwa czy nie.</text:p>
      <text:p text:style-name="P3960">Jeżeli on ma w zakresie stanowiących funkcji kompetencji problemy konserwacji budynków komunalnych, to rzeczywiście czy zagadnienie tylko czynów społeczny<text:span text:style-name="T3961">c</text:span>h<text:span text:style-name="T3962">.</text:span><text:s/>Stąd też tu odgrywa istotną rolę. Na pewno on nie b<text:span text:style-name="T3963">ę</text:span>dzie odgrywał większej roli z punktu widzenia i zaint<text:span text:style-name="T3964">er</text:span>esowania społecznego, i szkoły samorządności<text:span text:style-name="T3965">.</text:span><text:s/>Bo on powinien być szkołą samorządności<text:span text:style-name="T3966">.</text:span><text:s/><text:span text:style-name="T3967">A</text:span><text:s/>więc rozszerzyć zakres kompetencji samorządu mieszkańców zwłaszcza w sytuacji, w której mamy do czynienia z gminami wi<text:span text:style-name="T3968">e</text:span>low<text:span text:style-name="T3969">ios</text:span>kowymi co pani prof. Zawadzka podkreślała i rola samorządu mieszkańców w gminach kilkudziesięciu nawet wioskowych jest niepomiernie, musi być większa aniżeli w gminach oczywiście, w których byłoby tylko kilka wiosek, jak to kiedyś stare gromady<text:span text:style-name="T3970">.</text:span><text:s/><text:span text:style-name="T3971">N</text:span>a tym chciałbym skończyć<text:span text:style-name="T3972">.</text:span><text:s/><text:span text:style-name="T3973">I z</text:span><text:s/>tego głosu tak<text:span text:style-name="T3974">i</text:span><text:s/>jeszcze jeden moim zdaniem<text:span text:style-name="T3975">,</text:span><text:s/>ale marginesowy.<text:s/><text:span text:style-name="T3976">M</text:span><text:span text:style-name="T3977">oi</text:span>m zdaniem my nie powinniśmy na swoich spotkaniach omawiać zagadnień podziału terytorialnego kraju, na pewno nie<text:span text:style-name="T3978">.</text:span><text:s/>T<text:span text:style-name="T3979">o</text:span><text:s/>j<text:span text:style-name="T3980">e</text:span>st zagadnienie jednak takie, którego z pola widzenia n<text:span text:style-name="T3981">ie</text:span><text:s/>powinni<text:span text:style-name="T3982">ś</text:span>my tracić, to znaczy mieć cały czas w świadomości kogo my chcemy usamorządowić? Chcemy usamorządow<text:span text:style-name="T3983">ić<text:s/></text:span>jednak, tzn. m<text:span text:style-name="T3984">i</text:span>eć świadomość nie omaw<text:span text:style-name="T3985">ia</text:span>jąc tego czy<text:s/><text:span text:style-name="T3986">się</text:span><text:s/>zgadzamy z dwustopniowym czy z tr<text:span text:style-name="T3987">ójst</text:span>opniowym podziałem terytorialnym kraju<text:span text:style-name="T3988">.</text:span><text:s/>Mieć świadomość, że my chcemy dać teraz samorządnoś<text:span text:style-name="T3989">ć</text:span><text:s/>terytorialną silną gminom<text:s/><text:span text:style-name="T3990">i</text:span><text:s/>województwom, z którymi jeśli chodzi o i<text:span text:style-name="T3991">c</text:span>h kształt terytorialny<text:span text:style-name="T3992">.</text:span><text:s/>Nie zgadzamy si<text:span text:style-name="T3993">ę</text:span>, iż one są rzeczywistym wyznacznikiem w<text:span text:style-name="T3994">i</text:span>ęzi lokalnych i regionalnych<text:span text:style-name="T3995">.</text:span><text:s/><text:span text:style-name="T3996">I</text:span>naczej mówiąc jeżeli my kogoś upodmi<text:span text:style-name="T3997">o</text:span>towiamy to musi paść pytanie czy my uważamy,<text:s/><text:span text:style-name="T3998">ż</text:span>e w takim kształcie terytorialnym czy nie<text:span text:style-name="T3999">.</text:span><text:s/>Dlatego też ja bardzo często, tzn. chciałbym na to zwrócić uwag<text:span text:style-name="T4000">ę</text:span>, że jeżeli my będziemy chcieli silniejszego<text:s/><text:span text:style-name="T4001">i</text:span><text:s/>rzeczywistego z prawdziwego zdarzenia samorządu terytorialnego to niech on się odnosi, niech on obejmie te organizmy przestrzenno-<text:span text:style-name="T4002">s</text:span>połeczne, bo przecież gmina to jest związek mieszkańców<text:span text:style-name="T4003">.</text:span><text:s/>Niech te organizmy prz<text:span text:style-name="T4004">est</text:span>rz<text:span text:style-name="T4005">en</text:span>no-społeczne, które rzeczywiście odpowiadają istniejącym historycznie, ku<text:span text:style-name="T4006">lt</text:span>ur<text:span text:style-name="T4007">o</text:span>wo-<text:span text:style-name="T4008">e</text:span>konom<text:span text:style-name="T4009">i</text:span>czn<text:span text:style-name="T4010">i</text:span>e organizmom<text:span text:style-name="T4011">.</text:span><text:s/>Na tym bym skończył, ja nie chcę tego rozszerzać tego zagadnienia<text:span text:style-name="T4012">.</text:span><text:s/><text:span text:style-name="T4013">W</text:span><text:s/>każdym razie uważam np<text:span text:style-name="T4014">.</text:span><text:s/>nie do pozostawienia są w ustawie o systemie rady narodowej i samorządów t<text:span text:style-name="T4015">er</text:span>ytorialnych te przepisy, które pozwalają na żywym ciele społecznym dokonywać takich sekcji doświadczalnych, jak np. przesuwanie ciągłe granic. Przecież od początku wojny organizmy lokalne zostały tak pocięte, tak zostały zmasakrowane można powiedzieć<text:span text:style-name="T4016">,</text:span><text:s/><text:span text:style-name="T4017">ż</text:span>e dzisiaj już nie wiadomo czy rzeczywiście oni<text:s/><text:span text:style-name="T4018">s</text:span>ię czują, jako wspólnota społ<text:span text:style-name="T4019">e</text:span>c<text:span text:style-name="T4020">z</text:span>no-prz<text:span text:style-name="T4021">es</text:span>trzenna można powiedzieć<text:span text:style-name="T4022">.</text:span><text:s/>A przecież z ustawy wynika, że gmina to jest związek ludzi, którzy się ku<text:span text:style-name="T4023">l</text:span>turowo<text:span text:style-name="T4024">-</text:span><text:s/>ekonomicznie i społecznie, i socjologicznie ze sobą czują się związani<text:span text:style-name="T4025">.</text:span><text:s/>Trzeba sobie odpowiedzieć na to pytanie więc kogo upodmiotowiamy z punktu widzenia władzy, a druga rzecz to jest teraz bardzo ważne, komu damy w związku z tym mienie<text:span text:style-name="T4026">?</text:span><text:s/>Bo prze<text:span text:style-name="T4027">c</text:span>ież jak my damy teraz mienie tym gminom, które istnieją i tym miastom, to my musimy sobie uświadomić, że to jest<text:s/><text:soft-page-break/>upodmi<text:span text:style-name="T4028">ot</text:span>owieni<text:span text:style-name="T4029">e</text:span><text:s/>również majątkowe. Że od tej pory n<text:span text:style-name="T4030">i</text:span>e można będzie tak ciąć, jak dzisiaj s<text:span text:style-name="T4031">i</text:span>ę to robi, popatrzmy na przepisy ustawy, że Wojewódzka Rada Narodowa zmieni sobie granice, że sobie wspólną władzę gm<text:span text:style-name="T4032">i</text:span>nn<text:span text:style-name="T4033">o</text:span>-mi<text:span text:style-name="T4034">e</text:span>j<text:span text:style-name="T4035">s</text:span>ką powoła ze szkodą ogromną, o czym chcę mówić, na zespole rolniczym,<text:s/><text:span text:style-name="T4036">z</text:span><text:s/>ogromną szkodą. Mam przed sobą, znaczy w teczce, nie przed sobą nowe wiadomości o tym, że miasto Lublin sobie rozszerza granice o il<text:span text:style-name="T4037">e</text:span>ś tam set hektarów, pochłaniając wsie<text:span text:style-name="T4038">.</text:span><text:s/>Pochłaniając gminy wiejskie i oczywiście tworząc dla rozwoju urbanizacyjnego miasta ogromne przestrzenie. Krytyczna ocena zresztą pada ze strony wielu lubelskich działaczy rad narodowych, bo to jest już gwałcenie samorządności, w takim kształcie jaka ona dzisiaj jest. A<text:s/><text:span text:style-name="T4039">c</text:span>o dopiero w takim kształcie, jaka ona będzie w przyszłości. I tu od razu przechodzę do najważni<text:span text:style-name="T4040">ej</text:span>sz<text:span text:style-name="T4041">ej</text:span><text:s/>rzeczy.</text:p>
      <text:p text:style-name="P4042">Moim zdaniem w tej naszej dyskusji zabrakło odpowiedzi na podstawowe pytanie. Bo mo<text:span text:style-name="T4043">i</text:span>m zdaniem różnica między<text:s/><text:span text:style-name="T4044">s</text:span>t<text:span text:style-name="T4045">r</text:span>oną można powiedzieć koalicyjną a stroną opozycyjno-sol<text:span text:style-name="T4046">i</text:span>darnościową jest<text:s/><text:span text:style-name="T4047">w</text:span><text:s/>tym, że jest tutaj pozycja tych, którzy uważają, że trzeba dekoncentrować władzę państwową<text:s/><text:span text:style-name="T4048">i</text:span><text:s/>tych, którzy uważają, że trzeba decentralizować władz<text:span text:style-name="T4049">ę</text:span><text:s/>publiczną<text:span text:style-name="T4050">.</text:span><text:span text:style-name="T4051"><text:s/></text:span>Inaczej mó<text:span text:style-name="T4052">wi</text:span>ąc, ja uważam<text:span text:style-name="T4053">,</text:span><text:s/>że<text:s/><text:span text:style-name="T4054">-</text:span><text:s/>to jest podstawowy problem - schodząc na sam dół urzędnik w zakresie kompetencji własnych samorządu może<text:s/><text:span text:style-name="T4055">i</text:span><text:s/>wyłącznie powinien odpowiadać przed orga<text:span text:style-name="T4056">n</text:span>em przedstawici<text:span text:style-name="T4057">el</text:span>skim będącym organem samorządu terytorialnego<text:span text:style-name="T4058">.</text:span><text:s/>Natomiast oczywistą jest rzeczą, że mogą być komp<text:span text:style-name="T4059">e</text:span>tencje władzy publicznej, państwowej w zakresie, których ten san organ może zlecone funkcje wykonywać, ale on wtedy jest na zupełnie innej pozycji ustrojowej i tu jest problem właśnie, żeby sobie odpowiedzieć i to ustalenie musi by<text:span text:style-name="T4060">ć</text:span>, żeby nie było<text:s/><text:span text:style-name="T4061">-</text:span><text:s/>moim zdaniem - mądre nieporozumienie, a więc protokół rozbieżności, który jasno stawia obydwie strony, jasno czy też kilka stron stawiają swoje stanowisko powinno to mądre nieporozumienie jest lepsze niż głupie porozumienie<text:span text:style-name="T4062">.</text:span><text:s/>Ja nie chciałbym wyjść z tej sali z poczuciem, że nie ma różnicy pomiędzy jedną propozycją a drugą<text:span text:style-name="T4063">.</text:span><text:s/>Albo dekoncentracja, albo decentraliza<text:span text:style-name="T4064">cj</text:span>a<text:span text:style-name="T4065">.</text:span><text:s/>O<text:span text:style-name="T4066">tóż</text:span><text:s/>ściąganie kompetencji w dół czyli sam rozdział kompetencji w strukturze hierarchiczn<text:span text:style-name="T4067">ej</text:span><text:s/>władzy państwowej to jest tylko dekoncentracja, jeżeli powiemy, że w pewnym mniej czy bardziej wąskim zakresie kompetencje są wyłączn<text:span text:style-name="T4068">i</text:span>e własne czyli samorządu i organy te odpowiadają w tym zakresie jeśli chodzi o wykonawczo-zarządzające przed tym organem prz<text:span text:style-name="T4069">ed</text:span>stawicielskim.<text:s/><text:span text:style-name="T4070">I</text:span><text:s/>tego moim zdaniem prawnikom administracyjnym nie ma co przypominać, że to jest podstawowa tu sprawa chyba<text:span text:style-name="T4071">.</text:span></text:p>
      <text:p text:style-name="P4072">I chciałbym na koniec dodać jedno, być może, że jeszcze może w przyszłości pozwolę zabra<text:span text:style-name="T4073">ć</text:span><text:s/>głos, nie chciałbym za<text:s/><text:span text:style-name="T4074">c</text:span>zęsto tu m<text:span text:style-name="T4075">ę</text:span>czyć państwa, bo mówię głośno i impulsywnie<text:span text:style-name="T4076">, że</text:span><text:s/>problem polega na tym, ażeby rozdział kompetencji i kszta<text:span text:style-name="T4077">ł</text:span>t merytoryczny ty<text:span text:style-name="T4078">c</text:span>h kompetencji samorządu nie był gestem kokieterii wobec ludu<text:span text:style-name="T4079">.</text:span><text:s/>To nie znaczy, o to żeby gminę nałożyć obowiązki, które będą komp<text:span text:style-name="T4080">et</text:span>en<text:span text:style-name="T4081">cj</text:span>ami formalnymi, a nie będzie w gminie możliwości kadrowych, t<text:span text:style-name="T4082">ec</text:span>hniczno-organizacyjnych, finansowych i<text:s/><text:span text:style-name="T4083">i</text:span>nnych ich realizacji<text:span text:style-name="T4084">.</text:span></text:p>
      <text:p text:style-name="P4085"><text:span text:style-name="T4086">W</text:span><text:s/>związku z tym niech gmina np<text:span text:style-name="T4087">.</text:span>, ja byłbym przeciwny nie ma n<text:span text:style-name="T4088">i</text:span>c do powiedzenia w zakresie nadzoru techniczno-budowlanego i urbani<text:span text:style-name="T4089">st</text:span>yczno-budowlan<text:span text:style-name="T4090">eg</text:span>o. Owszem plan zagospodarowania prz<text:span text:style-name="T4091">est</text:span>rz<text:span text:style-name="T4092">en</text:span>n<text:span text:style-name="T4093">eg</text:span>o niech samorząd uchwala<text:span text:style-name="T4094">.</text:span><text:s/>Ale jeśli chodzi o zagadnienia nadzoru urban<text:span text:style-name="T4095">ist</text:span>yczno-techniczno-budowlanego niech to będzie rejonowy architekt, który będzie w tym zakresie pełnił funkcje i samorząd terytorialny ni<text:span text:style-name="T4096">c<text:s/></text:span>poza tym jeżeli on by naruszył plan zagospodarowania przestrzennego nie będzie mu miał do powiedzenia<text:span text:style-name="T4097">.</text:span></text:p>
      <text:p text:style-name="P4098">Czyli inaczej mówiąc trzeba mądrze określić zakres t<text:span text:style-name="T4099">e</text:span>go co interesem własnym jest społeczności lokalnych i co powinno być w rama<text:span text:style-name="T4100">c</text:span>h kompetencji jako jego własne kompetencje tegoż samorządu, a co<text:s/><text:soft-page-break/>nie, i tu się zgadzam z panem d<text:span text:style-name="T4101">o</text:span>c<text:span text:style-name="T4102">.<text:s/></text:span>Kuleszą<text:span text:style-name="T4103">.</text:span><text:s/>Są takie zakresy, gdzie jest w interesie tego, tej władzy lokalnej i społeczności lokalnej, ale uważam, że nie powinno to by<text:span text:style-name="T4104">ć</text:span><text:s/>np. jego jedna kompetencja z oczywistego powodu, że niektóre kompetencje nie mogą być zbyt nisko zlokalizowane, a mają one zakres,<text:span text:style-name="T4105"><text:s/></text:span>za<text:span text:style-name="T4106">s</text:span>ięg z punktu widzenia skutków niesłychanie ważny np<text:span text:style-name="T4107">.</text:span><text:s/>właśnie ład ekologiczny i przestrzenny<text:span text:style-name="T4108">.</text:span><text:s/>To oddawanie dzisiaj jeszcze często nie bardzo przyg<text:span text:style-name="T4109">ot</text:span>owanym do tego społ<text:span text:style-name="T4110">ec</text:span>znościom lokalnym i władzom lokalnym kompetencji jest niesłychanie trudne.</text:p>
      <text:p text:style-name="P4111"><text:span text:style-name="T4112">M</text:span>a<text:span text:style-name="T4113">m</text:span><text:s/>przed sobą ksią<text:span text:style-name="T4114">ż</text:span>kę francuskiego autora<text:span text:style-name="T4115">,</text:span><text:s/><text:span text:style-name="T4116">„</text:span>Decentralizacja bez iluzji<text:span text:style-name="T4117">”</text:span><text:span text:style-name="T4118">.</text:span><text:s/>36 lat pracował w aparacie administracji<text:span text:style-name="T4119">.</text:span><text:s/><text:span text:style-name="T4120">I</text:span><text:s/>na koniec stwierdza<text:s/><text:span text:style-name="T4121">-</text:span><text:s/>może tu pan dr<text:s/>... sam to stwierdzić<text:s/><text:span text:style-name="T4122">-</text:span><text:s/>w zakresie problematyki prawa urban<text:span text:style-name="T4123">ist</text:span>ycznego i ochrony środowiska po tych 36 latach uważa<text:span text:style-name="T4124">:</text:span><text:s/>w departamentach powinno zostać to co było do tej pory, nie d<text:span text:style-name="T4125">awa</text:span>ć gminom.<text:span text:style-name="T4126"><text:s/>A</text:span><text:s/>więc mądrze bez kokieterii wobec społeczeństwa rozdzielić<text:span text:style-name="T4127">.<text:s/></text:span>Ale to co rzeczywiście b<text:span text:style-name="T4128">ę</text:span>dzie jego kompetencją samorządu to już tylko jego bez żadnego podwójnego podporządkowania tak jak w dzisiejszym kształcie to jest. A w<text:span text:style-name="T4129">i</text:span>ęc decentralizacja nie dekoncentra<text:span text:style-name="T4130">cj</text:span>a.</text:p>
      <text:p text:style-name="P4131"><text:span text:style-name="T4132">I</text:span><text:s/>z tego punktu widzenia ja uważam, że województwa one w przyszłości, tak jak regiony we Francji czy gdzie indziej mogą dostać samorządność, ale dzisiaj nie. Bo to byłaby - mo<text:span text:style-name="T4133">i</text:span>m zdaniem - wówczas niebezpieczna gra, która... Prawdziwą samorządność terytorialną budujmy od dołu. Ona i tak jest dostatecznie sztucznie budowana, bo nie<text:s/>z woli, że tak powiem społecznej tylko zadekretowana niejako<text:span text:style-name="T4134">.</text:span><text:s/>Więc już n<text:span text:style-name="T4135">i</text:span>e przesadzajmy z tym, żeby w ogóle dekretować demokrację na zbyt szerokim.<text:span text:style-name="T4136">..</text:span><text:s/>na wszystkich szczeblach doprowad<text:span text:style-name="T4137">zaj</text:span>ąc do tej klasycznej, ale wcale nie pani profesor - zwracam s<text:span text:style-name="T4138">i</text:span>ę do pani prof. Zawadzkiej - takiej znowu XIX-wiecznej koncepcji samorządności. Bo uważam, że to nie jest koncepcja XIX-wieczna, tą którą realizuje np. ustawa np<text:span text:style-name="T4139">.</text:span><text:s/>o wolności gmin, departamentów i regionów francuska.<text:s/><text:span text:style-name="T4140">T</text:span>o jest XX-wieczna. A nawet XXI<text:span text:style-name="T4141">-</text:span>wieczna koncepcja.<text:s/><text:span text:style-name="T4142">A</text:span><text:s/>zakłada to, że władza samorządowa jest władzą samorządową, a nie państwową<text:span text:style-name="T4143">.</text:span></text:p>
      <text:p text:style-name="P4144">Dziękuję bardzo.</text:p>
      <text:p text:style-name="P4145"><text:span text:style-name="T4146">Przewod</text:span><text:span text:style-name="T4147">n</text:span><text:span text:style-name="T4148">ic</text:span><text:span text:style-name="T4149">ząc</text:span><text:span text:style-name="T4150">y</text:span><text:span text:style-name="T4151">:</text:span></text:p>
      <text:p text:style-name="P4152">Dziękuję bardzo. Rozumiem, że to jest droga do myśl<text:span text:style-name="T4153">e</text:span>nia nad nową wersją ustawy.<text:span text:style-name="T4154">..</text:span><text:s/>droga do myślenia do nowej ustawy regulacji prawnych o samorządzie terytorialnym.</text:p>
      <text:p text:style-name="P4155"><text:span text:style-name="T4156">/Głos</text:span><text:s/>z sali: nie słychać/.</text:p>
      <text:p text:style-name="P4157"><text:span text:style-name="T4158">Przewod</text:span><text:span text:style-name="T4159">n</text:span><text:span text:style-name="T4160">ic</text:span><text:span text:style-name="T4161">ząc</text:span><text:span text:style-name="T4162">y</text:span><text:span text:style-name="T4163">:</text:span></text:p>
      <text:p text:style-name="P4164"><text:span text:style-name="T4165">Z</text:span><text:span text:style-name="T4166">a</text:span><text:span text:style-name="T4167"><text:s/></text:span>zdecydowaniem tak<text:span text:style-name="T4168">...</text:span></text:p>
      <text:p text:style-name="P4169"><text:span text:style-name="T4170">Walerian P</text:span><text:span text:style-name="T4171">a</text:span><text:span text:style-name="T4172">ńko</text:span>:</text:p>
      <text:p text:style-name="P4173">Sądzę panie przewodnicząc<text:span text:style-name="T4174">y,</text:span><text:s/>nowego my<text:span text:style-name="T4175">ś</text:span>lenia<text:s/><text:span text:style-name="T4176">i</text:span><text:s/><text:span text:style-name="T4177">no</text:span>wej filozofii, która będzie musiała lec u podstaw<text:span text:style-name="T4178"><text:s/></text:span>zarówno ustawy o samorządzie t<text:span text:style-name="T4179">er</text:span>ytorialnym i ustawy o własności komunalnej, przepisów prawa budżetowego, całego prawa finansowego, ustawy o gospodarce gruntami i wywłaszczenia nieruchomości, ustawy o planowaniu prz<text:span text:style-name="T4180">es</text:span>trzennym, o planowaniu społeczno-gospodarczym, właściwie całego systemu<text:s/><text:span text:style-name="T4181">i</text:span><text:s/>z tym się chyba tu wszyscy zgadzamy, że jeżeli przyjmiemy taką filozofię to trzeba będzie<text:span text:style-name="T4182">.</text:span><text:s/>Nie będzie można zostawić np<text:span text:style-name="T4183">.</text:span><text:s/>w ustawie o p<text:span text:style-name="T4184">l</text:span>anowaniu przestrzennym przepisu, który mów<text:span text:style-name="T4185">i</text:span>, że to co idzie z góry to ma na dole plan zagospodarowania przestrzennego uwzględnić, a to co idzie z góry do dołu, z dołu do góry to ma tylko charakter wniosku do planu wyższego rzędu<text:span text:style-name="T4186">.<text:s/></text:span>A przecież w ustawie o radach narodowych jest powiedziane w art<text:span text:style-name="T4187">.</text:span><text:s/>4, 32 i innym, że rady narodowe samodzielnie nie gospodarują przestrzenią,<text:s/><text:soft-page-break/>samodzielnie nie planują itd. A w przepisach, gdzie chodzi o kompetencje to już jest to przewrócone w ten sposób, bo się uważa,<text:s/><text:span text:style-name="T4188">że</text:span><text:s/>organizacja terytorialna kraju jest strukturą hierarchiczną<text:span text:style-name="T4189">.</text:span><text:s/>W filozofii tego myślenia to nie jest strukturą hierarchiczną, tylko jest niejako można powiedzieć federacją, ale nie chciałbym tego oczywiście nadużywać samorządnie funkcjonujących gmin z silną jednak władzą i z silnymi kompetencjami państwa, które w poważnym zakresie<text:s/>decydują o najważni<text:span text:style-name="T4190">ej</text:span>szych<text:s/><text:span text:style-name="T4191">i</text:span><text:s/>istotnych sprawach, ale w tych których damy już samorządom terytorialnym zakres kompetencji to niech one w tym zakresie absolutnie już mają własne<text:span text:style-name="T4192">.</text:span><text:s/>To jest konsekwencja z rezygnacji z zasady jednolitości władzy systemu władzy państwowej<text:span text:style-name="T4193">.</text:span><text:s/>Rezygnujemy z zasady jednolitości funduszu własności państwowej, musimy też zrezygnować konsekwentnie w sferze władzy politycznej z tego samego<text:span text:style-name="T4194">.</text:span></text:p>
      <text:p text:style-name="P4195"><text:span text:style-name="T4196">Prz</text:span><text:span text:style-name="T4197">ewod</text:span><text:span text:style-name="T4198">ni</text:span><text:span text:style-name="T4199">cz</text:span><text:span text:style-name="T4200">ący</text:span>:</text:p>
      <text:p text:style-name="P4201">Dziękuję bardzo. Proszę bardzo pan Gieorgica<text:span text:style-name="T4202">.</text:span></text:p>
      <text:p text:style-name="P4203"><text:span text:style-name="T4204">Paweł Gieorgica</text:span>:</text:p>
      <text:p text:style-name="P4205">Przyszły - panie przewodniczący - ciężkie czasy, bo trzeba się przedstawiać z jakiej strony stołu<text:s/><text:span text:style-name="T4206">s</text:span>ię przemaw<text:span text:style-name="T4207">i</text:span>a<text:span text:style-name="T4208">.</text:span><text:s/>Dotychczas wydawało mi się, że można zachować status pewnej ni<text:span text:style-name="T4209">ez</text:span>ależności myślenia i wypowiadać się<text:span text:style-name="T4210"><text:s/></text:span>po prostu ze strony rozsądku, ale okazuje s<text:span text:style-name="T4211">i</text:span>ę, że jest to trudne i to trudne nie tylko dla mnie, bo myślę w tym co powiem, będzie trudne również dla strony drugiej.<text:s/><text:span text:style-name="T4212">P</text:span>o prostu mam k<text:span text:style-name="T4213">i</text:span>lka pytań wiele rzeczy nie rozumiem i chciałbym abyśmy określili sobie tutaj kilka spraw zanim dojdziemy do tego<text:s/>protokołu<text:s/>zgody, który nam si<text:span text:style-name="T4214">ę</text:span><text:s/>tutaj szykuje.</text:p>
      <text:p text:style-name="P4215">Przede wszystkim chciałbym powiedzieć, a raczej przypomnieć, ten<text:s/>„podstolik”<text:s/><text:span text:style-name="T4216">j</text:span>est już jakby tak<text:span text:style-name="T4217">ą</text:span><text:s/>drugą podstrukturą<text:s/>„stolika”<text:s/>politycznego. A skoro tak, to<text:s/><text:span text:style-name="T4218">ca</text:span>ły czas sobie<text:s/><text:span text:style-name="T4219">zdaję</text:span><text:s/>pytanie na temat tego, jaka jest spójność między tym<text:s/>„stolikiem reform politycznych”, tym<text:s/>„dużym stolikiem reform politycznych”, a tym<text:s/>„podstolik<text:span text:style-name="T4220">i</text:span>em komisji ekspertów do spraw samorządu terytorialnego”<text:s/>i pytania, które sformułuję może nie wprost, bo będą to pytania takie dyskusyjne również dla mnie, zmierzać będą właśnie do złapania owej spójności i pewnej logiki, która jak mi się wydaj<text:span text:style-name="T4221">e</text:span><text:s/>i wszystkim<text:s/>nam przy tym stole jest potrzebna<text:span text:style-name="T4222">.</text:span></text:p>
      <text:p text:style-name="P4223">Niewątpliwie zgadzamy s<text:span text:style-name="T4224">ię</text:span><text:s/>tutaj wszys<text:span text:style-name="T4225">c</text:span>y przy tym stole,<text:s/><text:span text:style-name="T4226">ż</text:span>e sprawy lokalne są w dużym stopniu autonomi<text:span text:style-name="T4227">c</text:span>zne wobec centrum, można powiedzieć niezależne, posiadają własną<text:s/><text:span text:style-name="T4228">s</text:span>pecyfikę. Tyle, że jak do tej pory nie określiliśmy jak daleko ta specyfika lokalna wyodrębnia s<text:span text:style-name="T4229">ię</text:span><text:s/>z całości logiki systemu politycznego i jak daleko możemy się w tym wszystkim posunąć<text:span text:style-name="T4230">.</text:span></text:p>
      <text:p text:style-name="P4231"><text:span text:style-name="T4232">I</text:span><text:s/>na pewno nie uciekniemy od pewnego spojrzenia politycznego, a mianowi<text:span text:style-name="T4233">c</text:span>ie musimy sobie odpowiedzieć na to pytanie co to zna<text:span text:style-name="T4234">c</text:span>zy ta reforma systemu terytorialnego z punktu widzenia polityki. Czy my budujemy coś c<text:span text:style-name="T4235">o</text:span><text:s/>jest pewną enklawą w systemie politycznym? Albo dźwignią na ten system polityczny centrum po to, żeby on si<text:span text:style-name="T4236">ę</text:span><text:s/>zmieniał? Czy też lokalny system terytorialny pozostaje właśnie takim wydzielonym obszarem, który będzie sobie funkcjonował niezależnie od tego, jak b<text:span text:style-name="T4237">ę</text:span>dą wyglądały mechanizmy w globalnym systemie?</text:p>
      <text:p text:style-name="P4238">To są te pytania najbardziej generalne, do który<text:span text:style-name="T4239">c</text:span>h dorzuciłbym jeszcze dwa, a mianowicie<text:span text:style-name="T4240">.</text:span><text:s/>Może byśmy sobie odpowiedzieli do jakiego właściwie układu władzy lokalnej my zmierzamy to znaczy, jaka jest tutaj ta warstwa aksjologii politycznej,<text:s/>wartości norm, które mają konstytuować ten nowy ład lokalny, bo jak do te<text:span text:style-name="T4241">j</text:span><text:s/>pory zaczęliśmy naszą pra<text:span text:style-name="T4242">c</text:span>ę tak trochę jakby od środka, a to znaczy nie za bardzo szczegółowo ani nie za bardzo od tej góry<text:span text:style-name="T4243">.</text:span></text:p>
      <text:soft-page-break/>
      <text:p text:style-name="P4244">I następne pytanie jeśli zmieniamy reguły prawne, to poprz<text:span text:style-name="T4245">es</text:span>t<text:span text:style-name="T4246">aj</text:span>emy na tym czy zastanawiamy s<text:span text:style-name="T4247">ię</text:span><text:s/>również nad zmianą pewnych mechanizmów regulacyjnych, które dotychczas konstytuowały ten ład lokalny, jako em<text:span text:style-name="T4248">p</text:span>iryk mogę powiedzieć takie reguły istnieją<text:span text:style-name="T4249">.</text:span><text:s/>One o<text:span text:style-name="T4250">c</text:span>zywiście funkcjonują źle, niedobrze, nie<text:s/><text:span text:style-name="T4251">są</text:span><text:s/>efektywne itd<text:span text:style-name="T4252">.</text:span><text:s/>Ale to<text:s/><text:span text:style-name="T4253">się</text:span><text:s/>opiera na<text:s/><text:span text:style-name="T4254">j</text:span>akiej<text:span text:style-name="T4255">ś</text:span><text:s/>pewnej spójnej logice tego systemu centralistycznego. Owszem, ale logika jest. My<text:s/><text:span text:style-name="T4256">w</text:span><text:s/>tej ch<text:span text:style-name="T4257">w</text:span>ili t<text:span text:style-name="T4258">ę</text:span><text:s/>logikę wywracamy.<text:s/><text:span text:style-name="T4259">W</text:span>ięc co w zamian mamy zaproponować?</text:p>
      <text:p text:style-name="P4260">Więc opi<text:span text:style-name="T4261">er</text:span>a<text:span text:style-name="T4262">ją</text:span>c się na tym co z<text:span text:style-name="T4263">ost</text:span>a<text:span text:style-name="T4264">ło</text:span><text:s/>prz<text:span text:style-name="T4265">ed</text:span>staw<text:span text:style-name="T4266">io</text:span>ne na<text:s/>„stoliku”<text:s/>politycznym przyjmując ten zabieg metodyczny,<text:s/><text:span text:style-name="T4267">ż</text:span>e mamy jakby dwie perspektywy<text:span text:style-name="T4268">.</text:span><text:s/>Perspektywę bliższą<text:s/><text:span text:style-name="T4269">i</text:span><text:s/>dalszą można by było powiedzieć w ten sposób, że w tej bliższej perspektywie rozwój czy upodmiotowienie czy jakbyśmy to nie nazywali samorządu ter<text:span text:style-name="T4270">yt</text:span>orialnego mogłoby zmierzać do utworzenia jakby takiej przeciwwagi dla administra<text:span text:style-name="T4271">cj</text:span>i państwowej, która i znowu to mów<text:span text:style-name="T4272">i</text:span>ę na podstawie własnych doświadczeń ba<text:span text:style-name="T4273">d</text:span>awczych jest niesłychanie silna i mocna. I ta siła bierze się z bardzo różnych względów tradycji, uprawnień, zwyczajnych mechanizmów, które tą siłę kreują.</text:p>
      <text:p text:style-name="P4274"><text:span text:style-name="T4275">I</text:span><text:s/>w związku z tym jeśli będziemy dowartośc<text:span text:style-name="T4276">i</text:span>owa<text:span text:style-name="T4277">li</text:span><text:s/>ten samorząd terytorialny to chodzi nam o stworzenie na szczeblu lokalnym owego<text:s/><text:span text:style-name="T4278">„</text:span>checks and balances”, a więc równoważenia pewnych sił<text:span text:style-name="T4279">.</text:span><text:s/>No można by nawet powiedzieć równoważenia na takiej zasadzie, że ma<text:span text:style-name="T4280">m</text:span>y tutaj o to w terenie lokalnym przedstawicieli władzy<text:s/><text:span text:style-name="T4281">i</text:span><text:s/>przedstawiciel<text:span text:style-name="T4282">i</text:span><text:s/>społeczeństwa i wzajemna równowaga tych obu sił byłaby z korzyścią dla społeczności lokalnej, a jeśli tak to czy na pewno jesteśmy pewni, że wzniecenia aktywności społecznej na podstawie tych chociażby projektów reform prawa da pożądane skutki<text:span text:style-name="T4283">.</text:span><text:s/>Czy istnieją podkłady aktywności społecznej, które zostaną uruchamiane właśnie tego typu in<text:span text:style-name="T4284">st</text:span>rumentami.</text:p>
      <text:p text:style-name="P4285">Badam dosyć dokładnie od szeregu lat samorząd pracowniczy<text:s/><text:span text:style-name="T4286">i</text:span><text:s/>mog<text:span text:style-name="T4287">ę</text:span><text:s/>powi<text:span text:style-name="T4288">e</text:span>dzieć, że zastanawiając<text:s/><text:span text:style-name="T4289">si</text:span>ę nad tym dlaczego samorząd pracowniczy wśród załóg robotniczych w ogóle w społeczeństwie c<text:span text:style-name="T4290">i</text:span>eszy się większym prestiżem aniżeli instytucje oficjalne typu związki zawodowe, partia czy cok<text:span text:style-name="T4291">ol</text:span>wiek innego, a jest to zaufanie rzędu 46 proc<text:span text:style-name="T4292">.</text:span>, a więc dwa razy więk<text:span text:style-name="T4293">s</text:span>ze<text:span text:style-name="T4294">.</text:span><text:s/>Są takie dwa czynniki<text:span text:style-name="T4295">.</text:span><text:s/>Czy były takie dwa czynniki.</text:p>
      <text:p text:style-name="P4296">Pierwszy czynnik t<text:span text:style-name="T4297">o</text:span><text:s/>był brak alternatywności dla funkcjonujących związków zawodowych w zakładzie pracy. Te jednostki, które nie chciały<text:s/><text:span text:style-name="T4298">I</text:span>ść do tych związków zawodowych szukały jakby ujścia w pewnej quasi-niezależnych strukturach jakimi są samorządy<text:span text:style-name="T4299">.</text:span></text:p>
      <text:p text:style-name="P4300"><text:span text:style-name="T4301">I</text:span><text:s/>drugie to są właśnie ustawowe uprawnienia prawne dla samorządu<text:span text:style-name="T4302">.</text:span><text:s/>Przede wszystkim powoływanie dyrektora i sprawy rozdziału premii.</text:p>
      <text:p text:style-name="P4303"><text:span text:style-name="T4304">W</text:span><text:s/>związku z tym co będzie tym mechanizmem napędowym do tego<text:span text:style-name="T4305">,</text:span><text:s/>że ludzie będą się chcieli angażowa<text:span text:style-name="T4306">ć</text:span><text:s/>w sprawy samorządu terytorialnego?</text:p>
      <text:p text:style-name="P4307">Oczywiście takie mechanizmy można tutaj znaleź<text:span text:style-name="T4308">ć</text:span><text:s/>i jeśli dobrze rozumiem one raczej<text:s/>szłyby<text:s/>w kierunku odnajdywania tych mechanizmów ekonomicznych, to o czym tutaj mówimy to prawo budżetowe, mienie komunalne, podatki itd. Ale obawiam się, że gubimy drugą stronę zagadnienia<text:span text:style-name="T4309">.</text:span><text:s/>A mianowicie pewne mechanizmy powiedziałbym o znaczeniu społeczno-polityc<text:span text:style-name="T4310">z</text:span>nym, a raczej psychologicznym, które się<text:s/><text:span text:style-name="T4311">z</text:span><text:s/>tym wiążą.<text:s/><text:span text:style-name="T4312">W</text:span><text:s/>końcu proszę państwa potęga dolara amerykańskiego opiera się w większej mierze na psychologicznej czy psychologicznym przekonaniu ludzi co do wartości gospodarki amerykański<text:span text:style-name="T4313">ej</text:span>, aniżeli na realnych podstawa<text:span text:style-name="T4314">c</text:span>h tej gospodarki. Więc ta p<text:span text:style-name="T4315">s</text:span>ychologia jest tutaj rzeczą bardzo ważną<text:s/><text:span text:style-name="T4316">i</text:span><text:s/>nie sądzę<text:span text:style-name="T4317">,</text:span><text:s/>że tylko zapisy prawne<text:s/><text:span text:style-name="T4318">s</text:span>ą w stanie w<text:span text:style-name="T4319">z</text:span>nie<text:span text:style-name="T4320">c</text:span>ić tą aktywność tak potrzebną do tworzenia tego równoważnego układu sił lokalnych, w tej jakby bliższej perspektywie<text:span text:style-name="T4321">.</text:span></text:p>
      <text:soft-page-break/>
      <text:p text:style-name="P4322"><text:span text:style-name="T4323">J</text:span>e<text:span text:style-name="T4324">s</text:span>t tutaj cała masa dodatkowych problemów<text:span text:style-name="T4325">.</text:span><text:s/>Jeśli państwo sobie wyobrażacie, że to będzie puste pole, że np<text:span text:style-name="T4326">.</text:span><text:s/>istniejące struktury organizacyjne i biurokratyczne zostawią to pole, to byłbym daleki od prawdy, gdybym powiedział, że tak będzie<text:span text:style-name="T4327">.</text:span><text:s/>Przecież to uruchomi cały zestaw różnych działań organizacji partyjnych dotychczasowych struktur biurokratycznych, które będą się musiały w tej nowej sytuacji znal<text:span text:style-name="T4328">eź</text:span>ć.</text:p>
      <text:p text:style-name="P4329">Oczywiście są problemy innego rodzaju, jak ten paralelny system władzy lokalnej i władzy centralnej będzie funkcjonował jeżeli ten system<text:s/><text:span text:style-name="T4330">„</text:span>checks and balances”<text:s/>będzie funkcjonował w tym lokalnym układzie. Co ma być właściwie stabilizatorem tego lokalnego układu. Czy to czasem n<text:span text:style-name="T4331">i</text:span>e będzie tak, że konflikty, które w tej chwili przejawiają się w strukturze społe<text:span text:style-name="T4332">cz</text:span>n<text:span text:style-name="T4333">e</text:span>j zostaną przesunięte na strukturę terytorialną. Bo przecież te społeczności lokalne będą szukały środków finansowych w formie np<text:span text:style-name="T4334">.</text:span><text:s/>dotacji i zarzewie nowych konfliktów jest gotowe<text:span text:style-name="T4335">.</text:span></text:p>
      <text:p text:style-name="P4336">A w<text:span text:style-name="T4337">i</text:span>ęc ja tu konkludując nie bardzo widzę większych szans na ten układ, w którym balansowałyby s<text:span text:style-name="T4338">i</text:span>ę właśnie te d<text:span text:style-name="T4339">wi</text:span>e struktury<text:span text:style-name="T4340">.</text:span></text:p>
      <text:p text:style-name="P4341">Jest możliwoś<text:span text:style-name="T4342">ć</text:span><text:s/>druga dalszy horyzont, który tutaj zo<text:span text:style-name="T4343">s</text:span>tał zapr<text:span text:style-name="T4344">ez</text:span>entowany przez panią prof<text:span text:style-name="T4345">.</text:span><text:s/>Zawadzką, która jakby przebiła te pozyc<text:span text:style-name="T4346">j</text:span>e, które tutaj padały<text:span text:style-name="T4347">.</text:span><text:s/><text:span text:style-name="T4348">A</text:span><text:s/>mianowicie idziemy na pełne uspołecznienie, że samorząd terytorialny do<text:span text:style-name="T4349">st</text:span>aje pełnię władzy w terenie<text:span text:style-name="T4350">.</text:span><text:s/>Ale<text:s/><text:span text:style-name="T4351">j</text:span>eśli tak to wobec tego co jest nad tym samorządem? Jakie on ma uprawnienia? Jaka jest zwierzchnia siła?</text:p>
      <text:p text:style-name="P4352">I oczywiście można sobie wyobrazić taki wariant, że dochodzimy do... od razu realizujemy wariant pełnego uspołecznienia, tylko, że to potrwa 5 może 10 lat, jakie będą tego konsekwencje, jak to będzie realizowane? Jak to w ogóle będzie ewolu<text:span text:style-name="T4353">ow</text:span>a<text:span text:style-name="T4354">ło</text:span>?</text:p>
      <text:p text:style-name="P4355">Ja twierdzę, że jest to droga, może to brzmi trochę paradoksalni<text:span text:style-name="T4356">e</text:span>, ale rewolucyjna.<text:s/><text:span text:style-name="T4357">T</text:span>zn<text:span text:style-name="T4358">.</text:span><text:s/>ona zmienia zbyt wiele w tak zbyt krótkim czasie.<text:s/><text:span text:style-name="T4359">I</text:span><text:s/>nie za bardzo widzę szansę powodzenia.<text:s/><text:span text:style-name="T4360">J</text:span>est to mało po prostu realistyczne, ażeby można było przejść do budowy takiego systemu, ażebyśmy z miejsca od razu rewolu<text:span text:style-name="T4361">cj</text:span>onizowali system władzy lokalnej poprzez jej pełne uspołecznienie.</text:p>
      <text:p text:style-name="P4362">I na zakończenie chciałem nawiązać do tego co powiedziałem na samym początku. Dla mnie musi być jednak pewna logika wynikania. Ten cały system polityczny musi być spójny. Nie może być tak, że system władzy lokalnej sobie funkcjonuje jako pewna enklawa, oaza wolności, samorządności itd. a system globalny, centralistyczny, który przecież będzie funkcjonował i wiemy, jak on się będzie tam kreował, będzie sobie a muzom<text:span text:style-name="T4363">.</text:span><text:s/>Ta niespójnoś<text:span text:style-name="T4364">ć</text:span><text:s/>będzie rodziła szereg konfliktów, które sami sobie przy tym stole sprokurujemy jeżeli nie zadbamy o tą niezbędną logikę wynikania i łączenia jednego z drugim.</text:p>
      <text:p text:style-name="P4365">Dziękuję<text:span text:style-name="T4366">.</text:span></text:p>
      <text:p text:style-name="P4367"><text:span text:style-name="T4368">Przewod</text:span><text:span text:style-name="T4369">n</text:span><text:span text:style-name="T4370">ic</text:span><text:span text:style-name="T4371">ząc</text:span><text:span text:style-name="T4372">y</text:span><text:span text:style-name="T4373">:</text:span></text:p>
      <text:p text:style-name="P4374">Dziękuję bardzo<text:span text:style-name="T4375">.</text:span><text:s/>Ja rozumiem pana obawy z punktu widzenia funkcjonowania pol<text:span text:style-name="T4376">it</text:span>ycznego systemu pol<text:span text:style-name="T4377">i</text:span>tyczno-społecznego<text:s/><text:span text:style-name="T4378">i</text:span><text:s/>oczywiście,<text:s/><text:span text:style-name="T4379">ż</text:span>e tego rodzaju poważne zmiany powodują nowe zachowania<text:s/><text:span text:style-name="T4380">i</text:span><text:s/>nowe warunki działania. My nie umiemy powiedzieć, jak w Polsce to powstanie ponieważ do tej pory to pole było zamknięte. I trudno zastanawiać się, jak ono zostanie wypełnione<text:span text:style-name="T4381">.</text:span><text:s/><text:span text:style-name="T4382">O</text:span>no zostanie wypełnione ludzką aktywnością, która n<text:span text:style-name="T4383">i</text:span>e może być zaprogramowana centralnie. Natomiast nie ulega wątpliwości, że te rzeczy powodują różnego rodzaju kłopoty i na różnych krajach świata te kłopoty występują takie czy<text:s/><text:span text:style-name="T4384">i</text:span>nne.<text:s/><text:span text:style-name="T4385">I</text:span><text:s/>jest to tylko w... ponieważ na temat władz lokalnych w świecie występuje,<text:s/><text:span text:style-name="T4386">i</text:span>stnieje ogromna literatura, a my w te<text:span text:style-name="T4387">j</text:span><text:s/>chwili w ramach Polskiej Akademii Nauk prowadzimy badania porównawcze z poszczególnymi<text:s/><text:soft-page-break/>krajami, książka polsko-duńska wyszła, a w<text:s/><text:span text:style-name="T4388">t</text:span>e<text:span text:style-name="T4389">j</text:span><text:s/>chwili mamy z szeregiem innych krajów porównanie i orientujemy<text:s/><text:span text:style-name="T4390">si</text:span>ę co może być niebezpieczeństwem. Ja doceniam pana uwagi, że pewne nieb<text:span text:style-name="T4391">ez</text:span>pi<text:span text:style-name="T4392">ecz</text:span>eń<text:span text:style-name="T4393">st</text:span>wa mogą być, mogą występować, ale istnieje cały szereg problemów, które mnie się wydaje, że można poprzez dogadanie sobie wyjaśnić bliżej, jak to wygląda<text:span text:style-name="T4394">.</text:span></text:p>
      <text:p text:style-name="P4395">Poproszę teraz pana doc. Kuleszę, a następny - przepraszam według kartki - pan Stolz<text:span text:style-name="T4396">.</text:span></text:p>
      <text:p text:style-name="P4397"><text:span text:style-name="T4398">Doc. Michał Kulesza</text:span>:</text:p>
      <text:p text:style-name="P4399">Proszę państwa ja chciałbym poruszyć kilka spraw, które w mojej intencji mają<text:s/><text:span text:style-name="T4400">s</text:span>prowokować wyklarowanie się stanowisk. Tzn. albo doprowadzen<text:span text:style-name="T4401">ie</text:span><text:s/>do uzgodnienia, albo do<text:s/>protokołu<text:s/>rozbieżności<text:span text:style-name="T4402">.</text:span></text:p>
      <text:p text:style-name="P4403">Pierwszy punkt w pewnym nawiązaniu do głosu mojego prz<text:span text:style-name="T4404">e</text:span>dmówcy to jest pewna linia czy też pewien sposób dochodzenia do owego nowego ładu samorządowego<text:span text:style-name="T4405">.</text:span><text:s/>Nie wynikając w bardzo wiele uwarunkowań, które tutaj są niezbędne, o<text:s/><text:span text:style-name="T4406">c</text:span>z<text:span text:style-name="T4407">ę</text:span>ści była mowa<text:span text:style-name="T4408">.</text:span><text:s/>Oczywiste są uwarunkowania przekształcenie uwarunkowań prawnych<text:span text:style-name="T4409">.</text:span><text:s/>Chcę zatrzymać<text:s/><text:span text:style-name="T4410">s</text:span>ię nad tym co pan chyba pan miał na myśli<text:span text:style-name="T4411">.</text:span><text:s/><text:span text:style-name="T4412">A</text:span><text:s/>jest zupełnie zrozumiałe<text:s/><text:span text:style-name="T4413">-</text:span><text:s/>wszyscy tu podkreślali i pan Langer i wielu<text:s/><text:span text:style-name="T4414">i</text:span>nnych<text:s/><text:span text:style-name="T4415">-</text:span><text:s/>że n<text:span text:style-name="T4416">i</text:span>e istnieje żaden, nie i<text:span text:style-name="T4417">s</text:span>tni<text:span text:style-name="T4418">ej</text:span>ą żadne szeroko rozbudowane postawy pro-sam<text:span text:style-name="T4419">or</text:span>ząd<text:span text:style-name="T4420">o</text:span>we w społeczeństwie<text:span text:style-name="T4421">.</text:span><text:s/><text:span text:style-name="T4422">T</text:span>o jest praca na zupełnie czystym, niejako w tej materii polskiej. I dlatego dla mnie jednym z jednoznacznie niezbędnych warunków powodzenia imprezy, o której mówimy jest<text:s/>„podwiązanie się”<text:s/>w cudzysłowie naszymi sprawami w sferze politycznej pod<text:s/>„duży stolik polity<text:span text:style-name="T4423">cz</text:span>ny”<text:span text:style-name="T4424">.</text:span></text:p>
      <text:p text:style-name="P4425">Innymi słowy muszą zapaś<text:span text:style-name="T4426">ć</text:span>, znaczy nie muszą, o ile nie zapadną istotne rozstrzygnięcia ze sfery życia politycznego w skali ogólnopaństwowej<text:span text:style-name="T4427">,</text:span><text:s/>a wobec tego także w skali lokalnej, bo to nie coś innego to podobnie, aczkolwiek by<text:span text:style-name="T4428">ć<text:s/></text:span>może na<text:s/><text:span text:style-name="T4429">i</text:span>nnych zasadach, bo inne problemy to właściwie cała ta dyskusja skończy się napisaniem kolejnej być może dobrej nawet ustawy, ale nie b<text:span text:style-name="T4430">ę</text:span>dzie to wcale znaczyło, że mamy do czynienia czy będziemy mieli do czynienia w praktyce z samorządem i to chcę z całym naciskiem podkreślić, że bez zmiany organizacji życia politycznego w skali ogólno-państwowe<text:span text:style-name="T4431">j</text:span>, w konsekwencji bez zmiany organizacji i sposobów funk<text:span text:style-name="T4432">cj</text:span>onowania życia politycznego w skali lokalnej rzecz pozostanie w D<text:span text:style-name="T4433">zi</text:span>enniku Ustaw i w podręcznikach prawa konstytucyjnego<text:s/><text:span text:style-name="T4434">i</text:span><text:s/>admini<text:span text:style-name="T4435">s</text:span>tracyjnego. To jest pierwsza sprawa, którą z całym naciskiem chciałbym podkreślić i proponować ją jako punkt do<text:s/>protoko<text:span text:style-name="T4436">ł</text:span>u<text:s/>uzg<text:span text:style-name="T4437">o</text:span>dnień<text:span text:style-name="T4438">.</text:span></text:p>
      <text:p text:style-name="P4439">Druga sprawa, o której nie mówiliśmy jeszcze, to jest kwestia ustawy, generalnie ustawy. Ja podzielam pogląd pana Wilkanowicza, że od roku powiedzmy konwen<text:span text:style-name="T4440">cj</text:span>onalnie ujmując '72 czy piątego uczyniono bardzo dużo w kierunku uspołecznienia systemu władzy. Tak jest<text:span text:style-name="T4441">.</text:span><text:s/>Uczyniono bardzo dużo. Ale wszystko co uczyniono zamyka s<text:span text:style-name="T4442">i</text:span>ę w modyfika<text:span text:style-name="T4443">cj</text:span>ach pewnego modelu władzy, który funkcjonuje w Polsce w isto<text:span text:style-name="T4444">c</text:span>ie rzeczy od roku '60<text:span text:style-name="T4445">.</text:span><text:s/>Jest to model władzy, który w podręcznikach nazywamy modelem jednolitej władzy państwowej i w związku z tym chcę postawi<text:span text:style-name="T4446">ć</text:span><text:s/>sprawę znowu w sposób jednoznaczny. Tu nie chodzi, jak tu kiedy<text:span text:style-name="T4447">ś</text:span><text:s/>czytaliśmy w gazetach o jeszcze dalsze doskonalen<text:span text:style-name="T4448">i</text:span>e systemu istni<text:span text:style-name="T4449">ej</text:span>ącego, tylko chodzi o zbudowanie systemu na nowych zasadach<text:span text:style-name="T4450">.</text:span><text:s/>Jakie? To m.in. te 8 punktów, już n<text:span text:style-name="T4451">i</text:span>e będę do tego wracał.</text:p>
      <text:p text:style-name="P4452">Natomiast w kategoriach legislacyjnych oznacza to konieczność napisania, sądzę, że ten okres 2-letni, o którym tu była mowa to jest właśnie mniej więcej ta skala, po prostu ustawa o samorządzie terytorialnym, nowej opartej na zupełnie innych zasadach techniki legislacyjnej<text:span text:style-name="T4453">.</text:span><text:s/>Bo ta ustawa niezależnie od tego, jak jest już okropnie już dzisiaj nieczytelna. Nie rozumieją jej, ja nie powiem, że ludzie, studenci jej nie rozumieją prawa, n<text:span text:style-name="T4454">i</text:span>e mówiąc o profesorach.<text:s/><text:span text:style-name="T4455">Ni</text:span>kt jej nie jest w stanie po prostu zrozumieć po tych różny<text:span text:style-name="T4456">c</text:span>h<text:s/><text:soft-page-break/>nawarstwieniach, które zaszły, ale zresztą i przedtem. Potrzebna jest nowa ustawa o samorządzie terytorialnym, w której nie będzie nic o administracji państwowej rządowej, być może potrzebna jest druga ustawa o administracji rządowej tego n<text:span text:style-name="T4457">i</text:span>e w<text:span text:style-name="T4458">i</text:span>em, bo to n<text:span text:style-name="T4459">i</text:span>e jest temat naszego spotkania, to je<text:span text:style-name="T4460">st</text:span><text:s/>do dysku<text:span text:style-name="T4461">sji</text:span>, jak to b<text:span text:style-name="T4462">ęd</text:span>zie<text:s/><text:span text:style-name="T4463">u</text:span>jmowan<text:span text:style-name="T4464">e,</text:span><text:s/>ale p<text:span text:style-name="T4465">otrzeb</text:span>na jest nowa ustawa przyjmująca zupełnie inną logikę myślenia o władzy lokalnej<text:span text:style-name="T4466">.</text:span><text:s/>Czyli zauważcie państwo gdy czytamy ustawę dzisiejszą mamy m.in. takie rozdziały<text:s/><text:span text:style-name="T4467">-</text:span><text:s/>„Rada narodowa działająca na sesji”,<text:s/>„Prezydium Rady Narodowej”,<text:s/>„Komisje Rady Narodowej”, itd<text:span text:style-name="T4468">.</text:span>, itd. To są elementy odnoszone do całego systemu rad narodowych na wszystkich ich szczeblach i rodzajach.<text:s/><text:span text:style-name="T4469">A<text:s/></text:span>ja sądzę<text:span text:style-name="T4470">,</text:span><text:s/>że jest potrzebna ustawa, która będzie miała rozdział<text:s/><text:span text:style-name="T4471">-</text:span><text:s/>„Gmina<text:span text:style-name="T4472">,</text:span><text:s/>organa ustrojowe gminy”,<text:s/>„Wybory do Gminnej Rady Narodowej”<text:s/>itd., itd. Musimy omówić ustrojowo gminę potem by<text:span text:style-name="T4473">ć</text:span><text:s/>może jakieś modyfikacje gdy chodzi o gminy miejskie, potem być może jakieś modyfikacje gdy chodzi o gminy w bardzo dużych miastach, potem gdy chodzi o związki międzykomunalne, już nie będę budował w tej chwili ustawy, bo to jest nie na<text:s/><text:span text:style-name="T4474">dzi</text:span>ś i nie na teraz, chodzi mi o zwrócenie uwagi po prostu na to, że czy tak jak przed chwilą powiedziałem czy może zupełnie inaczej, tu nie chodzi w tej chwili o szczegóły, osobna jest zupełnie w efek<text:span text:style-name="T4475">c</text:span>ie nowa logika ujęcia ustawodawczego i to jest mój drugi postulat do listy uzgodnień lub rozbieżności, ustawa o samorządzie terytorialnym lub jakby ją zwa<text:span text:style-name="T4476">ć</text:span><text:s/>w okresie mniej więcej 2 lat<text:span text:style-name="T4477">.</text:span><text:s/>Oczywiście pod warunkiem zmiany Konstytucji, o czym pan profesor mówił już nie raz<text:span text:style-name="T4478">. I</text:span><text:s/>ja oczywiście wiem, że to jest ten warunek podstawowy z punktu widzenia praworządności<text:span text:style-name="T4479">.</text:span></text:p>
      <text:p text:style-name="P4480">Teraz<text:s/><text:span text:style-name="T4481">c</text:span>hcę przejść do sprawy zakresu zadań komunalnych. Tutaj mówił o tym pan prof. Pańko przed chwilą. Ja całkowicie s<text:span text:style-name="T4482">i</text:span>ę z tym zgadzam<text:span text:style-name="T4483">.</text:span><text:s/>Zakres samorządu terytorialnego, zakres działania samorządu terytorialnego<text:s/><text:span text:style-name="T4484">i...</text:span><text:s/>Tak. Zakres działania samorządu terytorialnego woale nie mus<text:span text:style-name="T4485">i</text:span><text:s/>być du<text:span text:style-name="T4486">ż</text:span>y<text:span text:style-name="T4487">.</text:span><text:s/>On może być nawet mały, żeby nie powi<text:span text:style-name="T4488">ed</text:span>z<text:span text:style-name="T4489">i</text:span>eć bardzo mały, co je<text:span text:style-name="T4490">s</text:span>t przesadą z moje<text:span text:style-name="T4491">j</text:span><text:s/><text:span text:style-name="T4492">s</text:span>trony. Natomiast musi być absolutnie jasny, czytelny i klarowny. Musi być pełen w tej mierze, w której jest<text:span text:style-name="T4493">.</text:span><text:s/><text:span text:style-name="T4494">I</text:span>nnymi słowy jedną z podstawowy<text:span text:style-name="T4495">c</text:span>h wad obecnego systemu władzy terytorialn<text:span text:style-name="T4496">ej</text:span><text:s/>czyli rad narodowych jest ich omnipotencja, która<text:s/><text:span text:style-name="T4497">si</text:span>ę przekształca w kompletną niemoc działania we wszystkich zakresach ze względu na układ wielokrotnych pow<text:span text:style-name="T4498">i</text:span>ązań wewnątrz systemu państwowego.</text:p>
      <text:p text:style-name="P4499">W tym aspekcie chcę zwrócić uwagę na pewną rzecz, o której bardzo<text:s/><text:span text:style-name="T4500">c</text:span>elnie mówił pan Wilkanowicz i ja bym chciał wyciągnąć pewien wniosek, który jest - moim zdaniem<text:s/><text:span text:style-name="T4501">-</text:span><text:s/>postulatem niezwykle istotnej rangi i przy<text:span text:style-name="T4502">ję</text:span>cie jego musiałoby mie<text:span text:style-name="T4503">ć<text:s/></text:span>konsekwencje daleko wykraczające poza obrady tego<text:s/>„stolika”<text:span text:style-name="T4504">.<text:s/></text:span>Chcę o tym przynajmniej powiedzie<text:span text:style-name="T4505">ć</text:span><text:s/>do zanotowania, nawet jeśli państwo uznają, że to nie jest kwestia do dyskusji tutaj<text:span text:style-name="T4506">.</text:span></text:p>
      <text:p text:style-name="P4507">Proszę państwa istnieje takie pojęcie, jak moralność publiczna<text:s/><text:span text:style-name="T4508">i</text:span><text:s/>moralność państwowa.<text:s/><text:span text:style-name="T4509">J</text:span>est niemoralne jeżeli ustawa przyznaje pewne świadczenia lub też ustala pewne uprawnienia dla obywatela, dla społeczeństwa dla grupy społecznej po<text:s/><text:span text:style-name="T4510">c</text:span>zym nie ma fizy<text:span text:style-name="T4511">c</text:span>znej finansowej możliwości zrealizowania tych obietnic<text:span text:style-name="T4512">.</text:span><text:s/>To jest moralnie niedobre<text:span text:style-name="T4513">.</text:span><text:s/>Niewłaściwe<text:span text:style-name="T4514">.</text:span></text:p>
      <text:p text:style-name="P4515"><text:span text:style-name="T4516">I</text:span><text:s/>w związku<text:s/><text:span text:style-name="T4517">z</text:span><text:s/>tym chcę zwrócić uwagę na to, że potrzebny jest przegląd ustaw materialnych tych o różnych dziedzinach życia publicznego, w który<text:span text:style-name="T4518">c</text:span>h ustawodawca przyznaje obywatelowi prawo do różnego rodzaju świadczeń<text:span text:style-name="T4519">.</text:span><text:s/>Wśród tych świadczeń są m.in.<text:span text:style-name="T4520"><text:s/></text:span>świadczen<text:span text:style-name="T4521">i</text:span>a komunalne różnego rodzaju najogólniej rzecz<text:s/><text:span text:style-name="T4522">bi</text:span>orąc<text:span text:style-name="T4523">.</text:span></text:p>
      <text:p text:style-name="P4524">Ot<text:span text:style-name="T4525">óż</text:span><text:s/>jeżeli ja mam prawo, jeżeli ustawa ustala obowiązek świadczenia, to ja mam prawo do uzyskania<text:s/><text:soft-page-break/>świadczenia, mówię o tych, które są jednoznacznie ustalone<text:span text:style-name="T4526">.</text:span><text:s/><text:span text:style-name="T4527">N</text:span>ie danie ml takiego świadczenia<text:span text:style-name="T4528">,</text:span><text:s/>nie udzielenie ml go oznacza naruszenie moich praw podmiotowych po prostu. A stąd płynie bardzo prosty postulat. o którym mówiłem poprz<text:span text:style-name="T4529">e</text:span>dnio, ale nie był podjęty, szkoda, w dyskusji. Mianowicie n<text:span text:style-name="T4530">ie</text:span><text:s/>może być tak, że rada lokalna nie realizuje zadań ustalonych przez prawo, jako<text:s/><text:span text:style-name="T4531">z</text:span>adania obowiązkowe. Tak po prostu być nie może<text:span text:style-name="T4532">.</text:span><text:s/>Bo to oznacza, że w działaniu swoim państwo godzi się na permanentne naruszanie praw obywatelskich.</text:p>
      <text:p text:style-name="P4533"><text:span text:style-name="T4534">J</text:span>a sądz<text:span text:style-name="T4535">ę</text:span>, że to wykracza poza ten<text:s/>„stolik”. Ale chciałbym to bardzo mocno podkreślić<text:span text:style-name="T4536">.</text:span></text:p>
      <text:p text:style-name="P4537">Sprawa następna, która by<text:span text:style-name="T4538">ć</text:span><text:s/>może wymaga tutaj również o<text:span text:style-name="T4539">s</text:span>tatecznego jakiegoś takiego podkreślenia i ustalenia pojęć. To mówił także pan Wilkanowicz<text:span text:style-name="T4540">,</text:span><text:s/>to jest kwestia nadrzędności rad nad administracją, a potem w innym ujęciu kwestia dublowania administracji komunalnej przez państwową, czy państwowej przez komunalną.</text:p>
      <text:p text:style-name="P4541">Otóż z logiki systemu<text:span text:style-name="T4542">,</text:span><text:s/>który dzisiaj funkcjonuje wynika, że rady narodowe są w pierwszym rzędzie organami terenowymi<text:span text:style-name="T4543">,</text:span><text:s/>organami jednolitej władzy państwowej<text:span text:style-name="T4544">.</text:span></text:p>
      <text:p text:style-name="P4545">Ostatnio, w ciągu o<text:span text:style-name="T4546">st</text:span>atn<text:span text:style-name="T4547">ich</text:span><text:s/>5 czy 6 lat przydano im miano i f<text:span text:style-name="T4548">u</text:span>nk<text:span text:style-name="T4549">cj</text:span>e organów samorządu terytorialnego, ale uznan<text:span text:style-name="T4550">o,</text:span><text:s/>że to co robią jako organy samorządu terytorialnego to jest sfera wyłącznie niewładcza, sfera wyłącznie majątkowa<text:span text:style-name="T4551">. I</text:span><text:s/>teraz się mówi tak, jeżeli organy samorządu t<text:span text:style-name="T4552">er</text:span>ytorialnego<text:s/>miałyby<text:s/><text:span text:style-name="T4553">p</text:span>e<text:span text:style-name="T4554">ł</text:span>nić jakieś funkcje władcze to muszą pełnić, to muszą być również organem władzy państwowej, to jest pewne<text:s/>nieporozumienie pojęciowe<text:span text:style-name="T4555">.</text:span></text:p>
      <text:p text:style-name="P4556">Jest zupełnie oczyw<text:span text:style-name="T4557">is</text:span>te w każdym układzie państwowym, że organy samorządu terytorialnego są organami władzy,<text:s/><text:span text:style-name="T4558">or</text:span>ganami władzy publi<text:span text:style-name="T4559">c</text:span>znej. Natomiast nie chcemy, aby były nadal organami jednolitej władzy państwowej. Chcemy żeby było organami władzy publicznej w takim zakresie, w jakim zostan<text:span text:style-name="T4560">ą</text:span><text:s/>do tego upoważnione przez ustawy działowe i aby w tym zakresie, w jakim zostaną do tego upoważnione władzę publiczną realizowały samodzielnie pod nadzorem sądu, a zatem do granic zgodności z prawem.</text:p>
      <text:p text:style-name="P4561"><text:span text:style-name="T4562">I</text:span><text:s/>wreszcie ostatni z bardzo wielu problemów, które sobie zapisałem, ale nie ma czasu to jest problem wojewódzki<text:span text:style-name="T4563">. J</text:span>a bym chciał, chociaż mieliśmy o tym mówić w przyszłym tygodniu i pewnie będziemy mów<text:span text:style-name="T4564">ić</text:span><text:s/>to jest troszkę tak zawieszone.<text:s/>I chciałbym wyjaśnić pogląd mój czy pogląd nasz tak żeby, jak gdyby nie hamować procesu myślenia na ten temat.</text:p>
      <text:p text:style-name="P4565">Omówienie problemu wojewódzkiego można zacząć z bardzo wielu punktów widzenia. Bo oczywiście jest postulatem niejako demokratyzacyjnym powiedzie<text:span text:style-name="T4566">ć</text:span>, że samorząd lokalny to nie tylko miasto i gmina, ale przecież czemu również nie województwo.<text:s/><text:span text:style-name="T4567">To</text:span><text:s/>przecież będzie lepiej skoro usamorządowimy województwo.</text:p>
      <text:p text:style-name="P4568">Otóż pozornie tak. Natomiast w moim przekonaniu praktycznie nie będzie lepiej. Ponieważ choćby już dziś wiadomo<text:s/><text:span text:style-name="T4569">-</text:span><text:s/>o czym tutaj na tej sali wielokrotnie mówiono<text:s/><text:span text:style-name="T4570">i</text:span><text:s/>to z różnych punkt<text:span text:style-name="T4571">ó</text:span>w tego stołu - że myślenie samorządowe nie ma zaplecza samorządowego.</text:p>
      <text:p text:style-name="P4572">A zatem czy usamorządowi to województwo czy tylko nadamy mu nazwę samorządu pozostaw<text:span text:style-name="T4573">i</text:span>a<text:span text:style-name="T4574">j</text:span>ąc dotych<text:span text:style-name="T4575">cz</text:span>asowe mechani<text:span text:style-name="T4576">z</text:span>m<text:span text:style-name="T4577">y</text:span><text:s/>gry. To jest j<text:span text:style-name="T4578">edn</text:span>a ścieżka myślenia<text:span text:style-name="T4579">.</text:span></text:p>
      <text:p text:style-name="P4580">Druga ś<text:span text:style-name="T4581">cież</text:span>ka m<text:span text:style-name="T4582">y</text:span>ślenia<text:span text:style-name="T4583">.</text:span><text:s/>Druga ścieżka myślenia natomiast wykra<text:span text:style-name="T4584">c</text:span>za z problematyki politycznej, a wchodzi w problematykę ekonomiczną<text:s/><text:span text:style-name="T4585">i</text:span><text:s/>moim zdaniem są argumenty bardzo ciężkiej wag<text:span text:style-name="T4586">i.</text:span></text:p>
      <text:p text:style-name="P4587">Otóż doskonale wszyscy przy tym stole zdają sobie sprawę, że obecny podział terytorialny stopnia<text:s/><text:soft-page-break/>w<text:span text:style-name="T4588">oj</text:span>ewódzkiego jest nie najlepszy. Dyskutuje<text:s/><text:span text:style-name="T4589">się</text:span><text:s/>na różnych gremiach i forach o tym, że być może trzeba myśleć o powrocie do podziału<text:s/><text:span text:style-name="T4590">tr</text:span>ó<text:span text:style-name="T4591">js</text:span>topniowego<text:span text:style-name="T4592">.</text:span><text:s/><text:span text:style-name="T4593">A</text:span>le jak<text:span text:style-name="T4594">?</text:span><text:s/>Czy do starego? Czy do jakiegoś nowego, że to drogo, czy nas na to s<text:span text:style-name="T4595">t</text:span>a<text:span text:style-name="T4596">ć</text:span>? Otóż nasza koncepcja jest taka<text:span text:style-name="T4597">.</text:span></text:p>
      <text:p text:style-name="P4598">Podmiotem samorządu t<text:span text:style-name="T4599">er</text:span>ytoria<text:span text:style-name="T4600">lneg</text:span>o je<text:span text:style-name="T4601">st</text:span><text:s/>mia<text:span text:style-name="T4602">st</text:span>o lub gmina<text:span text:style-name="T4603">.</text:span><text:s/>Jest zupełnie oczywiste, że w granicach i sposobem własnym miasta lub gminy nie można zrealizować ogromnej większości zadań o charakterze ponadlokalnym. I to jest absolutnie zrozumiałe i to jest absolutnie oczywiste, przecież nikt nie mówi nic inneg<text:span text:style-name="T4604">o.</text:span><text:s/>Sądzimy wszakże, że wszystkie te zadania o charakterze ponadlokalnym można i powinno się real<text:span text:style-name="T4605">i</text:span>zować za pośrednictwem mechanizmu związku mi<text:span text:style-name="T4606">ęd</text:span>zykomunaln<text:span text:style-name="T4607">eg</text:span>o celowego<text:span text:style-name="T4608">.</text:span><text:s/>Spółki, tak jak go zwał, obojętne. A zatem za pośrednictwem takich układów przestrzennych, w jakich występują i są realizowane potrzeby lokalne<text:span text:style-name="T4609">.</text:span><text:s/>To oznacza w efekcie, że dla obszaru województwa takiego, jakie ono dzisiaj jest, być może nie powstanie de facto żadna jednostka międzykomunalna o charakterze ponadlokalnym<text:span text:style-name="T4610">.</text:span></text:p>
      <text:p text:style-name="P4611">Sądzimy, że po pewnym czasie wytworzy si<text:span text:style-name="T4612">ę</text:span><text:s/>taki układ przestrzenny - tych różnego rodzaju związków międzykomunalnych - który<text:s/><text:span text:style-name="T4613">w</text:span><text:s/>realny sposób pozwoli postawić sprawę prze formułowania podziału terytorialnego państwa na szczeblach wyższych, a na jakich? To ja nie wiem<text:span text:style-name="T4614">.</text:span><text:s/>To nie my, n<text:span text:style-name="T4615">i</text:span>e dzisiaj i nie ma potrzeby o tym mówić<text:span text:style-name="T4616">.</text:span><text:s/>Stworzenie z województwa dzisiaj układu samorządowego petryfikuje ten stan ter<text:span text:style-name="T4617">yt</text:span>orialny, który jest dziś<text:span text:style-name="T4618">.</text:span><text:s/>I będzie to błąd nie nawet w kategoriach politycznych, o których tak wiele przy tym stole mówimy. Tylko po prostu w kategoriach prz<text:span text:style-name="T4619">es</text:span>trzennych, gospodarczych, w kategoriach efektywności społecznej, w kategoriach kulturowych itd.</text:p>
      <text:p text:style-name="P4620"><text:span text:style-name="T4621">I</text:span><text:s/>również w tej płaszczyźnie dyskusji o funkcjach podziału terytorialnego kraju i potem o samorządzie mam jednoznaczny pogląd, że nie należy dzi<text:span text:style-name="T4622">ś</text:span><text:s/>województwa włącza<text:span text:style-name="T4623">ć</text:span><text:s/>do systemu samorządowego<text:span text:style-name="T4624">.</text:span><text:s/>Powinna to być władza państwowa, władza uspołeczniona, ale województwo takie, o jakim my<text:span text:style-name="T4625">ś</text:span>lę, nie powinno mie<text:span text:style-name="T4626">ć</text:span><text:s/>osobowości prawnej, odrębnej podmiotowości i tak dalej, i tak dalej<text:span text:style-name="T4627">.</text:span><text:s/><text:span text:style-name="T4628">N</text:span>ie chcę tego rozwijać, bo czasu już nie ma<text:span text:style-name="T4629">. W</text:span><text:s/>każdym razie jest to dosyć ważny element z naszego punktu widzenia na te sprawy<text:span text:style-name="T4630">.</text:span></text:p>
      <text:p text:style-name="P4631">Dziękuję bardzo<text:span text:style-name="T4632">.</text:span></text:p>
      <text:p text:style-name="P4633"><text:span text:style-name="T4634">Przewod</text:span><text:span text:style-name="T4635">n</text:span><text:span text:style-name="T4636">ic</text:span><text:span text:style-name="T4637">ząc</text:span><text:span text:style-name="T4638">y</text:span><text:span text:style-name="T4639">:</text:span></text:p>
      <text:p text:style-name="P4640">Dziękuję bardzo. Proszę państwa na liście mamy teraz pana Stolza, potem mamy jeszcze pana Martyniuka i panią Zawadzką<text:span text:style-name="T4641">.</text:span></text:p>
      <text:p text:style-name="P4642"><text:span text:style-name="T4643">Ob. Stanisław Stolz</text:span>:</text:p>
      <text:p text:style-name="P4644">J<text:span text:style-name="T4645">eśli</text:span><text:s/>można kilka punktów chciałbym poruszyć<text:span text:style-name="T4646">.</text:span></text:p>
      <text:p text:style-name="P4647">Dla mn<text:span text:style-name="T4648">ie</text:span><text:s/>minie m<text:span text:style-name="T4649">imo</text:span><text:s/>tak długo trwającej dyskusji jedna właściwie sprawa nie całkiem jest jasna, jako pewien punkt wyjścia jest do następnego posiedzenia, bo wszystko wskazuje na to, że dzisiejsze pomału zmierza do błyskotliwego końca<text:span text:style-name="T4650">.</text:span></text:p>
      <text:p text:style-name="P4651">A mianowicie czy my pracujemy w układzie, że w najbliższej przyszłości<text:span text:style-name="T4652">,</text:span><text:s/>k<text:span text:style-name="T4653">i</text:span>edy będziemy wprowadzali w życie us<text:span text:style-name="T4654">t</text:span>aw<text:span text:style-name="T4655">ę</text:span><text:s/>o mieniu komunalnym, nowelizację ustawy o systemie. Będziemy to robili pod rządem Konstytucji w<text:s/><text:span text:style-name="T4656">j</text:span>e<text:span text:style-name="T4657">j</text:span><text:s/>obecnym brzmieniu czy pod rządem konstytucji znow<text:span text:style-name="T4658">eliz</text:span>owan<text:span text:style-name="T4659">ej.</text:span><text:s/>Ja rozumiem, że nowej konstytucji w najbliższej przyszłości nie będzie<text:span text:style-name="T4660">.<text:s/></text:span>Było już jednak cały szereg cząstkowych nowel Konstytucji i chciałbym poddać pod rozwagę, żebyśmy przyjęli jednak jako założenie, że jeśli zajdzie potrzeba cząstkowej zmiany Konstytucji to<text:s/><text:span text:style-name="T4661">się</text:span><text:s/>po prostu ją zaproponuje<text:span text:style-name="T4662">.</text:span><text:s/>Jestem tutaj, jeśli wolno mi to wyznać pod pewnym wpływem prac z lat '82 - '83, kiedy przy dobrej woli współtwórców trzymając s<text:span text:style-name="T4663">i</text:span>ę jednak zasady,<text:s/><text:soft-page-break/>że Konstytucji według jej aktualnego stanu prawnego zmieniać się nie będzie doszło do wydania ustawy z 1983<text:s/><text:span text:style-name="T4664">r.</text:span>, w której wielkość licznych skądinąd wad wynikała właśnie stąd, że Konstytuc<text:span text:style-name="T4665">j</text:span>a pozostała nietknięta, bo takie przyj<text:span text:style-name="T4666">ęt</text:span>o założenie<text:span text:style-name="T4667">.</text:span><text:s/>To byłby wniosek pierwszy<text:span text:style-name="T4668">.</text:span></text:p>
      <text:p text:style-name="P4669">Wniosek drugi, który tu chciałbym postawić to jest kwestia, iż w naszych materiałach powinna się znaleźć zasa<text:span text:style-name="T4670">d</text:span>a pewności finansowej dla przyszłego samorządu terytorialnego.</text:p>
      <text:p text:style-name="P4671">I parę kryteriów elementarnych, jestem całkowicie po stronie nieobecnego w tej chwili pana prof<text:span text:style-name="T4672">.</text:span><text:s/>Janusza Ł<text:span text:style-name="T4673">ę</text:span>towskiego, że nasze opracowanie nie powinno być niekończącą się księgą, ale pewne konkrety trzeba postawić, bo jeśli się ich nie postawi, wypłynął one właśnie tam, gdzie nie powinny wypłynąć, bo powinny być przez nas jak mniemam przygotowane<text:span text:style-name="T4674">.</text:span></text:p>
      <text:p text:style-name="P4675">Wydaje mi się, że ta pewność finansowa powinna polegać przede wszystkim na czym? Że musimy i to już na najbliższ<text:span text:style-name="T4676">ą</text:span><text:s/>przyszłoś<text:span text:style-name="T4677">ć</text:span><text:s/>zastanowić się,<text:s/><text:span text:style-name="T4678">j</text:span>ak ewentualne wieloletnie plany sfinansowania środków wyrównaw<text:span text:style-name="T4679">czyc</text:span>h dla samorządu terytorialnego czy mówią<text:span text:style-name="T4680">c</text:span><text:s/>inaczej dla rad narodowych, jak je zabezpieczyć przed sytuacją<text:s/><text:span text:style-name="T4681">i</text:span>nflacyjną. Bo jeśli my nawet prz<text:span text:style-name="T4682">yj</text:span>miemy pewne kwoty na okresy 5-letnie to one mogą na tle procesów hamowania czy wzrastania inflacji okazywa<text:span text:style-name="T4683">ć<text:s/></text:span>się nierealne, nikt nie jest w stanie inflacji zaplanować.</text:p>
      <text:p text:style-name="P4684">I sprawa druga. Przy obiektywnych kryteriach kształtowania dotacji trzeba wziąć pod uwagę nie tylko ewentualny współczynnik przeliczeniowy inflacyjny, ale i jeszcze jedno, a mianowicie,<text:s/><text:span text:style-name="T4685">t</text:span>e w tych kryteriach podmiotowych muszą być także uwzględnione elementy subiektywne.<text:s/><text:span text:style-name="T4686">A</text:span><text:s/>mianowicie, ażeby doganian<text:span text:style-name="T4687">i</text:span>e ubogich, a leniwych jeśli chodzi o działalność samorządową do tej pory nie odbywało s<text:span text:style-name="T4688">i</text:span>ę kosztem zamożnych, ale i dzięki właśn<text:span text:style-name="T4689">i</text:span>e różnego rodzaju własnym inicjatywom samorządowym i społecznym. N<text:span text:style-name="T4690">i</text:span>e wiem czy wyrażam<text:s/><text:span text:style-name="T4691">s</text:span>ię jasno, ale to jest bardzo istotne. Obiektywizm jest zaprzeczeniem subiektywizmu. Komuś powiemy jesteś bogaty<text:span text:style-name="T4692">.</text:span><text:s/>On powie tak, ale dałem właściw<text:span text:style-name="T4693">i</text:span>e ze swoich środków własnych w czynie społecznym<text:span text:style-name="T4694">.</text:span><text:s/>Ten czynnik subiektywny musi stać się, jak sądzę<text:s/><text:span text:style-name="T4695">czy</text:span>nnikiem obiektywnym<text:span text:style-name="T4696">.</text:span></text:p>
      <text:p text:style-name="P4697">Jeszcze jedna kwestia. Ja nie jestem w stanie tu zaproponować czegoś całkiem konkretnego, ale wydaje mi się, że dobrze by było odejś<text:span text:style-name="T4698">ć</text:span><text:s/>od metody, która mówiąc w dużym uproszeniu i prymitywnie sprowadza s<text:span text:style-name="T4699">i</text:span>ę do tego, że co roku naczelnicy gmin z kierownikami wydziałów finansowych bądź wicewojewodami, a wojewodowie bądź wicewojewodowie z podsekretarzami stanu czy dyrektorami departamentu w Ministerstwie Finansów wykłócają się o pewne wielkości, dokonują pewnego rodzaju wzajemnych przetargów, które potem uzyskują sankcje w dorocznej ustawie budżetowej nazywa<text:s/><text:span text:style-name="T4700">się</text:span>, że jest to wola Sejmu, najwyższego organu władzy państwowej<text:span text:style-name="T4701">.</text:span><text:s/>Ale wiemy jaka jest kuchnia<text:span text:style-name="T4702">.</text:span><text:s/>Powstaje pytanie czy<text:s/><text:span text:style-name="T4703">ś</text:span>rodk<text:span text:style-name="T4704">i</text:span><text:s/>wyrównawcze dla budż<text:span text:style-name="T4705">et</text:span>ów samorządowych nie powinny by<text:span text:style-name="T4706">ć</text:span><text:s/>prz<text:span text:style-name="T4707">el</text:span>ewane z budżetu centralnego państwa do ogólnopaństwowego samorządowego funduszu wyrównawczego mającego charakter swoistego związku mi<text:span text:style-name="T4708">ęd</text:span>zykomunaln<text:span text:style-name="T4709">eg</text:span>o województw, który by jako władza publiczna choć n<text:span text:style-name="T4710">i</text:span>epaństwowa dokonywał odpowiedniej redystrybu<text:span text:style-name="T4711">cj</text:span>i tych środków<text:span text:style-name="T4712">.</text:span></text:p>
      <text:p text:style-name="P4713">Ja w tej chwili nie mam czasu na to, żeby przedstawia<text:span text:style-name="T4714">ć<text:s/></text:span>bardziej szczegółowo te propozy<text:span text:style-name="T4715">c</text:span>je, ale<text:s/><text:span text:style-name="T4716">są</text:span>dzę, że sama jej koncepcja wyjściowa być może warta jest rozważenia<text:span text:style-name="T4717">.</text:span></text:p>
      <text:p text:style-name="P4718">Sądz<text:span text:style-name="T4719">ę,</text:span><text:s/>że w naszych opiniach bardzo należałoby podkreślić to co znajduje s<text:span text:style-name="T4720">ię</text:span><text:s/>już w projekcie ustawy o mieniu komunalnym, choć panie dyrektorze jeśli wolno pod pańskim adresem, może panie dyrektorze byłoby lepiej gdyby znalaz<text:span text:style-name="T4721">ł<text:s/></text:span>się tekście nowelizującym ustawy o systemie - to są związki międzykomunalne.<text:s/><text:soft-page-break/><text:span text:style-name="T4722">W</text:span><text:s/>dalszej perspektywie, ale naprawdę dalszej perspektywie<text:s/><text:span text:style-name="T4723">i</text:span><text:s/>oczekiwanej spokojnie, i bez zbędnych nacieków możemy poprzez związki m<text:span text:style-name="T4724">ię</text:span>dzykomunalne odtworzyć sobie pewne służby dawniej powiatowe, dziś nie wiadomo czyje, terytorialnie rejonowe, komp<text:span text:style-name="T4725">et</text:span>encyjnie wojewódzkie, jak myślę jest to sprawa na tyle ważna, że w naszej opinii jakiś pełen placet dla tych związków mi<text:span text:style-name="T4726">ęd</text:span>zykomunalnych powinien istnieć z jednym tylko zastrzeżeniem. Aby w imię uszczęśliwiania samorządu terytorialnego nie zaczęto tworzyć związków mi<text:span text:style-name="T4727">ęd</text:span>zykomunalnych oktr<text:span text:style-name="T4728">oj</text:span>owanych powołując się m.in. i na pewne tradycje mi<text:span text:style-name="T4729">ęd</text:span>zywo<text:span text:style-name="T4730">je</text:span>nne<text:span text:style-name="T4731">.</text:span></text:p>
      <text:p text:style-name="P4732">Zmierzam do końca, jestem ju<text:span text:style-name="T4733">ż</text:span><text:s/>w punkcie czwartym, na osiem, które chciałbym przedstawić<text:span text:style-name="T4734">.</text:span><text:s/>Ja chciałbym poddać pod rozwagę pewien problem, który już poruszył przed chwilą pan minister Musioł, ale ta sprawa wydaje mi się warta jest decyzji<text:span text:style-name="T4735">.</text:span></text:p>
      <text:p text:style-name="P4736">My mamy do czynienia de facto w Polsce nie z tylko 4-stopniowym podziałem administra<text:span text:style-name="T4737">cj</text:span>i na okręgi, województwa, regio<text:span text:style-name="T4738">n</text:span>y i gminy<text:span text:style-name="T4739">.</text:span><text:s/>Najbogatszy w służby jest podział na rejony. Gdyby sięgnąć do Dzienników Ustaw w Mon<text:span text:style-name="T4740">i</text:span>torze Polskim można stwierdzić, że w rejonie nie ma wprawdzie naczelnika rejonu, ani rejonowej rady narodowej, ale jest sąd, prokurator, komendant urzędu spraw wewnętrznych, więc rejonowy urząd spraw wewn<text:span text:style-name="T4741">ęt</text:span>rznych<text:span text:style-name="T4742">.</text:span><text:s/>Mogę to wyliczać bardzo długo. I chyba z tym trzeba się zgodzić, bo nie będziemy tego dekoncen<text:span text:style-name="T4743">t</text:span>rować ani decentralizować do gmin<text:span text:style-name="T4744">.</text:span><text:s/>Natomiast jest problem jeden<text:span text:style-name="T4745">.<text:s/></text:span>Jeden problem, który jest nieszczęściem dla ludności poszczególnych gmin, a jest i także dużym kłopotem dla gminnych rad narodowych i naczeln<text:span text:style-name="T4746">i</text:span>ków gmin te rejony nie są jednolite<text:span text:style-name="T4747">.</text:span><text:s/>Ich jest dla p<text:span text:style-name="T4748">os</text:span>zczególnych służb od 270 do 340. Czy nie można by pójść na<text:s/>„męską decyzję”<text:s/>i zdecydować, że kto pracuje w układzie rejonowym ten pracuje w układzie podziału na rejony ustalonym przez ustawę<text:span text:style-name="T4749">.</text:span><text:s/>To znaczy przypisać poszczególne gminy do poszczególnych rejonów<text:s/><text:span text:style-name="T4750">i</text:span><text:s/>kto pracuje w układzie rejonowym ten musi<text:span text:style-name="T4751">.</text:span>.<text:span text:style-name="T4752">.</text:span><text:s/>ten ma się podporządkować temu układowi rejonowemu<text:span text:style-name="T4753">.</text:span><text:s/>Chyba że na drodze u<text:span text:style-name="T4754">st</text:span>aw<text:span text:style-name="T4755">od</text:span>aw<text:span text:style-name="T4756">czej,</text:span><text:s/>choć takie zastrzeżenie jest zawsze niebezpieczne, uzyskałby zwolnienie od tej zasady np. gdyby zezwolono na to, ażeby prokuraturę utworzyć dla dwóch rejonów, a nie dla<text:s/><text:span text:style-name="T4757">j</text:span>ednego, ale nigdy dla półtora rejonu<text:span text:style-name="T4758">.</text:span></text:p>
      <text:p text:style-name="P4759">Sprawa na<text:span text:style-name="T4760">s</text:span>tępna, którą ch<text:span text:style-name="T4761">c</text:span>iałbym poruszyć również pod kątem pewnych wniosków, może troch<text:span text:style-name="T4762">ę</text:span><text:s/>bardziej szczegółowych, to jest kwestia czy rada narodowa powinna by<text:span text:style-name="T4763">ć</text:span><text:s/>również organem władzy państwowej czy to ma wpływ na władztwo?</text:p>
      <text:p text:style-name="P4764">Je<text:span text:style-name="T4765">ś</text:span>li przyjmiemy<text:span text:style-name="T4766">,</text:span><text:s/>a wszyscy byliśmy tu zdaje s<text:span text:style-name="T4767">i</text:span>ę co do tego zgodn<text:span text:style-name="T4768">i</text:span>, że nigdzie nie jest powiedziane w żadnym ustroju, że władzą publiczną jest także władza<text:span text:style-name="T4769">..</text:span>. tylko władza państwowa, że władzą publiczną jest również każda władza samorządowa i to nie tylko samorządu terytorialnego, ale także rzemieślniczego, handlowego, przemy<text:span text:style-name="T4770">sło</text:span>wo-handlowego, transportowego, lekarskiego, w<text:span text:style-name="T4771">et</text:span>erynary<text:span text:style-name="T4772">jn</text:span>ego, adwokackie, radców prawnych itd., itd<text:span text:style-name="T4773">.</text:span><text:s/>No więc jeśli jest się władzą publiczną to oczywiście można dokonywać aktów władczych<text:s/><text:span text:style-name="T4774">i<text:s/></text:span>nie o to chodzi. Do rozważenia jest tylko jedna kwestia<text:span text:style-name="T4775">.</text:span><text:s/>Czy rada narodowa, jako organ tylko samorządu terytorialnego zakładam organ stanowiący samorządu terytorialnego, czy organ wykonawczy rady narodowej jako organ par excellence samorządowy, wykonujący tylko pewne funkcje zle<text:span text:style-name="T4776">c</text:span>one, moim zdaniem funkcje zle<text:span text:style-name="T4777">c</text:span>one tylko na podstawach wynikających z ustaw szczególnych, bo jeśli przekażemy to na jakąkolwiek inną drogę to nam organy pionowo<text:s/>nadr<text:span text:style-name="T4778">z</text:span>ędne zasypią te organy wykonawcze stopnia gminnego, stopnia miejskiego zadaniami zleconymi<text:span text:style-name="T4779">.</text:span><text:s/>Ale wracajmy do zasadniczego nurtu myśli<text:span text:style-name="T4780">.</text:span></text:p>
      <text:p text:style-name="P4781">Natomiast powstaje pytanie czy takie organy samorządowe mogą czy nie mogą, bo tu mam poważną obawę, być czynnikiem<text:span text:style-name="T4782"><text:s/></text:span>wład<text:span text:style-name="T4783">c</text:span>zej czy pół-władcze<text:span text:style-name="T4784">j</text:span><text:s/>koordynacji w stosunku do niepodporządkowanych<text:s/><text:soft-page-break/>organów państwowych w terenie.<text:s/><text:span text:style-name="T4785">J</text:span>e<text:span text:style-name="T4786">ś</text:span>li nie to można się na to zgodzi<text:span text:style-name="T4787">ć</text:span><text:s/>tylko trzeba zdać sobie sprawę. Funkcja koordynacyjna rad narodowych w układzi<text:span text:style-name="T4788">e</text:span>,<text:s/><text:span text:style-name="T4789">w</text:span>ówczas funkcja koordynacyjna samorządu terytorialnego w układzie poziomym ulega bardzo zasadni<text:span text:style-name="T4790">c</text:span>zemu ograniczeniu<text:span text:style-name="T4791">.</text:span><text:s/>Rzecz warta rozważenia czy w danym przypadku<text:s/>„skórka jest warta wyprawki”.<text:s/><text:span text:style-name="T4792">Są</text:span>d<text:span text:style-name="T4793">z</text:span>ę w każdym razie, że problem<text:s/><text:span text:style-name="T4794">je</text:span>st to istotny.</text:p>
      <text:p text:style-name="P4795"><text:span text:style-name="T4796">I</text:span><text:s/>jeszcze chciałbym poruszyć jedną kwestię tak najogólniej<text:span text:style-name="T4797">.</text:span><text:s/>Czy samorząd wojewódzki jest potrzebny. Można powiedzieć tak, w okresie mi<text:span text:style-name="T4798">ęd</text:span>zyw<text:span text:style-name="T4799">ojen</text:span>nym wido<text:span text:style-name="T4800">c</text:span>znie potrzebny nie był, skoro odziedziczony po byłym cesarstwie pruskim w górnośląskiej części województwa śląskiego, w woj. poznańskim i w woj<text:span text:style-name="T4801">.</text:span><text:s/>pomorskim w innych województwach nie istniał. Wiadomo samorząd teryto<text:span text:style-name="T4802">r</text:span>ialny w Pols<text:span text:style-name="T4803">c</text:span>e mi<text:span text:style-name="T4804">ęd</text:span>zywojenn<text:span text:style-name="T4805">ej</text:span><text:s/>zaczynał się tak cząstkowo w gromadzie, jego podstawową komórką była gmina miejska lub wiejska i poza tym były powiatowe związki samorządu terytorialnego. Więc rzeczywiście jest i nawet pewna tradycja, że samorządu w<text:span text:style-name="T4806">oj</text:span>ewódzkiego nie ma. Ale jednakże istnieje szczęśliwie nam problem<text:span text:style-name="T4807">.</text:span></text:p>
      <text:p text:style-name="P4808">Wydaje mi się,<text:s/><text:span text:style-name="T4809">ż</text:span>e samorząd wojewódzki wielkiej przyszłości nie ma, ale należałoby go zostawić choćby z jednego powodu.<text:s/><text:span text:style-name="T4810">Z</text:span><text:s/>tego mianowicie, że jeśli nie idziemy na<text:s/><text:span text:style-name="T4811">m</text:span>i<text:span text:style-name="T4812">ę</text:span>dzykomunaln<text:span text:style-name="T4813">e</text:span><text:s/>związki samorządowe o charakterze oktrojowanym, to się chyba mija z celem. Je<text:span text:style-name="T4814">ś</text:span>li zgodzimy<text:s/><text:span text:style-name="T4815">s</text:span>i<text:span text:style-name="T4816">ę,</text:span><text:s/>że brak nam tego ogniwa pośredniego, jakim jest powiat, najlepszy dowód ile instytucji ulokowało się w rejonie. To pewne służby wyspecjalizowane mają charakter rejonowy. Zdecentralizować się ich z miejsca do miast i gmin nie da. Związków mi<text:span text:style-name="T4817">ę</text:span>dzykomunalnych oktr<text:span text:style-name="T4818">oj</text:span>owanych tworzyć, jak rozumiem, nie pragniemy<text:span text:style-name="T4819">.<text:s/></text:span>Oczekiwanie na dobrowolne związki mi<text:span text:style-name="T4820">ęd</text:span>zykomunalne no trochę p<text:span text:style-name="T4821">ot</text:span>rwa<text:s/><text:span text:style-name="T4822">są</text:span><text:s/>to w końcu dobrowolne umowy<text:span text:style-name="T4823">.</text:span></text:p>
      <text:p text:style-name="P4824">Wydaje mi się,<text:s/><text:span text:style-name="T4825">ż</text:span>e województwo powinno być jednak związkiem samorządu terytorialnego, powtarzam związkiem samorządu ter<text:span text:style-name="T4826">yt</text:span>orialnego, bo przecież to jest już pewna nadbudowa samorządowa nad gminą miejską i wiejską, być może w przyszłości funkcje tego samorządu w<text:span text:style-name="T4827">oj</text:span>ewódzkiego będą nikły.<text:s/><text:span text:style-name="T4828">B</text:span>y<text:span text:style-name="T4829">ć<text:s/></text:span>może zostaną one w znakomitej części przelane na związki mi<text:span text:style-name="T4830">ęd</text:span>zykomunalne, być może zostaną pewne sprawy załatwione w drodze umów, tworzenia spółek itd. Ale według stanu na dziś kiedy mamy śpieszyć<text:s/><text:span text:style-name="T4831">się</text:span><text:span text:style-name="T4832"><text:s/>z ustawą</text:span><text:s/>o mieniu komunalnym, a problem samorządności lub niesamorządności województw ma zasadniczy wpływ na brzmienie tej ustawy to wydaje mi się, że byłoby r<text:span text:style-name="T4833">z</text:span>eczą doś<text:span text:style-name="T4834">ć</text:span><text:s/>ryzykowną gdybyśmy powiedzieli, że województwo nie jest podmiotem mienia komunalnego, że zatem te urządzenia mające charakter rejonowy służące 5, 7, 11 gminom i małym miastom zlokalizowane w ręku wojewódzkich rad narodowych i nienadające się zmienić do przekazania na szczebel wiej<text:span text:style-name="T4835">s</text:span>ki pozostaną mieniem ogólnospołecznym, a nie mieniem komunalnym<text:span text:style-name="T4836">.</text:span><text:s/>To byłoby chyba duży zawód dla tych ludzi, którzy<text:span text:style-name="T4837"><text:s/></text:span>interesują się problematyką samorządu terytorialnego w terenie<text:span text:style-name="T4838">.</text:span></text:p>
      <text:p text:style-name="P4839">I wreszcie proszę pań<text:span text:style-name="T4840">st</text:span>wa<text:span text:style-name="T4841">.</text:span>.<text:span text:style-name="T4842">.</text:span><text:s/>właściwie miałem mówić krótko, wobec tego te refleksje natury ogólniejszej zostawię na boku<text:span text:style-name="T4843">.</text:span><text:s/>Mnie brakowało i dzisiaj, wypada mi przeprosić za przydługie wywody i podziękować za uwag<text:span text:style-name="T4844">ę</text:span>.</text:p>
      <text:p text:style-name="P4845">Dziękuję bardzo<text:span text:style-name="T4846">.</text:span></text:p>
      <text:p text:style-name="P4847"><text:span text:style-name="T4848">Przewod</text:span><text:span text:style-name="T4849">n</text:span><text:span text:style-name="T4850">ic</text:span><text:span text:style-name="T4851">ząc</text:span><text:span text:style-name="T4852">y</text:span><text:span text:style-name="T4853">:</text:span></text:p>
      <text:p text:style-name="P4854">Czy<text:s/><text:span text:style-name="T4855">m</text:span>ożna pytanie do pana, pan wspomniał o tej koncepcji, której pan nie chce rozwijać dotyczącej tego funduszu wyrównawczego komunalnego. Czy ona istnieje gdzieś napisana, czy jest jakaś koncepcja, czy to jest sprawa bliżej opracowana czy to jest tylko, pan nie chciał jej rozwijać, bo gdyby ona była to bylibyśmy bardzo wdzięczn<text:span text:style-name="T4856">i<text:s/></text:span>za umożliwi<text:span text:style-name="T4857">eni</text:span>e zapoznania<text:s/><text:span text:style-name="T4858">s</text:span>i<text:span text:style-name="T4859">ę</text:span><text:s/>poza naszym zebraniem?</text:p>
      <text:soft-page-break/>
      <text:p text:style-name="P4860"><text:span text:style-name="T4861">Ob.</text:span><text:span text:style-name="T4862"><text:s/>Stanisław St</text:span><text:span text:style-name="T4863">o</text:span><text:span text:style-name="T4864">lz</text:span>:</text:p>
      <text:p text:style-name="P4865">Sądzę<text:span text:style-name="T4866">,</text:span><text:s/>tu podpowiada mi pan min.<text:span text:style-name="T4867"><text:s/></text:span>Musioł, z którym mam zaszczyt, p<text:span text:style-name="T4868">r</text:span>zynale<text:span text:style-name="T4869">ż</text:span>e<text:span text:style-name="T4870">ć</text:span><text:s/>do jednej organi<text:span text:style-name="T4871">z</text:span>a<text:span text:style-name="T4872">c</text:span>ji politycznej, ż<text:span text:style-name="T4873">e</text:span><text:s/>moglibyśmy coś takiego przedstawić na nast<text:span text:style-name="T4874">ę</text:span>pne posiedzenie.</text:p>
      <text:p text:style-name="P4875"><text:span text:style-name="T4876">W</text:span>inienem od razu dodać, że będzie to materiał do pewnego stopnia, jak ja się obawiam anachroniczny,<text:s/><text:span text:style-name="T4877">b</text:span>o chcemy się do pewnych rozstrzygnięć, które miały miejsce przed rokiem 195<text:span text:style-name="T4878">0</text:span>..<text:span text:style-name="T4879">.</text:span><text:s/>Oczywiście nie proponujemy przedruków<text:s/><text:span text:style-name="T4880">i</text:span><text:s/>fotokopii starych przepisów prawnych jeszcze z okresu międzyw<text:span text:style-name="T4881">oj</text:span>ennego, ale chcielibyśmy do pewnych struktur i koncepcji<text:s/><text:span text:style-name="T4882">s</text:span>ię z tamtego okresu odnieść i nawiąza<text:span text:style-name="T4883">ć.</text:span><text:s/>To tyle w celu wyjaśnienia.</text:p>
      <text:p text:style-name="P4884"><text:span text:style-name="T4885">Prz</text:span><text:span text:style-name="T4886">ew</text:span><text:span text:style-name="T4887">od</text:span><text:span text:style-name="T4888">n</text:span><text:span text:style-name="T4889">i</text:span><text:span text:style-name="T4890">c</text:span><text:span text:style-name="T4891">zą</text:span><text:span text:style-name="T4892">c</text:span><text:span text:style-name="T4893">y</text:span><text:span text:style-name="T4894">:</text:span></text:p>
      <text:p text:style-name="P4895">Dziękuję. Mnie się wydaje, że jednak byłaby bardzo cenna, bo to by było wzbogacenie koncepcji, która by.<text:span text:style-name="T4896">.</text:span>. rozumiem,<text:s/><text:span text:style-name="T4897">ż</text:span>e na następnych spotkaniach będziemy musieli dyskutować system finansowy i wtedy byłoby to bardzo cenny wkład do tej dyskusji, bardzo bym pro<text:span text:style-name="T4898">s</text:span>ił w ta<text:span text:style-name="T4899">k</text:span>im razie o przygotowanie jakiegoś opracowania na przyszłość<text:span text:style-name="T4900">.</text:span></text:p>
      <text:p text:style-name="P4901">Na liście mamy jeszcze pana Martyniuka<text:s/><text:span text:style-name="T4902">i</text:span><text:s/>panią Zawadzką do głosu.</text:p>
      <text:p text:style-name="P4903"><text:span text:style-name="T4904">Ob</text:span><text:span text:style-name="T4905">.</text:span><text:span text:style-name="T4906"><text:s/>Martyniuk:</text:span></text:p>
      <text:p text:style-name="P4907">Proszę państwa ja chciałem kontynuować<text:span text:style-name="T4908"><text:s/></text:span>ten nurt mojego poprzednika, który dotyczył finansów<text:span text:style-name="T4909">.</text:span></text:p>
      <text:p text:style-name="P4910">Mianowicie skończył pan na tym,<text:s/><text:span text:style-name="T4911">ż</text:span>e konieczne są dotacje państwa do samorządów<text:span text:style-name="T4912">.</text:span><text:s/>Otó<text:span text:style-name="T4913">ż</text:span><text:s/>ja chcę wyrazić taki pogląd<text:span text:style-name="T4914">.</text:span><text:s/>My możemy tutaj zbudować nawet dzisiaj i w piątek, nawet dobry, bo doskonałego nie zrobimy, nawet dobry system samorządu terytorialnego. Tylko obawiam się, że to będzie młyn zbudowany nad rzeką, młyn wodny zbudowany nad rzeką, w której woda wysycha<text:span text:style-name="T4915">.</text:span><text:s/>I po prostu nie będzie go czym napędzać, żeby zemleć mąkę.</text:p>
      <text:p text:style-name="P4916">Proszę państwa ja tutaj zgłosiłem jedno źródło finan<text:span text:style-name="T4917">so</text:span>wania, które wzbudziło duże bulwer<text:span text:style-name="T4918">s</text:span>acje u niektórych osób mianowicie zaproponowa<text:span text:style-name="T4919">łe</text:span>m, żeby w samorządach zasiadali ludzie gospodarujący na swoim. Nie miałem na myśli tylko rolników indyw<text:span text:style-name="T4920">id</text:span>ua<text:span text:style-name="T4921">ln</text:span>ych, prywatnych rzemieślników czy powiedzmy handlowców, ajentów itd.</text:p>
      <text:p text:style-name="P4922">Miałem tu na myśli pro<text:span text:style-name="T4923">c</text:span>es uwłaszczania z 20 proc. udziałem, żeby to byli ludzie i też nie uwłaszczania w czambuł<text:span text:style-name="T4924"><text:s/></text:span>wszystkim, bo to jest dobrowolne<text:s/><text:span text:style-name="T4925">i</text:span><text:s/>nie każdy chce podjąć działalność gospodarczą<text:span text:style-name="T4926">.</text:span><text:s/>Jest to problem w przemyśle organizacyjnym trudny, ale rozwiązania już są<text:span text:style-name="T4927">.</text:span><text:s/>Dlatego, że właściciele czy współwłaściciele, którzy żyją z dochodu, a nie żyją z dn<text:span text:style-name="T4928">i</text:span>ówki<text:s/><text:span text:style-name="T4929">z</text:span><text:s/>premią czy z akordu czy z pens<text:span text:style-name="T4930">yj</text:span>ki. Ludzie żyjący z dochodu, dą<text:span text:style-name="T4931">ż</text:span>ący do powiększania swoich dochodów są bardziej skłonni świadczyć na rzecz wspólnej inwestycji i wspomagać właśnie samorządność określonego typu.</text:p>
      <text:p text:style-name="P4932">Ja ro<text:span text:style-name="T4933">z</text:span>umiem, że drugim źródłem, o którym tu mój<text:s/>poprzednik wspomniał jest problem inwencji samorządu w zakresie samemu szukania pomysłu, samemu robienia pieniędzy, ale jest to proces<text:span text:style-name="T4934">,</text:span><text:s/>który będzie narastał, to się nie zrodzi. Bo dzisiejsze powiedzmy samorządy czy rady narodowe nie nawykły myślenia kategoriami robienia pieniędzy.</text:p>
      <text:p text:style-name="P4935">Otóż powiedzmy ta masa czy mienia komunalnego, która będzie, jest to masa bardzo nikła, bardzo szczupła i bardzo stara. Prof. Bal<text:span text:style-name="T4936">c</text:span>erek w odniesieniu nie tylko do tej masy, ale do masy majątkowej w przemyśle wypowiedział, że to jest prawie że masa upadłościowa.<text:s/><text:span text:style-name="T4937">A</text:span><text:s/>więc proszę państwa trzeba<text:s/><text:span text:style-name="T4938">si</text:span>ę nad tym zastanowić, jak i skąd budżet państwa w którym są dziury ogromne będzie brał środki na<text:s/><text:soft-page-break/>dofinansowywanie samorządności?</text:p>
      <text:p text:style-name="P4939">Otóż tu jest trzecia droga, zawarta tutaj u mnie w tym 9 postulacie ogólnym jednym zdaniem, żeby realizować reformę oddolną<text:span text:style-name="T4940">.</text:span><text:s/>Reformę oddolną<text:span text:style-name="T4941">.</text:span><text:s/>Ja jej tu nie przedstawiłem, zresztą nie było potrzeby, nikt nie zgłosił zap<text:span text:style-name="T4942">ot</text:span>rz<text:span text:style-name="T4943">eb</text:span>owania, żeby któryk<text:span text:style-name="T4944">o</text:span>lw<text:span text:style-name="T4945">i</text:span>ek z tych punkt<text:span text:style-name="T4946">ó</text:span>w rozwinąć.</text:p>
      <text:p text:style-name="P4947">Ja króciutko w k<text:span text:style-name="T4948">i</text:span>lku zdaniach powiem na czym polega ten punkt 9 reformy oddolnej robionej przez ludzi pracy<text:span text:style-name="T4949">.</text:span><text:s/>Oczywiście w sprzężeniu z działaniami rządu. To mi zajmie chyba 3 - 4 minuty przedstawienie tych punktów bez komentarzy, bo komentarz jest<text:s/><text:span text:style-name="T4950">w</text:span><text:s/>materiale, który dorę<text:span text:style-name="T4951">c</text:span>zyłem na poprzednim posiedzeniu i panu Bujakowi, i panu Secomskiemu.</text:p>
      <text:p text:style-name="P4952">Otóż punkt pierwszy...</text:p>
      <text:p text:style-name="P4953"><text:span text:style-name="T4954">Przewod</text:span><text:span text:style-name="T4955">n</text:span><text:span text:style-name="T4956">ic</text:span><text:span text:style-name="T4957">ząc</text:span><text:span text:style-name="T4958">y</text:span><text:span text:style-name="T4959">:</text:span></text:p>
      <text:p text:style-name="P4960">Przepraszam pana bardzo, gdyby pan był łaskaw, proszę ograniczy<text:span text:style-name="T4961">ć</text:span><text:s/>te punkty do tych, które się odnoszą jednak bezpośrednio do samorządu terytorialnego. Wszystkie te punkty w dużej części odnoszą się.<text:span text:style-name="T4962">..</text:span><text:s/>Chodzi o to, żeby mówić o samorządzie terytorialnym, jak rozumiemy, a nie o samorządzie w ogóle.<text:s/><text:span text:style-name="T4963">B</text:span>o to jest..<text:span text:style-name="T4964">.</text:span></text:p>
      <text:p text:style-name="P4965"><text:span text:style-name="T4966">O</text:span><text:span text:style-name="T4967">b.</text:span><text:span text:style-name="T4968"><text:s/>H</text:span><text:span text:style-name="T4969">e</text:span><text:span text:style-name="T4970">nryk Martyniuk</text:span>:</text:p>
      <text:p text:style-name="P4971">Nie, ja chcę mówić o środkach finansowych<text:span text:style-name="T4972">.</text:span><text:s/>Skąd państwo ma wziąć środki finansowe na dofinansowanie samorządów wszystkich szczebli<text:span text:style-name="T4973">.</text:span><text:s/>I to jest ważne, żeby państwo miało pieniądze dla samorządów<text:span text:style-name="T4974">...</text:span></text:p>
      <text:p text:style-name="P4975"><text:span text:style-name="T4976">Przewod</text:span><text:span text:style-name="T4977">n</text:span><text:span text:style-name="T4978">ic</text:span><text:span text:style-name="T4979">ząc</text:span><text:span text:style-name="T4980">y</text:span><text:span text:style-name="T4981">:</text:span></text:p>
      <text:p text:style-name="P4982">P<text:span text:style-name="T4983">roszę</text:span><text:s/>pana jest tylko jedna rzecz, ja rozumiem, że my dzisiaj sprawy finansowej, systemu finansowego nie możemy w stanie referować, bo nie jesteśmy do tego wszyscy przygotowani. Będę wnioskował z prof<text:span text:style-name="T4984">.</text:span><text:s/>Sokolewiczem potem, żeby może zaprosi<text:span text:style-name="T4985">ć</text:span><text:s/>Ministerstwo Finansów czy jakiegoś przedstawiciela, żeby mówi<text:span text:style-name="T4986">ć</text:span><text:s/>rzeczowo o konkretach. Jeżeli pan by chciał.<text:span text:style-name="T4987">..</text:span></text:p>
      <text:p text:style-name="P4988"><text:span text:style-name="T4989">Ob. Henryk Martyniuk</text:span>:</text:p>
      <text:p text:style-name="P4990">Panie profesorze ja chcę powiedzieć o tym w sensie in<text:span text:style-name="T4991">for</text:span>macy<text:span text:style-name="T4992">jn</text:span>ym, a nie rzucić tutaj do rozważań<text:span text:style-name="T4993">.</text:span></text:p>
      <text:p text:style-name="P4994"><text:span text:style-name="T4995">Przewod</text:span><text:span text:style-name="T4996">n</text:span><text:span text:style-name="T4997">ic</text:span><text:span text:style-name="T4998">ząc</text:span><text:span text:style-name="T4999">y</text:span><text:span text:style-name="T5000">:</text:span></text:p>
      <text:p text:style-name="P5001">Prosz<text:span text:style-name="T5002">ą</text:span><text:s/>bardzo.</text:p>
      <text:p text:style-name="P5003"><text:span text:style-name="T5004">O</text:span><text:span text:style-name="T5005">b</text:span><text:span text:style-name="T5006">.</text:span><text:span text:style-name="T5007"><text:s/>Henryk Martyniuk</text:span>:</text:p>
      <text:p text:style-name="P5008">Tam reforma oddolna będzie może z pewnymi korektami przyjęta i myślę uchwalona na pierwszym tym społecznym przed<text:span text:style-name="T5009">st</text:span>awic<text:span text:style-name="T5010">ielst</text:span>wie grup partnerskich i tam<text:s/><text:span text:style-name="T5011">s</text:span>ię rozegra sprawa i postulat do rządu pójdzie<text:span text:style-name="T5012">.</text:span><text:s/>Natomiast ja chcę państwa zapoznać, że to jest<text:span text:style-name="T5013">...</text:span><text:s/>Mianowicie, gdz<text:span text:style-name="T5014">i</text:span>e są rezerwy w gospodarce. Ja mówię to z praktyki i doświadczenia wieloletniego w przemyśle i 8 lat pracy w budown<text:span text:style-name="T5015">ic</text:span>twie<text:span text:style-name="T5016">.</text:span></text:p>
      <text:p text:style-name="P5017">Proszę państwa u nas rezerwy są ogromne ponieważ koszty wytwarzania w przemyśle są c<text:span text:style-name="T5018">o</text:span><text:s/>najmniej dwukrotnie wyższe od społecznie uzasadnionych kosztów<text:span text:style-name="T5019">.</text:span><text:s/>Koszty wytwarzania w budownictwie mi<text:span text:style-name="T5020">es</text:span>zkaniowym są co najmniej 5-krotnie wyższe od społ<text:span text:style-name="T5021">ec</text:span>znie uzasadnionych<text:span text:style-name="T5022">.</text:span></text:p>
      <text:p text:style-name="P5023">I chciałem przedstawić, bo to są punkty, które s<text:span text:style-name="T5024">ą</text:span><text:s/>jedno<text:span text:style-name="T5025">-,</text:span><text:s/>dwuzdanio<text:span text:style-name="T5026">w</text:span>e<text:span text:style-name="T5027">,</text:span><text:s/>wydaje<text:s/><text:span text:style-name="T5028">się</text:span>,<text:s/><text:span text:style-name="T5029">że</text:span><text:s/>dużo cza<text:span text:style-name="T5030">s</text:span>u n<text:span text:style-name="T5031">ie</text:span><text:s/>zabierze.<text:s/><text:span text:style-name="T5032">P</text:span>o prostu informacyjnie tą sprawę traktuj<text:span text:style-name="T5033">ę</text:span><text:s/>wyłącznie<text:span text:style-name="T5034">.</text:span></text:p>
      <text:p text:style-name="P5035">Ten postulat reformy oddolnej będzie skierowany do rządu PRL oczywiś<text:span text:style-name="T5036">c</text:span>ie<text:s/><text:span text:style-name="T5037">i</text:span><text:s/>nie z tego gremium, ale myślałe<text:span text:style-name="T5038">m</text:span>, że może będą<text:s/><text:span text:style-name="T5039">i</text:span><text:s/>zwolennicy przy<text:s/><text:span text:style-name="T5040">„</text:span>okrąg<text:span text:style-name="T5041">ł</text:span>ym stole<text:span text:style-name="T5042">”</text:span>.<text:span text:style-name="T5043">.</text:span>.</text:p>
      <text:soft-page-break/>
      <text:p text:style-name="P5044"><text:span text:style-name="T5045">Przewod</text:span><text:span text:style-name="T5046">n</text:span><text:span text:style-name="T5047">ic</text:span><text:span text:style-name="T5048">ząc</text:span><text:span text:style-name="T5049">y</text:span><text:span text:style-name="T5050">:</text:span></text:p>
      <text:p text:style-name="P5051">To są sprawy, które wchodzą raczej w gestie czynnika gospodarczego<text:s/><text:span text:style-name="T5052">i</text:span><text:s/>oni mówią tam o kosztach o przerzuceniach tych środków finansowych<text:span text:style-name="T5053">.</text:span><text:s/>Ja bardzo bym pana o ograniczenie s<text:span text:style-name="T5054">i</text:span>ę do tych spraw, które są związane z ustrojowymi zmianami wchodzącymi w zakres<text:s/><text:span text:style-name="T5055">z</text:span>m<text:span text:style-name="T5056">ian</text:span>y ustroju politycznego..<text:span text:style-name="T5057">.</text:span></text:p>
      <text:p text:style-name="P5058"><text:span text:style-name="T5059">Ob.</text:span><text:span text:style-name="T5060"><text:s/></text:span><text:span text:style-name="T5061">H</text:span><text:span text:style-name="T5062">. Martyniuk</text:span>:</text:p>
      <text:p text:style-name="P5063"><text:span text:style-name="T5064">O</text:span>ne są związane ze zmianą organiza<text:span text:style-name="T5065">c</text:span>ji i funk<text:span text:style-name="T5066">cj</text:span>onowania ekonomicznego głównie prz<text:span text:style-name="T5067">ed</text:span>siębiorstw przemysłowych<text:span text:style-name="T5068">..</text:span>.</text:p>
      <text:p text:style-name="P5069"><text:span text:style-name="T5070">Przewod</text:span><text:span text:style-name="T5071">n</text:span><text:span text:style-name="T5072">ic</text:span><text:span text:style-name="T5073">ząc</text:span><text:span text:style-name="T5074">y</text:span><text:span text:style-name="T5075">:</text:span></text:p>
      <text:p text:style-name="P5076">To nas nie dotyczy..<text:span text:style-name="T5077">.</text:span></text:p>
      <text:p text:style-name="P5078"><text:span text:style-name="T5079">Ob.<text:s/></text:span><text:span text:style-name="T5080">H</text:span><text:span text:style-name="T5081">. Martyniuk</text:span><text:span text:style-name="T5082">:</text:span></text:p>
      <text:p text:style-name="P5083">Ale chodzi o pokazanie jaką<text:s/><text:span text:style-name="T5084">d</text:span>rogą można te pieniądze..<text:span text:style-name="T5085">.</text:span></text:p>
      <text:p text:style-name="P5086"><text:span text:style-name="T5087">Przewod</text:span><text:span text:style-name="T5088">n</text:span><text:span text:style-name="T5089">ic</text:span><text:span text:style-name="T5090">ząc</text:span><text:span text:style-name="T5091">y</text:span><text:span text:style-name="T5092">:</text:span></text:p>
      <text:p text:style-name="P5093">Wie pan<text:span text:style-name="T5094">,</text:span><text:s/>ale naprawdę ta sprawa<text:span text:style-name="T5095">.</text:span>.<text:span text:style-name="T5096">.</text:span></text:p>
      <text:p text:style-name="P5097"><text:span text:style-name="T5098">Ob.</text:span><text:span text:style-name="T5099"><text:s/>H. Martyniuk</text:span>:</text:p>
      <text:p text:style-name="P5100">Dobrze, rezygnuję z informacji, bo chciałem tylko poinformować..<text:span text:style-name="T5101">.</text:span></text:p>
      <text:p text:style-name="P5102"><text:span text:style-name="T5103">Przewod</text:span><text:span text:style-name="T5104">n</text:span><text:span text:style-name="T5105">ic</text:span><text:span text:style-name="T5106">ząc</text:span><text:span text:style-name="T5107">y</text:span><text:span text:style-name="T5108">:</text:span></text:p>
      <text:p text:style-name="P5109"><text:span text:style-name="T5110">D</text:span><text:span text:style-name="T5111">ziękuję</text:span><text:s/>bardzo. Proszę państwa mamy ostatnią panią prof. Zawadzką<text:s/><text:span text:style-name="T5112">i</text:span><text:s/>rozumiem, że potem państwo w międzyczasie, tutaj nastąpiła próba uzgodnienia tekstu i potem pan Kowalewski zreferuje, uzgodnimy działania na następny okres<text:span text:style-name="T5113">.</text:span></text:p>
      <text:p text:style-name="P5114">Proszę bardzo<text:span text:style-name="T5115">.</text:span></text:p>
      <text:p text:style-name="P5116"><text:span text:style-name="T5117">Prof</text:span><text:span text:style-name="T5118">.</text:span><text:span text:style-name="T5119"><text:s/>Barbara Zawadzka:</text:span></text:p>
      <text:p text:style-name="P5120">Proszę państwa ja widzę, że niektórych problemów ogólnych nie da się jednak uniknąć.<text:span text:style-name="T5121"><text:s/></text:span>Mianowicie zapowiada się na to, że na czele protokołu rozbieżności stanie problem charakt<text:span text:style-name="T5122">e</text:span>ru rad narodowych, jako organów czy to samorządu terytorialnego czy to samorządu<text:s/><text:span text:style-name="T5123">i</text:span><text:s/>władzy czy<text:s/><text:span text:style-name="T5124">czegoś</text:span><text:s/>tam jeszcze<text:span text:style-name="T5125">.</text:span><text:s/>Zaczyna nam tu wyrastać na główny przedmiot rozbieżności<text:span text:style-name="T5126">.</text:span></text:p>
      <text:p text:style-name="P5127">Otóż ja chciałam tutaj zaproponować pewną formułę, która może będzie formułą do przyjęcia dla wszystkich<text:span text:style-name="T5128">.</text:span><text:s/>Po pierwsze dlaczego jest w ogóle<text:s/><text:span text:style-name="T5129">-</text:span><text:s/>dla mojej osobiście koncepcji<text:s/><text:span text:style-name="T5130">-</text:span><text:s/>dlaczego jest potrzebne zachowanie określenia, że<text:s/><text:span text:style-name="T5131">r</text:span>a<text:span text:style-name="T5132">dy<text:s/></text:span>narodowe są organami samorządu t<text:span text:style-name="T5133">eryt</text:span>orialn<text:span text:style-name="T5134">eg</text:span>o, ale równ<text:span text:style-name="T5135">ie</text:span>ż władzy nie kończę, że koniecznie to musi być przymiotnik władza państwowa<text:span text:style-name="T5136">.</text:span></text:p>
      <text:p text:style-name="P5137">Otóż uważam, że jest to potrzebne dlatego, że chciałabym, żeby ten system mógł obyć bez owego centralnie podporządkowanego funk<text:span text:style-name="T5138">cj</text:span>onariusza państwowego, który miałby wykonywać te zadania o znaczeniu ogólnonarodowym i w tym celu, ażeby organy terenowe mogły mieć jakiś wpływ na realizację na<text:s/><text:span text:style-name="T5139">i</text:span>ch terenie regulowanych przez ogólnokrajowe uregulowania spraw, ale na<text:s/><text:span text:style-name="T5140">i</text:span>ch terenie uregulowanych, muszą jakoś być ujęte szerzej niż tylko organy miejscowego samorządu<text:span text:style-name="T5141">.<text:s/></text:span>Również to jest konieczne w sytuacji<text:s/><text:span text:style-name="T5142">j</text:span>eśli miałyby mieć przynajmniej prawo kontroli w stosunku do wykonywania ewentualnie przez zcentralizowany aparat gdyby jednak taki musiał powstać takich spraw o znaczeniu ogólnym, bo organy samorządu, jako takie nie muszą mieć takich też uprawnień<text:span text:style-name="T5143">.<text:s/></text:span>Łatwo jest uzasadnić, że<text:s/><text:span text:style-name="T5144">ja</text:span>ko organy samorządu nie potrzebują mieć uprawnień kontrolnych wobec funk<text:span text:style-name="T5145">cj</text:span>ona<text:span text:style-name="T5146">riu</text:span>szy państwa.</text:p>
      <text:p text:style-name="P5147">W<text:span text:style-name="T5148">i</text:span>ęc proponuję dlatego żeby<text:span text:style-name="T5149">..</text:span>. sformułowanie, że rady są organami samorządu terytorialnego.<text:span text:style-name="T5150">..</text:span><text:s/>są<text:s/><text:soft-page-break/>organami władzy narodu, władzy ludu pracującego czy po prostu władzy<text:s/><text:span text:style-name="T5151">i</text:span><text:s/>samo<text:span text:style-name="T5152">r</text:span>ządu miejscowej ludności<text:span text:style-name="T5153">.</text:span><text:s/>Władzy ludu pracującego czy władzy ludowej<text:span text:style-name="T5154">.</text:span><text:s/>Bo lud pracujący to ju<text:span text:style-name="T5155">ż</text:span><text:s/>w tej chwili, to już n<text:span text:style-name="T5156">i</text:span>eadekwatne określenie, n<text:span text:style-name="T5157">i</text:span>e jasne wobec tych<text:s/>real<text:span text:style-name="T5158">i</text:span><text:s/>ekonomiczno-<text:span text:style-name="T5159">sp</text:span>oł<text:span text:style-name="T5160">ecz</text:span>nych. Organami władzy ludow<text:span text:style-name="T5161">ej</text:span><text:s/><text:span text:style-name="T5162">i</text:span><text:s/>samorządu terytorialnego w jednostkach terytorialnych<text:span text:style-name="T5163">.</text:span></text:p>
      <text:p text:style-name="P5164">Ja<text:span text:style-name="T5165">,</text:span><text:s/><text:span text:style-name="T5166">ja</text:span>k powia<text:span text:style-name="T5167">d</text:span>am, powiedziałam dlaczego to jest potrzebne w mojej koncepcji<text:span text:style-name="T5168">.</text:span></text:p>
      <text:p text:style-name="P5169">Teraz problem drugi, w którym są rozbieżności, to jest problem samorządu na szczeblu wojewódzkim i skoro to nie jest kwestia taktyki, a kwestia pryncypiów to chciałam powiedzieć, że jakoś n<text:span text:style-name="T5170">i</text:span>e widz<text:span text:style-name="T5171">ę</text:span><text:s/>zupełnie uzasadnienia dla takiego zasadniczego i pryncypialneg<text:span text:style-name="T5172">o</text:span><text:s/>odżegnywania s<text:span text:style-name="T5173">i</text:span>ę od samorządu na szczeblu wojewódzkim. Jeżeli prof<text:span text:style-name="T5174">.</text:span><text:s/>P<text:span text:style-name="T5175">i</text:span>ekara uważa, że zaszkodzi<text:s/><text:span text:style-name="T5176">s</text:span>am<text:span text:style-name="T5177">or</text:span>ządowi na szczeblu lokalnym to, że będzie nadzorowany przez nieautentyczny samorząd ze szczebla wojewódzkiego to chyba jeszcze bardziej mu zagrozi<text:s/><text:span text:style-name="T5178">je</text:span>żeli będzie nadzorowany przez o<text:span text:style-name="T5179">r</text:span>gany wojewódzkie działające w systemie scentralizowanym. Także n<text:span text:style-name="T5180">i</text:span>e widzę tutaj<text:span text:style-name="T5181">.</text:span><text:s/>Moim zdaniem utrzymywanie struktur scentralizowanych na szczeblu wojewódzkim, po prostu czyni nierealnym samorząd na szczeblu podstawowym<text:span text:style-name="T5182">.</text:span></text:p>
      <text:p text:style-name="P5183">Nie jest też<text:s/><text:span text:style-name="T5184">-</text:span><text:s/>moim zdaniem -<text:s/><text:span text:style-name="T5185">tr</text:span>afn<text:span text:style-name="T5186">a</text:span><text:s/>ocena, że społeczność może si<text:span text:style-name="T5187">ę</text:span><text:s/>integrować tylko na szczeblu lokalnym. Proszę państwa nasz szczebel lokalny to jest zupełnie<text:s/><text:span text:style-name="T5188">c</text:span>o innego niż szczebel lokalny w owych XIX<text:span text:style-name="T5189">-wiec</text:span>zn<text:span text:style-name="T5190">yc</text:span>h gminach zachodniej Europy, który wciąż przywoł<text:span text:style-name="T5191">uj</text:span>emy<text:span text:style-name="T5192">.</text:span><text:s/>Nasze gminy, pamiętajmy o tym mają po 40 miejscowości i n<text:span text:style-name="T5193">i</text:span>e ma<text:span text:style-name="T5194">.</text:span>.<text:span text:style-name="T5195">.</text:span><text:s/><text:span text:style-name="T5196">I</text:span>ntegracja w takiej gminie jest tak samo trudna, jak integracja w województwie<text:span text:style-name="T5197">.</text:span><text:s/><text:span text:style-name="T5198">J</text:span><text:span text:style-name="T5199">est</text:span><text:s/>to zupełnie podobny p<text:span text:style-name="T5200">r</text:span>oces. Tak że jeżeli jest możliwy w gminie to jest możliwy również i w województwie i w dzisiejszej sytuacji nie jest to argument przeciwko<text:s/>zasadniczemu<text:s/>odstępowaniu od zamiaru wprowadzania samorządu na szczeblu w<text:span text:style-name="T5201">oj</text:span>ewódzkim<text:span text:style-name="T5202">.</text:span><text:s/>Nie widzę też, nie uważam też za trafny taki argument, że jeżeli będzie samorząd na szczeblu podstawowym<text:s/><text:span text:style-name="T5203">i</text:span><text:s/>samorząd na szczeblu wojewódzkim wszystko będzie jednolite, a jednolite złe, wobec tego nie róbmy jednolitości<text:span text:style-name="T5204">.</text:span><text:s/>To też nie jest przekonywujące, bo zależy jaka jednolitoś<text:span text:style-name="T5205">ć</text:span><text:s/><text:span text:style-name="T5206">i</text:span><text:s/>w czym jednolitość i na czym ona polega<text:span text:style-name="T5207">.</text:span><text:s/><text:span text:style-name="T5208">I<text:s/></text:span>to wszystko musi by<text:span text:style-name="T5209">ć</text:span><text:s/>dopow<text:span text:style-name="T5210">ied</text:span>ziane. Może za długo obracamy się w sferze ogólników, to może jest wtedy niejasne. Może spróbujmy to sprecyzować.</text:p>
      <text:p text:style-name="P5211">Teraz chciałabym podjąć tytułem repliki czy dyskutowania za dalszym tytułem podjęcia dyskusji niektóre inne tezy, które były powiedziane<text:span text:style-name="T5212">.</text:span><text:s/>Ktoś tutaj poddawał w wątpliwość zakres kompetencji samorządu mieszkańców, że on jest nierealny dlatego, że ma za mało kompetencji.</text:p>
      <text:p text:style-name="P5213">Otóż z kompeten<text:span text:style-name="T5214">cj</text:span>ami samorządu mieszkańców sprawa jest trudna, bo nie można oddawać do decyzji samorządu mieszkańców spraw, które finansuje inny podmiot i za który odpowiada inny podmiot i który ma szerszy zakres<text:span text:style-name="T5215">.</text:span><text:s/><text:span text:style-name="T5216">W</text:span><text:s/>tej sytuacji samorząd osiedlowy nie może decydować w sprawach lokalizacji szkoły czy sklepu, które kto inny finansuje i które mają szerszy zasięg.</text:p>
      <text:p text:style-name="P5217">Natomiast ja chcę powtórzyć taką<text:s/><text:span text:style-name="T5218">oce</text:span>nę<text:span text:style-name="T5219">,</text:span><text:s/>że samorząd mieszkańców ma w tej chwili tyle kompetencji, że dosyć jeszcze nam będzie trudno doprowadzić do stanu, który by z nich korzystał w stopniu prawie powszechnym<text:span text:style-name="T5220">.</text:span></text:p>
      <text:p text:style-name="P5221">Problem aksjologii nowego systemu samorządu terytorialnego ktoś z państwa sformułował, że brak tej nowej aksjologii<text:span text:style-name="T5222">.</text:span><text:s/>Mnie<text:s/><text:span text:style-name="T5223">się</text:span><text:s/>wydaje, że jej nie brak, że chyba tą naczelną wartością do której dążymy to jest ludowładztwo jako wartość rozumiane właśnie, upodmiotowienie polityczne jednostki i chyba temu właśnie ma służyć ta reforma, w rozumieniu nas wszystkich chyba.<text:s/><text:span text:style-name="T5224">I</text:span><text:s/>tu nie ma chyba żadnych rozbieżności.</text:p>
      <text:soft-page-break/>
      <text:p text:style-name="P5225">Problem podziału terytorialnego<text:span text:style-name="T5226">.</text:span><text:s/><text:span text:style-name="T5227">J</text:span>est to rzeczywiście jeden z problemów o znaczeniu zasadniczym<text:s/><text:span text:style-name="T5228">i</text:span><text:s/>możliwe, że należałoby podjąć, że należałoby spróbować włączyć do prob<text:span text:style-name="T5229">l</text:span>emu działań bardziej długofalowych, tych bardziej długofalowych regula<text:span text:style-name="T5230">c</text:span>ji ustawowych również problem regulacji na nowo<text:span text:style-name="T5231">..</text:span>. jakiś problem uporządkowania podziałów terytorialnych, bo rzeczywiście po wprowadzeniu mienia komunalnego będzie już bardzo trudno ten podział uporządkować<text:span text:style-name="T5232">.</text:span><text:s/>I z tego punktu widzenia trzeba podjąć próbę zrobienia również<text:s/><text:span text:style-name="T5233">i</text:span><text:s/>tej sprawy tak szybko, i tak sprawnie, żeby można było rok 1991 zaczą<text:span text:style-name="T5234">ć<text:s/></text:span>już w zupełnie nowej regula<text:span text:style-name="T5235">c</text:span>ji, również i w nowym podziale terytorialnym.</text:p>
      <text:p text:style-name="P5236">Tych zresztą regulacji prawnych jest tak wiele, że<text:s/><text:span text:style-name="T5237">je</text:span>żeli byśmy to wszystko chcieli zrobić do końca roku '90, to jest w tej chwi<text:span text:style-name="T5238">l</text:span>i prawie 2 lata, ale byłaby to praca niesłychanie intensywna dla organu u<text:span text:style-name="T5239">st</text:span>awodawczego i dla organów projektujących, konsultujących dla wszystkich, ale chyba nie jest to niemożliwe?</text:p>
      <text:p text:style-name="P5240"><text:span text:style-name="T5241">I</text:span><text:s/>wreszcie sprawa, która wielokroć w różnych gremiach dyskusyjnych wypływa, to jest sprawa Konstytucji<text:s/><text:span text:style-name="T5242">i</text:span><text:s/>spójności systemu prawa, która tutaj też była przypominana. Ktoś pytał przy obiedzie czy chcemy regulowa<text:span text:style-name="T5243">ć</text:span><text:s/>na nowo samorząd terytoria<text:span text:style-name="T5244">l</text:span>ny to czy na podstawie obecnego roz<text:span text:style-name="T5245">d</text:span>ziału Konstytucji dotyczącego t<text:span text:style-name="T5246">ej</text:span><text:s/>kw<text:span text:style-name="T5247">es</text:span>tii czy t<text:span text:style-name="T5248">eż</text:span><text:s/>nie uwzgl<text:span text:style-name="T5249">ęd</text:span>niając go<text:span text:style-name="T5250">.</text:span><text:s/>Sprawa jest skomp<text:span text:style-name="T5251">li</text:span>kowan<text:span text:style-name="T5252">a</text:span>, bo jak wiadomo dopóki prawo obowiązuje to musi być prz<text:span text:style-name="T5253">est</text:span>rzegane, a zwłaszcza Konstytucja, a my jesteśmy w tej sytuacji, że szereg unormowań konstytuc<text:span text:style-name="T5254">yj</text:span>nych gdyby nie traktować dosłownie hamowałoby postęp<text:span text:style-name="T5255">.</text:span><text:s/><text:span text:style-name="T5256">A</text:span><text:s/>więc są dwie drogi albo wprowadzać dalej dopóki nie będzie możliwe uchwalenie nowej konstytucji, a to jeszcze nie<text:s/><text:span text:style-name="T5257">je</text:span>st sprawa najbliższego miesiąca, bo ci z państwa, którzy ma<text:span text:style-name="T5258">j</text:span>ą tutaj zawodowo do czynienia z prawem zdają sobie sprawę z tego, jak bardzo to jest skomplikowana sprawa.<text:s/><text:span text:style-name="T5259">I</text:span><text:s/>chyba ten rok<text:s/>‘91, który był kiedy<text:span text:style-name="T5260">ś</text:span><text:s/>nakreślony to jest chyba taki najbliższy realny termin, który by się chyba n<text:span text:style-name="T5261">i</text:span>e za b<text:span text:style-name="T5262">a</text:span>rdzo dał przyspi<text:span text:style-name="T5263">es</text:span>zyć<text:span text:style-name="T5264">.</text:span></text:p>
      <text:p text:style-name="P5265">Natomiast wydaje mi s<text:span text:style-name="T5266">i</text:span>ę, że byłoby możliwe uchwalenie czegoś w rodzaju prowizorium konstytucyjnego, jakiegoś aktu w rodzaju małej Konstytucji z roku<text:s/>‘47, który normowałby te sprawy, które nie mogą by<text:span text:style-name="T5267">ć</text:span><text:s/>dalej regulowane w ramach istniejącej Konstytucji, a uchroniłby przed odchodzeniem od niej<text:span text:style-name="T5268">.</text:span></text:p>
      <text:p text:style-name="P5269"><text:span text:style-name="T5270">D</text:span>zi<text:span text:style-name="T5271">ę</text:span>kuję<text:span text:style-name="T5272">.</text:span></text:p>
      <text:p text:style-name="P5273"><text:span text:style-name="T5274">Przewod</text:span><text:span text:style-name="T5275">n</text:span><text:span text:style-name="T5276">ic</text:span><text:span text:style-name="T5277">ząc</text:span><text:span text:style-name="T5278">y</text:span><text:span text:style-name="T5279">:</text:span></text:p>
      <text:p text:style-name="P5280"><text:span text:style-name="T5281">D</text:span>ziękuję bardzo<text:span text:style-name="T5282">.</text:span><text:s/>Proszę bardzo pan<text:span text:style-name="T5283">...</text:span></text:p>
      <text:p text:style-name="P5284"><text:span text:style-name="T5285">Ob. <text:s text:c="22"/></text:span><text:span text:style-name="T5286">:</text:span></text:p>
      <text:p text:style-name="P5287">.<text:span text:style-name="T5288">.</text:span>.Nie b<text:span text:style-name="T5289">ę</text:span>dę długo mówił<text:span text:style-name="T5290">.</text:span><text:s/>Mianowicie mnie chodzi o taką sprawę, że państwo poruszacie<text:s/><text:span text:style-name="T5291">się</text:span><text:s/>w sferze pewnych modeli<text:span text:style-name="T5292">.</text:span><text:s/>Serwujecie państwo oto tak<text:span text:style-name="T5293">.</text:span><text:s/>Jeden jest model stary d<text:span text:style-name="T5294">ot</text:span>ychczasowy, który usiłuje się uzupełni<text:span text:style-name="T5295">ć</text:span><text:s/>o pewne nowości na tyle, żeby on wyglądał na nowość<text:span text:style-name="T5296">.</text:span></text:p>
      <text:p text:style-name="P5297">I drugi jest model, że tak powiem, docelowy, wspaniały model tylko zbudowany w takim sensie weberowskim. Tzn., że mo<text:span text:style-name="T5298">ż</text:span>na do niego doj<text:span text:style-name="T5299">ść,</text:span><text:s/>ale nigdy go się<text:s/><text:span text:style-name="T5300">w</text:span><text:s/>pełni nie osiągnie to jest ten model, który pan proponował<text:span text:style-name="T5301">.</text:span></text:p>
      <text:p text:style-name="P5302">Ja muszę powiedzieć<text:span text:style-name="T5303">,</text:span><text:s/>że gdybym miał przyjąć pański model z tym uzupełnieniem weberowskim, że to jest pewna idea, do której należy dążyć, ale którą i tak<text:s/><text:span text:style-name="T5304">s</text:span>ię nigdy nie zrealizuje, to ja optuję za tą ideą, oczywiście to jest idea. Ale takie przyjęcie pańskiego modelu zakłada pewną filozofię<text:span text:style-name="T5305">.</text:span><text:s/><text:span text:style-name="T5306">M</text:span>i<text:span text:style-name="T5307">a</text:span>nowicie nie można do takiego modelu dojść w sposób rewolucyjny. Tzn<text:span text:style-name="T5308">.</text:span><text:s/>poprzez zmianę np<text:span text:style-name="T5309">.</text:span><text:s/>ustawy, która od razu wprowadzi ten model w pole społecznie nieprzygotowane na odbiór tego modelu<text:span text:style-name="T5310">.</text:span><text:s/>Bo no społeczeństwo go<text:s/><text:soft-page-break/>potraktuje go tak do tej pory nami manipulowano takimi niewielkimi modyfikacjami wmawiając nam, że to jest nowe. Teraz nam zaserwowano zupełnie coś nowego, które jest na pewno manipulacją, takie będzie społeczne odczucie<text:span text:style-name="T5311">.</text:span></text:p>
      <text:p text:style-name="P5312">Wobec tego ja bym proponował tak<text:span text:style-name="T5313">.</text:span><text:s/>Niewątpliwie pański jak to powiedziałem jest niewątpliwie model podstawowy<text:span text:style-name="T5314">.</text:span><text:s/>My wszyscy jesteśmy spadkobiercami myślenia stalinowskiego<text:span text:style-name="T5315">.</text:span><text:s/>bo niestety<text:span text:style-name="T5316">...</text:span></text:p>
      <text:p text:style-name="P5317">/Głos z sali: nie słycha<text:span text:style-name="T5318">ć</text:span>/.</text:p>
      <text:p text:style-name="P5319"><text:span text:style-name="T5320">Ob. <text:s text:c="22"/></text:span><text:span text:style-name="T5321">:</text:span></text:p>
      <text:p text:style-name="P5322">Nie, nie proszę pana wszyscy jesteśmy spadkobiercami, jak tu siedzimy<text:span text:style-name="T5323">.</text:span><text:s/>Bo my wierzymy w radykalne administracyjne przekształcenie nie tylko władzy ale i społeczeń<text:span text:style-name="T5324">s</text:span>twa<text:span text:style-name="T5325">.</text:span><text:s/>No<text:s/><text:span text:style-name="T5326">i</text:span><text:s/>bardzo dobrze, że w intonacji my we dwójkę się z tym zgadzamy<text:span text:style-name="T5327">.</text:span><text:s/>Ja natomiast absolutnie w coś takiego nie wierzę<text:span text:style-name="T5328">.</text:span><text:s/>Ja nie wierzę, że można administracyjnie zmienić<text:span text:style-name="T5329"><text:s/></text:span>podstawy społeczne, skale wartości, smętne doświadczenia, jakie ludzie mieli<text:span text:style-name="T5330">.</text:span><text:s/>Uważam, że to<text:s/><text:span text:style-name="T5331">je</text:span>st pewien proces<text:span text:style-name="T5332">.</text:span><text:s/>I ten proces trzeba sobie rozłożyć na pewne etapy<text:span text:style-name="T5333">.</text:span><text:s/>Je<text:span text:style-name="T5334">żel</text:span>i chcemy zbl<text:span text:style-name="T5335">i</text:span>ży<text:span text:style-name="T5336">ć</text:span><text:s/><text:span text:style-name="T5337">się</text:span><text:s/>do tego modelu, o którym pan mówił, a ja jestem absolutnie za tym modelem, za tym modelem, bo to jest model sprawdzony proszę państwa<text:span text:style-name="T5338">.</text:span><text:s/>I s<text:span text:style-name="T5339">i</text:span>ę świat nie zawali ani żadne państwo<text:s/><text:span text:style-name="T5340">s</text:span>ię nie zawaliło pod wpływem realizacji tej koncepcji, o której pan mówi<text:span text:style-name="T5341">.</text:span></text:p>
      <text:p text:style-name="P5342">Tylko ja bym się bał pewnego uniwersalizmu tego modelu ja uważam, że on powinien być wariantowy, bo to co będzie np. dobre dla jednostek powiedzmy 2 t<text:span text:style-name="T5343">y</text:span>s. m<text:span text:style-name="T5344">i</text:span>eszka<text:span text:style-name="T5345">ń</text:span>c<text:span text:style-name="T5346">ó</text:span>w, to może być niedobre w układzie 10 tys<text:span text:style-name="T5347">.</text:span><text:s/>mieszkańców<text:span text:style-name="T5348">.</text:span><text:s/>Ciekawe np. jak to je<text:span text:style-name="T5349">s</text:span>t w Stana<text:span text:style-name="T5350">c</text:span>h Zj<text:span text:style-name="T5351">ed</text:span>noczonych rozwiązane, władze lokalne, gdzie nikt nie może zarzucić<text:span text:style-name="T5352">.</text:span><text:s/>Państwo budowało się od gmin, stan i federacja to dopiero powstawały 300 lat od pr<text:span text:style-name="T5353">z</text:span>yjazdu pierwszych kolonistów, ono<text:s/><text:span text:style-name="T5354">s</text:span>ię budowało od dołu trzeba obserwować doświadczenia, te doświadczenia jak ja to nazywam to są doświadczenia ewolu<text:span text:style-name="T5355">c</text:span>yjnie niewątpliwie.</text:p>
      <text:p text:style-name="P5356">Wobec tego ja bym proponował tak zidenty<text:span text:style-name="T5357">fi</text:span>kować sobie w tym momencie największe zagrożenia dla samorządności terytorialnej w Polsce<text:span text:style-name="T5358">.</text:span><text:s/>Zidentyfikować powi<text:span text:style-name="T5359">ed</text:span>zieć sobi<text:span text:style-name="T5360">e,</text:span><text:s/>jakie to są zagrożenia<text:span text:style-name="T5361">.</text:span><text:s/>I one leżą w sferze politycznej, w sferze powiedziałbym prawno-admini<text:span text:style-name="T5362">s</text:span>tracyjn<text:span text:style-name="T5363">ej</text:span><text:s/>i w sferze postaw społecznych<text:span text:style-name="T5364">.</text:span><text:s/><text:span text:style-name="T5365">W</text:span><text:s/>tych trzech sferach...</text:p>
      <text:p text:style-name="P5366"><text:span text:style-name="T5367">Pr</text:span><text:span text:style-name="T5368">o</text:span><text:span text:style-name="T5369">f. B</text:span><text:span text:style-name="T5370">.</text:span><text:span text:style-name="T5371"><text:s/>Zawadzka</text:span>:</text:p>
      <text:p text:style-name="P5372"><text:span text:style-name="T5373">W</text:span><text:s/>ekonomiczn<text:span text:style-name="T5374">ej</text:span>.<text:span text:style-name="T5375">..</text:span></text:p>
      <text:p text:style-name="P5376"><text:span text:style-name="T5377">Ob. <text:s text:c="22"/></text:span><text:span text:style-name="T5378">:</text:span></text:p>
      <text:p text:style-name="P5379"><text:span text:style-name="T5380">W</text:span><text:s/>politycznej rozumiem ekonomiczną, bo w tym kraju zawsze był prymat polityki nad ekonomiką i dlatego jesteśmy w takiej sytuacji ekonomiczn<text:span text:style-name="T5381">ej</text:span>, w jakiej jesteśmy w tej chwili<text:span text:style-name="T5382">.</text:span><text:s/><text:span text:style-name="T5383">W</text:span>ięc to jest dla mnie iunctim.</text:p>
      <text:p text:style-name="P5384">O c<text:span text:style-name="T5385">o</text:span><text:s/>mnie tutaj chodzi. Mnie chodzi o to, że wprowadzenie tego modelu, o którym pan mówi powinno postępować pewnymi krokami<text:span text:style-name="T5386">.</text:span><text:s/>Ja ciągle uparcie wracam do tego, że b<text:span text:style-name="T5387">ez</text:span>p<text:span text:style-name="T5388">oś</text:span>r<text:span text:style-name="T5389">e</text:span>dn<text:span text:style-name="T5390">i</text:span>m zagrożeniem dla samorządności najważni<text:span text:style-name="T5391">ejsz</text:span>ym<text:span text:style-name="T5392">,</text:span><text:s/>pod<text:span text:style-name="T5393">s</text:span>tawowym empirycznie sprawdzonym ograniczeniem dla rzeczywi<text:span text:style-name="T5394">s</text:span>tej samorządnoś<text:span text:style-name="T5395">ci</text:span><text:s/>na dzień dzisiejszy, poza oczywiście układami politycznymi, które przecież ulegną zmianie, bo będzie układ<text:s/><text:span text:style-name="T5396">i</text:span><text:s/>koalicyjny, i zmieni<text:s/><text:span text:style-name="T5397">się</text:span><text:s/>układ polityczny w związku<text:s/><text:span text:style-name="T5398">z</text:span><text:s/>tym stołem i j<text:span text:style-name="T5399">e</text:span>st zdegenerowana relac<text:span text:style-name="T5400">j</text:span>a m<text:span text:style-name="T5401">i</text:span>ędzy władzą wykonaw<text:span text:style-name="T5402">c</text:span>zą a władzą ustawodawczą w terenie<text:span text:style-name="T5403">.</text:span><text:s/>Tu jest najważni<text:span text:style-name="T5404">ej</text:span>sza sprawa<text:span text:style-name="T5405">.</text:span><text:s/>Tu leży klucz<text:span text:style-name="T5406">,</text:span><text:s/>to pierwszy krok, który my mus<text:span text:style-name="T5407">i</text:span>my przełamać<text:span text:style-name="T5408">.</text:span><text:s/>Ale po to żebyśmy przełamali ten monopol, tą omnipotencję, a także ni<text:span text:style-name="T5409">ejed</text:span>nokr<text:span text:style-name="T5410">ot</text:span>nie arogan<text:span text:style-name="T5411">c</text:span>ję tej władzy wykonawczej my ją musimy wziąć pod kontrolę<text:span text:style-name="T5412">.</text:span><text:s/>My nie możemy<text:span text:style-name="T5413">..</text:span>.<text:span text:style-name="T5414">.</text:span><text:s/>Musimy dążyć absolutnie do tego, żeby ich wziąć pod kontrolę<text:span text:style-name="T5415">.</text:span><text:s/>Pod kontrolę możemy<text:s/><text:soft-page-break/>ich wziąć tylko poprzez finanse<text:s/><text:span text:style-name="T5416">i</text:span><text:s/>tylko poprzez wpływ na politykę personalną<text:span text:style-name="T5417">.</text:span><text:s/>Tymczasem pro<text:span text:style-name="T5418">s</text:span>z<text:span text:style-name="T5419">ę</text:span><text:s/>państwa coś się dzieje<text:span text:style-name="T5420">.</text:span><text:s/>Proszę zauważyć co się dzieje. Ja zaraz koń<text:span text:style-name="T5421">c</text:span>zę, bo o tym nikt nie mówił<text:span text:style-name="T5422">.</text:span><text:s/>Co się dzieje? Czytaliście państwo budżet ostatni? To przeczytajcie sobie państwo budżet i zobaczcie ile w centrum zostało pieniędzy, jaki procent przy założeniu decentralizacji finansowej budżetu terenowej.</text:p>
      <text:p text:style-name="P5423"><text:span text:style-name="T5424">Prof</text:span><text:span text:style-name="T5425">.</text:span><text:span text:style-name="T5426"><text:s/></text:span><text:span text:style-name="T5427">A.</text:span><text:span text:style-name="T5428"><text:s/>Zawadzka</text:span>:</text:p>
      <text:p text:style-name="P5429">A pan twierdzi, że ekonomika nie ma znaczenia<text:span text:style-name="T5430">.</text:span></text:p>
      <text:p text:style-name="P5431"><text:span text:style-name="T5432">Ob. <text:s text:c="22"/></text:span><text:span text:style-name="T5433">:</text:span></text:p>
      <text:p text:style-name="P5434">Proszę panią taka jest sytuacja, w<text:span text:style-name="T5435">i</text:span>ęc jeżeli my nie weźmiemy władzy wykonawczej od początku ze szczebla gminy, aż po szczebel wojewódzki, pod kontrolę jako organy samorządu to my nigdy nie będziemy w stanie tego modelu przeprowadzić. Ja powtarzam ciągle, ja wiem, że bez względu na to jaką my ułożymy najpiękni<text:span text:style-name="T5436">ej</text:span>szą ustawę i jeżeli zachowamy ten element funk<text:span text:style-name="T5437">cj</text:span>onu<text:span text:style-name="T5438">j</text:span>ący, a my jesteśmy państwem unitarnym, więc zadania centralne będą - chociaż by te wy<text:span text:style-name="T5439">n</text:span>ika<text:span text:style-name="T5440">j</text:span>ące z u<text:span text:style-name="T5441">s</text:span>taw,<text:s/><text:span text:style-name="T5442">będą</text:span><text:s/>musiały<text:s/><text:span text:style-name="T5443">by</text:span><text:span text:style-name="T5444">ć</text:span><text:s/>r<text:span text:style-name="T5445">e</text:span>alizowane<text:s/><text:span text:style-name="T5446">w</text:span><text:s/>najmn<text:span text:style-name="T5447">i</text:span>ejszej<text:s/><text:span text:style-name="T5448">j</text:span>ednost<text:span text:style-name="T5449">c</text:span>e administracyjnej<text:span text:style-name="T5450">.</text:span><text:s/>To my sobie podcinamy gałąź na której siedzimy<text:span text:style-name="T5451">.</text:span><text:s/><text:span text:style-name="T5452">I</text:span><text:s/>dlatego ja bym poszedł, jeżeli my<text:s/><text:span text:style-name="T5453">w<text:s/></text:span>ogóle mówimy o prowizorium, to to prowizorium powinno iść w tym momencie, przecież ta ustawa musi być dopracowana<text:span text:style-name="T5454">.</text:span><text:s/><text:span text:style-name="T5455">W<text:s/></text:span>tym momen<text:span text:style-name="T5456">c</text:span>ie ja bym maksymalnie tą kontrolę nad władzami wy<text:span text:style-name="T5457">kon</text:span>a<text:span text:style-name="T5458">wczym</text:span>i przy<text:s/><text:span text:style-name="T5459">i</text:span>ch pozostawieniu umo<text:span text:style-name="T5460">c</text:span>nił<text:span text:style-name="T5461">.</text:span><text:s/>Ja s<text:span text:style-name="T5462">i</text:span>ę n<text:span text:style-name="T5463">i</text:span>e zgadzam<text:span text:style-name="T5464"><text:s/></text:span>z pańską tezą, że powinna być instytucja... między władzą a społeczeństwem<text:span text:style-name="T5465">.</text:span><text:s/>Dla mnie to jest coś zupełnie nowego, być może.<text:span text:style-name="T5466">..</text:span><text:s/>to jest proszę pana koncepcja związana<text:s/><text:span text:style-name="T5467">z</text:span><text:s/>trójpodziałem władzy<text:span text:style-name="T5468">.</text:span><text:s/>Jedna władza kontroluje drugą władzę, serwują<text:span text:style-name="T5469">c</text:span><text:s/>im wzajemnie coś za coś<text:span text:style-name="T5470">.</text:span><text:s/>Ale.<text:span text:style-name="T5471">..<text:s/></text:span>pomi<text:span text:style-name="T5472">ę</text:span>dzy władzą a społeczeństwem to jest dla mnie zupełnie<text:s/><text:span text:style-name="T5473">c</text:span>oś nowego, aczkolwiek przeróżne już koncepcje istnieją być może i to się da jakoś uzasadnić, ale od połowy XVIII w<text:span text:style-name="T5474">.</text:span><text:s/>jest to związane z funk<text:span text:style-name="T5475">c</text:span>jonowaniem władzy.</text:p>
      <text:p text:style-name="P5476">Już zupełnie na zakończenie chciałem nawiązać do głosu pana Piekary<text:s/><text:span text:style-name="T5477">i</text:span><text:s/>tego układu w<text:span text:style-name="T5478">oj</text:span>ewódzkiego<text:span text:style-name="T5479">.</text:span><text:s/>Proszę państwa sytuacja na dzień dzisiejszy jest taka, że mamy w kraju pięć województw sam<text:span text:style-name="T5480">of</text:span>inansujących się, a w poszczególnych w<text:span text:style-name="T5481">oj</text:span>ewództwach mamy niewiele gm<text:span text:style-name="T5482">i</text:span>n samofinansujących s<text:span text:style-name="T5483">i</text:span>ę<text:span text:style-name="T5484">.</text:span><text:s/>Jak my możemy mówić<text:s/><text:span text:style-name="T5485">o</text:span><text:s/>samorządności tych gmin, skoro one nie mają własnych pieniędzy. One będą musiały otrzymywać te zasilenia z zewnątrz<text:span text:style-name="T5486">.</text:span><text:s/>To nie jest ni<text:span text:style-name="T5487">c</text:span><text:s/>nowego<text:span text:style-name="T5488">.</text:span><text:s/>Bo nawet w bardzo rozwiniętych państwach kap<text:span text:style-name="T5489">it</text:span>ali<text:span text:style-name="T5490">st</text:span>ycznych istnieje również<text:span text:style-name="T5491"><text:s/></text:span>taka sytuacja, ale w tym momencie istnienie takiego środka redy<text:span text:style-name="T5492">st</text:span>rybucyjnego na szczeblu wojewódzkim jest konieczne.</text:p>
      <text:p text:style-name="P5493">Teraz tak likwidujemy układ samorządowy na szczeblu wojewódzkim to dajemy admini<text:span text:style-name="T5494">st</text:span>ra<text:span text:style-name="T5495">cj</text:span>i rządowej prawo do redystrybucji pomiędzy samorządy terytorialne pieniędzy<text:span text:style-name="T5496">.</text:span><text:s/>To jest moim zdaniem niekonsekwen<text:span text:style-name="T5497">cj</text:span>a<text:span text:style-name="T5498">.</text:span><text:s/>Oczywiście ja mam nadzieję, że wrócimy do tego problemu przy okazji finansowej.</text:p>
      <text:p text:style-name="P5499">Dziękuję.</text:p>
      <text:p text:style-name="P5500"><text:span text:style-name="T5501">Przewod</text:span><text:span text:style-name="T5502">n</text:span><text:span text:style-name="T5503">ic</text:span><text:span text:style-name="T5504">ząc</text:span><text:span text:style-name="T5505">y</text:span><text:span text:style-name="T5506">:</text:span></text:p>
      <text:p text:style-name="P5507">Dzięku<text:span text:style-name="T5508">ję</text:span><text:s/>bardz<text:span text:style-name="T5509">o.</text:span><text:s/><text:span text:style-name="T5510">Prosz</text:span>ę pa<text:span text:style-name="T5511">ńs</text:span>twa w ten sposób mamy wyczerpaną l<text:span text:style-name="T5512">i</text:span>st<text:span text:style-name="T5513">ę</text:span><text:s/>mówców i my<text:span text:style-name="T5514">ś</text:span>lę, że na tym możemy zamknąć wypowiedzi generalne. Spróbować doprowadzić do jakiegoś podsumowania wyniki naszej pracy<text:span text:style-name="T5515">.</text:span><text:s/>W międzyczasie tutaj nastąpiła próba sformułowania pewnego tekstu pierwszej wersji wspólnych ustaleń, żebyśmy kończyli jakoś etapami posuwali si<text:span text:style-name="T5516">ę</text:span><text:s/>naprzód<text:span text:style-name="T5517">.</text:span><text:s/>I pani prof<text:span text:style-name="T5518">.</text:span><text:s/>Zawadzka z panem dr<text:span text:style-name="T5519">.</text:span><text:s/>Kowalewskim w międzyczasie spróbowali dokona<text:span text:style-name="T5520">ć</text:span><text:s/>poprawki naszego wspólnego zapisu, próbują definiować.</text:p>
      <text:soft-page-break/>
      <text:p text:style-name="P5521">Wobec tego może ja bym poprosił pana o przeczytanie tego, z tym że my to państwu tą rzecz napiszemy i w ciągu 2 dni dostarczymy do ewentualnych poprawek na następny raz prosząc już o nie dyskutowanie dalej w szczegółach dzisiaj t<text:span text:style-name="T5522">eg</text:span>o.</text:p>
      <text:p text:style-name="P5523"><text:span text:style-name="T5524">Prof. Wojciech Sokolewicz</text:span>:</text:p>
      <text:p text:style-name="P5525"><text:span text:style-name="T5526">Cz</text:span>y można prosi<text:span text:style-name="T5527">ć</text:span><text:s/><text:span text:style-name="T5528">o<text:s/></text:span>głos?</text:p>
      <text:p text:style-name="P5529"><text:span text:style-name="T5530">Przewod</text:span><text:span text:style-name="T5531">n</text:span><text:span text:style-name="T5532">ic</text:span><text:span text:style-name="T5533">ząc</text:span><text:span text:style-name="T5534">y</text:span><text:span text:style-name="T5535">:</text:span></text:p>
      <text:p text:style-name="P5536">Proszę bardzo<text:span text:style-name="T5537">.</text:span></text:p>
      <text:p text:style-name="P5538"><text:span text:style-name="T5539">Prof. Wojciech Sokolewicz</text:span>:</text:p>
      <text:p text:style-name="P5540"><text:s/>Bo rozumiem, że ten dokument jest poprawioną wersją tego tekstu, oparty jest<text:span text:style-name="T5541">.</text:span>.<text:span text:style-name="T5542">.</text:span></text:p>
      <text:p text:style-name="P5543"><text:span text:style-name="T5544">Przewod</text:span><text:span text:style-name="T5545">n</text:span><text:span text:style-name="T5546">ic</text:span><text:span text:style-name="T5547">ząc</text:span><text:span text:style-name="T5548">y</text:span><text:span text:style-name="T5549">:</text:span></text:p>
      <text:p text:style-name="P5550">Zmiany są poważne.<text:span text:style-name="T5551">..</text:span></text:p>
      <text:p text:style-name="P5552"><text:span text:style-name="T5553">Prof. Wojciech Sokolewicz</text:span>:</text:p>
      <text:p text:style-name="P5554">Zmiany są poważne. Bo w każdym razie ja si<text:span text:style-name="T5555">ę</text:span><text:s/>upominam o pańskie prawa w tej chwili. Dlatego że chodzi mi o to, że w każdym razie ten dokument powinien być sformułowany w tych dwóch odrębnych horyzontach czasowych, tak jak pan wła<text:span text:style-name="T5556">ś</text:span>nie w swoim znakomitym przemówieniu to powiedział<text:span text:style-name="T5557">.</text:span><text:s/><text:span text:style-name="T5558">I</text:span><text:s/>to jest już zrobione<text:span text:style-name="T5559">?</text:span></text:p>
      <text:p text:style-name="P5560"><text:span text:style-name="T5561">Przewod</text:span><text:span text:style-name="T5562">n</text:span><text:span text:style-name="T5563">ic</text:span><text:span text:style-name="T5564">ząc</text:span><text:span text:style-name="T5565">y</text:span><text:span text:style-name="T5566">:</text:span></text:p>
      <text:p text:style-name="P5567"><text:span text:style-name="T5568">T</text:span>ak<text:span text:style-name="T5569">.</text:span></text:p>
      <text:p text:style-name="P5570"><text:span text:style-name="T5571">Prof. Wojciech Sokolewicz</text:span>:</text:p>
      <text:p text:style-name="P5572">Jest<text:span text:style-name="T5573">.</text:span><text:s/>To nie potrzebnie gadałem.</text:p>
      <text:p text:style-name="P5574"><text:span text:style-name="T5575">Przewod</text:span><text:span text:style-name="T5576">n</text:span><text:span text:style-name="T5577">ic</text:span><text:span text:style-name="T5578">ząc</text:span><text:span text:style-name="T5579">y</text:span><text:span text:style-name="T5580">:</text:span></text:p>
      <text:p text:style-name="P5581">Może w takim razie poprosimy p. Kowalewskiego o odczytanie tego dokumentu<text:s/><text:span text:style-name="T5582">i</text:span><text:s/>zobaczymy co dalej<text:span text:style-name="T5583">.<text:s/></text:span>Bo ja go też n<text:span text:style-name="T5584">i</text:span>e znam<text:span text:style-name="T5585">.</text:span></text:p>
      <text:p text:style-name="P5586"><text:span text:style-name="T5587">Prof</text:span><text:span text:style-name="T5588">.</text:span><text:span text:style-name="T5589"><text:s/>Adam Kowalewski</text:span>:</text:p>
      <text:p text:style-name="P5590">Ja najpierw dziękuję za ochronę moich praw, bo ch<text:span text:style-name="T5591">ce</text:span><text:s/>by<text:span text:style-name="T5592">ć</text:span><text:s/>uprzejmy, a teraz chcę po pros<text:span text:style-name="T5593">t</text:span>u, to jest nasz jak gdyby wspólnie uzgodniony pogląd z prof. Zawadzą. Staraliśmy się oddać nastrój i poglądy stron<text:span text:style-name="T5594">.</text:span><text:s/>Natomiast czy to nam s<text:span text:style-name="T5595">ię</text:span><text:s/>udało to jest jeszcze sprawa dosyć dyskusyjna<text:span text:style-name="T5596">.</text:span><text:s/>Mamy zasadniczą rozbieżność jedną, generalną. Województwo nie jest w tym dokumencie uwzględnione.<text:s/><text:span text:style-name="T5597">Tz</text:span>n<text:span text:style-name="T5598">.</text:span><text:s/>mamy różne poglądy, jak wynika z dyskusji na temat roli i funkcji województwa, samorządu itd<text:span text:style-name="T5599">.</text:span><text:s/>Jeśli w zależności od przyjętej konkretnie koncepcji te punkty by również uległy przeformułowaniu. Czyli mówimy w tej chwili miasta i gminy przy nie rozstrzygni<text:span text:style-name="T5600">ętej</text:span><text:s/>sprawie województwa. Dwie dalsze nie<text:span text:style-name="T5601">uzgo</text:span>dn<text:span text:style-name="T5602">io</text:span>ne, ale już z mniejszym problemem kwestie dotyczą punktów<text:s/>„g”<text:s/>i<text:s/>„h”<text:s/>- sposoby ustalenia realizacji zadań i nowy system nadzoru, to nie ma jakiejś zasadniczej niezgodnoś<text:span text:style-name="T5603">c</text:span>i, jest prośba żeby odłożyć sformułowania tych dwóch punktów ponieważ dyskusja tu bardzo wniosła<text:s/><text:span text:style-name="T5604">i</text:span><text:s/>nie byliśmy w stanie tego<text:s/><text:span text:style-name="T5605">sf</text:span>ormułować<text:span text:style-name="T5606">.</text:span></text:p>
      <text:p text:style-name="P5607"><text:span text:style-name="T5608">A</text:span><text:s/>teraz przeczytam punkty, tak jak proponujemy w wersji poprawionej.</text:p>
      <text:p text:style-name="P5609">Przywrócenie samorządu lokalnego wymaga:</text:p>
      <text:p text:style-name="P5610">a<text:span text:style-name="T5611">/</text:span><text:tab/>Up<text:span text:style-name="T5612">od</text:span>mi<text:span text:style-name="T5613">ot</text:span>ow<text:span text:style-name="T5614">ienia</text:span><text:s/>miast i gmin<text:span text:style-name="T5615">.</text:span><text:s/>Samorząd terytorialny jest powszechnym związkiem mieszkańców danego miasta lub gminy<text:span text:style-name="T5616">.<text:s/></text:span>Związki te, a więc ogół mieszkańców miast i gmin, a nie ich rady powinny posiadać osobowość prawną. Ob<text:span text:style-name="T5617">li</text:span>gatoryjne zostało zastąpione słowem powszechnym, i dodane zostało<text:s/><text:soft-page-break/>ogółu mieszkańców.</text:p>
      <text:p text:style-name="P5618">/Głos z sali: nie słychać/.</text:p>
      <text:p text:style-name="P5619"><text:span text:style-name="T5620">Prof. Adam Kowalewsk</text:span><text:span text:style-name="T5621">i:</text:span></text:p>
      <text:p text:style-name="P5622">Ja referuję zmiany. Tak jak powiedziałem<text:s/><text:span text:style-name="T5623">m</text:span>yśmy się starli intencje stron...</text:p>
      <text:p text:style-name="P5624"><text:span text:style-name="T5625">Przewod</text:span><text:span text:style-name="T5626">n</text:span><text:span text:style-name="T5627">ic</text:span><text:span text:style-name="T5628">ząc</text:span><text:span text:style-name="T5629">y</text:span><text:span text:style-name="T5630">:</text:span></text:p>
      <text:p text:style-name="P5631">Proszę czytać tak jak<text:s/><text:span text:style-name="T5632">je</text:span>st, uwagi będą zgłaszane na następnym posiedzeniu.</text:p>
      <text:p text:style-name="P5633"><text:span text:style-name="T5634">Prof</text:span><text:span text:style-name="T5635">.</text:span><text:span text:style-name="T5636"><text:s/>A. Kowalewski:</text:span></text:p>
      <text:p text:style-name="P5637">b/<text:tab/>Demokratyczn<text:span text:style-name="T5638">ej</text:span><text:s/>ordynacji wyborcz<text:span text:style-name="T5639">ej.</text:span></text:p>
      <text:p text:style-name="P5640">Rada miejska lub gminna jest organem samorządu<text:s/><text:span text:style-name="T5641">i<text:s/></text:span>reprezentuje intencje mieszkańców, respektując interesy ogólnonarodowe wyrażone w ustawa<text:span text:style-name="T5642">c</text:span>h. Niezbędna jest demokratyzacja ordynacji wyborczej tak aby<text:s/><text:span text:style-name="T5643">-</text:span><text:s/>do końca bez zmian<text:span text:style-name="T5644">.</text:span><text:s/>Wstawka<text:s/><text:span text:style-name="T5645">-</text:span><text:s/>respektując interesy ogólnonarodowe wyrażone w u<text:span text:style-name="T5646">st</text:span>awach.</text:p>
      <text:p text:style-name="P5647">c/<text:span text:style-name="T5648"><text:tab/></text:span>Własnych organów uchwał<text:span text:style-name="T5649">od</text:span>aw<text:span text:style-name="T5650">cz</text:span>ych<text:span text:style-name="T5651">.</text:span></text:p>
      <text:p text:style-name="P5652">Punkt bez zmian.</text:p>
      <text:p text:style-name="P5653">d/<text:tab/>Własnych organów wykonawczych<text:span text:style-name="T5654">.</text:span></text:p>
      <text:p text:style-name="P5655">Tu są z<text:span text:style-name="T5656">m</text:span>iany. Samorząd terytorialny musi posiadać własny organ wykonawczy, a nie działać poprzez organ podwójnie podporządkowany<text:span text:style-name="T5657">.</text:span><text:s/>Jego pracowni<text:span text:style-name="T5658">c</text:span>y /komunalni/ powinni być angażowani na podstawie wyłącznej decyzji rady lub jej organów.</text:p>
      <text:p text:style-name="P5659">Nowy dodatek - zasadę t<text:span text:style-name="T5660">ę</text:span><text:s/>należy wdrożyć jeszcze w bieżącej kadencji Sejmu przy okazji najbliższej nowelizacji ustawy o samorządach terytorialnych i radach narodowych<text:span text:style-name="T5661">.<text:s/></text:span></text:p>
      <text:p text:style-name="P5662"><text:span text:style-name="T5663">e</text:span>/<text:tab/>Własności komunalne<text:span text:style-name="T5664">.</text:span></text:p>
      <text:p text:style-name="P5665">Punkt bez zmian.</text:p>
      <text:p text:style-name="P5666"><text:span text:style-name="T5667">f</text:span>/<text:tab/>Autonomii<text:s/><text:span text:style-name="T5668">fi</text:span>nansow<text:span text:style-name="T5669">ej.</text:span></text:p>
      <text:p text:style-name="P5670">Całkowicie nowe s<text:span text:style-name="T5671">fo</text:span>rmułowanie cał<text:span text:style-name="T5672">eg</text:span>o punktu.</text:p>
      <text:p text:style-name="P5673">Samorząd terytorialny powinien samodzielnie decydować<text:s/><text:span text:style-name="T5674">o</text:span><text:s/>przeznaczeniu swych dochodów. W ty<text:span text:style-name="T5675">m</text:span><text:s/>celu konieczna jest reforma prawa budżetowego do końca 1990 r<text:span text:style-name="T5676">.</text:span><text:s/>Redy<text:span text:style-name="T5677">s</text:span>trybucja dochodów między mniej i bardziej rozwiniętymi terytoriami<text:s/><text:span text:style-name="T5678">m</text:span>usi się odbywać na zasadach<text:s/><text:span text:style-name="T5679">i</text:span><text:s/>w trybie określonym ustawą w oparciu o system dotacji przyznawan<text:span text:style-name="T5680">y</text:span>ch według zobiektywizowanych kryteriów. Jego wdrożenie należy rozpocząć w styczniu 1990 r<text:span text:style-name="T5681">.</text:span></text:p>
      <text:p text:style-name="P5682">Czyli prawo budżetowe ma termin prawie 2-letni, a same dotacje są szybciej jak gdyby proponowane od stycznia<text:s/>‘90 r.</text:p>
      <text:p text:style-name="P5683">g/<text:tab/>Jak mówiłem nie udało nam się sformułować<text:s/>„Swobody us<text:span text:style-name="T5684">ta</text:span>lania sposobów realizacji zadań”.</text:p>
      <text:p text:style-name="P5685">h/<text:tab/>Nowy system nadzoru.</text:p>
      <text:p text:style-name="P5686">Proponujemy, żeby nie mówi<text:span text:style-name="T5687">ć</text:span><text:s/>o ograniczeniu ingerencji admini<text:span text:style-name="T5688">st</text:span>rac<text:span text:style-name="T5689">ji</text:span><text:s/>państwowej tylko mówi<text:span text:style-name="T5690">ć</text:span><text:s/><text:span text:style-name="T5691">o</text:span><text:s/>nowym systemie nadzoru. Natomiast zostawi<text:span text:style-name="T5692">ć</text:span><text:s/>sformułowanie tego punktu do dalszej dyskusji, bo nie byliśmy w stanie tego uzgodnić. Prawa do opieki sądowej.</text:p>
      <text:p text:style-name="P5693">Samorząd terytorialny, samorządy terytorialne winny mieć zapewnioną opiekę sądową, a w<text:span text:style-name="T5694">i</text:span>ęc możliwość odwoływania s<text:span text:style-name="T5695">ię</text:span><text:s/>do NSA w przypadku roz<text:span text:style-name="T5696">st</text:span>rzygania sporów między organami władzy publi<text:span text:style-name="T5697">c</text:span>znej. Prof. Zawadzka przekazała mnie, że w sprawach cywilnych jest rzecz oczywista, że sądy po<text:span text:style-name="T5698">w</text:span>sz<text:span text:style-name="T5699">e</text:span>chne będą miały zastosowani<text:span text:style-name="T5700">e</text:span>, i że to nie jest potrzebne aby tu umieszczać<text:span text:style-name="T5701">.</text:span><text:s/>Ale ja nie jestem<text:s/><text:soft-page-break/>prawnikiem więc dlatego to zastrzeżenie tuta<text:span text:style-name="T5702">j</text:span><text:s/>dodatkowo podałem<text:span text:style-name="T5703">.</text:span></text:p>
      <text:p text:style-name="P5704"><text:span text:style-name="T5705">k</text:span>/<text:span text:style-name="T5706">.</text:span><text:s/>Nowy punkt<text:span text:style-name="T5707">.</text:span></text:p>
      <text:p text:style-name="P5708">Przepraszam najpierw podam nowy punkt d2, bo to jest punkt d<text:span text:style-name="T5709">o</text:span>dany, który dotyczy własnych organów wykonawczych.<text:span text:style-name="T5710"><text:s/>W</text:span><text:s/>pkt<text:span text:style-name="T5711">.</text:span><text:s/>d/ jest propozycja dodania tekstu, który ujęty jest w odrębnym punkcie, ale<text:s/><text:span text:style-name="T5712">się</text:span><text:s/>wiąże z tamtym ściśle.</text:p>
      <text:p text:style-name="P5713">Sprawy o znaczeniu ogólnonarodowym na podstawie centralnych uwarunkowań były zlecone samorządom ter<text:span text:style-name="T5714">yt</text:span>orialnym, który wykonuje je przy pomocy własnych organów<text:span text:style-name="T5715">.</text:span><text:s/>Zakres tych spraw będzie określony ustawowo, tzw. zadania zlecone.</text:p>
      <text:p text:style-name="P5716">k/<text:span text:style-name="T5717"><text:tab/></text:span>Zakres kompetencji samorządu terytorialnego ustanawiający samodzielne<text:s/><text:span text:style-name="T5718">d</text:span>ecydowanie w sprawach o zasięgu lokalnym musi być zabezpieczony w materialnym prawie administracyjnym<text:span text:style-name="T5719">.</text:span></text:p>
      <text:p text:style-name="P5720">Konieczna jest korekta tego prawa do końca 1990 r<text:span text:style-name="T5721">.</text:span></text:p>
      <text:p text:style-name="P5722">l/<text:tab/>Proponuje się, aby proces legislacyjny związany z wprowadzeniem samorządu terytorialnego zakończyć w roku 1990<text:span text:style-name="T5723">.</text:span></text:p>
      <text:p text:style-name="P5724">Obj<text:span text:style-name="T5725">ą</text:span>ć to powinno m<text:span text:style-name="T5726">.</text:span>in. nową ustawę o samorządzie t<text:span text:style-name="T5727">er</text:span>ytorialnym, o ordynacji wyborczej oraz realizację ustaw związanych<text:s/><text:span text:style-name="T5728">-</text:span><text:s/>tu<text:s/><text:span text:style-name="T5729">je</text:span>st bardzo duży pakiet, ja ich nie wymieniam, wiadomo, że prawie każda ustawa będzie tutaj w grę wchodziła.</text:p>
      <text:p text:style-name="P5730">To jest wszystko, dziękuję bardzo.</text:p>
      <text:p text:style-name="P5731"><text:span text:style-name="T5732">Pro</text:span><text:span text:style-name="T5733">f</text:span><text:span text:style-name="T5734">. B</text:span><text:span text:style-name="T5735">.</text:span><text:span text:style-name="T5736"><text:s/>Zawadzka</text:span>:</text:p>
      <text:p text:style-name="P5737">Krótkie wyjaśnienia uzupełniające.<text:s/><text:span text:style-name="T5738">J</text:span>est tu problem punkt c<text:span text:style-name="T5739">/,</text:span><text:s/>chodzi o te własne organy uchwałodawcz<text:span text:style-name="T5740">e</text:span>, które są wyłącznie organami uchwałodawczymi samorządu terytorialnego.</text:p>
      <text:p text:style-name="P5741">Otóż tuta<text:span text:style-name="T5742">j</text:span><text:s/>j<text:span text:style-name="T5743">est</text:span><text:s/>sprawa, jak tutaj zmi<text:span text:style-name="T5744">eścić</text:span><text:s/><text:span text:style-name="T5745">w</text:span><text:s/>takiej formule kompetencje, po pierwsze obowiązek działania zgodnie z interesem ogólnonarodowym, bo chyba o to chodzi w tej formule organa władzy państwowej i po drugie sprawy również kompetencji rady wobec tych centralnych... centralnie rozwiązywanych spraw<text:span text:style-name="T5746">.</text:span><text:s/>Ja proponuję wydaje mi się, wydawało mi<text:s/><text:span text:style-name="T5747">si</text:span><text:span text:style-name="T5748">ę</text:span><text:s/>w każdym razie w momencie kiedyśmy to formułowali, że wstawka do punktu b/ o respektowaniu obowiązku rad, respektowania interesów ogólnonarodowych wyrażonych w ustawach, panie Wo<text:span text:style-name="T5749">j</text:span>ciechu chciałabym bardzo, aby pan to słuchał<text:span text:style-name="T5750">.</text:span></text:p>
      <text:p text:style-name="P5751">Wydawa<text:span text:style-name="T5752">ło</text:span><text:s/>mi się<text:span text:style-name="T5753">,</text:span><text:s/>że wstawka o interesach ogólnonarodowych rad, o respektowaniu przez rady interesu ogólnonarodowego wyraźnego w ustawach i w działalności uchwałodawcz<text:span text:style-name="T5754">ej<text:s/></text:span>właśnie, chyba ujmuje to co<text:s/><text:span text:style-name="T5755">j</text:span>est celem formuły o organach władzy państwowej<text:span text:style-name="T5756">.</text:span></text:p>
      <text:p text:style-name="P5757">Jeżeli nie, to wtedy byśmy zostawili ten punkt do dalszych uzgodnień<text:span text:style-name="T5758">.</text:span></text:p>
      <text:p text:style-name="P5759">Poza tym wydaje mi się, że w obecnej postaci chyba by było, nie jest to jeszcze dostatecznie dojrzałe do powielania i przekazywania państwu, także sądz<text:span text:style-name="T5760">ę</text:span>, że powinniśmy jeszcze nad tym popracowa<text:span text:style-name="T5761">ć</text:span>, to jeszcze dopracować<text:span text:style-name="T5762">.</text:span><text:s/>To jest kwestia<text:s/><text:span text:style-name="T5763">i</text:span><text:s/>sformułowań, i kolejności tych punktów, precyzji.</text:p>
      <text:p text:style-name="P5764"><text:span text:style-name="T5765">Prof</text:span><text:span text:style-name="T5766">.</text:span><text:span text:style-name="T5767"><text:s/>A</text:span><text:span text:style-name="T5768">.</text:span><text:span text:style-name="T5769"><text:s/>Kowalewski</text:span><text:span text:style-name="T5770">:</text:span></text:p>
      <text:p text:style-name="P5771">Tak, tak ja się z tym też zgadzam jako współwinny.</text:p>
      <text:p text:style-name="P5772"><text:span text:style-name="T5773">Prof. B. Zawadzka</text:span>:</text:p>
      <text:p text:style-name="P5774">Co do kierunków jeż<text:span text:style-name="T5775">el</text:span>i państwo zgłosicie jakieś zastrzeżenia co do propozycji tu zawartych to byśmy uznali sprawy n<text:span text:style-name="T5776">ie</text:span>rozstrzygnięte<text:s/><text:span text:style-name="T5777">i</text:span><text:s/>dyskusja na następnym posiedzeniu. To jest<text:span text:style-name="T5778">.</text:span>.. próba dotyczy sformułowania tego do czego jest zgoda w te<text:span text:style-name="T5779">j</text:span><text:s/><text:span text:style-name="T5780">ch</text:span>wi<text:span text:style-name="T5781">li.</text:span></text:p>
      <text:soft-page-break/>
      <text:p text:style-name="P5782"><text:span text:style-name="T5783">Przewod</text:span><text:span text:style-name="T5784">n</text:span><text:span text:style-name="T5785">ic</text:span><text:span text:style-name="T5786">ząc</text:span><text:span text:style-name="T5787">y</text:span><text:span text:style-name="T5788">:</text:span></text:p>
      <text:p text:style-name="P5789"><text:span text:style-name="T5790">T</text:span><text:span text:style-name="T5791">o</text:span><text:s/>poszło już do przepisania, więc może<text:s/><text:span text:style-name="T5792">s</text:span>i<text:span text:style-name="T5793">ę</text:span><text:s/>nawet uda przepisać i rozdać dzisiaj<text:span text:style-name="T5794">.</text:span></text:p>
      <text:p text:style-name="P5795"><text:span text:style-name="T5796">P</text:span><text:span text:style-name="T5797">r</text:span><text:span text:style-name="T5798">o</text:span><text:span text:style-name="T5799">f. Kowalewsk</text:span><text:span text:style-name="T5800">i</text:span>:</text:p>
      <text:p text:style-name="P5801">Łatwiej będzie pracować nad przepisanym<text:span text:style-name="T5802">.</text:span>.<text:span text:style-name="T5803">.</text:span></text:p>
      <text:p text:style-name="P5804"><text:span text:style-name="T5805">Przewod</text:span><text:span text:style-name="T5806">n</text:span><text:span text:style-name="T5807">ic</text:span><text:span text:style-name="T5808">ząc</text:span><text:span text:style-name="T5809">y</text:span><text:span text:style-name="T5810">:</text:span></text:p>
      <text:p text:style-name="P5811">Pan profesor chciał zabrać głos?</text:p>
      <text:p text:style-name="P5812"><text:span text:style-name="T5813">Prof. W. Sokolewicz</text:span>:</text:p>
      <text:p text:style-name="P5814">Dosłownie dwa słowa. To jest być może moje profe<text:span text:style-name="T5815">sj</text:span>onalne wykrzywienie, ale chciałbym, żeby państwo współr<text:span text:style-name="T5816">ed</text:span>aktorzy nie..<text:span text:style-name="T5817">.</text:span><text:s/>o Konstytucji mojej kochanej nie zapominali<text:span text:style-name="T5818">.</text:span></text:p>
      <text:p text:style-name="P5819"><text:span text:style-name="T5820">pr</text:span><text:span text:style-name="T5821">of.<text:s/></text:span><text:span text:style-name="T5822">A. Kowalewsk</text:span><text:span text:style-name="T5823">i</text:span>:</text:p>
      <text:p text:style-name="P5824">A tak<text:span text:style-name="T5825">.</text:span></text:p>
      <text:p text:style-name="P5826"><text:span text:style-name="T5827">Prof. Wojciech Sokolewicz</text:span>:</text:p>
      <text:p text:style-name="P5828">Tak dobrze<text:span text:style-name="T5829">.</text:span><text:s/>Tam jakoś nie zauważyłem.</text:p>
      <text:p text:style-name="P5830"><text:span text:style-name="T5831">Pr</text:span><text:span text:style-name="T5832">of.</text:span><text:span text:style-name="T5833"><text:s/></text:span><text:span text:style-name="T5834">B.</text:span><text:span text:style-name="T5835"><text:s/>Zawadzk</text:span><text:span text:style-name="T5836">a</text:span>:</text:p>
      <text:p text:style-name="P5837">Ni<text:span text:style-name="T5838">e,</text:span><text:s/>nie było, rzeczywiście zapomnieliśmy<text:span text:style-name="T5839">...</text:span></text:p>
      <text:p text:style-name="P5840"><text:span text:style-name="T5841">/Głos</text:span><text:s/>z sali<text:span text:style-name="T5842">:</text:span><text:s/>Zmiana Konstytucji po prostu zrobi<text:span text:style-name="T5843">ć</text:span><text:s/>prowizorium/.</text:p>
      <text:p text:style-name="P5844"><text:span text:style-name="T5845">Pr</text:span><text:span text:style-name="T5846">of</text:span><text:span text:style-name="T5847">.<text:s/></text:span><text:span text:style-name="T5848">B.</text:span><text:span text:style-name="T5849"><text:s/>Zawadzk</text:span><text:span text:style-name="T5850">a</text:span>:</text:p>
      <text:p text:style-name="P5851">Zrobić prowizorium legislac<text:span text:style-name="T5852">yj</text:span>ne wstawić ewentualnie do tej legislacji, bo Konstytucji do<text:span text:style-name="T5853"><text:s/></text:span>końca roku przyszłego nie b<text:span text:style-name="T5854">ę</text:span>dzie chyba<text:span text:style-name="T5855">.</text:span></text:p>
      <text:p text:style-name="P5856"><text:span text:style-name="T5857">Prof. Wojciech Sokolewicz</text:span>:</text:p>
      <text:p text:style-name="P5858"><text:span text:style-name="T5859">J</text:span>a nie wiem czy prowizorium<text:span text:style-name="T5860">.</text:span></text:p>
      <text:p text:style-name="P5861"><text:span text:style-name="T5862">Przewod</text:span><text:span text:style-name="T5863">n</text:span><text:span text:style-name="T5864">ic</text:span><text:span text:style-name="T5865">ząc</text:span><text:span text:style-name="T5866">y</text:span><text:span text:style-name="T5867">:</text:span></text:p>
      <text:p text:style-name="P5868">Proszę państwa pan doc. Kulesza jeszcze chciał w tej sprawie<text:span text:style-name="T5869">.</text:span></text:p>
      <text:p text:style-name="P5870"><text:span text:style-name="T5871">Doc. M. Kulesza</text:span>:</text:p>
      <text:p text:style-name="P5872">Chciałbym w sprawie, tej o której przed chwilą mówiła pani prof<text:span text:style-name="T5873">.</text:span><text:s/>Zawadzka<text:s/><text:span text:style-name="T5874">i</text:span><text:s/>chcę powiedzieć tak<text:span text:style-name="T5875">.</text:span><text:s/>To ujęcie, które zostało zapisane jest oczywiś<text:span text:style-name="T5876">c</text:span>ie dla mnie do przyjęcia, tzn. jest<text:span text:style-name="T5877">...</text:span><text:s/>zrezygnowano tutaj z pojęcia radzie jako organu władzy państwowej, zastąpiono zaś je sformułowaniem w<text:s/>cudzysłowie<text:s/>rzecz biorą<text:span text:style-name="T5878">c</text:span><text:s/>funk<text:span text:style-name="T5879">cjo</text:span>nalnym, że rada ma zaspakajając, reprezentując interesy mieszkańców baczy<text:span text:style-name="T5880">ć</text:span><text:s/>na interesy ogólnopań<text:span text:style-name="T5881">s</text:span>twowe wyrażane ustawami<text:span text:style-name="T5882">.</text:span><text:s/>I to jak gdyby na płaszczyźn<text:span text:style-name="T5883">i</text:span>e porozumienia tutaj na tej sali jest całkowicie wystarczające<text:span text:style-name="T5884">.</text:span></text:p>
      <text:p text:style-name="P5885">Natomiast jeśli wolno u<text:span text:style-name="T5886">ż</text:span>yć tego samego argumentu czy też samego, tej samej pod<text:span text:style-name="T5887">s</text:span>tawy dalszej wypowiedzi, jak użył ją przed chwilą pan prof. Sokolewicz, to znaczy nawiązując do mojego profesjonalnego konika<text:span text:style-name="T5888">.</text:span><text:s/>Chcę po prostu powiedzieć tak, że my tutaj stosujemy pewne zwroty i słowa do których nie warto s<text:span text:style-name="T5889">i</text:span>ę dzisiaj czepiać, bo one ulegną pewnej zmianie, ale w praktycznym ułożeniu<text:span text:style-name="T5890">,</text:span><text:s/>później proszę zauważyć, że problem całkowic<text:span text:style-name="T5891">i</text:span>e zniknie, zupełnie zniknie i nie będzie mógł w ogóle być konfliktowy jeżeli wszędzie tu, gdzie piszemy rada reprezentuje, rada wykonuje powiemy inaczej nieco mianowicie, że podmiotem prawa, a do te<text:span text:style-name="T5892">g</text:span>o<text:s/>żeśmy<text:s/>już doszli, jest gmina, a wtedy okaże się, że jest doś<text:span text:style-name="T5893">ć</text:span><text:s/>obojętne z punktu widzenia prawnego czy za przeproszeniem nawaliła rada gminna, czy nawalił organ wykonawczy czy funk<text:span text:style-name="T5894">cj</text:span>onariusz gminy urzędnik<text:span text:style-name="T5895">.</text:span><text:s/><text:span text:style-name="T5896">Z</text:span><text:s/>punktu widzenia ochrony prawa jest to błąd gminy, zaskarżać się będzie<text:s/><text:soft-page-break/>gmin<text:span text:style-name="T5897">ę</text:span><text:s/>do sądów, a nie radę czytam naczelnika<text:span text:style-name="T5898">.</text:span></text:p>
      <text:p text:style-name="P5899">Stąd punktem niejako ustawy o samorządzie terytorialnym byłoby mniej wi<text:span text:style-name="T5900">ę</text:span>cej następujące sformułowanie<text:s/><text:span text:style-name="T5901">i</text:span><text:s/>nie proszę ani o akceptację, ani o krytykę tylko idę w kontynuacji tego sposobu myślenia, że po prostu gminy mają osobowość w sferze prawa publicznego i osobowość cywilno-prawną i koniec.<text:s/><text:span text:style-name="T5902">I</text:span><text:s/>wt<text:span text:style-name="T5903">ed</text:span>y mając osobowość w sferze prawa publicznego realizują zadania publiczne w takim zakresie, w jakim nakazują ustawy i to zamyka ten problem p<text:span text:style-name="T5904">o</text:span><text:s/>myśli,<text:s/><text:span text:style-name="T5905">j</text:span>ak sądz<text:span text:style-name="T5906">ę</text:span><text:s/>pani również<text:span text:style-name="T5907">.</text:span><text:s/>To tylko tyl<text:span text:style-name="T5908">e.</text:span></text:p>
      <text:p text:style-name="P5909"><text:span text:style-name="T5910">Przewod</text:span><text:span text:style-name="T5911">n</text:span><text:span text:style-name="T5912">ic</text:span><text:span text:style-name="T5913">ząc</text:span><text:span text:style-name="T5914">y</text:span><text:span text:style-name="T5915">:</text:span></text:p>
      <text:p text:style-name="P5916">Ja myślę, że my już jesteśmy zmęczeni i wobec tego w tej chwili ta notatka się pisze<text:span text:style-name="T5917">.</text:span><text:s/>Jeżeli państwo jeszcze będą chcieli wytrzymać 10 - 15 minut...</text:p>
      <text:p text:style-name="P5918"><text:span text:style-name="T5919">/Głos</text:span><text:s/>z sal<text:span text:style-name="T5920">i</text:span>: nie słychać/.</text:p>
      <text:p text:style-name="P5921"><text:span text:style-name="T5922">Pr</text:span><text:span text:style-name="T5923">of.</text:span><text:span text:style-name="T5924"><text:s/>B. Zawadzka</text:span>:</text:p>
      <text:p text:style-name="P5925">Nie dojrzała jeszcze do tego<text:span text:style-name="T5926">.</text:span></text:p>
      <text:p text:style-name="P5927"><text:span text:style-name="T5928">Przewod</text:span><text:span text:style-name="T5929">n</text:span><text:span text:style-name="T5930">ic</text:span><text:span text:style-name="T5931">ząc</text:span><text:span text:style-name="T5932">y</text:span><text:span text:style-name="T5933">:</text:span></text:p>
      <text:p text:style-name="P5934">Ona jest naszym wewnętrznym dokumentem traktowanym nie do publikacji ponieważ państwo nie mieli możliwości wszyscy w stosunku do niej się odnieść lub poprawić<text:span text:style-name="T5935">.</text:span><text:s/>To jest traktowane jako rzecz robocza oczywiście z prośbą o zachowanie dokumentu jako wewnętrznego nieuzgodnionego jeszcze.</text:p>
      <text:p text:style-name="P5936">Na następne spotkanie w moim przekonaniu wyrastają<text:s/><text:span text:style-name="T5937">trz</text:span>y sprawy. Jedna sprawa - już może zaczynam nie po kolei, ale wszystkie s<text:span text:style-name="T5938">ą</text:span><text:s/>równoległe - sprawa finansów<text:span text:style-name="T5939">.</text:span><text:s/>My musimy dokonać omówienia systemu finansowego i dokonać przynajmniej zapisów pewnych tez w tej sprawie. My<text:s/><text:span text:style-name="T5940">ze</text:span><text:s/>swej strony opracujemy założenia, w formie notatki podobnej, jak dzisiaj o<text:s/><text:span text:style-name="T5941">czym</text:span><text:s/>była mowa. Rozumiem, że Stronnictwo Demokratyczne w osobie pana Stolza będzie łaskawe coś nam wnieść, byłoby ze wszech miar dobrze panie profesorze Sokolewicz, gdyby no nie wiem czy strona rządowa, czy może nawet imiennie mówiąc Ministerstwo Finansów powiedziało, ale do uznania państwa, ponieważ pan Wilkanowicz mówił o tym, że te prace oni są zobowiązani do zrobienia<text:s/><text:span text:style-name="T5942">i</text:span><text:s/><text:span text:style-name="T5943">że</text:span><text:s/><text:span text:style-name="T5944">one</text:span><text:s/><text:span text:style-name="T5945">i</text:span>dą<text:span text:style-name="T5946">.</text:span><text:s/>Ja nie wiem,<text:span text:style-name="T5947"><text:s/></text:span>miałem kontakt z m<text:span text:style-name="T5948">i</text:span>n<text:span text:style-name="T5949">.</text:span><text:s/>Wróblewskim niedawno<text:s/><text:span text:style-name="T5950">i</text:span><text:s/>z tego n<text:span text:style-name="T5951">i</text:span>e odniosłem wrażenia, że te prace tam idą. Ale...</text:p>
      <text:p text:style-name="P5952"><text:span text:style-name="T5953">/Głos</text:span><text:s/>z sali: nie słychać/.</text:p>
      <text:p text:style-name="P5954"><text:span text:style-name="T5955">Przewod</text:span><text:span text:style-name="T5956">n</text:span><text:span text:style-name="T5957">ic</text:span><text:span text:style-name="T5958">ząc</text:span><text:span text:style-name="T5959">y</text:span><text:span text:style-name="T5960">:</text:span></text:p>
      <text:p text:style-name="P5961">W każdym razie rozumiem, że ten temat b<text:span text:style-name="T5962">ę</text:span>dzie do dyskusji i tutaj prośba gdyby strona rządowa była w stanie coś powiedzieć<text:span text:style-name="T5963">.</text:span></text:p>
      <text:p text:style-name="P5964">Druga sprawa to sprawa mienia komunalnego<text:span text:style-name="T5965">.</text:span><text:s/>My w oparciu o przedstawioną ustawę, którą dosta<text:span text:style-name="T5966">l</text:span>i<text:span text:style-name="T5967">ś</text:span>my wczoraj mówiliśmy, że mamy tutaj pewne wątpliwości. My w każdym razie na następny raz przedstawimy uwagi, nie wiem czy ze strony państw<text:span text:style-name="T5968">a</text:span>, czy państwo są ograniczeni uchwałą<text:s/><text:span text:style-name="T5969">R</text:span>ady Państwa i rządu czy możecie na ten temat dyskutować,<text:s/><text:span text:style-name="T5970">c</text:span>zy możemy tutaj dąży<text:span text:style-name="T5971">ć</text:span><text:s/>do jakiegoś ustalenia consensusu w sprawie tez wynikających z ducha dzisiejszej dyskusji<text:span text:style-name="T5972">.</text:span><text:s/>Ten duch przenosi się na ustawę o mieniu komunalnym.</text:p>
      <text:p text:style-name="P5973"><text:span text:style-name="T5974">I</text:span><text:s/>wreszcie je<text:span text:style-name="T5975">s</text:span>t trzecia sprawa to jest niedomówiona sprawa województwa i paru generaliów nazwijmy to, o któ<text:span text:style-name="T5976">r</text:span>ych już tutaj panowie mówili, że konieczność zmian politycznych, konieczność pewnej zasady pewności finansowej, to<text:s/><text:span text:style-name="T5977">się</text:span><text:s/>przeniosły niektóre rzeczy, ale niektóre rzeczy si<text:span text:style-name="T5978">ę</text:span><text:s/>przenoszą do tych spraw finansowych, o których mówiliśmy, natomiast istnieje wydaje mi się konieczność pewnych sformułowań, pewnych bardziej generalnych zasad<text:span text:style-name="T5979">.</text:span></text:p>
      <text:soft-page-break/>
      <text:p text:style-name="P5980"><text:span text:style-name="T5981">Pr</text:span><text:span text:style-name="T5982">of.</text:span><text:span text:style-name="T5983"><text:s/></text:span><text:span text:style-name="T5984">B.</text:span><text:span text:style-name="T5985"><text:s/>Zaw</text:span><text:span text:style-name="T5986">ad</text:span><text:span text:style-name="T5987">zk</text:span><text:span text:style-name="T5988">a</text:span>:</text:p>
      <text:p text:style-name="P5989">Zagadnienie równie ważne to jest zagadnienie nadzoru, który w świ<text:span text:style-name="T5990">et</text:span>le tych konstrukcji samorządowej musi być zupełnie od nowa i uregulowany inaczej niż dotychczas<text:span text:style-name="T5991">.</text:span></text:p>
      <text:p text:style-name="P5992"><text:span text:style-name="T5993">Przewod</text:span><text:span text:style-name="T5994">n</text:span><text:span text:style-name="T5995">ic</text:span><text:span text:style-name="T5996">ząc</text:span><text:span text:style-name="T5997">y</text:span><text:span text:style-name="T5998">:</text:span></text:p>
      <text:p text:style-name="P5999">Tak jest<text:span text:style-name="T6000">.</text:span><text:s/>Ma pani całkowicie rację. Czyl<text:span text:style-name="T6001">i</text:span><text:s/>mamy cztery sprawy. I teraz jest pytanie<text:s/><text:span text:style-name="T6002">czy.</text:span>.. rozumiem, że każda ze stron spróbuje wnieść jakiś tekst w formie tez chociażby pisanych to znacznie ułatwia formułowanie, do<text:span text:style-name="T6003">cis</text:span>kan<text:span text:style-name="T6004">ie</text:span><text:s/>tych rz<text:span text:style-name="T6005">ecz</text:span>y<text:span text:style-name="T6006">.</text:span></text:p>
      <text:p text:style-name="P6007">My w stosunku do tych wszystkich czterech elementów<text:s/>będziemy starali<text:s/><text:span text:style-name="T6008">się</text:span><text:s/>da<text:span text:style-name="T6009">ć</text:span><text:s/>jakieś teksty, zależy nam na tym, żeby<text:s/><text:span text:style-name="T6010">-</text:span><text:s/>powtarzam<text:s/><text:span text:style-name="T6011">-</text:span><text:s/>żebyśmy wyszli stąd z ustaleniami konkretnymi, żeby to<text:s/><text:span text:style-name="T6012">się</text:span><text:s/>nie skończyło na układzie seminaryjnym<text:span text:style-name="T6013">.</text:span></text:p>
      <text:p text:style-name="P6014"><text:span text:style-name="T6015">Prof. Wojciech Sokolewicz</text:span>:</text:p>
      <text:p text:style-name="P6016">Można?</text:p>
      <text:p text:style-name="P6017"><text:span text:style-name="T6018">Przewod</text:span><text:span text:style-name="T6019">n</text:span><text:span text:style-name="T6020">ic</text:span><text:span text:style-name="T6021">ząc</text:span><text:span text:style-name="T6022">y</text:span><text:span text:style-name="T6023">:</text:span></text:p>
      <text:p text:style-name="P6024">Proszę bardzo panie profesorze<text:span text:style-name="T6025">.</text:span></text:p>
      <text:p text:style-name="P6026"><text:span text:style-name="T6027">Prof. Wojciech Sokolewicz</text:span>:</text:p>
      <text:p text:style-name="P6028">Przyznam się,<text:s/><text:span text:style-name="T6029">ż</text:span>e nie bardzo rozumiem tę organizacyjną propozycję. Może dlatego, że jest już bardzo późno, ale przecież podstawą naszej dyskusji, jak rozumiem ma być poprawiony ten tekst.<text:span text:style-name="T6030">..</text:span></text:p>
      <text:p text:style-name="P6031"><text:span text:style-name="T6032">Pr</text:span><text:span text:style-name="T6033">of.</text:span><text:span text:style-name="T6034"><text:s/>B</text:span><text:span text:style-name="T6035">.</text:span><text:span text:style-name="T6036"><text:s/>Zawadzk</text:span><text:span text:style-name="T6037">a</text:span><text:span text:style-name="T6038">:</text:span></text:p>
      <text:p text:style-name="P6039">On nie obejmuje szeregu zadań.</text:p>
      <text:p text:style-name="P6040"><text:span text:style-name="T6041">Przewod</text:span><text:span text:style-name="T6042">n</text:span><text:span text:style-name="T6043">ic</text:span><text:span text:style-name="T6044">ząc</text:span><text:span text:style-name="T6045">y</text:span><text:span text:style-name="T6046">:</text:span></text:p>
      <text:p text:style-name="P6047">On nie obejmuje.<text:span text:style-name="T6048">..</text:span></text:p>
      <text:p text:style-name="P6049"><text:span text:style-name="T6050">Prof. Wojciech Sokolewicz</text:span>:</text:p>
      <text:p text:style-name="P6051">Ale np. on obejmuje to<text:s/><text:span text:style-name="T6052">c</text:span>o kol. Kulesza, zgodziliśmy s<text:span text:style-name="T6053">i</text:span>ę niezbyt trafnie nazwał autonomią finansową...</text:p>
      <text:p text:style-name="P6054"><text:span text:style-name="T6055">Prof.<text:s/></text:span><text:span text:style-name="T6056">B</text:span><text:span text:style-name="T6057">. Zawadzka</text:span>:</text:p>
      <text:p text:style-name="P6058">Oczywiście, że sprawa systemu finan<text:span text:style-name="T6059">so</text:span>wego.<text:span text:style-name="T6060">..</text:span></text:p>
      <text:p text:style-name="P6061"><text:span text:style-name="T6062">Prof. Wojciech Sokolewicz</text:span>:</text:p>
      <text:p text:style-name="P6063">No więc czy potrzebny jest kolejny papier czy nie lepiej rozwinąć tuta<text:span text:style-name="T6064">j.</text:span>.<text:span text:style-name="T6065">.</text:span></text:p>
      <text:p text:style-name="P6066"><text:span text:style-name="T6067">Przewod</text:span><text:span text:style-name="T6068">n</text:span><text:span text:style-name="T6069">ic</text:span><text:span text:style-name="T6070">ząc</text:span><text:span text:style-name="T6071">y</text:span><text:span text:style-name="T6072">:</text:span></text:p>
      <text:p text:style-name="P6073">To do tego ma prowadzić, pan<text:span text:style-name="T6074">i</text:span>e profesorze. To do tego ma prowadzić tylko wydaje mi się, że nam jak powiedziałem brakuje sprawy<text:s/>wyjaśnienia<text:s/>dotyczącego województw i paru bardziej ogólnych rzeczy, brakuje nam finansów, brakuje nam nadzoru, jak pani słusznie powiedziała. No i br<text:span text:style-name="T6075">a</text:span>kuje nam, a my jesteśmy z mieniem komunalnym daleko zaawansowani ponieważ istnieje projekt ustawy w stosunku do tego chc<text:span text:style-name="T6076">ie</text:span>libyśmy zgłosić nasze za<text:span text:style-name="T6077">st</text:span>rz<text:span text:style-name="T6078">eż</text:span>enia.</text:p>
      <text:p text:style-name="P6079">Przepraszam czy pan dr Wilkanowicz chciał coś powi<text:span text:style-name="T6080">ed</text:span>zieć?</text:p>
      <text:p text:style-name="P6081"><text:span text:style-name="T6082">Dr Miłosz Wilkanowicz</text:span>:</text:p>
      <text:p text:style-name="P6083">Ja mam panie przewodniczący mam takie wątpliwości dość zasadnicze, bo w jakim my j<text:span text:style-name="T6084">e</text:span>steśmy punk<text:span text:style-name="T6085">c</text:span>ie<text:span text:style-name="T6086">?</text:span><text:s/>L<text:span text:style-name="T6087">eży</text:span><text:s/>na<text:s/><text:span text:style-name="T6088">s</text:span>t<text:span text:style-name="T6089">o</text:span>le projekt ustawy o mieniu komunalnym<text:span text:style-name="T6090">.</text:span><text:s/>Do tego projektu ustawy brakuje komplementarnego dokumentu mianowicie systemu budżetowego wynikającego jako konsekwencja mienia komunalnego, który da odpowiedź na to pytanie<text:s/><text:span text:style-name="T6091">c</text:span>o to jest ta aut<text:span text:style-name="T6092">o</text:span>nomia, jak ma wygląda<text:span text:style-name="T6093">ć</text:span><text:s/>budżet<text:s/><text:soft-page-break/>samorządowy, my jakieś pewne wizje mamy, ale z aut<text:span text:style-name="T6094">o</text:span>r<text:span text:style-name="T6095">a</text:span>m<text:span text:style-name="T6096">i</text:span>, no porozumiemy si<text:span text:style-name="T6097">ę<text:s/></text:span>z Ministerstwem Finansów, które od rządu dostało polecenie opracowania tego aktu. Nie wiem czy ten akt jest nawet na etapie założeń<text:span text:style-name="T6098">.</text:span></text:p>
      <text:p text:style-name="P6099">Stąd jest to dość trudne, żebyśmy dzisiaj po prostu podję<text:span text:style-name="T6100">l</text:span>i kompetentną dyskusję nad konkretnymi propozycjami rządowymi<text:span text:style-name="T6101">.</text:span><text:s/>Bo po prostu one w tej chwili dopiero się rodzą<text:span text:style-name="T6102">.</text:span></text:p>
      <text:p text:style-name="P6103"><text:span text:style-name="T6104">Przewod</text:span><text:span text:style-name="T6105">n</text:span><text:span text:style-name="T6106">ic</text:span><text:span text:style-name="T6107">ząc</text:span><text:span text:style-name="T6108">y</text:span><text:span text:style-name="T6109">:</text:span></text:p>
      <text:p text:style-name="P6110">Panie dyrektorze, to znaczy my mamy sytuację taką, oczywiście możemy przyjąć do wiadomoś<text:span text:style-name="T6111">c</text:span>i, że rząd nie jest w tej chwili, nie ma możliwości, nie wiem<text:s/><text:span text:style-name="T6112">j</text:span>akie są założenia<text:s/><text:span text:style-name="T6113">i</text:span><text:s/>wtedy to po prostu możemy stwie<text:span text:style-name="T6114">r</text:span>dzić, że w o<text:span text:style-name="T6115">b</text:span>wili obe<text:span text:style-name="T6116">c</text:span>nej rząd nie jest przygotowany do dyskusji nad modyfikacją prawa budżetowego<text:span text:style-name="T6117">.</text:span><text:s/>Kropka<text:span text:style-name="T6118">.</text:span><text:s/>Na to nie mamy rady<text:span text:style-name="T6119">.<text:s/></text:span>Po prostu zapiszemy i przedstawimy naszą koncepcję<text:span text:style-name="T6120">.</text:span></text:p>
      <text:p text:style-name="P6121"><text:span text:style-name="T6122">Miłosz Wilkanowic</text:span><text:span text:style-name="T6123">z</text:span>:</text:p>
      <text:p text:style-name="P6124">Nie, może jeszcze dyr<text:span text:style-name="T6125">.</text:span><text:s/>Gran<text:span text:style-name="T6126">i</text:span><text:span text:style-name="T6127">e</text:span><text:span text:style-name="T6128">c</text:span>ki<text:span text:style-name="T6129"><text:s/></text:span>ma w te<text:span text:style-name="T6130">j</text:span><text:s/>sprawie też coś do powiedzenia<text:span text:style-name="T6131">.</text:span><text:s/>Czy ty Ma<text:span text:style-name="T6132">c</text:span>iek coś wiesz na ten temat? Czy mamy się z czym wyłożyć?</text:p>
      <text:p text:style-name="P6133"><text:span text:style-name="T6134">M</text:span><text:span text:style-name="T6135">aciej Grani</text:span><text:span text:style-name="T6136">e</text:span><text:span text:style-name="T6137">cki</text:span>:</text:p>
      <text:p text:style-name="P6138"><text:span text:style-name="T6139">.</text:span>.<text:span text:style-name="T6140">.</text:span>również ekspertów z Ministerstwa Finansów<text:span text:style-name="T6141">,</text:span><text:s/>którzy nie zaszczycili nas do dzisiaj swoją obecnością, sprawdzimy dlaczego<text:s/><text:span text:style-name="T6142">i</text:span><text:s/>spowodujemy porozumienie się<text:span text:style-name="T6143"><text:s/></text:span>z Ministerstwem F<text:span text:style-name="T6144">i</text:span>nansów, żeby z<text:span text:style-name="T6145">e</text:span>chcia<text:span text:style-name="T6146">ło</text:span><text:s/>zaprezentować ustami swoich doradców, jeżeli oczywiście zechce to uczyni<text:span text:style-name="T6147">ć</text:span>, swoją koncep<text:span text:style-name="T6148">cję</text:span><text:s/>sy<text:span text:style-name="T6149">st</text:span>emu budż<text:span text:style-name="T6150">etoweg</text:span>o<text:span text:style-name="T6151">.</text:span></text:p>
      <text:p text:style-name="P6152"><text:span text:style-name="T6153">Przewod</text:span><text:span text:style-name="T6154">n</text:span><text:span text:style-name="T6155">ic</text:span><text:span text:style-name="T6156">ząc</text:span><text:span text:style-name="T6157">y</text:span><text:span text:style-name="T6158">:</text:span></text:p>
      <text:p text:style-name="P6159">Tak. Dzi<text:span text:style-name="T6160">ę</text:span>kuję bardzo<text:span text:style-name="T6161">.</text:span><text:s/>Pan minister Musioł<text:span text:style-name="T6162">.</text:span></text:p>
      <text:p text:style-name="P6163"><text:span text:style-name="T6164">M</text:span><text:span text:style-name="T6165">i</text:span><text:span text:style-name="T6166">n. Józef Mu</text:span><text:span text:style-name="T6167">s</text:span><text:span text:style-name="T6168">ioł</text:span>:</text:p>
      <text:p text:style-name="P6169">Ja chciałbym zaproponować, ażeby jednak zaprosić, żeby spowodować, żeby był przed<text:span text:style-name="T6170">st</text:span>awiciel Ministerstwa Finansów chociażby dlatego żeby był obecny wysłuchując tu koncepcji, które uzyskały aprobatę, bo wszystko w końcowym efekcie może skrócić czas, jak gdyby końcowego jednak kolejnego jak gdyby projektu ustawy<text:span text:style-name="T6171">.</text:span></text:p>
      <text:p text:style-name="P6172"><text:span text:style-name="T6173">D</text:span><text:span text:style-name="T6174">z</text:span>ięku<text:span text:style-name="T6175">ję.</text:span></text:p>
      <text:p text:style-name="P6176"><text:span text:style-name="T6177">Przewod</text:span><text:span text:style-name="T6178">n</text:span><text:span text:style-name="T6179">ic</text:span><text:span text:style-name="T6180">ząc</text:span><text:span text:style-name="T6181">y</text:span><text:span text:style-name="T6182">:</text:span></text:p>
      <text:p text:style-name="P6183">Dziękuję bardzo.<text:s/><text:span text:style-name="T6184">W</text:span><text:s/>takim razie rozumiem, że na tym żeśmy wyczerpali. Rozumiem, że zostały te cztery punkty, które zostają nam do dyskusji na nast<text:span text:style-name="T6185">ę</text:span>pny raz i zgłoszenie uwag do tego tekstu, który się w tej chwili p<text:span text:style-name="T6186">i</text:span>sze.</text:p>
      <text:p text:style-name="P6187">Przepraszam bardzo pan doc<text:span text:style-name="T6188">.</text:span><text:s/>Kulesza ma jeszcze jakąś uwagę<text:span text:style-name="T6189">.</text:span></text:p>
      <text:p text:style-name="P6190"><text:span text:style-name="T6191">Doc. Michał Kulesza</text:span>:</text:p>
      <text:p text:style-name="P6192">Ja chciałbym dla jasności naszego szeroko rozumianego, że tak powiem szerokiego poglądu zapytać czy nie istnieje jeszcze jeden punkt do dyskusji o nieznanym efekcie przynajmniej zarysowanie kwestii, która nas niejako statutowo nie interesują, one są bardzo zbliżone mianowicie kwestii administracji rządowej. Wykonywania adm<text:span text:style-name="T6193">in</text:span>i<text:span text:style-name="T6194">s</text:span>trac<text:span text:style-name="T6195">j</text:span>i rządowej.</text:p>
      <text:p text:style-name="P6196">/Głos z sali: nie słychać/.</text:p>
      <text:p text:style-name="P6197"><text:span text:style-name="T6198">Doc. M. Kulesza</text:span>:</text:p>
      <text:p text:style-name="P6199">W każ<text:span text:style-name="T6200">d</text:span>ym razie ja tylko pytam, czy nie powinniśmy wypowiedzieć się na ten temat tutaj, bo to jest jedna<text:s/><text:soft-page-break/>z tych sfer dosyć tajemniczych.</text:p>
      <text:p text:style-name="P6201"><text:span text:style-name="T6202">Prof. B. Zawadzka</text:span>:</text:p>
      <text:p text:style-name="P6203"><text:span text:style-name="T6204">/</text:span>Nie słychać/.</text:p>
      <text:p text:style-name="P6205"><text:span text:style-name="T6206">Do</text:span><text:span text:style-name="T6207">c</text:span><text:span text:style-name="T6208">.<text:s/></text:span><text:span text:style-name="T6209">M.</text:span><text:span text:style-name="T6210"><text:s/>Ku</text:span><text:span text:style-name="T6211">lesza</text:span>:</text:p>
      <text:p text:style-name="P6212">Znaczy nawet nie żeby się tym zainteresować, zajmować tylko, żeby znać własne stanowiska to jest dość istotne dla świadomości obecnych czy rozumiemy się naprawdę do końca. Dlatego mówię o tej admini<text:span text:style-name="T6213">st</text:span>ra<text:span text:style-name="T6214">cj</text:span>i rządow<text:span text:style-name="T6215">e</text:span>j.</text:p>
      <text:p text:style-name="P6216"><text:span text:style-name="T6217">Przewod</text:span><text:span text:style-name="T6218">n</text:span><text:span text:style-name="T6219">ic</text:span><text:span text:style-name="T6220">ząc</text:span><text:span text:style-name="T6221">y</text:span><text:span text:style-name="T6222">:</text:span></text:p>
      <text:p text:style-name="P6223">Czy pan profesor..<text:span text:style-name="T6224">.</text:span></text:p>
      <text:p text:style-name="P6225"><text:span text:style-name="T6226">Prof. Wojciech Sokolewicz</text:span>:</text:p>
      <text:p text:style-name="P6227">Ja rozumiem, że chociaż w odpowiednio dużym stopniu ogólności, ale musimy s<text:span text:style-name="T6228">i</text:span>ę też w tym punkcie zająć. To dla mnie nie ulega wątpliwości żadnej. P<text:span text:style-name="T6229">o</text:span><text:s/>prostu to nie może pozosta<text:span text:style-name="T6230">ć</text:span><text:s/><text:span text:style-name="T6231">w</text:span><text:s/>zawieszeniu, ta sprawa, tu będą zapewne zróżnicowane poglądy, chociaż mus<text:span text:style-name="T6232">zę</text:span><text:s/>powiedzieć z godziny na godzinę mnie<text:s/><text:span text:style-name="T6233">się</text:span><text:s/>inaczej wydaje, bo czasem wydaje mi się, że te nasze poglądy<text:s/><text:span text:style-name="T6234">się</text:span><text:s/>bardzo zbliżają, a po godzinie nagle znów si<text:span text:style-name="T6235">ę</text:span><text:s/>rozchodzą.</text:p>
      <text:p text:style-name="P6236"><text:span text:style-name="T6237">Przewod</text:span><text:span text:style-name="T6238">n</text:span><text:span text:style-name="T6239">ic</text:span><text:span text:style-name="T6240">ząc</text:span><text:span text:style-name="T6241">y</text:span><text:span text:style-name="T6242">:</text:span></text:p>
      <text:p text:style-name="P6243">Na tym to polega<text:span text:style-name="T6244">.</text:span>..</text:p>
      <text:p text:style-name="P6245"><text:span text:style-name="T6246">Prof. Wojciech Sokolewicz</text:span>:</text:p>
      <text:p text:style-name="P6247">Ale na pewno to trzeba będzie tak czy inaczej wyjaśnić.</text:p>
      <text:p text:style-name="P6248"><text:span text:style-name="T6249">Przewod</text:span><text:span text:style-name="T6250">n</text:span><text:span text:style-name="T6251">ic</text:span><text:span text:style-name="T6252">ząc</text:span><text:span text:style-name="T6253">y</text:span><text:span text:style-name="T6254">:</text:span></text:p>
      <text:p text:style-name="P6255">No ja myśl<text:span text:style-name="T6256">ę</text:span>, że moja rola jako kolejnego przewodniczącego się skończyła, ja teraz oddaję panu profesorowi, żeby wyznaczył, gdzie i kiedy mamy się spotkać, bo wtedy pan prof. Sokolewicz będzie kolejnym przewodniczącym<text:span text:style-name="T6257">.</text:span></text:p>
      <text:p text:style-name="P6258"><text:span text:style-name="T6259">Prof. Wojciech Sokolewicz</text:span>:</text:p>
      <text:p text:style-name="P6260">Poprzedzając swoje przewodnictwo w dn<text:span text:style-name="T6261">i</text:span>u 3 marca, w piątek, na posiedzeniu, które rozpocznie s<text:span text:style-name="T6262">ię</text:span><text:s/>o godz. 10, w Al. Ujazdowskich<text:s/><text:span text:style-name="T6263">1</text:span>1, zdaje<text:s/><text:span text:style-name="T6264">się</text:span><text:s/>jest ten numer. I z up<text:span text:style-name="T6265">r</text:span>zejmą prośbą.<text:span text:style-name="T6266">..</text:span></text:p>
      <text:p text:style-name="P6267"><text:span text:style-name="T6268">Prof.<text:s/></text:span><text:span text:style-name="T6269">B</text:span><text:span text:style-name="T6270">. Zawadzka</text:span>:</text:p>
      <text:p text:style-name="P6271">Przepraszam 11 jest Ministerstwo Sprawiedliwości...</text:p>
      <text:p text:style-name="P6272">/Głos z sali: nie słychać/.</text:p>
      <text:p text:style-name="P6273"><text:span text:style-name="T6274">Prof. Wojciech Sokolewicz</text:span>:</text:p>
      <text:p text:style-name="P6275">Nie<text:span text:style-name="T6276">,</text:span><text:s/>nie to jest w PRON, al<text:span text:style-name="T6277">.<text:s/></text:span>Ujazdowskie 13, 3 marca o godzinie dziesiątej<text:span text:style-name="T6278">.</text:span><text:s/>Bardzo przepraszam w<text:s/><text:span text:style-name="T6279">i</text:span>mieniu organizatorów za zmianę adresu, ale po prostu okazało się, że intensywność prac tych wszystkich grup, podzespołów i Bóg wie czego jeszcze jest tak wielki, że zabrakło dla nas lokalu. Natomiast bardzo bym uprzejmie prosił jednocześnie wszystkich państwa o zar<text:span text:style-name="T6280">ezer</text:span>wowanie czasu także w sobotę<text:span text:style-name="T6281">.</text:span><text:s/>Tzn. następnego dnia, 4 marca, bo jeżeli nie dojdziemy do konkluzji stosownych w ciągu piątkowej sesji, to będziemy kontynuować obrady następnego dnia, a więc w sobotę 4 marca i wówczas na wszelki wypadek mamy zarezerwowaną salę tutaj w Urzędzie Rady Ministrów od godz<text:span text:style-name="T6282">.</text:span><text:s/>10 też<text:span text:style-name="T6283">.<text:s/></text:span>Chyba w tej sali, ale w każdym razie w tym gmachu.</text:p>
      <text:p text:style-name="P6284"><text:span text:style-name="T6285">Przewod</text:span><text:span text:style-name="T6286">n</text:span><text:span text:style-name="T6287">ic</text:span><text:span text:style-name="T6288">ząc</text:span><text:span text:style-name="T6289">y</text:span><text:span text:style-name="T6290">:</text:span></text:p>
      <text:soft-page-break/>
      <text:p text:style-name="P6291"><text:span text:style-name="T6292">J</text:span><text:span text:style-name="T6293">est</text:span><text:s/>pytanie techniczne w sprawie noclegów, to można zarezerwować przez sekretariat<text:span text:style-name="T6294">.</text:span></text:p>
      <text:p text:style-name="P6295">/Głos z sali: nie słychać/.</text:p>
      <text:p text:style-name="P6296">Tak<text:span text:style-name="T6297">.</text:span>.<text:span text:style-name="T6298">.</text:span></text:p>
      <text:p text:style-name="P6299"><text:span text:style-name="T6300">Prof. Wojciech Sokolewicz</text:span>:</text:p>
      <text:p text:style-name="P6301">To co ja mam zakończyć obrady?</text:p>
      <text:p text:style-name="P6302"><text:span text:style-name="T6303">Przewod</text:span><text:span text:style-name="T6304">n</text:span><text:span text:style-name="T6305">ic</text:span><text:span text:style-name="T6306">ząc</text:span><text:span text:style-name="T6307">y</text:span><text:span text:style-name="T6308">:</text:span></text:p>
      <text:p text:style-name="P6309"><text:span text:style-name="T6310">T</text:span><text:span text:style-name="T6311">a</text:span><text:span text:style-name="T6312">k</text:span>.</text:p>
      <text:p text:style-name="P6313"><text:span text:style-name="T6314">Prof. Wojciech Sokolewicz</text:span>:</text:p>
      <text:p text:style-name="P6315">S<text:span text:style-name="T6316">t</text:span>wierdzam, że porządek dzi<text:span text:style-name="T6317">en</text:span>ny został wyczerpany, dziękuj<text:span text:style-name="T6318">e</text:span><text:s/>państwu za obecność<text:span text:style-name="T6319">.</text:span><text:s/>I jeszcze jedno co będzie właśn<text:span text:style-name="T6320">i</text:span>e z tymi dokumentami? Może zaczekajm<text:span text:style-name="T6321">y</text:span><text:s/>chw<text:span text:style-name="T6322">i</text:span>lę, to będz<text:span text:style-name="T6323">i</text:span>e znacznie lepiej jeżeli państwo zechcą zaczekać niż potem przesyłać, wolno palić<text:span text:style-name="T63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6:00Z</meta:creation-date>
    <dc:date>2023-10-30T19:36:00Z</dc:date>
    <meta:template xlink:href="Normal.dotm" xlink:type="simple"/>
    <meta:editing-cycles>2</meta:editing-cycles>
    <meta:editing-duration>PT60S</meta:editing-duration>
    <meta:document-statistic meta:page-count="73" meta:paragraph-count="459" meta:word-count="32880" meta:character-count="229706" meta:row-count="1644" meta:non-whitespace-character-count="197285"/>
  </office:meta>
</office:document-meta>
</file>